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4d91c"/>
    </style:style>
    <style:style style:name="P107" style:family="paragraph" style:parent-style-name="Text_20_body">
      <style:text-properties fo:language="en" fo:country="US" officeooo:paragraph-rsid="1e65a687"/>
    </style:style>
    <style:style style:name="P108" style:family="paragraph" style:parent-style-name="Text_20_body">
      <style:text-properties fo:language="en" fo:country="US" officeooo:paragraph-rsid="1e66a977"/>
    </style:style>
    <style:style style:name="P109" style:family="paragraph" style:parent-style-name="Text_20_body">
      <style:text-properties fo:language="en" fo:country="US" officeooo:paragraph-rsid="1e680131"/>
    </style:style>
    <style:style style:name="P110" style:family="paragraph" style:parent-style-name="Text_20_body">
      <style:text-properties fo:language="en" fo:country="US" officeooo:paragraph-rsid="1e6ce174"/>
    </style:style>
    <style:style style:name="P111" style:family="paragraph" style:parent-style-name="Text_20_body">
      <style:text-properties fo:language="en" fo:country="US" officeooo:paragraph-rsid="1e764b30"/>
    </style:style>
    <style:style style:name="P112" style:family="paragraph" style:parent-style-name="Standard">
      <style:text-properties fo:language="en" fo:country="US" officeooo:paragraph-rsid="1e892cb2"/>
    </style:style>
    <style:style style:name="P113" style:family="paragraph" style:parent-style-name="Text_20_body">
      <style:text-properties fo:language="en" fo:country="US" officeooo:paragraph-rsid="1e7e0d82"/>
    </style:style>
    <style:style style:name="P114" style:family="paragraph" style:parent-style-name="Text_20_body">
      <style:text-properties fo:language="en" fo:country="US" officeooo:paragraph-rsid="1e82b6fb"/>
    </style:style>
    <style:style style:name="P115" style:family="paragraph" style:parent-style-name="Text_20_body">
      <style:text-properties fo:language="en" fo:country="US" officeooo:paragraph-rsid="1e879b64"/>
    </style:style>
    <style:style style:name="P116" style:family="paragraph" style:parent-style-name="Text_20_body">
      <style:text-properties fo:language="en" fo:country="US" officeooo:paragraph-rsid="1e8dfd60"/>
    </style:style>
    <style:style style:name="P117" style:family="paragraph" style:parent-style-name="Text_20_body">
      <style:text-properties fo:language="en" fo:country="US" officeooo:paragraph-rsid="1e8f9ac7"/>
    </style:style>
    <style:style style:name="P118" style:family="paragraph" style:parent-style-name="Text_20_body">
      <style:text-properties fo:language="en" fo:country="US" officeooo:paragraph-rsid="1e928733"/>
    </style:style>
    <style:style style:name="P119" style:family="paragraph" style:parent-style-name="Text_20_body">
      <style:text-properties fo:language="en" fo:country="US" officeooo:paragraph-rsid="1e9ceafa"/>
    </style:style>
    <style:style style:name="P120" style:family="paragraph" style:parent-style-name="Text_20_body">
      <style:text-properties fo:language="en" fo:country="US" officeooo:paragraph-rsid="1ea122f6"/>
    </style:style>
    <style:style style:name="P121" style:family="paragraph" style:parent-style-name="Text_20_body">
      <style:text-properties fo:language="en" fo:country="US" officeooo:paragraph-rsid="1ea2a51a"/>
    </style:style>
    <style:style style:name="P122" style:family="paragraph" style:parent-style-name="Text_20_body">
      <style:text-properties fo:language="en" fo:country="US" officeooo:paragraph-rsid="1ea6e4d6"/>
    </style:style>
    <style:style style:name="P123" style:family="paragraph" style:parent-style-name="Text_20_body">
      <style:text-properties fo:language="en" fo:country="US" officeooo:paragraph-rsid="1ea7ca62"/>
    </style:style>
    <style:style style:name="P124" style:family="paragraph" style:parent-style-name="Text_20_body">
      <style:text-properties fo:language="en" fo:country="US" officeooo:paragraph-rsid="1eacae32"/>
    </style:style>
    <style:style style:name="P125" style:family="paragraph" style:parent-style-name="Text_20_body">
      <style:text-properties fo:language="en" fo:country="US" officeooo:paragraph-rsid="1eb29801"/>
    </style:style>
    <style:style style:name="P126" style:family="paragraph" style:parent-style-name="Text_20_body">
      <style:text-properties fo:language="en" fo:country="US" officeooo:paragraph-rsid="1eb685bf"/>
    </style:style>
    <style:style style:name="P127" style:family="paragraph" style:parent-style-name="Text_20_body">
      <style:text-properties fo:language="en" fo:country="US" officeooo:paragraph-rsid="1ec48208"/>
    </style:style>
    <style:style style:name="P128" style:family="paragraph" style:parent-style-name="Text_20_body">
      <style:text-properties fo:language="en" fo:country="US" officeooo:paragraph-rsid="1ed32a87"/>
    </style:style>
    <style:style style:name="P129" style:family="paragraph" style:parent-style-name="Text_20_body">
      <style:text-properties fo:language="en" fo:country="US" officeooo:paragraph-rsid="1ed58e11"/>
    </style:style>
    <style:style style:name="P130" style:family="paragraph" style:parent-style-name="Text_20_body">
      <style:text-properties fo:language="en" fo:country="US" officeooo:paragraph-rsid="1edb9d6f"/>
    </style:style>
    <style:style style:name="P131" style:family="paragraph" style:parent-style-name="Text_20_body">
      <style:text-properties fo:language="en" fo:country="US" officeooo:paragraph-rsid="1ee2158b"/>
    </style:style>
    <style:style style:name="P132" style:family="paragraph" style:parent-style-name="Text_20_body">
      <style:text-properties fo:language="en" fo:country="US" officeooo:paragraph-rsid="1ee7dbc7"/>
    </style:style>
    <style:style style:name="P133" style:family="paragraph" style:parent-style-name="Text_20_body">
      <style:text-properties fo:language="en" fo:country="US" officeooo:paragraph-rsid="1ef0a281"/>
    </style:style>
    <style:style style:name="P134" style:family="paragraph" style:parent-style-name="Text_20_body">
      <style:text-properties fo:language="en" fo:country="US" officeooo:paragraph-rsid="1ef53274"/>
    </style:style>
    <style:style style:name="P135" style:family="paragraph" style:parent-style-name="Text_20_body">
      <style:text-properties fo:language="en" fo:country="US" officeooo:paragraph-rsid="1ef9619e"/>
    </style:style>
    <style:style style:name="P136" style:family="paragraph" style:parent-style-name="Text_20_body">
      <style:text-properties fo:language="en" fo:country="US" officeooo:paragraph-rsid="1efab6eb"/>
    </style:style>
    <style:style style:name="P137" style:family="paragraph" style:parent-style-name="Text_20_body">
      <style:text-properties fo:language="en" fo:country="US" officeooo:paragraph-rsid="1efcc6b8"/>
    </style:style>
    <style:style style:name="P138" style:family="paragraph" style:parent-style-name="Text_20_body">
      <style:text-properties fo:language="en" fo:country="US" officeooo:paragraph-rsid="1efd9bed"/>
    </style:style>
    <style:style style:name="P139" style:family="paragraph" style:parent-style-name="Text_20_body">
      <style:text-properties fo:language="en" fo:country="US" officeooo:paragraph-rsid="1f004c8e"/>
    </style:style>
    <style:style style:name="P140" style:family="paragraph" style:parent-style-name="Text_20_body">
      <style:text-properties fo:language="en" fo:country="US" officeooo:paragraph-rsid="1f058284"/>
    </style:style>
    <style:style style:name="P141" style:family="paragraph" style:parent-style-name="Text_20_body">
      <style:text-properties fo:language="en" fo:country="US" officeooo:paragraph-rsid="1f0a2244"/>
    </style:style>
    <style:style style:name="P142" style:family="paragraph" style:parent-style-name="Text_20_body">
      <style:text-properties fo:language="en" fo:country="US" officeooo:paragraph-rsid="1f0afe7a"/>
    </style:style>
    <style:style style:name="P143" style:family="paragraph" style:parent-style-name="Text_20_body">
      <style:text-properties fo:language="en" fo:country="US" officeooo:paragraph-rsid="1f0e9cd6"/>
    </style:style>
    <style:style style:name="P144" style:family="paragraph" style:parent-style-name="Text_20_body">
      <style:text-properties fo:language="en" fo:country="US" officeooo:paragraph-rsid="1f12ebd5"/>
    </style:style>
    <style:style style:name="P145" style:family="paragraph" style:parent-style-name="Text_20_body">
      <style:text-properties fo:language="en" fo:country="US" officeooo:paragraph-rsid="1f1bee31"/>
    </style:style>
    <style:style style:name="P146" style:family="paragraph" style:parent-style-name="Text_20_body">
      <style:text-properties fo:language="en" fo:country="US" officeooo:paragraph-rsid="1f1c96a9"/>
    </style:style>
    <style:style style:name="P147" style:family="paragraph" style:parent-style-name="Text_20_body">
      <style:text-properties fo:language="en" fo:country="US" officeooo:paragraph-rsid="1f1ca692"/>
    </style:style>
    <style:style style:name="P148" style:family="paragraph" style:parent-style-name="Text_20_body">
      <style:text-properties fo:language="en" fo:country="US" officeooo:paragraph-rsid="1f1e0505"/>
    </style:style>
    <style:style style:name="P149" style:family="paragraph" style:parent-style-name="Text_20_body">
      <style:text-properties fo:language="en" fo:country="US" officeooo:paragraph-rsid="1f1ffda0"/>
    </style:style>
    <style:style style:name="P150" style:family="paragraph" style:parent-style-name="Text_20_body">
      <style:text-properties fo:language="en" fo:country="US" officeooo:paragraph-rsid="1f25e383"/>
    </style:style>
    <style:style style:name="P151" style:family="paragraph" style:parent-style-name="Text_20_body">
      <style:text-properties fo:language="en" fo:country="US" officeooo:paragraph-rsid="1f27288f"/>
    </style:style>
    <style:style style:name="P152" style:family="paragraph" style:parent-style-name="Text_20_body">
      <style:text-properties fo:language="en" fo:country="US" officeooo:paragraph-rsid="1f2b7468"/>
    </style:style>
    <style:style style:name="P153" style:family="paragraph" style:parent-style-name="Text_20_body">
      <style:text-properties fo:language="en" fo:country="US" officeooo:paragraph-rsid="1f2e1e8b"/>
    </style:style>
    <style:style style:name="P154" style:family="paragraph" style:parent-style-name="Text_20_body">
      <style:text-properties fo:language="en" fo:country="US" officeooo:paragraph-rsid="1f330f90"/>
    </style:style>
    <style:style style:name="P155" style:family="paragraph" style:parent-style-name="Text_20_body">
      <style:text-properties fo:language="en" fo:country="US" officeooo:paragraph-rsid="1f351a07"/>
    </style:style>
    <style:style style:name="P156" style:family="paragraph" style:parent-style-name="Text_20_body">
      <style:text-properties fo:language="en" fo:country="US" officeooo:paragraph-rsid="1f353fa4"/>
    </style:style>
    <style:style style:name="P157" style:family="paragraph" style:parent-style-name="Text_20_body">
      <style:text-properties fo:language="en" fo:country="US" officeooo:paragraph-rsid="1f3ef4eb"/>
    </style:style>
    <style:style style:name="P158" style:family="paragraph" style:parent-style-name="Text_20_body">
      <style:text-properties fo:language="en" fo:country="US" officeooo:paragraph-rsid="1f42d527"/>
    </style:style>
    <style:style style:name="P159" style:family="paragraph" style:parent-style-name="Text_20_body">
      <style:text-properties fo:language="en" fo:country="US" officeooo:paragraph-rsid="1f455695"/>
    </style:style>
    <style:style style:name="P160" style:family="paragraph" style:parent-style-name="Text_20_body">
      <style:text-properties fo:language="en" fo:country="US" officeooo:paragraph-rsid="1f497eb6"/>
    </style:style>
    <style:style style:name="P161" style:family="paragraph" style:parent-style-name="Text_20_body">
      <style:text-properties fo:language="en" fo:country="US" officeooo:paragraph-rsid="1f545b37"/>
    </style:style>
    <style:style style:name="P162" style:family="paragraph" style:parent-style-name="Text_20_body">
      <style:text-properties fo:language="en" fo:country="US" officeooo:paragraph-rsid="1f545f3b"/>
    </style:style>
    <style:style style:name="P163" style:family="paragraph" style:parent-style-name="Text_20_body">
      <style:text-properties fo:language="en" fo:country="US" officeooo:paragraph-rsid="1f55e831"/>
    </style:style>
    <style:style style:name="P164" style:family="paragraph" style:parent-style-name="Text_20_body">
      <style:text-properties fo:language="en" fo:country="US" officeooo:paragraph-rsid="1f5a019a"/>
    </style:style>
    <style:style style:name="P165" style:family="paragraph" style:parent-style-name="Text_20_body">
      <style:text-properties fo:language="en" fo:country="US" officeooo:paragraph-rsid="1f5b77bc"/>
    </style:style>
    <style:style style:name="P166" style:family="paragraph" style:parent-style-name="Text_20_body">
      <style:text-properties fo:language="en" fo:country="US" officeooo:paragraph-rsid="1f63e6f3"/>
    </style:style>
    <style:style style:name="P167" style:family="paragraph" style:parent-style-name="Text_20_body">
      <style:text-properties fo:language="en" fo:country="US" officeooo:paragraph-rsid="1f6db650"/>
    </style:style>
    <style:style style:name="P168" style:family="paragraph" style:parent-style-name="Text_20_body">
      <style:text-properties fo:language="en" fo:country="US" officeooo:paragraph-rsid="1f6f0c7b"/>
    </style:style>
    <style:style style:name="P169" style:family="paragraph" style:parent-style-name="Text_20_body">
      <style:text-properties fo:language="en" fo:country="US" officeooo:paragraph-rsid="1f702453"/>
    </style:style>
    <style:style style:name="P170" style:family="paragraph" style:parent-style-name="Text_20_body">
      <style:text-properties fo:language="en" fo:country="US" officeooo:paragraph-rsid="1f72e631"/>
    </style:style>
    <style:style style:name="P171" style:family="paragraph" style:parent-style-name="Text_20_body">
      <style:text-properties fo:language="en" fo:country="US" officeooo:paragraph-rsid="1f80b7ac"/>
    </style:style>
    <style:style style:name="P172" style:family="paragraph" style:parent-style-name="Text_20_body">
      <style:text-properties fo:language="en" fo:country="US" officeooo:paragraph-rsid="1f81a440"/>
    </style:style>
    <style:style style:name="P173" style:family="paragraph" style:parent-style-name="Text_20_body">
      <style:text-properties fo:language="en" fo:country="US" officeooo:paragraph-rsid="1f8feee0"/>
    </style:style>
    <style:style style:name="P174" style:family="paragraph" style:parent-style-name="Text_20_body">
      <style:text-properties fo:language="en" fo:country="US" officeooo:paragraph-rsid="1f991043"/>
    </style:style>
    <style:style style:name="P175" style:family="paragraph" style:parent-style-name="Text_20_body">
      <style:text-properties fo:language="en" fo:country="US" officeooo:paragraph-rsid="1f9be975"/>
    </style:style>
    <style:style style:name="P176" style:family="paragraph" style:parent-style-name="Text_20_body">
      <style:text-properties fo:language="en" fo:country="US" officeooo:paragraph-rsid="1f9ee27d"/>
    </style:style>
    <style:style style:name="P177" style:family="paragraph" style:parent-style-name="Text_20_body">
      <style:text-properties fo:language="en" fo:country="US" officeooo:paragraph-rsid="1fa82910"/>
    </style:style>
    <style:style style:name="P178" style:family="paragraph" style:parent-style-name="Text_20_body">
      <style:text-properties fo:language="en" fo:country="US" officeooo:paragraph-rsid="1fb05b5d"/>
    </style:style>
    <style:style style:name="P179" style:family="paragraph" style:parent-style-name="Text_20_body">
      <style:text-properties fo:language="en" fo:country="US" officeooo:paragraph-rsid="1fc172ca"/>
    </style:style>
    <style:style style:name="P180" style:family="paragraph" style:parent-style-name="Text_20_body">
      <style:text-properties fo:language="en" fo:country="US" officeooo:paragraph-rsid="1fc4a907"/>
    </style:style>
    <style:style style:name="P181" style:family="paragraph" style:parent-style-name="Text_20_body">
      <style:text-properties fo:language="en" fo:country="US" officeooo:paragraph-rsid="1fc55e10"/>
    </style:style>
    <style:style style:name="P182" style:family="paragraph" style:parent-style-name="Text_20_body">
      <style:text-properties fo:language="en" fo:country="US" officeooo:paragraph-rsid="1fce250c"/>
    </style:style>
    <style:style style:name="P183" style:family="paragraph" style:parent-style-name="Text_20_body">
      <style:text-properties fo:language="en" fo:country="US" officeooo:paragraph-rsid="1fd1afcd"/>
    </style:style>
    <style:style style:name="P184" style:family="paragraph" style:parent-style-name="Text_20_body">
      <style:text-properties fo:language="en" fo:country="US" officeooo:paragraph-rsid="1fd33167"/>
    </style:style>
    <style:style style:name="P185" style:family="paragraph" style:parent-style-name="Text_20_body">
      <style:text-properties fo:language="en" fo:country="US" officeooo:paragraph-rsid="1fd4fff0"/>
    </style:style>
    <style:style style:name="P186" style:family="paragraph" style:parent-style-name="Text_20_body">
      <style:text-properties fo:language="en" fo:country="US" officeooo:paragraph-rsid="1fd60e4c"/>
    </style:style>
    <style:style style:name="P187" style:family="paragraph" style:parent-style-name="Text_20_body">
      <style:text-properties fo:language="en" fo:country="US" officeooo:paragraph-rsid="1fdb77b2"/>
    </style:style>
    <style:style style:name="P188" style:family="paragraph" style:parent-style-name="Text_20_body">
      <style:text-properties fo:language="en" fo:country="US" officeooo:paragraph-rsid="1fdf7b64"/>
    </style:style>
    <style:style style:name="P189" style:family="paragraph" style:parent-style-name="Text_20_body">
      <style:text-properties fo:language="en" fo:country="US" officeooo:paragraph-rsid="1fe30beb"/>
    </style:style>
    <style:style style:name="P190" style:family="paragraph" style:parent-style-name="Text_20_body">
      <style:text-properties fo:language="en" fo:country="US" officeooo:paragraph-rsid="1fe572f5"/>
    </style:style>
    <style:style style:name="P191" style:family="paragraph" style:parent-style-name="Text_20_body">
      <style:text-properties fo:language="en" fo:country="US" officeooo:paragraph-rsid="1febe420"/>
    </style:style>
    <style:style style:name="P192" style:family="paragraph" style:parent-style-name="Text_20_body">
      <style:text-properties fo:language="en" fo:country="US" officeooo:paragraph-rsid="1fede1ba"/>
    </style:style>
    <style:style style:name="P193" style:family="paragraph" style:parent-style-name="Text_20_body">
      <style:text-properties fo:language="en" fo:country="US" officeooo:paragraph-rsid="1ff4c41c"/>
    </style:style>
    <style:style style:name="P194" style:family="paragraph" style:parent-style-name="Text_20_body">
      <style:text-properties fo:language="en" fo:country="US" officeooo:paragraph-rsid="1ff510f1"/>
    </style:style>
    <style:style style:name="P195" style:family="paragraph" style:parent-style-name="Text_20_body">
      <style:text-properties fo:language="en" fo:country="US" officeooo:paragraph-rsid="1ff6ded2"/>
    </style:style>
    <style:style style:name="P196" style:family="paragraph" style:parent-style-name="Text_20_body">
      <style:text-properties fo:language="en" fo:country="US" officeooo:paragraph-rsid="1ff8322c"/>
    </style:style>
    <style:style style:name="P197" style:family="paragraph" style:parent-style-name="Text_20_body">
      <style:text-properties fo:language="en" fo:country="US" officeooo:paragraph-rsid="1ff88c61"/>
    </style:style>
    <style:style style:name="P198" style:family="paragraph" style:parent-style-name="Text_20_body">
      <style:text-properties fo:language="en" fo:country="US" officeooo:paragraph-rsid="1ffbcdf7"/>
    </style:style>
    <style:style style:name="P199" style:family="paragraph" style:parent-style-name="Text_20_body">
      <style:text-properties fo:language="en" fo:country="US" officeooo:paragraph-rsid="1ffbd9f1"/>
    </style:style>
    <style:style style:name="P200" style:family="paragraph" style:parent-style-name="Text_20_body">
      <style:text-properties fo:language="en" fo:country="US" officeooo:paragraph-rsid="1ffdac4d"/>
    </style:style>
    <style:style style:name="P201" style:family="paragraph" style:parent-style-name="Text_20_body">
      <style:text-properties fo:language="en" fo:country="US" officeooo:paragraph-rsid="1fff23f5"/>
    </style:style>
    <style:style style:name="P202" style:family="paragraph" style:parent-style-name="Text_20_body">
      <style:text-properties fo:language="en" fo:country="US" officeooo:paragraph-rsid="2003549c"/>
    </style:style>
    <style:style style:name="P203" style:family="paragraph" style:parent-style-name="Text_20_body">
      <style:text-properties fo:language="en" fo:country="US" officeooo:paragraph-rsid="2007bae8"/>
    </style:style>
    <style:style style:name="P204" style:family="paragraph" style:parent-style-name="Text_20_body">
      <style:text-properties fo:language="en" fo:country="US" officeooo:paragraph-rsid="2008ce06"/>
    </style:style>
    <style:style style:name="P205" style:family="paragraph" style:parent-style-name="Text_20_body">
      <style:text-properties fo:language="en" fo:country="US" officeooo:paragraph-rsid="2009b5d7"/>
    </style:style>
    <style:style style:name="P206" style:family="paragraph" style:parent-style-name="Text_20_body">
      <style:text-properties fo:language="en" fo:country="US" officeooo:paragraph-rsid="200a4810"/>
    </style:style>
    <style:style style:name="P207" style:family="paragraph" style:parent-style-name="Text_20_body">
      <style:text-properties fo:language="en" fo:country="US" officeooo:paragraph-rsid="2013b91b"/>
    </style:style>
    <style:style style:name="P208" style:family="paragraph" style:parent-style-name="Text_20_body">
      <style:text-properties fo:language="en" fo:country="US" officeooo:paragraph-rsid="2016dd9b"/>
    </style:style>
    <style:style style:name="P209" style:family="paragraph" style:parent-style-name="Text_20_body">
      <style:text-properties fo:language="en" fo:country="US" officeooo:paragraph-rsid="201b02ac"/>
    </style:style>
    <style:style style:name="P210" style:family="paragraph" style:parent-style-name="Text_20_body">
      <style:text-properties fo:language="en" fo:country="US" officeooo:paragraph-rsid="201e5868"/>
    </style:style>
    <style:style style:name="P211" style:family="paragraph" style:parent-style-name="Text_20_body">
      <style:text-properties fo:language="en" fo:country="US" officeooo:paragraph-rsid="20200489"/>
    </style:style>
    <style:style style:name="P212" style:family="paragraph" style:parent-style-name="Text_20_body">
      <style:text-properties fo:language="en" fo:country="US" officeooo:paragraph-rsid="20270a0b"/>
    </style:style>
    <style:style style:name="P213" style:family="paragraph" style:parent-style-name="Text_20_body">
      <style:text-properties fo:language="en" fo:country="US" officeooo:paragraph-rsid="202a8910"/>
    </style:style>
    <style:style style:name="P214" style:family="paragraph" style:parent-style-name="Text_20_body">
      <style:text-properties fo:language="en" fo:country="US" officeooo:paragraph-rsid="20323ef1"/>
    </style:style>
    <style:style style:name="P215" style:family="paragraph" style:parent-style-name="Text_20_body">
      <style:text-properties fo:language="en" fo:country="US" officeooo:paragraph-rsid="2037aeaf"/>
    </style:style>
    <style:style style:name="P216" style:family="paragraph" style:parent-style-name="Text_20_body">
      <style:text-properties fo:language="en" fo:country="US" officeooo:paragraph-rsid="203d1e54"/>
    </style:style>
    <style:style style:name="P217" style:family="paragraph" style:parent-style-name="Text_20_body">
      <style:text-properties fo:language="en" fo:country="US" officeooo:paragraph-rsid="203e733f"/>
    </style:style>
    <style:style style:name="P218" style:family="paragraph" style:parent-style-name="Text_20_body">
      <style:text-properties fo:language="en" fo:country="US" officeooo:paragraph-rsid="203e7a0a"/>
    </style:style>
    <style:style style:name="P219" style:family="paragraph" style:parent-style-name="Text_20_body">
      <style:text-properties fo:language="en" fo:country="US" officeooo:paragraph-rsid="203fde54"/>
    </style:style>
    <style:style style:name="P220" style:family="paragraph" style:parent-style-name="Text_20_body">
      <style:text-properties fo:language="en" fo:country="US" officeooo:paragraph-rsid="2040cde9"/>
    </style:style>
    <style:style style:name="P221" style:family="paragraph" style:parent-style-name="Text_20_body">
      <style:text-properties fo:language="en" fo:country="US" officeooo:paragraph-rsid="2042e72d"/>
    </style:style>
    <style:style style:name="P222" style:family="paragraph" style:parent-style-name="Text_20_body">
      <style:text-properties fo:language="en" fo:country="US" officeooo:paragraph-rsid="20445b97"/>
    </style:style>
    <style:style style:name="P223" style:family="paragraph" style:parent-style-name="Text_20_body">
      <style:text-properties fo:language="en" fo:country="US" officeooo:paragraph-rsid="2047fcd6"/>
    </style:style>
    <style:style style:name="P224" style:family="paragraph" style:parent-style-name="Text_20_body">
      <style:text-properties fo:language="en" fo:country="US" officeooo:paragraph-rsid="204cf259"/>
    </style:style>
    <style:style style:name="P225" style:family="paragraph" style:parent-style-name="Text_20_body">
      <style:text-properties fo:language="en" fo:country="US" officeooo:paragraph-rsid="204d92a9"/>
    </style:style>
    <style:style style:name="P226" style:family="paragraph" style:parent-style-name="Text_20_body">
      <style:text-properties fo:language="en" fo:country="US" officeooo:paragraph-rsid="2050c726"/>
    </style:style>
    <style:style style:name="P227" style:family="paragraph" style:parent-style-name="Text_20_body">
      <style:text-properties fo:language="en" fo:country="US" officeooo:paragraph-rsid="2054023a"/>
    </style:style>
    <style:style style:name="P228" style:family="paragraph" style:parent-style-name="Text_20_body">
      <style:text-properties fo:language="en" fo:country="US" officeooo:paragraph-rsid="2058f502"/>
    </style:style>
    <style:style style:name="P229" style:family="paragraph" style:parent-style-name="Text_20_body">
      <style:text-properties fo:language="en" fo:country="US" officeooo:paragraph-rsid="20626665"/>
    </style:style>
    <style:style style:name="P230" style:family="paragraph" style:parent-style-name="Text_20_body">
      <style:text-properties fo:language="en" fo:country="US" officeooo:paragraph-rsid="207f08df"/>
    </style:style>
    <style:style style:name="P231" style:family="paragraph" style:parent-style-name="Text_20_body">
      <style:text-properties fo:language="en" fo:country="US" officeooo:paragraph-rsid="209761a0"/>
    </style:style>
    <style:style style:name="P232" style:family="paragraph" style:parent-style-name="Text_20_body">
      <style:text-properties fo:language="en" fo:country="US" officeooo:paragraph-rsid="205fddbb"/>
    </style:style>
    <style:style style:name="P233" style:family="paragraph" style:parent-style-name="Text_20_body">
      <style:text-properties fo:language="en" fo:country="US" officeooo:paragraph-rsid="20612cf8"/>
    </style:style>
    <style:style style:name="P234" style:family="paragraph" style:parent-style-name="Text_20_body">
      <style:text-properties fo:language="en" fo:country="US" officeooo:paragraph-rsid="2065473f"/>
    </style:style>
    <style:style style:name="P235" style:family="paragraph" style:parent-style-name="Text_20_body">
      <style:text-properties fo:language="en" fo:country="US" officeooo:paragraph-rsid="2066e849"/>
    </style:style>
    <style:style style:name="P236" style:family="paragraph" style:parent-style-name="Text_20_body">
      <style:text-properties fo:language="en" fo:country="US" officeooo:paragraph-rsid="206d851e"/>
    </style:style>
    <style:style style:name="P237" style:family="paragraph" style:parent-style-name="Text_20_body">
      <style:text-properties fo:language="en" fo:country="US" officeooo:paragraph-rsid="2079d684"/>
    </style:style>
    <style:style style:name="P238" style:family="paragraph" style:parent-style-name="Text_20_body">
      <style:text-properties fo:language="en" fo:country="US" officeooo:paragraph-rsid="207d43c4"/>
    </style:style>
    <style:style style:name="P239" style:family="paragraph" style:parent-style-name="Text_20_body">
      <style:text-properties fo:language="en" fo:country="US" officeooo:paragraph-rsid="207f35c3"/>
    </style:style>
    <style:style style:name="P240" style:family="paragraph" style:parent-style-name="Text_20_body">
      <style:text-properties fo:language="en" fo:country="US" officeooo:paragraph-rsid="20804b75"/>
    </style:style>
    <style:style style:name="P241" style:family="paragraph" style:parent-style-name="Text_20_body">
      <style:text-properties fo:language="en" fo:country="US" officeooo:paragraph-rsid="2089f5ca"/>
    </style:style>
    <style:style style:name="P242" style:family="paragraph" style:parent-style-name="Text_20_body">
      <style:text-properties fo:language="en" fo:country="US" officeooo:paragraph-rsid="208b61b4"/>
    </style:style>
    <style:style style:name="P243" style:family="paragraph" style:parent-style-name="Text_20_body">
      <style:text-properties fo:language="en" fo:country="US" officeooo:paragraph-rsid="208ff6a3"/>
    </style:style>
    <style:style style:name="P244" style:family="paragraph" style:parent-style-name="Text_20_body">
      <style:text-properties fo:language="en" fo:country="US" officeooo:paragraph-rsid="20908677"/>
    </style:style>
    <style:style style:name="P245" style:family="paragraph" style:parent-style-name="Text_20_body">
      <style:text-properties fo:language="en" fo:country="US" officeooo:paragraph-rsid="2090f3d6"/>
    </style:style>
    <style:style style:name="P246" style:family="paragraph" style:parent-style-name="Text_20_body">
      <style:text-properties fo:language="en" fo:country="US" officeooo:paragraph-rsid="20a07fa9"/>
    </style:style>
    <style:style style:name="P247" style:family="paragraph" style:parent-style-name="Text_20_body">
      <style:text-properties fo:language="en" fo:country="US" officeooo:rsid="20a39d13" officeooo:paragraph-rsid="20a39d13"/>
    </style:style>
    <style:style style:name="P248" style:family="paragraph" style:parent-style-name="Text_20_body">
      <style:text-properties fo:language="en" fo:country="US" officeooo:paragraph-rsid="20a5b553"/>
    </style:style>
    <style:style style:name="P249" style:family="paragraph" style:parent-style-name="Text_20_body">
      <style:text-properties fo:language="en" fo:country="US" officeooo:paragraph-rsid="20aa67b4"/>
    </style:style>
    <style:style style:name="P250" style:family="paragraph" style:parent-style-name="Text_20_body">
      <style:text-properties fo:language="en" fo:country="US" officeooo:paragraph-rsid="20ad37b5"/>
    </style:style>
    <style:style style:name="P251" style:family="paragraph" style:parent-style-name="Text_20_body">
      <style:text-properties fo:language="en" fo:country="US" officeooo:paragraph-rsid="20b21a8b"/>
    </style:style>
    <style:style style:name="P252" style:family="paragraph" style:parent-style-name="Text_20_body">
      <style:text-properties fo:language="en" fo:country="US" officeooo:paragraph-rsid="20bbafc3"/>
    </style:style>
    <style:style style:name="P253" style:family="paragraph" style:parent-style-name="Text_20_body">
      <style:text-properties fo:language="en" fo:country="US" officeooo:paragraph-rsid="20bbdb72"/>
    </style:style>
    <style:style style:name="P254" style:family="paragraph" style:parent-style-name="Text_20_body">
      <style:text-properties fo:language="en" fo:country="US" officeooo:paragraph-rsid="20c9848a"/>
    </style:style>
    <style:style style:name="P255" style:family="paragraph" style:parent-style-name="Text_20_body">
      <style:text-properties fo:language="en" fo:country="US" officeooo:paragraph-rsid="20ce6ba0"/>
    </style:style>
    <style:style style:name="P256" style:family="paragraph" style:parent-style-name="Text_20_body">
      <style:text-properties fo:language="en" fo:country="US" officeooo:paragraph-rsid="20ceecdf"/>
    </style:style>
    <style:style style:name="P257" style:family="paragraph" style:parent-style-name="Text_20_body">
      <style:text-properties fo:language="en" fo:country="US" officeooo:paragraph-rsid="20d132d3"/>
    </style:style>
    <style:style style:name="P258" style:family="paragraph" style:parent-style-name="Text_20_body">
      <style:text-properties fo:language="en" fo:country="US" officeooo:paragraph-rsid="20de1bba"/>
    </style:style>
    <style:style style:name="P259" style:family="paragraph" style:parent-style-name="Text_20_body">
      <style:text-properties fo:language="en" fo:country="US" officeooo:paragraph-rsid="20e3f73a"/>
    </style:style>
    <style:style style:name="P260" style:family="paragraph" style:parent-style-name="Text_20_body">
      <style:text-properties fo:language="en" fo:country="US" officeooo:paragraph-rsid="20ec0a8d"/>
    </style:style>
    <style:style style:name="P261" style:family="paragraph" style:parent-style-name="Text_20_body">
      <style:text-properties fo:language="en" fo:country="US" officeooo:paragraph-rsid="20f63c82"/>
    </style:style>
    <style:style style:name="P262" style:family="paragraph" style:parent-style-name="Text_20_body">
      <style:text-properties fo:language="en" fo:country="US" officeooo:paragraph-rsid="2102f93f"/>
    </style:style>
    <style:style style:name="P263" style:family="paragraph" style:parent-style-name="Text_20_body">
      <style:text-properties fo:language="en" fo:country="US" officeooo:paragraph-rsid="2107120d"/>
    </style:style>
    <style:style style:name="P264" style:family="paragraph" style:parent-style-name="Text_20_body">
      <style:text-properties fo:language="en" fo:country="US" officeooo:paragraph-rsid="2108678c"/>
    </style:style>
    <style:style style:name="P265" style:family="paragraph" style:parent-style-name="Text_20_body">
      <style:text-properties fo:language="en" fo:country="US" officeooo:paragraph-rsid="211124e9"/>
    </style:style>
    <style:style style:name="P266" style:family="paragraph" style:parent-style-name="Text_20_body">
      <style:text-properties fo:language="en" fo:country="US" officeooo:paragraph-rsid="21131cd4"/>
    </style:style>
    <style:style style:name="P267" style:family="paragraph" style:parent-style-name="Text_20_body">
      <style:text-properties fo:language="en" fo:country="US" officeooo:paragraph-rsid="211f0125"/>
    </style:style>
    <style:style style:name="P268" style:family="paragraph" style:parent-style-name="Text_20_body">
      <style:text-properties fo:language="en" fo:country="US" officeooo:paragraph-rsid="2121c46c"/>
    </style:style>
    <style:style style:name="P269" style:family="paragraph" style:parent-style-name="Text_20_body">
      <style:text-properties fo:language="en" fo:country="US" officeooo:paragraph-rsid="2125f9d8"/>
    </style:style>
    <style:style style:name="P270" style:family="paragraph" style:parent-style-name="Text_20_body">
      <style:text-properties fo:language="en" fo:country="US" officeooo:paragraph-rsid="212a572b"/>
    </style:style>
    <style:style style:name="P271" style:family="paragraph" style:parent-style-name="Text_20_body">
      <style:text-properties fo:language="en" fo:country="US" officeooo:paragraph-rsid="212dd6d3"/>
    </style:style>
    <style:style style:name="P272" style:family="paragraph" style:parent-style-name="Text_20_body">
      <style:text-properties fo:language="en" fo:country="US" officeooo:paragraph-rsid="213681c3"/>
    </style:style>
    <style:style style:name="P273" style:family="paragraph" style:parent-style-name="Text_20_body">
      <style:text-properties fo:language="en" fo:country="US" officeooo:paragraph-rsid="21370234"/>
    </style:style>
    <style:style style:name="P274" style:family="paragraph" style:parent-style-name="Text_20_body">
      <style:text-properties fo:language="en" fo:country="US" officeooo:paragraph-rsid="219fe01a"/>
    </style:style>
    <style:style style:name="P275" style:family="paragraph" style:parent-style-name="Text_20_body">
      <style:text-properties fo:language="en" fo:country="US" officeooo:paragraph-rsid="21a18a48"/>
    </style:style>
    <style:style style:name="P276" style:family="paragraph" style:parent-style-name="Text_20_body">
      <style:text-properties fo:language="en" fo:country="US" officeooo:paragraph-rsid="21a5e6ef"/>
    </style:style>
    <style:style style:name="P277" style:family="paragraph" style:parent-style-name="Text_20_body">
      <style:text-properties fo:language="en" fo:country="US" officeooo:paragraph-rsid="21a8824b"/>
    </style:style>
    <style:style style:name="P278" style:family="paragraph" style:parent-style-name="Text_20_body">
      <style:text-properties fo:language="en" fo:country="US" officeooo:paragraph-rsid="21aa7205"/>
    </style:style>
    <style:style style:name="P279" style:family="paragraph" style:parent-style-name="Text_20_body">
      <style:text-properties fo:language="en" fo:country="US" officeooo:paragraph-rsid="21ae1a19"/>
    </style:style>
    <style:style style:name="P280" style:family="paragraph" style:parent-style-name="Text_20_body">
      <style:text-properties fo:language="en" fo:country="US" officeooo:paragraph-rsid="21b0924a"/>
    </style:style>
    <style:style style:name="P281" style:family="paragraph" style:parent-style-name="Text_20_body">
      <style:text-properties fo:language="en" fo:country="US" officeooo:paragraph-rsid="21b0fe40"/>
    </style:style>
    <style:style style:name="P282" style:family="paragraph" style:parent-style-name="Text_20_body">
      <style:text-properties fo:language="en" fo:country="US" officeooo:paragraph-rsid="21b369a9"/>
    </style:style>
    <style:style style:name="P283" style:family="paragraph" style:parent-style-name="Text_20_body">
      <style:text-properties fo:language="en" fo:country="US" officeooo:paragraph-rsid="21b54fcd"/>
    </style:style>
    <style:style style:name="P284" style:family="paragraph" style:parent-style-name="Text_20_body">
      <style:text-properties fo:language="en" fo:country="US" officeooo:paragraph-rsid="21b6243e"/>
    </style:style>
    <style:style style:name="P285" style:family="paragraph" style:parent-style-name="Text_20_body">
      <style:text-properties fo:language="en" fo:country="US" officeooo:paragraph-rsid="21c12074"/>
    </style:style>
    <style:style style:name="P286" style:family="paragraph" style:parent-style-name="Text_20_body">
      <style:text-properties fo:language="en" fo:country="US" officeooo:paragraph-rsid="21c19dbe"/>
    </style:style>
    <style:style style:name="P287" style:family="paragraph" style:parent-style-name="Text_20_body">
      <style:text-properties fo:language="en" fo:country="US" officeooo:paragraph-rsid="21c86370"/>
    </style:style>
    <style:style style:name="P288" style:family="paragraph" style:parent-style-name="Text_20_body">
      <style:text-properties fo:language="en" fo:country="US" officeooo:paragraph-rsid="21c88a6a"/>
    </style:style>
    <style:style style:name="P289" style:family="paragraph" style:parent-style-name="Text_20_body">
      <style:text-properties fo:language="en" fo:country="US" officeooo:paragraph-rsid="21cdee80"/>
    </style:style>
    <style:style style:name="P290" style:family="paragraph" style:parent-style-name="Text_20_body">
      <style:text-properties fo:language="en" fo:country="US" officeooo:paragraph-rsid="21de6083"/>
    </style:style>
    <style:style style:name="P291" style:family="paragraph" style:parent-style-name="Text_20_body">
      <style:text-properties fo:language="en" fo:country="US" officeooo:paragraph-rsid="21d1af11"/>
    </style:style>
    <style:style style:name="P292" style:family="paragraph" style:parent-style-name="Text_20_body">
      <style:text-properties fo:language="en" fo:country="US" officeooo:paragraph-rsid="21db9b82"/>
    </style:style>
    <style:style style:name="P293" style:family="paragraph" style:parent-style-name="Text_20_body">
      <style:text-properties fo:language="en" fo:country="US" officeooo:paragraph-rsid="21e1c87b"/>
    </style:style>
    <style:style style:name="P294" style:family="paragraph" style:parent-style-name="Text_20_body">
      <style:text-properties fo:language="en" fo:country="US" officeooo:paragraph-rsid="21eebfc5"/>
    </style:style>
    <style:style style:name="P295" style:family="paragraph" style:parent-style-name="Text_20_body">
      <style:text-properties fo:language="en" fo:country="US" officeooo:paragraph-rsid="21ef2990"/>
    </style:style>
    <style:style style:name="P296" style:family="paragraph" style:parent-style-name="Text_20_body">
      <style:text-properties fo:language="en" fo:country="US" officeooo:paragraph-rsid="21f410fe"/>
    </style:style>
    <style:style style:name="P297" style:family="paragraph" style:parent-style-name="Text_20_body">
      <style:text-properties fo:language="en" fo:country="US" officeooo:paragraph-rsid="21fbb18f"/>
    </style:style>
    <style:style style:name="P298" style:family="paragraph" style:parent-style-name="Text_20_body">
      <style:text-properties fo:language="en" fo:country="US" officeooo:paragraph-rsid="22123764"/>
    </style:style>
    <style:style style:name="P299" style:family="paragraph" style:parent-style-name="Text_20_body">
      <style:text-properties fo:language="en" fo:country="US" officeooo:paragraph-rsid="2215458e"/>
    </style:style>
    <style:style style:name="P300" style:family="paragraph" style:parent-style-name="Text_20_body">
      <style:text-properties fo:language="en" fo:country="US" officeooo:paragraph-rsid="221578ac"/>
    </style:style>
    <style:style style:name="P301" style:family="paragraph" style:parent-style-name="Text_20_body">
      <style:text-properties fo:language="en" fo:country="US" officeooo:paragraph-rsid="2217bf3c"/>
    </style:style>
    <style:style style:name="P302" style:family="paragraph" style:parent-style-name="Text_20_body">
      <style:text-properties fo:language="en" fo:country="US" officeooo:paragraph-rsid="2217cbec"/>
    </style:style>
    <style:style style:name="P303" style:family="paragraph" style:parent-style-name="Text_20_body">
      <style:text-properties fo:language="en" fo:country="US" officeooo:paragraph-rsid="221980dc"/>
    </style:style>
    <style:style style:name="P304" style:family="paragraph" style:parent-style-name="Text_20_body">
      <style:text-properties fo:language="en" fo:country="US" officeooo:paragraph-rsid="22199437"/>
    </style:style>
    <style:style style:name="P305" style:family="paragraph" style:parent-style-name="Text_20_body">
      <style:text-properties fo:language="en" fo:country="US" officeooo:paragraph-rsid="221b7946"/>
    </style:style>
    <style:style style:name="P306" style:family="paragraph" style:parent-style-name="Text_20_body">
      <style:text-properties fo:language="en" fo:country="US" officeooo:paragraph-rsid="221cb3d5"/>
    </style:style>
    <style:style style:name="P307" style:family="paragraph" style:parent-style-name="Text_20_body">
      <style:text-properties fo:language="en" fo:country="US" officeooo:paragraph-rsid="221ddf8f"/>
    </style:style>
    <style:style style:name="P308" style:family="paragraph" style:parent-style-name="Text_20_body">
      <style:text-properties fo:language="en" fo:country="US" officeooo:paragraph-rsid="221efb2f"/>
    </style:style>
    <style:style style:name="P309" style:family="paragraph" style:parent-style-name="Text_20_body">
      <style:text-properties fo:language="en" fo:country="US" officeooo:paragraph-rsid="22217b13"/>
    </style:style>
    <style:style style:name="P310" style:family="paragraph" style:parent-style-name="Text_20_body">
      <style:text-properties fo:language="en" fo:country="US" officeooo:paragraph-rsid="2222fdd5"/>
    </style:style>
    <style:style style:name="P311" style:family="paragraph" style:parent-style-name="Text_20_body">
      <style:text-properties fo:language="en" fo:country="US" officeooo:paragraph-rsid="22232296"/>
    </style:style>
    <style:style style:name="P312" style:family="paragraph" style:parent-style-name="Text_20_body">
      <style:text-properties fo:language="en" fo:country="US" officeooo:paragraph-rsid="222343ff"/>
    </style:style>
    <style:style style:name="P313" style:family="paragraph" style:parent-style-name="Text_20_body">
      <style:text-properties fo:language="en" fo:country="US" officeooo:paragraph-rsid="222752aa"/>
    </style:style>
    <style:style style:name="P314" style:family="paragraph" style:parent-style-name="Text_20_body">
      <style:text-properties fo:language="en" fo:country="US" officeooo:paragraph-rsid="2227a32b"/>
    </style:style>
    <style:style style:name="P315" style:family="paragraph" style:parent-style-name="Text_20_body">
      <style:text-properties fo:language="en" fo:country="US" officeooo:paragraph-rsid="222a5125"/>
    </style:style>
    <style:style style:name="P316" style:family="paragraph" style:parent-style-name="Text_20_body">
      <style:text-properties fo:language="en" fo:country="US" officeooo:paragraph-rsid="222bbe72"/>
    </style:style>
    <style:style style:name="P317" style:family="paragraph" style:parent-style-name="Text_20_body">
      <style:text-properties fo:language="en" fo:country="US" officeooo:paragraph-rsid="222e3f99"/>
    </style:style>
    <style:style style:name="P318" style:family="paragraph" style:parent-style-name="Text_20_body">
      <style:text-properties fo:language="en" fo:country="US" officeooo:paragraph-rsid="222ef894"/>
    </style:style>
    <style:style style:name="P319" style:family="paragraph" style:parent-style-name="Text_20_body">
      <style:text-properties fo:language="en" fo:country="US" officeooo:paragraph-rsid="22332fa0"/>
    </style:style>
    <style:style style:name="P320" style:family="paragraph" style:parent-style-name="Text_20_body">
      <style:text-properties fo:language="en" fo:country="US" officeooo:paragraph-rsid="2235bf94"/>
    </style:style>
    <style:style style:name="P321" style:family="paragraph" style:parent-style-name="Text_20_body">
      <style:text-properties fo:language="en" fo:country="US" officeooo:paragraph-rsid="2236cb71"/>
    </style:style>
    <style:style style:name="P322" style:family="paragraph" style:parent-style-name="Text_20_body">
      <style:text-properties fo:language="en" fo:country="US" officeooo:paragraph-rsid="223a77df"/>
    </style:style>
    <style:style style:name="P323" style:family="paragraph" style:parent-style-name="Text_20_body">
      <style:text-properties fo:language="en" fo:country="US" officeooo:paragraph-rsid="223dfb75"/>
    </style:style>
    <style:style style:name="P324" style:family="paragraph" style:parent-style-name="Text_20_body">
      <style:text-properties fo:language="en" fo:country="US" officeooo:paragraph-rsid="223f49b0"/>
    </style:style>
    <style:style style:name="P325" style:family="paragraph" style:parent-style-name="Text_20_body">
      <style:text-properties fo:language="en" fo:country="US" officeooo:paragraph-rsid="2242c89f"/>
    </style:style>
    <style:style style:name="P326" style:family="paragraph" style:parent-style-name="Text_20_body">
      <style:text-properties fo:language="en" fo:country="US" officeooo:paragraph-rsid="224b3cae"/>
    </style:style>
    <style:style style:name="P327" style:family="paragraph" style:parent-style-name="Text_20_body">
      <style:text-properties fo:language="en" fo:country="US" officeooo:paragraph-rsid="224c917f"/>
    </style:style>
    <style:style style:name="P328" style:family="paragraph" style:parent-style-name="Standard">
      <style:text-properties fo:language="en" fo:country="US" officeooo:paragraph-rsid="22627572"/>
    </style:style>
    <style:style style:name="P329" style:family="paragraph" style:parent-style-name="Text_20_body">
      <style:text-properties fo:language="en" fo:country="US" officeooo:paragraph-rsid="225108a9"/>
    </style:style>
    <style:style style:name="P330" style:family="paragraph" style:parent-style-name="Text_20_body">
      <style:text-properties fo:language="en" fo:country="US" officeooo:paragraph-rsid="225789e3"/>
    </style:style>
    <style:style style:name="P331" style:family="paragraph" style:parent-style-name="Text_20_body">
      <style:text-properties fo:language="en" fo:country="US" officeooo:paragraph-rsid="225c5312"/>
    </style:style>
    <style:style style:name="P332" style:family="paragraph" style:parent-style-name="Text_20_body">
      <style:text-properties fo:language="en" fo:country="US" officeooo:paragraph-rsid="225e7d57"/>
    </style:style>
    <style:style style:name="P333" style:family="paragraph" style:parent-style-name="Text_20_body">
      <style:text-properties fo:language="en" fo:country="US" officeooo:paragraph-rsid="225f4641"/>
    </style:style>
    <style:style style:name="P334" style:family="paragraph" style:parent-style-name="Text_20_body">
      <style:text-properties fo:language="en" fo:country="US" officeooo:paragraph-rsid="22614695"/>
    </style:style>
    <style:style style:name="P335" style:family="paragraph" style:parent-style-name="Text_20_body">
      <style:paragraph-properties fo:break-before="page"/>
      <style:text-properties fo:language="en" fo:country="US"/>
    </style:style>
    <style:style style:name="P336" style:family="paragraph" style:parent-style-name="Text_20_body">
      <style:text-properties fo:language="en" fo:country="US" officeooo:paragraph-rsid="20a39d13"/>
    </style:style>
    <style:style style:name="P337" style:family="paragraph" style:parent-style-name="Text_20_body">
      <style:paragraph-properties fo:break-before="page"/>
      <style:text-properties fo:language="en" fo:country="US" officeooo:paragraph-rsid="20a39d13"/>
    </style:style>
    <style:style style:name="P338" style:family="paragraph" style:parent-style-name="Text_20_body">
      <style:text-properties fo:language="en" fo:country="US" officeooo:paragraph-rsid="224df8cd"/>
    </style:style>
    <style:style style:name="P339" style:family="paragraph" style:parent-style-name="Text_20_body">
      <style:paragraph-properties fo:break-before="page"/>
      <style:text-properties fo:language="en" fo:country="US" officeooo:paragraph-rsid="224df8cd"/>
    </style:style>
    <style:style style:name="P340" style:family="paragraph" style:parent-style-name="Text_20_body">
      <style:text-properties fo:language="en" fo:country="US" officeooo:rsid="1e400cd3"/>
    </style:style>
    <style:style style:name="P341" style:family="paragraph" style:parent-style-name="Text_20_body">
      <style:paragraph-properties fo:break-before="page"/>
      <style:text-properties fo:language="en" fo:country="US" officeooo:rsid="1e400cd3"/>
    </style:style>
    <style:style style:name="P342" style:family="paragraph" style:parent-style-name="Text_20_body">
      <style:text-properties fo:language="en" fo:country="US" officeooo:rsid="226308b1" officeooo:paragraph-rsid="226308b1"/>
    </style:style>
    <style:style style:name="P343" style:family="paragraph" style:parent-style-name="Text_20_body">
      <style:text-properties fo:language="en" fo:country="US" officeooo:rsid="226a0bb6" officeooo:paragraph-rsid="226a0bb6"/>
    </style:style>
    <style:style style:name="P344" style:family="paragraph" style:parent-style-name="Text_20_body">
      <style:text-properties fo:language="en" fo:country="US" officeooo:paragraph-rsid="226aceaf"/>
    </style:style>
    <style:style style:name="P345" style:family="paragraph" style:parent-style-name="Text_20_body">
      <style:text-properties fo:language="en" fo:country="US" officeooo:paragraph-rsid="226eda82"/>
    </style:style>
    <style:style style:name="P346" style:family="paragraph" style:parent-style-name="Text_20_body">
      <style:text-properties fo:language="en" fo:country="US" officeooo:paragraph-rsid="226fbfb3"/>
    </style:style>
    <style:style style:name="P347" style:family="paragraph" style:parent-style-name="Text_20_body">
      <style:text-properties fo:language="en" fo:country="US" officeooo:paragraph-rsid="227278f3"/>
    </style:style>
    <style:style style:name="P348" style:family="paragraph" style:parent-style-name="Text_20_body">
      <style:text-properties fo:language="en" fo:country="US" officeooo:paragraph-rsid="2283d93a"/>
    </style:style>
    <style:style style:name="P349" style:family="paragraph" style:parent-style-name="Text_20_body">
      <style:text-properties fo:language="en" fo:country="US" officeooo:paragraph-rsid="229a23a3"/>
    </style:style>
    <style:style style:name="P350" style:family="paragraph" style:parent-style-name="Text_20_body">
      <style:text-properties fo:language="en" fo:country="US" officeooo:paragraph-rsid="229c386c"/>
    </style:style>
    <style:style style:name="P351" style:family="paragraph" style:parent-style-name="Text_20_body">
      <style:text-properties fo:language="en" fo:country="US" officeooo:paragraph-rsid="229e505f"/>
    </style:style>
    <style:style style:name="P352" style:family="paragraph" style:parent-style-name="Text_20_body">
      <style:text-properties fo:language="en" fo:country="US" officeooo:paragraph-rsid="22a014dd"/>
    </style:style>
    <style:style style:name="P353" style:family="paragraph" style:parent-style-name="Text_20_body">
      <style:text-properties fo:language="en" fo:country="US" officeooo:paragraph-rsid="22a0a861"/>
    </style:style>
    <style:style style:name="P354" style:family="paragraph" style:parent-style-name="Text_20_body">
      <style:text-properties fo:language="en" fo:country="US" officeooo:paragraph-rsid="22a3a927"/>
    </style:style>
    <style:style style:name="P355" style:family="paragraph" style:parent-style-name="Text_20_body">
      <style:text-properties fo:language="en" fo:country="US" officeooo:paragraph-rsid="22ba82fb"/>
    </style:style>
    <style:style style:name="P356" style:family="paragraph" style:parent-style-name="Text_20_body">
      <style:text-properties fo:language="en" fo:country="US" officeooo:paragraph-rsid="22caaa39"/>
    </style:style>
    <style:style style:name="P357" style:family="paragraph" style:parent-style-name="Text_20_body">
      <style:text-properties fo:language="en" fo:country="US" officeooo:paragraph-rsid="22d01313"/>
    </style:style>
    <style:style style:name="P358" style:family="paragraph" style:parent-style-name="Text_20_body">
      <style:text-properties fo:language="en" fo:country="US" officeooo:paragraph-rsid="22e54c03"/>
    </style:style>
    <style:style style:name="P359" style:family="paragraph" style:parent-style-name="Text_20_body">
      <style:text-properties fo:language="en" fo:country="US" officeooo:paragraph-rsid="22fceaa5"/>
    </style:style>
    <style:style style:name="P360" style:family="paragraph" style:parent-style-name="Text_20_body">
      <style:text-properties fo:language="en" fo:country="US" officeooo:paragraph-rsid="23147d81"/>
    </style:style>
    <style:style style:name="P361" style:family="paragraph" style:parent-style-name="Text_20_body">
      <style:text-properties fo:language="en" fo:country="US" officeooo:paragraph-rsid="23148f4a"/>
    </style:style>
    <style:style style:name="P362" style:family="paragraph" style:parent-style-name="Text_20_body">
      <style:text-properties fo:language="en" fo:country="US" officeooo:paragraph-rsid="23177e3d"/>
    </style:style>
    <style:style style:name="P363" style:family="paragraph" style:parent-style-name="Text_20_body">
      <style:text-properties fo:language="en" fo:country="US" officeooo:paragraph-rsid="232d4a24"/>
    </style:style>
    <style:style style:name="P364" style:family="paragraph" style:parent-style-name="Text_20_body">
      <style:text-properties fo:language="en" fo:country="US" officeooo:paragraph-rsid="23341445"/>
    </style:style>
    <style:style style:name="P365" style:family="paragraph" style:parent-style-name="Text_20_body">
      <style:text-properties fo:language="en" fo:country="US" officeooo:paragraph-rsid="233da489"/>
    </style:style>
    <style:style style:name="P366" style:family="paragraph" style:parent-style-name="Text_20_body">
      <style:text-properties fo:language="en" fo:country="US" officeooo:paragraph-rsid="2361f6d3"/>
    </style:style>
    <style:style style:name="P367" style:family="paragraph" style:parent-style-name="Text_20_body">
      <style:text-properties fo:language="en" fo:country="US" officeooo:paragraph-rsid="23669363"/>
    </style:style>
    <style:style style:name="P368" style:family="paragraph" style:parent-style-name="Text_20_body">
      <style:text-properties officeooo:paragraph-rsid="1c5c50d1"/>
    </style:style>
    <style:style style:name="P369" style:family="paragraph" style:parent-style-name="Text_20_body">
      <style:text-properties officeooo:paragraph-rsid="1c883cf9"/>
    </style:style>
    <style:style style:name="P370" style:family="paragraph" style:parent-style-name="Text_20_body">
      <style:text-properties officeooo:paragraph-rsid="1c8cf1a1"/>
    </style:style>
    <style:style style:name="P371" style:family="paragraph" style:parent-style-name="Text_20_body">
      <style:text-properties officeooo:paragraph-rsid="1c90036f"/>
    </style:style>
    <style:style style:name="P372" style:family="paragraph" style:parent-style-name="Text_20_body">
      <style:text-properties officeooo:paragraph-rsid="1c9239a2"/>
    </style:style>
    <style:style style:name="P373" style:family="paragraph" style:parent-style-name="Text_20_body">
      <style:text-properties officeooo:paragraph-rsid="1c929363"/>
    </style:style>
    <style:style style:name="P374" style:family="paragraph" style:parent-style-name="Text_20_body">
      <style:text-properties officeooo:paragraph-rsid="1c97a223"/>
    </style:style>
    <style:style style:name="P375" style:family="paragraph" style:parent-style-name="Text_20_body">
      <style:text-properties officeooo:paragraph-rsid="1c9a21db"/>
    </style:style>
    <style:style style:name="P376" style:family="paragraph" style:parent-style-name="Text_20_body">
      <style:text-properties officeooo:paragraph-rsid="1c9dd22a"/>
    </style:style>
    <style:style style:name="P377" style:family="paragraph" style:parent-style-name="Text_20_body">
      <style:text-properties officeooo:paragraph-rsid="1ca376c7"/>
    </style:style>
    <style:style style:name="P378" style:family="paragraph" style:parent-style-name="Text_20_body">
      <style:text-properties officeooo:paragraph-rsid="1ca39e8b"/>
    </style:style>
    <style:style style:name="P379" style:family="paragraph" style:parent-style-name="Text_20_body">
      <style:text-properties officeooo:paragraph-rsid="1d32194b"/>
    </style:style>
    <style:style style:name="P380" style:family="paragraph" style:parent-style-name="Text_20_body">
      <style:text-properties officeooo:paragraph-rsid="1d5465c3"/>
    </style:style>
    <style:style style:name="P381" style:family="paragraph" style:parent-style-name="Text_20_body">
      <style:text-properties officeooo:paragraph-rsid="1d557206"/>
    </style:style>
    <style:style style:name="P382" style:family="paragraph" style:parent-style-name="Text_20_body">
      <style:text-properties officeooo:paragraph-rsid="1d5fa35c"/>
    </style:style>
    <style:style style:name="P383" style:family="paragraph" style:parent-style-name="Text_20_body">
      <style:text-properties officeooo:paragraph-rsid="1d613e57"/>
    </style:style>
    <style:style style:name="P384" style:family="paragraph" style:parent-style-name="Text_20_body">
      <style:text-properties officeooo:paragraph-rsid="1d62621b"/>
    </style:style>
    <style:style style:name="P385" style:family="paragraph" style:parent-style-name="Text_20_body">
      <style:text-properties officeooo:paragraph-rsid="1d63ee55"/>
    </style:style>
    <style:style style:name="P386" style:family="paragraph" style:parent-style-name="Text_20_body">
      <style:text-properties officeooo:paragraph-rsid="1d666151"/>
    </style:style>
    <style:style style:name="P387" style:family="paragraph" style:parent-style-name="Text_20_body">
      <style:text-properties officeooo:paragraph-rsid="1d6834a9"/>
    </style:style>
    <style:style style:name="P388" style:family="paragraph" style:parent-style-name="Text_20_body">
      <style:text-properties officeooo:paragraph-rsid="1d697bcb"/>
    </style:style>
    <style:style style:name="P389" style:family="paragraph" style:parent-style-name="Text_20_body">
      <style:text-properties officeooo:paragraph-rsid="1d6b5fba"/>
    </style:style>
    <style:style style:name="P390" style:family="paragraph" style:parent-style-name="Text_20_body">
      <style:text-properties officeooo:paragraph-rsid="1d72dbc0"/>
    </style:style>
    <style:style style:name="P391" style:family="paragraph" style:parent-style-name="Text_20_body">
      <style:text-properties officeooo:paragraph-rsid="1d75747f"/>
    </style:style>
    <style:style style:name="P392" style:family="paragraph" style:parent-style-name="Text_20_body">
      <style:text-properties officeooo:paragraph-rsid="1d76c3fe"/>
    </style:style>
    <style:style style:name="P393" style:family="paragraph" style:parent-style-name="Footnote">
      <style:text-properties officeooo:rsid="1d88dae4" officeooo:paragraph-rsid="1d88dae4"/>
    </style:style>
    <style:style style:name="P394" style:family="paragraph" style:parent-style-name="Text_20_body">
      <style:text-properties officeooo:paragraph-rsid="1d9d17af"/>
    </style:style>
    <style:style style:name="P395" style:family="paragraph" style:parent-style-name="Text_20_body">
      <style:text-properties officeooo:paragraph-rsid="1d9e9afa"/>
    </style:style>
    <style:style style:name="P396" style:family="paragraph" style:parent-style-name="Text_20_body">
      <style:text-properties officeooo:paragraph-rsid="1da01f68"/>
    </style:style>
    <style:style style:name="P397" style:family="paragraph" style:parent-style-name="Text_20_body">
      <style:text-properties officeooo:paragraph-rsid="1da6c946"/>
    </style:style>
    <style:style style:name="P398" style:family="paragraph" style:parent-style-name="Text_20_body">
      <style:text-properties officeooo:paragraph-rsid="1daa34b3"/>
    </style:style>
    <style:style style:name="P399" style:family="paragraph" style:parent-style-name="Text_20_body">
      <style:text-properties officeooo:paragraph-rsid="1dbaaf61"/>
    </style:style>
    <style:style style:name="P400" style:family="paragraph" style:parent-style-name="Text_20_body">
      <style:text-properties officeooo:paragraph-rsid="1dbfe685"/>
    </style:style>
    <style:style style:name="P401" style:family="paragraph" style:parent-style-name="Text_20_body">
      <style:text-properties officeooo:paragraph-rsid="1dc43109"/>
    </style:style>
    <style:style style:name="P402" style:family="paragraph" style:parent-style-name="Text_20_body">
      <style:text-properties officeooo:paragraph-rsid="1dc6ebf0"/>
    </style:style>
    <style:style style:name="P403" style:family="paragraph" style:parent-style-name="Text_20_body">
      <style:text-properties officeooo:paragraph-rsid="1dcd1ce7"/>
    </style:style>
    <style:style style:name="P404" style:family="paragraph" style:parent-style-name="Text_20_body">
      <style:text-properties officeooo:paragraph-rsid="1dcd5c3f"/>
    </style:style>
    <style:style style:name="P405" style:family="paragraph" style:parent-style-name="Text_20_body">
      <style:text-properties officeooo:paragraph-rsid="1dd01d39"/>
    </style:style>
    <style:style style:name="P406" style:family="paragraph" style:parent-style-name="Text_20_body">
      <style:text-properties officeooo:paragraph-rsid="1dd2808c"/>
    </style:style>
    <style:style style:name="P407" style:family="paragraph" style:parent-style-name="Text_20_body">
      <style:text-properties officeooo:paragraph-rsid="1dd478ce"/>
    </style:style>
    <style:style style:name="P408" style:family="paragraph" style:parent-style-name="Text_20_body">
      <style:text-properties officeooo:paragraph-rsid="1dd61703"/>
    </style:style>
    <style:style style:name="P409" style:family="paragraph" style:parent-style-name="Text_20_body">
      <style:text-properties officeooo:paragraph-rsid="1dd9551c"/>
    </style:style>
    <style:style style:name="P410" style:family="paragraph" style:parent-style-name="Text_20_body">
      <style:text-properties officeooo:paragraph-rsid="1dda0171"/>
    </style:style>
    <style:style style:name="P411" style:family="paragraph" style:parent-style-name="Text_20_body">
      <style:text-properties officeooo:paragraph-rsid="1ddb5460"/>
    </style:style>
    <style:style style:name="P412" style:family="paragraph" style:parent-style-name="Text_20_body">
      <style:text-properties officeooo:paragraph-rsid="1ddd3512"/>
    </style:style>
    <style:style style:name="P413" style:family="paragraph" style:parent-style-name="Text_20_body">
      <style:text-properties officeooo:paragraph-rsid="1de7239e"/>
    </style:style>
    <style:style style:name="P414" style:family="paragraph" style:parent-style-name="Text_20_body">
      <style:text-properties officeooo:paragraph-rsid="1ddf479c"/>
    </style:style>
    <style:style style:name="P415" style:family="paragraph" style:parent-style-name="Text_20_body">
      <style:text-properties officeooo:paragraph-rsid="1de2d74c"/>
    </style:style>
    <style:style style:name="P416" style:family="paragraph" style:parent-style-name="Text_20_body">
      <style:text-properties officeooo:paragraph-rsid="1de4c325"/>
    </style:style>
    <style:style style:name="P417" style:family="paragraph" style:parent-style-name="Text_20_body">
      <style:text-properties officeooo:paragraph-rsid="1de59116"/>
    </style:style>
    <style:style style:name="P418" style:family="paragraph" style:parent-style-name="Text_20_body">
      <style:text-properties officeooo:paragraph-rsid="1de659c6"/>
    </style:style>
    <style:style style:name="P419" style:family="paragraph" style:parent-style-name="Text_20_body">
      <style:text-properties officeooo:paragraph-rsid="1de853dd"/>
    </style:style>
    <style:style style:name="P420" style:family="paragraph" style:parent-style-name="Text_20_body">
      <style:text-properties officeooo:paragraph-rsid="1de92fc3"/>
    </style:style>
    <style:style style:name="P421" style:family="paragraph" style:parent-style-name="Text_20_body">
      <style:text-properties officeooo:paragraph-rsid="1de9cb42"/>
    </style:style>
    <style:style style:name="P422" style:family="paragraph" style:parent-style-name="Text_20_body">
      <style:text-properties officeooo:paragraph-rsid="1decda79"/>
    </style:style>
    <style:style style:name="P423" style:family="paragraph" style:parent-style-name="Text_20_body">
      <style:text-properties officeooo:paragraph-rsid="1ded000a"/>
    </style:style>
    <style:style style:name="P424" style:family="paragraph" style:parent-style-name="Text_20_body">
      <style:text-properties officeooo:paragraph-rsid="1df04052"/>
    </style:style>
    <style:style style:name="P425" style:family="paragraph" style:parent-style-name="Text_20_body">
      <style:text-properties officeooo:paragraph-rsid="1df36aba"/>
    </style:style>
    <style:style style:name="P426" style:family="paragraph" style:parent-style-name="Text_20_body">
      <style:text-properties officeooo:paragraph-rsid="1df58ba6"/>
    </style:style>
    <style:style style:name="P427" style:family="paragraph" style:parent-style-name="Text_20_body">
      <style:text-properties officeooo:paragraph-rsid="1e005c84"/>
    </style:style>
    <style:style style:name="P428" style:family="paragraph" style:parent-style-name="Text_20_body">
      <style:text-properties officeooo:paragraph-rsid="1e0889e0"/>
    </style:style>
    <style:style style:name="P429" style:family="paragraph" style:parent-style-name="Text_20_body">
      <style:text-properties officeooo:paragraph-rsid="1e08b86f"/>
    </style:style>
    <style:style style:name="P430" style:family="paragraph" style:parent-style-name="Text_20_body">
      <style:text-properties officeooo:paragraph-rsid="1e094ddd"/>
    </style:style>
    <style:style style:name="P431" style:family="paragraph" style:parent-style-name="Text_20_body">
      <style:text-properties officeooo:paragraph-rsid="1e0a9cd7"/>
    </style:style>
    <style:style style:name="P432" style:family="paragraph" style:parent-style-name="Text_20_body">
      <style:text-properties officeooo:paragraph-rsid="1e0dc41c"/>
    </style:style>
    <style:style style:name="P433" style:family="paragraph" style:parent-style-name="Text_20_body">
      <style:text-properties officeooo:paragraph-rsid="1e126852"/>
    </style:style>
    <style:style style:name="P434" style:family="paragraph" style:parent-style-name="Text_20_body">
      <style:text-properties officeooo:paragraph-rsid="1e1372fe"/>
    </style:style>
    <style:style style:name="P435" style:family="paragraph" style:parent-style-name="Text_20_body">
      <style:text-properties officeooo:paragraph-rsid="1e1414ce"/>
    </style:style>
    <style:style style:name="P436" style:family="paragraph" style:parent-style-name="Footnote">
      <style:text-properties officeooo:rsid="1e2945a5" officeooo:paragraph-rsid="1e2945a5"/>
    </style:style>
    <style:style style:name="P437" style:family="paragraph" style:parent-style-name="Text_20_body">
      <style:text-properties officeooo:paragraph-rsid="1e493f1f"/>
    </style:style>
    <style:style style:name="P438" style:family="paragraph" style:parent-style-name="Text_20_body">
      <style:text-properties officeooo:paragraph-rsid="1e494ca2"/>
    </style:style>
    <style:style style:name="P439" style:family="paragraph" style:parent-style-name="Text_20_body">
      <style:text-properties officeooo:paragraph-rsid="1e57e600"/>
    </style:style>
    <style:style style:name="P440" style:family="paragraph" style:parent-style-name="Footnote">
      <style:text-properties officeooo:paragraph-rsid="1e6b76e6"/>
    </style:style>
    <style:style style:name="P441" style:family="paragraph" style:parent-style-name="Text_20_body">
      <style:text-properties officeooo:paragraph-rsid="1e714a9e"/>
    </style:style>
    <style:style style:name="P442" style:family="paragraph" style:parent-style-name="Text_20_body">
      <style:text-properties officeooo:paragraph-rsid="1e72feb9"/>
    </style:style>
    <style:style style:name="P443" style:family="paragraph" style:parent-style-name="Text_20_body">
      <style:text-properties officeooo:paragraph-rsid="1e764b30"/>
    </style:style>
    <style:style style:name="P444" style:family="paragraph" style:parent-style-name="Text_20_body">
      <style:text-properties officeooo:paragraph-rsid="1e85eb40"/>
    </style:style>
    <style:style style:name="P445" style:family="paragraph" style:parent-style-name="Text_20_body">
      <style:text-properties officeooo:paragraph-rsid="1e8c354f"/>
    </style:style>
    <style:style style:name="P446" style:family="paragraph" style:parent-style-name="Text_20_body">
      <style:text-properties officeooo:paragraph-rsid="1e8dfd60"/>
    </style:style>
    <style:style style:name="P447" style:family="paragraph" style:parent-style-name="Text_20_body">
      <style:text-properties officeooo:paragraph-rsid="1e8f9ac7"/>
    </style:style>
    <style:style style:name="P448" style:family="paragraph" style:parent-style-name="Text_20_body">
      <style:text-properties officeooo:paragraph-rsid="1e9ff3b5"/>
    </style:style>
    <style:style style:name="P449" style:family="paragraph" style:parent-style-name="Text_20_body">
      <style:text-properties officeooo:paragraph-rsid="1ea4ebfa"/>
    </style:style>
    <style:style style:name="P450" style:family="paragraph" style:parent-style-name="Footnote">
      <style:text-properties officeooo:rsid="1eba7dd4" officeooo:paragraph-rsid="1eba7dd4"/>
    </style:style>
    <style:style style:name="P451" style:family="paragraph" style:parent-style-name="Footnote">
      <style:text-properties officeooo:rsid="1ee5b815" officeooo:paragraph-rsid="1ee5b815"/>
    </style:style>
    <style:style style:name="P452" style:family="paragraph" style:parent-style-name="Footnote">
      <style:text-properties officeooo:rsid="1f119430" officeooo:paragraph-rsid="1f119430"/>
    </style:style>
    <style:style style:name="P453" style:family="paragraph" style:parent-style-name="Text_20_body">
      <style:text-properties officeooo:paragraph-rsid="1f119430"/>
    </style:style>
    <style:style style:name="P454" style:family="paragraph" style:parent-style-name="Footnote">
      <style:text-properties officeooo:rsid="1f5825ac" officeooo:paragraph-rsid="1f5825ac"/>
    </style:style>
    <style:style style:name="P455" style:family="paragraph" style:parent-style-name="Text_20_body">
      <style:text-properties officeooo:paragraph-rsid="1f545f3b"/>
    </style:style>
    <style:style style:name="P456" style:family="paragraph" style:parent-style-name="Text_20_body">
      <style:text-properties officeooo:paragraph-rsid="1f55e831"/>
    </style:style>
    <style:style style:name="P457" style:family="paragraph" style:parent-style-name="Text_20_body">
      <style:text-properties officeooo:paragraph-rsid="1f5d2227"/>
    </style:style>
    <style:style style:name="P458" style:family="paragraph" style:parent-style-name="Text_20_body">
      <style:text-properties officeooo:paragraph-rsid="1f611d7f"/>
    </style:style>
    <style:style style:name="P459" style:family="paragraph" style:parent-style-name="Text_20_body">
      <style:text-properties officeooo:paragraph-rsid="1f692ff4"/>
    </style:style>
    <style:style style:name="P460" style:family="paragraph" style:parent-style-name="Text_20_body">
      <style:text-properties officeooo:paragraph-rsid="1f6c8978"/>
    </style:style>
    <style:style style:name="P461" style:family="paragraph" style:parent-style-name="Footnote">
      <style:text-properties officeooo:paragraph-rsid="1f8b0153"/>
    </style:style>
    <style:style style:name="P462" style:family="paragraph" style:parent-style-name="Text_20_body">
      <style:text-properties officeooo:paragraph-rsid="1f7cb288"/>
    </style:style>
    <style:style style:name="P463" style:family="paragraph" style:parent-style-name="Text_20_body">
      <style:text-properties officeooo:paragraph-rsid="1f85b2f5"/>
    </style:style>
    <style:style style:name="P464" style:family="paragraph" style:parent-style-name="Text_20_body">
      <style:text-properties officeooo:paragraph-rsid="1f917a6c"/>
    </style:style>
    <style:style style:name="P465" style:family="paragraph" style:parent-style-name="Text_20_body">
      <style:text-properties officeooo:paragraph-rsid="1f9365e7"/>
    </style:style>
    <style:style style:name="P466" style:family="paragraph" style:parent-style-name="Text_20_body">
      <style:text-properties officeooo:paragraph-rsid="1f94fd08"/>
    </style:style>
    <style:style style:name="P467" style:family="paragraph" style:parent-style-name="Text_20_body">
      <style:text-properties officeooo:paragraph-rsid="1fa82910"/>
    </style:style>
    <style:style style:name="P468" style:family="paragraph" style:parent-style-name="Text_20_body">
      <style:text-properties officeooo:paragraph-rsid="202d9056"/>
    </style:style>
    <style:style style:name="P469" style:family="paragraph" style:parent-style-name="Text_20_body">
      <style:text-properties officeooo:paragraph-rsid="206beaa8"/>
    </style:style>
    <style:style style:name="P470" style:family="paragraph" style:parent-style-name="Text_20_body">
      <style:text-properties officeooo:paragraph-rsid="20ccdbd9"/>
    </style:style>
    <style:style style:name="P471" style:family="paragraph" style:parent-style-name="Text_20_body">
      <style:text-properties officeooo:paragraph-rsid="20fa07bf"/>
    </style:style>
    <style:style style:name="P472" style:family="paragraph" style:parent-style-name="Text_20_body">
      <style:text-properties officeooo:paragraph-rsid="2176cee2"/>
    </style:style>
    <style:style style:name="P473" style:family="paragraph" style:parent-style-name="Text_20_body">
      <style:text-properties officeooo:paragraph-rsid="219e314e"/>
    </style:style>
    <style:style style:name="P474" style:family="paragraph" style:parent-style-name="Text_20_body">
      <style:text-properties officeooo:paragraph-rsid="21a7b38b"/>
    </style:style>
    <style:style style:name="P475" style:family="paragraph" style:parent-style-name="Text_20_body">
      <style:text-properties officeooo:paragraph-rsid="21dfb77d"/>
    </style:style>
    <style:style style:name="P476" style:family="paragraph" style:parent-style-name="Text_20_body">
      <style:text-properties officeooo:paragraph-rsid="21d1af11"/>
    </style:style>
    <style:style style:name="P477" style:family="paragraph" style:parent-style-name="Text_20_body">
      <style:text-properties officeooo:paragraph-rsid="21dd25d5"/>
    </style:style>
    <style:style style:name="P478" style:family="paragraph" style:parent-style-name="Text_20_body">
      <style:text-properties officeooo:paragraph-rsid="21de6083"/>
    </style:style>
    <style:style style:name="P479" style:family="paragraph" style:parent-style-name="Text_20_body">
      <style:text-properties officeooo:paragraph-rsid="21ec6c11"/>
    </style:style>
    <style:style style:name="P480" style:family="paragraph" style:parent-style-name="Text_20_body">
      <style:text-properties officeooo:paragraph-rsid="21eebfc5"/>
    </style:style>
    <style:style style:name="P481" style:family="paragraph" style:parent-style-name="Text_20_body">
      <style:text-properties officeooo:paragraph-rsid="21f24bab"/>
    </style:style>
    <style:style style:name="P482" style:family="paragraph" style:parent-style-name="Text_20_body">
      <style:text-properties officeooo:paragraph-rsid="221b7946"/>
    </style:style>
    <style:style style:name="P483" style:family="paragraph" style:parent-style-name="Text_20_body">
      <style:text-properties officeooo:paragraph-rsid="221cb3d5"/>
    </style:style>
    <style:style style:name="P484" style:family="paragraph" style:parent-style-name="Text_20_body">
      <style:text-properties officeooo:paragraph-rsid="221f85c2"/>
    </style:style>
    <style:style style:name="P485" style:family="paragraph" style:parent-style-name="Text_20_body">
      <style:text-properties officeooo:paragraph-rsid="225973e7"/>
    </style:style>
    <style:style style:name="P486" style:family="paragraph" style:parent-style-name="Text_20_body">
      <style:text-properties officeooo:paragraph-rsid="225d5c16"/>
    </style:style>
    <style:style style:name="P487" style:family="paragraph" style:parent-style-name="Text_20_body">
      <style:text-properties officeooo:paragraph-rsid="22616039"/>
    </style:style>
    <style:style style:name="P488" style:family="paragraph" style:parent-style-name="Contents_20_1">
      <style:paragraph-properties>
        <style:tab-stops>
          <style:tab-stop style:position="175.9mm" style:type="right" style:leader-style="dotted" style:leader-text="."/>
        </style:tab-stops>
      </style:paragraph-properties>
    </style:style>
    <style:style style:name="P489" style:family="paragraph" style:parent-style-name="Contents_20_2">
      <style:paragraph-properties>
        <style:tab-stops>
          <style:tab-stop style:position="172.9mm" style:type="right" style:leader-style="dotted" style:leader-text="."/>
        </style:tab-stops>
      </style:paragraph-properties>
    </style:style>
    <style:style style:name="P490" style:family="paragraph" style:parent-style-name="Contents_20_3">
      <style:paragraph-properties>
        <style:tab-stops>
          <style:tab-stop style:position="169.9mm" style:type="right" style:leader-style="dotted" style:leader-text="."/>
        </style:tab-stops>
      </style:paragraph-properties>
    </style:style>
    <style:style style:name="P491" style:family="paragraph" style:parent-style-name="Contents_20_4">
      <style:paragraph-properties>
        <style:tab-stops>
          <style:tab-stop style:position="166.9mm" style:type="right" style:leader-style="dotted" style:leader-text="."/>
        </style:tab-stops>
      </style:paragraph-properties>
    </style:style>
    <style:style style:name="P492" style:family="paragraph" style:parent-style-name="Contents_20_5">
      <style:paragraph-properties>
        <style:tab-stops>
          <style:tab-stop style:position="163.9mm" style:type="right" style:leader-style="dotted" style:leader-text="."/>
        </style:tab-stops>
      </style:paragraph-properties>
    </style:style>
    <style:style style:name="P493" style:family="paragraph" style:parent-style-name="Contents_20_6">
      <style:paragraph-properties>
        <style:tab-stops>
          <style:tab-stop style:position="160.9mm" style:type="right" style:leader-style="dotted" style:leader-text="."/>
        </style:tab-stops>
      </style:paragraph-properties>
    </style:style>
    <style:style style:name="P494" style:family="paragraph" style:parent-style-name="Standard">
      <style:paragraph-properties fo:break-before="page"/>
    </style:style>
    <style:style style:name="P495" style:family="paragraph" style:parent-style-name="Text_20_body">
      <style:paragraph-properties fo:break-before="page"/>
    </style:style>
    <style:style style:name="P496" style:family="paragraph" style:parent-style-name="Text_20_body">
      <style:text-properties officeooo:rsid="1c7d1ccc" officeooo:paragraph-rsid="226865e8"/>
    </style:style>
    <style:style style:name="P497" style:family="paragraph" style:parent-style-name="Text_20_body">
      <style:text-properties officeooo:paragraph-rsid="226eda82"/>
    </style:style>
    <style:style style:name="P498" style:family="paragraph" style:parent-style-name="Text_20_body">
      <style:text-properties officeooo:paragraph-rsid="2279ba96"/>
    </style:style>
    <style:style style:name="P499" style:family="paragraph" style:parent-style-name="Text_20_body">
      <style:text-properties officeooo:paragraph-rsid="227e7f72"/>
    </style:style>
    <style:style style:name="P500" style:family="paragraph" style:parent-style-name="Text_20_body">
      <style:text-properties officeooo:paragraph-rsid="22a65ca1"/>
    </style:style>
    <style:style style:name="P501" style:family="paragraph" style:parent-style-name="Text_20_body">
      <style:text-properties officeooo:paragraph-rsid="22ae31d2"/>
    </style:style>
    <style:style style:name="P502" style:family="paragraph" style:parent-style-name="Text_20_body">
      <style:text-properties officeooo:paragraph-rsid="22ee17c8"/>
    </style:style>
    <style:style style:name="P503" style:family="paragraph" style:parent-style-name="Text_20_body">
      <style:text-properties officeooo:paragraph-rsid="23017a9c"/>
    </style:style>
    <style:style style:name="P504" style:family="paragraph" style:parent-style-name="Text_20_body">
      <style:text-properties officeooo:paragraph-rsid="2301cdef"/>
    </style:style>
    <style:style style:name="P505" style:family="paragraph" style:parent-style-name="Text_20_body">
      <style:text-properties officeooo:paragraph-rsid="230ef948"/>
    </style:style>
    <style:style style:name="P506" style:family="paragraph" style:parent-style-name="Text_20_body">
      <style:text-properties officeooo:paragraph-rsid="2318b4aa"/>
    </style:style>
    <style:style style:name="P507" style:family="paragraph" style:parent-style-name="Text_20_body">
      <style:text-properties officeooo:paragraph-rsid="2329a982"/>
    </style:style>
    <style:style style:name="P508" style:family="paragraph" style:parent-style-name="Text_20_body">
      <style:text-properties fo:language="en" fo:country="US" officeooo:paragraph-rsid="237bace9"/>
    </style:style>
    <style:style style:name="P509" style:family="paragraph" style:parent-style-name="Heading_20_1">
      <style:text-properties fo:language="en" fo:country="US"/>
    </style:style>
    <style:style style:name="P510" style:family="paragraph" style:parent-style-name="Heading_20_2">
      <style:paragraph-properties fo:break-before="page"/>
      <style:text-properties fo:language="en" fo:country="US"/>
    </style:style>
    <style:style style:name="P511" style:family="paragraph" style:parent-style-name="Heading_20_2">
      <style:text-properties fo:language="en" fo:country="US"/>
    </style:style>
    <style:style style:name="P512" style:family="paragraph" style:parent-style-name="Heading_20_3">
      <style:text-properties fo:language="en" fo:country="US"/>
    </style:style>
    <style:style style:name="P513" style:family="paragraph" style:parent-style-name="Heading_20_3">
      <style:paragraph-properties fo:break-before="page"/>
      <style:text-properties fo:language="en" fo:country="US"/>
    </style:style>
    <style:style style:name="P514" style:family="paragraph" style:parent-style-name="Heading_20_3">
      <style:text-properties fo:language="en" fo:country="US" officeooo:paragraph-rsid="1ca4be2c"/>
    </style:style>
    <style:style style:name="P515" style:family="paragraph" style:parent-style-name="Heading_20_3">
      <style:text-properties fo:language="en" fo:country="US" officeooo:paragraph-rsid="21de6083"/>
    </style:style>
    <style:style style:name="P516" style:family="paragraph" style:parent-style-name="Heading_20_3">
      <style:text-properties fo:language="en" fo:country="US" officeooo:paragraph-rsid="215bd511"/>
    </style:style>
    <style:style style:name="P517" style:family="paragraph" style:parent-style-name="Heading_20_4">
      <style:text-properties fo:language="en" fo:country="US"/>
    </style:style>
    <style:style style:name="P518" style:family="paragraph" style:parent-style-name="Heading_20_4">
      <style:text-properties fo:language="en" fo:country="US" officeooo:paragraph-rsid="1ce32fe7"/>
    </style:style>
    <style:style style:name="P519" style:family="paragraph" style:parent-style-name="Heading_20_4">
      <style:text-properties fo:language="en" fo:country="US" officeooo:paragraph-rsid="20539011"/>
    </style:style>
    <style:style style:name="P520" style:family="paragraph" style:parent-style-name="Heading_20_5">
      <style:text-properties fo:language="en" fo:country="US"/>
    </style:style>
    <style:style style:name="P521" style:family="paragraph" style:parent-style-name="Heading_20_5">
      <style:text-properties fo:language="en" fo:country="US" officeooo:paragraph-rsid="1d846020"/>
    </style:style>
    <style:style style:name="P522" style:family="paragraph" style:parent-style-name="Heading_20_5">
      <style:text-properties officeooo:rsid="065f6bfd" officeooo:paragraph-rsid="226865e8"/>
    </style:style>
    <style:style style:name="P523" style:family="paragraph" style:parent-style-name="Heading_20_6">
      <style:text-properties fo:language="en" fo:country="US"/>
    </style:style>
    <style:style style:name="P524" style:family="paragraph" style:parent-style-name="Ordered_5f_list_5f_jlq" style:list-style-name="L1"/>
    <style:style style:name="P525" style:family="paragraph" style:parent-style-name="Ordered_5f_list_5f_jlq" style:list-style-name="L2"/>
    <style:style style:name="P526" style:family="paragraph" style:parent-style-name="Ordered_5f_list_5f_jlq" style:list-style-name="L3"/>
    <style:style style:name="P527" style:family="paragraph" style:parent-style-name="Ordered_5f_list_5f_jlq" style:list-style-name="L3">
      <style:text-properties officeooo:paragraph-rsid="2293fe93"/>
    </style:style>
    <style:style style:name="P528" style:family="paragraph" style:parent-style-name="Ordered_5f_list_5f_jlq" style:list-style-name="L4"/>
    <style:style style:name="P529" style:family="paragraph" style:parent-style-name="Ordered_5f_list_5f_jlq" style:list-style-name="L5"/>
    <style:style style:name="P530" style:family="paragraph" style:parent-style-name="Ordered_5f_list_5f_jlq" style:list-style-name="L6"/>
    <style:style style:name="P531" style:family="paragraph" style:parent-style-name="Ordered_5f_list_5f_jlq" style:list-style-name="L7"/>
    <style:style style:name="P532" style:family="paragraph" style:parent-style-name="Ordered_5f_list_5f_jlq" style:list-style-name="L8"/>
    <style:style style:name="P533" style:family="paragraph" style:parent-style-name="Ordered_5f_list_5f_jlq" style:list-style-name="L9"/>
    <style:style style:name="P534" style:family="paragraph" style:parent-style-name="Ordered_5f_list_5f_jlq" style:list-style-name="L10"/>
    <style:style style:name="P535" style:family="paragraph" style:parent-style-name="Ordered_5f_list_5f_jlq" style:list-style-name="L11"/>
    <style:style style:name="P536" style:family="paragraph" style:parent-style-name="Ordered_5f_list_5f_jlq" style:list-style-name="L12"/>
    <style:style style:name="P537" style:family="paragraph" style:parent-style-name="Ordered_5f_list_5f_jlq" style:list-style-name="L13"/>
    <style:style style:name="P538" style:family="paragraph" style:parent-style-name="Ordered_5f_list_5f_jlq" style:list-style-name="L14"/>
    <style:style style:name="P539" style:family="paragraph" style:parent-style-name="Ordered_5f_list_5f_jlq" style:list-style-name="L15"/>
    <style:style style:name="P540" style:family="paragraph" style:parent-style-name="Ordered_5f_list_5f_jlq" style:list-style-name="L16"/>
    <style:style style:name="P541" style:family="paragraph" style:parent-style-name="Ordered_5f_list_5f_jlq" style:list-style-name="L17"/>
    <style:style style:name="P542" style:family="paragraph" style:parent-style-name="Ordered_5f_list_5f_jlq" style:list-style-name="L17">
      <style:text-properties officeooo:paragraph-rsid="233264ae"/>
    </style:style>
    <style:style style:name="P543" style:family="paragraph" style:parent-style-name="Ordered_5f_list_5f_jlq" style:list-style-name="L17">
      <style:text-properties officeooo:paragraph-rsid="233347ed"/>
    </style:style>
    <style:style style:name="P544" style:family="paragraph" style:parent-style-name="Ordered_5f_list_5f_jlq" style:list-style-name="L18"/>
    <style:style style:name="P545" style:family="paragraph" style:parent-style-name="Ordered_5f_list_5f_jlq" style:list-style-name="L19"/>
    <style:style style:name="P546" style:family="paragraph" style:parent-style-name="Ordered_5f_list_5f_jlq" style:list-style-name="L20"/>
    <style:style style:name="P547" style:family="paragraph" style:parent-style-name="Ordered_5f_list_5f_jlq" style:list-style-name="L21"/>
    <style:style style:name="P548" style:family="paragraph" style:parent-style-name="Ordered_5f_list_5f_jlq" style:list-style-name="L22"/>
    <style:style style:name="P549" style:family="paragraph" style:parent-style-name="Ordered_5f_list_5f_jlq" style:list-style-name="L23"/>
    <style:style style:name="P550" style:family="paragraph" style:parent-style-name="Ordered_5f_list_5f_jlq" style:list-style-name="L24"/>
    <style:style style:name="P551" style:family="paragraph" style:parent-style-name="Ordered_5f_list_5f_jlq" style:list-style-name="L24">
      <style:text-properties officeooo:paragraph-rsid="21783316"/>
    </style:style>
    <style:style style:name="P552" style:family="paragraph" style:parent-style-name="Ordered_5f_list_5f_jlq" style:list-style-name="L25"/>
    <style:style style:name="P553" style:family="paragraph" style:parent-style-name="Ordered_5f_list_5f_jlq" style:list-style-name="L25">
      <style:text-properties officeooo:paragraph-rsid="217d03aa"/>
    </style:style>
    <style:style style:name="P554" style:family="paragraph" style:parent-style-name="Ordered_5f_list_5f_jlq" style:list-style-name="L25">
      <style:text-properties officeooo:paragraph-rsid="217d3533"/>
    </style:style>
    <style:style style:name="P555" style:family="paragraph" style:parent-style-name="Ordered_5f_list_5f_jlq" style:list-style-name="L25">
      <style:text-properties officeooo:paragraph-rsid="217f22e0"/>
    </style:style>
    <style:style style:name="P556" style:family="paragraph" style:parent-style-name="Ordered_5f_list_5f_jlq" style:list-style-name="L25">
      <style:text-properties officeooo:paragraph-rsid="21831423"/>
    </style:style>
    <style:style style:name="P557" style:family="paragraph" style:parent-style-name="Ordered_5f_list_5f_jlq" style:list-style-name="L25">
      <style:text-properties officeooo:paragraph-rsid="2188d4ae"/>
    </style:style>
    <style:style style:name="P558" style:family="paragraph" style:parent-style-name="Ordered_5f_list_5f_jlq" style:list-style-name="L25">
      <style:text-properties officeooo:paragraph-rsid="218df3ca"/>
    </style:style>
    <style:style style:name="P559" style:family="paragraph" style:parent-style-name="Ordered_5f_list_5f_jlq" style:list-style-name="L25">
      <style:text-properties officeooo:paragraph-rsid="218f2c1c"/>
    </style:style>
    <style:style style:name="P560" style:family="paragraph" style:parent-style-name="Ordered_5f_list_5f_jlq" style:list-style-name="L26"/>
    <style:style style:name="P561" style:family="paragraph" style:parent-style-name="Ordered_5f_list_5f_jlq" style:list-style-name="L26">
      <style:text-properties officeooo:paragraph-rsid="2198e7bf"/>
    </style:style>
    <style:style style:name="P562" style:family="paragraph" style:parent-style-name="Ordered_5f_list_5f_jlq" style:list-style-name="L26">
      <style:text-properties officeooo:paragraph-rsid="2199d8d1"/>
    </style:style>
    <style:style style:name="P563" style:family="paragraph" style:parent-style-name="Ordered_5f_list_5f_jlq" style:list-style-name="L26">
      <style:text-properties officeooo:paragraph-rsid="219a1736"/>
    </style:style>
    <style:style style:name="P564" style:family="paragraph" style:parent-style-name="Ordered_5f_list_5f_jlq" style:list-style-name="L26">
      <style:text-properties officeooo:paragraph-rsid="219ca1b9"/>
    </style:style>
    <style:style style:name="P565" style:family="paragraph" style:parent-style-name="Ordered_5f_list_5f_jlq" style:list-style-name="L27"/>
    <style:style style:name="P566" style:family="paragraph" style:parent-style-name="Ordered_5f_list_5f_jlq" style:list-style-name="L27">
      <style:text-properties officeooo:rsid="234ba1ef" officeooo:paragraph-rsid="234ba1ef"/>
    </style:style>
    <style:style style:name="P567" style:family="paragraph" style:parent-style-name="Ordered_5f_list_5f_jlq" style:list-style-name="L28"/>
    <style:style style:name="P568" style:family="paragraph" style:parent-style-name="Ordered_5f_list_5f_jlq" style:list-style-name="L28">
      <style:text-properties officeooo:paragraph-rsid="21d6ac28"/>
    </style:style>
    <style:style style:name="P569" style:family="paragraph" style:parent-style-name="Ordered_5f_list_5f_jlq" style:list-style-name="L28">
      <style:text-properties officeooo:paragraph-rsid="21d6e7aa"/>
    </style:style>
    <style:style style:name="P570" style:family="paragraph" style:parent-style-name="Ordered_5f_list_5f_jlq" style:list-style-name="L28">
      <style:text-properties officeooo:paragraph-rsid="21d840d8"/>
    </style:style>
    <style:style style:name="P571" style:family="paragraph" style:parent-style-name="Ordered_5f_list_5f_jlq" style:list-style-name="L29"/>
    <style:style style:name="P572" style:family="paragraph" style:parent-style-name="Ordered_5f_list_5f_jlq" style:list-style-name="L29">
      <style:text-properties officeooo:paragraph-rsid="21de8ed8"/>
    </style:style>
    <style:style style:name="P573" style:family="paragraph" style:parent-style-name="Ordered_5f_list_5f_jlq" style:list-style-name="L29">
      <style:text-properties officeooo:paragraph-rsid="21dfb77d"/>
    </style:style>
    <style:style style:name="P574" style:family="paragraph" style:parent-style-name="Ordered_5f_list_5f_jlq" style:list-style-name="L30"/>
    <style:style style:name="P575" style:family="paragraph" style:parent-style-name="Ordered_5f_list_5f_jlq" style:list-style-name="L30">
      <style:text-properties officeooo:paragraph-rsid="21e7fe55"/>
    </style:style>
    <style:style style:name="P576" style:family="paragraph" style:parent-style-name="Ordered_5f_list_5f_jlq" style:list-style-name="L30">
      <style:text-properties officeooo:paragraph-rsid="21ea2869"/>
    </style:style>
    <style:style style:name="P577" style:family="paragraph" style:parent-style-name="Ordered_5f_list_5f_jlq" style:list-style-name="L30">
      <style:text-properties officeooo:paragraph-rsid="21eb72b8"/>
    </style:style>
    <style:style style:name="P578" style:family="paragraph" style:parent-style-name="Ordered_5f_list_5f_jlq" style:list-style-name="L31"/>
    <style:style style:name="P579" style:family="paragraph" style:parent-style-name="Ordered_5f_list_5f_jlq" style:list-style-name="L31">
      <style:text-properties officeooo:paragraph-rsid="21f019ae"/>
    </style:style>
    <style:style style:name="P580" style:family="paragraph" style:parent-style-name="Ordered_5f_list_5f_jlq" style:list-style-name="L31">
      <style:text-properties officeooo:paragraph-rsid="21f10c1f"/>
    </style:style>
    <style:style style:name="P581" style:family="paragraph" style:parent-style-name="Ordered_5f_list_5f_jlq" style:list-style-name="L32"/>
    <style:style style:name="P582" style:family="paragraph" style:parent-style-name="Ordered_5f_list_5f_jlq" style:list-style-name="L32">
      <style:text-properties officeooo:paragraph-rsid="21fc08e2"/>
    </style:style>
    <style:style style:name="P583" style:family="paragraph" style:parent-style-name="Ordered_5f_list_5f_jlq" style:list-style-name="L33"/>
    <style:style style:name="P584" style:family="paragraph" style:parent-style-name="Ordered_5f_list_5f_jlq" style:list-style-name="L33">
      <style:text-properties officeooo:paragraph-rsid="21fabdf6"/>
    </style:style>
    <style:style style:name="P585" style:family="paragraph" style:parent-style-name="Ordered_5f_list_5f_jlq" style:list-style-name="L34"/>
    <style:style style:name="P586" style:family="paragraph" style:parent-style-name="Ordered_5f_list_5f_jlq" style:list-style-name="L34">
      <style:text-properties officeooo:paragraph-rsid="21fc08e2"/>
    </style:style>
    <style:style style:name="P587" style:family="paragraph" style:parent-style-name="Ordered_5f_list_5f_jlq" style:list-style-name="L34">
      <style:text-properties officeooo:paragraph-rsid="21fed15e"/>
    </style:style>
    <style:style style:name="P588" style:family="paragraph" style:parent-style-name="Ordered_5f_list_5f_jlq" style:list-style-name="L34">
      <style:text-properties officeooo:paragraph-rsid="22013b80"/>
    </style:style>
    <style:style style:name="P589" style:family="paragraph" style:parent-style-name="Ordered_5f_list_5f_jlq" style:list-style-name="L34">
      <style:text-properties officeooo:paragraph-rsid="220018cc"/>
    </style:style>
    <style:style style:name="P590" style:family="paragraph" style:parent-style-name="Ordered_5f_list_5f_jlq" style:list-style-name="L34">
      <style:text-properties officeooo:paragraph-rsid="220436a8"/>
    </style:style>
    <style:style style:name="P591" style:family="paragraph" style:parent-style-name="Ordered_5f_list_5f_jlq" style:list-style-name="L34">
      <style:text-properties officeooo:paragraph-rsid="2206b1fb"/>
    </style:style>
    <style:style style:name="P592" style:family="paragraph" style:parent-style-name="Ordered_5f_list_5f_jlq" style:list-style-name="L34">
      <style:text-properties officeooo:paragraph-rsid="2209638a"/>
    </style:style>
    <style:style style:name="P593" style:family="paragraph" style:parent-style-name="Ordered_5f_list_5f_jlq" style:list-style-name="L34">
      <style:text-properties officeooo:paragraph-rsid="2356e2d9"/>
    </style:style>
    <style:style style:name="P594" style:family="paragraph" style:parent-style-name="Ordered_5f_list_5f_jlq" style:list-style-name="L34">
      <style:text-properties officeooo:paragraph-rsid="2209e189"/>
    </style:style>
    <style:style style:name="P595" style:family="paragraph" style:parent-style-name="Ordered_5f_list_5f_jlq" style:list-style-name="L34">
      <style:text-properties officeooo:paragraph-rsid="220c7121"/>
    </style:style>
    <style:style style:name="P596" style:family="paragraph" style:parent-style-name="Ordered_5f_list_5f_jlq" style:list-style-name="L34">
      <style:text-properties officeooo:paragraph-rsid="220cc919"/>
    </style:style>
    <style:style style:name="P597" style:family="paragraph" style:parent-style-name="Ordered_5f_list_5f_jlq" style:list-style-name="L35"/>
    <style:style style:name="P598" style:family="paragraph" style:parent-style-name="Ordered_5f_list_5f_jlq" style:list-style-name="L36"/>
    <style:style style:name="P599" style:family="paragraph" style:parent-style-name="Ordered_5f_list_5f_jlq" style:list-style-name="L36">
      <style:text-properties officeooo:paragraph-rsid="220d3952"/>
    </style:style>
    <style:style style:name="P600" style:family="paragraph" style:parent-style-name="Ordered_5f_list_5f_jlq" style:list-style-name="L37"/>
    <style:style style:name="P601" style:family="paragraph" style:parent-style-name="Ordered_5f_list_5f_jlq" style:list-style-name="L38"/>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officeooo:rsid="1c579fee"/>
    </style:style>
    <style:style style:name="T294" style:family="text">
      <style:text-properties officeooo:rsid="1c57e2be"/>
    </style:style>
    <style:style style:name="T295" style:family="text">
      <style:text-properties officeooo:rsid="1c583a7e"/>
    </style:style>
    <style:style style:name="T296" style:family="text">
      <style:text-properties officeooo:rsid="1c591074"/>
    </style:style>
    <style:style style:name="T297" style:family="text">
      <style:text-properties officeooo:rsid="1c597ac8"/>
    </style:style>
    <style:style style:name="T298" style:family="text">
      <style:text-properties officeooo:rsid="1c5ad8f1"/>
    </style:style>
    <style:style style:name="T299" style:family="text">
      <style:text-properties officeooo:rsid="1c5bb6d2"/>
    </style:style>
    <style:style style:name="T300" style:family="text">
      <style:text-properties officeooo:rsid="1c5c50d1"/>
    </style:style>
    <style:style style:name="T301" style:family="text">
      <style:text-properties officeooo:rsid="1c5dce09"/>
    </style:style>
    <style:style style:name="T302" style:family="text">
      <style:text-properties officeooo:rsid="1c5e4b38"/>
    </style:style>
    <style:style style:name="T303" style:family="text">
      <style:text-properties officeooo:rsid="1c5eea0e"/>
    </style:style>
    <style:style style:name="T304" style:family="text">
      <style:text-properties officeooo:rsid="1c6065d0"/>
    </style:style>
    <style:style style:name="T305" style:family="text">
      <style:text-properties officeooo:rsid="1c623351"/>
    </style:style>
    <style:style style:name="T306" style:family="text">
      <style:text-properties officeooo:rsid="1c64297e"/>
    </style:style>
    <style:style style:name="T307" style:family="text">
      <style:text-properties officeooo:rsid="1c647877"/>
    </style:style>
    <style:style style:name="T308" style:family="text">
      <style:text-properties officeooo:rsid="1c6542bf"/>
    </style:style>
    <style:style style:name="T309" style:family="text">
      <style:text-properties officeooo:rsid="1c658823"/>
    </style:style>
    <style:style style:name="T310" style:family="text">
      <style:text-properties officeooo:rsid="1c6606f8"/>
    </style:style>
    <style:style style:name="T311" style:family="text">
      <style:text-properties officeooo:rsid="1c66299b"/>
    </style:style>
    <style:style style:name="T312" style:family="text">
      <style:text-properties officeooo:rsid="1c66433b"/>
    </style:style>
    <style:style style:name="T313" style:family="text">
      <style:text-properties officeooo:rsid="1c678b7e"/>
    </style:style>
    <style:style style:name="T314" style:family="text">
      <style:text-properties officeooo:rsid="1c683ce6"/>
    </style:style>
    <style:style style:name="T315" style:family="text">
      <style:text-properties officeooo:rsid="1c69d871"/>
    </style:style>
    <style:style style:name="T316" style:family="text">
      <style:text-properties officeooo:rsid="1c6acd1d"/>
    </style:style>
    <style:style style:name="T317" style:family="text">
      <style:text-properties officeooo:rsid="1c6c7326"/>
    </style:style>
    <style:style style:name="T318" style:family="text">
      <style:text-properties officeooo:rsid="1c6e266d"/>
    </style:style>
    <style:style style:name="T319" style:family="text">
      <style:text-properties officeooo:rsid="1c6fa181"/>
    </style:style>
    <style:style style:name="T320" style:family="text">
      <style:text-properties officeooo:rsid="1c72e011"/>
    </style:style>
    <style:style style:name="T321" style:family="text">
      <style:text-properties officeooo:rsid="1c73d4ba"/>
    </style:style>
    <style:style style:name="T322" style:family="text">
      <style:text-properties officeooo:rsid="1c75116b"/>
    </style:style>
    <style:style style:name="T323" style:family="text">
      <style:text-properties officeooo:rsid="1c768b02"/>
    </style:style>
    <style:style style:name="T324" style:family="text">
      <style:text-properties officeooo:rsid="1c77310d"/>
    </style:style>
    <style:style style:name="T325" style:family="text">
      <style:text-properties officeooo:rsid="1c792787"/>
    </style:style>
    <style:style style:name="T326" style:family="text">
      <style:text-properties officeooo:rsid="1c79b688"/>
    </style:style>
    <style:style style:name="T327" style:family="text">
      <style:text-properties officeooo:rsid="1c79f478"/>
    </style:style>
    <style:style style:name="T328" style:family="text">
      <style:text-properties officeooo:rsid="1c7b7cf2"/>
    </style:style>
    <style:style style:name="T329" style:family="text">
      <style:text-properties officeooo:rsid="1c7d69f0"/>
    </style:style>
    <style:style style:name="T330" style:family="text">
      <style:text-properties officeooo:rsid="1c7ec900"/>
    </style:style>
    <style:style style:name="T331" style:family="text">
      <style:text-properties officeooo:rsid="1c801984"/>
    </style:style>
    <style:style style:name="T332" style:family="text">
      <style:text-properties officeooo:rsid="1c82c4c8"/>
    </style:style>
    <style:style style:name="T333" style:family="text">
      <style:text-properties officeooo:rsid="1c8376c6"/>
    </style:style>
    <style:style style:name="T334" style:family="text">
      <style:text-properties officeooo:rsid="1c854a88"/>
    </style:style>
    <style:style style:name="T335" style:family="text">
      <style:text-properties officeooo:rsid="1c86cc0e"/>
    </style:style>
    <style:style style:name="T336" style:family="text">
      <style:text-properties officeooo:rsid="1c895e0a"/>
    </style:style>
    <style:style style:name="T337" style:family="text">
      <style:text-properties officeooo:rsid="1c8cf1a1"/>
    </style:style>
    <style:style style:name="T338" style:family="text">
      <style:text-properties officeooo:rsid="1c9153e1"/>
    </style:style>
    <style:style style:name="T339" style:family="text">
      <style:text-properties officeooo:rsid="1c9239a2"/>
    </style:style>
    <style:style style:name="T340" style:family="text">
      <style:text-properties officeooo:rsid="1c970c99"/>
    </style:style>
    <style:style style:name="T341" style:family="text">
      <style:text-properties officeooo:rsid="1c998fd3"/>
    </style:style>
    <style:style style:name="T342" style:family="text">
      <style:text-properties officeooo:rsid="1c9a21db"/>
    </style:style>
    <style:style style:name="T343" style:family="text">
      <style:text-properties officeooo:rsid="1c9aff6d"/>
    </style:style>
    <style:style style:name="T344" style:family="text">
      <style:text-properties officeooo:rsid="1c9c009e"/>
    </style:style>
    <style:style style:name="T345" style:family="text">
      <style:text-properties officeooo:rsid="1c9dd22a"/>
    </style:style>
    <style:style style:name="T346" style:family="text">
      <style:text-properties officeooo:rsid="1c9f628c"/>
    </style:style>
    <style:style style:name="T347" style:family="text">
      <style:text-properties officeooo:rsid="1c9fc875"/>
    </style:style>
    <style:style style:name="T348" style:family="text">
      <style:text-properties officeooo:rsid="1ca03635"/>
    </style:style>
    <style:style style:name="T349" style:family="text">
      <style:text-properties officeooo:rsid="1ca1432e"/>
    </style:style>
    <style:style style:name="T350" style:family="text">
      <style:text-properties officeooo:rsid="1ca1fecc"/>
    </style:style>
    <style:style style:name="T351" style:family="text">
      <style:text-properties officeooo:rsid="1ca376c7"/>
    </style:style>
    <style:style style:name="T352" style:family="text">
      <style:text-properties officeooo:rsid="1ca39e8b"/>
    </style:style>
    <style:style style:name="T353" style:family="text">
      <style:text-properties officeooo:rsid="1ca4be2c"/>
    </style:style>
    <style:style style:name="T354" style:family="text">
      <style:text-properties officeooo:rsid="1ca563f6"/>
    </style:style>
    <style:style style:name="T355" style:family="text">
      <style:text-properties officeooo:rsid="1ca5854b"/>
    </style:style>
    <style:style style:name="T356" style:family="text">
      <style:text-properties officeooo:rsid="1ca7662b"/>
    </style:style>
    <style:style style:name="T357" style:family="text">
      <style:text-properties officeooo:rsid="1ca83dde"/>
    </style:style>
    <style:style style:name="T358" style:family="text">
      <style:text-properties officeooo:rsid="1ca98dc2"/>
    </style:style>
    <style:style style:name="T359" style:family="text">
      <style:text-properties officeooo:rsid="1caa2911"/>
    </style:style>
    <style:style style:name="T360" style:family="text">
      <style:text-properties officeooo:rsid="1caa74a4"/>
    </style:style>
    <style:style style:name="T361" style:family="text">
      <style:text-properties officeooo:rsid="1cac5c38"/>
    </style:style>
    <style:style style:name="T362" style:family="text">
      <style:text-properties officeooo:rsid="1cadf5df"/>
    </style:style>
    <style:style style:name="T363" style:family="text">
      <style:text-properties officeooo:rsid="1cae8cb8"/>
    </style:style>
    <style:style style:name="T364" style:family="text">
      <style:text-properties officeooo:rsid="1cafc65f"/>
    </style:style>
    <style:style style:name="T365" style:family="text">
      <style:text-properties officeooo:rsid="1cb0567b"/>
    </style:style>
    <style:style style:name="T366" style:family="text">
      <style:text-properties officeooo:rsid="1cb3a788"/>
    </style:style>
    <style:style style:name="T367" style:family="text">
      <style:text-properties officeooo:rsid="1cb6a306"/>
    </style:style>
    <style:style style:name="T368" style:family="text">
      <style:text-properties officeooo:rsid="1cb764d6"/>
    </style:style>
    <style:style style:name="T369" style:family="text">
      <style:text-properties officeooo:rsid="1cb89e00"/>
    </style:style>
    <style:style style:name="T370" style:family="text">
      <style:text-properties officeooo:rsid="1cba2c9f"/>
    </style:style>
    <style:style style:name="T371" style:family="text">
      <style:text-properties officeooo:rsid="1cbbe9d0"/>
    </style:style>
    <style:style style:name="T372" style:family="text">
      <style:text-properties officeooo:rsid="1cbd3b5f"/>
    </style:style>
    <style:style style:name="T373" style:family="text">
      <style:text-properties officeooo:rsid="1cbec70b"/>
    </style:style>
    <style:style style:name="T374" style:family="text">
      <style:text-properties officeooo:rsid="1cc040c8"/>
    </style:style>
    <style:style style:name="T375" style:family="text">
      <style:text-properties officeooo:rsid="1cc1d750"/>
    </style:style>
    <style:style style:name="T376" style:family="text">
      <style:text-properties officeooo:rsid="1cc3bd4d"/>
    </style:style>
    <style:style style:name="T377" style:family="text">
      <style:text-properties officeooo:rsid="1cc645c9"/>
    </style:style>
    <style:style style:name="T378" style:family="text">
      <style:text-properties officeooo:rsid="1cc7a5d2"/>
    </style:style>
    <style:style style:name="T379" style:family="text">
      <style:text-properties officeooo:rsid="1cc913dd"/>
    </style:style>
    <style:style style:name="T380" style:family="text">
      <style:text-properties officeooo:rsid="1cc9b77d"/>
    </style:style>
    <style:style style:name="T381" style:family="text">
      <style:text-properties officeooo:rsid="1ccaf49b"/>
    </style:style>
    <style:style style:name="T382" style:family="text">
      <style:text-properties officeooo:rsid="1ccb3e27"/>
    </style:style>
    <style:style style:name="T383" style:family="text">
      <style:text-properties officeooo:rsid="1ccc9998"/>
    </style:style>
    <style:style style:name="T384" style:family="text">
      <style:text-properties officeooo:rsid="1ccdb3f1"/>
    </style:style>
    <style:style style:name="T385" style:family="text">
      <style:text-properties officeooo:rsid="1ccf4e5a"/>
    </style:style>
    <style:style style:name="T386" style:family="text">
      <style:text-properties officeooo:rsid="1cd08a8b"/>
    </style:style>
    <style:style style:name="T387" style:family="text">
      <style:text-properties officeooo:rsid="1cd1d760"/>
    </style:style>
    <style:style style:name="T388" style:family="text">
      <style:text-properties officeooo:rsid="1cd38d53"/>
    </style:style>
    <style:style style:name="T389" style:family="text">
      <style:text-properties officeooo:rsid="1cd65a6d"/>
    </style:style>
    <style:style style:name="T390" style:family="text">
      <style:text-properties officeooo:rsid="1cd6e666"/>
    </style:style>
    <style:style style:name="T391" style:family="text">
      <style:text-properties officeooo:rsid="1cd8cf0c"/>
    </style:style>
    <style:style style:name="T392" style:family="text">
      <style:text-properties officeooo:rsid="1cd9ce9a"/>
    </style:style>
    <style:style style:name="T393" style:family="text">
      <style:text-properties officeooo:rsid="1cdb3a7a"/>
    </style:style>
    <style:style style:name="T394" style:family="text">
      <style:text-properties officeooo:rsid="1cdb4af7"/>
    </style:style>
    <style:style style:name="T395" style:family="text">
      <style:text-properties officeooo:rsid="1cdd9d44"/>
    </style:style>
    <style:style style:name="T396" style:family="text">
      <style:text-properties officeooo:rsid="1cde7c89"/>
    </style:style>
    <style:style style:name="T397" style:family="text">
      <style:text-properties officeooo:rsid="1cdf8483"/>
    </style:style>
    <style:style style:name="T398" style:family="text">
      <style:text-properties officeooo:rsid="1cdfbfe6"/>
    </style:style>
    <style:style style:name="T399" style:family="text">
      <style:text-properties officeooo:rsid="1ce1af27"/>
    </style:style>
    <style:style style:name="T400" style:family="text">
      <style:text-properties officeooo:rsid="1ce1b996"/>
    </style:style>
    <style:style style:name="T401" style:family="text">
      <style:text-properties officeooo:rsid="1ce1e781"/>
    </style:style>
    <style:style style:name="T402" style:family="text">
      <style:text-properties officeooo:rsid="1ce2965c"/>
    </style:style>
    <style:style style:name="T403" style:family="text">
      <style:text-properties officeooo:rsid="1ce31905"/>
    </style:style>
    <style:style style:name="T404" style:family="text">
      <style:text-properties officeooo:rsid="1ce32fe7"/>
    </style:style>
    <style:style style:name="T405" style:family="text">
      <style:text-properties officeooo:rsid="1ce506cd"/>
    </style:style>
    <style:style style:name="T406" style:family="text">
      <style:text-properties officeooo:rsid="1ce658bd"/>
    </style:style>
    <style:style style:name="T407" style:family="text">
      <style:text-properties officeooo:rsid="1ce689d5"/>
    </style:style>
    <style:style style:name="T408" style:family="text">
      <style:text-properties officeooo:rsid="1ce795d5"/>
    </style:style>
    <style:style style:name="T409" style:family="text">
      <style:text-properties officeooo:rsid="1ce880f7"/>
    </style:style>
    <style:style style:name="T410" style:family="text">
      <style:text-properties officeooo:rsid="1cea3bce"/>
    </style:style>
    <style:style style:name="T411" style:family="text">
      <style:text-properties officeooo:rsid="1ceb9422"/>
    </style:style>
    <style:style style:name="T412" style:family="text">
      <style:text-properties officeooo:rsid="1cecde77"/>
    </style:style>
    <style:style style:name="T413" style:family="text">
      <style:text-properties officeooo:rsid="1cece283"/>
    </style:style>
    <style:style style:name="T414" style:family="text">
      <style:text-properties officeooo:rsid="1cef0574"/>
    </style:style>
    <style:style style:name="T415" style:family="text">
      <style:text-properties officeooo:rsid="1cf006ac"/>
    </style:style>
    <style:style style:name="T416" style:family="text">
      <style:text-properties officeooo:rsid="1cf1478f"/>
    </style:style>
    <style:style style:name="T417" style:family="text">
      <style:text-properties officeooo:rsid="1cf2e847"/>
    </style:style>
    <style:style style:name="T418" style:family="text">
      <style:text-properties officeooo:rsid="1cf4260c"/>
    </style:style>
    <style:style style:name="T419" style:family="text">
      <style:text-properties officeooo:rsid="1cf61ea0"/>
    </style:style>
    <style:style style:name="T420" style:family="text">
      <style:text-properties officeooo:rsid="1cf72731"/>
    </style:style>
    <style:style style:name="T421" style:family="text">
      <style:text-properties officeooo:rsid="1cf8b589"/>
    </style:style>
    <style:style style:name="T422" style:family="text">
      <style:text-properties officeooo:rsid="1cf8f0b2"/>
    </style:style>
    <style:style style:name="T423" style:family="text">
      <style:text-properties officeooo:rsid="1cfa8504"/>
    </style:style>
    <style:style style:name="T424" style:family="text">
      <style:text-properties officeooo:rsid="1cfbf896"/>
    </style:style>
    <style:style style:name="T425" style:family="text">
      <style:text-properties officeooo:rsid="1cfd2e90"/>
    </style:style>
    <style:style style:name="T426" style:family="text">
      <style:text-properties officeooo:rsid="1cfe47ee"/>
    </style:style>
    <style:style style:name="T427" style:family="text">
      <style:text-properties officeooo:rsid="1cff1a16"/>
    </style:style>
    <style:style style:name="T428" style:family="text">
      <style:text-properties officeooo:rsid="1cffd1e0"/>
    </style:style>
    <style:style style:name="T429" style:family="text">
      <style:text-properties officeooo:rsid="1d008048"/>
    </style:style>
    <style:style style:name="T430" style:family="text">
      <style:text-properties officeooo:rsid="1d00ff91"/>
    </style:style>
    <style:style style:name="T431" style:family="text">
      <style:text-properties officeooo:rsid="1d019b17"/>
    </style:style>
    <style:style style:name="T432" style:family="text">
      <style:text-properties officeooo:rsid="1d03e03a"/>
    </style:style>
    <style:style style:name="T433" style:family="text">
      <style:text-properties officeooo:rsid="1d056de4"/>
    </style:style>
    <style:style style:name="T434" style:family="text">
      <style:text-properties officeooo:rsid="1d0580eb"/>
    </style:style>
    <style:style style:name="T435" style:family="text">
      <style:text-properties officeooo:rsid="1d0764ed"/>
    </style:style>
    <style:style style:name="T436" style:family="text">
      <style:text-properties officeooo:rsid="1d092a74"/>
    </style:style>
    <style:style style:name="T437" style:family="text">
      <style:text-properties officeooo:rsid="1d09ff1f"/>
    </style:style>
    <style:style style:name="T438" style:family="text">
      <style:text-properties officeooo:rsid="1d0af376"/>
    </style:style>
    <style:style style:name="T439" style:family="text">
      <style:text-properties officeooo:rsid="1d0c442d"/>
    </style:style>
    <style:style style:name="T440" style:family="text">
      <style:text-properties officeooo:rsid="1d0d2c11"/>
    </style:style>
    <style:style style:name="T441" style:family="text">
      <style:text-properties officeooo:rsid="1d0d91a6"/>
    </style:style>
    <style:style style:name="T442" style:family="text">
      <style:text-properties officeooo:rsid="1d0e43a8"/>
    </style:style>
    <style:style style:name="T443" style:family="text">
      <style:text-properties officeooo:rsid="1d1000a7"/>
    </style:style>
    <style:style style:name="T444" style:family="text">
      <style:text-properties officeooo:rsid="1d10d401"/>
    </style:style>
    <style:style style:name="T445" style:family="text">
      <style:text-properties officeooo:rsid="1d123947"/>
    </style:style>
    <style:style style:name="T446" style:family="text">
      <style:text-properties officeooo:rsid="1d13cdc6"/>
    </style:style>
    <style:style style:name="T447" style:family="text">
      <style:text-properties officeooo:rsid="1d152929"/>
    </style:style>
    <style:style style:name="T448" style:family="text">
      <style:text-properties officeooo:rsid="1d15e3f8"/>
    </style:style>
    <style:style style:name="T449" style:family="text">
      <style:text-properties style:use-window-font-color="true" loext:opacity="0%" fo:font-size="14pt" style:font-size-asian="10.5pt"/>
    </style:style>
    <style:style style:name="T450" style:family="text">
      <style:text-properties style:use-window-font-color="true" loext:opacity="0%" fo:font-size="14pt" officeooo:rsid="1d15e3f8" style:font-size-asian="10.5pt"/>
    </style:style>
    <style:style style:name="T451" style:family="text">
      <style:text-properties style:use-window-font-color="true" loext:opacity="0%" fo:font-size="14pt" officeooo:rsid="1f98e0f2" style:font-size-asian="10.5pt"/>
    </style:style>
    <style:style style:name="T452" style:family="text">
      <style:text-properties style:use-window-font-color="true" loext:opacity="0%" fo:font-size="14pt" officeooo:rsid="1ff4c41c" style:font-size-asian="10.5pt"/>
    </style:style>
    <style:style style:name="T453" style:family="text">
      <style:text-properties style:use-window-font-color="true" loext:opacity="0%" fo:font-size="14pt" officeooo:rsid="065f6bfd" style:font-size-asian="10.5pt"/>
    </style:style>
    <style:style style:name="T454" style:family="text">
      <style:text-properties officeooo:rsid="1d15e8b1"/>
    </style:style>
    <style:style style:name="T455" style:family="text">
      <style:text-properties officeooo:rsid="1d166c78"/>
    </style:style>
    <style:style style:name="T456" style:family="text">
      <style:text-properties officeooo:rsid="1d173afc"/>
    </style:style>
    <style:style style:name="T457" style:family="text">
      <style:text-properties officeooo:rsid="1d17c122"/>
    </style:style>
    <style:style style:name="T458" style:family="text">
      <style:text-properties officeooo:rsid="1d17cb25"/>
    </style:style>
    <style:style style:name="T459" style:family="text">
      <style:text-properties officeooo:rsid="1d186b20"/>
    </style:style>
    <style:style style:name="T460" style:family="text">
      <style:text-properties officeooo:rsid="1d1a1bc9"/>
    </style:style>
    <style:style style:name="T461" style:family="text">
      <style:text-properties officeooo:rsid="1d1b9716"/>
    </style:style>
    <style:style style:name="T462" style:family="text">
      <style:text-properties officeooo:rsid="1d1d236a"/>
    </style:style>
    <style:style style:name="T463" style:family="text">
      <style:text-properties officeooo:rsid="1d1ec808"/>
    </style:style>
    <style:style style:name="T464" style:family="text">
      <style:text-properties officeooo:rsid="1d2190c3"/>
    </style:style>
    <style:style style:name="T465" style:family="text">
      <style:text-properties officeooo:rsid="1d23df5b"/>
    </style:style>
    <style:style style:name="T466" style:family="text">
      <style:text-properties officeooo:rsid="1d256bda"/>
    </style:style>
    <style:style style:name="T467" style:family="text">
      <style:text-properties officeooo:rsid="1d260929"/>
    </style:style>
    <style:style style:name="T468" style:family="text">
      <style:text-properties officeooo:rsid="1d281240"/>
    </style:style>
    <style:style style:name="T469" style:family="text">
      <style:text-properties officeooo:rsid="1d289bc4"/>
    </style:style>
    <style:style style:name="T470" style:family="text">
      <style:text-properties officeooo:rsid="1d28d909"/>
    </style:style>
    <style:style style:name="T471" style:family="text">
      <style:text-properties officeooo:rsid="1d2ad2a3"/>
    </style:style>
    <style:style style:name="T472" style:family="text">
      <style:text-properties officeooo:rsid="1d2be959"/>
    </style:style>
    <style:style style:name="T473" style:family="text">
      <style:text-properties officeooo:rsid="1d2c8a4f"/>
    </style:style>
    <style:style style:name="T474" style:family="text">
      <style:text-properties officeooo:rsid="1d2e5903"/>
    </style:style>
    <style:style style:name="T475" style:family="text">
      <style:text-properties officeooo:rsid="1d303e9c"/>
    </style:style>
    <style:style style:name="T476" style:family="text">
      <style:text-properties officeooo:rsid="1d322107"/>
    </style:style>
    <style:style style:name="T477" style:family="text">
      <style:text-properties officeooo:rsid="1d32af2b"/>
    </style:style>
    <style:style style:name="T478" style:family="text">
      <style:text-properties officeooo:rsid="1d340654"/>
    </style:style>
    <style:style style:name="T479" style:family="text">
      <style:text-properties officeooo:rsid="1d345f80"/>
    </style:style>
    <style:style style:name="T480" style:family="text">
      <style:text-properties officeooo:rsid="1d35c529"/>
    </style:style>
    <style:style style:name="T481" style:family="text">
      <style:text-properties officeooo:rsid="1d35e9a0"/>
    </style:style>
    <style:style style:name="T482" style:family="text">
      <style:text-properties officeooo:rsid="1d366a7f"/>
    </style:style>
    <style:style style:name="T483" style:family="text">
      <style:text-properties officeooo:rsid="1d39a4f0"/>
    </style:style>
    <style:style style:name="T484" style:family="text">
      <style:text-properties officeooo:rsid="1d3b67fa"/>
    </style:style>
    <style:style style:name="T485" style:family="text">
      <style:text-properties officeooo:rsid="1d3ca11d"/>
    </style:style>
    <style:style style:name="T486" style:family="text">
      <style:text-properties officeooo:rsid="1d3cb6db"/>
    </style:style>
    <style:style style:name="T487" style:family="text">
      <style:text-properties officeooo:rsid="1d3e026c"/>
    </style:style>
    <style:style style:name="T488" style:family="text">
      <style:text-properties officeooo:rsid="1d3feac7"/>
    </style:style>
    <style:style style:name="T489" style:family="text">
      <style:text-properties officeooo:rsid="1d42f710"/>
    </style:style>
    <style:style style:name="T490" style:family="text">
      <style:text-properties officeooo:rsid="1d43ae57"/>
    </style:style>
    <style:style style:name="T491" style:family="text">
      <style:text-properties officeooo:rsid="1d4549fe"/>
    </style:style>
    <style:style style:name="T492" style:family="text">
      <style:text-properties officeooo:rsid="1d45c15a"/>
    </style:style>
    <style:style style:name="T493" style:family="text">
      <style:text-properties officeooo:rsid="1d45ca7a"/>
    </style:style>
    <style:style style:name="T494" style:family="text">
      <style:text-properties officeooo:rsid="1d45d5e1"/>
    </style:style>
    <style:style style:name="T495" style:family="text">
      <style:text-properties officeooo:rsid="1d462d37"/>
    </style:style>
    <style:style style:name="T496" style:family="text">
      <style:text-properties officeooo:rsid="1d476c2b"/>
    </style:style>
    <style:style style:name="T497" style:family="text">
      <style:text-properties officeooo:rsid="1d479d5e"/>
    </style:style>
    <style:style style:name="T498" style:family="text">
      <style:text-properties officeooo:rsid="1d47a214"/>
    </style:style>
    <style:style style:name="T499" style:family="text">
      <style:text-properties officeooo:rsid="1d47f054"/>
    </style:style>
    <style:style style:name="T500" style:family="text">
      <style:text-properties officeooo:rsid="1d4907de"/>
    </style:style>
    <style:style style:name="T501" style:family="text">
      <style:text-properties officeooo:rsid="1d4a8618"/>
    </style:style>
    <style:style style:name="T502" style:family="text">
      <style:text-properties officeooo:rsid="1d4aad91"/>
    </style:style>
    <style:style style:name="T503" style:family="text">
      <style:text-properties officeooo:rsid="1d4ac57b"/>
    </style:style>
    <style:style style:name="T504" style:family="text">
      <style:text-properties officeooo:rsid="1d4b1e01"/>
    </style:style>
    <style:style style:name="T505" style:family="text">
      <style:text-properties officeooo:rsid="1d4c4a93"/>
    </style:style>
    <style:style style:name="T506" style:family="text">
      <style:text-properties officeooo:rsid="1d4d8cf1"/>
    </style:style>
    <style:style style:name="T507" style:family="text">
      <style:text-properties officeooo:rsid="1d4f57b1"/>
    </style:style>
    <style:style style:name="T508" style:family="text">
      <style:text-properties officeooo:rsid="1d50d97c"/>
    </style:style>
    <style:style style:name="T509" style:family="text">
      <style:text-properties officeooo:rsid="1d520de0"/>
    </style:style>
    <style:style style:name="T510" style:family="text">
      <style:text-properties officeooo:rsid="1d536576"/>
    </style:style>
    <style:style style:name="T511" style:family="text">
      <style:text-properties officeooo:rsid="1d5465c3"/>
    </style:style>
    <style:style style:name="T512" style:family="text">
      <style:text-properties officeooo:rsid="1d54dfff"/>
    </style:style>
    <style:style style:name="T513" style:family="text">
      <style:text-properties officeooo:rsid="1d56676c"/>
    </style:style>
    <style:style style:name="T514" style:family="text">
      <style:text-properties officeooo:rsid="1d56c736"/>
    </style:style>
    <style:style style:name="T515" style:family="text">
      <style:text-properties officeooo:rsid="1d59a939"/>
    </style:style>
    <style:style style:name="T516" style:family="text">
      <style:text-properties officeooo:rsid="1d5b82d5"/>
    </style:style>
    <style:style style:name="T517" style:family="text">
      <style:text-properties officeooo:rsid="1d5d499b"/>
    </style:style>
    <style:style style:name="T518" style:family="text">
      <style:text-properties officeooo:rsid="1d5eee2b"/>
    </style:style>
    <style:style style:name="T519" style:family="text">
      <style:text-properties officeooo:rsid="1d5fa35c"/>
    </style:style>
    <style:style style:name="T520" style:family="text">
      <style:text-properties officeooo:rsid="1d613e57"/>
    </style:style>
    <style:style style:name="T521" style:family="text">
      <style:text-properties officeooo:rsid="1d62621b"/>
    </style:style>
    <style:style style:name="T522" style:family="text">
      <style:text-properties officeooo:rsid="1d63ee55"/>
    </style:style>
    <style:style style:name="T523" style:family="text">
      <style:text-properties officeooo:rsid="1d645b4f"/>
    </style:style>
    <style:style style:name="T524" style:family="text">
      <style:text-properties fo:font-variant="small-caps"/>
    </style:style>
    <style:style style:name="T525" style:family="text">
      <style:text-properties fo:font-variant="small-caps" fo:language="en" fo:country="US"/>
    </style:style>
    <style:style style:name="T526" style:family="text">
      <style:text-properties officeooo:rsid="1d666151"/>
    </style:style>
    <style:style style:name="T527" style:family="text">
      <style:text-properties officeooo:rsid="1d6834a9"/>
    </style:style>
    <style:style style:name="T528" style:family="text">
      <style:text-properties officeooo:rsid="1d6c4958"/>
    </style:style>
    <style:style style:name="T529" style:family="text">
      <style:text-properties officeooo:rsid="1d6dbbe9"/>
    </style:style>
    <style:style style:name="T530" style:family="text">
      <style:text-properties officeooo:rsid="1d6f3448"/>
    </style:style>
    <style:style style:name="T531" style:family="text">
      <style:text-properties officeooo:rsid="1d711427"/>
    </style:style>
    <style:style style:name="T532" style:family="text">
      <style:text-properties officeooo:rsid="1d74c9f7"/>
    </style:style>
    <style:style style:name="T533" style:family="text">
      <style:text-properties officeooo:rsid="1d74fa12"/>
    </style:style>
    <style:style style:name="T534" style:family="text">
      <style:text-properties officeooo:rsid="1d75747f"/>
    </style:style>
    <style:style style:name="T535" style:family="text">
      <style:text-properties officeooo:rsid="1d76c3fe"/>
    </style:style>
    <style:style style:name="T536" style:family="text">
      <style:text-properties officeooo:rsid="1d78240e"/>
    </style:style>
    <style:style style:name="T537" style:family="text">
      <style:text-properties officeooo:rsid="1d7c80e7"/>
    </style:style>
    <style:style style:name="T538" style:family="text">
      <style:text-properties officeooo:rsid="1d7f8f3d"/>
    </style:style>
    <style:style style:name="T539" style:family="text">
      <style:text-properties officeooo:rsid="1d810f4e"/>
    </style:style>
    <style:style style:name="T540" style:family="text">
      <style:text-properties officeooo:rsid="1d82c706"/>
    </style:style>
    <style:style style:name="T541" style:family="text">
      <style:text-properties officeooo:rsid="1d846020"/>
    </style:style>
    <style:style style:name="T542" style:family="text">
      <style:text-properties officeooo:rsid="1d8c601d"/>
    </style:style>
    <style:style style:name="T543" style:family="text">
      <style:text-properties officeooo:rsid="1d8dad12"/>
    </style:style>
    <style:style style:name="T544" style:family="text">
      <style:text-properties officeooo:rsid="1d8fc228"/>
    </style:style>
    <style:style style:name="T545" style:family="text">
      <style:text-properties officeooo:rsid="1d9074bd"/>
    </style:style>
    <style:style style:name="T546" style:family="text">
      <style:text-properties officeooo:rsid="1d923d1f"/>
    </style:style>
    <style:style style:name="T547" style:family="text">
      <style:text-properties officeooo:rsid="1d932003"/>
    </style:style>
    <style:style style:name="T548" style:family="text">
      <style:text-properties officeooo:rsid="1d938da5"/>
    </style:style>
    <style:style style:name="T549" style:family="text">
      <style:text-properties officeooo:rsid="1d958d35"/>
    </style:style>
    <style:style style:name="T550" style:family="text">
      <style:text-properties officeooo:rsid="1d975809"/>
    </style:style>
    <style:style style:name="T551" style:family="text">
      <style:text-properties officeooo:rsid="1d995b80"/>
    </style:style>
    <style:style style:name="T552" style:family="text">
      <style:text-properties officeooo:rsid="1d9a7ab3"/>
    </style:style>
    <style:style style:name="T553" style:family="text">
      <style:text-properties officeooo:rsid="1d9e9afa"/>
    </style:style>
    <style:style style:name="T554" style:family="text">
      <style:text-properties officeooo:rsid="1d9ef228"/>
    </style:style>
    <style:style style:name="T555" style:family="text">
      <style:text-properties officeooo:rsid="1da01f68"/>
    </style:style>
    <style:style style:name="T556" style:family="text">
      <style:text-properties officeooo:rsid="1da068c8"/>
    </style:style>
    <style:style style:name="T557" style:family="text">
      <style:text-properties officeooo:rsid="1da1ae98"/>
    </style:style>
    <style:style style:name="T558" style:family="text">
      <style:text-properties officeooo:rsid="1da227fb"/>
    </style:style>
    <style:style style:name="T559" style:family="text">
      <style:text-properties officeooo:rsid="1da296d2"/>
    </style:style>
    <style:style style:name="T560" style:family="text">
      <style:text-properties officeooo:rsid="1da3138c"/>
    </style:style>
    <style:style style:name="T561" style:family="text">
      <style:text-properties officeooo:rsid="1da45894"/>
    </style:style>
    <style:style style:name="T562" style:family="text">
      <style:text-properties officeooo:rsid="1da546b6"/>
    </style:style>
    <style:style style:name="T563" style:family="text">
      <style:text-properties officeooo:rsid="1da6c946"/>
    </style:style>
    <style:style style:name="T564" style:family="text">
      <style:text-properties officeooo:rsid="1da7327f"/>
    </style:style>
    <style:style style:name="T565" style:family="text">
      <style:text-properties officeooo:rsid="1da8f049"/>
    </style:style>
    <style:style style:name="T566" style:family="text">
      <style:text-properties officeooo:rsid="1da9c72e"/>
    </style:style>
    <style:style style:name="T567" style:family="text">
      <style:text-properties officeooo:rsid="1dab743d"/>
    </style:style>
    <style:style style:name="T568" style:family="text">
      <style:text-properties officeooo:rsid="1dac185a"/>
    </style:style>
    <style:style style:name="T569" style:family="text">
      <style:text-properties officeooo:rsid="1dad320c"/>
    </style:style>
    <style:style style:name="T570" style:family="text">
      <style:text-properties officeooo:rsid="1db04d7f"/>
    </style:style>
    <style:style style:name="T571" style:family="text">
      <style:text-properties officeooo:rsid="1db23dc1"/>
    </style:style>
    <style:style style:name="T572" style:family="text">
      <style:text-properties officeooo:rsid="1db405c4"/>
    </style:style>
    <style:style style:name="T573" style:family="text">
      <style:text-properties officeooo:rsid="1db7a655"/>
    </style:style>
    <style:style style:name="T574" style:family="text">
      <style:text-properties officeooo:rsid="1dbaaf61"/>
    </style:style>
    <style:style style:name="T575" style:family="text">
      <style:text-properties officeooo:rsid="1dbbe569"/>
    </style:style>
    <style:style style:name="T576" style:family="text">
      <style:text-properties officeooo:rsid="1dbeac72"/>
    </style:style>
    <style:style style:name="T577" style:family="text">
      <style:text-properties officeooo:rsid="1dbfe685"/>
    </style:style>
    <style:style style:name="T578" style:family="text">
      <style:text-properties officeooo:rsid="1dc3099e"/>
    </style:style>
    <style:style style:name="T579" style:family="text">
      <style:text-properties officeooo:rsid="1dc43109"/>
    </style:style>
    <style:style style:name="T580" style:family="text">
      <style:text-properties officeooo:rsid="1dc45fee"/>
    </style:style>
    <style:style style:name="T581" style:family="text">
      <style:text-properties officeooo:rsid="1dc62104"/>
    </style:style>
    <style:style style:name="T582" style:family="text">
      <style:text-properties officeooo:rsid="1dc78437"/>
    </style:style>
    <style:style style:name="T583" style:family="text">
      <style:text-properties officeooo:rsid="1dc930ce"/>
    </style:style>
    <style:style style:name="T584" style:family="text">
      <style:text-properties officeooo:rsid="1dca68d4"/>
    </style:style>
    <style:style style:name="T585" style:family="text">
      <style:text-properties officeooo:rsid="1dcb4d2b"/>
    </style:style>
    <style:style style:name="T586" style:family="text">
      <style:text-properties officeooo:rsid="1dcbbb38"/>
    </style:style>
    <style:style style:name="T587" style:family="text">
      <style:text-properties officeooo:rsid="1dd01d39"/>
    </style:style>
    <style:style style:name="T588" style:family="text">
      <style:text-properties officeooo:rsid="1dd2808c"/>
    </style:style>
    <style:style style:name="T589" style:family="text">
      <style:text-properties officeooo:rsid="1dd478ce"/>
    </style:style>
    <style:style style:name="T590" style:family="text">
      <style:text-properties officeooo:rsid="1dd61703"/>
    </style:style>
    <style:style style:name="T591" style:family="text">
      <style:text-properties officeooo:rsid="1dd6c8f4"/>
    </style:style>
    <style:style style:name="T592" style:family="text">
      <style:text-properties officeooo:rsid="1dd84691"/>
    </style:style>
    <style:style style:name="T593" style:family="text">
      <style:text-properties officeooo:rsid="1dd9551c"/>
    </style:style>
    <style:style style:name="T594" style:family="text">
      <style:text-properties officeooo:rsid="1dd98ff6"/>
    </style:style>
    <style:style style:name="T595" style:family="text">
      <style:text-properties officeooo:rsid="1dda0171"/>
    </style:style>
    <style:style style:name="T596" style:family="text">
      <style:text-properties officeooo:rsid="1ddb5460"/>
    </style:style>
    <style:style style:name="T597" style:family="text">
      <style:text-properties officeooo:rsid="1ddd3512"/>
    </style:style>
    <style:style style:name="T598" style:family="text">
      <style:text-properties officeooo:rsid="1dde94c3"/>
    </style:style>
    <style:style style:name="T599" style:family="text">
      <style:text-properties officeooo:rsid="1ddf479c"/>
    </style:style>
    <style:style style:name="T600" style:family="text">
      <style:text-properties officeooo:rsid="1de11889"/>
    </style:style>
    <style:style style:name="T601" style:family="text">
      <style:text-properties officeooo:rsid="1de1eebf"/>
    </style:style>
    <style:style style:name="T602" style:family="text">
      <style:text-properties officeooo:rsid="1de2d74c"/>
    </style:style>
    <style:style style:name="T603" style:family="text">
      <style:text-properties officeooo:rsid="1de59116"/>
    </style:style>
    <style:style style:name="T604" style:family="text">
      <style:text-properties officeooo:rsid="1de61bad"/>
    </style:style>
    <style:style style:name="T605" style:family="text">
      <style:text-properties officeooo:rsid="1de659c6"/>
    </style:style>
    <style:style style:name="T606" style:family="text">
      <style:text-properties officeooo:rsid="1de7239e"/>
    </style:style>
    <style:style style:name="T607" style:family="text">
      <style:text-properties officeooo:rsid="1de853dd"/>
    </style:style>
    <style:style style:name="T608" style:family="text">
      <style:text-properties officeooo:rsid="1de92fc3"/>
    </style:style>
    <style:style style:name="T609" style:family="text">
      <style:text-properties officeooo:rsid="1de9cb42"/>
    </style:style>
    <style:style style:name="T610" style:family="text">
      <style:text-properties officeooo:rsid="1deb6846"/>
    </style:style>
    <style:style style:name="T611" style:family="text">
      <style:text-properties officeooo:rsid="1debe98a"/>
    </style:style>
    <style:style style:name="T612" style:family="text">
      <style:text-properties officeooo:rsid="1decda79"/>
    </style:style>
    <style:style style:name="T613" style:family="text">
      <style:text-properties officeooo:rsid="1ded000a"/>
    </style:style>
    <style:style style:name="T614" style:family="text">
      <style:text-properties officeooo:rsid="1dee02fb"/>
    </style:style>
    <style:style style:name="T615" style:family="text">
      <style:text-properties officeooo:rsid="1deffbec"/>
    </style:style>
    <style:style style:name="T616" style:family="text">
      <style:text-properties officeooo:rsid="1df14fde"/>
    </style:style>
    <style:style style:name="T617" style:family="text">
      <style:text-properties officeooo:rsid="1df23527"/>
    </style:style>
    <style:style style:name="T618" style:family="text">
      <style:text-properties officeooo:rsid="1df473fd"/>
    </style:style>
    <style:style style:name="T619" style:family="text">
      <style:text-properties officeooo:rsid="1df58ba6"/>
    </style:style>
    <style:style style:name="T620" style:family="text">
      <style:text-properties officeooo:rsid="1df6ab77"/>
    </style:style>
    <style:style style:name="T621" style:family="text">
      <style:text-properties officeooo:rsid="1df7d5ad"/>
    </style:style>
    <style:style style:name="T622" style:family="text">
      <style:text-properties officeooo:rsid="1df9030a"/>
    </style:style>
    <style:style style:name="T623" style:family="text">
      <style:text-properties officeooo:rsid="1dfa4594"/>
    </style:style>
    <style:style style:name="T624" style:family="text">
      <style:text-properties officeooo:rsid="1dfa743f"/>
    </style:style>
    <style:style style:name="T625" style:family="text">
      <style:text-properties officeooo:rsid="1dfae147"/>
    </style:style>
    <style:style style:name="T626" style:family="text">
      <style:text-properties officeooo:rsid="1dfd9d44"/>
    </style:style>
    <style:style style:name="T627" style:family="text">
      <style:text-properties officeooo:rsid="1dff64df"/>
    </style:style>
    <style:style style:name="T628" style:family="text">
      <style:text-properties officeooo:rsid="1e04147b"/>
    </style:style>
    <style:style style:name="T629" style:family="text">
      <style:text-properties officeooo:rsid="1e058372"/>
    </style:style>
    <style:style style:name="T630" style:family="text">
      <style:text-properties officeooo:rsid="1e0652b1"/>
    </style:style>
    <style:style style:name="T631" style:family="text">
      <style:text-properties officeooo:rsid="1e085da4"/>
    </style:style>
    <style:style style:name="T632" style:family="text">
      <style:text-properties officeooo:rsid="1e0889e0"/>
    </style:style>
    <style:style style:name="T633" style:family="text">
      <style:text-properties officeooo:rsid="1e094ddd"/>
    </style:style>
    <style:style style:name="T634" style:family="text">
      <style:text-properties officeooo:rsid="1e0956d4"/>
    </style:style>
    <style:style style:name="T635" style:family="text">
      <style:text-properties officeooo:rsid="1e0b84f4"/>
    </style:style>
    <style:style style:name="T636" style:family="text">
      <style:text-properties officeooo:rsid="1e0dc41c"/>
    </style:style>
    <style:style style:name="T637" style:family="text">
      <style:text-properties officeooo:rsid="1e0f6e6f"/>
    </style:style>
    <style:style style:name="T638" style:family="text">
      <style:text-properties officeooo:rsid="1e10c163"/>
    </style:style>
    <style:style style:name="T639" style:family="text">
      <style:text-properties officeooo:rsid="1e126852"/>
    </style:style>
    <style:style style:name="T640" style:family="text">
      <style:text-properties officeooo:rsid="1e12fc33"/>
    </style:style>
    <style:style style:name="T641" style:family="text">
      <style:text-properties officeooo:rsid="1e1414ce"/>
    </style:style>
    <style:style style:name="T642" style:family="text">
      <style:text-properties officeooo:rsid="1e15dff9"/>
    </style:style>
    <style:style style:name="T643" style:family="text">
      <style:text-properties officeooo:rsid="1e17c883"/>
    </style:style>
    <style:style style:name="T644" style:family="text">
      <style:text-properties officeooo:rsid="1e186136"/>
    </style:style>
    <style:style style:name="T645" style:family="text">
      <style:text-properties officeooo:rsid="1e18e3d3"/>
    </style:style>
    <style:style style:name="T646" style:family="text">
      <style:text-properties officeooo:rsid="1e19236f"/>
    </style:style>
    <style:style style:name="T647" style:family="text">
      <style:text-properties fo:font-size="14pt" style:font-size-asian="10.5pt"/>
    </style:style>
    <style:style style:name="T648" style:family="text">
      <style:text-properties officeooo:rsid="1e1a3e28"/>
    </style:style>
    <style:style style:name="T649" style:family="text">
      <style:text-properties officeooo:rsid="1e1b50d4"/>
    </style:style>
    <style:style style:name="T650" style:family="text">
      <style:text-properties officeooo:rsid="1e1c2525"/>
    </style:style>
    <style:style style:name="T651" style:family="text">
      <style:text-properties officeooo:rsid="1e1e03df"/>
    </style:style>
    <style:style style:name="T652" style:family="text">
      <style:text-properties officeooo:rsid="1e1ed65f"/>
    </style:style>
    <style:style style:name="T653" style:family="text">
      <style:text-properties officeooo:rsid="1e2016ac"/>
    </style:style>
    <style:style style:name="T654" style:family="text">
      <style:text-properties officeooo:rsid="1e220057"/>
    </style:style>
    <style:style style:name="T655" style:family="text">
      <style:text-properties officeooo:rsid="1e24343b"/>
    </style:style>
    <style:style style:name="T656" style:family="text">
      <style:text-properties officeooo:rsid="1e24c1ec"/>
    </style:style>
    <style:style style:name="T657" style:family="text">
      <style:text-properties officeooo:rsid="1e276402"/>
    </style:style>
    <style:style style:name="T658" style:family="text">
      <style:text-properties officeooo:rsid="1e2945a5"/>
    </style:style>
    <style:style style:name="T659" style:family="text">
      <style:text-properties officeooo:rsid="1e2b01cd"/>
    </style:style>
    <style:style style:name="T660" style:family="text">
      <style:text-properties officeooo:rsid="1e2b039c"/>
    </style:style>
    <style:style style:name="T661" style:family="text">
      <style:text-properties officeooo:rsid="1e2bb2bf"/>
    </style:style>
    <style:style style:name="T662" style:family="text">
      <style:text-properties officeooo:rsid="1e2bc01e"/>
    </style:style>
    <style:style style:name="T663" style:family="text">
      <style:text-properties officeooo:rsid="1e304b00"/>
    </style:style>
    <style:style style:name="T664" style:family="text">
      <style:text-properties officeooo:rsid="1e3108b5"/>
    </style:style>
    <style:style style:name="T665" style:family="text">
      <style:text-properties officeooo:rsid="1e31997c"/>
    </style:style>
    <style:style style:name="T666" style:family="text">
      <style:text-properties officeooo:rsid="1e31ec82"/>
    </style:style>
    <style:style style:name="T667" style:family="text">
      <style:text-properties officeooo:rsid="1e32bb06"/>
    </style:style>
    <style:style style:name="T668" style:family="text">
      <style:text-properties officeooo:rsid="1e340387"/>
    </style:style>
    <style:style style:name="T669" style:family="text">
      <style:text-properties officeooo:rsid="1e35b669"/>
    </style:style>
    <style:style style:name="T670" style:family="text">
      <style:text-properties officeooo:rsid="1e37ee7d"/>
    </style:style>
    <style:style style:name="T671" style:family="text">
      <style:text-properties officeooo:rsid="1e392f25"/>
    </style:style>
    <style:style style:name="T672" style:family="text">
      <style:text-properties officeooo:rsid="1e3aaaf2"/>
    </style:style>
    <style:style style:name="T673" style:family="text">
      <style:text-properties officeooo:rsid="1e3cd4ae"/>
    </style:style>
    <style:style style:name="T674" style:family="text">
      <style:text-properties officeooo:rsid="1e3ec41b"/>
    </style:style>
    <style:style style:name="T675" style:family="text">
      <style:text-properties officeooo:rsid="1e400cd3"/>
    </style:style>
    <style:style style:name="T676" style:family="text">
      <style:text-properties officeooo:rsid="1e41a76b"/>
    </style:style>
    <style:style style:name="T677" style:family="text">
      <style:text-properties officeooo:rsid="1e41c638"/>
    </style:style>
    <style:style style:name="T678" style:family="text">
      <style:text-properties officeooo:rsid="1e4234c2"/>
    </style:style>
    <style:style style:name="T679" style:family="text">
      <style:text-properties officeooo:rsid="1e45d6b1"/>
    </style:style>
    <style:style style:name="T680" style:family="text">
      <style:text-properties officeooo:rsid="1e47befc"/>
    </style:style>
    <style:style style:name="T681" style:family="text">
      <style:text-properties officeooo:rsid="1e4929b2"/>
    </style:style>
    <style:style style:name="T682" style:family="text">
      <style:text-properties officeooo:rsid="1e494ca2"/>
    </style:style>
    <style:style style:name="T683" style:family="text">
      <style:text-properties officeooo:rsid="1e4a7e54"/>
    </style:style>
    <style:style style:name="T684" style:family="text">
      <style:text-properties officeooo:rsid="1e4afc20"/>
    </style:style>
    <style:style style:name="T685" style:family="text">
      <style:text-properties officeooo:rsid="1e4c95fa"/>
    </style:style>
    <style:style style:name="T686" style:family="text">
      <style:text-properties officeooo:rsid="1e4c9f83"/>
    </style:style>
    <style:style style:name="T687" style:family="text">
      <style:text-properties officeooo:rsid="1e4d5671"/>
    </style:style>
    <style:style style:name="T688" style:family="text">
      <style:text-properties officeooo:rsid="1e4fb797"/>
    </style:style>
    <style:style style:name="T689" style:family="text">
      <style:text-properties officeooo:rsid="1e4ffe63"/>
    </style:style>
    <style:style style:name="T690" style:family="text">
      <style:text-properties officeooo:rsid="1e51bb77"/>
    </style:style>
    <style:style style:name="T691" style:family="text">
      <style:text-properties officeooo:rsid="1e51ebc0"/>
    </style:style>
    <style:style style:name="T692" style:family="text">
      <style:text-properties officeooo:rsid="1e567680"/>
    </style:style>
    <style:style style:name="T693" style:family="text">
      <style:text-properties officeooo:rsid="1e574b26"/>
    </style:style>
    <style:style style:name="T694" style:family="text">
      <style:text-properties officeooo:rsid="1e57e600"/>
    </style:style>
    <style:style style:name="T695" style:family="text">
      <style:text-properties officeooo:rsid="1e59d282"/>
    </style:style>
    <style:style style:name="T696" style:family="text">
      <style:text-properties officeooo:rsid="1e5a107b"/>
    </style:style>
    <style:style style:name="T697" style:family="text">
      <style:text-properties officeooo:rsid="1e5b6a5e"/>
    </style:style>
    <style:style style:name="T698" style:family="text">
      <style:text-properties officeooo:rsid="1e5c30de"/>
    </style:style>
    <style:style style:name="T699" style:family="text">
      <style:text-properties officeooo:rsid="1e5e4300"/>
    </style:style>
    <style:style style:name="T700" style:family="text">
      <style:text-properties officeooo:rsid="1e5ffce8"/>
    </style:style>
    <style:style style:name="T701" style:family="text">
      <style:text-properties officeooo:rsid="1e6252b8"/>
    </style:style>
    <style:style style:name="T702" style:family="text">
      <style:text-properties officeooo:rsid="1e6355e2"/>
    </style:style>
    <style:style style:name="T703" style:family="text">
      <style:text-properties officeooo:rsid="1e64d91c"/>
    </style:style>
    <style:style style:name="T704" style:family="text">
      <style:text-properties officeooo:rsid="1e65a687"/>
    </style:style>
    <style:style style:name="T705" style:family="text">
      <style:text-properties officeooo:rsid="1e66a977"/>
    </style:style>
    <style:style style:name="T706" style:family="text">
      <style:text-properties officeooo:rsid="1e67ac84"/>
    </style:style>
    <style:style style:name="T707" style:family="text">
      <style:text-properties officeooo:rsid="1e680131"/>
    </style:style>
    <style:style style:name="T708" style:family="text">
      <style:text-properties officeooo:rsid="1e685a1b"/>
    </style:style>
    <style:style style:name="T709" style:family="text">
      <style:text-properties officeooo:rsid="1e68b0f0"/>
    </style:style>
    <style:style style:name="T710" style:family="text">
      <style:text-properties officeooo:rsid="1e6b76e6"/>
    </style:style>
    <style:style style:name="T711" style:family="text">
      <style:text-properties officeooo:rsid="1e6c768e"/>
    </style:style>
    <style:style style:name="T712" style:family="text">
      <style:text-properties officeooo:rsid="1e6ce174"/>
    </style:style>
    <style:style style:name="T713" style:family="text">
      <style:text-properties officeooo:rsid="1e6db6fb"/>
    </style:style>
    <style:style style:name="T714" style:family="text">
      <style:text-properties officeooo:rsid="1e6ef6ba"/>
    </style:style>
    <style:style style:name="T715" style:family="text">
      <style:text-properties officeooo:rsid="1e714a9e"/>
    </style:style>
    <style:style style:name="T716" style:family="text">
      <style:text-properties officeooo:rsid="1e764b30"/>
    </style:style>
    <style:style style:name="T717" style:family="text">
      <style:text-properties officeooo:rsid="1e771938"/>
    </style:style>
    <style:style style:name="T718" style:family="text">
      <style:text-properties officeooo:rsid="1e79c9dc"/>
    </style:style>
    <style:style style:name="T719" style:family="text">
      <style:text-properties officeooo:rsid="1e7b10e1"/>
    </style:style>
    <style:style style:name="T720" style:family="text">
      <style:text-properties officeooo:rsid="1e7d1799"/>
    </style:style>
    <style:style style:name="T721" style:family="text">
      <style:text-properties officeooo:rsid="1e7dcb45"/>
    </style:style>
    <style:style style:name="T722" style:family="text">
      <style:text-properties officeooo:rsid="1e7e0d82"/>
    </style:style>
    <style:style style:name="T723" style:family="text">
      <style:text-properties officeooo:rsid="1e7ee0c2"/>
    </style:style>
    <style:style style:name="T724" style:family="text">
      <style:text-properties officeooo:rsid="1e80bc76"/>
    </style:style>
    <style:style style:name="T725" style:family="text">
      <style:text-properties officeooo:rsid="1e82b6fb"/>
    </style:style>
    <style:style style:name="T726" style:family="text">
      <style:text-properties officeooo:rsid="1df04052"/>
    </style:style>
    <style:style style:name="T727" style:family="text">
      <style:text-properties officeooo:rsid="1e85543d"/>
    </style:style>
    <style:style style:name="T728" style:family="text">
      <style:text-properties officeooo:rsid="1e857ff9"/>
    </style:style>
    <style:style style:name="T729" style:family="text">
      <style:text-properties officeooo:rsid="1e879b64"/>
    </style:style>
    <style:style style:name="T730" style:family="text">
      <style:text-properties officeooo:rsid="1e892cb2"/>
    </style:style>
    <style:style style:name="T731" style:family="text">
      <style:text-properties officeooo:rsid="1e8aad5d"/>
    </style:style>
    <style:style style:name="T732" style:family="text">
      <style:text-properties officeooo:rsid="1e8dfd60"/>
    </style:style>
    <style:style style:name="T733" style:family="text">
      <style:text-properties officeooo:rsid="1e8f9ac7"/>
    </style:style>
    <style:style style:name="T734" style:family="text">
      <style:text-properties officeooo:rsid="1e91d7c0"/>
    </style:style>
    <style:style style:name="T735" style:family="text">
      <style:text-properties officeooo:rsid="1e928733"/>
    </style:style>
    <style:style style:name="T736" style:family="text">
      <style:text-properties officeooo:rsid="1e942e2d"/>
    </style:style>
    <style:style style:name="T737" style:family="text">
      <style:text-properties officeooo:rsid="1e96a80c"/>
    </style:style>
    <style:style style:name="T738" style:family="text">
      <style:text-properties officeooo:rsid="1e9abf2d"/>
    </style:style>
    <style:style style:name="T739" style:family="text">
      <style:text-properties officeooo:rsid="1e9c685c"/>
    </style:style>
    <style:style style:name="T740" style:family="text">
      <style:text-properties officeooo:rsid="1e9ceafa"/>
    </style:style>
    <style:style style:name="T741" style:family="text">
      <style:text-properties officeooo:rsid="1ea122f6"/>
    </style:style>
    <style:style style:name="T742" style:family="text">
      <style:text-properties officeooo:rsid="1ea2a51a"/>
    </style:style>
    <style:style style:name="T743" style:family="text">
      <style:text-properties officeooo:rsid="1ea452d4"/>
    </style:style>
    <style:style style:name="T744" style:family="text">
      <style:text-properties officeooo:rsid="1ea6e4d6"/>
    </style:style>
    <style:style style:name="T745" style:family="text">
      <style:text-properties officeooo:rsid="1ea7aa3d"/>
    </style:style>
    <style:style style:name="T746" style:family="text">
      <style:text-properties officeooo:rsid="1ea7ca62"/>
    </style:style>
    <style:style style:name="T747" style:family="text">
      <style:text-properties officeooo:rsid="1e545f95"/>
    </style:style>
    <style:style style:name="T748" style:family="text">
      <style:text-properties officeooo:rsid="1e5572b3"/>
    </style:style>
    <style:style style:name="T749" style:family="text">
      <style:text-properties officeooo:rsid="1ea97962"/>
    </style:style>
    <style:style style:name="T750" style:family="text">
      <style:text-properties officeooo:rsid="1eab38f9"/>
    </style:style>
    <style:style style:name="T751" style:family="text">
      <style:text-properties officeooo:rsid="1eabd26f"/>
    </style:style>
    <style:style style:name="T752" style:family="text">
      <style:text-properties officeooo:rsid="1eacae32"/>
    </style:style>
    <style:style style:name="T753" style:family="text">
      <style:text-properties officeooo:rsid="1eae248a"/>
    </style:style>
    <style:style style:name="T754" style:family="text">
      <style:text-properties officeooo:rsid="1eb01302"/>
    </style:style>
    <style:style style:name="T755" style:family="text">
      <style:text-properties officeooo:rsid="1eb0df03"/>
    </style:style>
    <style:style style:name="T756" style:family="text">
      <style:text-properties officeooo:rsid="1eb29801"/>
    </style:style>
    <style:style style:name="T757" style:family="text">
      <style:text-properties officeooo:rsid="1eb3de37"/>
    </style:style>
    <style:style style:name="T758" style:family="text">
      <style:text-properties officeooo:rsid="1eb45a63"/>
    </style:style>
    <style:style style:name="T759" style:family="text">
      <style:text-properties officeooo:rsid="1eb685bf"/>
    </style:style>
    <style:style style:name="T760" style:family="text">
      <style:text-properties officeooo:rsid="1eb80f6e"/>
    </style:style>
    <style:style style:name="T761" style:family="text">
      <style:text-properties officeooo:rsid="1eb97529"/>
    </style:style>
    <style:style style:name="T762" style:family="text">
      <style:text-properties officeooo:rsid="1ebbd928"/>
    </style:style>
    <style:style style:name="T763" style:family="text">
      <style:text-properties officeooo:rsid="1ebed06f"/>
    </style:style>
    <style:style style:name="T764" style:family="text">
      <style:text-properties officeooo:rsid="1ebfaece"/>
    </style:style>
    <style:style style:name="T765" style:family="text">
      <style:text-properties officeooo:rsid="1ebfd482"/>
    </style:style>
    <style:style style:name="T766" style:family="text">
      <style:text-properties officeooo:rsid="1ec1a283"/>
    </style:style>
    <style:style style:name="T767" style:family="text">
      <style:text-properties officeooo:rsid="1ec38206"/>
    </style:style>
    <style:style style:name="T768" style:family="text">
      <style:text-properties officeooo:rsid="1ec48208"/>
    </style:style>
    <style:style style:name="T769" style:family="text">
      <style:text-properties officeooo:rsid="1ec6aa47"/>
    </style:style>
    <style:style style:name="T770" style:family="text">
      <style:text-properties officeooo:rsid="1ec9b431"/>
    </style:style>
    <style:style style:name="T771" style:family="text">
      <style:text-properties officeooo:rsid="1ecb16e3"/>
    </style:style>
    <style:style style:name="T772" style:family="text">
      <style:text-properties officeooo:rsid="1ecb6ace"/>
    </style:style>
    <style:style style:name="T773" style:family="text">
      <style:text-properties officeooo:rsid="1eccb0f4"/>
    </style:style>
    <style:style style:name="T774" style:family="text">
      <style:text-properties officeooo:rsid="1ecd91cc"/>
    </style:style>
    <style:style style:name="T775" style:family="text">
      <style:text-properties officeooo:rsid="1eceb959"/>
    </style:style>
    <style:style style:name="T776" style:family="text">
      <style:text-properties officeooo:rsid="1ed07d62"/>
    </style:style>
    <style:style style:name="T777" style:family="text">
      <style:text-properties officeooo:rsid="1ed152ab"/>
    </style:style>
    <style:style style:name="T778" style:family="text">
      <style:text-properties officeooo:rsid="1ed2277e"/>
    </style:style>
    <style:style style:name="T779" style:family="text">
      <style:text-properties officeooo:rsid="1ed30dd3"/>
    </style:style>
    <style:style style:name="T780" style:family="text">
      <style:text-properties officeooo:rsid="1ed32a87"/>
    </style:style>
    <style:style style:name="T781" style:family="text">
      <style:text-properties officeooo:rsid="1ed58e11"/>
    </style:style>
    <style:style style:name="T782" style:family="text">
      <style:text-properties officeooo:rsid="1ed72560"/>
    </style:style>
    <style:style style:name="T783" style:family="text">
      <style:text-properties officeooo:rsid="1ed91b0b"/>
    </style:style>
    <style:style style:name="T784" style:family="text">
      <style:text-properties officeooo:rsid="1eda4051"/>
    </style:style>
    <style:style style:name="T785" style:family="text">
      <style:text-properties officeooo:rsid="1edb9d6f"/>
    </style:style>
    <style:style style:name="T786" style:family="text">
      <style:text-properties officeooo:rsid="1edbff22"/>
    </style:style>
    <style:style style:name="T787" style:family="text">
      <style:text-properties officeooo:rsid="1edcdbb6"/>
    </style:style>
    <style:style style:name="T788" style:family="text">
      <style:text-properties officeooo:rsid="1edeb0cc"/>
    </style:style>
    <style:style style:name="T789" style:family="text">
      <style:text-properties officeooo:rsid="1ee0944f"/>
    </style:style>
    <style:style style:name="T790" style:family="text">
      <style:text-properties officeooo:rsid="1ee2158b"/>
    </style:style>
    <style:style style:name="T791" style:family="text">
      <style:text-properties officeooo:rsid="1ee23234"/>
    </style:style>
    <style:style style:name="T792" style:family="text">
      <style:text-properties officeooo:rsid="1ee3e5fa"/>
    </style:style>
    <style:style style:name="T793" style:family="text">
      <style:text-properties officeooo:rsid="1ee5b815"/>
    </style:style>
    <style:style style:name="T794" style:family="text">
      <style:text-properties officeooo:rsid="1ee68251"/>
    </style:style>
    <style:style style:name="T795" style:family="text">
      <style:text-properties officeooo:rsid="1ee6ee52"/>
    </style:style>
    <style:style style:name="T796" style:family="text">
      <style:text-properties officeooo:rsid="1ee7dbc7"/>
    </style:style>
    <style:style style:name="T797" style:family="text">
      <style:text-properties officeooo:rsid="1ee84c60"/>
    </style:style>
    <style:style style:name="T798" style:family="text">
      <style:text-properties officeooo:rsid="1ee9c2b1"/>
    </style:style>
    <style:style style:name="T799" style:family="text">
      <style:text-properties officeooo:rsid="1eea9596"/>
    </style:style>
    <style:style style:name="T800" style:family="text">
      <style:text-properties officeooo:rsid="1eeaab2a"/>
    </style:style>
    <style:style style:name="T801" style:family="text">
      <style:text-properties officeooo:rsid="1eeb995e"/>
    </style:style>
    <style:style style:name="T802" style:family="text">
      <style:text-properties officeooo:rsid="1eebe9ab"/>
    </style:style>
    <style:style style:name="T803" style:family="text">
      <style:text-properties officeooo:rsid="1eee5bd4"/>
    </style:style>
    <style:style style:name="T804" style:family="text">
      <style:text-properties officeooo:rsid="1eef23ea"/>
    </style:style>
    <style:style style:name="T805" style:family="text">
      <style:text-properties officeooo:rsid="1ef0a281"/>
    </style:style>
    <style:style style:name="T806" style:family="text">
      <style:text-properties officeooo:rsid="1ef20e57"/>
    </style:style>
    <style:style style:name="T807" style:family="text">
      <style:text-properties officeooo:rsid="1ef3972b"/>
    </style:style>
    <style:style style:name="T808" style:family="text">
      <style:text-properties officeooo:rsid="1ef53274"/>
    </style:style>
    <style:style style:name="T809" style:family="text">
      <style:text-properties officeooo:rsid="1ef67560"/>
    </style:style>
    <style:style style:name="T810" style:family="text">
      <style:text-properties officeooo:rsid="1ef81a73"/>
    </style:style>
    <style:style style:name="T811" style:family="text">
      <style:text-properties officeooo:rsid="1ef9619e"/>
    </style:style>
    <style:style style:name="T812" style:family="text">
      <style:text-properties officeooo:rsid="1efb2f81"/>
    </style:style>
    <style:style style:name="T813" style:family="text">
      <style:text-properties officeooo:rsid="1efcc6b8"/>
    </style:style>
    <style:style style:name="T814" style:family="text">
      <style:text-properties officeooo:rsid="1efd9bed"/>
    </style:style>
    <style:style style:name="T815" style:family="text">
      <style:text-properties officeooo:rsid="1effdc29"/>
    </style:style>
    <style:style style:name="T816" style:family="text">
      <style:text-properties officeooo:rsid="1f004c8e"/>
    </style:style>
    <style:style style:name="T817" style:family="text">
      <style:text-properties officeooo:rsid="1f01d89c"/>
    </style:style>
    <style:style style:name="T818" style:family="text">
      <style:text-properties officeooo:rsid="1f058284"/>
    </style:style>
    <style:style style:name="T819" style:family="text">
      <style:text-properties officeooo:rsid="1f09c7ed"/>
    </style:style>
    <style:style style:name="T820" style:family="text">
      <style:text-properties officeooo:rsid="1f0a2244"/>
    </style:style>
    <style:style style:name="T821" style:family="text">
      <style:text-properties officeooo:rsid="1f0a7a7e"/>
    </style:style>
    <style:style style:name="T822" style:family="text">
      <style:text-properties officeooo:rsid="1f0afe7a"/>
    </style:style>
    <style:style style:name="T823" style:family="text">
      <style:text-properties officeooo:rsid="1f0c1914"/>
    </style:style>
    <style:style style:name="T824" style:family="text">
      <style:text-properties officeooo:rsid="1f0dd6c9"/>
    </style:style>
    <style:style style:name="T825" style:family="text">
      <style:text-properties officeooo:rsid="1f0e9cd6"/>
    </style:style>
    <style:style style:name="T826" style:family="text">
      <style:text-properties officeooo:rsid="1f104602"/>
    </style:style>
    <style:style style:name="T827" style:family="text">
      <style:text-properties officeooo:rsid="1f119430"/>
    </style:style>
    <style:style style:name="T828" style:family="text">
      <style:text-properties officeooo:rsid="1f12ebd5"/>
    </style:style>
    <style:style style:name="T829" style:family="text">
      <style:text-properties officeooo:rsid="1f14b6ba"/>
    </style:style>
    <style:style style:name="T830" style:family="text">
      <style:text-properties officeooo:rsid="1f160d75"/>
    </style:style>
    <style:style style:name="T831" style:family="text">
      <style:text-properties officeooo:rsid="1f171f35"/>
    </style:style>
    <style:style style:name="T832" style:family="text">
      <style:text-properties officeooo:rsid="1f187e1c"/>
    </style:style>
    <style:style style:name="T833" style:family="text">
      <style:text-properties officeooo:rsid="1f1a5103"/>
    </style:style>
    <style:style style:name="T834" style:family="text">
      <style:text-properties officeooo:rsid="1f1a69d3"/>
    </style:style>
    <style:style style:name="T835" style:family="text">
      <style:text-properties officeooo:rsid="1f1b8631"/>
    </style:style>
    <style:style style:name="T836" style:family="text">
      <style:text-properties officeooo:rsid="1f1bee31"/>
    </style:style>
    <style:style style:name="T837" style:family="text">
      <style:text-properties officeooo:rsid="1f1c96a9"/>
    </style:style>
    <style:style style:name="T838" style:family="text">
      <style:text-properties officeooo:rsid="1f1e0505"/>
    </style:style>
    <style:style style:name="T839" style:family="text">
      <style:text-properties officeooo:rsid="1f1ffda0"/>
    </style:style>
    <style:style style:name="T840" style:family="text">
      <style:text-properties officeooo:rsid="1f202af9"/>
    </style:style>
    <style:style style:name="T841" style:family="text">
      <style:text-properties officeooo:rsid="1f2058ce"/>
    </style:style>
    <style:style style:name="T842" style:family="text">
      <style:text-properties officeooo:rsid="1f2243a8"/>
    </style:style>
    <style:style style:name="T843" style:family="text">
      <style:text-properties officeooo:rsid="1f236425"/>
    </style:style>
    <style:style style:name="T844" style:family="text">
      <style:text-properties officeooo:rsid="1f24c72a"/>
    </style:style>
    <style:style style:name="T845" style:family="text">
      <style:text-properties officeooo:rsid="1f25e383"/>
    </style:style>
    <style:style style:name="T846" style:family="text">
      <style:text-properties officeooo:rsid="1f26187e"/>
    </style:style>
    <style:style style:name="T847" style:family="text">
      <style:text-properties officeooo:rsid="1f27288f"/>
    </style:style>
    <style:style style:name="T848" style:family="text">
      <style:text-properties officeooo:rsid="1f2814a2"/>
    </style:style>
    <style:style style:name="T849" style:family="text">
      <style:text-properties officeooo:rsid="1f29902f"/>
    </style:style>
    <style:style style:name="T850" style:family="text">
      <style:text-properties officeooo:rsid="1f2b7468"/>
    </style:style>
    <style:style style:name="T851" style:family="text">
      <style:text-properties officeooo:rsid="1f2cfb16"/>
    </style:style>
    <style:style style:name="T852" style:family="text">
      <style:text-properties officeooo:rsid="1f2e1e8b"/>
    </style:style>
    <style:style style:name="T853" style:family="text">
      <style:text-properties officeooo:rsid="1f2eba1d"/>
    </style:style>
    <style:style style:name="T854" style:family="text">
      <style:text-properties officeooo:rsid="1f307aa7"/>
    </style:style>
    <style:style style:name="T855" style:family="text">
      <style:text-properties officeooo:rsid="1f30f839"/>
    </style:style>
    <style:style style:name="T856" style:family="text">
      <style:text-properties officeooo:rsid="1f322f8b"/>
    </style:style>
    <style:style style:name="T857" style:family="text">
      <style:text-properties officeooo:rsid="1f330f90"/>
    </style:style>
    <style:style style:name="T858" style:family="text">
      <style:text-properties officeooo:rsid="1f344e5d"/>
    </style:style>
    <style:style style:name="T859" style:family="text">
      <style:text-properties officeooo:rsid="1f351a07"/>
    </style:style>
    <style:style style:name="T860" style:family="text">
      <style:text-properties officeooo:rsid="1f353fa4"/>
    </style:style>
    <style:style style:name="T861" style:family="text">
      <style:text-properties officeooo:rsid="1f3727d7"/>
    </style:style>
    <style:style style:name="T862" style:family="text">
      <style:text-properties officeooo:rsid="1f377886"/>
    </style:style>
    <style:style style:name="T863" style:family="text">
      <style:text-properties officeooo:rsid="1f37fd64"/>
    </style:style>
    <style:style style:name="T864" style:family="text">
      <style:text-properties officeooo:rsid="1f3b64a9"/>
    </style:style>
    <style:style style:name="T865" style:family="text">
      <style:text-properties officeooo:rsid="1f3bdbaa"/>
    </style:style>
    <style:style style:name="T866" style:family="text">
      <style:text-properties officeooo:rsid="1f3ef4eb"/>
    </style:style>
    <style:style style:name="T867" style:family="text">
      <style:text-properties officeooo:rsid="1f4163d3"/>
    </style:style>
    <style:style style:name="T868" style:family="text">
      <style:text-properties officeooo:rsid="1f41cbe3"/>
    </style:style>
    <style:style style:name="T869" style:family="text">
      <style:text-properties officeooo:rsid="1f42d527"/>
    </style:style>
    <style:style style:name="T870" style:family="text">
      <style:text-properties officeooo:rsid="1f44896c"/>
    </style:style>
    <style:style style:name="T871" style:family="text">
      <style:text-properties officeooo:rsid="1f455695"/>
    </style:style>
    <style:style style:name="T872" style:family="text">
      <style:text-properties officeooo:rsid="1f45f889"/>
    </style:style>
    <style:style style:name="T873" style:family="text">
      <style:text-properties officeooo:rsid="1f4696cd"/>
    </style:style>
    <style:style style:name="T874" style:family="text">
      <style:text-properties officeooo:rsid="1f4857d6"/>
    </style:style>
    <style:style style:name="T875" style:family="text">
      <style:text-properties officeooo:rsid="1f497eb6"/>
    </style:style>
    <style:style style:name="T876" style:family="text">
      <style:text-properties officeooo:rsid="1f4a8c0f"/>
    </style:style>
    <style:style style:name="T877" style:family="text">
      <style:text-properties officeooo:rsid="1f4a8c21"/>
    </style:style>
    <style:style style:name="T878" style:family="text">
      <style:text-properties officeooo:rsid="1f4c4b54"/>
    </style:style>
    <style:style style:name="T879" style:family="text">
      <style:text-properties officeooo:rsid="1f4f3b0f"/>
    </style:style>
    <style:style style:name="T880" style:family="text">
      <style:text-properties officeooo:rsid="1f50e8b8"/>
    </style:style>
    <style:style style:name="T881" style:family="text">
      <style:text-properties officeooo:rsid="1f51c54c"/>
    </style:style>
    <style:style style:name="T882" style:family="text">
      <style:text-properties officeooo:rsid="1f5349db"/>
    </style:style>
    <style:style style:name="T883" style:family="text">
      <style:text-properties officeooo:rsid="1f545b37"/>
    </style:style>
    <style:style style:name="T884" style:family="text">
      <style:text-properties officeooo:rsid="1f545f3b"/>
    </style:style>
    <style:style style:name="T885" style:family="text">
      <style:text-properties officeooo:rsid="1f55e831"/>
    </style:style>
    <style:style style:name="T886" style:family="text">
      <style:text-properties officeooo:rsid="1f57a4b5"/>
    </style:style>
    <style:style style:name="T887" style:family="text">
      <style:text-properties officeooo:rsid="1f57aead"/>
    </style:style>
    <style:style style:name="T888" style:family="text">
      <style:text-properties officeooo:rsid="1f580217"/>
    </style:style>
    <style:style style:name="T889" style:family="text">
      <style:text-properties officeooo:rsid="1f5a019a"/>
    </style:style>
    <style:style style:name="T890" style:family="text">
      <style:text-properties officeooo:rsid="1f5b58c6"/>
    </style:style>
    <style:style style:name="T891" style:family="text">
      <style:text-properties officeooo:rsid="1f5b77bc"/>
    </style:style>
    <style:style style:name="T892" style:family="text">
      <style:text-properties officeooo:rsid="1f5bdf7f"/>
    </style:style>
    <style:style style:name="T893" style:family="text">
      <style:text-properties officeooo:rsid="1f5c9cce"/>
    </style:style>
    <style:style style:name="T894" style:family="text">
      <style:text-properties officeooo:rsid="1f5d199f"/>
    </style:style>
    <style:style style:name="T895" style:family="text">
      <style:text-properties officeooo:rsid="1f5d2227"/>
    </style:style>
    <style:style style:name="T896" style:family="text">
      <style:text-properties officeooo:rsid="1f5ea121"/>
    </style:style>
    <style:style style:name="T897" style:family="text">
      <style:text-properties officeooo:rsid="1f6006ab"/>
    </style:style>
    <style:style style:name="T898" style:family="text">
      <style:text-properties officeooo:rsid="1f611d7f"/>
    </style:style>
    <style:style style:name="T899" style:family="text">
      <style:text-properties officeooo:rsid="1f62e475"/>
    </style:style>
    <style:style style:name="T900" style:family="text">
      <style:text-properties officeooo:rsid="1f63e6f3"/>
    </style:style>
    <style:style style:name="T901" style:family="text">
      <style:text-properties officeooo:rsid="1f65bef3"/>
    </style:style>
    <style:style style:name="T902" style:family="text">
      <style:text-properties officeooo:rsid="1f68dd6b"/>
    </style:style>
    <style:style style:name="T903" style:family="text">
      <style:text-properties officeooo:rsid="1f692ff4"/>
    </style:style>
    <style:style style:name="T904" style:family="text">
      <style:text-properties officeooo:rsid="1f69ddd0"/>
    </style:style>
    <style:style style:name="T905" style:family="text">
      <style:text-properties officeooo:rsid="1f6adf08"/>
    </style:style>
    <style:style style:name="T906" style:family="text">
      <style:text-properties officeooo:rsid="1f6db650"/>
    </style:style>
    <style:style style:name="T907" style:family="text">
      <style:text-properties officeooo:rsid="1f6ec7e5"/>
    </style:style>
    <style:style style:name="T908" style:family="text">
      <style:text-properties officeooo:rsid="1f6f0c7b"/>
    </style:style>
    <style:style style:name="T909" style:family="text">
      <style:text-properties officeooo:rsid="1f702453"/>
    </style:style>
    <style:style style:name="T910" style:family="text">
      <style:text-properties officeooo:rsid="1f7100e8"/>
    </style:style>
    <style:style style:name="T911" style:family="text">
      <style:text-properties officeooo:rsid="1f72e631"/>
    </style:style>
    <style:style style:name="T912" style:family="text">
      <style:text-properties officeooo:rsid="1f761267"/>
    </style:style>
    <style:style style:name="T913" style:family="text">
      <style:text-properties officeooo:rsid="1f766eda"/>
    </style:style>
    <style:style style:name="T914" style:family="text">
      <style:text-properties officeooo:rsid="1f77b2f4"/>
    </style:style>
    <style:style style:name="T915" style:family="text">
      <style:text-properties officeooo:rsid="1f78d309"/>
    </style:style>
    <style:style style:name="T916" style:family="text">
      <style:text-properties officeooo:rsid="1f78f444"/>
    </style:style>
    <style:style style:name="T917" style:family="text">
      <style:text-properties officeooo:rsid="1f7cb288"/>
    </style:style>
    <style:style style:name="T918" style:family="text">
      <style:text-properties officeooo:rsid="1f7d71de"/>
    </style:style>
    <style:style style:name="T919" style:family="text">
      <style:text-properties officeooo:rsid="1f7e3da4"/>
    </style:style>
    <style:style style:name="T920" style:family="text">
      <style:text-properties officeooo:rsid="1f7fc9fa"/>
    </style:style>
    <style:style style:name="T921" style:family="text">
      <style:text-properties officeooo:rsid="1f80b7ac"/>
    </style:style>
    <style:style style:name="T922" style:family="text">
      <style:text-properties officeooo:rsid="1f81a440"/>
    </style:style>
    <style:style style:name="T923" style:family="text">
      <style:text-properties officeooo:rsid="1f839487"/>
    </style:style>
    <style:style style:name="T924" style:family="text">
      <style:text-properties officeooo:rsid="1f860405"/>
    </style:style>
    <style:style style:name="T925" style:family="text">
      <style:text-properties officeooo:rsid="1f86285f"/>
    </style:style>
    <style:style style:name="T926" style:family="text">
      <style:text-properties officeooo:rsid="1f86ee1a"/>
    </style:style>
    <style:style style:name="T927" style:family="text">
      <style:text-properties officeooo:rsid="1f8748d9"/>
    </style:style>
    <style:style style:name="T928" style:family="text">
      <style:text-properties officeooo:rsid="1f88ea0b"/>
    </style:style>
    <style:style style:name="T929" style:family="text">
      <style:text-properties officeooo:rsid="1f8a9fdc"/>
    </style:style>
    <style:style style:name="T930" style:family="text">
      <style:text-properties officeooo:rsid="1f8b0153"/>
    </style:style>
    <style:style style:name="T931" style:family="text">
      <style:text-properties officeooo:rsid="1f8e9525"/>
    </style:style>
    <style:style style:name="T932" style:family="text">
      <style:text-properties officeooo:rsid="1f8feee0"/>
    </style:style>
    <style:style style:name="T933" style:family="text">
      <style:text-properties officeooo:rsid="1f917a6c"/>
    </style:style>
    <style:style style:name="T934" style:family="text">
      <style:text-properties officeooo:rsid="1f92a406"/>
    </style:style>
    <style:style style:name="T935" style:family="text">
      <style:text-properties officeooo:rsid="1f94fd08"/>
    </style:style>
    <style:style style:name="T936" style:family="text">
      <style:text-properties officeooo:rsid="1f98e0f2"/>
    </style:style>
    <style:style style:name="T937" style:family="text">
      <style:text-properties officeooo:rsid="1f991043"/>
    </style:style>
    <style:style style:name="T938" style:family="text">
      <style:text-properties officeooo:rsid="1f9a945c"/>
    </style:style>
    <style:style style:name="T939" style:family="text">
      <style:text-properties officeooo:rsid="1f9ad5a5"/>
    </style:style>
    <style:style style:name="T940" style:family="text">
      <style:text-properties officeooo:rsid="1f9be975"/>
    </style:style>
    <style:style style:name="T941" style:family="text">
      <style:text-properties officeooo:rsid="1f9dbc13"/>
    </style:style>
    <style:style style:name="T942" style:family="text">
      <style:text-properties officeooo:rsid="1f9ee27d"/>
    </style:style>
    <style:style style:name="T943" style:family="text">
      <style:text-properties officeooo:rsid="1f9f5935"/>
    </style:style>
    <style:style style:name="T944" style:family="text">
      <style:text-properties officeooo:rsid="1fa01f91"/>
    </style:style>
    <style:style style:name="T945" style:family="text">
      <style:text-properties officeooo:rsid="1fa3221d"/>
    </style:style>
    <style:style style:name="T946" style:family="text">
      <style:text-properties officeooo:rsid="1fa32dd5"/>
    </style:style>
    <style:style style:name="T947" style:family="text">
      <style:text-properties officeooo:rsid="1fa41b9e"/>
    </style:style>
    <style:style style:name="T948" style:family="text">
      <style:text-properties officeooo:rsid="1fa454f4"/>
    </style:style>
    <style:style style:name="T949" style:family="text">
      <style:text-properties officeooo:rsid="1fa5c58a"/>
    </style:style>
    <style:style style:name="T950" style:family="text">
      <style:text-properties officeooo:rsid="1fa82910"/>
    </style:style>
    <style:style style:name="T951" style:family="text">
      <style:text-properties officeooo:rsid="1faa0e08"/>
    </style:style>
    <style:style style:name="T952" style:family="text">
      <style:text-properties officeooo:rsid="1faabdd3"/>
    </style:style>
    <style:style style:name="T953" style:family="text">
      <style:text-properties officeooo:rsid="1fab3474"/>
    </style:style>
    <style:style style:name="T954" style:family="text">
      <style:text-properties officeooo:rsid="1fae2d0d"/>
    </style:style>
    <style:style style:name="T955" style:family="text">
      <style:text-properties officeooo:rsid="1faee92b"/>
    </style:style>
    <style:style style:name="T956" style:family="text">
      <style:text-properties officeooo:rsid="1fb000de"/>
    </style:style>
    <style:style style:name="T957" style:family="text">
      <style:text-properties officeooo:rsid="1fb05b5d"/>
    </style:style>
    <style:style style:name="T958" style:family="text">
      <style:text-properties officeooo:rsid="1fb0ca33"/>
    </style:style>
    <style:style style:name="T959" style:family="text">
      <style:text-properties officeooo:rsid="1fb1b285"/>
    </style:style>
    <style:style style:name="T960" style:family="text">
      <style:text-properties officeooo:rsid="1fb291e5"/>
    </style:style>
    <style:style style:name="T961" style:family="text">
      <style:text-properties officeooo:rsid="1fb30465"/>
    </style:style>
    <style:style style:name="T962" style:family="text">
      <style:text-properties officeooo:rsid="1fb326f8"/>
    </style:style>
    <style:style style:name="T963" style:family="text">
      <style:text-properties officeooo:rsid="1fb437a3"/>
    </style:style>
    <style:style style:name="T964" style:family="text">
      <style:text-properties officeooo:rsid="1fb71d78"/>
    </style:style>
    <style:style style:name="T965" style:family="text">
      <style:text-properties officeooo:rsid="1fba8b37"/>
    </style:style>
    <style:style style:name="T966" style:family="text">
      <style:text-properties officeooo:rsid="1fbc0a6a"/>
    </style:style>
    <style:style style:name="T967" style:family="text">
      <style:text-properties officeooo:rsid="1fbddc78"/>
    </style:style>
    <style:style style:name="T968" style:family="text">
      <style:text-properties officeooo:rsid="1fbf7c18"/>
    </style:style>
    <style:style style:name="T969" style:family="text">
      <style:text-properties officeooo:rsid="1fc0c712"/>
    </style:style>
    <style:style style:name="T970" style:family="text">
      <style:text-properties officeooo:rsid="1fc172ca"/>
    </style:style>
    <style:style style:name="T971" style:family="text">
      <style:text-properties officeooo:rsid="1fc36dec"/>
    </style:style>
    <style:style style:name="T972" style:family="text">
      <style:text-properties officeooo:rsid="1fc4a907"/>
    </style:style>
    <style:style style:name="T973" style:family="text">
      <style:text-properties officeooo:rsid="1fc55e10"/>
    </style:style>
    <style:style style:name="T974" style:family="text">
      <style:text-properties officeooo:rsid="1fc68749"/>
    </style:style>
    <style:style style:name="T975" style:family="text">
      <style:text-properties officeooo:rsid="1fc78cd3"/>
    </style:style>
    <style:style style:name="T976" style:family="text">
      <style:text-properties officeooo:rsid="1fcd8bd8"/>
    </style:style>
    <style:style style:name="T977" style:family="text">
      <style:text-properties officeooo:rsid="1fcfcb3b"/>
    </style:style>
    <style:style style:name="T978" style:family="text">
      <style:text-properties officeooo:rsid="1fd1afcd"/>
    </style:style>
    <style:style style:name="T979" style:family="text">
      <style:text-properties officeooo:rsid="1fd33167"/>
    </style:style>
    <style:style style:name="T980" style:family="text">
      <style:text-properties officeooo:rsid="1fd4fff0"/>
    </style:style>
    <style:style style:name="T981" style:family="text">
      <style:text-properties officeooo:rsid="1fd60e4c"/>
    </style:style>
    <style:style style:name="T982" style:family="text">
      <style:text-properties officeooo:rsid="1fd7888b"/>
    </style:style>
    <style:style style:name="T983" style:family="text">
      <style:text-properties officeooo:rsid="1fd896b5"/>
    </style:style>
    <style:style style:name="T984" style:family="text">
      <style:text-properties officeooo:rsid="1fd979ac"/>
    </style:style>
    <style:style style:name="T985" style:family="text">
      <style:text-properties officeooo:rsid="1fdb77b2"/>
    </style:style>
    <style:style style:name="T986" style:family="text">
      <style:text-properties officeooo:rsid="1fdbe4b2"/>
    </style:style>
    <style:style style:name="T987" style:family="text">
      <style:text-properties officeooo:rsid="1fddc33e"/>
    </style:style>
    <style:style style:name="T988" style:family="text">
      <style:text-properties officeooo:rsid="1fdee4f0"/>
    </style:style>
    <style:style style:name="T989" style:family="text">
      <style:text-properties officeooo:rsid="1fdf7b64"/>
    </style:style>
    <style:style style:name="T990" style:family="text">
      <style:text-properties officeooo:rsid="1fe0ce0f"/>
    </style:style>
    <style:style style:name="T991" style:family="text">
      <style:text-properties officeooo:rsid="1fe18b80"/>
    </style:style>
    <style:style style:name="T992" style:family="text">
      <style:text-properties officeooo:rsid="1fe30beb"/>
    </style:style>
    <style:style style:name="T993" style:family="text">
      <style:text-properties officeooo:rsid="1fe3643a"/>
    </style:style>
    <style:style style:name="T994" style:family="text">
      <style:text-properties officeooo:rsid="1fe42c28"/>
    </style:style>
    <style:style style:name="T995" style:family="text">
      <style:text-properties officeooo:rsid="1fe572f5"/>
    </style:style>
    <style:style style:name="T996" style:family="text">
      <style:text-properties officeooo:rsid="1fe5fe44"/>
    </style:style>
    <style:style style:name="T997" style:family="text">
      <style:text-properties officeooo:rsid="1fe7b63b"/>
    </style:style>
    <style:style style:name="T998" style:family="text">
      <style:text-properties officeooo:rsid="1fe8537b"/>
    </style:style>
    <style:style style:name="T999" style:family="text">
      <style:text-properties officeooo:rsid="1fe91ad4"/>
    </style:style>
    <style:style style:name="T1000" style:family="text">
      <style:text-properties officeooo:rsid="1fe97c1f"/>
    </style:style>
    <style:style style:name="T1001" style:family="text">
      <style:text-properties officeooo:rsid="1feae1d4"/>
    </style:style>
    <style:style style:name="T1002" style:family="text">
      <style:text-properties officeooo:rsid="1febe420"/>
    </style:style>
    <style:style style:name="T1003" style:family="text">
      <style:text-properties officeooo:rsid="1febe458"/>
    </style:style>
    <style:style style:name="T1004" style:family="text">
      <style:text-properties officeooo:rsid="1feddda2"/>
    </style:style>
    <style:style style:name="T1005" style:family="text">
      <style:text-properties officeooo:rsid="1fede1ba"/>
    </style:style>
    <style:style style:name="T1006" style:family="text">
      <style:text-properties officeooo:rsid="1fef6f98"/>
    </style:style>
    <style:style style:name="T1007" style:family="text">
      <style:text-properties officeooo:rsid="1ff19ab6"/>
    </style:style>
    <style:style style:name="T1008" style:family="text">
      <style:text-properties officeooo:rsid="1ff2b52c"/>
    </style:style>
    <style:style style:name="T1009" style:family="text">
      <style:text-properties officeooo:rsid="1ff2ca9c"/>
    </style:style>
    <style:style style:name="T1010" style:family="text">
      <style:text-properties officeooo:rsid="1ff4c41c"/>
    </style:style>
    <style:style style:name="T1011" style:family="text">
      <style:text-properties officeooo:rsid="1ff510f1"/>
    </style:style>
    <style:style style:name="T1012" style:family="text">
      <style:text-properties officeooo:rsid="1ff6ded2"/>
    </style:style>
    <style:style style:name="T1013" style:family="text">
      <style:text-properties officeooo:rsid="1ff7109a"/>
    </style:style>
    <style:style style:name="T1014" style:family="text">
      <style:text-properties officeooo:rsid="1ff8322c"/>
    </style:style>
    <style:style style:name="T1015" style:family="text">
      <style:text-properties officeooo:rsid="1ffa7805"/>
    </style:style>
    <style:style style:name="T1016" style:family="text">
      <style:text-properties officeooo:rsid="1ffbcdf7"/>
    </style:style>
    <style:style style:name="T1017" style:family="text">
      <style:text-properties officeooo:rsid="1ffbd9f1"/>
    </style:style>
    <style:style style:name="T1018" style:family="text">
      <style:text-properties officeooo:rsid="1ffdac4d"/>
    </style:style>
    <style:style style:name="T1019" style:family="text">
      <style:text-properties officeooo:rsid="1ffe7722"/>
    </style:style>
    <style:style style:name="T1020" style:family="text">
      <style:text-properties officeooo:rsid="1fff23f5"/>
    </style:style>
    <style:style style:name="T1021" style:family="text">
      <style:text-properties officeooo:rsid="2000b681"/>
    </style:style>
    <style:style style:name="T1022" style:family="text">
      <style:text-properties officeooo:rsid="2001553d"/>
    </style:style>
    <style:style style:name="T1023" style:family="text">
      <style:text-properties officeooo:rsid="2003549c"/>
    </style:style>
    <style:style style:name="T1024" style:family="text">
      <style:text-properties officeooo:rsid="200514a5"/>
    </style:style>
    <style:style style:name="T1025" style:family="text">
      <style:text-properties officeooo:rsid="2005d68e"/>
    </style:style>
    <style:style style:name="T1026" style:family="text">
      <style:text-properties officeooo:rsid="20067900"/>
    </style:style>
    <style:style style:name="T1027" style:family="text">
      <style:text-properties officeooo:rsid="2007bae8"/>
    </style:style>
    <style:style style:name="T1028" style:family="text">
      <style:text-properties officeooo:rsid="2009b5d7"/>
    </style:style>
    <style:style style:name="T1029" style:family="text">
      <style:text-properties officeooo:rsid="200a4810"/>
    </style:style>
    <style:style style:name="T1030" style:family="text">
      <style:text-properties officeooo:rsid="200ba217"/>
    </style:style>
    <style:style style:name="T1031" style:family="text">
      <style:text-properties officeooo:rsid="200bfdf9"/>
    </style:style>
    <style:style style:name="T1032" style:family="text">
      <style:text-properties officeooo:rsid="200d594e"/>
    </style:style>
    <style:style style:name="T1033" style:family="text">
      <style:text-properties officeooo:rsid="200d88cb"/>
    </style:style>
    <style:style style:name="T1034" style:family="text">
      <style:text-properties officeooo:rsid="200dffb3"/>
    </style:style>
    <style:style style:name="T1035" style:family="text">
      <style:text-properties officeooo:rsid="200f16fa"/>
    </style:style>
    <style:style style:name="T1036" style:family="text">
      <style:text-properties officeooo:rsid="2010dd54"/>
    </style:style>
    <style:style style:name="T1037" style:family="text">
      <style:text-properties officeooo:rsid="20122bb8"/>
    </style:style>
    <style:style style:name="T1038" style:family="text">
      <style:text-properties officeooo:rsid="2013551a"/>
    </style:style>
    <style:style style:name="T1039" style:family="text">
      <style:text-properties officeooo:rsid="2016dd9b"/>
    </style:style>
    <style:style style:name="T1040" style:family="text">
      <style:text-properties officeooo:rsid="2018bd56"/>
    </style:style>
    <style:style style:name="T1041" style:family="text">
      <style:text-properties officeooo:rsid="2019c26b"/>
    </style:style>
    <style:style style:name="T1042" style:family="text">
      <style:text-properties officeooo:rsid="201b02ac"/>
    </style:style>
    <style:style style:name="T1043" style:family="text">
      <style:text-properties officeooo:rsid="201ceb40"/>
    </style:style>
    <style:style style:name="T1044" style:family="text">
      <style:text-properties officeooo:rsid="201e5868"/>
    </style:style>
    <style:style style:name="T1045" style:family="text">
      <style:text-properties officeooo:rsid="20200489"/>
    </style:style>
    <style:style style:name="T1046" style:family="text">
      <style:text-properties officeooo:rsid="2021a250"/>
    </style:style>
    <style:style style:name="T1047" style:family="text">
      <style:text-properties officeooo:rsid="2023ccc7"/>
    </style:style>
    <style:style style:name="T1048" style:family="text">
      <style:text-properties officeooo:rsid="2025c425"/>
    </style:style>
    <style:style style:name="T1049" style:family="text">
      <style:text-properties officeooo:rsid="2025cde9"/>
    </style:style>
    <style:style style:name="T1050" style:family="text">
      <style:text-properties officeooo:rsid="20270a0b"/>
    </style:style>
    <style:style style:name="T1051" style:family="text">
      <style:text-properties officeooo:rsid="2027ffa1"/>
    </style:style>
    <style:style style:name="T1052" style:family="text">
      <style:text-properties officeooo:rsid="2028a63c"/>
    </style:style>
    <style:style style:name="T1053" style:family="text">
      <style:text-properties officeooo:rsid="202a8910"/>
    </style:style>
    <style:style style:name="T1054" style:family="text">
      <style:text-properties officeooo:rsid="202a9370"/>
    </style:style>
    <style:style style:name="T1055" style:family="text">
      <style:text-properties officeooo:rsid="202be27e"/>
    </style:style>
    <style:style style:name="T1056" style:family="text">
      <style:text-properties officeooo:rsid="202c59b4"/>
    </style:style>
    <style:style style:name="T1057" style:family="text">
      <style:text-properties officeooo:rsid="202d9056"/>
    </style:style>
    <style:style style:name="T1058" style:family="text">
      <style:text-properties officeooo:rsid="2030b9b6"/>
    </style:style>
    <style:style style:name="T1059" style:family="text">
      <style:text-properties officeooo:rsid="2031140e"/>
    </style:style>
    <style:style style:name="T1060" style:family="text">
      <style:text-properties officeooo:rsid="20323ef1"/>
    </style:style>
    <style:style style:name="T1061" style:family="text">
      <style:text-properties officeooo:rsid="2033541e"/>
    </style:style>
    <style:style style:name="T1062" style:family="text">
      <style:text-properties officeooo:rsid="203471ef"/>
    </style:style>
    <style:style style:name="T1063" style:family="text">
      <style:text-properties officeooo:rsid="2035be2c"/>
    </style:style>
    <style:style style:name="T1064" style:family="text">
      <style:text-properties officeooo:rsid="2037aeaf"/>
    </style:style>
    <style:style style:name="T1065" style:family="text">
      <style:text-properties officeooo:rsid="203922a0"/>
    </style:style>
    <style:style style:name="T1066" style:family="text">
      <style:text-properties officeooo:rsid="2039762c"/>
    </style:style>
    <style:style style:name="T1067" style:family="text">
      <style:text-properties officeooo:rsid="2039d468"/>
    </style:style>
    <style:style style:name="T1068" style:family="text">
      <style:text-properties officeooo:rsid="203b90d2"/>
    </style:style>
    <style:style style:name="T1069" style:family="text">
      <style:text-properties officeooo:rsid="203d1e54"/>
    </style:style>
    <style:style style:name="T1070" style:family="text">
      <style:text-properties officeooo:rsid="203dc244"/>
    </style:style>
    <style:style style:name="T1071" style:family="text">
      <style:text-properties officeooo:rsid="203e733f"/>
    </style:style>
    <style:style style:name="T1072" style:family="text">
      <style:text-properties officeooo:rsid="203e7a0a"/>
    </style:style>
    <style:style style:name="T1073" style:family="text">
      <style:text-properties officeooo:rsid="203fde54"/>
    </style:style>
    <style:style style:name="T1074" style:family="text">
      <style:text-properties officeooo:rsid="20406ea1"/>
    </style:style>
    <style:style style:name="T1075" style:family="text">
      <style:text-properties officeooo:rsid="2040cde9"/>
    </style:style>
    <style:style style:name="T1076" style:family="text">
      <style:text-properties officeooo:rsid="20410f72"/>
    </style:style>
    <style:style style:name="T1077" style:family="text">
      <style:text-properties officeooo:rsid="2042e72d"/>
    </style:style>
    <style:style style:name="T1078" style:family="text">
      <style:text-properties officeooo:rsid="20432a01"/>
    </style:style>
    <style:style style:name="T1079" style:family="text">
      <style:text-properties officeooo:rsid="2043f719"/>
    </style:style>
    <style:style style:name="T1080" style:family="text">
      <style:text-properties officeooo:rsid="20445b97"/>
    </style:style>
    <style:style style:name="T1081" style:family="text">
      <style:text-properties officeooo:rsid="2044c583"/>
    </style:style>
    <style:style style:name="T1082" style:family="text">
      <style:text-properties officeooo:rsid="2045a30c"/>
    </style:style>
    <style:style style:name="T1083" style:family="text">
      <style:text-properties officeooo:rsid="20479cb9"/>
    </style:style>
    <style:style style:name="T1084" style:family="text">
      <style:text-properties officeooo:rsid="2047fcd6"/>
    </style:style>
    <style:style style:name="T1085" style:family="text">
      <style:text-properties officeooo:rsid="2048eb68"/>
    </style:style>
    <style:style style:name="T1086" style:family="text">
      <style:text-properties officeooo:rsid="204b5109"/>
    </style:style>
    <style:style style:name="T1087" style:family="text">
      <style:text-properties officeooo:rsid="204cf259"/>
    </style:style>
    <style:style style:name="T1088" style:family="text">
      <style:text-properties officeooo:rsid="204d92a9"/>
    </style:style>
    <style:style style:name="T1089" style:family="text">
      <style:text-properties officeooo:rsid="204fa2fd"/>
    </style:style>
    <style:style style:name="T1090" style:family="text">
      <style:text-properties officeooo:rsid="2050a7cf"/>
    </style:style>
    <style:style style:name="T1091" style:family="text">
      <style:text-properties officeooo:rsid="2050c726"/>
    </style:style>
    <style:style style:name="T1092" style:family="text">
      <style:text-properties officeooo:rsid="205245fa"/>
    </style:style>
    <style:style style:name="T1093" style:family="text">
      <style:text-properties officeooo:rsid="20539011"/>
    </style:style>
    <style:style style:name="T1094" style:family="text">
      <style:text-properties officeooo:rsid="2054023a"/>
    </style:style>
    <style:style style:name="T1095" style:family="text">
      <style:text-properties officeooo:rsid="20544aa1"/>
    </style:style>
    <style:style style:name="T1096" style:family="text">
      <style:text-properties officeooo:rsid="2056332f"/>
    </style:style>
    <style:style style:name="T1097" style:family="text">
      <style:text-properties officeooo:rsid="2057f0e4"/>
    </style:style>
    <style:style style:name="T1098" style:family="text">
      <style:text-properties officeooo:rsid="2058f502"/>
    </style:style>
    <style:style style:name="T1099" style:family="text">
      <style:text-properties officeooo:rsid="205a9db3"/>
    </style:style>
    <style:style style:name="T1100" style:family="text">
      <style:text-properties officeooo:rsid="205c1fac"/>
    </style:style>
    <style:style style:name="T1101" style:family="text">
      <style:text-properties officeooo:rsid="205d58e8"/>
    </style:style>
    <style:style style:name="T1102" style:family="text">
      <style:text-properties officeooo:rsid="205e9ddb"/>
    </style:style>
    <style:style style:name="T1103" style:family="text">
      <style:text-properties officeooo:rsid="205fddbb"/>
    </style:style>
    <style:style style:name="T1104" style:family="text">
      <style:text-properties officeooo:rsid="205ff756"/>
    </style:style>
    <style:style style:name="T1105" style:family="text">
      <style:text-properties officeooo:rsid="20601fe3"/>
    </style:style>
    <style:style style:name="T1106" style:family="text">
      <style:text-properties officeooo:rsid="20612cf8"/>
    </style:style>
    <style:style style:name="T1107" style:family="text">
      <style:text-properties officeooo:rsid="20626665"/>
    </style:style>
    <style:style style:name="T1108" style:family="text">
      <style:text-properties officeooo:rsid="2062fc19"/>
    </style:style>
    <style:style style:name="T1109" style:family="text">
      <style:text-properties officeooo:rsid="20648f4c"/>
    </style:style>
    <style:style style:name="T1110" style:family="text">
      <style:text-properties officeooo:rsid="2065473f"/>
    </style:style>
    <style:style style:name="T1111" style:family="text">
      <style:text-properties officeooo:rsid="206600f7"/>
    </style:style>
    <style:style style:name="T1112" style:family="text">
      <style:text-properties officeooo:rsid="2066e849"/>
    </style:style>
    <style:style style:name="T1113" style:family="text">
      <style:text-properties officeooo:rsid="2069158f"/>
    </style:style>
    <style:style style:name="T1114" style:family="text">
      <style:text-properties officeooo:rsid="206975db"/>
    </style:style>
    <style:style style:name="T1115" style:family="text">
      <style:text-properties officeooo:rsid="206af2eb"/>
    </style:style>
    <style:style style:name="T1116" style:family="text">
      <style:text-properties officeooo:rsid="206b38a0"/>
    </style:style>
    <style:style style:name="T1117" style:family="text">
      <style:text-properties officeooo:rsid="206beaa8"/>
    </style:style>
    <style:style style:name="T1118" style:family="text">
      <style:text-properties officeooo:rsid="206d851e"/>
    </style:style>
    <style:style style:name="T1119" style:family="text">
      <style:text-properties officeooo:rsid="206f0704"/>
    </style:style>
    <style:style style:name="T1120" style:family="text">
      <style:text-properties officeooo:rsid="20701153"/>
    </style:style>
    <style:style style:name="T1121" style:family="text">
      <style:text-properties officeooo:rsid="2073e2db"/>
    </style:style>
    <style:style style:name="T1122" style:family="text">
      <style:text-properties officeooo:rsid="20765d7c"/>
    </style:style>
    <style:style style:name="T1123" style:family="text">
      <style:text-properties officeooo:rsid="20768453"/>
    </style:style>
    <style:style style:name="T1124" style:family="text">
      <style:text-properties officeooo:rsid="20768486"/>
    </style:style>
    <style:style style:name="T1125" style:family="text">
      <style:text-properties officeooo:rsid="20786209"/>
    </style:style>
    <style:style style:name="T1126" style:family="text">
      <style:text-properties officeooo:rsid="2078fbc3"/>
    </style:style>
    <style:style style:name="T1127" style:family="text">
      <style:text-properties officeooo:rsid="2079cccc"/>
    </style:style>
    <style:style style:name="T1128" style:family="text">
      <style:text-properties officeooo:rsid="2079d684"/>
    </style:style>
    <style:style style:name="T1129" style:family="text">
      <style:text-properties officeooo:rsid="207b913f"/>
    </style:style>
    <style:style style:name="T1130" style:family="text">
      <style:text-properties officeooo:rsid="207d43c4"/>
    </style:style>
    <style:style style:name="T1131" style:family="text">
      <style:text-properties officeooo:rsid="207f08df"/>
    </style:style>
    <style:style style:name="T1132" style:family="text">
      <style:text-properties officeooo:rsid="207f35c3"/>
    </style:style>
    <style:style style:name="T1133" style:family="text">
      <style:text-properties officeooo:rsid="20804b75"/>
    </style:style>
    <style:style style:name="T1134" style:family="text">
      <style:text-properties officeooo:rsid="20826cd8"/>
    </style:style>
    <style:style style:name="T1135" style:family="text">
      <style:text-properties officeooo:rsid="2082c642"/>
    </style:style>
    <style:style style:name="T1136" style:family="text">
      <style:text-properties officeooo:rsid="2083893e"/>
    </style:style>
    <style:style style:name="T1137" style:family="text">
      <style:text-properties officeooo:rsid="2083d65b"/>
    </style:style>
    <style:style style:name="T1138" style:family="text">
      <style:text-properties officeooo:rsid="2085407f"/>
    </style:style>
    <style:style style:name="T1139" style:family="text">
      <style:text-properties officeooo:rsid="2086fbde"/>
    </style:style>
    <style:style style:name="T1140" style:family="text">
      <style:text-properties officeooo:rsid="2088e969"/>
    </style:style>
    <style:style style:name="T1141" style:family="text">
      <style:text-properties officeooo:rsid="2089f5ca"/>
    </style:style>
    <style:style style:name="T1142" style:family="text">
      <style:text-properties officeooo:rsid="208b61b4"/>
    </style:style>
    <style:style style:name="T1143" style:family="text">
      <style:text-properties officeooo:rsid="208d50de"/>
    </style:style>
    <style:style style:name="T1144" style:family="text">
      <style:text-properties officeooo:rsid="208f21c3"/>
    </style:style>
    <style:style style:name="T1145" style:family="text">
      <style:text-properties officeooo:rsid="208ff6a3"/>
    </style:style>
    <style:style style:name="T1146" style:family="text">
      <style:text-properties officeooo:rsid="20908677"/>
    </style:style>
    <style:style style:name="T1147" style:family="text">
      <style:text-properties officeooo:rsid="2090f3d6"/>
    </style:style>
    <style:style style:name="T1148" style:family="text">
      <style:text-properties officeooo:rsid="209213f6"/>
    </style:style>
    <style:style style:name="T1149" style:family="text">
      <style:text-properties officeooo:rsid="2093a6c2"/>
    </style:style>
    <style:style style:name="T1150" style:family="text">
      <style:text-properties officeooo:rsid="209584ec"/>
    </style:style>
    <style:style style:name="T1151" style:family="text">
      <style:text-properties officeooo:rsid="209761a0"/>
    </style:style>
    <style:style style:name="T1152" style:family="text">
      <style:text-properties officeooo:rsid="209972a1"/>
    </style:style>
    <style:style style:name="T1153" style:family="text">
      <style:text-properties officeooo:rsid="209ae924"/>
    </style:style>
    <style:style style:name="T1154" style:family="text">
      <style:text-properties officeooo:rsid="209c636a"/>
    </style:style>
    <style:style style:name="T1155" style:family="text">
      <style:text-properties officeooo:rsid="209d9249"/>
    </style:style>
    <style:style style:name="T1156" style:family="text">
      <style:text-properties officeooo:rsid="209f2e19"/>
    </style:style>
    <style:style style:name="T1157" style:family="text">
      <style:text-properties officeooo:rsid="20a07fa9"/>
    </style:style>
    <style:style style:name="T1158" style:family="text">
      <style:text-properties officeooo:rsid="20a39d13"/>
    </style:style>
    <style:style style:name="T1159" style:family="text">
      <style:text-properties officeooo:rsid="20a4a1bf"/>
    </style:style>
    <style:style style:name="T1160" style:family="text">
      <style:text-properties officeooo:rsid="20a53d49"/>
    </style:style>
    <style:style style:name="T1161" style:family="text">
      <style:text-properties officeooo:rsid="20a59642"/>
    </style:style>
    <style:style style:name="T1162" style:family="text">
      <style:text-properties officeooo:rsid="20a5b553"/>
    </style:style>
    <style:style style:name="T1163" style:family="text">
      <style:text-properties officeooo:rsid="20a5d9e1"/>
    </style:style>
    <style:style style:name="T1164" style:family="text">
      <style:text-properties officeooo:rsid="20a5e6cd"/>
    </style:style>
    <style:style style:name="T1165" style:family="text">
      <style:text-properties officeooo:rsid="20a63261"/>
    </style:style>
    <style:style style:name="T1166" style:family="text">
      <style:text-properties officeooo:rsid="20a804c9"/>
    </style:style>
    <style:style style:name="T1167" style:family="text">
      <style:text-properties officeooo:rsid="20aa67b4"/>
    </style:style>
    <style:style style:name="T1168" style:family="text">
      <style:text-properties officeooo:rsid="20ab9dc7"/>
    </style:style>
    <style:style style:name="T1169" style:family="text">
      <style:text-properties officeooo:rsid="20ad37b5"/>
    </style:style>
    <style:style style:name="T1170" style:family="text">
      <style:text-properties officeooo:rsid="20af2779"/>
    </style:style>
    <style:style style:name="T1171" style:family="text">
      <style:text-properties officeooo:rsid="20b10616"/>
    </style:style>
    <style:style style:name="T1172" style:family="text">
      <style:text-properties officeooo:rsid="20b21a8b"/>
    </style:style>
    <style:style style:name="T1173" style:family="text">
      <style:text-properties officeooo:rsid="20b34c81"/>
    </style:style>
    <style:style style:name="T1174" style:family="text">
      <style:text-properties officeooo:rsid="20b3f3eb"/>
    </style:style>
    <style:style style:name="T1175" style:family="text">
      <style:text-properties officeooo:rsid="20b57b4e"/>
    </style:style>
    <style:style style:name="T1176" style:family="text">
      <style:text-properties officeooo:rsid="20b6f6ee"/>
    </style:style>
    <style:style style:name="T1177" style:family="text">
      <style:text-properties officeooo:rsid="20b93d4f"/>
    </style:style>
    <style:style style:name="T1178" style:family="text">
      <style:text-properties officeooo:rsid="20bb3148"/>
    </style:style>
    <style:style style:name="T1179" style:family="text">
      <style:text-properties officeooo:rsid="20bb81fd"/>
    </style:style>
    <style:style style:name="T1180" style:family="text">
      <style:text-properties officeooo:rsid="20bbafc3"/>
    </style:style>
    <style:style style:name="T1181" style:family="text">
      <style:text-properties officeooo:rsid="20bbdb72"/>
    </style:style>
    <style:style style:name="T1182" style:family="text">
      <style:text-properties officeooo:rsid="20bcf978"/>
    </style:style>
    <style:style style:name="T1183" style:family="text">
      <style:text-properties officeooo:rsid="20bd8fea"/>
    </style:style>
    <style:style style:name="T1184" style:family="text">
      <style:text-properties officeooo:rsid="20bf0df0"/>
    </style:style>
    <style:style style:name="T1185" style:family="text">
      <style:text-properties officeooo:rsid="20bf8cd6"/>
    </style:style>
    <style:style style:name="T1186" style:family="text">
      <style:text-properties officeooo:rsid="20c06502"/>
    </style:style>
    <style:style style:name="T1187" style:family="text">
      <style:text-properties officeooo:rsid="20c13620"/>
    </style:style>
    <style:style style:name="T1188" style:family="text">
      <style:text-properties officeooo:rsid="20c24d74"/>
    </style:style>
    <style:style style:name="T1189" style:family="text">
      <style:text-properties officeooo:rsid="20c29526"/>
    </style:style>
    <style:style style:name="T1190" style:family="text">
      <style:text-properties officeooo:rsid="20c2ea7b"/>
    </style:style>
    <style:style style:name="T1191" style:family="text">
      <style:text-properties officeooo:rsid="20c48c50"/>
    </style:style>
    <style:style style:name="T1192" style:family="text">
      <style:text-properties officeooo:rsid="20c659a0"/>
    </style:style>
    <style:style style:name="T1193" style:family="text">
      <style:text-properties officeooo:rsid="20c70373"/>
    </style:style>
    <style:style style:name="T1194" style:family="text">
      <style:text-properties officeooo:rsid="20c9848a"/>
    </style:style>
    <style:style style:name="T1195" style:family="text">
      <style:text-properties officeooo:rsid="20cbc2a1"/>
    </style:style>
    <style:style style:name="T1196" style:family="text">
      <style:text-properties officeooo:rsid="20ce6ba0"/>
    </style:style>
    <style:style style:name="T1197" style:family="text">
      <style:text-properties officeooo:rsid="20ceecdf"/>
    </style:style>
    <style:style style:name="T1198" style:family="text">
      <style:text-properties officeooo:rsid="20d07fed"/>
    </style:style>
    <style:style style:name="T1199" style:family="text">
      <style:text-properties officeooo:rsid="20d132d3"/>
    </style:style>
    <style:style style:name="T1200" style:family="text">
      <style:text-properties officeooo:rsid="20d319fe"/>
    </style:style>
    <style:style style:name="T1201" style:family="text">
      <style:text-properties officeooo:rsid="20d35ffd"/>
    </style:style>
    <style:style style:name="T1202" style:family="text">
      <style:text-properties officeooo:rsid="20d37165"/>
    </style:style>
    <style:style style:name="T1203" style:family="text">
      <style:text-properties officeooo:rsid="20d5be4d"/>
    </style:style>
    <style:style style:name="T1204" style:family="text">
      <style:text-properties officeooo:rsid="20d7dc13"/>
    </style:style>
    <style:style style:name="T1205" style:family="text">
      <style:text-properties officeooo:rsid="20d8e0b7"/>
    </style:style>
    <style:style style:name="T1206" style:family="text">
      <style:text-properties officeooo:rsid="20daca22"/>
    </style:style>
    <style:style style:name="T1207" style:family="text">
      <style:text-properties officeooo:rsid="20dc8337"/>
    </style:style>
    <style:style style:name="T1208" style:family="text">
      <style:text-properties officeooo:rsid="20de1bba"/>
    </style:style>
    <style:style style:name="T1209" style:family="text">
      <style:text-properties officeooo:rsid="20deec75"/>
    </style:style>
    <style:style style:name="T1210" style:family="text">
      <style:text-properties officeooo:rsid="20e0dd9e"/>
    </style:style>
    <style:style style:name="T1211" style:family="text">
      <style:text-properties officeooo:rsid="20e293cc"/>
    </style:style>
    <style:style style:name="T1212" style:family="text">
      <style:text-properties officeooo:rsid="20e3f73a"/>
    </style:style>
    <style:style style:name="T1213" style:family="text">
      <style:text-properties officeooo:rsid="20e6cab3"/>
    </style:style>
    <style:style style:name="T1214" style:family="text">
      <style:text-properties officeooo:rsid="20e72f2a"/>
    </style:style>
    <style:style style:name="T1215" style:family="text">
      <style:text-properties officeooo:rsid="20e76265"/>
    </style:style>
    <style:style style:name="T1216" style:family="text">
      <style:text-properties officeooo:rsid="20e909a0"/>
    </style:style>
    <style:style style:name="T1217" style:family="text">
      <style:text-properties officeooo:rsid="20e9d0f4"/>
    </style:style>
    <style:style style:name="T1218" style:family="text">
      <style:text-properties officeooo:rsid="20ea2c7f"/>
    </style:style>
    <style:style style:name="T1219" style:family="text">
      <style:text-properties officeooo:rsid="20ec0a8d"/>
    </style:style>
    <style:style style:name="T1220" style:family="text">
      <style:text-properties officeooo:rsid="20ecb171"/>
    </style:style>
    <style:style style:name="T1221" style:family="text">
      <style:text-properties officeooo:rsid="20f05ac6"/>
    </style:style>
    <style:style style:name="T1222" style:family="text">
      <style:text-properties officeooo:rsid="20f0dc51"/>
    </style:style>
    <style:style style:name="T1223" style:family="text">
      <style:text-properties officeooo:rsid="20f10579"/>
    </style:style>
    <style:style style:name="T1224" style:family="text">
      <style:text-properties officeooo:rsid="20f248ec"/>
    </style:style>
    <style:style style:name="T1225" style:family="text">
      <style:text-properties officeooo:rsid="20f4143b"/>
    </style:style>
    <style:style style:name="T1226" style:family="text">
      <style:text-properties officeooo:rsid="20f51e62"/>
    </style:style>
    <style:style style:name="T1227" style:family="text">
      <style:text-properties officeooo:rsid="20f63c82"/>
    </style:style>
    <style:style style:name="T1228" style:family="text">
      <style:text-properties officeooo:rsid="20f7ee97"/>
    </style:style>
    <style:style style:name="T1229" style:family="text">
      <style:text-properties officeooo:rsid="20fb17f5"/>
    </style:style>
    <style:style style:name="T1230" style:family="text">
      <style:text-properties officeooo:rsid="20fe16db"/>
    </style:style>
    <style:style style:name="T1231" style:family="text">
      <style:text-properties officeooo:rsid="20fe6d3c"/>
    </style:style>
    <style:style style:name="T1232" style:family="text">
      <style:text-properties officeooo:rsid="20fed948"/>
    </style:style>
    <style:style style:name="T1233" style:family="text">
      <style:text-properties officeooo:rsid="20ff3499"/>
    </style:style>
    <style:style style:name="T1234" style:family="text">
      <style:text-properties officeooo:rsid="2100d9a7"/>
    </style:style>
    <style:style style:name="T1235" style:family="text">
      <style:text-properties officeooo:rsid="21011dc2"/>
    </style:style>
    <style:style style:name="T1236" style:family="text">
      <style:text-properties officeooo:rsid="2101e2b5"/>
    </style:style>
    <style:style style:name="T1237" style:family="text">
      <style:text-properties officeooo:rsid="2102f93f"/>
    </style:style>
    <style:style style:name="T1238" style:family="text">
      <style:text-properties officeooo:rsid="21040c9e"/>
    </style:style>
    <style:style style:name="T1239" style:family="text">
      <style:text-properties officeooo:rsid="2105ddac"/>
    </style:style>
    <style:style style:name="T1240" style:family="text">
      <style:text-properties officeooo:rsid="2107120d"/>
    </style:style>
    <style:style style:name="T1241" style:family="text">
      <style:text-properties officeooo:rsid="2108678c"/>
    </style:style>
    <style:style style:name="T1242" style:family="text">
      <style:text-properties officeooo:rsid="2109459d"/>
    </style:style>
    <style:style style:name="T1243" style:family="text">
      <style:text-properties officeooo:rsid="210a0903"/>
    </style:style>
    <style:style style:name="T1244" style:family="text">
      <style:text-properties officeooo:rsid="210a29f5"/>
    </style:style>
    <style:style style:name="T1245" style:family="text">
      <style:text-properties officeooo:rsid="210a5dd4"/>
    </style:style>
    <style:style style:name="T1246" style:family="text">
      <style:text-properties officeooo:rsid="210ebedb"/>
    </style:style>
    <style:style style:name="T1247" style:family="text">
      <style:text-properties officeooo:rsid="211089d9"/>
    </style:style>
    <style:style style:name="T1248" style:family="text">
      <style:text-properties officeooo:rsid="2110b418"/>
    </style:style>
    <style:style style:name="T1249" style:family="text">
      <style:text-properties officeooo:rsid="211124e9"/>
    </style:style>
    <style:style style:name="T1250" style:family="text">
      <style:text-properties officeooo:rsid="21131cd4"/>
    </style:style>
    <style:style style:name="T1251" style:family="text">
      <style:text-properties officeooo:rsid="2113f720"/>
    </style:style>
    <style:style style:name="T1252" style:family="text">
      <style:text-properties officeooo:rsid="2117d1cc"/>
    </style:style>
    <style:style style:name="T1253" style:family="text">
      <style:text-properties officeooo:rsid="21181eea"/>
    </style:style>
    <style:style style:name="T1254" style:family="text">
      <style:text-properties officeooo:rsid="2118d27b"/>
    </style:style>
    <style:style style:name="T1255" style:family="text">
      <style:text-properties officeooo:rsid="211a60dc"/>
    </style:style>
    <style:style style:name="T1256" style:family="text">
      <style:text-properties officeooo:rsid="211b6dc3"/>
    </style:style>
    <style:style style:name="T1257" style:family="text">
      <style:text-properties officeooo:rsid="211cd5af"/>
    </style:style>
    <style:style style:name="T1258" style:family="text">
      <style:text-properties officeooo:rsid="211ec4b4"/>
    </style:style>
    <style:style style:name="T1259" style:family="text">
      <style:text-properties officeooo:rsid="211f0125"/>
    </style:style>
    <style:style style:name="T1260" style:family="text">
      <style:text-properties officeooo:rsid="211fe9c2"/>
    </style:style>
    <style:style style:name="T1261" style:family="text">
      <style:text-properties officeooo:rsid="2121b082"/>
    </style:style>
    <style:style style:name="T1262" style:family="text">
      <style:text-properties officeooo:rsid="2121c46c"/>
    </style:style>
    <style:style style:name="T1263" style:family="text">
      <style:text-properties officeooo:rsid="212380ad"/>
    </style:style>
    <style:style style:name="T1264" style:family="text">
      <style:text-properties officeooo:rsid="2124d10e"/>
    </style:style>
    <style:style style:name="T1265" style:family="text">
      <style:text-properties officeooo:rsid="2125f9d8"/>
    </style:style>
    <style:style style:name="T1266" style:family="text">
      <style:text-properties officeooo:rsid="21279859"/>
    </style:style>
    <style:style style:name="T1267" style:family="text">
      <style:text-properties officeooo:rsid="2127a66f"/>
    </style:style>
    <style:style style:name="T1268" style:family="text">
      <style:text-properties officeooo:rsid="21291e66"/>
    </style:style>
    <style:style style:name="T1269" style:family="text">
      <style:text-properties officeooo:rsid="212a572b"/>
    </style:style>
    <style:style style:name="T1270" style:family="text">
      <style:text-properties officeooo:rsid="212b7651"/>
    </style:style>
    <style:style style:name="T1271" style:family="text">
      <style:text-properties officeooo:rsid="212ce9dc"/>
    </style:style>
    <style:style style:name="T1272" style:family="text">
      <style:text-properties officeooo:rsid="212ec78e"/>
    </style:style>
    <style:style style:name="T1273" style:family="text">
      <style:text-properties officeooo:rsid="212f98de"/>
    </style:style>
    <style:style style:name="T1274" style:family="text">
      <style:text-properties officeooo:rsid="213089dd"/>
    </style:style>
    <style:style style:name="T1275" style:family="text">
      <style:text-properties officeooo:rsid="2131eac3"/>
    </style:style>
    <style:style style:name="T1276" style:family="text">
      <style:text-properties officeooo:rsid="213237dd"/>
    </style:style>
    <style:style style:name="T1277" style:family="text">
      <style:text-properties officeooo:rsid="2134f575"/>
    </style:style>
    <style:style style:name="T1278" style:family="text">
      <style:text-properties officeooo:rsid="213681c3"/>
    </style:style>
    <style:style style:name="T1279" style:family="text">
      <style:text-properties officeooo:rsid="21370234"/>
    </style:style>
    <style:style style:name="T1280" style:family="text">
      <style:text-properties officeooo:rsid="213c162c"/>
    </style:style>
    <style:style style:name="T1281" style:family="text">
      <style:text-properties officeooo:rsid="213e03c5"/>
    </style:style>
    <style:style style:name="T1282" style:family="text">
      <style:text-properties officeooo:rsid="214098ce"/>
    </style:style>
    <style:style style:name="T1283" style:family="text">
      <style:text-properties officeooo:rsid="215bd511"/>
    </style:style>
    <style:style style:name="T1284" style:family="text">
      <style:text-properties officeooo:rsid="2176cee2"/>
    </style:style>
    <style:style style:name="T1285" style:family="text">
      <style:text-properties officeooo:rsid="21783316"/>
    </style:style>
    <style:style style:name="T1286" style:family="text">
      <style:text-properties officeooo:rsid="2179a868"/>
    </style:style>
    <style:style style:name="T1287" style:family="text">
      <style:text-properties officeooo:rsid="217b2a07"/>
    </style:style>
    <style:style style:name="T1288" style:family="text">
      <style:text-properties officeooo:rsid="217d03aa"/>
    </style:style>
    <style:style style:name="T1289" style:family="text">
      <style:text-properties officeooo:rsid="217d3533"/>
    </style:style>
    <style:style style:name="T1290" style:family="text">
      <style:text-properties officeooo:rsid="217f22e0"/>
    </style:style>
    <style:style style:name="T1291" style:family="text">
      <style:text-properties officeooo:rsid="217fc679"/>
    </style:style>
    <style:style style:name="T1292" style:family="text">
      <style:text-properties officeooo:rsid="2180b950"/>
    </style:style>
    <style:style style:name="T1293" style:family="text">
      <style:text-properties officeooo:rsid="21818202"/>
    </style:style>
    <style:style style:name="T1294" style:family="text">
      <style:text-properties officeooo:rsid="2187c311"/>
    </style:style>
    <style:style style:name="T1295" style:family="text">
      <style:text-properties officeooo:rsid="21882b1e"/>
    </style:style>
    <style:style style:name="T1296" style:family="text">
      <style:text-properties officeooo:rsid="2188d4ae"/>
    </style:style>
    <style:style style:name="T1297" style:family="text">
      <style:text-properties officeooo:rsid="218a92da"/>
    </style:style>
    <style:style style:name="T1298" style:family="text">
      <style:text-properties officeooo:rsid="218b9ff4"/>
    </style:style>
    <style:style style:name="T1299" style:family="text">
      <style:text-properties officeooo:rsid="218bbe02"/>
    </style:style>
    <style:style style:name="T1300" style:family="text">
      <style:text-properties officeooo:rsid="218d0a21"/>
    </style:style>
    <style:style style:name="T1301" style:family="text">
      <style:text-properties officeooo:rsid="218d422e"/>
    </style:style>
    <style:style style:name="T1302" style:family="text">
      <style:text-properties officeooo:rsid="218df3ca"/>
    </style:style>
    <style:style style:name="T1303" style:family="text">
      <style:text-properties officeooo:rsid="218eab56"/>
    </style:style>
    <style:style style:name="T1304" style:family="text">
      <style:text-properties officeooo:rsid="218f4b3e"/>
    </style:style>
    <style:style style:name="T1305" style:family="text">
      <style:text-properties officeooo:rsid="2190eb80"/>
    </style:style>
    <style:style style:name="T1306" style:family="text">
      <style:text-properties officeooo:rsid="21930e5d"/>
    </style:style>
    <style:style style:name="T1307" style:family="text">
      <style:text-properties officeooo:rsid="2194d1b6"/>
    </style:style>
    <style:style style:name="T1308" style:family="text">
      <style:text-properties officeooo:rsid="21969a20"/>
    </style:style>
    <style:style style:name="T1309" style:family="text">
      <style:text-properties officeooo:rsid="219849b7"/>
    </style:style>
    <style:style style:name="T1310" style:family="text">
      <style:text-properties officeooo:rsid="2198e7bf"/>
    </style:style>
    <style:style style:name="T1311" style:family="text">
      <style:text-properties officeooo:rsid="2199d8d1"/>
    </style:style>
    <style:style style:name="T1312" style:family="text">
      <style:text-properties officeooo:rsid="219a1736"/>
    </style:style>
    <style:style style:name="T1313" style:family="text">
      <style:text-properties officeooo:rsid="219ad60c"/>
    </style:style>
    <style:style style:name="T1314" style:family="text">
      <style:text-properties officeooo:rsid="219c6597"/>
    </style:style>
    <style:style style:name="T1315" style:family="text">
      <style:text-properties officeooo:rsid="219ca1b9"/>
    </style:style>
    <style:style style:name="T1316" style:family="text">
      <style:text-properties officeooo:rsid="219cfbb2"/>
    </style:style>
    <style:style style:name="T1317" style:family="text">
      <style:text-properties officeooo:rsid="219e314e"/>
    </style:style>
    <style:style style:name="T1318" style:family="text">
      <style:text-properties officeooo:rsid="219e9d96"/>
    </style:style>
    <style:style style:name="T1319" style:family="text">
      <style:text-properties officeooo:rsid="219f5559"/>
    </style:style>
    <style:style style:name="T1320" style:family="text">
      <style:text-properties officeooo:rsid="219fe01a"/>
    </style:style>
    <style:style style:name="T1321" style:family="text">
      <style:text-properties officeooo:rsid="21a18a48"/>
    </style:style>
    <style:style style:name="T1322" style:family="text">
      <style:text-properties officeooo:rsid="21a2cea8"/>
    </style:style>
    <style:style style:name="T1323" style:family="text">
      <style:text-properties officeooo:rsid="21a4507a"/>
    </style:style>
    <style:style style:name="T1324" style:family="text">
      <style:text-properties officeooo:rsid="21a5e6ef"/>
    </style:style>
    <style:style style:name="T1325" style:family="text">
      <style:text-properties officeooo:rsid="21a8824b"/>
    </style:style>
    <style:style style:name="T1326" style:family="text">
      <style:text-properties officeooo:rsid="21aa7205"/>
    </style:style>
    <style:style style:name="T1327" style:family="text">
      <style:text-properties officeooo:rsid="21ab6939"/>
    </style:style>
    <style:style style:name="T1328" style:family="text">
      <style:text-properties officeooo:rsid="21ad0ef8"/>
    </style:style>
    <style:style style:name="T1329" style:family="text">
      <style:text-properties officeooo:rsid="21ae1a19"/>
    </style:style>
    <style:style style:name="T1330" style:family="text">
      <style:text-properties officeooo:rsid="21afb455"/>
    </style:style>
    <style:style style:name="T1331" style:family="text">
      <style:text-properties officeooo:rsid="21b0924a"/>
    </style:style>
    <style:style style:name="T1332" style:family="text">
      <style:text-properties officeooo:rsid="21b0fe40"/>
    </style:style>
    <style:style style:name="T1333" style:family="text">
      <style:text-properties officeooo:rsid="21b1afbf"/>
    </style:style>
    <style:style style:name="T1334" style:family="text">
      <style:text-properties officeooo:rsid="21b3382c"/>
    </style:style>
    <style:style style:name="T1335" style:family="text">
      <style:text-properties officeooo:rsid="21b369a9"/>
    </style:style>
    <style:style style:name="T1336" style:family="text">
      <style:text-properties officeooo:rsid="21b501ce"/>
    </style:style>
    <style:style style:name="T1337" style:family="text">
      <style:text-properties officeooo:rsid="21b54fcd"/>
    </style:style>
    <style:style style:name="T1338" style:family="text">
      <style:text-properties officeooo:rsid="21b5cc0f"/>
    </style:style>
    <style:style style:name="T1339" style:family="text">
      <style:text-properties officeooo:rsid="21b6243e"/>
    </style:style>
    <style:style style:name="T1340" style:family="text">
      <style:text-properties officeooo:rsid="21b93be7"/>
    </style:style>
    <style:style style:name="T1341" style:family="text">
      <style:text-properties officeooo:rsid="21bc6efe"/>
    </style:style>
    <style:style style:name="T1342" style:family="text">
      <style:text-properties officeooo:rsid="21bd9670"/>
    </style:style>
    <style:style style:name="T1343" style:family="text">
      <style:text-properties officeooo:rsid="21bf4135"/>
    </style:style>
    <style:style style:name="T1344" style:family="text">
      <style:text-properties officeooo:rsid="21c12074"/>
    </style:style>
    <style:style style:name="T1345" style:family="text">
      <style:text-properties officeooo:rsid="21c22b02"/>
    </style:style>
    <style:style style:name="T1346" style:family="text">
      <style:text-properties officeooo:rsid="21c51a89"/>
    </style:style>
    <style:style style:name="T1347" style:family="text">
      <style:text-properties officeooo:rsid="21c55717"/>
    </style:style>
    <style:style style:name="T1348" style:family="text">
      <style:text-properties officeooo:rsid="21c77d74"/>
    </style:style>
    <style:style style:name="T1349" style:family="text">
      <style:text-properties officeooo:rsid="21c86370"/>
    </style:style>
    <style:style style:name="T1350" style:family="text">
      <style:text-properties officeooo:rsid="21c88a6a"/>
    </style:style>
    <style:style style:name="T1351" style:family="text">
      <style:text-properties officeooo:rsid="21ca7e23"/>
    </style:style>
    <style:style style:name="T1352" style:family="text">
      <style:text-properties officeooo:rsid="21cc45d9"/>
    </style:style>
    <style:style style:name="T1353" style:family="text">
      <style:text-properties officeooo:rsid="21cdee80"/>
    </style:style>
    <style:style style:name="T1354" style:family="text">
      <style:text-properties officeooo:rsid="21cf7b0d"/>
    </style:style>
    <style:style style:name="T1355" style:family="text">
      <style:text-properties officeooo:rsid="21d07411"/>
    </style:style>
    <style:style style:name="T1356" style:family="text">
      <style:text-properties officeooo:rsid="21d1af11"/>
    </style:style>
    <style:style style:name="T1357" style:family="text">
      <style:text-properties officeooo:rsid="21d2afcd"/>
    </style:style>
    <style:style style:name="T1358" style:family="text">
      <style:text-properties officeooo:rsid="21d3e377"/>
    </style:style>
    <style:style style:name="T1359" style:family="text">
      <style:text-properties officeooo:rsid="21d6ac28"/>
    </style:style>
    <style:style style:name="T1360" style:family="text">
      <style:text-properties officeooo:rsid="21d6e7aa"/>
    </style:style>
    <style:style style:name="T1361" style:family="text">
      <style:text-properties officeooo:rsid="21d840d8"/>
    </style:style>
    <style:style style:name="T1362" style:family="text">
      <style:text-properties officeooo:rsid="21d8eda1"/>
    </style:style>
    <style:style style:name="T1363" style:family="text">
      <style:text-properties officeooo:rsid="21d95e6a"/>
    </style:style>
    <style:style style:name="T1364" style:family="text">
      <style:text-properties officeooo:rsid="21d9d94f"/>
    </style:style>
    <style:style style:name="T1365" style:family="text">
      <style:text-properties officeooo:rsid="21db9b82"/>
    </style:style>
    <style:style style:name="T1366" style:family="text">
      <style:text-properties officeooo:rsid="21dd25d5"/>
    </style:style>
    <style:style style:name="T1367" style:family="text">
      <style:text-properties officeooo:rsid="21de6083"/>
    </style:style>
    <style:style style:name="T1368" style:family="text">
      <style:text-properties officeooo:rsid="21de8ed8"/>
    </style:style>
    <style:style style:name="T1369" style:family="text">
      <style:text-properties officeooo:rsid="21dfb77d"/>
    </style:style>
    <style:style style:name="T1370" style:family="text">
      <style:text-properties officeooo:rsid="21e15448"/>
    </style:style>
    <style:style style:name="T1371" style:family="text">
      <style:text-properties officeooo:rsid="21e1c87b"/>
    </style:style>
    <style:style style:name="T1372" style:family="text">
      <style:text-properties officeooo:rsid="21e20e88"/>
    </style:style>
    <style:style style:name="T1373" style:family="text">
      <style:text-properties officeooo:rsid="21e3e4b5"/>
    </style:style>
    <style:style style:name="T1374" style:family="text">
      <style:text-properties officeooo:rsid="21e5d402"/>
    </style:style>
    <style:style style:name="T1375" style:family="text">
      <style:text-properties officeooo:rsid="21e7fc65"/>
    </style:style>
    <style:style style:name="T1376" style:family="text">
      <style:text-properties officeooo:rsid="21e7fe55"/>
    </style:style>
    <style:style style:name="T1377" style:family="text">
      <style:text-properties officeooo:rsid="21e87b44"/>
    </style:style>
    <style:style style:name="T1378" style:family="text">
      <style:text-properties officeooo:rsid="21e8be71"/>
    </style:style>
    <style:style style:name="T1379" style:family="text">
      <style:text-properties officeooo:rsid="21ea2869"/>
    </style:style>
    <style:style style:name="T1380" style:family="text">
      <style:text-properties officeooo:rsid="21ea3980"/>
    </style:style>
    <style:style style:name="T1381" style:family="text">
      <style:text-properties officeooo:rsid="21eb72b8"/>
    </style:style>
    <style:style style:name="T1382" style:family="text">
      <style:text-properties officeooo:rsid="21eceabd"/>
    </style:style>
    <style:style style:name="T1383" style:family="text">
      <style:text-properties officeooo:rsid="21eebfc5"/>
    </style:style>
    <style:style style:name="T1384" style:family="text">
      <style:text-properties officeooo:rsid="21ef2990"/>
    </style:style>
    <style:style style:name="T1385" style:family="text">
      <style:text-properties officeooo:rsid="21f019ae"/>
    </style:style>
    <style:style style:name="T1386" style:family="text">
      <style:text-properties officeooo:rsid="21f10c1f"/>
    </style:style>
    <style:style style:name="T1387" style:family="text">
      <style:text-properties officeooo:rsid="21f24bab"/>
    </style:style>
    <style:style style:name="T1388" style:family="text">
      <style:text-properties officeooo:rsid="21f410fe"/>
    </style:style>
    <style:style style:name="T1389" style:family="text">
      <style:text-properties officeooo:rsid="21f519b8"/>
    </style:style>
    <style:style style:name="T1390" style:family="text">
      <style:text-properties officeooo:rsid="21f7a549"/>
    </style:style>
    <style:style style:name="T1391" style:family="text">
      <style:text-properties officeooo:rsid="21f902be"/>
    </style:style>
    <style:style style:name="T1392" style:family="text">
      <style:text-properties officeooo:rsid="21fabdf6"/>
    </style:style>
    <style:style style:name="T1393" style:family="text">
      <style:text-properties officeooo:rsid="21fbb18f"/>
    </style:style>
    <style:style style:name="T1394" style:family="text">
      <style:text-properties officeooo:rsid="21fc08e2"/>
    </style:style>
    <style:style style:name="T1395" style:family="text">
      <style:text-properties officeooo:rsid="21fed15e"/>
    </style:style>
    <style:style style:name="T1396" style:family="text">
      <style:text-properties officeooo:rsid="21ff4f04"/>
    </style:style>
    <style:style style:name="T1397" style:family="text">
      <style:text-properties officeooo:rsid="220018cc"/>
    </style:style>
    <style:style style:name="T1398" style:family="text">
      <style:text-properties officeooo:rsid="22013b80"/>
    </style:style>
    <style:style style:name="T1399" style:family="text">
      <style:text-properties officeooo:rsid="22027a69"/>
    </style:style>
    <style:style style:name="T1400" style:family="text">
      <style:text-properties officeooo:rsid="220436a8"/>
    </style:style>
    <style:style style:name="T1401" style:family="text">
      <style:text-properties officeooo:rsid="220560ad"/>
    </style:style>
    <style:style style:name="T1402" style:family="text">
      <style:text-properties officeooo:rsid="2205c766"/>
    </style:style>
    <style:style style:name="T1403" style:family="text">
      <style:text-properties officeooo:rsid="2206b1fb"/>
    </style:style>
    <style:style style:name="T1404" style:family="text">
      <style:text-properties officeooo:rsid="2207aa27"/>
    </style:style>
    <style:style style:name="T1405" style:family="text">
      <style:text-properties officeooo:rsid="22082678"/>
    </style:style>
    <style:style style:name="T1406" style:family="text">
      <style:text-properties officeooo:rsid="2209638a"/>
    </style:style>
    <style:style style:name="T1407" style:family="text">
      <style:text-properties officeooo:rsid="2209e189"/>
    </style:style>
    <style:style style:name="T1408" style:family="text">
      <style:text-properties officeooo:rsid="220ad303"/>
    </style:style>
    <style:style style:name="T1409" style:family="text">
      <style:text-properties officeooo:rsid="220bf4f8"/>
    </style:style>
    <style:style style:name="T1410" style:family="text">
      <style:text-properties officeooo:rsid="220c7121"/>
    </style:style>
    <style:style style:name="T1411" style:family="text">
      <style:text-properties officeooo:rsid="220cc919"/>
    </style:style>
    <style:style style:name="T1412" style:family="text">
      <style:text-properties officeooo:rsid="220d3952"/>
    </style:style>
    <style:style style:name="T1413" style:family="text">
      <style:text-properties officeooo:rsid="220d3a15"/>
    </style:style>
    <style:style style:name="T1414" style:family="text">
      <style:text-properties officeooo:rsid="22123764"/>
    </style:style>
    <style:style style:name="T1415" style:family="text">
      <style:text-properties officeooo:rsid="22132298"/>
    </style:style>
    <style:style style:name="T1416" style:family="text">
      <style:text-properties officeooo:rsid="2215458e"/>
    </style:style>
    <style:style style:name="T1417" style:family="text">
      <style:text-properties officeooo:rsid="22156e3c"/>
    </style:style>
    <style:style style:name="T1418" style:family="text">
      <style:text-properties officeooo:rsid="221578ac"/>
    </style:style>
    <style:style style:name="T1419" style:family="text">
      <style:text-properties officeooo:rsid="2216e0e8"/>
    </style:style>
    <style:style style:name="T1420" style:family="text">
      <style:text-properties officeooo:rsid="2217bf3c"/>
    </style:style>
    <style:style style:name="T1421" style:family="text">
      <style:text-properties officeooo:rsid="2217cbec"/>
    </style:style>
    <style:style style:name="T1422" style:family="text">
      <style:text-properties officeooo:rsid="221980dc"/>
    </style:style>
    <style:style style:name="T1423" style:family="text">
      <style:text-properties officeooo:rsid="22199437"/>
    </style:style>
    <style:style style:name="T1424" style:family="text">
      <style:text-properties officeooo:rsid="221b7946"/>
    </style:style>
    <style:style style:name="T1425" style:family="text">
      <style:text-properties officeooo:rsid="221cb3d5"/>
    </style:style>
    <style:style style:name="T1426" style:family="text">
      <style:text-properties officeooo:rsid="221ddf8f"/>
    </style:style>
    <style:style style:name="T1427" style:family="text">
      <style:text-properties officeooo:rsid="221e0a60"/>
    </style:style>
    <style:style style:name="T1428" style:family="text">
      <style:text-properties officeooo:rsid="221ebe72"/>
    </style:style>
    <style:style style:name="T1429" style:family="text">
      <style:text-properties officeooo:rsid="221efb2f"/>
    </style:style>
    <style:style style:name="T1430" style:family="text">
      <style:text-properties officeooo:rsid="221f85c2"/>
    </style:style>
    <style:style style:name="T1431" style:family="text">
      <style:text-properties officeooo:rsid="22217b13"/>
    </style:style>
    <style:style style:name="T1432" style:family="text">
      <style:text-properties officeooo:rsid="2221bc5e"/>
    </style:style>
    <style:style style:name="T1433" style:family="text">
      <style:text-properties officeooo:rsid="2222fdd5"/>
    </style:style>
    <style:style style:name="T1434" style:family="text">
      <style:text-properties officeooo:rsid="22232296"/>
    </style:style>
    <style:style style:name="T1435" style:family="text">
      <style:text-properties officeooo:rsid="222343ff"/>
    </style:style>
    <style:style style:name="T1436" style:family="text">
      <style:text-properties officeooo:rsid="22250024"/>
    </style:style>
    <style:style style:name="T1437" style:family="text">
      <style:text-properties officeooo:rsid="2225a633"/>
    </style:style>
    <style:style style:name="T1438" style:family="text">
      <style:text-properties officeooo:rsid="2226daab"/>
    </style:style>
    <style:style style:name="T1439" style:family="text">
      <style:text-properties officeooo:rsid="2227a32b"/>
    </style:style>
    <style:style style:name="T1440" style:family="text">
      <style:text-properties officeooo:rsid="222a5125"/>
    </style:style>
    <style:style style:name="T1441" style:family="text">
      <style:text-properties officeooo:rsid="222bbe72"/>
    </style:style>
    <style:style style:name="T1442" style:family="text">
      <style:text-properties officeooo:rsid="222c5b05"/>
    </style:style>
    <style:style style:name="T1443" style:family="text">
      <style:text-properties officeooo:rsid="222e3f99"/>
    </style:style>
    <style:style style:name="T1444" style:family="text">
      <style:text-properties officeooo:rsid="222ef894"/>
    </style:style>
    <style:style style:name="T1445" style:family="text">
      <style:text-properties officeooo:rsid="2231996b"/>
    </style:style>
    <style:style style:name="T1446" style:family="text">
      <style:text-properties officeooo:rsid="22332fa0"/>
    </style:style>
    <style:style style:name="T1447" style:family="text">
      <style:text-properties officeooo:rsid="223521e0"/>
    </style:style>
    <style:style style:name="T1448" style:family="text">
      <style:text-properties officeooo:rsid="2235685b"/>
    </style:style>
    <style:style style:name="T1449" style:family="text">
      <style:text-properties officeooo:rsid="2236cb71"/>
    </style:style>
    <style:style style:name="T1450" style:family="text">
      <style:text-properties officeooo:rsid="2238146d"/>
    </style:style>
    <style:style style:name="T1451" style:family="text">
      <style:text-properties officeooo:rsid="2239705b"/>
    </style:style>
    <style:style style:name="T1452" style:family="text">
      <style:text-properties officeooo:rsid="223a77df"/>
    </style:style>
    <style:style style:name="T1453" style:family="text">
      <style:text-properties officeooo:rsid="223bfeab"/>
    </style:style>
    <style:style style:name="T1454" style:family="text">
      <style:text-properties officeooo:rsid="223c88ee"/>
    </style:style>
    <style:style style:name="T1455" style:family="text">
      <style:text-properties officeooo:rsid="223dfb75"/>
    </style:style>
    <style:style style:name="T1456" style:family="text">
      <style:text-properties officeooo:rsid="2240d3d4"/>
    </style:style>
    <style:style style:name="T1457" style:family="text">
      <style:text-properties officeooo:rsid="22422ab1"/>
    </style:style>
    <style:style style:name="T1458" style:family="text">
      <style:text-properties officeooo:rsid="2242c89f"/>
    </style:style>
    <style:style style:name="T1459" style:family="text">
      <style:text-properties officeooo:rsid="22447a4f"/>
    </style:style>
    <style:style style:name="T1460" style:family="text">
      <style:text-properties officeooo:rsid="22485948"/>
    </style:style>
    <style:style style:name="T1461" style:family="text">
      <style:text-properties officeooo:rsid="224a227e"/>
    </style:style>
    <style:style style:name="T1462" style:family="text">
      <style:text-properties officeooo:rsid="224b3cae"/>
    </style:style>
    <style:style style:name="T1463" style:family="text">
      <style:text-properties officeooo:rsid="224c917f"/>
    </style:style>
    <style:style style:name="T1464" style:family="text">
      <style:text-properties officeooo:rsid="224d25df"/>
    </style:style>
    <style:style style:name="T1465" style:family="text">
      <style:text-properties officeooo:rsid="224df8cd"/>
    </style:style>
    <style:style style:name="T1466" style:family="text">
      <style:text-properties officeooo:rsid="224f3c73"/>
    </style:style>
    <style:style style:name="T1467" style:family="text">
      <style:text-properties officeooo:rsid="225108a9"/>
    </style:style>
    <style:style style:name="T1468" style:family="text">
      <style:text-properties officeooo:rsid="2251903d"/>
    </style:style>
    <style:style style:name="T1469" style:family="text">
      <style:text-properties officeooo:rsid="22536395"/>
    </style:style>
    <style:style style:name="T1470" style:family="text">
      <style:text-properties officeooo:rsid="2253696c"/>
    </style:style>
    <style:style style:name="T1471" style:family="text">
      <style:text-properties officeooo:rsid="22540155"/>
    </style:style>
    <style:style style:name="T1472" style:family="text">
      <style:text-properties officeooo:rsid="22550e25"/>
    </style:style>
    <style:style style:name="T1473" style:family="text">
      <style:text-properties officeooo:rsid="2255e0ae"/>
    </style:style>
    <style:style style:name="T1474" style:family="text">
      <style:text-properties officeooo:rsid="225789e3"/>
    </style:style>
    <style:style style:name="T1475" style:family="text">
      <style:text-properties officeooo:rsid="22588f99"/>
    </style:style>
    <style:style style:name="T1476" style:family="text">
      <style:text-properties officeooo:rsid="225aa7dd"/>
    </style:style>
    <style:style style:name="T1477" style:family="text">
      <style:text-properties officeooo:rsid="225c5312"/>
    </style:style>
    <style:style style:name="T1478" style:family="text">
      <style:text-properties officeooo:rsid="225d5c16"/>
    </style:style>
    <style:style style:name="T1479" style:family="text">
      <style:text-properties officeooo:rsid="225e7d57"/>
    </style:style>
    <style:style style:name="T1480" style:family="text">
      <style:text-properties officeooo:rsid="225f4641"/>
    </style:style>
    <style:style style:name="T1481" style:family="text">
      <style:text-properties officeooo:rsid="225fcfa0"/>
    </style:style>
    <style:style style:name="T1482" style:family="text">
      <style:text-properties officeooo:rsid="22603e69"/>
    </style:style>
    <style:style style:name="T1483" style:family="text">
      <style:text-properties officeooo:rsid="22614695"/>
    </style:style>
    <style:style style:name="T1484" style:family="text">
      <style:text-properties officeooo:rsid="22616039"/>
    </style:style>
    <style:style style:name="T1485" style:family="text">
      <style:text-properties officeooo:rsid="22627572"/>
    </style:style>
    <style:style style:name="T1486" style:family="text">
      <style:text-properties officeooo:rsid="2262c3c5"/>
    </style:style>
    <style:style style:name="T1487" style:family="text">
      <style:text-properties officeooo:rsid="1c7d1ccc"/>
    </style:style>
    <style:style style:name="T1488" style:family="text">
      <style:text-properties officeooo:rsid="226865e8"/>
    </style:style>
    <style:style style:name="T1489" style:family="text">
      <style:text-properties officeooo:rsid="22694e78"/>
    </style:style>
    <style:style style:name="T1490" style:family="text">
      <style:text-properties officeooo:rsid="226aceaf"/>
    </style:style>
    <style:style style:name="T1491" style:family="text">
      <style:text-properties officeooo:rsid="226bb5bd"/>
    </style:style>
    <style:style style:name="T1492" style:family="text">
      <style:text-properties officeooo:rsid="226bfa88"/>
    </style:style>
    <style:style style:name="T1493" style:family="text">
      <style:text-properties officeooo:rsid="226d91c1"/>
    </style:style>
    <style:style style:name="T1494" style:family="text">
      <style:text-properties officeooo:rsid="226eda82"/>
    </style:style>
    <style:style style:name="T1495" style:family="text">
      <style:text-properties officeooo:rsid="226fbfb3"/>
    </style:style>
    <style:style style:name="T1496" style:family="text">
      <style:text-properties officeooo:rsid="227043bf"/>
    </style:style>
    <style:style style:name="T1497" style:family="text">
      <style:text-properties officeooo:rsid="22713edd"/>
    </style:style>
    <style:style style:name="T1498" style:family="text">
      <style:text-properties officeooo:rsid="227278f3"/>
    </style:style>
    <style:style style:name="T1499" style:family="text">
      <style:text-properties officeooo:rsid="22740e9c"/>
    </style:style>
    <style:style style:name="T1500" style:family="text">
      <style:text-properties officeooo:rsid="22756f29"/>
    </style:style>
    <style:style style:name="T1501" style:family="text">
      <style:text-properties officeooo:rsid="22758c01"/>
    </style:style>
    <style:style style:name="T1502" style:family="text">
      <style:text-properties officeooo:rsid="22775935"/>
    </style:style>
    <style:style style:name="T1503" style:family="text">
      <style:text-properties officeooo:rsid="22794b32"/>
    </style:style>
    <style:style style:name="T1504" style:family="text">
      <style:text-properties officeooo:rsid="2279b844"/>
    </style:style>
    <style:style style:name="T1505" style:family="text">
      <style:text-properties officeooo:rsid="227b2775"/>
    </style:style>
    <style:style style:name="T1506" style:family="text">
      <style:text-properties officeooo:rsid="227e7f72"/>
    </style:style>
    <style:style style:name="T1507" style:family="text">
      <style:text-properties officeooo:rsid="227fe9e8"/>
    </style:style>
    <style:style style:name="T1508" style:family="text">
      <style:text-properties officeooo:rsid="22809efe"/>
    </style:style>
    <style:style style:name="T1509" style:family="text">
      <style:text-properties officeooo:rsid="2280a538"/>
    </style:style>
    <style:style style:name="T1510" style:family="text">
      <style:text-properties officeooo:rsid="2281e6dc"/>
    </style:style>
    <style:style style:name="T1511" style:family="text">
      <style:text-properties officeooo:rsid="22847f7c"/>
    </style:style>
    <style:style style:name="T1512" style:family="text">
      <style:text-properties officeooo:rsid="2285bd5f"/>
    </style:style>
    <style:style style:name="T1513" style:family="text">
      <style:text-properties officeooo:rsid="228885b6"/>
    </style:style>
    <style:style style:name="T1514" style:family="text">
      <style:text-properties officeooo:rsid="22890495"/>
    </style:style>
    <style:style style:name="T1515" style:family="text">
      <style:text-properties officeooo:rsid="22895a87"/>
    </style:style>
    <style:style style:name="T1516" style:family="text">
      <style:text-properties officeooo:rsid="228b501d"/>
    </style:style>
    <style:style style:name="T1517" style:family="text">
      <style:text-properties officeooo:rsid="228ca336"/>
    </style:style>
    <style:style style:name="T1518" style:family="text">
      <style:text-properties officeooo:rsid="228e4d7b"/>
    </style:style>
    <style:style style:name="T1519" style:family="text">
      <style:text-properties officeooo:rsid="228fbb41"/>
    </style:style>
    <style:style style:name="T1520" style:family="text">
      <style:text-properties officeooo:rsid="2290db97"/>
    </style:style>
    <style:style style:name="T1521" style:family="text">
      <style:text-properties officeooo:rsid="229192d1"/>
    </style:style>
    <style:style style:name="T1522" style:family="text">
      <style:text-properties officeooo:rsid="22921f23"/>
    </style:style>
    <style:style style:name="T1523" style:family="text">
      <style:text-properties officeooo:rsid="2293fe93"/>
    </style:style>
    <style:style style:name="T1524" style:family="text">
      <style:text-properties officeooo:rsid="2294ab73"/>
    </style:style>
    <style:style style:name="T1525" style:family="text">
      <style:text-properties officeooo:rsid="229624cd"/>
    </style:style>
    <style:style style:name="T1526" style:family="text">
      <style:text-properties officeooo:rsid="22968404"/>
    </style:style>
    <style:style style:name="T1527" style:family="text">
      <style:text-properties officeooo:rsid="22982ce6"/>
    </style:style>
    <style:style style:name="T1528" style:family="text">
      <style:text-properties officeooo:rsid="2299f21c"/>
    </style:style>
    <style:style style:name="T1529" style:family="text">
      <style:text-properties officeooo:rsid="229a23a3"/>
    </style:style>
    <style:style style:name="T1530" style:family="text">
      <style:text-properties officeooo:rsid="229a7679"/>
    </style:style>
    <style:style style:name="T1531" style:family="text">
      <style:text-properties officeooo:rsid="229c386c"/>
    </style:style>
    <style:style style:name="T1532" style:family="text">
      <style:text-properties officeooo:rsid="229df916"/>
    </style:style>
    <style:style style:name="T1533" style:family="text">
      <style:text-properties officeooo:rsid="22a014dd"/>
    </style:style>
    <style:style style:name="T1534" style:family="text">
      <style:text-properties officeooo:rsid="22a22931"/>
    </style:style>
    <style:style style:name="T1535" style:family="text">
      <style:text-properties officeooo:rsid="22a2770d"/>
    </style:style>
    <style:style style:name="T1536" style:family="text">
      <style:text-properties officeooo:rsid="22a3a927"/>
    </style:style>
    <style:style style:name="T1537" style:family="text">
      <style:text-properties officeooo:rsid="22a60038"/>
    </style:style>
    <style:style style:name="T1538" style:family="text">
      <style:text-properties officeooo:rsid="22a8058d"/>
    </style:style>
    <style:style style:name="T1539" style:family="text">
      <style:text-properties officeooo:rsid="22a91411"/>
    </style:style>
    <style:style style:name="T1540" style:family="text">
      <style:text-properties officeooo:rsid="22aac8f5"/>
    </style:style>
    <style:style style:name="T1541" style:family="text">
      <style:text-properties officeooo:rsid="22aca52e"/>
    </style:style>
    <style:style style:name="T1542" style:family="text">
      <style:text-properties officeooo:rsid="22acc3f7"/>
    </style:style>
    <style:style style:name="T1543" style:family="text">
      <style:text-properties officeooo:rsid="22ada96f"/>
    </style:style>
    <style:style style:name="T1544" style:family="text">
      <style:text-properties officeooo:rsid="22af94a3"/>
    </style:style>
    <style:style style:name="T1545" style:family="text">
      <style:text-properties officeooo:rsid="22b4227b"/>
    </style:style>
    <style:style style:name="T1546" style:family="text">
      <style:text-properties officeooo:rsid="22b78b06"/>
    </style:style>
    <style:style style:name="T1547" style:family="text">
      <style:text-properties officeooo:rsid="22bd0283"/>
    </style:style>
    <style:style style:name="T1548" style:family="text">
      <style:text-properties officeooo:rsid="22be8dff"/>
    </style:style>
    <style:style style:name="T1549" style:family="text">
      <style:text-properties officeooo:rsid="22c00008"/>
    </style:style>
    <style:style style:name="T1550" style:family="text">
      <style:text-properties officeooo:rsid="22c02d5f"/>
    </style:style>
    <style:style style:name="T1551" style:family="text">
      <style:text-properties officeooo:rsid="22c1cfa0"/>
    </style:style>
    <style:style style:name="T1552" style:family="text">
      <style:text-properties officeooo:rsid="22c4da53"/>
    </style:style>
    <style:style style:name="T1553" style:family="text">
      <style:text-properties officeooo:rsid="22c7851a"/>
    </style:style>
    <style:style style:name="T1554" style:family="text">
      <style:text-properties officeooo:rsid="22c8d54a"/>
    </style:style>
    <style:style style:name="T1555" style:family="text">
      <style:text-properties officeooo:rsid="22caaa39"/>
    </style:style>
    <style:style style:name="T1556" style:family="text">
      <style:text-properties officeooo:rsid="22cc001b"/>
    </style:style>
    <style:style style:name="T1557" style:family="text">
      <style:text-properties officeooo:rsid="22ccc11c"/>
    </style:style>
    <style:style style:name="T1558" style:family="text">
      <style:text-properties officeooo:rsid="22ccc58b"/>
    </style:style>
    <style:style style:name="T1559" style:family="text">
      <style:text-properties officeooo:rsid="22ccedc3"/>
    </style:style>
    <style:style style:name="T1560" style:family="text">
      <style:text-properties officeooo:rsid="22ce4ce5"/>
    </style:style>
    <style:style style:name="T1561" style:family="text">
      <style:text-properties officeooo:rsid="22ce7a50"/>
    </style:style>
    <style:style style:name="T1562" style:family="text">
      <style:text-properties officeooo:rsid="22d01313"/>
    </style:style>
    <style:style style:name="T1563" style:family="text">
      <style:text-properties officeooo:rsid="22d1e53a"/>
    </style:style>
    <style:style style:name="T1564" style:family="text">
      <style:text-properties officeooo:rsid="22d2bea0"/>
    </style:style>
    <style:style style:name="T1565" style:family="text">
      <style:text-properties officeooo:rsid="22d42755"/>
    </style:style>
    <style:style style:name="T1566" style:family="text">
      <style:text-properties officeooo:rsid="22d475a4"/>
    </style:style>
    <style:style style:name="T1567" style:family="text">
      <style:text-properties officeooo:rsid="22d9768c"/>
    </style:style>
    <style:style style:name="T1568" style:family="text">
      <style:text-properties officeooo:rsid="22d9cfd8"/>
    </style:style>
    <style:style style:name="T1569" style:family="text">
      <style:text-properties officeooo:rsid="22df648b"/>
    </style:style>
    <style:style style:name="T1570" style:family="text">
      <style:text-properties officeooo:rsid="22e14756"/>
    </style:style>
    <style:style style:name="T1571" style:family="text">
      <style:text-properties officeooo:rsid="22e16390"/>
    </style:style>
    <style:style style:name="T1572" style:family="text">
      <style:text-properties officeooo:rsid="22e35370"/>
    </style:style>
    <style:style style:name="T1573" style:family="text">
      <style:text-properties officeooo:rsid="22e4ab26"/>
    </style:style>
    <style:style style:name="T1574" style:family="text">
      <style:text-properties officeooo:rsid="22e5084b"/>
    </style:style>
    <style:style style:name="T1575" style:family="text">
      <style:text-properties officeooo:rsid="22e54c03"/>
    </style:style>
    <style:style style:name="T1576" style:family="text">
      <style:text-properties officeooo:rsid="22e73d6a"/>
    </style:style>
    <style:style style:name="T1577" style:family="text">
      <style:text-properties officeooo:rsid="22e87542"/>
    </style:style>
    <style:style style:name="T1578" style:family="text">
      <style:text-properties officeooo:rsid="22e88baa"/>
    </style:style>
    <style:style style:name="T1579" style:family="text">
      <style:text-properties officeooo:rsid="22ec8a6b"/>
    </style:style>
    <style:style style:name="T1580" style:family="text">
      <style:text-properties officeooo:rsid="22ede9ba"/>
    </style:style>
    <style:style style:name="T1581" style:family="text">
      <style:text-properties officeooo:rsid="22ee17c8"/>
    </style:style>
    <style:style style:name="T1582" style:family="text">
      <style:text-properties officeooo:rsid="22ef1c03"/>
    </style:style>
    <style:style style:name="T1583" style:family="text">
      <style:text-properties officeooo:rsid="22ef2c5a"/>
    </style:style>
    <style:style style:name="T1584" style:family="text">
      <style:text-properties officeooo:rsid="22f07426"/>
    </style:style>
    <style:style style:name="T1585" style:family="text">
      <style:text-properties officeooo:rsid="22f1e20b"/>
    </style:style>
    <style:style style:name="T1586" style:family="text">
      <style:text-properties officeooo:rsid="22f27e80"/>
    </style:style>
    <style:style style:name="T1587" style:family="text">
      <style:text-properties officeooo:rsid="22f433e0"/>
    </style:style>
    <style:style style:name="T1588" style:family="text">
      <style:text-properties officeooo:rsid="22f53cec"/>
    </style:style>
    <style:style style:name="T1589" style:family="text">
      <style:text-properties officeooo:rsid="22f73166"/>
    </style:style>
    <style:style style:name="T1590" style:family="text">
      <style:text-properties officeooo:rsid="22f8a3f2"/>
    </style:style>
    <style:style style:name="T1591" style:family="text">
      <style:text-properties officeooo:rsid="22f8efe9"/>
    </style:style>
    <style:style style:name="T1592" style:family="text">
      <style:text-properties officeooo:rsid="22faeffa"/>
    </style:style>
    <style:style style:name="T1593" style:family="text">
      <style:text-properties officeooo:rsid="22fe06c6"/>
    </style:style>
    <style:style style:name="T1594" style:family="text">
      <style:text-properties officeooo:rsid="22fe40c9"/>
    </style:style>
    <style:style style:name="T1595" style:family="text">
      <style:text-properties officeooo:rsid="23017a9c"/>
    </style:style>
    <style:style style:name="T1596" style:family="text">
      <style:text-properties officeooo:rsid="23031235"/>
    </style:style>
    <style:style style:name="T1597" style:family="text">
      <style:text-properties officeooo:rsid="2304eb79"/>
    </style:style>
    <style:style style:name="T1598" style:family="text">
      <style:text-properties officeooo:rsid="23067820"/>
    </style:style>
    <style:style style:name="T1599" style:family="text">
      <style:text-properties officeooo:rsid="23075e24"/>
    </style:style>
    <style:style style:name="T1600" style:family="text">
      <style:text-properties officeooo:rsid="230ad9b6"/>
    </style:style>
    <style:style style:name="T1601" style:family="text">
      <style:text-properties officeooo:rsid="230c312b"/>
    </style:style>
    <style:style style:name="T1602" style:family="text">
      <style:text-properties officeooo:rsid="230dec48"/>
    </style:style>
    <style:style style:name="T1603" style:family="text">
      <style:text-properties officeooo:rsid="230e823e"/>
    </style:style>
    <style:style style:name="T1604" style:family="text">
      <style:text-properties officeooo:rsid="230ef948"/>
    </style:style>
    <style:style style:name="T1605" style:family="text">
      <style:text-properties officeooo:rsid="230fc70c"/>
    </style:style>
    <style:style style:name="T1606" style:family="text">
      <style:text-properties officeooo:rsid="2311165f"/>
    </style:style>
    <style:style style:name="T1607" style:family="text">
      <style:text-properties officeooo:rsid="2311a92e"/>
    </style:style>
    <style:style style:name="T1608" style:family="text">
      <style:text-properties officeooo:rsid="2312e26f"/>
    </style:style>
    <style:style style:name="T1609" style:family="text">
      <style:text-properties officeooo:rsid="23147d81"/>
    </style:style>
    <style:style style:name="T1610" style:family="text">
      <style:text-properties officeooo:rsid="23148f4a"/>
    </style:style>
    <style:style style:name="T1611" style:family="text">
      <style:text-properties officeooo:rsid="2315b460"/>
    </style:style>
    <style:style style:name="T1612" style:family="text">
      <style:text-properties officeooo:rsid="23177e3d"/>
    </style:style>
    <style:style style:name="T1613" style:family="text">
      <style:text-properties officeooo:rsid="23181eb4"/>
    </style:style>
    <style:style style:name="T1614" style:family="text">
      <style:text-properties officeooo:rsid="2318b4aa"/>
    </style:style>
    <style:style style:name="T1615" style:family="text">
      <style:text-properties officeooo:rsid="23196724"/>
    </style:style>
    <style:style style:name="T1616" style:family="text">
      <style:text-properties officeooo:rsid="231aef07"/>
    </style:style>
    <style:style style:name="T1617" style:family="text">
      <style:text-properties officeooo:rsid="231c25a1"/>
    </style:style>
    <style:style style:name="T1618" style:family="text">
      <style:text-properties officeooo:rsid="231d08ed"/>
    </style:style>
    <style:style style:name="T1619" style:family="text">
      <style:text-properties officeooo:rsid="231e52af"/>
    </style:style>
    <style:style style:name="T1620" style:family="text">
      <style:text-properties officeooo:rsid="231fc68c"/>
    </style:style>
    <style:style style:name="T1621" style:family="text">
      <style:text-properties officeooo:rsid="2320dc9b"/>
    </style:style>
    <style:style style:name="T1622" style:family="text">
      <style:text-properties officeooo:rsid="2322ab2d"/>
    </style:style>
    <style:style style:name="T1623" style:family="text">
      <style:text-properties officeooo:rsid="2322f9ea"/>
    </style:style>
    <style:style style:name="T1624" style:family="text">
      <style:text-properties officeooo:rsid="2324f79e"/>
    </style:style>
    <style:style style:name="T1625" style:family="text">
      <style:text-properties officeooo:rsid="2326afa0"/>
    </style:style>
    <style:style style:name="T1626" style:family="text">
      <style:text-properties officeooo:rsid="2326eb3f"/>
    </style:style>
    <style:style style:name="T1627" style:family="text">
      <style:text-properties officeooo:rsid="2328333e"/>
    </style:style>
    <style:style style:name="T1628" style:family="text">
      <style:text-properties officeooo:rsid="232d4a24"/>
    </style:style>
    <style:style style:name="T1629" style:family="text">
      <style:text-properties officeooo:rsid="232dd1ee"/>
    </style:style>
    <style:style style:name="T1630" style:family="text">
      <style:text-properties officeooo:rsid="2332318a"/>
    </style:style>
    <style:style style:name="T1631" style:family="text">
      <style:text-properties officeooo:rsid="2334b4fd"/>
    </style:style>
    <style:style style:name="T1632" style:family="text">
      <style:text-properties officeooo:rsid="23361452"/>
    </style:style>
    <style:style style:name="T1633" style:family="text">
      <style:text-properties officeooo:rsid="2337b355"/>
    </style:style>
    <style:style style:name="T1634" style:family="text">
      <style:text-properties officeooo:rsid="233912b6"/>
    </style:style>
    <style:style style:name="T1635" style:family="text">
      <style:text-properties officeooo:rsid="2339aefa"/>
    </style:style>
    <style:style style:name="T1636" style:family="text">
      <style:text-properties officeooo:rsid="233ba882"/>
    </style:style>
    <style:style style:name="T1637" style:family="text">
      <style:text-properties officeooo:rsid="233ca559"/>
    </style:style>
    <style:style style:name="T1638" style:family="text">
      <style:text-properties officeooo:rsid="233ebda9"/>
    </style:style>
    <style:style style:name="T1639" style:family="text">
      <style:text-properties officeooo:rsid="23418a38"/>
    </style:style>
    <style:style style:name="T1640" style:family="text">
      <style:text-properties officeooo:rsid="23428e27"/>
    </style:style>
    <style:style style:name="T1641" style:family="text">
      <style:text-properties officeooo:rsid="23439fa0"/>
    </style:style>
    <style:style style:name="T1642" style:family="text">
      <style:text-properties officeooo:rsid="2344e169"/>
    </style:style>
    <style:style style:name="T1643" style:family="text">
      <style:text-properties officeooo:rsid="23458099"/>
    </style:style>
    <style:style style:name="T1644" style:family="text">
      <style:text-properties officeooo:rsid="23461e96"/>
    </style:style>
    <style:style style:name="T1645" style:family="text">
      <style:text-properties officeooo:rsid="234782fb"/>
    </style:style>
    <style:style style:name="T1646" style:family="text">
      <style:text-properties officeooo:rsid="23490f4c"/>
    </style:style>
    <style:style style:name="T1647" style:family="text">
      <style:text-properties officeooo:rsid="234ba1ef"/>
    </style:style>
    <style:style style:name="T1648" style:family="text">
      <style:text-properties officeooo:rsid="234c9602"/>
    </style:style>
    <style:style style:name="T1649" style:family="text">
      <style:text-properties officeooo:rsid="234c9ffa"/>
    </style:style>
    <style:style style:name="T1650" style:family="text">
      <style:text-properties officeooo:rsid="234d0c06"/>
    </style:style>
    <style:style style:name="T1651" style:family="text">
      <style:text-properties officeooo:rsid="234e86bb"/>
    </style:style>
    <style:style style:name="T1652" style:family="text">
      <style:text-properties officeooo:rsid="234f5705"/>
    </style:style>
    <style:style style:name="T1653" style:family="text">
      <style:text-properties officeooo:rsid="2350760c"/>
    </style:style>
    <style:style style:name="T1654" style:family="text">
      <style:text-properties officeooo:rsid="23512bbb"/>
    </style:style>
    <style:style style:name="T1655" style:family="text">
      <style:text-properties officeooo:rsid="2352eb11"/>
    </style:style>
    <style:style style:name="T1656" style:family="text">
      <style:text-properties officeooo:rsid="2354a369"/>
    </style:style>
    <style:style style:name="T1657" style:family="text">
      <style:text-properties officeooo:rsid="23588039"/>
    </style:style>
    <style:style style:name="T1658" style:family="text">
      <style:text-properties officeooo:rsid="23589395"/>
    </style:style>
    <style:style style:name="T1659" style:family="text">
      <style:text-properties officeooo:rsid="235a6804"/>
    </style:style>
    <style:style style:name="T1660" style:family="text">
      <style:text-properties officeooo:rsid="235c270b"/>
    </style:style>
    <style:style style:name="T1661" style:family="text">
      <style:text-properties officeooo:rsid="235d27ad"/>
    </style:style>
    <style:style style:name="T1662" style:family="text">
      <style:text-properties officeooo:rsid="235f14f8"/>
    </style:style>
    <style:style style:name="T1663" style:family="text">
      <style:text-properties officeooo:rsid="2361efae"/>
    </style:style>
    <style:style style:name="T1664" style:family="text">
      <style:text-properties officeooo:rsid="2361f6d3"/>
    </style:style>
    <style:style style:name="T1665" style:family="text">
      <style:text-properties officeooo:rsid="2362e401"/>
    </style:style>
    <style:style style:name="T1666" style:family="text">
      <style:text-properties officeooo:rsid="23635e33"/>
    </style:style>
    <style:style style:name="T1667" style:family="text">
      <style:text-properties officeooo:rsid="2364e081"/>
    </style:style>
    <style:style style:name="T1668" style:family="text">
      <style:text-properties officeooo:rsid="23652e36"/>
    </style:style>
    <style:style style:name="T1669" style:family="text">
      <style:text-properties officeooo:rsid="236612f1"/>
    </style:style>
    <style:style style:name="T1670" style:family="text">
      <style:text-properties officeooo:rsid="23665964"/>
    </style:style>
    <style:style style:name="T1671" style:family="text">
      <style:text-properties officeooo:rsid="23669363"/>
    </style:style>
    <style:style style:name="T1672" style:family="text">
      <style:text-properties officeooo:rsid="2367301d"/>
    </style:style>
    <style:style style:name="T1673" style:family="text">
      <style:text-properties officeooo:rsid="236778cc"/>
    </style:style>
    <style:style style:name="T1674" style:family="text">
      <style:text-properties officeooo:rsid="236aed78"/>
    </style:style>
    <style:style style:name="T1675" style:family="text">
      <style:text-properties officeooo:rsid="236cc942"/>
    </style:style>
    <style:style style:name="T1676" style:family="text">
      <style:text-properties officeooo:rsid="236e94d1"/>
    </style:style>
    <style:style style:name="T1677" style:family="text">
      <style:text-properties officeooo:rsid="236fa5cd"/>
    </style:style>
    <style:style style:name="T1678" style:family="text">
      <style:text-properties officeooo:rsid="2371945a"/>
    </style:style>
    <style:style style:name="T1679" style:family="text">
      <style:text-properties officeooo:rsid="23734bc1"/>
    </style:style>
    <style:style style:name="T1680" style:family="text">
      <style:text-properties officeooo:rsid="23735c62"/>
    </style:style>
    <style:style style:name="T1681" style:family="text">
      <style:text-properties officeooo:rsid="23755915"/>
    </style:style>
    <style:style style:name="T1682" style:family="text">
      <style:text-properties officeooo:rsid="23767350"/>
    </style:style>
    <style:style style:name="T1683" style:family="text">
      <style:text-properties officeooo:rsid="23779f0d"/>
    </style:style>
    <style:style style:name="T1684" style:family="text">
      <style:text-properties officeooo:rsid="23784209"/>
    </style:style>
    <style:style style:name="T1685" style:family="text">
      <style:text-properties officeooo:rsid="2379f21d"/>
    </style:style>
    <style:style style:name="T1686" style:family="text">
      <style:text-properties officeooo:rsid="237bace9"/>
    </style:style>
    <style:style style:name="T1687" style:family="text">
      <style:text-properties officeooo:rsid="237c0a02"/>
    </style:style>
    <style:style style:name="T1688" style:family="text">
      <style:text-properties officeooo:rsid="237d1792"/>
    </style:style>
    <style:style style:name="T1689" style:family="text">
      <style:text-properties officeooo:rsid="237ee829"/>
    </style:style>
    <style:style style:name="T1690" style:family="text">
      <style:text-properties officeooo:rsid="23810ec7"/>
    </style:style>
    <style:style style:name="T1691" style:family="text">
      <style:text-properties officeooo:rsid="23813c14"/>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509" text:outline-level="1"><text:bookmark-start text:name="__RefHeading___Toc34595_4173466481"/>ALL <text:span text:style-name="T675">FLESH</text:span><text:bookmark-end text:name="__RefHeading___Toc34595_4173466481"/></text:h>
      <text:p text:style-name="P340"/>
      <text:p text:style-name="P341"/>
      <text:p text:style-name="Text_20_body">Author. Jose Luis Quiroga Beltran</text:p>
      <text:p text:style-name="P4">Identification card. 79,523,732 from Bogota, Colombia.</text:p>
      <text:p text:style-name="P4">This book-script, <text:span text:style-name="T1158">audio and video</text:span> is open source <text:span text:style-name="T1158">and creative commons</text:span>.</text:p>
      <text:p text:style-name="P342">Original title: “Toda Carne”</text:p>
      <text:p text:style-name="P343"><text:a xlink:type="simple" xlink:href="http://todacarne.com/" text:style-name="Internet_20_link" text:visited-style-name="Visited_20_Internet_20_Link">todacarne.com</text:a></text:p>
      <text:p text:style-name="P247"><text:a xlink:type="simple" xlink:href="http://toda-carne.github.io/" text:style-name="Internet_20_link" text:visited-style-name="Visited_20_Internet_20_Link">toda-carne.github.io</text:a></text:p>
      <text:p text:style-name="P247"><text:a xlink:type="simple" xlink:href="http://joseluisquiroga.github.io/" text:style-name="Internet_20_link" text:visited-style-name="Visited_20_Internet_20_Link">joseluisquiroga.github.io</text:a></text:p>
      <text:p text:style-name="P4"><text:span text:style-name="T1158">Copyright and Derechos de Autor: 2021-</text:span>2022.</text:p>
      <text:p text:style-name="P336">License<text:span text:style-name="T1158">s:</text:span> <text:a xlink:type="simple" xlink:href="https://www.gnu.org/licenses/gpl-3.0.en.html" text:style-name="Internet_20_link" text:visited-style-name="Visited_20_Internet_20_Link"><text:span text:style-name="T1158">GPL v3.0</text:span></text:a><text:span text:style-name="T1158"> and </text:span><text:a xlink:type="simple" xlink:href="https://creativecommons.org/publicdomain/zero/1.0/" text:style-name="Internet_20_link" text:visited-style-name="Visited_20_Internet_20_Link">Creative Commons Zero v1.0 Universal</text:a>.</text:p>
      <text:p text:style-name="P336"/>
      <text:p text:style-name="P337"/>
      <text:h text:style-name="P509"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8"><text:a xlink:type="simple" xlink:href="#__RefHeading___Toc34595_4173466481" text:style-name="Index_20_Link" text:visited-style-name="Index_20_Link">ALL FLESH<text:tab/>1</text:a></text:p>
          <text:p text:style-name="P488"><text:a xlink:type="simple" xlink:href="#__RefHeading___Toc34597_4173466481" text:style-name="Index_20_Link" text:visited-style-name="Index_20_Link">Table of Contents.<text:tab/>3</text:a></text:p>
          <text:p text:style-name="P488"><text:a xlink:type="simple" xlink:href="#__RefHeading___Toc34599_4173466481" text:style-name="Index_20_Link" text:visited-style-name="Index_20_Link">PART 1. INTRODUCTION.<text:tab/>9</text:a></text:p>
          <text:p text:style-name="P489"><text:a xlink:type="simple" xlink:href="#__RefHeading___Toc34601_4173466481" text:style-name="Index_20_Link" text:visited-style-name="Index_20_Link">Introduction.<text:tab/>10</text:a></text:p>
          <text:p text:style-name="P490"><text:a xlink:type="simple" xlink:href="#__RefHeading___Toc34603_4173466481" text:style-name="Index_20_Link" text:visited-style-name="Index_20_Link">Goal.<text:tab/>10</text:a></text:p>
          <text:p text:style-name="P490"><text:a xlink:type="simple" xlink:href="#__RefHeading___Toc34605_4173466481" text:style-name="Index_20_Link" text:visited-style-name="Index_20_Link">Warning.<text:tab/>10</text:a></text:p>
          <text:p text:style-name="P490"><text:a xlink:type="simple" xlink:href="#__RefHeading___Toc34607_4173466481" text:style-name="Index_20_Link" text:visited-style-name="Index_20_Link">Questions.<text:tab/>11</text:a></text:p>
          <text:p text:style-name="P488"><text:a xlink:type="simple" xlink:href="#__RefHeading___Toc34609_4173466481" text:style-name="Index_20_Link" text:visited-style-name="Index_20_Link">PART 2. CENTER.<text:tab/>15</text:a></text:p>
          <text:p text:style-name="P490"><text:a xlink:type="simple" xlink:href="#__RefHeading___Toc34611_4173466481" text:style-name="Index_20_Link" text:visited-style-name="Index_20_Link">Creator.<text:tab/>16</text:a></text:p>
          <text:p text:style-name="P491"><text:a xlink:type="simple" xlink:href="#__RefHeading___Toc34613_4173466481" text:style-name="Index_20_Link" text:visited-style-name="Index_20_Link">Technical creativity.<text:tab/>16</text:a></text:p>
          <text:p text:style-name="P492"><text:a xlink:type="simple" xlink:href="#__RefHeading___Toc34615_4173466481" text:style-name="Index_20_Link" text:visited-style-name="Index_20_Link">Application.<text:tab/>18</text:a></text:p>
          <text:p text:style-name="P491"><text:a xlink:type="simple" xlink:href="#__RefHeading___Toc34617_4173466481" text:style-name="Index_20_Link" text:visited-style-name="Index_20_Link">Technical complexity.<text:tab/>19</text:a></text:p>
          <text:p text:style-name="P491"><text:a xlink:type="simple" xlink:href="#__RefHeading___Toc34619_4173466481" text:style-name="Index_20_Link" text:visited-style-name="Index_20_Link">Biology.<text:tab/>20</text:a></text:p>
          <text:p text:style-name="P491"><text:a xlink:type="simple" xlink:href="#__RefHeading___Toc34621_4173466481" text:style-name="Index_20_Link" text:visited-style-name="Index_20_Link">Creator.<text:tab/>22</text:a></text:p>
          <text:p text:style-name="P491"><text:a xlink:type="simple" xlink:href="#__RefHeading___Toc34623_4173466481" text:style-name="Index_20_Link" text:visited-style-name="Index_20_Link">Evidence.<text:tab/>25</text:a></text:p>
          <text:p text:style-name="P491"><text:a xlink:type="simple" xlink:href="#__RefHeading___Toc34625_4173466481" text:style-name="Index_20_Link" text:visited-style-name="Index_20_Link">Reproduction.<text:tab/>26</text:a></text:p>
          <text:p text:style-name="P490"><text:a xlink:type="simple" xlink:href="#__RefHeading___Toc34627_4173466481" text:style-name="Index_20_Link" text:visited-style-name="Index_20_Link">Resurrection.<text:tab/>28</text:a></text:p>
          <text:p text:style-name="P491"><text:a xlink:type="simple" xlink:href="#__RefHeading___Toc34629_4173466481" text:style-name="Index_20_Link" text:visited-style-name="Index_20_Link">Future.<text:tab/>28</text:a></text:p>
          <text:p text:style-name="P491"><text:a xlink:type="simple" xlink:href="#__RefHeading___Toc34631_4173466481" text:style-name="Index_20_Link" text:visited-style-name="Index_20_Link">Physical.<text:tab/>29</text:a></text:p>
          <text:p text:style-name="P491"><text:a xlink:type="simple" xlink:href="#__RefHeading___Toc34633_4173466481" text:style-name="Index_20_Link" text:visited-style-name="Index_20_Link">They can't die.<text:tab/>29</text:a></text:p>
          <text:p text:style-name="P491"><text:a xlink:type="simple" xlink:href="#__RefHeading___Toc34635_4173466481" text:style-name="Index_20_Link" text:visited-style-name="Index_20_Link">In the sky.<text:tab/>30</text:a></text:p>
          <text:p text:style-name="P491"><text:a xlink:type="simple" xlink:href="#__RefHeading___Toc34637_4173466481" text:style-name="Index_20_Link" text:visited-style-name="Index_20_Link">For all.<text:tab/>31</text:a></text:p>
          <text:p text:style-name="P491"><text:a xlink:type="simple" xlink:href="#__RefHeading___Toc34639_4173466481" text:style-name="Index_20_Link" text:visited-style-name="Index_20_Link">Has not happened.<text:tab/>31</text:a></text:p>
          <text:p text:style-name="P491"><text:a xlink:type="simple" xlink:href="#__RefHeading___Toc34641_4173466481" text:style-name="Index_20_Link" text:visited-style-name="Index_20_Link">Asleep.<text:tab/>32</text:a></text:p>
          <text:p text:style-name="P491"><text:a xlink:type="simple" xlink:href="#__RefHeading___Toc34643_4173466481" text:style-name="Index_20_Link" text:visited-style-name="Index_20_Link">A new earth.<text:tab/>33</text:a></text:p>
          <text:p text:style-name="P491"><text:a xlink:type="simple" xlink:href="#__RefHeading___Toc34645_4173466481" text:style-name="Index_20_Link" text:visited-style-name="Index_20_Link">Basis of Faith.<text:tab/>33</text:a></text:p>
          <text:p text:style-name="P491"><text:a xlink:type="simple" xlink:href="#__RefHeading___Toc34647_4173466481" text:style-name="Index_20_Link" text:visited-style-name="Index_20_Link">Possible.<text:tab/>34</text:a></text:p>
          <text:p text:style-name="P490"><text:a xlink:type="simple" xlink:href="#__RefHeading___Toc34649_4173466481" text:style-name="Index_20_Link" text:visited-style-name="Index_20_Link">The Cloth.<text:tab/>35</text:a></text:p>
          <text:p text:style-name="P491"><text:a xlink:type="simple" xlink:href="#__RefHeading___Toc34651_4173466481" text:style-name="Index_20_Link" text:visited-style-name="Index_20_Link">A negative.<text:tab/>35</text:a></text:p>
          <text:p text:style-name="P491"><text:a xlink:type="simple" xlink:href="#__RefHeading___Toc34653_4173466481" text:style-name="Index_20_Link" text:visited-style-name="Index_20_Link">Photographic realism.<text:tab/>36</text:a></text:p>
          <text:p text:style-name="P491"><text:a xlink:type="simple" xlink:href="#__RefHeading___Toc34655_4173466481" text:style-name="Index_20_Link" text:visited-style-name="Index_20_Link">Oxidized microfibers.<text:tab/>36</text:a></text:p>
          <text:p text:style-name="P491"><text:a xlink:type="simple" xlink:href="#__RefHeading___Toc34657_4173466481" text:style-name="Index_20_Link" text:visited-style-name="Index_20_Link">Information in the image.<text:tab/>37</text:a></text:p>
          <text:p text:style-name="P491"><text:a xlink:type="simple" xlink:href="#__RefHeading___Toc34659_4173466481" text:style-name="Index_20_Link" text:visited-style-name="Index_20_Link">Ultraviolet light.<text:tab/>37</text:a></text:p>
          <text:p text:style-name="P491"><text:a xlink:type="simple" xlink:href="#__RefHeading___Toc34661_4173466481" text:style-name="Index_20_Link" text:visited-style-name="Index_20_Link">Bilirubin.<text:tab/>38</text:a></text:p>
          <text:p text:style-name="P491"><text:a xlink:type="simple" xlink:href="#__RefHeading___Toc34663_4173466481" text:style-name="Index_20_Link" text:visited-style-name="Index_20_Link">Forensic details.<text:tab/>38</text:a></text:p>
          <text:p text:style-name="P491"><text:a xlink:type="simple" xlink:href="#__RefHeading___Toc34665_4173466481" text:style-name="Index_20_Link" text:visited-style-name="Index_20_Link">Replications.<text:tab/>38</text:a></text:p>
          <text:p text:style-name="P490"><text:a xlink:type="simple" xlink:href="#__RefHeading___Toc34667_4173466481" text:style-name="Index_20_Link" text:visited-style-name="Index_20_Link">Past.<text:tab/>39</text:a></text:p>
          <text:p text:style-name="P491"><text:a xlink:type="simple" xlink:href="#__RefHeading___Toc34669_4173466481" text:style-name="Index_20_Link" text:visited-style-name="Index_20_Link">Methods.<text:tab/>39</text:a></text:p>
          <text:p text:style-name="P491"><text:a xlink:type="simple" xlink:href="#__RefHeading___Toc34671_4173466481" text:style-name="Index_20_Link" text:visited-style-name="Index_20_Link"><text:soft-page-break/>Coincidences.<text:tab/>40</text:a></text:p>
          <text:p text:style-name="P491"><text:a xlink:type="simple" xlink:href="#__RefHeading___Toc34673_4173466481" text:style-name="Index_20_Link" text:visited-style-name="Index_20_Link">People.<text:tab/>41</text:a></text:p>
          <text:p text:style-name="P491"><text:a xlink:type="simple" xlink:href="#__RefHeading___Toc34675_4173466481" text:style-name="Index_20_Link" text:visited-style-name="Index_20_Link">Assuming.<text:tab/>41</text:a></text:p>
          <text:p text:style-name="P491"><text:a xlink:type="simple" xlink:href="#__RefHeading___Toc34677_4173466481" text:style-name="Index_20_Link" text:visited-style-name="Index_20_Link">Textual.<text:tab/>43</text:a></text:p>
          <text:p text:style-name="P491"><text:a xlink:type="simple" xlink:href="#__RefHeading___Toc34679_4173466481" text:style-name="Index_20_Link" text:visited-style-name="Index_20_Link">On the cross.<text:tab/>45</text:a></text:p>
          <text:p text:style-name="P491"><text:a xlink:type="simple" xlink:href="#__RefHeading___Toc34681_4173466481" text:style-name="Index_20_Link" text:visited-style-name="Index_20_Link">They believed.<text:tab/>45</text:a></text:p>
          <text:p text:style-name="P491"><text:a xlink:type="simple" xlink:href="#__RefHeading___Toc34683_4173466481" text:style-name="Index_20_Link" text:visited-style-name="Index_20_Link">Followers.<text:tab/>46</text:a></text:p>
          <text:p text:style-name="P491"><text:a xlink:type="simple" xlink:href="#__RefHeading___Toc34685_4173466481" text:style-name="Index_20_Link" text:visited-style-name="Index_20_Link">Dead.<text:tab/>48</text:a></text:p>
          <text:p text:style-name="P491"><text:a xlink:type="simple" xlink:href="#__RefHeading___Toc34687_4173466481" text:style-name="Index_20_Link" text:visited-style-name="Index_20_Link">Growth.<text:tab/>49</text:a></text:p>
          <text:p text:style-name="P490"><text:a xlink:type="simple" xlink:href="#__RefHeading___Toc34689_4173466481" text:style-name="Index_20_Link" text:visited-style-name="Index_20_Link">Credibility.<text:tab/>52</text:a></text:p>
          <text:p text:style-name="P491"><text:a xlink:type="simple" xlink:href="#__RefHeading___Toc34691_4173466481" text:style-name="Index_20_Link" text:visited-style-name="Index_20_Link">Denial.<text:tab/>52</text:a></text:p>
          <text:p text:style-name="P491"><text:a xlink:type="simple" xlink:href="#__RefHeading___Toc34693_4173466481" text:style-name="Index_20_Link" text:visited-style-name="Index_20_Link">Observations.<text:tab/>53</text:a></text:p>
          <text:p text:style-name="P492"><text:a xlink:type="simple" xlink:href="#__RefHeading___Toc34695_4173466481" text:style-name="Index_20_Link" text:visited-style-name="Index_20_Link">Sources.<text:tab/>54</text:a></text:p>
          <text:p text:style-name="P492"><text:a xlink:type="simple" xlink:href="#__RefHeading___Toc34697_4173466481" text:style-name="Index_20_Link" text:visited-style-name="Index_20_Link">Knowledge.<text:tab/>54</text:a></text:p>
          <text:p text:style-name="P492"><text:a xlink:type="simple" xlink:href="#__RefHeading___Toc34699_4173466481" text:style-name="Index_20_Link" text:visited-style-name="Index_20_Link">Interdependent.<text:tab/>54</text:a></text:p>
          <text:p text:style-name="P492"><text:a xlink:type="simple" xlink:href="#__RefHeading___Toc34701_4173466481" text:style-name="Index_20_Link" text:visited-style-name="Index_20_Link">Alive.<text:tab/>55</text:a></text:p>
          <text:p text:style-name="P492"><text:a xlink:type="simple" xlink:href="#__RefHeading___Toc34703_4173466481" text:style-name="Index_20_Link" text:visited-style-name="Index_20_Link">Jerusalem.<text:tab/>56</text:a></text:p>
          <text:p text:style-name="P492"><text:a xlink:type="simple" xlink:href="#__RefHeading___Toc34705_4173466481" text:style-name="Index_20_Link" text:visited-style-name="Index_20_Link">Equal.<text:tab/>56</text:a></text:p>
          <text:p text:style-name="P492"><text:a xlink:type="simple" xlink:href="#__RefHeading___Toc34707_4173466481" text:style-name="Index_20_Link" text:visited-style-name="Index_20_Link">Names.<text:tab/>57</text:a></text:p>
          <text:p text:style-name="P492"><text:a xlink:type="simple" xlink:href="#__RefHeading___Toc34709_4173466481" text:style-name="Index_20_Link" text:visited-style-name="Index_20_Link">Women.<text:tab/>57</text:a></text:p>
          <text:p text:style-name="P492"><text:a xlink:type="simple" xlink:href="#__RefHeading___Toc34711_4173466481" text:style-name="Index_20_Link" text:visited-style-name="Index_20_Link">Groups.<text:tab/>58</text:a></text:p>
          <text:p text:style-name="P492"><text:a xlink:type="simple" xlink:href="#__RefHeading___Toc34713_4173466481" text:style-name="Index_20_Link" text:visited-style-name="Index_20_Link">They suffered.<text:tab/>58</text:a></text:p>
          <text:p text:style-name="P492"><text:a xlink:type="simple" xlink:href="#__RefHeading___Toc34715_4173466481" text:style-name="Index_20_Link" text:visited-style-name="Index_20_Link">Body.<text:tab/>59</text:a></text:p>
          <text:p text:style-name="P492"><text:a xlink:type="simple" xlink:href="#__RefHeading___Toc34717_4173466481" text:style-name="Index_20_Link" text:visited-style-name="Index_20_Link">Embarrassing.<text:tab/>59</text:a></text:p>
          <text:p text:style-name="P491"><text:a xlink:type="simple" xlink:href="#__RefHeading___Toc34719_4173466481" text:style-name="Index_20_Link" text:visited-style-name="Index_20_Link">Airplanes.<text:tab/>60</text:a></text:p>
          <text:p text:style-name="P490"><text:a xlink:type="simple" xlink:href="#__RefHeading___Toc34721_4173466481" text:style-name="Index_20_Link" text:visited-style-name="Index_20_Link">The Believer.<text:tab/>61</text:a></text:p>
          <text:p text:style-name="P491"><text:a xlink:type="simple" xlink:href="#__RefHeading___Toc34723_4173466481" text:style-name="Index_20_Link" text:visited-style-name="Index_20_Link">Tanakh.<text:tab/>62</text:a></text:p>
          <text:p text:style-name="P491"><text:a xlink:type="simple" xlink:href="#__RefHeading___Toc34725_4173466481" text:style-name="Index_20_Link" text:visited-style-name="Index_20_Link">Warning.<text:tab/>63</text:a></text:p>
          <text:p text:style-name="P490"><text:a xlink:type="simple" xlink:href="#__RefHeading___Toc34727_4173466481" text:style-name="Index_20_Link" text:visited-style-name="Index_20_Link">Lord.<text:tab/>63</text:a></text:p>
          <text:p text:style-name="P491"><text:a xlink:type="simple" xlink:href="#__RefHeading___Toc34729_4173466481" text:style-name="Index_20_Link" text:visited-style-name="Index_20_Link">Heaven of the heavens.<text:tab/>64</text:a></text:p>
          <text:p text:style-name="P491"><text:a xlink:type="simple" xlink:href="#__RefHeading___Toc34731_4173466481" text:style-name="Index_20_Link" text:visited-style-name="Index_20_Link">Angels.<text:tab/>65</text:a></text:p>
          <text:p text:style-name="P491"><text:a xlink:type="simple" xlink:href="#__RefHeading___Toc34733_4173466481" text:style-name="Index_20_Link" text:visited-style-name="Index_20_Link">Wings.<text:tab/>66</text:a></text:p>
          <text:p text:style-name="P491"><text:a xlink:type="simple" xlink:href="#__RefHeading___Toc34735_4173466481" text:style-name="Index_20_Link" text:visited-style-name="Index_20_Link">Creation.<text:tab/>67</text:a></text:p>
          <text:p text:style-name="P492"><text:a xlink:type="simple" xlink:href="#__RefHeading___Toc34737_4173466481" text:style-name="Index_20_Link" text:visited-style-name="Index_20_Link">Day 1.<text:tab/>69</text:a></text:p>
          <text:p text:style-name="P492"><text:a xlink:type="simple" xlink:href="#__RefHeading___Toc34739_4173466481" text:style-name="Index_20_Link" text:visited-style-name="Index_20_Link">Day 2.<text:tab/>69</text:a></text:p>
          <text:p text:style-name="P492"><text:a xlink:type="simple" xlink:href="#__RefHeading___Toc34741_4173466481" text:style-name="Index_20_Link" text:visited-style-name="Index_20_Link">Day 3.<text:tab/>69</text:a></text:p>
          <text:p text:style-name="P492"><text:a xlink:type="simple" xlink:href="#__RefHeading___Toc34743_4173466481" text:style-name="Index_20_Link" text:visited-style-name="Index_20_Link">Day 4.<text:tab/>70</text:a></text:p>
          <text:p text:style-name="P492"><text:a xlink:type="simple" xlink:href="#__RefHeading___Toc34745_4173466481" text:style-name="Index_20_Link" text:visited-style-name="Index_20_Link">Day 5.<text:tab/>70</text:a></text:p>
          <text:p text:style-name="P492"><text:a xlink:type="simple" xlink:href="#__RefHeading___Toc34747_4173466481" text:style-name="Index_20_Link" text:visited-style-name="Index_20_Link">Day 6.<text:tab/>70</text:a></text:p>
          <text:p text:style-name="P492"><text:a xlink:type="simple" xlink:href="#__RefHeading___Toc34749_4173466481" text:style-name="Index_20_Link" text:visited-style-name="Index_20_Link">Easy.<text:tab/>70</text:a></text:p>
          <text:p text:style-name="P491"><text:a xlink:type="simple" xlink:href="#__RefHeading___Toc34751_4173466481" text:style-name="Index_20_Link" text:visited-style-name="Index_20_Link">The previous.<text:tab/>71</text:a></text:p>
          <text:p text:style-name="P492"><text:a xlink:type="simple" xlink:href="#__RefHeading___Toc34753_4173466481" text:style-name="Index_20_Link" text:visited-style-name="Index_20_Link">Elohim.<text:tab/>71</text:a></text:p>
          <text:p text:style-name="P492"><text:a xlink:type="simple" xlink:href="#__RefHeading___Toc34755_4173466481" text:style-name="Index_20_Link" text:visited-style-name="Index_20_Link">Yeshua.<text:tab/>71</text:a></text:p>
          <text:p text:style-name="P492"><text:a xlink:type="simple" xlink:href="#__RefHeading___Toc28167_16277266591" text:style-name="Index_20_Link" text:visited-style-name="Index_20_Link">Ruakh Hakodesh.<text:tab/>72</text:a></text:p>
          <text:p text:style-name="P492"><text:a xlink:type="simple" xlink:href="#__RefHeading___Toc34757_4173466481" text:style-name="Index_20_Link" text:visited-style-name="Index_20_Link">The Sons of Elohim.<text:tab/>72</text:a></text:p>
          <text:p text:style-name="P492"><text:a xlink:type="simple" xlink:href="#__RefHeading___Toc34759_4173466481" text:style-name="Index_20_Link" text:visited-style-name="Index_20_Link">The Angels.<text:tab/>72</text:a></text:p>
          <text:p text:style-name="P492"><text:a xlink:type="simple" xlink:href="#__RefHeading___Toc34761_4173466481" text:style-name="Index_20_Link" text:visited-style-name="Index_20_Link">The Satan and company.<text:tab/>72</text:a></text:p>
          <text:p text:style-name="P492"><text:a xlink:type="simple" xlink:href="#__RefHeading___Toc34763_4173466481" text:style-name="Index_20_Link" text:visited-style-name="Index_20_Link"><text:soft-page-break/>The Winged Ones.<text:tab/>73</text:a></text:p>
          <text:p text:style-name="P492"><text:a xlink:type="simple" xlink:href="#__RefHeading___Toc34765_4173466481" text:style-name="Index_20_Link" text:visited-style-name="Index_20_Link">The stars.<text:tab/>73</text:a></text:p>
          <text:p text:style-name="P492"><text:a xlink:type="simple" xlink:href="#__RefHeading___Toc34767_4173466481" text:style-name="Index_20_Link" text:visited-style-name="Index_20_Link">A part of the armies of Heaven.<text:tab/>73</text:a></text:p>
          <text:p text:style-name="P492"><text:a xlink:type="simple" xlink:href="#__RefHeading___Toc34769_4173466481" text:style-name="Index_20_Link" text:visited-style-name="Index_20_Link">Heaven of Heavens.<text:tab/>73</text:a></text:p>
          <text:p text:style-name="P491"><text:a xlink:type="simple" xlink:href="#__RefHeading___Toc34771_4173466481" text:style-name="Index_20_Link" text:visited-style-name="Index_20_Link">Consistency.<text:tab/>74</text:a></text:p>
          <text:p text:style-name="P490"><text:a xlink:type="simple" xlink:href="#__RefHeading___Toc34773_4173466481" text:style-name="Index_20_Link" text:visited-style-name="Index_20_Link">Saviour.<text:tab/>74</text:a></text:p>
          <text:p text:style-name="P491"><text:a xlink:type="simple" xlink:href="#__RefHeading___Toc34775_4173466481" text:style-name="Index_20_Link" text:visited-style-name="Index_20_Link">Life.<text:tab/>75</text:a></text:p>
          <text:p text:style-name="P491"><text:a xlink:type="simple" xlink:href="#__RefHeading___Toc34777_4173466481" text:style-name="Index_20_Link" text:visited-style-name="Index_20_Link">Death.<text:tab/>77</text:a></text:p>
          <text:p text:style-name="P491"><text:a xlink:type="simple" xlink:href="#__RefHeading___Toc34779_4173466481" text:style-name="Index_20_Link" text:visited-style-name="Index_20_Link">Liberator.<text:tab/>79</text:a></text:p>
          <text:p text:style-name="P491"><text:a xlink:type="simple" xlink:href="#__RefHeading___Toc34781_4173466481" text:style-name="Index_20_Link" text:visited-style-name="Index_20_Link">Principalities and powers.<text:tab/>80</text:a></text:p>
          <text:p text:style-name="P491"><text:a xlink:type="simple" xlink:href="#__RefHeading___Toc34783_4173466481" text:style-name="Index_20_Link" text:visited-style-name="Index_20_Link">One of two.<text:tab/>84</text:a></text:p>
          <text:p text:style-name="P491"><text:a xlink:type="simple" xlink:href="#__RefHeading___Toc34785_4173466481" text:style-name="Index_20_Link" text:visited-style-name="Index_20_Link">Sleeping.<text:tab/>86</text:a></text:p>
          <text:p text:style-name="P491"><text:a xlink:type="simple" xlink:href="#__RefHeading___Toc34787_4173466481" text:style-name="Index_20_Link" text:visited-style-name="Index_20_Link">Everyone.<text:tab/>87</text:a></text:p>
          <text:p text:style-name="P490"><text:a xlink:type="simple" xlink:href="#__RefHeading___Toc34789_4173466481" text:style-name="Index_20_Link" text:visited-style-name="Index_20_Link">Just.<text:tab/>88</text:a></text:p>
          <text:p text:style-name="P491"><text:a xlink:type="simple" xlink:href="#__RefHeading___Toc34791_4173466481" text:style-name="Index_20_Link" text:visited-style-name="Index_20_Link">Justice.<text:tab/>89</text:a></text:p>
          <text:p text:style-name="P491"><text:a xlink:type="simple" xlink:href="#__RefHeading___Toc34793_4173466481" text:style-name="Index_20_Link" text:visited-style-name="Index_20_Link">The good guy.<text:tab/>90</text:a></text:p>
          <text:p text:style-name="P491"><text:a xlink:type="simple" xlink:href="#__RefHeading___Toc34795_4173466481" text:style-name="Index_20_Link" text:visited-style-name="Index_20_Link">Doing good.<text:tab/>91</text:a></text:p>
          <text:p text:style-name="P491"><text:a xlink:type="simple" xlink:href="#__RefHeading___Toc34797_4173466481" text:style-name="Index_20_Link" text:visited-style-name="Index_20_Link">The bad guys.<text:tab/>92</text:a></text:p>
          <text:p text:style-name="P491"><text:a xlink:type="simple" xlink:href="#__RefHeading___Toc34799_4173466481" text:style-name="Index_20_Link" text:visited-style-name="Index_20_Link">Fire.<text:tab/>94</text:a></text:p>
          <text:p text:style-name="P492"><text:a xlink:type="simple" xlink:href="#__RefHeading___Toc34801_4173466481" text:style-name="Index_20_Link" text:visited-style-name="Index_20_Link">Spiritual.<text:tab/>95</text:a></text:p>
          <text:p text:style-name="P492"><text:a xlink:type="simple" xlink:href="#__RefHeading___Toc34803_4173466481" text:style-name="Index_20_Link" text:visited-style-name="Index_20_Link">Physical.<text:tab/>96</text:a></text:p>
          <text:p text:style-name="P490"><text:a xlink:type="simple" xlink:href="#__RefHeading___Toc34805_4173466481" text:style-name="Index_20_Link" text:visited-style-name="Index_20_Link">All flesh.<text:tab/>98</text:a></text:p>
          <text:p text:style-name="P491"><text:a xlink:type="simple" xlink:href="#__RefHeading___Toc34807_4173466481" text:style-name="Index_20_Link" text:visited-style-name="Index_20_Link">Hell.<text:tab/>98</text:a></text:p>
          <text:p text:style-name="P492"><text:a xlink:type="simple" xlink:href="#__RefHeading___Toc34809_4173466481" text:style-name="Index_20_Link" text:visited-style-name="Index_20_Link">Jesus Christ.<text:tab/>98</text:a></text:p>
          <text:p text:style-name="P493"><text:a xlink:type="simple" xlink:href="#__RefHeading___Toc34811_4173466481" text:style-name="Index_20_Link" text:visited-style-name="Index_20_Link">Hades. Code G86.<text:tab/>99</text:a></text:p>
          <text:p text:style-name="P493"><text:a xlink:type="simple" xlink:href="#__RefHeading___Toc34813_4173466481" text:style-name="Index_20_Link" text:visited-style-name="Index_20_Link">Ge-Henna. Code G1067.<text:tab/>99</text:a></text:p>
          <text:p text:style-name="P491"><text:a xlink:type="simple" xlink:href="#__RefHeading___Toc34815_4173466481" text:style-name="Index_20_Link" text:visited-style-name="Index_20_Link">Sheol. Code H7585.<text:tab/>99</text:a></text:p>
          <text:p text:style-name="P492"><text:a xlink:type="simple" xlink:href="#__RefHeading___Toc34817_4173466481" text:style-name="Index_20_Link" text:visited-style-name="Index_20_Link">Everyone.<text:tab/>100</text:a></text:p>
          <text:p text:style-name="P492"><text:a xlink:type="simple" xlink:href="#__RefHeading___Toc34819_4173466481" text:style-name="Index_20_Link" text:visited-style-name="Index_20_Link">Raise.<text:tab/>100</text:a></text:p>
          <text:p text:style-name="P492"><text:a xlink:type="simple" xlink:href="#__RefHeading___Toc34821_4173466481" text:style-name="Index_20_Link" text:visited-style-name="Index_20_Link">Nothing.<text:tab/>100</text:a></text:p>
          <text:p text:style-name="P492"><text:a xlink:type="simple" xlink:href="#__RefHeading___Toc34823_4173466481" text:style-name="Index_20_Link" text:visited-style-name="Index_20_Link">Different.<text:tab/>101</text:a></text:p>
          <text:p text:style-name="P491"><text:a xlink:type="simple" xlink:href="#__RefHeading___Toc34825_4173466481" text:style-name="Index_20_Link" text:visited-style-name="Index_20_Link">Ge-Henna. Code G1067.<text:tab/>102</text:a></text:p>
          <text:p text:style-name="P492"><text:a xlink:type="simple" xlink:href="#__RefHeading___Toc34827_4173466481" text:style-name="Index_20_Link" text:visited-style-name="Index_20_Link">It's of fire.<text:tab/>102</text:a></text:p>
          <text:p text:style-name="P492"><text:a xlink:type="simple" xlink:href="#__RefHeading___Toc34829_4173466481" text:style-name="Index_20_Link" text:visited-style-name="Index_20_Link">It does not turn off.<text:tab/>102</text:a></text:p>
          <text:p text:style-name="P492"><text:a xlink:type="simple" xlink:href="#__RefHeading___Toc34831_4173466481" text:style-name="Index_20_Link" text:visited-style-name="Index_20_Link">Life.<text:tab/>103</text:a></text:p>
          <text:p text:style-name="P492"><text:a xlink:type="simple" xlink:href="#__RefHeading___Toc34833_4173466481" text:style-name="Index_20_Link" text:visited-style-name="Index_20_Link">God's Kingdom.<text:tab/>103</text:a></text:p>
          <text:p text:style-name="P492"><text:a xlink:type="simple" xlink:href="#__RefHeading___Toc34835_4173466481" text:style-name="Index_20_Link" text:visited-style-name="Index_20_Link">Eternal.<text:tab/>103</text:a></text:p>
          <text:p text:style-name="P492"><text:a xlink:type="simple" xlink:href="#__RefHeading___Toc34837_4173466481" text:style-name="Index_20_Link" text:visited-style-name="Index_20_Link">Everyone.<text:tab/>103</text:a></text:p>
          <text:p text:style-name="P492"><text:a xlink:type="simple" xlink:href="#__RefHeading___Toc34839_4173466481" text:style-name="Index_20_Link" text:visited-style-name="Index_20_Link">Judgment.<text:tab/>103</text:a></text:p>
          <text:p text:style-name="P492"><text:a xlink:type="simple" xlink:href="#__RefHeading___Toc34841_4173466481" text:style-name="Index_20_Link" text:visited-style-name="Index_20_Link">Before.<text:tab/>104</text:a></text:p>
          <text:p text:style-name="P492"><text:a xlink:type="simple" xlink:href="#__RefHeading___Toc34843_4173466481" text:style-name="Index_20_Link" text:visited-style-name="Index_20_Link">Later.<text:tab/>104</text:a></text:p>
          <text:p text:style-name="P492"><text:a xlink:type="simple" xlink:href="#__RefHeading___Toc34845_4173466481" text:style-name="Index_20_Link" text:visited-style-name="Index_20_Link">The worm does not die.<text:tab/>104</text:a></text:p>
          <text:p text:style-name="P492"><text:a xlink:type="simple" xlink:href="#__RefHeading___Toc34847_4173466481" text:style-name="Index_20_Link" text:visited-style-name="Index_20_Link">Destroyer.<text:tab/>104</text:a></text:p>
          <text:p text:style-name="P492"><text:a xlink:type="simple" xlink:href="#__RefHeading___Toc34849_4173466481" text:style-name="Index_20_Link" text:visited-style-name="Index_20_Link">Different.<text:tab/>105</text:a></text:p>
          <text:p text:style-name="P491"><text:a xlink:type="simple" xlink:href="#__RefHeading___Toc34851_4173466481" text:style-name="Index_20_Link" text:visited-style-name="Index_20_Link">Eternal death.<text:tab/>107</text:a></text:p>
          <text:p text:style-name="P491"><text:a xlink:type="simple" xlink:href="#__RefHeading___Toc34853_4173466481" text:style-name="Index_20_Link" text:visited-style-name="Index_20_Link">Eternal punishment.<text:tab/>108</text:a></text:p>
          <text:p text:style-name="P491"><text:a xlink:type="simple" xlink:href="#__RefHeading___Toc34855_4173466481" text:style-name="Index_20_Link" text:visited-style-name="Index_20_Link">Lake of fire.<text:tab/>110</text:a></text:p>
          <text:p text:style-name="P491"><text:a xlink:type="simple" xlink:href="#__RefHeading___Toc34857_4173466481" text:style-name="Index_20_Link" text:visited-style-name="Index_20_Link"><text:soft-page-break/>Excluded.<text:tab/>112</text:a></text:p>
          <text:p text:style-name="P491"><text:a xlink:type="simple" xlink:href="#__RefHeading___Toc34859_4173466481" text:style-name="Index_20_Link" text:visited-style-name="Index_20_Link">The rich and poor Lazarus.<text:tab/>114</text:a></text:p>
          <text:p text:style-name="P491"><text:a xlink:type="simple" xlink:href="#__RefHeading___Toc34861_4173466481" text:style-name="Index_20_Link" text:visited-style-name="Index_20_Link">Free will.<text:tab/>115</text:a></text:p>
          <text:p text:style-name="P491"><text:a xlink:type="simple" xlink:href="#__RefHeading___Toc34863_4173466481" text:style-name="Index_20_Link" text:visited-style-name="Index_20_Link">Bible.<text:tab/>118</text:a></text:p>
          <text:p text:style-name="P492"><text:a xlink:type="simple" xlink:href="#__RefHeading___Toc34865_4173466481" text:style-name="Index_20_Link" text:visited-style-name="Index_20_Link">Adam.<text:tab/>118</text:a></text:p>
          <text:p text:style-name="P492"><text:a xlink:type="simple" xlink:href="#__RefHeading___Toc34867_4173466481" text:style-name="Index_20_Link" text:visited-style-name="Index_20_Link">Abraham.<text:tab/>119</text:a></text:p>
          <text:p text:style-name="P492"><text:a xlink:type="simple" xlink:href="#__RefHeading___Toc34869_4173466481" text:style-name="Index_20_Link" text:visited-style-name="Index_20_Link">Moses.<text:tab/>120</text:a></text:p>
          <text:p text:style-name="P492"><text:a xlink:type="simple" xlink:href="#__RefHeading___Toc34871_4173466481" text:style-name="Index_20_Link" text:visited-style-name="Index_20_Link">Psalmists.<text:tab/>121</text:a></text:p>
          <text:p text:style-name="P492"><text:a xlink:type="simple" xlink:href="#__RefHeading___Toc34873_4173466481" text:style-name="Index_20_Link" text:visited-style-name="Index_20_Link">Isaiah.<text:tab/>123</text:a></text:p>
          <text:p text:style-name="P492"><text:a xlink:type="simple" xlink:href="#__RefHeading___Toc34875_4173466481" text:style-name="Index_20_Link" text:visited-style-name="Index_20_Link">Jeremiah.<text:tab/>124</text:a></text:p>
          <text:p text:style-name="P492"><text:a xlink:type="simple" xlink:href="#__RefHeading___Toc34877_4173466481" text:style-name="Index_20_Link" text:visited-style-name="Index_20_Link">Ezekiel.<text:tab/>125</text:a></text:p>
          <text:p text:style-name="P492"><text:a xlink:type="simple" xlink:href="#__RefHeading___Toc34879_4173466481" text:style-name="Index_20_Link" text:visited-style-name="Index_20_Link">Daniel.<text:tab/>126</text:a></text:p>
          <text:p text:style-name="P492"><text:a xlink:type="simple" xlink:href="#__RefHeading___Toc34881_4173466481" text:style-name="Index_20_Link" text:visited-style-name="Index_20_Link">The 12.<text:tab/>127</text:a></text:p>
          <text:p text:style-name="P492"><text:a xlink:type="simple" xlink:href="#__RefHeading___Toc34883_4173466481" text:style-name="Index_20_Link" text:visited-style-name="Index_20_Link">Jesus Christ.<text:tab/>129</text:a></text:p>
          <text:p text:style-name="P492"><text:a xlink:type="simple" xlink:href="#__RefHeading___Toc34885_4173466481" text:style-name="Index_20_Link" text:visited-style-name="Index_20_Link">Paul.<text:tab/>130</text:a></text:p>
          <text:p text:style-name="P492"><text:a xlink:type="simple" xlink:href="#__RefHeading___Toc34887_4173466481" text:style-name="Index_20_Link" text:visited-style-name="Index_20_Link">Peter.<text:tab/>131</text:a></text:p>
          <text:p text:style-name="P492"><text:a xlink:type="simple" xlink:href="#__RefHeading___Toc34889_4173466481" text:style-name="Index_20_Link" text:visited-style-name="Index_20_Link">John.<text:tab/>133</text:a></text:p>
          <text:p text:style-name="P491"><text:a xlink:type="simple" xlink:href="#__RefHeading___Toc34891_4173466481" text:style-name="Index_20_Link" text:visited-style-name="Index_20_Link">It is written.<text:tab/>133</text:a></text:p>
          <text:p text:style-name="P490"><text:a xlink:type="simple" xlink:href="#__RefHeading___Toc34893_4173466481" text:style-name="Index_20_Link" text:visited-style-name="Index_20_Link">The return.<text:tab/>137</text:a></text:p>
          <text:p text:style-name="P491"><text:a xlink:type="simple" xlink:href="#__RefHeading___Toc34895_4173466481" text:style-name="Index_20_Link" text:visited-style-name="Index_20_Link">Warning.<text:tab/>138</text:a></text:p>
          <text:p text:style-name="P491"><text:a xlink:type="simple" xlink:href="#__RefHeading___Toc34897_4173466481" text:style-name="Index_20_Link" text:visited-style-name="Index_20_Link">Jesus Christ.<text:tab/>139</text:a></text:p>
          <text:p text:style-name="P491"><text:a xlink:type="simple" xlink:href="#__RefHeading___Toc34899_4173466481" text:style-name="Index_20_Link" text:visited-style-name="Index_20_Link">Peace.<text:tab/>140</text:a></text:p>
          <text:p text:style-name="P491"><text:a xlink:type="simple" xlink:href="#__RefHeading___Toc34901_4173466481" text:style-name="Index_20_Link" text:visited-style-name="Index_20_Link">Temple.<text:tab/>141</text:a></text:p>
          <text:p text:style-name="P491"><text:a xlink:type="simple" xlink:href="#__RefHeading___Toc34903_4173466481" text:style-name="Index_20_Link" text:visited-style-name="Index_20_Link">A thousand years.<text:tab/>142</text:a></text:p>
          <text:p text:style-name="P491"><text:a xlink:type="simple" xlink:href="#__RefHeading___Toc34905_4173466481" text:style-name="Index_20_Link" text:visited-style-name="Index_20_Link">144,000<text:tab/>144</text:a></text:p>
          <text:p text:style-name="P491"><text:a xlink:type="simple" xlink:href="#__RefHeading___Toc34907_4173466481" text:style-name="Index_20_Link" text:visited-style-name="Index_20_Link">God's Wrath.<text:tab/>147</text:a></text:p>
          <text:p text:style-name="P491"><text:a xlink:type="simple" xlink:href="#__RefHeading___Toc34909_4173466481" text:style-name="Index_20_Link" text:visited-style-name="Index_20_Link">Caught up.<text:tab/>150</text:a></text:p>
          <text:p text:style-name="P491"><text:a xlink:type="simple" xlink:href="#__RefHeading___Toc34911_4173466481" text:style-name="Index_20_Link" text:visited-style-name="Index_20_Link">Great Tribulation.<text:tab/>152</text:a></text:p>
          <text:p text:style-name="P491"><text:a xlink:type="simple" xlink:href="#__RefHeading___Toc34913_4173466481" text:style-name="Index_20_Link" text:visited-style-name="Index_20_Link">The Abomination of Desolation.<text:tab/>155</text:a></text:p>
          <text:p text:style-name="P492"><text:a xlink:type="simple" xlink:href="#__RefHeading___Toc34915_4173466481" text:style-name="Index_20_Link" text:visited-style-name="Index_20_Link">The final moment.<text:tab/>156</text:a></text:p>
          <text:p text:style-name="P492"><text:a xlink:type="simple" xlink:href="#__RefHeading___Toc34917_4173466481" text:style-name="Index_20_Link" text:visited-style-name="Index_20_Link">70 Weeks.<text:tab/>158</text:a></text:p>
          <text:p text:style-name="P492"><text:a xlink:type="simple" xlink:href="#__RefHeading___Toc34919_4173466481" text:style-name="Index_20_Link" text:visited-style-name="Index_20_Link">North and south.<text:tab/>159</text:a></text:p>
          <text:p text:style-name="P491"><text:a xlink:type="simple" xlink:href="#__RefHeading___Toc34921_4173466481" text:style-name="Index_20_Link" text:visited-style-name="Index_20_Link">Israel.<text:tab/>160</text:a></text:p>
          <text:p text:style-name="P491"><text:a xlink:type="simple" xlink:href="#__RefHeading___Toc34923_4173466481" text:style-name="Index_20_Link" text:visited-style-name="Index_20_Link">Details.<text:tab/>164</text:a></text:p>
          <text:p text:style-name="P492"><text:a xlink:type="simple" xlink:href="#__RefHeading___Toc34925_4173466481" text:style-name="Index_20_Link" text:visited-style-name="Index_20_Link">Delivery.<text:tab/>164</text:a></text:p>
          <text:p text:style-name="P492"><text:a xlink:type="simple" xlink:href="#__RefHeading___Toc34927_4173466481" text:style-name="Index_20_Link" text:visited-style-name="Index_20_Link">7 messengers.<text:tab/>166</text:a></text:p>
          <text:p text:style-name="P492"><text:a xlink:type="simple" xlink:href="#__RefHeading___Toc34929_4173466481" text:style-name="Index_20_Link" text:visited-style-name="Index_20_Link">Babylon.<text:tab/>166</text:a></text:p>
          <text:p text:style-name="P491"><text:a xlink:type="simple" xlink:href="#__RefHeading___Toc34931_4173466481" text:style-name="Index_20_Link" text:visited-style-name="Index_20_Link">Reign.<text:tab/>167</text:a></text:p>
          <text:p text:style-name="P488"><text:a xlink:type="simple" xlink:href="#__RefHeading___Toc34933_4173466481" text:style-name="Index_20_Link" text:visited-style-name="Index_20_Link">PART 3. PERIPHERY.<text:tab/>168</text:a></text:p>
          <text:p text:style-name="P489"><text:a xlink:type="simple" xlink:href="#__RefHeading___Toc34935_4173466481" text:style-name="Index_20_Link" text:visited-style-name="Index_20_Link">Beliefs.<text:tab/>169</text:a></text:p>
          <text:p text:style-name="P491"><text:a xlink:type="simple" xlink:href="#__RefHeading___Toc34937_4173466481" text:style-name="Index_20_Link" text:visited-style-name="Index_20_Link">Principles.<text:tab/>169</text:a></text:p>
          <text:p text:style-name="P491"><text:a xlink:type="simple" xlink:href="#__RefHeading___Toc34939_4173466481" text:style-name="Index_20_Link" text:visited-style-name="Index_20_Link">Evidence.<text:tab/>170</text:a></text:p>
          <text:p text:style-name="P490"><text:a xlink:type="simple" xlink:href="#__RefHeading___Toc34941_4173466481" text:style-name="Index_20_Link" text:visited-style-name="Index_20_Link">The Truth.<text:tab/>170</text:a></text:p>
          <text:p text:style-name="P491"><text:a xlink:type="simple" xlink:href="#__RefHeading___Toc34943_4173466481" text:style-name="Index_20_Link" text:visited-style-name="Index_20_Link">The search.<text:tab/>171</text:a></text:p>
          <text:p text:style-name="P490"><text:a xlink:type="simple" xlink:href="#__RefHeading___Toc34945_4173466481" text:style-name="Index_20_Link" text:visited-style-name="Index_20_Link">Supernatural.<text:tab/>172</text:a></text:p>
          <text:p text:style-name="P490"><text:a xlink:type="simple" xlink:href="#__RefHeading___Toc34947_4173466481" text:style-name="Index_20_Link" text:visited-style-name="Index_20_Link">Science.<text:tab/>173</text:a></text:p>
          <text:p text:style-name="P490"><text:a xlink:type="simple" xlink:href="#__RefHeading___Toc34949_4173466481" text:style-name="Index_20_Link" text:visited-style-name="Index_20_Link"><text:soft-page-break/>Distances.<text:tab/>175</text:a></text:p>
          <text:p text:style-name="P490"><text:a xlink:type="simple" xlink:href="#__RefHeading___Toc34951_4173466481" text:style-name="Index_20_Link" text:visited-style-name="Index_20_Link">Redshift.<text:tab/>178</text:a></text:p>
          <text:p text:style-name="P490"><text:a xlink:type="simple" xlink:href="#__RefHeading___Toc34953_4173466481" text:style-name="Index_20_Link" text:visited-style-name="Index_20_Link">Radioactive.<text:tab/>179</text:a></text:p>
          <text:p text:style-name="P490"><text:a xlink:type="simple" xlink:href="#__RefHeading___Toc34955_4173466481" text:style-name="Index_20_Link" text:visited-style-name="Index_20_Link">Helium.<text:tab/>182</text:a></text:p>
          <text:p text:style-name="P490"><text:a xlink:type="simple" xlink:href="#__RefHeading___Toc34957_4173466481" text:style-name="Index_20_Link" text:visited-style-name="Index_20_Link">Factories.<text:tab/>183</text:a></text:p>
          <text:p text:style-name="P490"><text:a xlink:type="simple" xlink:href="#__RefHeading___Toc34959_4173466481" text:style-name="Index_20_Link" text:visited-style-name="Index_20_Link">Monomers.<text:tab/>185</text:a></text:p>
          <text:p text:style-name="P491"><text:a xlink:type="simple" xlink:href="#__RefHeading___Toc34961_4173466481" text:style-name="Index_20_Link" text:visited-style-name="Index_20_Link">The letters.<text:tab/>186</text:a></text:p>
          <text:p text:style-name="P491"><text:a xlink:type="simple" xlink:href="#__RefHeading___Toc34963_4173466481" text:style-name="Index_20_Link" text:visited-style-name="Index_20_Link">Gloves.<text:tab/>187</text:a></text:p>
          <text:p text:style-name="P491"><text:a xlink:type="simple" xlink:href="#__RefHeading___Toc34965_4173466481" text:style-name="Index_20_Link" text:visited-style-name="Index_20_Link">Reactions.<text:tab/>187</text:a></text:p>
          <text:p text:style-name="P491"><text:a xlink:type="simple" xlink:href="#__RefHeading___Toc34967_4173466481" text:style-name="Index_20_Link" text:visited-style-name="Index_20_Link">Easy.<text:tab/>188</text:a></text:p>
          <text:p text:style-name="P490"><text:a xlink:type="simple" xlink:href="#__RefHeading___Toc34969_4173466481" text:style-name="Index_20_Link" text:visited-style-name="Index_20_Link">Polymers.<text:tab/>189</text:a></text:p>
          <text:p text:style-name="P490"><text:a xlink:type="simple" xlink:href="#__RefHeading___Toc34971_4173466481" text:style-name="Index_20_Link" text:visited-style-name="Index_20_Link">Programmer.<text:tab/>191</text:a></text:p>
          <text:p text:style-name="P490"><text:a xlink:type="simple" xlink:href="#__RefHeading___Toc34973_4173466481" text:style-name="Index_20_Link" text:visited-style-name="Index_20_Link">The tale of the frog.<text:tab/>193</text:a></text:p>
          <text:p text:style-name="P490"><text:a xlink:type="simple" xlink:href="#__RefHeading___Toc34975_4173466481" text:style-name="Index_20_Link" text:visited-style-name="Index_20_Link">Trees.<text:tab/>195</text:a></text:p>
          <text:p text:style-name="P490"><text:a xlink:type="simple" xlink:href="#__RefHeading___Toc34977_4173466481" text:style-name="Index_20_Link" text:visited-style-name="Index_20_Link">Coal.<text:tab/>196</text:a></text:p>
          <text:p text:style-name="P490"><text:a xlink:type="simple" xlink:href="#__RefHeading___Toc34979_4173466481" text:style-name="Index_20_Link" text:visited-style-name="Index_20_Link">Tectonics.<text:tab/>197</text:a></text:p>
          <text:p text:style-name="P491"><text:a xlink:type="simple" xlink:href="#__RefHeading___Toc34981_4173466481" text:style-name="Index_20_Link" text:visited-style-name="Index_20_Link">Trenches.<text:tab/>199</text:a></text:p>
          <text:p text:style-name="P490"><text:a xlink:type="simple" xlink:href="#__RefHeading___Toc34983_4173466481" text:style-name="Index_20_Link" text:visited-style-name="Index_20_Link">Ridges.<text:tab/>200</text:a></text:p>
          <text:p text:style-name="P490"><text:a xlink:type="simple" xlink:href="#__RefHeading___Toc34985_4173466481" text:style-name="Index_20_Link" text:visited-style-name="Index_20_Link">Hydroplates.<text:tab/>201</text:a></text:p>
          <text:p text:style-name="P491"><text:a xlink:type="simple" xlink:href="#__RefHeading___Toc34987_4173466481" text:style-name="Index_20_Link" text:visited-style-name="Index_20_Link">Another story.<text:tab/>201</text:a></text:p>
          <text:p text:style-name="P491"><text:a xlink:type="simple" xlink:href="#__RefHeading___Toc34989_4173466481" text:style-name="Index_20_Link" text:visited-style-name="Index_20_Link">Conditions.<text:tab/>202</text:a></text:p>
          <text:p text:style-name="P491"><text:a xlink:type="simple" xlink:href="#__RefHeading___Toc34991_4173466481" text:style-name="Index_20_Link" text:visited-style-name="Index_20_Link">The process.<text:tab/>203</text:a></text:p>
          <text:p text:style-name="P491"><text:a xlink:type="simple" xlink:href="#__RefHeading___Toc34993_4173466481" text:style-name="Index_20_Link" text:visited-style-name="Index_20_Link">In two.<text:tab/>203</text:a></text:p>
          <text:p text:style-name="P491"><text:a xlink:type="simple" xlink:href="#__RefHeading___Toc34995_4173466481" text:style-name="Index_20_Link" text:visited-style-name="Index_20_Link">A comparison.<text:tab/>204</text:a></text:p>
          <text:p text:style-name="P491"><text:a xlink:type="simple" xlink:href="#__RefHeading___Toc34997_4173466481" text:style-name="Index_20_Link" text:visited-style-name="Index_20_Link">Rupture Phase.<text:tab/>205</text:a></text:p>
          <text:p text:style-name="P492"><text:a xlink:type="simple" xlink:href="#__RefHeading___Toc34999_4173466481" text:style-name="Index_20_Link" text:visited-style-name="Index_20_Link">Water.<text:tab/>205</text:a></text:p>
          <text:p text:style-name="P492"><text:a xlink:type="simple" xlink:href="#__RefHeading___Toc35001_4173466481" text:style-name="Index_20_Link" text:visited-style-name="Index_20_Link">Objects.<text:tab/>206</text:a></text:p>
          <text:p text:style-name="P491"><text:a xlink:type="simple" xlink:href="#__RefHeading___Toc35003_4173466481" text:style-name="Index_20_Link" text:visited-style-name="Index_20_Link">Flood Phase.<text:tab/>206</text:a></text:p>
          <text:p text:style-name="P492"><text:a xlink:type="simple" xlink:href="#__RefHeading___Toc35005_4173466481" text:style-name="Index_20_Link" text:visited-style-name="Index_20_Link">Hail.<text:tab/>206</text:a></text:p>
          <text:p text:style-name="P492"><text:a xlink:type="simple" xlink:href="#__RefHeading___Toc35007_4173466481" text:style-name="Index_20_Link" text:visited-style-name="Index_20_Link">Discharges.<text:tab/>207</text:a></text:p>
          <text:p text:style-name="P492"><text:a xlink:type="simple" xlink:href="#__RefHeading___Toc35009_4173466481" text:style-name="Index_20_Link" text:visited-style-name="Index_20_Link">Strata.<text:tab/>207</text:a></text:p>
          <text:p text:style-name="P491"><text:a xlink:type="simple" xlink:href="#__RefHeading___Toc35011_4173466481" text:style-name="Index_20_Link" text:visited-style-name="Index_20_Link">Drift Phase.<text:tab/>208</text:a></text:p>
          <text:p text:style-name="P492"><text:a xlink:type="simple" xlink:href="#__RefHeading___Toc35013_4173466481" text:style-name="Index_20_Link" text:visited-style-name="Index_20_Link">Ridge.<text:tab/>208</text:a></text:p>
          <text:p text:style-name="P492"><text:a xlink:type="simple" xlink:href="#__RefHeading___Toc35015_4173466481" text:style-name="Index_20_Link" text:visited-style-name="Index_20_Link">Magnetic.<text:tab/>208</text:a></text:p>
          <text:p text:style-name="P492"><text:a xlink:type="simple" xlink:href="#__RefHeading___Toc35017_4173466481" text:style-name="Index_20_Link" text:visited-style-name="Index_20_Link">Separated.<text:tab/>209</text:a></text:p>
          <text:p text:style-name="P491"><text:a xlink:type="simple" xlink:href="#__RefHeading___Toc35019_4173466481" text:style-name="Index_20_Link" text:visited-style-name="Index_20_Link">Recovery Phase.<text:tab/>209</text:a></text:p>
          <text:p text:style-name="P492"><text:a xlink:type="simple" xlink:href="#__RefHeading___Toc35021_4173466481" text:style-name="Index_20_Link" text:visited-style-name="Index_20_Link">Magma.<text:tab/>209</text:a></text:p>
          <text:p text:style-name="P492"><text:a xlink:type="simple" xlink:href="#__RefHeading___Toc35023_4173466481" text:style-name="Index_20_Link" text:visited-style-name="Index_20_Link">Earthquakes.<text:tab/>210</text:a></text:p>
          <text:p text:style-name="P492"><text:a xlink:type="simple" xlink:href="#__RefHeading___Toc35025_4173466481" text:style-name="Index_20_Link" text:visited-style-name="Index_20_Link">Field.<text:tab/>210</text:a></text:p>
          <text:p text:style-name="P492"><text:a xlink:type="simple" xlink:href="#__RefHeading___Toc35027_4173466481" text:style-name="Index_20_Link" text:visited-style-name="Index_20_Link">Bulging and Sinking.<text:tab/>210</text:a></text:p>
          <text:p text:style-name="P492"><text:a xlink:type="simple" xlink:href="#__RefHeading___Toc35029_4173466481" text:style-name="Index_20_Link" text:visited-style-name="Index_20_Link">Trenches.<text:tab/>211</text:a></text:p>
          <text:p text:style-name="P492"><text:a xlink:type="simple" xlink:href="#__RefHeading___Toc35031_4173466481" text:style-name="Index_20_Link" text:visited-style-name="Index_20_Link">Moutains.<text:tab/>211</text:a></text:p>
          <text:p text:style-name="P492"><text:a xlink:type="simple" xlink:href="#__RefHeading___Toc35033_4173466481" text:style-name="Index_20_Link" text:visited-style-name="Index_20_Link">Unconformities.<text:tab/>211</text:a></text:p>
          <text:p text:style-name="P492"><text:a xlink:type="simple" xlink:href="#__RefHeading___Toc35035_4173466481" text:style-name="Index_20_Link" text:visited-style-name="Index_20_Link">Hydrocarbs.<text:tab/>212</text:a></text:p>
          <text:p text:style-name="P492"><text:a xlink:type="simple" xlink:href="#__RefHeading___Toc35037_4173466481" text:style-name="Index_20_Link" text:visited-style-name="Index_20_Link">Canyons.<text:tab/>212</text:a></text:p>
          <text:p text:style-name="P492"><text:a xlink:type="simple" xlink:href="#__RefHeading___Toc35039_4173466481" text:style-name="Index_20_Link" text:visited-style-name="Index_20_Link">Plateaus.<text:tab/>213</text:a></text:p>
          <text:p text:style-name="P492"><text:a xlink:type="simple" xlink:href="#__RefHeading___Toc35041_4173466481" text:style-name="Index_20_Link" text:visited-style-name="Index_20_Link">Butte.<text:tab/>213</text:a></text:p>
          <text:p text:style-name="P492"><text:a xlink:type="simple" xlink:href="#__RefHeading___Toc35043_4173466481" text:style-name="Index_20_Link" text:visited-style-name="Index_20_Link"><text:soft-page-break/>Latitude rotation.<text:tab/>213</text:a></text:p>
          <text:p text:style-name="P492"><text:a xlink:type="simple" xlink:href="#__RefHeading___Toc35045_4173466481" text:style-name="Index_20_Link" text:visited-style-name="Index_20_Link">Meridian 90.<text:tab/>214</text:a></text:p>
          <text:p text:style-name="P492"><text:a xlink:type="simple" xlink:href="#__RefHeading___Toc35047_4173466481" text:style-name="Index_20_Link" text:visited-style-name="Index_20_Link">Continues.<text:tab/>214</text:a></text:p>
          <text:p text:style-name="P491"><text:a xlink:type="simple" xlink:href="#__RefHeading___Toc35049_4173466481" text:style-name="Index_20_Link" text:visited-style-name="Index_20_Link">Differences.<text:tab/>214</text:a></text:p>
          <text:p text:style-name="P490"><text:a xlink:type="simple" xlink:href="#__RefHeading___Toc35051_4173466481" text:style-name="Index_20_Link" text:visited-style-name="Index_20_Link">The couple.<text:tab/>217</text:a></text:p>
          <text:p text:style-name="P491"><text:a xlink:type="simple" xlink:href="#__RefHeading___Toc35053_4173466481" text:style-name="Index_20_Link" text:visited-style-name="Index_20_Link">Reproduction.<text:tab/>217</text:a></text:p>
          <text:p text:style-name="P491"><text:a xlink:type="simple" xlink:href="#__RefHeading___Toc35055_4173466481" text:style-name="Index_20_Link" text:visited-style-name="Index_20_Link">No cheating.<text:tab/>218</text:a></text:p>
          <text:p text:style-name="P490"><text:a xlink:type="simple" xlink:href="#__RefHeading___Toc35057_4173466481" text:style-name="Index_20_Link" text:visited-style-name="Index_20_Link">Dinosaurs.<text:tab/>218</text:a></text:p>
          <text:p text:style-name="P491"><text:a xlink:type="simple" xlink:href="#__RefHeading___Toc35059_4173466481" text:style-name="Index_20_Link" text:visited-style-name="Index_20_Link">Biblical.<text:tab/>220</text:a></text:p>
          <text:p text:style-name="P490"><text:a xlink:type="simple" xlink:href="#__RefHeading___Toc35061_4173466481" text:style-name="Index_20_Link" text:visited-style-name="Index_20_Link">Taxonomy.<text:tab/>221</text:a></text:p>
          <text:p text:style-name="P491"><text:a xlink:type="simple" xlink:href="#__RefHeading___Toc35063_4173466481" text:style-name="Index_20_Link" text:visited-style-name="Index_20_Link">18th century.<text:tab/>221</text:a></text:p>
          <text:p text:style-name="P491"><text:a xlink:type="simple" xlink:href="#__RefHeading___Toc35065_4173466481" text:style-name="Index_20_Link" text:visited-style-name="Index_20_Link">Biblical.<text:tab/>222</text:a></text:p>
          <text:p text:style-name="P491"><text:a xlink:type="simple" xlink:href="#__RefHeading___Toc35067_4173466481" text:style-name="Index_20_Link" text:visited-style-name="Index_20_Link">Few.<text:tab/>223</text:a></text:p>
          <text:p text:style-name="P491"><text:a xlink:type="simple" xlink:href="#__RefHeading___Toc35069_4173466481" text:style-name="Index_20_Link" text:visited-style-name="Index_20_Link">Adaptation.<text:tab/>223</text:a></text:p>
          <text:p text:style-name="P490"><text:a xlink:type="simple" xlink:href="#__RefHeading___Toc35071_4173466481" text:style-name="Index_20_Link" text:visited-style-name="Index_20_Link">Noah's Ark.<text:tab/>224</text:a></text:p>
          <text:p text:style-name="P491"><text:a xlink:type="simple" xlink:href="#__RefHeading___Toc35073_4173466481" text:style-name="Index_20_Link" text:visited-style-name="Index_20_Link">1948.<text:tab/>224</text:a></text:p>
          <text:p text:style-name="P491"><text:a xlink:type="simple" xlink:href="#__RefHeading___Toc35075_4173466481" text:style-name="Index_20_Link" text:visited-style-name="Index_20_Link">2014.<text:tab/>225</text:a></text:p>
          <text:p text:style-name="P491"><text:a xlink:type="simple" xlink:href="#__RefHeading___Toc35077_4173466481" text:style-name="Index_20_Link" text:visited-style-name="Index_20_Link">The facts.<text:tab/>225</text:a></text:p>
          <text:p text:style-name="P491"><text:a xlink:type="simple" xlink:href="#__RefHeading___Toc35079_4173466481" text:style-name="Index_20_Link" text:visited-style-name="Index_20_Link">Logistics.<text:tab/>226</text:a></text:p>
          <text:p text:style-name="P491"><text:a xlink:type="simple" xlink:href="#__RefHeading___Toc35081_4173466481" text:style-name="Index_20_Link" text:visited-style-name="Index_20_Link">First thing's first.<text:tab/>227</text:a></text:p>
          <text:p text:style-name="P490"><text:a xlink:type="simple" xlink:href="#__RefHeading___Toc35083_4173466481" text:style-name="Index_20_Link" text:visited-style-name="Index_20_Link">History.<text:tab/>228</text:a></text:p>
          <text:p text:style-name="P490"><text:a xlink:type="simple" xlink:href="#__RefHeading___Toc35085_4173466481" text:style-name="Index_20_Link" text:visited-style-name="Index_20_Link">The Column.<text:tab/>231</text:a></text:p>
          <text:p text:style-name="P490"><text:a xlink:type="simple" xlink:href="#__RefHeading___Toc35087_4173466481" text:style-name="Index_20_Link" text:visited-style-name="Index_20_Link">Genealogies.<text:tab/>232</text:a></text:p>
          <text:p text:style-name="P490"><text:a xlink:type="simple" xlink:href="#__RefHeading___Toc35089_4173466481" text:style-name="Index_20_Link" text:visited-style-name="Index_20_Link">Eridu.<text:tab/>236</text:a></text:p>
          <text:p text:style-name="P490"><text:a xlink:type="simple" xlink:href="#__RefHeading___Toc35091_4173466481" text:style-name="Index_20_Link" text:visited-style-name="Index_20_Link">Monumental Egypt.<text:tab/>238</text:a></text:p>
          <text:p text:style-name="P490"><text:a xlink:type="simple" xlink:href="#__RefHeading___Toc35093_4173466481" text:style-name="Index_20_Link" text:visited-style-name="Index_20_Link">Ur.<text:tab/>242</text:a></text:p>
          <text:p text:style-name="P490"><text:a xlink:type="simple" xlink:href="#__RefHeading___Toc35095_4173466481" text:style-name="Index_20_Link" text:visited-style-name="Index_20_Link">Sodoma and Gomorra.<text:tab/>244</text:a></text:p>
          <text:p text:style-name="P490"><text:a xlink:type="simple" xlink:href="#__RefHeading___Toc35097_4173466481" text:style-name="Index_20_Link" text:visited-style-name="Index_20_Link">Imhotep.<text:tab/>246</text:a></text:p>
          <text:p text:style-name="P490"><text:a xlink:type="simple" xlink:href="#__RefHeading___Toc35099_4173466481" text:style-name="Index_20_Link" text:visited-style-name="Index_20_Link">Nuweiba.<text:tab/>248</text:a></text:p>
          <text:p text:style-name="P490"><text:a xlink:type="simple" xlink:href="#__RefHeading___Toc35101_4173466481" text:style-name="Index_20_Link" text:visited-style-name="Index_20_Link">Jabal-Maqla.<text:tab/>250</text:a></text:p>
          <text:p text:style-name="P490"><text:a xlink:type="simple" xlink:href="#__RefHeading___Toc35103_4173466481" text:style-name="Index_20_Link" text:visited-style-name="Index_20_Link">Synchronizing Egypt.<text:tab/>252</text:a></text:p>
          <text:p text:style-name="P490"><text:a xlink:type="simple" xlink:href="#__RefHeading___Toc35105_4173466481" text:style-name="Index_20_Link" text:visited-style-name="Index_20_Link">Probability.<text:tab/>259</text:a></text:p>
          <text:p text:style-name="P491"><text:a xlink:type="simple" xlink:href="#__RefHeading___Toc35107_4173466481" text:style-name="Index_20_Link" text:visited-style-name="Index_20_Link">Fundamental probability.<text:tab/>259</text:a></text:p>
          <text:p text:style-name="P491"><text:a xlink:type="simple" xlink:href="#__RefHeading___Toc35109_4173466481" text:style-name="Index_20_Link" text:visited-style-name="Index_20_Link">Statistical probability.<text:tab/>260</text:a></text:p>
          <text:p text:style-name="P491"><text:a xlink:type="simple" xlink:href="#__RefHeading___Toc35111_4173466481" text:style-name="Index_20_Link" text:visited-style-name="Index_20_Link">Creations.<text:tab/>261</text:a></text:p>
          <text:p text:style-name="P491"><text:a xlink:type="simple" xlink:href="#__RefHeading___Toc35113_4173466481" text:style-name="Index_20_Link" text:visited-style-name="Index_20_Link">Quantum.<text:tab/>262</text:a></text:p>
          <text:p text:style-name="P491"><text:a xlink:type="simple" xlink:href="#__RefHeading___Toc35115_4173466481" text:style-name="Index_20_Link" text:visited-style-name="Index_20_Link">Popular.<text:tab/>262</text:a></text:p>
          <text:p text:style-name="P490"><text:a xlink:type="simple" xlink:href="#__RefHeading___Toc35117_4173466481" text:style-name="Index_20_Link" text:visited-style-name="Index_20_Link">Gravely absurd.<text:tab/>263</text:a></text:p>
          <text:p text:style-name="P490"><text:a xlink:type="simple" xlink:href="#__RefHeading___Toc35119_4173466481" text:style-name="Index_20_Link" text:visited-style-name="Index_20_Link">Fields.<text:tab/>266</text:a></text:p>
          <text:p text:style-name="P490"><text:a xlink:type="simple" xlink:href="#__RefHeading___Toc35121_4173466481" text:style-name="Index_20_Link" text:visited-style-name="Index_20_Link">Extraterrestrial.<text:tab/>268</text:a></text:p>
          <text:p text:style-name="P490"><text:a xlink:type="simple" xlink:href="#__RefHeading___Toc35123_4173466481" text:style-name="Index_20_Link" text:visited-style-name="Index_20_Link">Determinism.<text:tab/>271</text:a></text:p>
          <text:p text:style-name="P488"><text:a xlink:type="simple" xlink:href="#__RefHeading___Toc35125_4173466481" text:style-name="Index_20_Link" text:visited-style-name="Index_20_Link">PART 4. TESTIMONY.<text:tab/>274</text:a></text:p>
          <text:p text:style-name="P489"><text:a xlink:type="simple" xlink:href="#__RefHeading___Toc35127_4173466481" text:style-name="Index_20_Link" text:visited-style-name="Index_20_Link">My testimony.<text:tab/>275</text:a></text:p>
          <text:p text:style-name="P490"><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509" text:outline-level="1"><text:bookmark-start text:name="__RefHeading___Toc34599_4173466481"/>PART 1. INTRODUCTION.<text:bookmark-end text:name="__RefHeading___Toc34599_4173466481"/></text:h>
      <text:p text:style-name="Text_20_body"/>
      <text:h text:style-name="P510" text:outline-level="2"><text:bookmark-start text:name="__RefHeading___Toc34601_4173466481"/>Introduction.<text:bookmark-end text:name="__RefHeading___Toc34601_4173466481"/></text:h>
      <text:h text:style-name="P512" text:outline-level="3"><text:bookmark-start text:name="__RefHeading___Toc34603_4173466481"/><text:span text:style-name="T1489">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93">guide</text:span> me, made me love, Yeshua, my Father, his Spirit and the set of texts commonly known by the name of <text:span text:style-name="T293">T</text:span>he bible.</text:p>
      <text:p text:style-name="P4">So this presentation is also an invitation for you to research, study, read, analyze those arguments, concepts, evidence, historical sources, on your own and come to your own conclusions. And in a particular and <text:span text:style-name="T293">in a </text:span>special way, an invitation to do this with the texts known as <text:span text:style-name="T293">T</text:span>he bible.</text:p>
      <text:h text:style-name="P512" text:outline-level="3"><text:bookmark-start text:name="__RefHeading___Toc34605_4173466481"/><text:span text:style-name="T293">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293">acting</text:span> that <text:span text:style-name="T293">seems</text:span> appropriate.</text:p>
      <text:p text:style-name="P5">I'm going to act this presentation. I will emphasize <text:span text:style-name="T293">at </text:span>different times and in different ways. I will repeat, I will clarify, I will raise the tone of voice. I will seem excited, angry, sarcastic, mocking, sad, happy. I'm going to sing, I'm going to pray, I'm going to read the <text:span text:style-name="T293">bible</text:span>, I am going to dance, I am going to do what <text:span text:style-name="T293">ever </text:span>I consider necessary to communicate what I want to communicate. The goal is not just to keep <text:span text:style-name="T293">your</text:span> attention. It is communicate an idea.</text:p>
      <text:p text:style-name="P4">I hope to achieve my goal.</text:p>
      <text:p text:style-name="P4">For example, at any time I can close my eyes, raise my head and hands and say something like:</text:p>
      <text:p text:style-name="P344">Heavenly Father, I ask you in the name that is above all names, in the name of your son Jesus Christ, of Yeshua Hamashiakh, that you give me the wisdom, grace and power to communicate news effectively. <text:span text:style-name="T293">That</text:span> <text:span text:style-name="T293">to the people who </text:span><text:span text:style-name="T1490">watch</text:span><text:span text:style-name="T293"> this presentation you open </text:span><text:soft-page-break/><text:span text:style-name="T293">the</text:span><text:span text:style-name="T1490">ir</text:span><text:span text:style-name="T293"> eyes </text:span>so they can see and <text:span text:style-name="T293">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4">Or <text:span text:style-name="T293">I</text:span> <text:span text:style-name="T295">might</text:span> start singing at any time:</text:p>
      <text:p text:style-name="P344">Our hearts they are, <text:span text:style-name="T1490">completely i</text:span>nsatiable.</text:p>
      <text:p text:style-name="P5">Don't worry, I'm not going to convince you that the bible is true. I can not do <text:span text:style-name="T293">that</text:span>. What I am going to do is quote and read the verses of the <text:span text:style-name="T295">bible</text:span> that I consider necessary to communicate what I want communicate. And let Logic and Life <text:span text:style-name="T293">themselves</text:span>, at the right <text:span text:style-name="T295">time</text:span>, reveal the Truth in your mind, in your heart, and in <text:span text:style-name="T293">your whole</text:span> person.</text:p>
      <text:p text:style-name="P4">You <text:span text:style-name="T294">have been</text:span> warned.</text:p>
      <text:h text:style-name="P512"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295">bible</text:span> and I believe in <text:span text:style-name="T295">T</text:span>ruth”, or “I believe in the <text:span text:style-name="T295">bible</text:span> and I believe in logic”, depending on the person listening to it, it is very easy to think that said person <text:span text:style-name="T295">either </text:span>do<text:span text:style-name="T295">es not </text:span>know much about one, or do<text:span text:style-name="T295">es not</text:span> know much about the other, or <text:span text:style-name="T295">he </text:span>live<text:span text:style-name="T295">s</text:span> in permanent contradiction and does not care.</text:p>
      <text:p text:style-name="P4">This is because when you know something about the bible, something about science and something about logic, at least that which is learned in school, at university, and in the media, <text:span text:style-name="T295">m</text:span>any questions <text:span text:style-name="T295">araise</text:span>:</text:p>
      <text:p text:style-name="P4">If the universe is 6<text:span text:style-name="T295">000</text:span> years old, the time that has passed since Creation, according to the <text:span text:style-name="T295">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295">go</text:span>, how can a good God allow evil, <text:span text:style-name="T1491">that</text:span>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295">to be </text:span>hell, and the hebrew Sheol that WAS translated in several <text:span text:style-name="T295">verses</text:span> as “hell”, now turned out <text:span text:style-name="T1492">to be </text:span>a place to which all dead <text:span text:style-name="T296">people </text:span>go, the good and the bad?</text:p>
      <text:p text:style-name="P4">If God is good, he is love, he wants the salvation of all, and there is nothing impossible for him, why only a few <text:span text:style-name="T297">ones </text:span>are saved?</text:p>
      <text:p text:style-name="P4">Someone who lived in Japan, in the year 900 after <text:span text:style-name="T297">Jesus </text:span>Christ, who never <text:span text:style-name="T297">knew about Jesus </text:span>Christ, who lived an exemplary life compared to most <text:span text:style-name="T297">c</text:span>hristians today, do<text:span text:style-name="T297">es</text:span> <text:span text:style-name="T297">he </text:span>go to heaven or hell? <text:span text:style-name="T297">W</text:span>hat <text:span text:style-name="T297">is it </text:span><text:span text:style-name="T1492">then</text:span>? Is it, <text:span text:style-name="T297">or </text:span><text:span text:style-name="T1492">is it </text:span><text:span text:style-name="T297">NOT,</text:span> necessary to believe in Christ to be saved?</text:p>
      <text:p text:style-name="P4">Someone who lived a life of evil, in which he raped, tortured and murdered hundreds of children during his 70-<text:span text:style-name="T297">and-some</text:span> years of life, he dies and <text:span text:style-name="T297">goes</text:span> to hell, to suffer forever and ever, consciously, <text:span text:style-name="T297">by</text:span> fire and brimstone, in permanent torture. Do<text:span text:style-name="T297">es</text:span> <text:span text:style-name="T297">he</text:span> not receive as punishment, a suffering, a torture, an evil, superior, for <text:span text:style-name="T297">ALL</text:span> eternity, to the one he did for only 70-and-<text:span text:style-name="T297">some</text:span> years? Is that from a just <text:span text:style-name="T297">and good </text:span>God?</text:p>
      <text:p text:style-name="P7">Is it not a systematic, conscious, physical, eternal punishment, by fire and brimstone, of permanent torture, worse than <text:span text:style-name="T297">ANY</text:span> system of systematic annihilation such as the "Final Solution" implemented by Hitler's Nazis during the Holocaust of World War II? After all, <text:span text:style-name="T297">once your are </text:span>death, nothing hurts. while to those who are in hell everything hurts for all eternity. Hell seems more like an idea of <text:span text:style-name="T1492">th</text:span>e Marquis de Sade. The one from which the word “sadist” <text:span text:style-name="T297">comes from</text:span>.</text:p>
      <text:p text:style-name="P4">If Jesus Christ taught us that one should love one's enemies, why d<text:span text:style-name="T297">oes</text:span> God sends his enemies to <text:span text:style-name="T297">a </text:span>conscious, physical and eternal suffering in the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298">AFTER</text:span> that, after all that, he goes and orders that King Saul, through his prophet, <text:span text:style-name="T298">to </text:span>go and kill, murder, <text:span text:style-name="T298">assassinate, </text:span>women, <text:span text:style-name="T298">elders</text:span>, children, even the breastfed, men and animals, EVERYTHING, and not leave <text:soft-page-break/>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99">to </text:span>kill" and then goes and orders the king, <text:span text:style-name="T299">that</text:span> <text:span text:style-name="T299">he</text:span> chose, to go and kill even the “cat” in Amalek.</text:p>
      <text:p text:style-name="P8">The king goes and kills, assassinates, women, children, even the breastfed, elder<text:span text:style-name="T299">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68"><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0">to</text:span> sacrifice them burned to the God who gave him the order, but God decides <text:span text:style-name="T300">to </text:span>change <text:span text:style-name="T300">him</text:span>. That King Saul is <text:span text:style-name="T1493">of </text:span>no use to <text:span text:style-name="T300">him</text:span>. Then he tells his prophet: <text:span text:style-name="T300">stop</text:span> cry<text:span text:style-name="T300">ing</text:span> for Sa<text:span text:style-name="T300">u</text:span>l, <text:span text:style-name="T300">quit winning</text:span> for that <text:span text:style-name="T4">man</text:span>, I already <text:span text:style-name="T300">got rid</text:span> him, go to Bethlehem <text:span text:style-name="T300">because </text:span>I'm going to <text:span text:style-name="T300">show</text:span> <text:span text:style-name="T300">you his </text:span>replace<text:span text:style-name="T300">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0">God</text:span>: but how am I going to leave? If Sa<text:span text:style-name="T300">u</text:span>l finds out, he <text:span text:style-name="T300">will </text:span>kill me. And God tells him: <text:span text:style-name="T300">take it easy</text:span>, tell him that <text:span text:style-name="T300">you are going to make a</text:span> sacrifice to Jehovah. <text:span text:style-name="T300">Who is</text:span> that God that <text:span text:style-name="T300">is </text:span>speak<text:span text:style-name="T300">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0">seems to live</text:span> regretting what <text:span text:style-name="T300">he </text:span>kn<text:span text:style-name="T300">e</text:span>w <text:span text:style-name="T1493">it </text:span>was going to happen?</text:p>
      <text:p text:style-name="P4">That same God who forgot to put as a commandment "not to enslave", <text:span text:style-name="T300">meybe</text:span> because now he wants us as slaves.</text:p>
      <text:p text:style-name="P4">And the snakes <text:span text:style-name="T300">that</text:span> talk?</text:p>
      <text:p text:style-name="P4">And the talking donkeys?</text:p>
      <text:p text:style-name="P4">And that we all came out of a <text:span text:style-name="T300">SINGLE </text:span>couple?</text:p>
      <text:p text:style-name="P4">And that <text:span text:style-name="T300">FIRST</text:span> <text:span text:style-name="T300">were</text:span> the land and the sea<text:span text:style-name="T300">s</text:span> and <text:span text:style-name="T300">THEN</text:span> the stars.</text:p>
      <text:p text:style-name="P4"><text:soft-page-break/>And that everything was created in 7 days? <text:span text:style-name="T300">Sorry 6 days. </text:span>Those who have morning and afternoon.</text:p>
      <text:p text:style-name="P4">And that some guys live in a desert eating bread that falls from the sky for <text:span text:style-name="T300">40</text:span> years?</text:p>
      <text:p text:style-name="P4">And that with a <text:span text:style-name="T300">little </text:span>stick the seas are opened so that thousands of people can pass, but only for <text:span text:style-name="T300">short time, </text:span>while they pass, and <text:span text:style-name="T300">THEY</text:span> close on top of a<text:span text:style-name="T300">n</text:span> army that persecuted them, drowning <text:span text:style-name="T300">the whole </text:span>army.</text:p>
      <text:p text:style-name="P4">And that Noah, and the animals in a boat, during a year in which a <text:span text:style-name="T300">40</text:span>-day deluge filled the entire planet with water.</text:p>
      <text:p text:style-name="P4">And that Noah had his children <text:span text:style-name="T300">when he was about</text:span> 500-and-some years old. <text:span text:style-name="T300">Are those </text:span><text:s/><text:span text:style-name="T300">shorty</text:span> years?</text:p>
      <text:p text:style-name="P4">And that before the flood people lived about 900 years?</text:p>
      <text:p text:style-name="P4">And that a big fish swallows a guy and after 3 days spits him out in a beach? Th<text:span text:style-name="T301">e guy</text:span> Jonah.</text:p>
      <text:p text:style-name="P4">And that <text:span text:style-name="T301">people </text:span>rise <text:span text:style-name="T301">up from the dead</text:span>.</text:p>
      <text:p text:style-name="P4">Where are they? In heaven or hell?</text:p>
      <text:p text:style-name="P4">It doesn't seem very “scientific” or “logical”. Do<text:span text:style-name="T301">es</text:span> <text:span text:style-name="T301">it</text:span>?</text:p>
      <text:p text:style-name="P4">Many questions arise. Many of them <text:span text:style-name="T302">ASSUME</text:span> other questions. Many of them assume things that the bible does not say. Many of them assume things that science does not say.</text:p>
      <text:p text:style-name="P345">This presentation is not going to answer these questions one by one. <text:span text:style-name="T302">Instead it</text:span> <text:span text:style-name="T302">has</text:span> the intention to kill <text:span text:style-name="T302">them </text:span>all with one stone, as an addition<text:span text:style-name="T302">al goal</text:span> to giv<text:span text:style-name="T302">e</text:span> some good news and others that do not seem <text:span text:style-name="T302">so </text:span>good.</text:p>
      <text:p text:style-name="P4"/>
      <text:p text:style-name="Standard"/>
      <text:p text:style-name="P494"/>
      <text:p text:style-name="Standard"/>
      <text:p text:style-name="Standard"/>
      <text:p text:style-name="Standard"/>
      <text:p text:style-name="Standard"/>
      <text:p text:style-name="Standard"/>
      <text:p text:style-name="Standard"/>
      <text:h text:style-name="P509" text:outline-level="1"><text:bookmark-start text:name="__RefHeading___Toc34609_4173466481"/>PART 2. CENTER.<text:bookmark-end text:name="__RefHeading___Toc34609_4173466481"/></text:h>
      <text:p text:style-name="Text_20_body"/>
      <text:p text:style-name="Standard"/>
      <text:h text:style-name="P513" text:outline-level="3"><text:bookmark-start text:name="__RefHeading___Toc34611_4173466481"/>Creator.<text:bookmark-end text:name="__RefHeading___Toc34611_4173466481"/></text:h>
      <text:h text:style-name="P517"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03">cars</text:span>, satellites, refrigerators, washing machines, polishers, <text:span text:style-name="T303">MACHINES</text:span> that make machines, factories that use machines made by other factories to build OBJECTS that make it easier for man to meet his basic needs for food, clothing, <text:span text:style-name="T303">higiene</text:span> and housing.</text:p>
      <text:p text:style-name="P9">Technical creativity always results in an <text:span text:style-name="T303">OBJECT</text:span>, something <text:span text:style-name="T303">physical</text:span>, perceptible through the senses, something material, something concrete, a machine, a technology, something that <text:span text:style-name="T303">changes</text:span> the perceptible and <text:span text:style-name="T303">in which </text:span>that change is perceptible.</text:p>
      <text:p text:style-name="P135">If <text:span text:style-name="T944">we</text:span> really want to obtain <text:span text:style-name="T811">an </text:span>objective, verifiable knowledge, in which faith is not needed, that which we like to call scientific, but that sometimes is not so objective, nor so verifiable, and that on more than one occasion it seems <text:span text:style-name="T811">to be</text:span> something more religious than something in which you don't need a faith ; then, <text:span text:style-name="T811">t</text:span>echnical creativity is by far the most important, <text:span text:style-name="T303">the </text:span>most reliable, <text:span text:style-name="T303">criteria </text:span>to validate any scientific model or theory.</text:p>
      <text:p text:style-name="P4">No one can rationally say today: "I don't believe in airplanes", "No, no, I <text:span text:style-name="T303">just </text:span>do not believe in airplanes”.</text:p>
      <text:p text:style-name="P9">But about 1000 years ago it was quite easy for someone to say “<text:span text:style-name="T303">NO” to the belief</text:span> that one day <text:span text:style-name="T303">men would built </text:span>thousands of machines, made of metal, that fly, that have wings like birds, that carry hundreds of people inside, and weigh<text:span text:style-name="T303">ts</text:span> tons. About 1000 years ago it was much easier to say “I don't believe in airplanes”.</text:p>
      <text:p text:style-name="P4">No one can rationally say today: "I don't believe in computers", "No, no, it's just <text:span text:style-name="T304">that</text:span> I don't believe in computers”.</text:p>
      <text:p text:style-name="P346">But only about 500 years ago it was quite easy for someone to say “<text:span text:style-name="T304">NO” to the belief </text:span>that one day <text:span text:style-name="T304">men would make </text:span><text:span text:style-name="T1495">thousands of millions, or gigas,</text:span> of machines that <text:span text:style-name="T304">can make </text:span><text:span text:style-name="T1495">gigas</text:span> of <text:span text:style-name="T304">additions</text:span> or multiplications in a second, <text:span text:style-name="T304">that</text:span> have memory, and <text:span text:style-name="T304">that </text:span>allow communication in which you see a <text:span text:style-name="T304">friend</text:span>, who is thousands of miles away, using something like a mirror, <text:span text:style-name="T304">your </text:span>tablet, in which <text:span text:style-name="T304">your friend</text:span> is reflected, and you can hear <text:span text:style-name="T304">him</text:span>, with <text:span text:style-name="T304">his</text:span> voice coming out of the “mirror”, and speak to <text:span text:style-name="T304">him</text:span> addressing the <text:soft-page-break/>“mirror”. That was a story for children since the 1600s: the witch from Little Red Riding Hood. <text:span text:style-name="T304">T</text:span>oday <text:span text:style-name="T304">it </text:span>is called video conferencing and is used by millions of people around planet Earth.</text:p>
      <text:p text:style-name="P4">However, the same cannot be said of the very large, the very far, the very small, the past <text:span text:style-name="T304">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04">the one</text:span> we use on a daily basis, has not reached that point. <text:span text:style-name="T304">A</text:span>lthough there is <text:span text:style-name="T304">always someone who thinks otherwise</text:span>.</text:p>
      <text:p text:style-name="P10">Technical creativity excludes any discipline that does not build its object of study or something with its objects of study. <text:span text:style-name="T304">It s</text:span>tud<text:span text:style-name="T304">ies</text:span> the stars but does not build them and does not build anything with them?. <text:span text:style-name="T304">It does</text:span> not qualif<text:span text:style-name="T304">y</text:span>. <text:span text:style-name="T304">It</text:span> studies elementary particles but doesn't build them and doesn't build anything with them? <text:span text:style-name="T304">It does</text:span> not qualif<text:span text:style-name="T304">y</text:span>. <text:span text:style-name="T304">It</text:span> studies time but doesn't build <text:span text:style-name="T304">it</text:span> and doesn't build anything with it?. <text:span text:style-name="T304">It does</text:span> not qualif<text:span text:style-name="T304">y</text:span>. <text:span text:style-name="T304">It </text:span>stud<text:span text:style-name="T304">ies</text:span> gravity but does not build it and does not build anything with it?. <text:span text:style-name="T304">It</text:span> does <text:span text:style-name="T304">not</text:span> qualify. <text:span text:style-name="T304">It</text:span> studies genes but <text:span text:style-name="T304">it </text:span>does build them and <text:span text:style-name="T304">does </text:span>not build anything with th<text:span text:style-name="T304">em</text:span>?. Guess what?: <text:span text:style-name="T304">IT </text:span>DOES NOT QUALIFY.</text:p>
      <text:p text:style-name="P136">That means that the scientific theories that speak of this <text:span text:style-name="T304">kind</text:span> of things are not so “scientific”. They are not really that objective, verifiable knowledge and in which no faith is needed. They are a field of study, <text:span text:style-name="T355">they </text:span>are a set of hypotheses that have not been validated <text:span text:style-name="T304">with</text:span> a TECHNICAL CREATIVITY.</text:p>
      <text:p text:style-name="P11">This means that the conceptual position of this presentation <text:span text:style-name="T304">for</text:span> the demarcation problem is to use TECHNICAL CREATIVITY as <text:span text:style-name="T304">the criteria for</text:span> <text:span text:style-name="T304">deciding</text:span> what IS and what is <text:span text:style-name="T304">NOT</text:span> science. That is the position of this presentation <text:span text:style-name="T304">for</text:span> the demarcation problem.</text:p>
      <text:p text:style-name="P346">When we build machines t<text:span text:style-name="T305">hat</text:span> build stars and galaxies, <text:span text:style-name="T305">the ones </text:span>we see through the telescope, when we build machines to travel in the time, when we build machines to travel <text:span text:style-name="T1495">millions</text:span> of times what many believe to be the maximum possible, the speed of the light in the void, “<text:span text:style-name="T306">void” that has yet to be</text:span> <text:span text:style-name="T306">found</text:span>, <text:span text:style-name="T306">belief that</text:span> is assumed as a<text:span text:style-name="T306">n</text:span> axiom of some very famous <text:span text:style-name="T305">ideologies,</text:span> <text:span text:style-name="T306">when we go to </text:span>the stars, when we can make another <text:span text:style-name="T305">kind</text:span> of matter based on other types of elementary particles, different from <text:span text:style-name="T305">the ones </text:span>that we <text:soft-page-break/>believe exist, when <text:span text:style-name="T305">ALL</text:span> th<text:span text:style-name="T305">ese</text:span> can be done by man and is of common use, such as a washing machine or a cell phone, <text:span text:style-name="T306">THEN, and only THEN, </text:span>we can begin to say that <text:span text:style-name="T305">t</text:span>he theories that explain these constructions are “scientific”, <text:span text:style-name="T305">a</text:span>re “knowledge”. Not <text:span text:style-name="T305">before</text:span>.</text:p>
      <text:p text:style-name="P4">When it is rationally impossible to say: "I don't think we will travel to the stars”, when it is rationally impossible to say: “I do not believe in <text:span text:style-name="T306">time</text:span> travel”, for the common person, in the same way in that it is now rationally impossible to say: "I do not believe in airplanes", <text:span text:style-name="T306">f</text:span>or an ordinary person, <text:span text:style-name="T306">THEN </text:span>we can say technical creativity <text:span text:style-name="T306">has</text:span> already confirmed the "scientific" theories that explain space and time <text:span text:style-name="T1497">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56">are </text:span>people <text:span text:style-name="T356">who </text:span>believe <text:span text:style-name="T306">to be</text:span> certain <text:span text:style-name="T306">about</text:span> what happened millions of years ago. "It's scientifically proven." "We know <text:span text:style-name="T306">it</text:span>" “Science <text:span text:style-name="T306">has </text:span>already proved <text:span text:style-name="T306">it</text:span>." <text:span text:style-name="T306">THAT is the attitude.</text:span></text:p>
      <text:p text:style-name="P4">Technical creativity is a better <text:span text:style-name="T306">criteria</text:span> than the more commonly used to determine if a hypothesis is scientific or not. Much more reliable, than any other criteria, because it <text:span text:style-name="T306">requires to make</text:span> <text:span text:style-name="T306">OBJECTS</text:span> that anyone can use. This criterion avoids ending up calling "science" to what is only a field of study.</text:p>
      <text:h text:style-name="P520"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07">NECESSARY</text:span> and determining factors for <text:span text:style-name="T307">the </text:span>creation and reproduction <text:span text:style-name="T307">of the object</text:span>. <text:span text:style-name="T307">It does NOT validate any model that pretends to explain a technology </text:span>AFTER <text:span text:style-name="T307">it was </text:span>created, or <text:span text:style-name="T307">a model already existing but that was never necessary to make the technology, those</text:span> which are not determinant <text:span text:style-name="T307">to the technology</text:span>.</text:p>
      <text:p text:style-name="P4">An example is transistors. Necessary and determining theories for the first patents, in 1925 and 1934, of the FET, the field-effect-transistor, were electromagnetics and chemistry. The name <text:span text:style-name="T307">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text:span text:style-name="T1497">the fact </text:span>someone uses a statistical ideology of <text:span text:style-name="T307">elementary </text:span>particles to explain the FET, according to the criterion of <text:span text:style-name="T307">technical </text:span>creativity, this ideology is <text:span text:style-name="T307">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07">to build </text:span><text:span text:style-name="T1497">the </text:span><text:span text:style-name="T307">first </text:span>transistors, or FETs, which are a <text:span text:style-name="T307">logical </text:span>extension of the electromagnetic behavior of the diode. <text:span text:style-name="T307">Chemical </text:span>processes were used <text:span text:style-name="T307">to build them and </text:span>matur<text:span text:style-name="T307">e</text:span> electromagnetic theory <text:span text:style-name="T307">explained them</text:span>.</text:p>
      <text:p text:style-name="P4">The explanation taught in educational institutions of how a transistor, a diode, or a semiconductor works is not from a statistical <text:span text:style-name="T307">ideology</text:span> of elementary particles because <text:span text:style-name="T307">it</text:span> is no<text:span text:style-name="T307">t</text:span> need<text:span text:style-name="T307">ed</text:span> to explain them. It is like explaining how to make a “soup” with a ideology of alchemy. It <text:span text:style-name="T307">just isn’t needed</text:span>.</text:p>
      <text:p text:style-name="P4">The application of the criterion is limited by the technology created.</text:p>
      <text:h text:style-name="P517"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08">that can be built by</text:span> man increases as his technical creativity increases, and vice versa. One is a reflection of the other.</text:p>
      <text:p text:style-name="P13">No one can rationally say that "it is easier to make a computer <text:span text:style-name="T308">than </text:span>to make a knife. <text:span text:style-name="T308">M</text:span>ake a computer? Uff easy, piece of cake, anyone can do it. Make a knife? Ahh no, no way, no idea, <text:span text:style-name="T308">too hard</text:span>. Making the computer requires more technical creativity.</text:p>
      <text:p text:style-name="P347">Technical creativity is something that grows, that is learned, that is develop<text:span text:style-name="T308">ed.</text:span> <text:span text:style-name="T308">It grows </text:span>with experience, <text:span text:style-name="T308">use </text:span>and practic<text:span text:style-name="T308">e</text:span>. It is a process of the mind. Animals don't have it. The development of technical creativity is a process in which: the greater technical creativity <text:span text:style-name="T1498">gets</text:span>, <text:span text:style-name="T1499">a</text:span><text:span text:style-name="T1498"> </text:span>greater capacity to develop more complex technologies is obtained. <text:span text:style-name="T308">These </text:span>statements seem obvious. However, <text:span text:style-name="T308">they have to be made because </text:span>there is always <text:span text:style-name="T308">someone</text:span> who like<text:span text:style-name="T308">s</text:span> to deny the obvious.</text:p>
      <text:p text:style-name="P4">We watch and download a video <text:span text:style-name="T308">that </text:span>we like on the Internet and forget what was ne<text:span text:style-name="T308">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356">roads</text:span> along which the finished products are transported and <text:span text:style-name="T356">build the </text:span>means of transportation such as planes, trucks, and automobiles that transported said computer or cell phone until it reached <text:span text:style-name="T309">your</text:span> hands.</text:p>
      <text:p text:style-name="P4">A person can use a cell phone without having a clue how it <text:span text:style-name="T309">is made</text:span>. <text:span text:style-name="T309">You can use your </text:span>cell phone, without knowing how <text:span text:style-name="T309">to make one</text:span>, you can use a car without knowing how <text:span text:style-name="T309">to build one</text:span>. <text:span text:style-name="T309">The u</text:span>se <text:span text:style-name="T309">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09">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517"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09">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09">there are machines </text:span>arming and disarming communication channels, transport <text:span text:style-name="T309">channels </text:span>of other molecular machines, that can also be armed or disarmed as the cell needs <text:span text:style-name="T309">them</text:span>, and <text:span text:style-name="T309">machines </text:span>exchanging molecules with the environment of the cell that must be recognized by the cell to allow <text:span text:style-name="T309">their</text:span> entry into the interior of the cell; and <text:span text:style-name="T30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09">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309">of the human being </text:span>and that i<text:span text:style-name="T309">s</text:span> almost <text:span text:style-name="T309">as </text:span>equally complex <text:span text:style-name="T309">as it </text:span>is found in each living organism that has a DNA, whether plant or animal, is several orders of magnitude more complex than the most complex of machines man <text:span text:style-name="T310">has ever </text:span>made.</text:p>
      <text:p text:style-name="P4">The biological machinery is far more complex than <text:span text:style-name="T310">any machinery that</text:span> m<text:span text:style-name="T310">e</text:span>n <text:span text:style-name="T310">has ever </text:span>made.</text:p>
      <text:p text:style-name="P4">We observe through man-made technologies, like <text:span text:style-name="T310">the microscope, that </text:span>cells of plants and animals duplicate themselves in a process we call mitosis, yet we do not see that a car, or a washing machine, or a cell<text:span text:style-name="T310">phone</text:span>, reproduces itself. We don't see a car split in two identical cars.</text:p>
      <text:p text:style-name="P4">We observe in sex<text:span text:style-name="T310">ed</text:span> animals that if a male and a female <text:span text:style-name="T310">couple together,</text:span> after a while, a small animal is born from the female with the same characteristics, <text:span text:style-name="T310">and</text:span> that grows over time. <text:span text:style-name="T310">H</text:span>owever we do not see that i<text:span text:style-name="T310">f</text:span> a blue train and a pink one, join <text:span text:style-name="T310">together</text:span>, after a while, <text:span text:style-name="T310">a small train comes out of the pink one that </text:span>grows over time <text:span text:style-name="T310">and starts looking just like a mix of the two big ones</text:span>.</text:p>
      <text:p text:style-name="P4">We also observe that if I cut my skin superficially, after a few days the wound has healed and the wound has disappeared. <text:span text:style-name="T310">However</text:span> I have never noticed that if my car gets a <text:span text:style-name="T310">bump</text:span>, <text:span text:style-name="T310">after a few days, the car has fixed the bump by its self</text:span>. I have always had to take <text:span text:style-name="T310">my car</text:span> for repair.</text:p>
      <text:p text:style-name="P4">And if a blood sample is taken from a person, in that sample <text:span text:style-name="T310">you have </text:span>all the information on how to make a twin of the person, but <text:span text:style-name="T310">i</text:span>f you measure the oil in a car, in said oil <text:span text:style-name="T310">you cannot find</text:span> <text:span text:style-name="T310">the</text:span> plans and designs of <text:span text:style-name="T310">how to make each part of the car and all the information on </text:span>how to assemble a car identical to which the oil was <text:span text:style-name="T311">taken from</text:span>. <text:span text:style-name="T310">N</text:span>ot the same level <text:span text:style-name="T312">of </text:span>complexity.</text:p>
      <text:p text:style-name="P4">We don't even understand how the biological machinery works enough to reproduce it. If I lose an eye in an accident, <text:span text:style-name="T312">we do not </text:span>know how to reconstruct my eye from my DNA. Or a kidney, or a lung. We know that there are “stem cells”. We don't know how to use <text:span text:style-name="T312">the </text:span>information, the programs, that we know <text:span text:style-name="T312">is in those “stem cells”</text:span>.</text:p>
      <text:p text:style-name="P14">No one has <text:span text:style-name="T313">ever </text:span>created a machine that thinks, that can replace human being<text:span text:style-name="T313">s</text:span>. All the machines that man has created need man at some point to keep <text:span text:style-name="T313">them working</text:span>.</text:p>
      <text:p text:style-name="P14">Man has no idea how to synthesize, build from scratch, without <text:span text:style-name="T313">the </text:span>use <text:span text:style-name="T313">of </text:span>biological material, the parts, the molecular machines, that are needed to build a cell. The human <text:soft-page-break/>being has no idea how to build, <text:span text:style-name="T1500">WITH</text:span>IN a modern laboratory, without using biological <text:span text:style-name="T313">supplies</text:span>, and starting from elements in the periodic table, a polysaccharide, a peptide, a nucleotide, 3 of the 4 basic compounds, or basic molecular machines, to put together a cell. And even if <text:span text:style-name="T313">we</text:span> could put them together, it would be like being able to write letters of an unknown language without be<text:span text:style-name="T313">ing</text:span> able to put together a single coherent sentence.</text:p>
      <text:p text:style-name="P14">We have much less idea <text:span text:style-name="T314">on </text:span>how to assemble them so that they function as a cell: a machine that <text:span text:style-name="T313">using </text:span>what is written in its DNA, in that unknown language, <text:span text:style-name="T313">it </text:span>can run a specific program from the thousands of programs in th<text:span text:style-name="T313">at</text:span> DNA, and copy itself, or build one of <text:span text:style-name="T314">its own</text:span> molecular machines, or build a<text:span text:style-name="T313">n</text:span> intracellular communicating microtubule, or <text:span text:style-name="T313">any</text:span> of the thousands of functions necessary to maintain the cell functioning, alive.</text:p>
      <text:p text:style-name="P4">And we have even less idea how to <text:span text:style-name="T1500">make</text:span> different types of cells to <text:span text:style-name="T1500">build</text:span> a human body system like an eye, or like a liver. And we have even less idea how to code a program, <text:span text:style-name="T314">that </text:span>contain<text:span text:style-name="T314">s</text:span> all <text:span text:style-name="T314">the information about </text:span>these mechanisms, <text:span text:style-name="T314">that </text:span><text:span text:style-name="T1500">we find</text:span> in each <text:span text:style-name="T314">and every one </text:span>of the cells of the human <text:span text:style-name="T314">body,</text:span> and that when <text:span text:style-name="T314">said</text:span> program is executed, it can build a complete human being.</text:p>
      <text:p text:style-name="P4">If the machinery inside a cell is several orders of magnitude more complex than any man-made machine, the human <text:span text:style-name="T314">body </text:span>is millions of millions of orders of magnitude more complex than any machine <text:span text:style-name="T314">ever </text:span>created by man. <text:span text:style-name="T314">A</text:span> one followed of millions of millions of <text:span text:style-name="T314">c</text:span>eros more difficult. It is not an exaggeratio<text:span text:style-name="T314">n</text:span>. <text:span text:style-name="T314">In</text:span> fact, <text:span text:style-name="T314">it</text:span> is a much larger number of combinations, but this <text:span text:style-name="T314">one at least </text:span>is an imaginable number for most people. <text:span text:style-name="T314">And that is without </text:span>includ<text:span text:style-name="T314">ing</text:span> the complexity of the <text:span text:style-name="T314">mutual dependencies</text:span> between plants, animals, man and <text:span text:style-name="T314">their</text:span> environment.</text:p>
      <text:p text:style-name="P15">In biology, man still does not have technical creativity. <text:span text:style-name="T315">We </text:span>use machines result of technical creativity to study biological machinery. It is a field of study. <text:span text:style-name="T314">B</text:span>ut according to the criteria of technical creativity, <text:span text:style-name="T314">biology </text:span>is not a science. We don't know how to build biological machinery from scratch, without using the pre-existing biological machinery. We have no idea how do it.</text:p>
      <text:h text:style-name="P517"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16">simple</text:span>, like automobiles, airplanes, computers and factories, it takes large amounts of technical creativity but to build something <text:span text:style-name="T316">complex</text:span>, something really <text:span text:style-name="T316">complex</text:span>, that we don't even understand the mechanism for reproduce it, like a <text:span text:style-name="T316">human being</text:span>, an animal or a plant, <text:span text:style-name="T316">that to build that, </text:span>you don't need <text:span text:style-name="T316">anything,</text:span> nothing, zero, <text:span text:style-name="T1501">nada, </text:span>not a bit of technical creativity, but only time and <text:span text:style-name="T357">chance</text:span>?</text:p>
      <text:p text:style-name="P4">It's <text:span text:style-name="T316">absurd</text:span>.</text:p>
      <text:p text:style-name="P4">It is as if someone said:</text:p>
      <text:p text:style-name="P4">Make a knife? Brilliant ! Very smart! Great Creativity! <text:span text:style-name="T316">What</text:span> <text:span text:style-name="T316">a </text:span>marvel of technology! What a design!</text:p>
      <text:p text:style-name="P16">Make a Computer? Ahh no, <text:span text:style-name="T316">that’s easy, piece of cake. It</text:span> <text:span text:style-name="T316">makes it self</text:span>. <text:span text:style-name="T316">You</text:span> just wait <text:span text:style-name="T316">a few </text:span>billions of years and it assembles itself. <text:span text:style-name="T316">N</text:span>o <text:span text:style-name="T316">problem</text:span>. <text:span text:style-name="T316">Easy piecy</text:span>. Look at them, there they are. That is the proof that they assemble <text:span text:style-name="T316">themselves</text:span>. <text:span text:style-name="T316">N</text:span>o problem<text:span text:style-name="T316">a</text:span>. <text:span text:style-name="T316">That’s</text:span> the proof.</text:p>
      <text:p text:style-name="P17">It is absurd to think that to write a program, in a language that <text:span text:style-name="T316">I </text:span>do not know, that builds a machine that I don't even understand how <text:span text:style-name="T316">it </text:span>works, that I don't even <text:span text:style-name="T316">have the goal</text:span> to build <text:span text:style-name="T316">it</text:span>, that once built <text:span text:style-name="T316">it </text:span>is capable of executing the program, I just need to throw a coin in the air, to decide if I write, with vaporiz<text:span text:style-name="T317">ing</text:span> ink and on degradable paper, a one or a zero, and hope that after a long time, i<text:span text:style-name="T1501">t</text:span> real<text:span text:style-name="T1501">l</text:span>y does not matter how <text:span text:style-name="T317">long</text:span>, <text:span text:style-name="T317">because</text:span> the more time passes the probability is lower, and without even knowing when to stop tossing the coin, <text:span text:style-name="T1501">obtain</text:span> <text:span text:style-name="T317">said</text:span> program.</text:p>
      <text:p text:style-name="P4">IT'S <text:span text:style-name="T317">ABSURD</text:span> !</text:p>
      <text:p text:style-name="P4">But that is what some people believe, if they are taught <text:span text:style-name="T318">that since they were kids </text:span>at school.</text:p>
      <text:p text:style-name="P18">It is as if in <text:span text:style-name="T318">the</text:span> future, a man-made machine, <text:span text:style-name="T318">a robot if you will, </text:span>which can think and learn, <text:span text:style-name="T318">that</text:span> calls <text:span text:style-name="T318">itself</text:span> smart, designer and creative because it is capable of building thousands of other machines, a robot of the future that can create machines, but does not even understand how <text:span text:style-name="T318">he himself </text:span>was built, and that the most complex of his creations is not capable of doing what he himself can do, <text:span text:style-name="T318">that that machine would</text:span> think: "I am very smart, designer and creative but my design is a result of time and <text:span text:style-name="T318">luck</text:span>, my first copy was put together by itself after waiting thousands of millions of years, I am simply the result of the evolution of simpler copies that were adapted by accidental changes – <text:span text:style-name="T318">by </text:span><text:soft-page-break/><text:span text:style-name="T318">luck</text:span> - in my copy program, for my existence no intelligence, no design, no creativity, <text:span text:style-name="T318">was needed, I have </text:span>NO creator, there is no evidence that I was created.”</text:p>
      <text:p text:style-name="P4">That machine, that robot, has a software problem. <text:span text:style-name="T318">He </text:span>has a virus that is killing him. <text:span text:style-name="T318">A virus that</text:span> sometimes makes <text:span text:style-name="T318">it</text:span> think absurdly. <text:span text:style-name="T318">It</text:span> need<text:span text:style-name="T318">s</text:span> <text:span text:style-name="T318">an</text:span> antivirus.</text:p>
      <text:p text:style-name="P4">On the contrary, if we have t<text:span text:style-name="T318">hat</text:span>:</text:p>
      <text:list text:style-name="L1">
        <text:list-item>
          <text:p text:style-name="P524"><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24"><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2">DUE</text:span><text:span text:style-name="T358"> to</text:span> all the results, <text:span text:style-name="T358">due to</text:span> THE EVIDENCE, of <text:span text:style-name="T318">his</text:span> technical creativity, <text:span text:style-name="T318">he </text:span>has the logical need to recognize that <text:span text:style-name="T318">the </text:span>technical creativity <text:span text:style-name="T318">required by</text:span> biological machines, that EVIDENCE that we observe in day to day <text:span text:style-name="T318">basis</text:span>, <text:span text:style-name="T318">also needs </text:span>an intelligence, <text:span text:style-name="T318">a </text:span>design and even <text:span text:style-name="T318">grater </text:span>technical creativity.</text:p>
      <text:p text:style-name="P18">And not just a little <text:span text:style-name="T318">grater</text:span>. Since the complexity of biological machine<text:span text:style-name="T318">ry</text:span> is millions of millions of orders of magnitude greater than <text:span text:style-name="T318">that </text:span>the of the machines created by man, the technical creativity that created biological machines <text:span text:style-name="T318">has to </text:span>be much larger. Probably also millions of millions of orders of magnitude greater than that of the men.</text:p>
      <text:p text:style-name="P4">But no, there <text:span text:style-name="T319">they </text:span>are, all those who believe that <text:span text:style-name="T358">all those biological machines are just the product of time and chance</text:span>. And <text:span text:style-name="T1502">they</text:span> believe that <text:span text:style-name="T319">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0">as </text:span>technically creative, WE HAVE to recognize that the human being was created by a <text:span text:style-name="T320">much greater </text:span>technical creativity.</text:p>
      <text:p text:style-name="P4">And who created the creator? And why do we find errors in the design of the creator? And when d<text:span text:style-name="T320">id</text:span> <text:span text:style-name="T320">He</text:span> create <text:span text:style-name="T320">us</text:span>? Did he <text:span text:style-name="T320">made</text:span> us and left? <text:span text:style-name="T320">Is He </text:span>still around but <text:span text:style-name="T320">does not </text:span><text:soft-page-break/><text:span text:style-name="T320">show</text:span>? These are all questions that <text:span text:style-name="T320">ADMIT</text:span> the existence of a creator and <text:span text:style-name="T320">questions that</text:span> seek to know <text:span text:style-name="T320">the</text:span> creator. <text:span text:style-name="T320">They </text:span>are all irrelevant to determine whether <text:span text:style-name="T320">there is, </text:span>or not, a creator.</text:p>
      <text:p text:style-name="P4">The point is that there IS a creator.</text:p>
      <text:p text:style-name="P4">Do you want to <text:span text:style-name="T359">know</text:span> him? He wants the SAME!</text:p>
      <text:h text:style-name="P517" text:outline-level="4"><text:bookmark-start text:name="__RefHeading___Toc34623_4173466481"/>Evidence.<text:bookmark-end text:name="__RefHeading___Toc34623_4173466481"/></text:h>
      <text:p text:style-name="Text_20_body">All the evidence shows us that the human being has technical creativity, <text:span text:style-name="T321">that he</text:span> is a technically creative being.</text:p>
      <text:p text:style-name="P4"><text:span text:style-name="T321">We can see </text:span>all the machines designed and built by man that <text:span text:style-name="T321">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1">There are no</text:span> buildings made by birds.</text:p>
      <text:p text:style-name="P4">However, all the evidence shows us that those plants, animals and people, all th<text:span text:style-name="T321">e</text:span>s<text:span text:style-name="T321">e</text:span> biological machinery has <text:span text:style-name="T321">in itself </text:span>a technical complexity far greater than anything created by man.</text:p>
      <text:p text:style-name="P4"><text:span text:style-name="T321">The e</text:span>vidence of such a difference in complexity between what <text:span text:style-name="T321">is made by</text:span> man and the biological machinery is <text:span text:style-name="T360">made clear by observing</text:span> what happens to the eye of the accident, or the liver, or the lung. We don't know how to rebuild it from my DNA. There are stem cells, but we don't know how to use them, the information, the programs, that we know <text:span text:style-name="T321">it</text:span> <text:span text:style-name="T321">has coded inside</text:span>, to reconstruct a part of our body. <text:span text:style-name="T321">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2">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22">that </text:span>would have <text:span text:style-name="T322">to be </text:span>far superior to that of <text:span text:style-name="T322">the human </text:span>being. The greater the technical complexity, the greater the technical creativity required.</text:p>
      <text:p text:style-name="P31"><text:soft-page-break/>That system, understood from a<text:span text:style-name="T323">n</text:span> <text:span text:style-name="T323">informatics</text:span> point of view, would have to be that of a much higher consciousness, in technical knowledge, than <text:span text:style-name="T323">that </text:span>of <text:span text:style-name="T323">humans</text:span>, and not a simple selection process, which does not add information, but it removes. Furthermore, it could not be by <text:span text:style-name="T323">means</text:span> of chance, <text:span text:style-name="T323">luck</text:span>, accident, or SPONTANEOUS, but by decision <text:span text:style-name="T323">making </text:span>mechanisms, based on the logic that governs the operation of <text:span text:style-name="T323">what is being created</text:span>. That is, similar to what man does when he is creating machinery, but far superior in technical creativ<text:span text:style-name="T360">ity.</text:span></text:p>
      <text:p text:style-name="P31">Nor could it be in millions of years, that all they do is decrease the probability that an interaction will happen between two <text:span text:style-name="T324">parts</text:span> that degrade over time, which in most cases requires of specific conditions, including actions to start and stop the interaction, which further decrease the probability <text:span text:style-name="T324">for it to </text:span>happen. <text:span text:style-name="T325">O</text:span>n the contrary, <text:span text:style-name="T325">it would have to be </text:span>in a<text:span text:style-name="T325"> </text:span>time <text:span text:style-name="T325">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1">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25">On the contrary, all evidence </text:span>indicates that the biological machinery was designed by a technical creativity far superior to that of <text:span text:style-name="T325">humans</text:span> because it has a complexity far superior to the machinery created by man.</text:p>
      <text:h text:style-name="P517"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26">it</text:span> <text:span text:style-name="T326">makes</text:span> an object, a machine, a technology. <text:span text:style-name="T326">It</text:span> allows us to reproduce the machine, the object. That ability is what gives us <text:span text:style-name="T362">the </text:span>necessary confidence in the set of reasoning<text:span text:style-name="T326">s</text:span>, mathematical models, scientific theories, in th<text:span text:style-name="T362">e</text:span> information that explain said process. <text:span text:style-name="T363">Reproduction of the object gives us t</text:span>he trust that this information, these programs, <text:span text:style-name="T326">these processes</text:span> are indeed true, <text:span text:style-name="T326">that </text:span>they are correct, that they <text:span text:style-name="T326">actually</text:span> make the desired machinery, and that <text:span text:style-name="T326">the machine</text:span> will work <text:span text:style-name="T326">in the desired </text:span>way.</text:p>
      <text:p text:style-name="P346"><text:soft-page-break/>If we manufacture <text:span text:style-name="T1495">gigas, or thousands of millions,</text:span> of cell phones <text:span text:style-name="T326">in an </text:span>almost automated <text:span text:style-name="T326">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27">way </text:span>as the <text:span text:style-name="T327">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64">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28">the program </text:span>works. We only know how to <text:span text:style-name="T328">start</text:span> it.</text:p>
      <text:p text:style-name="P24">If we understood how it works, we could build an eye, or a kidney, for you, from a drop of your blood. We can not. <text:span text:style-name="T328">We d</text:span>o not know how. Maybe one day we <text:span text:style-name="T329">will, </text:span>and <text:span text:style-name="T329">when that happens all we will have </text:span>achieved is to show that great technical creativity was required to understand the biological machinery. <text:span text:style-name="T329">W</text:span>e would be adding evidence to the argument of the existence of a creator of biological machinery.</text:p>
      <text:p text:style-name="P4">But that creator, who by logic and evidence must exist, <text:span text:style-name="T330">that is </text:span>if <text:span text:style-name="T330">we are going to call ourselves </text:span>designers, intelligent and creative, that <text:span text:style-name="T330">creator </text:span>know<text:span text:style-name="T330">s</text:span> how the little program works.</text:p>
      <text:p text:style-name="P4">That creator could, if he wants, reproduce any of these biological machines that he designed, should they be destroyed, the same way we do with a cell phone. What's more, if <text:span text:style-name="T331">he wishes</text:span>, <text:span text:style-name="T331">he</text:span> could take the backup of the software, and place it in a more advanced version of the hardware, of this biological machinery. <text:span text:style-name="T331">He</text:span> could, for example, place all the software, all the memory, th<text:span text:style-name="T331">e one that a</text:span> <text:span text:style-name="T331">human</text:span> had at the time of his physical death, <text:span text:style-name="T331">and place it</text:span> in a version 2.0 <text:span text:style-name="T1503">of </text:span><text:span text:style-name="T331">a human </text:span>body, one <text:span text:style-name="T331">with</text:span> greater durability, <text:span text:style-name="T331">a </text:span>more resistant one, one that resists, for example, fire. Sure, <text:span text:style-name="T331">in this case</text:span> we would <text:span text:style-name="T331">NOT </text:span>be talking about the creator that the bible speaks <text:span text:style-name="T331">about, </text:span>but about one imagin<text:span text:style-name="T331">ed</text:span> by a person of this century. <text:span text:style-name="T331">We would be doing something that </text:span>the bible calls sin.</text:p>
      <text:h text:style-name="P512" text:outline-level="3"><text:bookmark-start text:name="__RefHeading___Toc34627_4173466481"/><text:soft-page-break/>Resurrection.<text:bookmark-end text:name="__RefHeading___Toc34627_4173466481"/></text:h>
      <text:h text:style-name="P517" text:outline-level="4"><text:bookmark-start text:name="__RefHeading___Toc34629_4173466481"/>Future.<text:bookmark-end text:name="__RefHeading___Toc34629_4173466481"/></text:h>
      <text:p text:style-name="Text_20_body">Today, with advances <text:span text:style-name="T332">of</text:span> <text:span text:style-name="T332">human</text:span> technology, it is easy to imagine a future, <text:span text:style-name="T332">no matter how</text:span> distant, <text:span text:style-name="T332">let’s</text:span> say <text:span text:style-name="T332">of </text:span>a million years, in which it <text:span text:style-name="T332">will be</text:span> possible to make exact copies of a <text:span text:style-name="T332">very </text:span>complex biological machine: the human body. If in said future it <text:span text:style-name="T332">is </text:span>possible to obtain a backup of the position of each atom in an<text:span text:style-name="T332">y</text:span> object and reproduce said object, why not with the human body?</text:p>
      <text:p text:style-name="P4">The resulting atom-by-atom three-dimensional <text:span text:style-name="T365">3d printed human being</text:span> could remember everything the person remembered up to the time of the copy. Then, when printing is finished, the printed person could wonder: Who won the game of Russian roulette that we were <text:span text:style-name="T332">p</text:span>laying?</text:p>
      <text:p text:style-name="P25">And of course <text:span text:style-name="T333">we</text:span> can imagine a future in which the aging of <text:span text:style-name="T333">a</text:span> person <text:span text:style-name="T333">can be avoided by avoiding that, </text:span>during the mitosis of the cells of <text:span text:style-name="T333">said person</text:span>, the number of <text:span text:style-name="T333">telomeres in</text:span> <text:span text:style-name="T333">the</text:span> chromosome <text:span text:style-name="T333">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33">n</text:span> eternal life and a resurrection. There are already several movies dealing with the subject.</text:p>
      <text:p text:style-name="P26">But if this is <text:span text:style-name="T334">the </text:span>eternal life and resurrection that a man of the year 202<text:span text:style-name="T334">2 can imagine</text:span>, counted from the approximate year <text:span text:style-name="T334">that</text:span> the King of Kings was born, the Meshiakh of YHWH; <text:span text:style-name="T334">What is it like the</text:span> eternal life <text:span text:style-name="T334">and </text:span>resurrection <text:span text:style-name="T334">that was </text:span>imagined by the person who designed and created this brain that can imagine and create things in the image and likeness of <text:span text:style-name="T334">his</text:span> creator?</text:p>
      <text:p text:style-name="P4">How are those things that eye did not see and ear did not hear to which Paul <text:span text:style-name="T334">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34">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17" text:outline-level="4"><text:bookmark-start text:name="__RefHeading___Toc34631_4173466481"/><text:soft-page-break/>Physical.<text:bookmark-end text:name="__RefHeading___Toc34631_4173466481"/></text:h>
      <text:p text:style-name="Text_20_body">The resurrection described in the bible is physical.</text:p>
      <text:p text:style-name="P369"><text:span text:style-name="T5">Yeshua, according to Luke 24, after being resurrected, appears in through his apostles and says to them: </text:span><text:span text:style-name="Bible_5f_text">”</text:span><text:span text:style-name="Bible_5f_text"><text:span text:style-name="T366">B</text:span></text:span><text:span text:style-name="Bible_5f_text">ehold My hands and My feet, that it is I Myself. Handle Me and see, for a spirit does </text:span><text:span text:style-name="Bible_5f_text"><text:span text:style-name="T335">NOT</text:span></text:span><text:span text:style-name="Bible_5f_text"> have flesh and bones as you see I </text:span><text:span text:style-name="Bible_5f_text"><text:span text:style-name="T335">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36">him </text:span>as the same person who was crucified, who died, and who was buried, and <text:span text:style-name="T336">that </text:span>is now among them again. They can hug him, they can touch <text:span text:style-name="T1504">him</text:span>, <text:span text:style-name="T336">he </text:span>eats fish, <text:span text:style-name="T336">he </text:span>has an interaction with them equal to the <text:span text:style-name="T336">one</text:span> before he died. He has the same physical appearance as before he died, <text:span text:style-name="T336">he has </text:span>the wounds <text:span text:style-name="T336">in</text:span> feet and hands. <text:span text:style-name="T336">The resurrected does not</text:span> return in a body of a woman or a child, or in a completely different body, or in a <text:span text:style-name="T336">chicken</text:span> or a dog. No, it is not a reincarnation. <text:span text:style-name="T336">It</text:span> is the same person. He has the same memories and they remember him. <text:span text:style-name="T336">T</text:span>hat's the resurrection which the bible <text:span text:style-name="T336">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36">the</text:span> dead, <text:span text:style-name="T336">an evil spirit, </text:span>and not simply a mental problem. <text:span text:style-name="T336">The </text:span>rising from the dead that our Lord <text:span text:style-name="T336">promises</text:span> is physical.</text:p>
      <text:h text:style-name="P517"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66">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70"><text:span text:style-name="T5">Paul, in 1</text:span><text:span text:style-name="T12">st</text:span><text:span text:style-name="T5"> Corinthians 15, explains that </text:span><text:span text:style-name="Bible_5f_text">”</text:span><text:span text:style-name="Bible_5f_text"><text:span text:style-name="T366">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70"><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37">The resurrected is</text:span> <text:span text:style-name="T337">a</text:span>live forever because <text:span text:style-name="T337">he</text:span> can no longer die !</text:p>
      <text:p text:style-name="P371"><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17"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38">him</text:span>. Where is Yeshua?</text:p>
      <text:p text:style-name="P372"><text:span text:style-name="T5">Where is that body that </text:span><text:span text:style-name="T367">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39">in</text:span> <text:span text:style-name="T339">the book of </text:span>Acts of The Apostles: He is in heaven. Or rather in the "shamaim", that vault that Genesis speaks of, that vault that can be seen and that has clouds and that <text:span text:style-name="T368">at</text:span> the time of Adam had waters below and waters above, and that Elohim, or God, called it heaven<text:span text:style-name="T339">s</text:span>. It is a physical heaven, <text:span text:style-name="T339">we </text:span>can see <text:span text:style-name="T339">it</text:span>, it has clouds, it is a vault, and <text:span text:style-name="T368">at</text:span> Adam's time it had waters below and waters above.</text:p>
      <text:p text:style-name="P373"><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69">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517"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70">D</text:span></text:span><text:span text:style-name="Bible_5f_text">o not marvel at this; for the hour is coming in which </text:span><text:span text:style-name="Bible_5f_text"><text:span text:style-name="T340">ALL</text:span></text:span><text:span text:style-name="Bible_5f_text"> who are in the graves will hear His voice </text:span><text:span text:style-name="Bible_5f_text"><text:span text:style-name="T370">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74"><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17"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71">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1">a</text:span> min Sheol. </text:p>
      <text:p text:style-name="P498"><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72">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41">Revelation 20:13 </text:span><text:a xlink:type="simple" xlink:href="https://www.biblegateway.com/passage/?search=Revelation+20%3A13&amp;version=NKJV" text:style-name="Internet_20_link" text:visited-style-name="Visited_20_Internet_20_Link"><text:span text:style-name="T341">NKJV</text:span></text:a></text:p></text:note-body></text:note></text:span></text:span><text:span text:style-name="T5">.</text:span></text:p>
      <text:p text:style-name="P375"><text:span text:style-name="T5">Jesus explains in John 6 that: </text:span><text:span text:style-name="Bible_5f_text">”</text:span><text:span text:style-name="Bible_5f_text"><text:span text:style-name="T373">T</text:span></text:span><text:span text:style-name="Bible_5f_text">his is the will of the Father who sent Me, that of all He has given Me I should lose nothing, but should raise it up at the last day. </text:span><text:span text:style-name="Bible_5f_text"><text:span text:style-name="T374">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74">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42">It </text:span>has not happened. Not for the vast majority of those who have lived, are alive and will live.</text:p>
      <text:h text:style-name="P517" text:outline-level="4"><text:bookmark-start text:name="__RefHeading___Toc34641_4173466481"/><text:span text:style-name="T342">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75">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75"><text:span text:style-name="T5">And according to Mark 5 and Luke 8 Yeshua affirms: </text:span><text:span text:style-name="Bible_5f_text">”</text:span><text:span text:style-name="Bible_5f_text"><text:span text:style-name="T376">s</text:span></text:span><text:span text:style-name="Bible_5f_text">he is not dead but sleepin</text:span><text:span text:style-name="Bible_5f_text"><text:span text:style-name="T342">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person, they have no consciousness. They are asleep. <text:span text:style-name="T342">A</text:span>sleep <text:span text:style-name="T342">ones </text:span>than he can awaken temporarily, as in the case of Lazarus, or in a permanent way, on the last day, when he promises to give them a body that cannot die, like that of Jesus Christ himself, and bring them back to life. <text:span text:style-name="T342">N</text:span>ot before. The dead <text:span text:style-name="T342">ones </text:span><text:span text:style-name="T376">are </text:span><text:span text:style-name="T342">actually alive in the eyes of</text:span> Jesus Christ but without <text:span text:style-name="T342">a </text:span>body and without consciousness, that is why he calls them asleep. He promise<text:span text:style-name="T342">s to</text:span> awaken them <text:span text:style-name="T342">so </text:span>that they <text:span text:style-name="T376">can</text:span> know him, <text:span text:style-name="T342">so </text:span>that they may have life and life in abundance. <text:span text:style-name="T343">In the </text:span><text:soft-page-break/><text:span text:style-name="T343">mean w</text:span>hile they're asleep they can <text:span text:style-name="T343">not</text:span> <text:span text:style-name="T343">know</text:span> the <text:span text:style-name="T343">one that </text:span>never sleeps, the Father, nor <text:span text:style-name="T343">the one </text:span>who slept three days and three nights, Jesus Christ, because those who are asleep are unconscious and <text:span text:style-name="T376">can</text:span>not speak with <text:span text:style-name="T343">the </text:span>awake <text:span text:style-name="T343">ones</text:span>.</text:p>
      <text:p text:style-name="P4">The bible affirms that, before the resurrection of the dead, the sons of Adam who have died physically, are asleep. <text:span text:style-name="T343">T</text:span>hey can't do <text:span text:style-name="T343">anything</text:span>, they cannot know Jesus Christ and much less the Father.</text:p>
      <text:h text:style-name="P517" text:outline-level="4"><text:bookmark-start text:name="__RefHeading___Toc34643_4173466481"/>A new <text:span text:style-name="T344">earth</text:span>.<text:bookmark-end text:name="__RefHeading___Toc34643_4173466481"/></text:h>
      <text:p text:style-name="Text_20_body">Another question that the bible answers about this supposed resurrection is: Where are those 20 to 30 billion people <text:span text:style-name="T344">that would be resurrected </text:span>going to be?</text:p>
      <text:p text:style-name="P4">In <text:span text:style-name="T344">Heaven</text:span>?</text:p>
      <text:p text:style-name="P4">No. In Revelation 21, John tells us that it will be on a new earth with new <text:span text:style-name="T344">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44">n </text:span><text:span text:style-name="T377">E</text:span><text:span text:style-name="T344">arth</text:span> where God lives with men in a city that comes <text:span text:style-name="T344">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45">t</text:span>he throne of God and of the Lamb shall be in th<text:span text:style-name="T345">at</text:span> city and his servants will adore him, <text:span text:style-name="T345">that </text:span>they will see him face to face and <text:span text:style-name="T345">that </text:span>they will carry his name on their foreheads. <text:span text:style-name="T345">T</text:span>here will be no night and those who live there will not need lamplight or <text:span text:style-name="T345">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76"><text:span text:style-name="T5">John claims to hear a loud voice coming from the throne and saying: </text:span><text:span text:style-name="Bible_5f_text">”</text:span><text:span text:style-name="Bible_5f_text"><text:span text:style-name="T378">L</text:span></text:span><text:span text:style-name="Bible_5f_text">ook! The residence of God is among human beings. He will live among them, and they will be his people, and God himself will be with them. </text:span><text:span text:style-name="Bible_5f_text"><text:span text:style-name="T378">H</text:span></text:span><text:span text:style-name="Bible_5f_text">e will wipe away every tear from their eyes, and death will not exist any more, or mourning, or crying, or pain, for the former things have ceased to exis</text:span><text:span text:style-name="Bible_5f_text"><text:span text:style-name="T345">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46">heavens</text:span>. <text:span text:style-name="T346">It i</text:span>s not that the resurrected ascend to heaven, but <text:span text:style-name="T346">that </text:span>God descends to a new earth to live among men.</text:p>
      <text:h text:style-name="P517"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46">that i</text:span>s for everyone, <text:span text:style-name="T346">that </text:span>hasn't happened, <text:span text:style-name="T346">that is</text:span> in this same planet, is the basis of <text:span text:style-name="T379">the </text:span>faith in Yeshua. <text:span text:style-name="T346">U</text:span>nfortunately for some <text:span text:style-name="T346">people </text:span>like Hitler, Pablo Escobar, or Stalin, <text:span text:style-name="T346">they </text:span><text:soft-page-break/><text:span text:style-name="T346">will have </text:span>to wait until the raising of the dead to be able to believe in the raising of the dead. And by the grace of YHWH for <text:span text:style-name="T346">the ones who</text:span> already believe in the resurrection that the bible speaks of, the process of entering the Kingdom of God, to the Kingdom of Heaven, it has already begun.</text:p>
      <text:p text:style-name="P4">That Kingdom of Heaven that our Lord speaks <text:span text:style-name="T347">of</text:span>: It is already among you and in you, but no one can say “here it is” or “there it is” because <text:span text:style-name="T347">i</text:span>t can<text:span text:style-name="T347">not</text:span> be seen. That Kingdom of eternal life, of Absolute Truth, of Freedom of Sin, <text:span text:style-name="T347">of </text:span>Salvation from death, <text:span text:style-name="T347">of </text:span>Divine Justice in <text:span text:style-name="T347">the </text:span>hearts, of indescribable <text:span text:style-name="T1505">Gladness</text:span>, of Kindness, of Joy, of total delivery and without conditions, of Forgiveness, of Mercy, of True Love, of <text:span text:style-name="T347">unending </text:span>Peace, the Peace of the Lord, in YHWH, in Yeshua, in the Ruakh HaKodesh. A True and eternal Peace.</text:p>
      <text:p text:style-name="P4">That Kingdom of Heaven is already among you.</text:p>
      <text:h text:style-name="P517" text:outline-level="4"><text:bookmark-start text:name="__RefHeading___Toc34647_4173466481"/>Possible.<text:bookmark-end text:name="__RefHeading___Toc34647_4173466481"/></text:h>
      <text:p text:style-name="Text_20_body">The answer to the question: “Is <text:span text:style-name="T348">it possible </text:span>the resurrection described in the bible?” It is obvious if we only take into account <text:span text:style-name="T348">the </text:span>fundamental aspects <text:span text:style-name="T348">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49">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50">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0">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50">heavens</text:span>, because it will not be necessary to <text:span text:style-name="T350">grow</text:span> <text:span text:style-name="T351">food </text:span><text:span text:style-name="T380">if it </text:span>is just <text:span text:style-name="T351">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77"><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0">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78"><text:span text:style-name="T5">Perhaps this is why Our Lord Yeshua, according to John 6, assures that </text:span><text:span text:style-name="Bible_5f_text">”</text:span><text:span text:style-name="Bible_5f_text"><text:span text:style-name="T381">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52">o </text:span>one, after resurrected, will be able to answer "NO" to the question:</text:p>
      <text:p text:style-name="P4">“Is the resurrection described in the bible possible?”</text:p>
      <text:h text:style-name="P514" text:outline-level="3"><text:bookmark-start text:name="__RefHeading___Toc34649_4173466481"/>The <text:span text:style-name="T353">C</text:span>loth.<text:bookmark-end text:name="__RefHeading___Toc34649_4173466481"/></text:h>
      <text:p text:style-name="Text_20_body">To the image found on the piece of cloth known as The <text:span text:style-name="T353">Shroud</text:span> of Turin <text:span text:style-name="T354">they </text:span>have made technical studies of spectroscopy, thermography and infrared photography, ultra-violet photography, fluorescen<text:span text:style-name="T383">ce</text:span> spectroscopy, x-ray radiography, transmitted and reflected light photography, optical and atomic resolution microscopy with electron microscopes and x-ray scanning microscopes, carbon-14, biological studies of pollen, <text:span text:style-name="T383">studies </text:span>of blood, criminalistic, forensic, artistic, cultural studies and many others. In summary is the most studied piece of cloth with <text:span text:style-name="T383">a wide arrange of</text:span> techniques and technologies known to man and has been found to <text:span text:style-name="T382">have</text:span> some features that make it different from any other image known to man.</text:p>
      <text:h text:style-name="P517" text:outline-level="4"><text:bookmark-start text:name="__RefHeading___Toc34651_4173466481"/>A negative.<text:bookmark-end text:name="__RefHeading___Toc34651_4173466481"/></text:h>
      <text:p text:style-name="Text_20_body">The image of the body on the <text:span text:style-name="T353">Shroud</text:span> of Turin is the only inverted color<text:span text:style-name="T384">s</text:span> image or "photographic negative" <text:span text:style-name="T384">dated before the </text:span>1800<text:span text:style-name="T384">s</text:span> known <text:span text:style-name="T384">to</text:span> men. This was only evident <text:soft-page-break/>until photography was invented in 1800<text:span text:style-name="T384">s</text:span> and years later Secondo Pia t<text:span text:style-name="T384">ook</text:span> a photograph of <text:span text:style-name="T384">the shroud</text:span> in 1898. <text:span text:style-name="T386">W</text:span><text:span text:style-name="T385">hile developing </text:span><text:span text:style-name="T386">the photograph,</text:span><text:span text:style-name="T385"> </text:span><text:span text:style-name="T384">he watched </text:span>the negative of the photograph <text:span text:style-name="T386">and </text:span>observed <text:span text:style-name="T384">that it was the </text:span>positive of the image on the <text:span text:style-name="T384">shroud</text:span>. There is a historical record of the <text:span text:style-name="T388">S</text:span><text:span text:style-name="T387">hroud of </text:span>Turin <text:span text:style-name="T387">since</text:span> 1357 when it was exhibited in Lirey France. If photography was invented in <text:span text:style-name="T387">the </text:span>1800<text:span text:style-name="T387">s</text:span> and there is no negative image of person, animal or thing, before <text:span text:style-name="T387">the </text:span>1800<text:span text:style-name="T387">s</text:span>, with the exception of the <text:span text:style-name="T387">Shorud of </text:span>Turin and its artistic copies: who made the <text:span text:style-name="T387">Sh</text:span><text:span text:style-name="T388">r</text:span><text:span text:style-name="T387">oud of </text:span>Turin?</text:p>
      <text:h text:style-name="P517"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88">shroud</text:span> is photo-realistic and the amount of information per image area on the <text:span text:style-name="T388">shroud</text:span> is greater than any photograph made with a modern 15 megapixel cell phone. Thus, the <text:span text:style-name="T388">shroud </text:span>presents photographic characteristics and quality but it is not a photograph. There is no image prior to the invention of photography with this level of realism and detail. So who made the <text:span text:style-name="T387">Sh</text:span><text:span text:style-name="T388">r</text:span><text:span text:style-name="T387">oud of </text:span>Turin?</text:p>
      <text:h text:style-name="P517" text:outline-level="4"><text:bookmark-start text:name="__RefHeading___Toc34655_4173466481"/>Oxidized microfibers.<text:bookmark-end text:name="__RefHeading___Toc34655_4173466481"/></text:h>
      <text:p text:style-name="P499">The material of the shroud where the image of the body is found is linen. One of the main components of linen is cellulose. The threads of the fabric that forms the shroud have thousands of microfibers. A <text:span text:style-name="T389">m</text:span>icrofiber is thinner than a human hair. The image of the body <text:span text:style-name="T389">in t</text:span>he shroud is formed on the surface of the outer microfibers of the shroud threads and only in the parts where said microfibers are external to the thread they form. If the microfiber penetrates the thread, in said part <text:span text:style-name="T1506">it </text:span>is not modified. <text:span text:style-name="T1506">T</text:span>he image <text:span text:style-name="T1506">is formed by </text:span>very small dehydrations, oxidations or "aging" of the surface cellulose that makes up the shroud microfibers. <text:span text:style-name="T1506">Billions of them</text:span> form the image of the body on the shroud. Thus, the image of the body is part of the shroud, of the microfibers of the shroud. There is no pigment in the microfibers. <text:span text:style-name="T1506">A</text:span>nd there is only modifications where there is no blood. There are no modifications below the blood. The image of the body is posterior to the blood. It is as if with a laser <text:span text:style-name="T389">someone </text:span>would have modified, burned, the microfibers, aging nanometric parts of each microfiber, burning the surface of each microfiber. <text:span text:style-name="T389">The burnings</text:span> have no directionality so each modification is independent of each other. The image is <text:span text:style-name="T389">on the </text:span>very surface and constitutive part of the microfibers of the threads that form the shroud. This is why the image has not moved, shifted or distorted neither by fire nor by water to which the shroud <text:span text:style-name="T389">has beeen exposed</text:span>. This is <text:soft-page-break/>also why, as the shroud has aged, the image <text:span text:style-name="T389">has </text:span>lost contrast, but <text:span text:style-name="T389">the </text:span>information <text:span text:style-name="T389">itself </text:span>about the image of the body <text:span text:style-name="T389">has been preserved</text:span>. There is no image of person, animal or thing, prior to the year 1978, apart from the shroud <text:span text:style-name="T389">of </text:span>Turin, with this characteristic. And then from 1978, just some attempts to reproduce an image like the <text:span text:style-name="T389">one in the </text:span>shroud claim to have this characteristic. There is no <text:span text:style-name="T389">image</text:span> and has <text:span text:style-name="T389">never</text:span> been <text:span text:style-name="T389">a </text:span>man-made image exhibiting this feature. <text:span text:style-name="T389">It was n</text:span>ot even known that the shroud had this characteristic before 1978. Thus who made the <text:span text:style-name="T387">Sh</text:span><text:span text:style-name="T388">r</text:span><text:span text:style-name="T387">oud of </text:span>Turin?</text:p>
      <text:h text:style-name="P517" text:outline-level="4"><text:bookmark-start text:name="__RefHeading___Toc34657_4173466481"/><text:span text:style-name="T390">I</text:span>nformation <text:span text:style-name="T390">in the image</text:span>.<text:bookmark-end text:name="__RefHeading___Toc34657_4173466481"/></text:h>
      <text:p text:style-name="Text_20_body">When analyzing the image of the body in the shroud of Turin, <text:span text:style-name="T391">it is </text:span>observe<text:span text:style-name="T391">d</text:span> a correlation between “image density” and distance from the body to the fabric. At a greater distance, the image is clearer, and at a smaller distance to the <text:span text:style-name="T391">fabric</text:span>, the image is darker. This allows you to create computer images that have three-dimensional characteristics. Thus, the shroud has holographic characteristics but is not a hologram. The level of detail in the bon<text:span text:style-name="T391">e</text:span> features of the image it is comparable in some parts to an x-ray. Thus, the shroud also has radiographic features but is not an x-ray. There is no image of a person, animal or thing, prior to the year 1978, apart from the Turin shroud, with <text:span text:style-name="T393">both</text:span> characteristic<text:span text:style-name="T393">s</text:span>. And after 1978 only some attempts to reproduce an image like the shroud <text:span text:style-name="T392">claim to have </text:span>th<text:span text:style-name="T393">ese</text:span> characteristic<text:span text:style-name="T393">s</text:span>. No photograph taken with a cellular, neither before nor after 1978 presents th<text:span text:style-name="T394">e</text:span>s<text:span text:style-name="T394">e</text:span> characteristic<text:span text:style-name="T394">s</text:span>. <text:span text:style-name="T392">I</text:span>t was not even known that the shroud had th<text:span text:style-name="T394">e</text:span>s<text:span text:style-name="T394">e</text:span> characteristic<text:span text:style-name="T394">s</text:span> before 1978. So who made the <text:span text:style-name="T387">Sh</text:span><text:span text:style-name="T388">r</text:span><text:span text:style-name="T387">oud of </text:span>Turin?</text:p>
      <text:h text:style-name="P517"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395">B</text:span>lood serum and other substances in human blood are invisible to the human eye but visible under ultra-violent light, these techniques are used in the modern crime <text:span text:style-name="T395">scene </text:span>investigation. The shroud presents this type of separation in the flank wound. If this kind of evidence was only perceivable until the invention of modern forensic techniques <text:span text:style-name="T395">using </text:span>ultra-violet light and the shroud is <text:span text:style-name="T395">from</text:span> before <text:span text:style-name="T395">the </text:span>1900<text:span text:style-name="T395">s</text:span>, who before <text:span text:style-name="T395">the </text:span>1900<text:span text:style-name="T395">s</text:span> <text:span text:style-name="T395">was so </text:span>careful to separate the two phases in the bloodstain on the side <text:span text:style-name="T1507">of </text:span><text:span text:style-name="T395">the body</text:span> and thus differentiate it from other ante-mortem wounds in a forensic <text:s/>analysis that was only possible until the 20th century? <text:span text:style-name="T397">W</text:span>ho made the <text:span text:style-name="T387">Sh</text:span><text:span text:style-name="T388">r</text:span><text:span text:style-name="T387">oud of </text:span>Turin?</text:p>
      <text:h text:style-name="P517" text:outline-level="4"><text:bookmark-start text:name="__RefHeading___Toc34661_4173466481"/><text:soft-page-break/>Bilirubin.<text:bookmark-end text:name="__RefHeading___Toc34661_4173466481"/></text:h>
      <text:p text:style-name="Text_20_body">In cases of violent death <text:span text:style-name="T396">with torture</text:span>, hemoglobin production is very high. <text:span text:style-name="T396">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96">with torture</text:span>, because no one before the 20th century could falsify a detail that <text:span text:style-name="T396">he</text:span> did not know <text:span text:style-name="T396">he</text:span> should falsify: that the blood <text:span text:style-name="T396">of a</text:span> violent death <text:span text:style-name="T396">with torture </text:span>presents high levels of bilirubin. <text:span text:style-name="T396">S</text:span>o who made the <text:span text:style-name="T387">Sh</text:span><text:span text:style-name="T388">r</text:span><text:span text:style-name="T387">oud of </text:span>Turin?</text:p>
      <text:h text:style-name="P517"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398">of the </text:span>belly, <text:span text:style-name="T399">hiden </text:span>thumb<text:span text:style-name="T399">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99">a </text:span>whipping with <text:span text:style-name="T399">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99">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0">e</text:span>s<text:span text:style-name="T400">e</text:span> evidence w<text:span text:style-name="T400">ere</text:span> completely invalid or unacceptable <text:span text:style-name="T400">for a hard sceptic</text:span>. So who made the <text:span text:style-name="T387">Sh</text:span><text:span text:style-name="T388">r</text:span><text:span text:style-name="T387">oud of </text:span>Turin?</text:p>
      <text:h text:style-name="P517" text:outline-level="4"><text:bookmark-start text:name="__RefHeading___Toc34665_4173466481"/><text:span text:style-name="T401">Replications</text:span>.<text:bookmark-end text:name="__RefHeading___Toc34665_4173466481"/></text:h>
      <text:p text:style-name="Text_20_body">There is no <text:span text:style-name="T401">replication</text:span> of the shroud that even meets with a tenth of the characteristics <text:span text:style-name="T1507">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text:span text:style-name="T1507">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07">in</text:span> Turin. And even if he could do it, even if he could rep<text:span text:style-name="T401">licate it</text:span> in <text:span text:style-name="T401">the</text:span> future: <text:span text:style-name="T1507">W</text:span>here, in what part of the world, where is an image of person, animal or thing, with verifiable historical record, prior to 1800, when photography was invented, <text:span text:style-name="T401">that is a</text:span> photographic negative, with photographic realism in its anatomical details? And that’<text:span text:style-name="T1508">s just without</text:span> ask<text:span text:style-name="T1508">ing</text:span> about its holographic, radiographic characteristics and all the forensic evidence only known and verifiable until the 20th century that was f<text:span text:style-name="T1508">ou</text:span>nd <text:span text:style-name="T1508">in </text:span>the shroud. Where? Negative? From when? With verifiable historical record? With photo-realism? It does not exist, nor has existed in the world another linen shroud that presents the characteristics of the Turin shroud. <text:span text:style-name="T401">Period</text:span>. So if the shroud <text:span text:style-name="T401">of </text:span>Turin was not made by man, who made the shroud of Turin? Could it be that <text:span text:style-name="T401">it was made by </text:span>the same <text:span text:style-name="T401">person that has </text:span>enough technical creativity to reconstruct a human being? The creator? Because all the evidence indicates <text:span text:style-name="T401">that it was not made by </text:span>human<text:span text:style-name="T401">s</text:span>.</text:p>
      <text:h text:style-name="P512" text:outline-level="3"><text:bookmark-start text:name="__RefHeading___Toc34667_4173466481"/><text:span text:style-name="T388">P</text:span>ast.<text:bookmark-end text:name="__RefHeading___Toc34667_4173466481"/></text:h>
      <text:h text:style-name="P517" text:outline-level="4"><text:bookmark-start text:name="__RefHeading___Toc34669_4173466481"/>Methods.<text:bookmark-end text:name="__RefHeading___Toc34669_4173466481"/></text:h>
      <text:p text:style-name="Text_20_body">To determine the past, <text:span text:style-name="T1509">the </text:span>human being has developed a method. It is <text:span text:style-name="T402">s</text:span>imilar to judicial systems. For each event, the historical sources, whether physical or narrative, <text:span text:style-name="T402">are studied to </text:span>determine <text:span text:style-name="T402">the </text:span>who, when, how, where, <text:span text:style-name="T402">and </text:span>why of <text:span text:style-name="T402">each</text:span> source. The credibility of <text:span text:style-name="T402">each</text:span> source <text:span text:style-name="T402">is evaluated </text:span>and then the historical sources are crossed <text:span text:style-name="T1509">examined </text:span>to try to establish the <text:span text:style-name="T402">coincidences</text:span>, analyz<text:span text:style-name="T402">ing</text:span> the sources, and <text:span text:style-name="T402">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09">and </text:span>the dissemination of the written medium, <text:span text:style-name="T1509">it </text:span>has been much easier <text:span text:style-name="T1509">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403">more scarce</text:span>.</text:p>
      <text:h text:style-name="P518" text:outline-level="4"><text:bookmark-start text:name="__RefHeading___Toc34671_4173466481"/><text:soft-page-break/><text:span text:style-name="T404">C</text:span><text:span text:style-name="T402">oincidences</text:span>.<text:bookmark-end text:name="__RefHeading___Toc34671_4173466481"/></text:h>
      <text:p text:style-name="Text_20_body">When a person wants to search for information on the Internet, he chooses a set of words that are <text:span text:style-name="T405">are as </text:span>specific <text:span text:style-name="T405">as possible </text:span>to the information <text:span text:style-name="T405">he is l</text:span>ooking <text:span text:style-name="T1510">f</text:span>or. If I search only for "Jose" I will not find the page of the person I am looking for, but if I search for 4 words “Jose Luis Quiroga github” I will find exactly the page that I am searching despite the immense amount of information that is <text:span text:style-name="T1510">on the</text:span> Internet.</text:p>
      <text:p text:style-name="P32">With only 3 or 4 words that identify what I am looking for, <text:span text:style-name="T406">that</text:span> <text:span text:style-name="T406">make a unique </text:span>set, exclusive of the information I am looking for, I will find the information. That set of words begins to function as a key for the page <text:span text:style-name="T406">containing those</text:span> 3 or 4 words.</text:p>
      <text:p text:style-name="P4">It is the power of coincidences. Despite the vast amount of information on the Internet, it is possible to find a<text:span text:style-name="T407">n specific</text:span> page with only 3 or 4 words that are mandatory and exclusive to that page.</text:p>
      <text:p text:style-name="P33">In judicial processes, when evidence is analyzed, a similar process <text:span text:style-name="T408">is used </text:span>to try to establish the truth of an event of the <text:span text:style-name="T408">p</text:span>ast. Most processes are decided based on circumstantial evidence, that is, <text:span text:style-name="T408">that </text:span>by coincidence <text:span text:style-name="T408">it </text:span>favors or disfavors the accused. When the coincidences are too many in one way or another it is easy to make a decision. Each coincidence decreases exponentially the statistical probability of an event <text:span text:style-name="T408">different to </text:span>the one <text:span text:style-name="T408">that the </text:span>coincidence supports. The effect of cumulative coincidence<text:span text:style-name="T408">s</text:span> is of exponential <text:span text:style-name="T408">kind</text:span>.</text:p>
      <text:p text:style-name="P4">You can have different criteria to decide if something did happen, or did not happen, based solely on coincidence<text:span text:style-name="T408">s</text:span>. Th<text:span text:style-name="T408">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08">not </text:span>be absolutely certain of anything.</text:p>
      <text:p text:style-name="P4">In a similar way to how a judicial system seeks to establish the veracity of a past event, historians have a method <text:span text:style-name="T409">based on coincidences</text:span> to establish whether an event happened or not.</text:p>
      <text:p text:style-name="P34">In the case of history the events are generated by human beings. <text:span text:style-name="T410">And</text:span> it is precisely that exponential effect of the accumulation of coincidences, and its logical analysis, which allows us to decide <text:span text:style-name="T410">the direction in the balance </text:span>of what is possible, of what is feasible, of <text:soft-page-break/>the best rational explanation, <text:span text:style-name="T410">is inclined to</text:span>. <text:span text:style-name="T410">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1">it.</text:span></text:p>
      <text:p text:style-name="P4">Although the sources of the recent past are more credible than th<text:span text:style-name="T411">ose of</text:span> <text:span text:style-name="T411">a </text:span>distant past, we can only BELIEVE the past.</text:p>
      <text:h text:style-name="P517" text:outline-level="4"><text:bookmark-start text:name="__RefHeading___Toc34673_4173466481"/><text:span text:style-name="T412">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12">do those </text:span>events of the past. This kind of approach to the "probable", <text:span text:style-name="T412">to the </text:span>“possible” is very different from assuming that the events were randomly generated <text:span text:style-name="T412">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14">some belief systems,</text:span> based on events generated by chance, by <text:span text:style-name="T413">luck</text:span>, <text:span text:style-name="T413">that are popularly regarded as </text:span>"science".</text:p>
      <text:p text:style-name="P36">The reason is very simple, a machine that is good for something does not work by <text:span text:style-name="T414">luck</text:span>, nor by chance. There is always a mechanism, a design, a logic. That's why there is no mathematical function that generates <text:span text:style-name="T414">pure</text:span><text:span text:style-name="T416">ly</text:span><text:span text:style-name="T414"> </text:span>random numbers. A computer cannot generate a sequence completely random of ones or zeros. The program does not exist. <text:span text:style-name="T414">Do </text:span>not <text:span text:style-name="T414">look for it</text:span>. You waste your time.</text:p>
      <text:p text:style-name="P4">But there are <text:span text:style-name="T416">some </text:span>religions that believe so. And they <text:span text:style-name="T414">are </text:span><text:span text:style-name="T416">regarded</text:span><text:span text:style-name="T414"> as </text:span>science<text:span text:style-name="T414">s</text:span>.</text:p>
      <text:p text:style-name="P4">Fortunately, <text:span text:style-name="T415">history</text:span> is about people.</text:p>
      <text:h text:style-name="P517"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17">up</text:span>.</text:p>
      <text:p text:style-name="P37"><text:soft-page-break/>Mr. Cheerful has a high-tech instrument that lets <text:span text:style-name="T418">him</text:span> know how much water is in a container just by pointing at it. And <text:span text:style-name="T418">he</text:span> can take the measurement every microsecond.</text:p>
      <text:p text:style-name="P4">Mr. Cheerful wants to know how long the faucet has been leaking <text:span text:style-name="T418">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19">drain</text:span> has not been unlocked.</text:p>
      <text:p text:style-name="P39">Assuming that no one has manipulated the faucet to open <text:span text:style-name="T420">it </text:span>or close it anymore <text:span text:style-name="T420">or anyless </text:span>than it is right now.</text:p>
      <text:p text:style-name="P39"><text:span text:style-name="T420">THEN,</text:span> with the high-tech instrument, Mr. Cheerful can measure at what rate the sink is filling because in one second <text:span text:style-name="T420">he can check </text:span>a million times the amount of water in the sink and then <text:span text:style-name="T420">he</text:span> can calculate how long the faucet has been leaking.</text:p>
      <text:p text:style-name="P4">Anyone can see that Mr. Cheerful's problem is not is in <text:span text:style-name="T421">his</text:span> high-tech instrument, nor in the technology that is used to build the instrument.</text:p>
      <text:p text:style-name="P40">The problem is in Mr. Cheerful's assumptions.</text:p>
      <text:p text:style-name="P4">There is no guarantee that one of <text:span text:style-name="T422">his</text:span> children <text:span text:style-name="T422">did</text:span> not flush the sink, or that two of them were playing paper boat, or that the cat or one of his pets opened the faucet a little <text:span text:style-name="T422">bit by</text:span> touch<text:span text:style-name="T422">ing</text:span> it <text:span text:style-name="T422">while </text:span>passing <text:span text:style-name="T422">by,</text:span> and that <text:span text:style-name="T422">therefore </text:span><text:span text:style-name="T423">N</text:span><text:span text:style-name="T422">ONE</text:span> of <text:span text:style-name="T422">his</text:span> assumptions hold.</text:p>
      <text:p text:style-name="P41">This and other problems have some procedures <text:span text:style-name="T424">regarded</text:span> as scienti<text:span text:style-name="T424">fic</text:span> but <text:span text:style-name="T424">that are </text:span>actually <text:span text:style-name="T424">PSEUDO</text:span>-scienti<text:span text:style-name="T424">fic.</text:span> <text:span text:style-name="T424">T</text:span>hat is, <text:span text:style-name="T424">they are </text:span>ALMOST scienti<text:span text:style-name="T424">fic</text:span>. At least high technology is used.</text:p>
      <text:p text:style-name="P42">For the moment I give this example to make it clear that the <text:span text:style-name="T425">so </text:span>call<text:span text:style-name="T425">ed</text:span> radiometric dating, permanently associated with the word "science", the word "certainty", and the word "we know", should be completely abandoned as ABSURD and useless. This technique that <text:span text:style-name="T425">is </text:span>supposedly used to determine the age of rocks and other objects based on the measurement of radioactive elements, does EXACTLY the <text:span text:style-name="T425">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26">THEN,</text:span> <text:span text:style-name="T426">it can be calculated the date </text:span>when these rocks or objects, contain<text:span text:style-name="T426">ing</text:span> such radioactive elements, were formed.</text:p>
      <text:p text:style-name="P4">The same force that made Nazism popular in <text:span text:style-name="T656">G</text:span>ermany makes a <text:span text:style-name="T426">majority of people to</text:span> consider radiometric dating as evidence. <text:span text:style-name="T426">It i</text:span>s not the the only case in which absurd methods <text:span text:style-name="T426">use</text:span> <text:span text:style-name="T426">hi-thech </text:span>instruments to give them credibility, but it is the most ABSURD of <text:span text:style-name="T426">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28">by synchronisms</text:span>, two events recorded in writing that are related to each other. However, such dates are determined by <text:span text:style-name="T427">man</text:span> <text:span text:style-name="T427">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28">those</text:span> <text:span text:style-name="T428">synchronisms,</text:span> play a very important role.</text:p>
      <text:h text:style-name="P517" text:outline-level="4"><text:bookmark-start text:name="__RefHeading___Toc34677_4173466481"/><text:span text:style-name="T429">Textual</text:span>.<text:bookmark-end text:name="__RefHeading___Toc34677_4173466481"/></text:h>
      <text:p text:style-name="Text_20_body">One of the main <text:span text:style-name="T430">kind of </text:span>historical sources are the narrative <text:span text:style-name="T430">kind of </text:span>sources. The human being decides to write texts that narrate what is happening, or what <text:span text:style-name="T430">he</text:span> think<text:span text:style-name="T430">s</text:span> has happened, or what <text:span text:style-name="T430">he</text:span> want<text:span text:style-name="T430">s</text:span> <text:span text:style-name="T430">people </text:span>in <text:span text:style-name="T430">the</text:span> future <text:span text:style-name="T430">to </text:span>think <text:span text:style-name="T430">that</text:span> happened, and <text:span text:style-name="T430">he </text:span>write<text:span text:style-name="T430">s</text:span> a record of it.</text:p>
      <text:p text:style-name="P4">Among these texts that claim to record history there are some quite old:</text:p>
      <text:p text:style-name="P4">Herodotus lived in 400 before Jesus Christ. The 8 oldest copies that we have of his writings are from <text:span text:style-name="T431">from </text:span>900 after Christ, about 1300 years after he wrote them.</text:p>
      <text:p text:style-name="P348"><text:soft-page-break/>Thucydides also lived in 400 before Jesus Christ. The 8 oldest copies <text:span text:style-name="T1511">that </text:span>we have of his writings are also from 900 after Christ, also some 1300 years after he wrote them.</text:p>
      <text:p text:style-name="P4">Caesar lived in 50 before Jesus Christ. The 10 oldest copies that we have of his writings are also <text:span text:style-name="T431">from </text:span>900 after Christ, about 950 years after he wrote them.</text:p>
      <text:p text:style-name="P45">Livy, lived in 1 before Jesus Christ. The 19 oldest complete copies <text:span text:style-name="T432">that</text:span> we have of his writings are from about 1000 years after <text:span text:style-name="T432">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33">from </text:span>about 700 years after he wrote them.</text:p>
      <text:p text:style-name="P4">Flavius <text:span text:style-name="T433">Jo</text:span>sephus. The few oldest incomplete copies we have of his writings are about 1000 years after he wrote them.</text:p>
      <text:p text:style-name="P4">There is only one set of narratives, which are written with the objective of registering <text:span text:style-name="T1512">true</text:span> events, which stands out above all other narratives ever written by man: <text:span text:style-name="T433">the ones that </text:span>we find in <text:span text:style-name="T433">the N</text:span>ew <text:span text:style-name="T433">Testament</text:span>.</text:p>
      <text:p text:style-name="P4">Of the <text:span text:style-name="T433">N</text:span>ew <text:span text:style-name="T433">T</text:span>estament there are about 6000 manuscripts from 100 years to 150 years after writing. All <text:span text:style-name="T433">of </text:span>its authors were alive when <text:span text:style-name="T433">the </text:span>events <text:span text:style-name="T433">happened</text:span>, all eyewitnesses with the exception of Luke and the author of the letter to the <text:span text:style-name="T645">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34">his</text:span> resurrec<text:span text:style-name="T434">tion</text:span>.</text:p>
      <text:p text:style-name="P4">But no. There are people who want to confirm everything with other sources that are not in the bible, those <text:span text:style-name="T436">for</text:span> which <text:span text:style-name="T435">there </text:span>are almost no copies and <text:span text:style-name="T436">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35">a valid historical </text:span>source. Assuming that the new testament is not a valid <text:soft-page-break/>historical source is just absurd. This is not <text:span text:style-name="T435">the way the</text:span> human being establishes historical facts.</text:p>
      <text:h text:style-name="P517"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3">you really</text:span> should believe absolutely nothing <text:span text:style-name="T1513">about </text:span>history prior to the fifteen <text:span text:style-name="T1513">century</text:span> after <text:span text:style-name="T1513">Jesus </text:span>Christ.</text:p>
      <text:p text:style-name="P4">People die, people get killed, the Romans crucified people, many wrote <text:span text:style-name="T1514">about</text:span> the matter, they had no reason to lie. Easy to believe.</text:p>
      <text:p text:style-name="P47">However, there is <text:span text:style-name="T437">always the </text:span>Muslim who, because <text:span text:style-name="T437">his</text:span> <text:span text:style-name="T437">i</text:span>mam, <text:span text:style-name="T437">his</text:span> religious leader, told him that <text:span text:style-name="T1514">a</text:span> book called <text:span text:style-name="T1519">q</text:span><text:span text:style-name="T437">u</text:span>ra<text:span text:style-name="T437">n</text:span>, one that <text:span text:style-name="T1514">his leader </text:span>claims to know, <text:span text:style-name="T1514">a book that is forbiden to be read in any language different than Arabic, and </text:span>possibly, according to statistics, without <text:span text:style-name="T1514">his leader </text:span>knowing how to read Arabic, a book that must be different from the one that, according to the same Muslim records, <text:span text:style-name="T1514">was </text:span>dictated <text:span text:style-name="T1514">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14">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14">almos</text:span><text:span text:style-name="T1515">t</text:span><text:span text:style-name="T1514"> 300 years </text:span><text:span text:style-name="T1515">after the slaver’s death</text:span><text:span text:style-name="T1514">, </text:span><text:span text:style-name="T1516">and almost a 1000 years after Jesus Christ’s death </text:span><text:span text:style-name="T1517">on the cross</text:span><text:span text:style-name="T1516">,</text:span><text:span text:style-name="T1514"> </text:span>decided to burn all the <text:span text:style-name="T1519">q</text:span><text:span text:style-name="T1514">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19">said</text:span> <text:span text:style-name="T1519">quran</text:span>, <text:span text:style-name="T438">or should we say </text:span><text:span text:style-name="T1519">q</text:span><text:span text:style-name="T1518">urans</text:span><text:span text:style-name="T438">, </text:span><text:span text:style-name="T1514">because a </text:span><text:span text:style-name="T1519">q</text:span><text:span text:style-name="T1514">uran from one region is largely different and contradicting to a </text:span><text:span text:style-name="T1519">q</text:span><text:span text:style-name="T1514">uran from an other region, </text:span><text:span text:style-name="T1518">that the </text:span><text:span text:style-name="T1519">q</text:span><text:span text:style-name="T1518">urans </text:span><text:span text:style-name="T438">say</text:span> that Jesus Christ did not die on the cross but was <text:span text:style-name="T1514">TAKEN</text:span> to heaven <text:span text:style-name="T1514">ALIVE,</text:span> without having died, then no, he did NOT die on the cross, and <text:span text:style-name="T438">that’s it</text:span>.</text:p>
      <text:p text:style-name="P4">However, all the historical evidence, far more than there is to any other event of antiquity, indicates the opposite.</text:p>
      <text:p text:style-name="P4">Jesus Christ died on the cross. Historical fact. More than any other of <text:span text:style-name="T439">antiquity</text:span>. More than the simple existence of Alexander the Great, Julius Caesar and Muhammad.</text:p>
      <text:h text:style-name="P517" text:outline-level="4"><text:bookmark-start text:name="__RefHeading___Toc34681_4173466481"/>They believed.<text:bookmark-end text:name="__RefHeading___Toc34681_4173466481"/></text:h>
      <text:p text:style-name="Text_20_body">The believer believes that Jesus Christ <text:span text:style-name="T464">is alive because he </text:span>was physically resurrected.</text:p>
      <text:p text:style-name="P4"><text:soft-page-break/>The first people who believed in the resurrection of <text:span text:style-name="T440">Jesus </text:span>Christ, <text:span text:style-name="T1520">believed </text:span>because they saw him, touched him, ate with him, talked with him and stick their finger to him. <text:span text:style-name="T440">He</text:span> remembered them and they remembered him.</text:p>
      <text:p text:style-name="P53">That's what they said, that's what they wrote, and they all kept that belief until <text:span text:style-name="T440">their</text:span> death. Most <text:span text:style-name="T440">were </text:span>killed JUST for believing precisely that: that <text:span text:style-name="T440">Jesus Christ</text:span> <text:span text:style-name="T464">is alive because he </text:span>had <text:span text:style-name="T440">physically </text:span>risen.</text:p>
      <text:p text:style-name="P4">That was what they believed. <text:span text:style-name="T441">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1">himself a</text:span> Christian. That Jesus Christ was resurrected in body and spirit. The one who doesn't believe that Jesus Christ <text:span text:style-name="T464">is alive because he </text:span><text:span text:style-name="T442">physically </text:span>rose, is not a BELIEVER in Jesus Christ. Believ<text:span text:style-name="T442">ing that</text:span> Jesus Christ <text:span text:style-name="T464">is alive because he </text:span><text:span text:style-name="T442">is physically r</text:span>isen is the basis of <text:span text:style-name="T442">the </text:span>faith in Jesus Christ.</text:p>
      <text:p text:style-name="P4">Many were persecuted for what they believed. <text:span text:style-name="T442">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64">is alive because he </text:span>is <text:span text:style-name="T442">physically </text:span>alive because <text:span text:style-name="T442">he is risen.</text:span></text:p>
      <text:p text:style-name="P53">The believer believes that Jesus Christ <text:span text:style-name="T464">is alive because he</text:span> was physically resurrected. Historical fact.</text:p>
      <text:h text:style-name="P517"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43">believers </text:span>who went out to travel the world, to tell what they had lived, seen and experienced firsthand, those who were persecuted <text:span text:style-name="T443">for</text:span> believ<text:span text:style-name="T443">ing</text:span> what they believed <text:span text:style-name="T443">by</text:span> their own countrymen, many of whom died for what they believed, <text:span text:style-name="T443">those believers that went to</text:span> jail, or were flogged, or stoned, or burned, or crucified, or beheaded, or hanged, or boiled in OIL for believing what they believed: that Jesus Christ had risen and <text:soft-page-break/>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44">him</text:span> for the first time, when they touch<text:span text:style-name="T444">ed</text:span> <text:span text:style-name="T444">him</text:span> for the first time, <text:span text:style-name="T444">t</text:span>hey <text:span text:style-name="T445">are afraid</text:span>, they <text:span text:style-name="T445">can</text:span><text:span text:style-name="T444">not</text:span> believe it. <text:span text:style-name="T445">The guy has </text:span>to ask for a piece of grilled fish and eat it in front of them. And one <text:span text:style-name="T445">person </text:span>that was not in that moment, do<text:span text:style-name="T445">es</text:span> not believe it. They tell him but he doesn't believe. <text:span text:style-name="T445">O</text:span>nly until he <text:span text:style-name="T445">sticks</text:span> his finger <text:span text:style-name="T445">to one of his wounds</text:span>, he <text:span text:style-name="T445">believes</text:span>. They were not the same before as after <text:span text:style-name="T445">the </text:span>appearances <text:span text:style-name="T445">they believed they had</text:span>.</text:p>
      <text:p text:style-name="P4">Afterwards, they are no longer afraid to die. They are no longer afraid of what they will say. <text:span text:style-name="T1521">T</text:span><text:span text:style-name="T446">hey are</text:span> not afraid of persecution. They are no longer afraid of what <text:span text:style-name="T446">men</text:span> can <text:span text:style-name="T446">do to</text:span> them. And they suffer the consequences.</text:p>
      <text:p text:style-name="P50">For the vast majority of Jews of Yeshua's time, believing in a Meshiakh crucified was <text:span text:style-name="T447">astonishing</text:span>. It was an offense. <text:span text:style-name="T447">To d</text:span>ie on a tree was curse. The Messiah was someone who would physically reign from Israel above all people, language<text:span text:style-name="T448">s</text:span> and nation<text:span text:style-name="T448">s</text:span>. <text:span text:style-name="T448">Someone </text:span>that would bring peace to the whole world. Furthermore, the resurrection of the dead was an event at the end time<text:span text:style-name="T448">s</text:span> and for ALL Israelites. It was not a one-<text:span text:style-name="T448">person </text:span>event. That was not what most Jews believed. Th<text:span text:style-name="T1521">e</text:span> belief <text:span text:style-name="T1521">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2">crucified </text:span>Meshiakh. Later he would be known as <text:span text:style-name="T448">Paul</text:span> the Apostle, because he changed. After an appearance, a little different to that of the previous apostles, <text:span text:style-name="T448">he</text:span> changed. He began to believe the testimony of the apostles, goes and meets with them in Jerusalem, to find out <text:span text:style-name="T448">the details of </text:span>the matter. <text:span text:style-name="T448">He</text:span> <text:span text:style-name="T448">went</text:span> to investigate, find out, confirm, make “histor<text:span text:style-name="T448">e</text:span><text:span text:style-name="T450">ó</text:span>” <text:span text:style-name="T448">to </text:span>Peter, a greek word from which the word "history" <text:span text:style-name="T448">comes from</text:span>.</text:p>
      <text:p text:style-name="P4">He also changed. He went from being a persecutor to being persecuted.</text:p>
      <text:p text:style-name="P4">Because after losing EVERYTHING: fame, wealth, power, since he was a high-rank<text:span text:style-name="T454">ed</text:span> Pharisee in the Temple, well educated and from a good family, in charge of the military part of the temple and the important task of putting<text:span text:style-name="T454"> an</text:span> an end to that <text:span text:style-name="T454">bunch</text:span> of Jews who <text:soft-page-break/>claimed to believe in a crucified Messiah and that <text:span text:style-name="T454">claimed</text:span> that he had risen ; <text:span text:style-name="T454">a</text:span>fter starting to believe in what that <text:span text:style-name="T454">bunch</text:span> of Jews <text:span text:style-name="T454">believed</text:span>, <text:span text:style-name="T454">he had to</text:span> leave everything <text:span text:style-name="T454">behind</text:span>, lose EVERYTHING. And <text:span text:style-name="T454">he</text:span>, P<text:span text:style-name="T454">aul</text:span>, referred to everything that he had to abandon as "GARBAGE" if <text:span text:style-name="T454">he</text:span> compared it to being a follower of Jesus Christ.</text:p>
      <text:p text:style-name="P51">And after shipwrecks, being stoned, being flogged multiple times, being imprisoned several times, after assassination attempts, of conspiracies against him, <text:span text:style-name="T455">he </text:span>dies BEHEADED precisely for believing what <text:span text:style-name="T1523">he </text:span>believe<text:span text:style-name="T1523">d</text:span>.</text:p>
      <text:p text:style-name="P4">He also changed.</text:p>
      <text:p text:style-name="P4">Even today, every <text:span text:style-name="T455">follower of Jesus Christ</text:span> <text:span text:style-name="T455">shows</text:span> <text:span text:style-name="T455">a</text:span> change, at least in his behavior with respect to sin, to that which is bad in the eyes of that Jesus Christ who <text:span text:style-name="T455">he claims to </text:span>follow. A Christian, if he truly believes what he claims to believe, must <text:span text:style-name="T455">be careful </text:span>of what he says, <text:span text:style-name="T455">of </text:span>what he thinks and what he does. All of this must bear witness to what <text:span text:style-name="T455">he</text:span> claims to believe. <text:span text:style-name="T455">He </text:span>must live as Jesus Christ lived.</text:p>
      <text:p text:style-name="P4">The first Christians wanted to follow Jesus Christ, that is, they wanted live, die and rise as Jesus Christ. That only happened after <text:span text:style-name="T455">they </text:span>truly believe<text:span text:style-name="T455">d</text:span> that Jesus Christ had risen.</text:p>
      <text:p text:style-name="P4">The follower wants to be like Jesus Christ, he wants to live, die and rise again like Jesus Christ. Historical fact.</text:p>
      <text:h text:style-name="P517"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56">Sanhedrin</text:span> of the Jewish priests, elders and teachers, to a death in the cross for answering <text:span text:style-name="Bible_5f_text">"You say that I am"</text:span> to the <text:span text:style-name="T456">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56">They </text:span>die following their leader, obeying their King who commands them to love their enemies, forgive them and pray for those who persecute them. <text:span text:style-name="T456">They </text:span>die following to the one <text:span text:style-name="T456">who </text:span>they believe is alive and is going to return.</text:p>
      <text:p text:style-name="P52">After the destruction of the second Temple and <text:span text:style-name="T456">the seige </text:span>of Jerusalem in the <text:span text:style-name="T456">year </text:span>70 after <text:span text:style-name="T456">Jesus </text:span>Christ the persecution <text:span text:style-name="T456">christians by the roman empire </text:span>become<text:span text:style-name="T456">s</text:span> systematic. The reluctance to make public sacrifices to <text:span text:style-name="T456">a r</text:span>oman emperor, as if he were God, or any other false <text:span text:style-name="T456">r</text:span>oman god was enough evidence for a <text:span text:style-name="T456">c</text:span>hristian, a follower of Jesus Christ, <text:soft-page-break/>who of course refused to worship anything that was <text:span text:style-name="T456">not </text:span>the <text:span text:style-name="T456">one</text:span> true God, was sentenced to death. He normally was interrogated and, if he admitted to being a Christian, he was sentenced to death. It didn't matter if he was Jewish or not. If he was a follower of Jesus Christ and <text:span text:style-name="T457">he</text:span> considered that Jesus Christ had a superior authority to the emperor, said follower was a threat to the empire.</text:p>
      <text:p text:style-name="P4">During th<text:span text:style-name="T458">o</text:span>se early centuries, being a Christian could mean suffering a violent death. Obviously the main objectives of the <text:span text:style-name="T458">r</text:span>oman <text:span text:style-name="T458">e</text:span>mpire were the most influential <text:span text:style-name="T458">ones</text:span>, the <text:span text:style-name="T458">c</text:span>hristian leaders.</text:p>
      <text:p text:style-name="P4">A follower of Jesus Christ, a <text:span text:style-name="T458">c</text:span>hristian, is one because he follows the orders of their leader. That leader died without offering resistance, without opening his mouth, like a lamb to the slaughter. That leader dies <text:span text:style-name="T458">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59">that </text:span>his leader did, praying for his <text:span text:style-name="T459">killers</text:span>.</text:p>
      <text:p text:style-name="P4">The persecution to death by the <text:span text:style-name="T459">r</text:span>oman <text:span text:style-name="T459">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0">is in order </text:span>and those who think that the movement should be integrated into the empire because it does not represent a threat to the <text:span text:style-name="T460">r</text:span>oman empire. The <text:span text:style-name="T460">e</text:span>mpire ends up under the rule of an emperor who knew how to befriend the <text:span text:style-name="T460">people </text:span>who believed in integration to win the decisive battle.</text:p>
      <text:p text:style-name="P4">The Christian leader is systematically executed during the first centuries. Historical fact.</text:p>
      <text:h text:style-name="P517"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25">Jesus Christ died on the cross.</text:p>
        </text:list-item>
        <text:list-item>
          <text:p text:style-name="P525">The believer believes that Jesus Christ <text:span text:style-name="T464">is alive because he</text:span> was physically resurrected.</text:p>
        </text:list-item>
        <text:list-item>
          <text:p text:style-name="P525"><text:soft-page-break/>The follower wants to be like Jesus Christ, wants to live, die and resurrect as Jesus Christ.</text:p>
        </text:list-item>
        <text:list-item>
          <text:p text:style-name="P525">The Christian leader dies executed during the first centuries.</text:p>
        </text:list-item>
      </text:list>
      <text:p text:style-name="P2">We have <text:span text:style-name="T461">that </text:span><text:span text:style-name="T462">in order t</text:span><text:span text:style-name="T461">o e</text:span>xplain the <text:span text:style-name="T461">GROWTH</text:span> of the number of followers of Jesus Christ in the first centuries, <text:span text:style-name="T463">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65">em</text:span> or their followers putting up violent resistance, leaders executed by the dominant system for the sole fact of believing that a dead <text:span text:style-name="T465">man </text:span>rose <text:span text:style-name="T465">from the dead just </text:span>to confirm his kingship, has been Christianity.</text:p>
      <text:p text:style-name="P4">Since the punishment for being a believer was death, the only rational explanation, is that the believer actually believed that after <text:span text:style-name="T466">his own</text:span> dea<text:span text:style-name="T466">th</text:span> he was also going to <text:span text:style-name="T466">be </text:span>resurrect<text:span text:style-name="T466">ed</text:span>, that he was also going to live again, just as his leader did and that h<text:span text:style-name="T466">is </text:span>promises will <text:span text:style-name="T466">also </text:span>happen to <text:span text:style-name="T466">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68">ed</text:span>, experienced something that made them believe that <text:span text:style-name="T467">they </text:span>THE<text:span text:style-name="T467">MSELVES</text:span> would also be resurrected.</text:p>
      <text:p text:style-name="P4">If I believe that <text:span text:style-name="T468">my</text:span> leader died believing something false, if I don't have something concrete, an experience, something logical, rational, that I consider real and trustworthy for ME ALSO, that I too am going to resurrect, <text:span text:style-name="T468">it </text:span>is going to be impossible for me to be willing to die for the sole fact that the leader was willing to die for something he believed to be true, or that even I think it was true for him, but not for me too.</text:p>
      <text:p text:style-name="P4"><text:soft-page-break/>If I only believe "poor <text:span text:style-name="T468">looney, he</text:span> was good people, it's a shame they killed him", or “how good FOR <text:span text:style-name="T469">HIM</text:span> <text:span text:style-name="T469">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69">resurrect</text:span>. <text:span text:style-name="T469">A</text:span>nd those who did not believe before the death of the leader, later, <text:span text:style-name="T469">a</text:span>t some point, they experienced something MORE than the simple death of a leader <text:span text:style-name="T469">that</text:span> believed something possibly false. <text:span text:style-name="T469">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69">S</text:span>omething that it is also true for <text:span text:style-name="T469">that</text:span> new believer. That Jesus Christ, the first executed, is alive, that the dead leader will also be resurrected, and that the new believer will also be resurrected.</text:p>
      <text:p text:style-name="P57">If Jesus Christ is dead, to explain the GROWTH of <text:span text:style-name="T470">c</text:span>hristianity in the first centuries <text:span text:style-name="T470">one is forced </text:span>to believ<text:span text:style-name="T470">e</text:span> that, all the followers of Jesus Christ, all those early followers, who died believing what they believed, without opening their mouths, without opposing violent resistance, loving their enemies, praying for them, <text:span text:style-name="T470">that all of them</text:span>, were just CRAZY. And that all current believers are just as crazy for believing in such an absurdity. <text:span text:style-name="T470">It i</text:span>s required <text:span text:style-name="T470">to </text:span>assume that no authentic follower of Jesus Christ, the one who really believes that Jesus Christ is alive because he was resurrected, and wants, and tries, to live as Jesus Christ teaches us, <text:span text:style-name="T470">that none of them, </text:span>has rational capacity. <text:span text:style-name="T470">T</text:span>hat all <text:span text:style-name="T474">of</text:span> <text:span text:style-name="T471">c</text:span>hristianity, the authentic one, the one that really obeys its leader and is willing to die without offering resistance, th<text:span text:style-name="T471">e</text:span> <text:span text:style-name="T471">c</text:span>hristianity <text:span text:style-name="T471">that</text:span> <text:span text:style-name="T470">LOVES</text:span> the enemy, that <text:span text:style-name="T470">FORGIVES</text:span> his murderer<text:span text:style-name="T471">s</text:span>, <text:span text:style-name="T470">his</text:span> kill<text:span text:style-name="T470">er</text:span><text:span text:style-name="T471">s</text:span>, <text:span text:style-name="T471">that</text:span> does it <text:span text:style-name="T470">only</text:span> because <text:span text:style-name="T471">it</text:span> really believes that <text:span text:style-name="T472">Yeshua </text:span>is going to resurrect <text:span text:style-name="T474">them </text:span><text:span text:style-name="T472">all</text:span>, <text:span text:style-name="T471">t</text:span><text:span text:style-name="T470">hat </text:span><text:span text:style-name="T472">such</text:span><text:span text:style-name="T470"> christianity</text:span> <text:span text:style-name="T474">which</text:span> was born and grew up in <text:span text:style-name="T470">the</text:span> first centuries at the <text:span text:style-name="T470">expense</text:span> of dead leaders, without resisting, <text:span text:style-name="T470">that </text:span><text:span text:style-name="T471">ALL </text:span><text:span text:style-name="T472">of it, </text:span><text:span text:style-name="T470">is</text:span> composed of a list of <text:span text:style-name="T470">MENTAL people</text:span> that includes their first leader, Jesus Christ. Believing <text:span text:style-name="T471">THAT</text:span> is harder than believing that Jesus Christ is alive because he was resurrected.</text:p>
      <text:p text:style-name="P58">It is much easier to consider the possibility that Jesus Christ actually rose <text:span text:style-name="T473">from the dead</text:span>, <text:span text:style-name="T473">that</text:span> he is alive, <text:span text:style-name="T473">that </text:span>they saw him, they touched him, they ate fish with him, they continued to experience signs and wonders, which confirmed <text:span text:style-name="T473">them </text:span>that he is alive, that <text:soft-page-break/>his promises are true, that we are going to <text:span text:style-name="T473">be </text:span>resurrect<text:span text:style-name="T473">ed</text:span>, that we will live eternally, that his spirit lives in the believer, that the same spirit that raised Jesus Christ from the dead lives in the believer, and that <text:span text:style-name="T473">THAT </text:span>is the real reason why they are willing to die loving, forgiving and praying for the one who is going to kill <text:span text:style-name="T473">them</text:span>.</text:p>
      <text:p text:style-name="P4">It is easier to consider the possibility that the movement is not just "social", but it is also from God. A movement of Sons of <text:span text:style-name="T473">the LIVING </text:span>God, from the Creator of <text:span text:style-name="T473">H</text:span>eaven and <text:span text:style-name="T473">E</text:span>arth, from the creator of these bodies in which we live and therefore can remake them, can rebuild <text:span text:style-name="T473">them</text:span>. That <text:span text:style-name="T473">He</text:span> can RESURRECT us as <text:span text:style-name="T473">He</text:span> did with h<text:span text:style-name="T473">is</text:span> son Jesus Christ.</text:p>
      <text:h text:style-name="P512" text:outline-level="3"><text:bookmark-start text:name="__RefHeading___Toc34689_4173466481"/>Credibility.<text:bookmark-end text:name="__RefHeading___Toc34689_4173466481"/></text:h>
      <text:p text:style-name="Text_20_body">We don't see people resurrect<text:span text:style-name="T475">ing</text:span>. The buried bodies decompose and the cremated <text:span text:style-name="T475">ones become </text:span>dust. <text:span text:style-name="T475">T</text:span>he dead are made dust in the grave, in the <text:span text:style-name="T475">tomb</text:span>. That is what we observe.</text:p>
      <text:p text:style-name="P379"><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37">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17"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76">the </text:span>planes, shoes, cell phones, cars, <text:span text:style-name="T476">for </text:span>all the technology <text:span text:style-name="T476">that humanity</text:span> has built,</text:p>
      <text:p text:style-name="P4"><text:span text:style-name="T476">Then w</text:span>e have to <text:span text:style-name="T476">admit</text:span>:</text:p>
      <text:p text:style-name="P4"><text:span text:style-name="T476">B</text:span>y logical necessity, that the complexity of the machinery that we observe in plants and animals requires a technology of someone much more intelligent, designer and creative than <text:span text:style-name="T476">men</text:span>. A creator.</text:p>
      <text:p text:style-name="P4">Because:</text:p>
      <text:p text:style-name="P59">Despite our intelligence, designs and creativity we cannot even even build a cell. The minimum part of the biological machinery and we have no <text:span text:style-name="T477">clue</text:span> how to do it.</text:p>
      <text:p text:style-name="P4">If we deny that which is logical,</text:p>
      <text:p text:style-name="P4"><text:soft-page-break/>Well, it is practically impossible to understand the historical fact that the direct witnesses died believing that Jesus Christ is alive because <text:span text:style-name="T477">he </text:span>resurrected.</text:p>
      <text:p text:style-name="P4">BUT if we take into account that:</text:p>
      <text:list text:style-name="L3">
        <text:list-item>
          <text:p text:style-name="P526">By LOGIC and by all the <text:span text:style-name="T478">EVIDENCE</text:span> that we observe in the biological machinery, in plants, animals and people, there HAS to be a creator of all this machinery.</text:p>
        </text:list-item>
        <text:list-item>
          <text:p text:style-name="P526">That the gospel accounts of the crucifixion are backed by circumstantial evidence unique in all of history of humanity: the <text:span text:style-name="T478">Shroud of</text:span> Turin. Fabric that marks a unique event, not generated by man, about a single person, in the whole history of humanity and whose characteristics coincide <text:span text:style-name="T478">in</text:span> extraordinary <text:span text:style-name="T478">manner </text:span>with the description in the gospels <text:span text:style-name="T478">about</text:span> the crucifixion of Jesus Christ.</text:p>
        </text:list-item>
        <text:list-item>
          <text:p text:style-name="P526">That for the CREATOR of the human biological machinery it is perfectly possible to reproduce at will a living human body, with the memory, the thoughts, the exact spirit, at the moment of <text:span text:style-name="T479">a </text:span>previous destruction.</text:p>
        </text:list-item>
        <text:list-item>
          <text:p text:style-name="P527">And that the TESTIMONY of said resurrection is supported by the same direct witnesses who testify to the death of Jesus Christ in the cr<text:span text:style-name="T479">oss</text:span>, the event most supported by reliable sources, <text:span text:style-name="T1523">internal and external,</text:span> in the entire ancient history of mankind.</text:p>
        </text:list-item>
      </text:list>
      <text:p text:style-name="Text_20_body"><text:span text:style-name="T480">Then</text:span>, it is much easier to believe that those direct WITNESSES, those who say who touched him, ate and talked with him, <text:span text:style-name="T1526">that they </text:span>died believing that Jesus Christ is alive because he was resurrected<text:span text:style-name="T1524">.</text:span></text:p>
      <text:p text:style-name="P60">So, from now on, we will try to understand the extraordinary events narrated in the bible <text:span text:style-name="T480">under</text:span> the light of current technology and of what we can logically project into the future. <text:span text:style-name="T481">A</text:span>nd not <text:span text:style-name="T481">under </text:span>the light of the technology we believe the biblical authors had. <text:span text:style-name="T481">It </text:span>is <text:span text:style-name="T481">just</text:span> logical. It is a better approximation to the techn<text:span text:style-name="T1525">I</text:span>cal creativity of the CREATOR.</text:p>
      <text:p text:style-name="P4">That <text:span text:style-name="T482">is:</text:span> with more RESPECT for the biblical narratives. WITH MORE RESPECT. IS IT CLEAR?</text:p>
      <text:h text:style-name="P517"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text:soft-page-break/>Let's see:</text:p>
      <text:h text:style-name="P520"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20"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83">that</text:span> lived what they wrote and that they wrote it when the<text:span text:style-name="T483">ir</text:span> memories were clear.</text:p>
      <text:h text:style-name="P520" text:outline-level="5"><text:bookmark-start text:name="__RefHeading___Toc34699_4173466481"/>Interdependent.<text:bookmark-end text:name="__RefHeading___Toc34699_4173466481"/></text:h>
      <text:p text:style-name="Text_20_body">The 4 gospels have an abundant number of events in which the <text:span text:style-name="T484">d</text:span>etails complement and support each other. So in 1 gospel the details of an event are inexplicable without the details provided by other gospels. This fact is <text:span text:style-name="T484">an </text:span>argu<text:span text:style-name="T484">ment</text:span> against the falsity of the gospels.</text:p>
      <text:p text:style-name="P61"><text:soft-page-break/>An example is the case of Bethsaida. The only verse in all of Matthew in <text:span text:style-name="T485">which</text:span> Bethsaida is mentioned is in Matthew 11 and <text:span text:style-name="T485">it </text:span>names it as a place where great signs have <text:span text:style-name="T485">happened</text:span>. In John 1 and 12 Bethsaida is only mentioned in two verses to indicate that some disciples, Philip among the<text:span text:style-name="T485">m</text:span>, were from that city. And, by a literal reading of Mark 6, the wonder of feeding 5000 families with 5 loaves and 2 fish<text:span text:style-name="T485">es</text:span> happens before Jesus Christ and his disciples arrive<text:span text:style-name="T485">d</text:span> at Bethsaida. According to Mark 6, once the multitude is fed, Jesus sends his disciples on <text:span text:style-name="T485">a </text:span>boat to cross the lake to reach Bethsaida while he bids farewell to the crowd that had come from various cities and he catches up with them at the end <text:span text:style-name="T485">of the</text:span> night in the middle of the lake. And, by a literal reading of Luke 9, the event takes place on the outskirts of Bethsaida. Only <text:span text:style-name="T485">taking the gospels </text:span>together can we understand that Jesus and his disciples left Bethsaida because <text:span text:style-name="T485">there was </text:span><text:span text:style-name="T486">a </text:span>congestion of people coming and going and understand the reason why Jesus asks Philip, according to John 6, where <text:span text:style-name="T487">they could </text:span>buy bread to feed the 5,000 families: Philip was from Bethsaida. <text:span text:style-name="T487">A</text:span>nd only with John 6, which informs us that it was close to Passover time, <text:span text:style-name="T487">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87">al</text:span> probability that these are planned by the authors. This type of <text:span text:style-name="T487">i</text:span>nternal evidence is exponentially cumulative.</text:p>
      <text:h text:style-name="P520"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88">authors</text:span> were alive when the events took place it is a very strong argument against it being a legend or a myth.</text:p>
      <text:p text:style-name="P4">From the very day the witnesses spoke, ate and touched the Risen Jesus Christ <text:span text:style-name="T488">they</text:span> began to spread the story.</text:p>
      <text:p text:style-name="P4">Myths and legends begin centuries after the events.</text:p>
      <text:h text:style-name="P520"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20"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89">the women</text:span> to go <text:span text:style-name="T489">and</text:span> tell that the dead has risen and is alive. They, out of fear, decide not to tell anyone except the apostles. Mary Magdalene and others meet Peter and John first and tell them what happened. Some return to the tomb with Peter and John, <text:span text:style-name="T490">the rest of the women</text:span> continue to <text:span text:style-name="T490">seek for the </text:span>others <text:span text:style-name="T490">to tell them</text:span>. The two men run and reach the grave <text:span text:style-name="T490">before the women</text:span>, still incredulous of what happened, but they do not see angels only the empty tomb and the cloth with which they covered <text:span text:style-name="T490">him</text:span>. Some women stay a little longer than the <text:span text:style-name="T490">two </text:span>men and Yeshua appears <text:span text:style-name="T490">for the first time </text:span>to Mary Magdalene and the others who also stayed. They return to tell everyone that this <text:span text:style-name="T490">time</text:span> they <text:span text:style-name="T490">huged</text:span> Yeshua and they don't believe them either. That afternoon Jesus Christ appears to two men on the<text:span text:style-name="T490">ir</text:span> way to Emmaus, who only end up <text:span text:style-name="T490">r</text:span>ecogniz<text:span text:style-name="T490">ing</text:span> <text:span text:style-name="T490">him</text:span> when <text:span text:style-name="T490">they</text:span> arrive at <text:span text:style-name="T490">their</text:span> destination. At which point he disappears in front of them. They rush back to Jerusalem. <text:span text:style-name="T490">That</text:span> night they find the apostles and other followers gathered behind closed doors. They tell them what happened. They are not <text:span text:style-name="T490">buying</text:span> the story. <text:span text:style-name="T490">At</text:span> that <text:span text:style-name="T490">i</text:span>nstant, Yeshua appears <text:span text:style-name="T490">among</text:span> them. He sees that they are paralyzed with fear and invites them to touch <text:span text:style-name="T490">him</text:span> and shows them that <text:span text:style-name="T490">he</text:span> has flesh and bones, <text:span text:style-name="T490">that he </text:span>is not a spirit. They go into a state of euphoria and <text:span text:style-name="T490">t</text:span>hey just can't believe what is happening. So he eats grilled fish before them and explains the scriptures to them in the same way that <text:span text:style-name="T490">he </text:span>had done with the two travelers to Emmaus. He explains that <text:span text:style-name="T490">it</text:span> had to happen. That everything is written. <text:span text:style-name="T490">Thomas</text:span> was not there. <text:span text:style-name="T490">H</text:span>e is late. They <text:soft-page-break/>tell <text:span text:style-name="T490">him </text:span>but <text:span text:style-name="T490">he </text:span>do<text:span text:style-name="T490">es</text:span> not believe. He says that until he touches h<text:span text:style-name="T490">is</text:span> wounds and stick<text:span text:style-name="T490">s</text:span> <text:span text:style-name="T490">his</text:span> finger <text:span text:style-name="T490">o</text:span>n <text:span text:style-name="T490">his</text:span> side <text:span text:style-name="T490">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1">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27">F</text:span>alse testimonies change according to the intention of the liar. Especially if the lie is very difficult to believe and you want <text:span text:style-name="T492">them</text:span> to be<text:span text:style-name="T492">lieve it</text:span>. <text:span text:style-name="T1528">L</text:span>ie<text:span text:style-name="T1528">s</text:span> <text:span text:style-name="T1528">get</text:span> bigger, or <text:span text:style-name="T1528">they</text:span> mutat<text:span text:style-name="T1528">e</text:span> according to the convenience of the moment.</text:p>
      <text:p text:style-name="P4">That does not happen with a truth. <text:span text:style-name="T492">If you </text:span>believe <text:span text:style-name="T492">it</text:span>, <text:span text:style-name="T492">fine, if not, it is your </text:span>lo<text:span text:style-name="T492">ss</text:span>. Which is precisely what has happened with the resurrection of Christ. He is alive because he was resurrected.</text:p>
      <text:h text:style-name="P520"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93">F</text:span>alse testimonials tend to be ambiguous and diffuse in the information so that they <text:span text:style-name="T493">cannot </text:span>be easily <text:span text:style-name="T493">contradicted</text:span>.</text:p>
      <text:h text:style-name="P520"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94">the </text:span>testimony. This fact shows that <text:soft-page-break/>the intention of the testimonials is not <text:span text:style-name="T494">to </text:span>convinc<text:span text:style-name="T494">e</text:span> the listener but simply <text:span text:style-name="T494">to </text:span>tell the truth. What actually happened.</text:p>
      <text:p text:style-name="P4"><text:span text:style-name="T494">To a</text:span>sk a Jewish woman what happened, <text:span text:style-name="T494">at</text:span> times of Jesus Christ, was like asking the family dog. His testimony was simply irrelevant. If the intention was to convince the other Jews relying on prejudices of the time, <text:span text:style-name="T494">they</text:span> made a lousy job. The alternative is that it <text:span text:style-name="T494">is </text:span>just <text:span text:style-name="T494">what </text:span>happened.</text:p>
      <text:h text:style-name="P520"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1529">him</text:span>, eat <text:span text:style-name="T1529">with him</text:span>, <text:span text:style-name="T495">t</text:span>hey walk<text:span text:style-name="T495">ed</text:span> and talk<text:span text:style-name="T495">ed</text:span> with him. Several people at the same time. They remember and he remembers them. He recognizes them and they recognize him. The <text:span text:style-name="T495">recall</text:span> of the apparition remains the same <text:span text:style-name="T495">through time </text:span>and the person is willing to <text:span text:style-name="T495">keep</text:span> his testimony at the cost of great suffering and even death.</text:p>
      <text:p text:style-name="P4">That doesn't happen with hallucinations. I repeat: THAT DOES NOT HAPPEN WITH HALLUCINATIONS.</text:p>
      <text:h text:style-name="P520"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496">they </text:span>lost everything. They lost <text:span text:style-name="T496">their</text:span> money, <text:span text:style-name="T496">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496">their</text:span> word that Yeshua is alive because he was resurrected at the cost to be imprisoned, flogged, stoned, boiled in oil, crucif<text:span text:style-name="T496">ied</text:span> or behead.</text:p>
      <text:p text:style-name="P4"><text:soft-page-break/>That doesn't happen with someone who makes up a lie <text:span text:style-name="T496">that </text:span>to keep it means dying.</text:p>
      <text:h text:style-name="P520"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497">To end</text:span> the testimonies of a resurrection, the only thing that <text:span text:style-name="T497">the j</text:span>ewish or <text:span text:style-name="T497">r</text:span>oman authorities had to do was <text:span text:style-name="T497">to </text:span>present the body of the deceased to stop the alleged lie. It was in the interest of both authorities to stop the movement. For the Jews for the same reason they killed him, prevent that they believed in the Son of YHWH. And for the <text:span text:style-name="T497">r</text:span>omans to avoid the <text:span text:style-name="T497">political </text:span>disturbances. But the response of the Jews was <text:span text:style-name="T497">to </text:span>persecute those who believed <text:span text:style-name="T497">the supposed lie</text:span> and the response of the <text:span text:style-name="T497">r</text:span>omans was silence.</text:p>
      <text:p text:style-name="P349">And the followers were the ones who suffered the most with <text:span text:style-name="T498">this</text:span> alleged lie. They did not even have to confess where <text:span text:style-name="T1529">was </text:span>the body they had supposedly hidden <text:span text:style-name="T1529">or destroyed in order to stop the persecution.</text:span> <text:span text:style-name="T1529">I</text:span>t was simply enough <text:span text:style-name="T498">for them </text:span>to <text:span text:style-name="T1529">confess that they did not </text:span>believ<text:span text:style-name="T1529">e</text:span> what they believed, that Yeshua was the Meshiakh of Israel and that he is <text:span text:style-name="T498">a</text:span>live because <text:span text:style-name="T498">h</text:span><text:span text:style-name="T1529">e</text:span><text:span text:style-name="T498"> is</text:span> rise<text:span text:style-name="T498">n, to stop </text:span><text:span text:style-name="T1529">the </text:span><text:span text:style-name="T498">persecut</text:span><text:span text:style-name="T1529">ion</text:span>. They didn't.</text:p>
      <text:p text:style-name="P66">The movement increased without even appearing <text:span text:style-name="T498">a </text:span>body impersonati<text:span text:style-name="T498">ng the dead one.</text:span></text:p>
      <text:p text:style-name="P67">Furthermore, according to the testimony of the gospels, the religious leaders implicitly accepted the disappearance of the body when they <text:span text:style-name="T498">claimed</text:span> that the disciples had stolen the body to explain <text:span text:style-name="T498">the disappearance</text:span>. If the Jews spread that lie early, the<text:span text:style-name="T499">n that </text:span>is <text:span text:style-name="T499">the</text:span> reason why later they did not try an impersonation. <text:span text:style-name="T499">If</text:span> we say that the disciples stole it and destroyed it, <text:span text:style-name="T499">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0">him.</text:span></text:p>
      <text:h text:style-name="P520" text:outline-level="5"><text:bookmark-start text:name="__RefHeading___Toc34717_4173466481"/>Embarrassing.<text:bookmark-end text:name="__RefHeading___Toc34717_4173466481"/></text:h>
      <text:p text:style-name="Text_20_body">The fact that embarrassing events are <text:span text:style-name="T501">claimed by</text:span> the witness<text:span text:style-name="T501">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502">him </text:span>and that even after he was resurrected they refused to believe until <text:span text:style-name="T502">they </text:span>touch<text:span text:style-name="T502">ed</text:span> his hand and foot wounds and <text:span text:style-name="T502">stick</text:span> <text:span text:style-name="T502">their</text:span> hand on the side that they had <text:span text:style-name="T502">seen</text:span> pierced by a <text:span text:style-name="T502">r</text:span>oman spear. They recognize that <text:span text:style-name="T502">he</text:span> appeared first to women and that the <text:span text:style-name="T502">men</text:span> did not believe <text:span text:style-name="T502">them</text:span> when they told <text:span text:style-name="T502">them </text:span>what happened.</text:p>
      <text:p text:style-name="P4">Acknowledging embarrassing issues is a positive criterion for determining the credibility of a testimony <text:span text:style-name="T502">in</text:span> a judicial or historical <text:span text:style-name="T502">method</text:span>.</text:p>
      <text:h text:style-name="P517" text:outline-level="4"><text:bookmark-start text:name="__RefHeading___Toc34719_4173466481"/><text:span text:style-name="T504">Airplanes</text:span>.<text:bookmark-end text:name="__RefHeading___Toc34719_4173466481"/></text:h>
      <text:p text:style-name="Text_20_body">Believing in airplanes today is not <text:span text:style-name="T503">hard</text:span>, but a thousand years ago talking about a machine that flies, that has wings like birds, that is made of metal, <text:span text:style-name="T504">that </text:span>weigh<text:span text:style-name="T504">ts</text:span> tons, <text:span text:style-name="T504">that </text:span>carr<text:span text:style-name="T504">ies</text:span> people <text:span text:style-name="T504">on its inside </text:span>sitting, <text:span text:style-name="T504">that</text:span> flies ten times faster than a dove, and that some day, hundreds of thousands of such machines would be built to travel great distances, was quite difficult. Perhaps it would be necessary to see a<text:span text:style-name="T504">n</text:span> <text:span text:style-name="T504">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05">Just a</text:span>s Yeshua had anticipated before he died. As it was written more than 500 years before. They ate with him, touched him, hugged him, talked to him, <text:span text:style-name="T505">and</text:span> walked with him. That's why they believed what they believed and that's why <text:span text:style-name="T505">t</text:span>hey changed how they changed.</text:p>
      <text:p text:style-name="P4">Me personally, I can<text:span text:style-name="T505">not stop</text:span> believ<text:span text:style-name="T505">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06">You</text:span> start a new life. <text:span text:style-name="T506">You are</text:span> born again. You begin to live what you believe. <text:span text:style-name="T506">I</text:span>t is a battle. Paul calls it the good fight.</text:p>
      <text:p text:style-name="P4">Once <text:span text:style-name="T507">I</text:span> begin to believe that the resurrection of Jesus Christ is something possible, something even feasible, <text:span text:style-name="T507">I</text:span><text:span text:style-name="T506"> </text:span>can start a radical change <text:span text:style-name="T506">in the way </text:span><text:span text:style-name="T507">I</text:span><text:span text:style-name="T506"> </text:span>see life. Because death is no longer the end, life becomes eternal, because it continues after the resurrection, and priorities change.</text:p>
      <text:p text:style-name="P4"><text:soft-page-break/>I say "<text:span text:style-name="T507">I </text:span>can" because it depends on how much the one who is alive, the one who is in the sky that we see, the one who loves me, the one who looks for me, is finding <text:span text:style-name="T507">me</text:span>.</text:p>
      <text:p text:style-name="P4">But the promise is that <text:span text:style-name="T507">He</text:span> will find <text:span text:style-name="T507">us</text:span>, because <text:span text:style-name="T508">AFTER</text:span> the resurrection of the dead, when we <text:span text:style-name="T508">physically </text:span>meet again face to face with the people <text:span text:style-name="T507">that </text:span>we have hurt and with <text:span text:style-name="T507">those who </text:span>have hurt us, it will be impossible to say:</text:p>
      <text:p text:style-name="P4">"<text:span text:style-name="T507">No, no</text:span>. I <text:span text:style-name="T507">just </text:span>do not believe in the resurrection of the dead”.</text:p>
      <text:p text:style-name="P4">After your resurrection, you will remember this presentation. You he will remember me and all the people with whom <text:span text:style-name="T508">you</text:span> interacted, one way or another, before <text:span text:style-name="T508">your</text:span> resurrection.</text:p>
      <text:p text:style-name="P4">We're going to see each other again.</text:p>
      <text:h text:style-name="P512" text:outline-level="3"><text:bookmark-start text:name="__RefHeading___Toc34721_4173466481"/>The Believe<text:span text:style-name="T510">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1">the one </text:span>wh<text:span text:style-name="T511">o</text:span> God has sent? To <text:span text:style-name="T1530">do</text:span> the works of God?</text:p>
      <text:p text:style-name="P380"><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80"><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11">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1">T</text:span>hat's <text:span text:style-name="T511">the </text:span>faith of the believer in Yeshua, th<text:span text:style-name="T511">e one</text:span> commonly called Christian. It's what should unite all <text:soft-page-break/>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511">SCRIPTURES</text:span>.</text:p>
      <text:h text:style-name="P517"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12">C</text:span></text:span><text:span text:style-name="Bible_5f_text">hrist </text:span><text:span text:style-name="Bible_5f_text"><text:span text:style-name="T512">DIED</text:span></text:span><text:span text:style-name="Bible_5f_text"> for our </text:span><text:span text:style-name="Bible_5f_text"><text:span text:style-name="T512">SINS</text:span></text:span><text:span text:style-name="Bible_5f_text"> according to the Scriptures, </text:span><text:span text:style-name="Bible_5f_text"><text:span text:style-name="T511">a</text:span></text:span><text:span text:style-name="Bible_5f_text">nd that He was </text:span><text:span text:style-name="Bible_5f_text"><text:span text:style-name="T512">BURIED</text:span></text:span><text:span text:style-name="Bible_5f_text">, and that He </text:span><text:span text:style-name="Bible_5f_text"><text:span text:style-name="T512">ROSE</text:span></text:span><text:span text:style-name="Bible_5f_text"> again the third day according to the </text:span><text:span text:style-name="Bible_5f_text"><text:span text:style-name="T512">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12">They </text:span>are the hebrew scriptures, the tanakh.</text:p>
      <text:p text:style-name="P381"><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13">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514">He </text:span>won't be able to do it because he does not have the Spirit that allows him to believe in his Meshiakh. <text:span text:style-name="T514">That is why</text:span> Jesus Christ only explained the Tanakh, and the way in which the Meshiakh of Israel completes it, explains it, fulfills it, to those who saw <text:span text:style-name="T514">Him</text:span> risen, <text:span text:style-name="T514">AFTER</text:span> seeing <text:span text:style-name="T514">Him</text:span> risen.</text:p>
      <text:p text:style-name="P4"><text:soft-page-break/>If you are a Jew and you already believe that Jesus Christ is risen, go and read Isaiah 53, let's see if <text:span text:style-name="T514">you</text:span> don't start crying.</text:p>
      <text:h text:style-name="P517" text:outline-level="4"><text:bookmark-start text:name="__RefHeading___Toc34725_4173466481"/><text:span text:style-name="T515">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16">2</text:span>, based on more than 20 years of reading the scriptures, more than 15 years of study of them, and more than 10 years of study based on the codification of the bible in hebrew and greek <text:span text:style-name="T517">idiom</text:span>s made by <text:span text:style-name="T646">Mr </text:span>James Strong. <text:span text:style-name="T517">Study made with the intention </text:span>to clarify the inconsistencies generated by interpretations in other languages. Study that takes into account the different points of view that are found on the Internet and that makes use of <text:span text:style-name="T517">the </text:span>information processing techniques that the author <text:span text:style-name="T517">knows</text:span> due to his professional technical training.</text:p>
      <text:p text:style-name="P4">The author reserves the right to be COMPLETELY wrong <text:span text:style-name="T517">and to </text:span>change <text:span text:style-name="T517">his </text:span>position at any time without the slightest feeling of guilt or condemnation, if the Spirit that gives him Life shows him that <text:span text:style-name="T1280">it is </text:span>wrong.</text:p>
      <text:p text:style-name="P4">It is your responsibility, if you are really interested, to study for yourself the scriptures and come to your own conclusions.</text:p>
      <text:p text:style-name="P69">This warning is also an invitation for you <text:span text:style-name="T518">to </text:span>not only read, but also seek to understand the original scriptures <text:span text:style-name="T518">by yourself</text:span>. You don't need to speak hebrew or greek for that, you just need the Internet. A <text:span text:style-name="T518">site</text:span> that I recommend is biblehub.com because it has the entire bible encoded in Strong codes, so that the original bible can be navigated in different ways and understand the original scriptures in hebrew, the <text:span text:style-name="T518">language in which </text:span>the original hebrew authors <text:span text:style-name="T518">thought when</text:span> they wrote their books under the inspiration of the Spirit of the <text:span text:style-name="T1281">L</text:span>iving God.</text:p>
      <text:h text:style-name="P512" text:outline-level="3"><text:bookmark-start text:name="__RefHeading___Toc34727_4173466481"/><text:span text:style-name="T509">Lord</text:span>.<text:bookmark-end text:name="__RefHeading___Toc34727_4173466481"/></text:h>
      <text:p text:style-name="Text_20_body">According to the bible, Yeshua is Lord.</text:p>
      <text:p text:style-name="P382"><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19">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82"><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19">ALL</text:span></text:span><text:span text:style-name="Bible_5f_text"> things, through whom also He made the </text:span><text:span text:style-name="Bible_5f_text"><text:span text:style-name="T519">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82"><text:soft-page-break/><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19">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83"><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0">ALL</text:span></text:span><text:span text:style-name="Bible_5f_text"> creation. </text:span><text:span text:style-name="Bible_5f_text"><text:span text:style-name="T520">F</text:span></text:span><text:span text:style-name="Bible_5f_text">or by Him </text:span><text:span text:style-name="Bible_5f_text"><text:span text:style-name="T520">ALL</text:span></text:span><text:span text:style-name="Bible_5f_text"> things were created that are in heaven and that are on earth, visible and invisible, whether thrones or dominions or principalities or powers. </text:span><text:span text:style-name="Bible_5f_text"><text:span text:style-name="T520">ALL</text:span></text:span><text:span text:style-name="Bible_5f_text"> things were created through Him and for Him. </text:span><text:span text:style-name="Bible_5f_text"><text:span text:style-name="T520">A</text:span></text:span><text:span text:style-name="Bible_5f_text">nd He is before </text:span><text:span text:style-name="Bible_5f_text"><text:span text:style-name="T520">ALL</text:span></text:span><text:span text:style-name="Bible_5f_text"> things, and in Him </text:span><text:span text:style-name="Bible_5f_text"><text:span text:style-name="T520">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50">So Jesus Christ was the first and <text:span text:style-name="T1532">THROUGH</text:span> <text:span text:style-name="T1532">H</text:span>im everything was created, <text:span text:style-name="T1531">listen EVER</text:span><text:span text:style-name="T1532">Y</text:span><text:span text:style-name="T1531">THING, all of it</text:span>, <text:span text:style-name="T1531">the whole thing, TODO, todito, todo</text:span>. And everything, <text:span text:style-name="T1531">all of it</text:span>, <text:span text:style-name="T1531">the whole thing,</text:span> was created <text:span text:style-name="T1532">FOR</text:span> <text:span text:style-name="T1532">H</text:span>im. And <text:span text:style-name="T1532">IN</text:span><text:span text:style-name="T521"> Him</text:span> all <text:span text:style-name="T521">things consist</text:span>.</text:p>
      <text:p text:style-name="P384"><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85"><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51"><text:span text:style-name="T522">That means </text:span>everything, <text:span text:style-name="T1531">all of it</text:span>, <text:span text:style-name="T1531">the whole thing, TODO, todito, todo</text:span>, except the Father himself. That's why in <text:span text:style-name="T522">t</text:span>he entire New Testament, <text:span text:style-name="T522">Yeshua is </text:span>call<text:span text:style-name="T522">ed</text:span> "our <text:span text:style-name="T522">L</text:span>ord."</text:p>
      <text:h text:style-name="P517" text:outline-level="4"><text:bookmark-start text:name="__RefHeading___Toc34729_4173466481"/>Heaven of <text:span text:style-name="T523">the </text:span>heaven<text:span text:style-name="T523">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24">Lord</text:span></text:span><text:span text:style-name="Bible_5f_text"> your God, also the earth with </text:span><text:span text:style-name="Bible_5f_text"><text:span text:style-name="T1533">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52">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26">N</text:span>ot only He made them but he <text:span text:style-name="T526">keeps</text:span> them running.</text:p>
      <text:p text:style-name="P386"><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text:soft-page-break/>In several of them a difference is made between the heavens and the heaven of the <text:span text:style-name="T526">h</text:span>eavens. And according to Nehemiah, YHWH, the Father, also made them and not only <text:span text:style-name="T526">made </text:span>them <text:span text:style-name="T526">but </text:span>He "<text:span text:style-name="T526">preserves</text:span>" them.</text:p>
      <text:h text:style-name="P517" text:outline-level="4"><text:bookmark-start text:name="__RefHeading___Toc34731_4173466481"/>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87"><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27">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27">S</text:span>imilar to how Yeshua himself <text:span text:style-name="T527">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27">ny</text:span> place, <text:span text:style-name="T527">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88"><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24">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oft-page-break/><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they ca</text:span><text:span text:style-name="T284">n not</text:span><text:span text:style-name="T5">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89"><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45">H</text:span>ebrews explains to us in <text:span text:style-name="T645">H</text:span>ebrews 1 that Yeshua, Jesus Christ, was made superior to the angels and inherited a name more excellent than <text:span text:style-name="T528">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28">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53">Yeshua is Lord of everything, <text:span text:style-name="T1531">all of it</text:span>, <text:span text:style-name="T1531">the whole thing, </text:span>except the Father who was the one He gave h<text:span text:style-name="T528">im</text:span> everything, <text:span text:style-name="T1531">all of it</text:span>, <text:span text:style-name="T1531">the whole thing, TODO, todito, todo</text:span>.</text:p>
      <text:p text:style-name="P4">What angels do NOT have are wings. <text:span text:style-name="T529">N</text:span>owhere in the bible we are told that angels have wings. <text:span text:style-name="T529">A</text:span>ngels are indistinguishable <text:span text:style-name="T529">in </text:span>appearance <text:span text:style-name="T529">from</text:span> a descendant of Adam and Eve, of a person born on this planet. According to <text:span text:style-name="T645">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517" text:outline-level="4"><text:bookmark-start text:name="__RefHeading___Toc34733_4173466481"/><text:span text:style-name="T529">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29">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0">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0"><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text:soft-page-break/>some wing structure, 2 are arms with some wing structure and 2 are wings as we see in <text:span text:style-name="T530">e</text:span>agles.</text:p>
      <text:p text:style-name="P4">These creatures seem to be simple animals more than any other <text:span text:style-name="T530">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0">a </text:span>vision and not in a narrative that describes physical events. <text:span text:style-name="T530">I</text:span>n these tasks, as intelligent as a dog or a parrot. <text:span text:style-name="T530">I</text:span>n fact some <text:span text:style-name="T530">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1">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1">of</text:span> an eagle, one is <text:span text:style-name="T531">of </text:span>a calf and one is <text:span text:style-name="T531">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90"><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17" text:outline-level="4"><text:bookmark-start text:name="__RefHeading___Toc34735_4173466481"/>Creation.<text:bookmark-end text:name="__RefHeading___Toc34735_4173466481"/></text:h>
      <text:p text:style-name="Text_20_body">The bible describes creation, or what the author of <text:span text:style-name="T645">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1">Many people try to reconcile what the text of Genesis says with the ideas of a religion that passes itself off as science. <text:span text:style-name="T532">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text:soft-page-break/>If we are going to call the human being intelligent, designer and creative, for all planes, shoes, cell phones, cars, <text:span text:style-name="T533">for </text:span>all the technology, <text:span text:style-name="T533">that men</text:span> has built,</text:p>
      <text:p text:style-name="P4">We have to</text:p>
      <text:p text:style-name="P71">To admit, by logical necessity, that the complexity of the <text:span text:style-name="T533">biological </text:span>machinery that we observe in plants and animals requires a technology of someone much more intelligent, designer and creative than <text:span text:style-name="T532">the human </text:span>being. A creator.</text:p>
      <text:p text:style-name="P4">It is simple observation and logic.</text:p>
      <text:p text:style-name="P72"><text:span text:style-name="T533">That is why,</text:span> <text:span text:style-name="T533">let us </text:span>remember that in this presentation we seek to understand the extraordinary events narrated in the bible <text:span text:style-name="T533">under</text:span> the light of current technology and tha<text:span text:style-name="T533">t which</text:span> we can logically project into the future. <text:span text:style-name="T533">A</text:span>nd not <text:span text:style-name="T533">under</text:span> the light of the technology <text:span text:style-name="T533">that </text:span>we believe the biblical authors had. <text:span text:style-name="T533">That’</text:span>s <text:span text:style-name="T533">the</text:span> logical <text:span text:style-name="T533">thing to do</text:span>. It is a better approximation to the techn<text:span text:style-name="T533">ical</text:span> creativity of the Creator. The evidence shows us that it is much more advanced.</text:p>
      <text:p text:style-name="P4">Doing this and studying a bit of the original <text:span text:style-name="T534">h</text:span>ebrew, the description of Genesis 1 and Genesis 2 can be understood consistently with futuristic projections of the current technology of man.</text:p>
      <text:p text:style-name="P391"><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35">h</text:span>ebrew word <text:span text:style-name="T535">for</text:span> creat<text:span text:style-name="T535">ing</text:span> also accepts the idea <text:span text:style-name="T535">of b</text:span>uilding, organizing, shaping, assembling.</text:p>
      <text:p text:style-name="P392"><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36">It is evident t</text:span>he multiple interdependence of plants, animals and <text:span text:style-name="T536">the </text:span>environment. The functioning of the biological machinery depends mutually, in multiple ways, <text:span text:style-name="T536">of</text:span> other biological machines, <text:span text:style-name="T536">that is why they are </text:span>called “ecosystems”. But there is also a dependency on the <text:span text:style-name="T536">enviroment</text:span>. The biological machinery of this planet can only <text:soft-page-break/>function at certain temperatures, certain atmospheric pressures, some only in presence of oxygen, of air, because they need to breathe, many <text:span text:style-name="T536">of </text:span>the<text:span text:style-name="T536">m</text:span> need to consume water to continue functioning. <text:span text:style-name="T536">The </text:span>whole <text:span text:style-name="T536">biological </text:span>system of the planet depends on characteristics <text:span text:style-name="T536">present </text:span>only <text:span text:style-name="T536">on </text:span>this planet.</text:p>
      <text:p text:style-name="P4">Thus, it is not difficult to imagine that everything had to be put in operation in a period of time that would allow the global system <text:span text:style-name="T1534">to </text:span>start without <text:span text:style-name="T536">collapsing</text:span>. A span of time like <text:span text:style-name="T536">the one</text:span> described in Genesis 1 and 2: 6 spins of the planet on its axis. 6 days. <text:span text:style-name="T536">Period</text:span>.</text:p>
      <text:h text:style-name="P520"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20"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20" text:outline-level="5"><text:bookmark-start text:name="__RefHeading___Toc34741_4173466481"/>Day 3.<text:bookmark-end text:name="__RefHeading___Toc34741_4173466481"/></text:h>
      <text:p text:style-name="Text_20_body">On the third day Elohim separates the dry from the lower body of water, the <text:span text:style-name="T537">one </text:span>under the heavens. If the text is reconciled with the physical evidence that we <text:span text:style-name="T537">observe</text:span> even today, even after the times of Noah, the process generates a granite shell around the planet <text:span text:style-name="T537">that</text:span> has an interconnected subterranean ocean below and with large shallow lakes <text:span text:style-name="T537">over</text:span> said shell. Upon said shell of granite, the creator appears, or using cinematographic terminology: tele-generated by globalized parallel atomic copy, all vegetation, all the <text:soft-page-break/>plants, already mature, with which he had thought to start the reproductive process of the plant kingdom.</text:p>
      <text:h text:style-name="P520" text:outline-level="5"><text:bookmark-start text:name="__RefHeading___Toc34743_4173466481"/>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20" text:outline-level="5"><text:bookmark-start text:name="__RefHeading___Toc34745_4173466481"/>Day 5.<text:bookmark-end text:name="__RefHeading___Toc34745_4173466481"/></text:h>
      <text:p text:style-name="Text_20_body">On the fifth day Elohim gives the <text:span text:style-name="T538">command</text:span> to create all the aquatic animals adults and adult birds with which <text:span text:style-name="T538">He</text:span> decided, during the design stage, start the reproductive process of these animals. And he did it <text:span text:style-name="T538">in</text:span> similar <text:span text:style-name="T538">manner </text:span>to how he created all the vegetation on the planet: by globalized parallel atomic tele-copying, <text:span text:style-name="T538">in </text:span>cinematographic terminology. In other words, a three-dimensional and parallel atomic copy-paste.</text:p>
      <text:h text:style-name="P520"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38">He did it i</text:span>n a similar way to how <text:span text:style-name="T538">He</text:span> create<text:span text:style-name="T538">d</text:span> plants, aquatic animals and birds, similarly as a human being of <text:span text:style-name="T538">today</text:span> creates a document on <text:span text:style-name="T538">his</text:span> computer. He tells him "<text:span text:style-name="T538">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38">T</text:span>hat <text:span text:style-name="T1535">He </text:span>could have done early in the morning in a nanosecond. He left homework to <text:span text:style-name="T538">his</text:span> creation, Adam, to give names to domestic animals and ONLY domestic animals. Both, those of the air and those of the field, but only the domestic ones, <text:span text:style-name="T538">the </text:span>logical <text:span text:style-name="T538">thing to do</text:span>. The <text:span text:style-name="T539">h</text:span>ebrew word <text:span text:style-name="T576">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39">so</text:span>. And then, over the evening, when Adam had already done his homework, Elohim puts him to sleep and <text:span text:style-name="T539">c</text:span>reate<text:span text:style-name="T539">s</text:span> <text:span text:style-name="T539">his</text:span> partner.</text:p>
      <text:h text:style-name="P520" text:outline-level="5"><text:bookmark-start text:name="__RefHeading___Toc34749_4173466481"/><text:soft-page-break/>Easy.<text:bookmark-end text:name="__RefHeading___Toc34749_4173466481"/></text:h>
      <text:p text:style-name="Text_20_body">If we really accept the logical. <text:span text:style-name="T540">That</text:span>:</text:p>
      <text:p text:style-name="P4">If we are going to call the human being intelligent, designer and creative, for all planes, shoes, cell phones, cars, <text:span text:style-name="T540">for </text:span>all the technology <text:span text:style-name="T540">that he</text:span> has built,</text:p>
      <text:p text:style-name="P4">We have to</text:p>
      <text:p text:style-name="P354">To admit, by logical necessity, that the complexity of the <text:span text:style-name="T540">biological </text:span>machinery that we observe in plants and animals requires a technology of someone much more intelligent, designer and creative than <text:span text:style-name="T540">the human </text:span>being. A creator.</text:p>
      <text:p text:style-name="P73">If we really accept that there HAS to be, by logical necessity, a creator with a technology that we can barely imagine.</text:p>
      <text:p text:style-name="P73">And if we read Genesis 1 and 2 as they are written, and not as we were taught <text:span text:style-name="T1536">to </text:span>read them, or how we want to read them so that they fit our preconceived ideas, it is not so difficult to believe them.</text:p>
      <text:p text:style-name="P4">Today, with today's technology, imagining that of the creator, it is not <text:span text:style-name="T540">so h</text:span>ard to believe the first two chapters of Genesis.</text:p>
      <text:p text:style-name="P73">The bible is a practical book. It tells us about what we can see, about what that we can touch, of what is within our reach, of what we can check. Not <text:span text:style-name="T540">about </text:span>alpha centaur<text:span text:style-name="T540">i</text:span> and <text:span text:style-name="T540">about</text:span> galaxies billions of light years <text:span text:style-name="T540">far away</text:span>.</text:p>
      <text:h text:style-name="P517" text:outline-level="4"><text:bookmark-start text:name="__RefHeading___Toc34751_4173466481"/>The <text:span text:style-name="T540">previous</text:span>.<text:bookmark-end text:name="__RefHeading___Toc34751_4173466481"/></text:h>
      <text:p text:style-name="Text_20_body">But according to the same scriptures, according to the bible, there are things that <text:span text:style-name="T540">existed</text:span> before the creation described in Genesis 1 and 2.</text:p>
      <text:h text:style-name="P521" text:outline-level="5"><text:bookmark-start text:name="__RefHeading___Toc34753_4173466481"/>Elohim.<text:bookmark-end text:name="__RefHeading___Toc34753_4173466481"/></text:h>
      <text:p text:style-name="Text_20_body">The very word Elohim, who is the Creator, according to Genesis 1 and 2, <text:span text:style-name="T541">already </text:span>existed since he is the creator. Thus, Elohim is not part of what <text:span text:style-name="T541">was </text:span>created in Genesis 1 and 2. <text:span text:style-name="T541">He</text:span> <text:span text:style-name="T541">already </text:span>was. <text:span text:style-name="T541">He</text:span> already existed. It's obvious but you have to mention it because there are people who like to deny the obvious.</text:p>
      <text:h text:style-name="P520"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text:span><text:soft-page-break/><text:span text:style-name="T5">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43">John 1:1-4 </text:span><text:a xlink:type="simple" xlink:href="https://www.biblegateway.com/passage/?search=John+1%3A1-4&amp;version=KJV" text:style-name="Internet_20_link" text:visited-style-name="Visited_20_Internet_20_Link"><text:span text:style-name="T543">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43">John 1:14 </text:span><text:a xlink:type="simple" xlink:href="https://www.biblegateway.com/passage/?search=John+1%3A14&amp;version=KJV" text:style-name="Internet_20_link" text:visited-style-name="Visited_20_Internet_20_Link"><text:span text:style-name="T543">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93"><text:s/>John 1:<text:span text:style-name="T543">17</text:span> <text:a xlink:type="simple" xlink:href="https://www.biblegateway.com/passage/?search=John+1%3A17&amp;version=KJV" text:style-name="Internet_20_link" text:visited-style-name="Visited_20_Internet_20_Link"><text:span text:style-name="T542">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22" text:outline-level="5"><text:bookmark-start text:name="__RefHeading___Toc28167_16277266591"/><text:span text:style-name="T1487">Ruakh Hakodesh</text:span>.<text:bookmark-end text:name="__RefHeading___Toc28167_16277266591"/></text:h>
      <text:p text:style-name="P496"><text:span text:style-name="T1488">The Holy Spirit or “Wind” </text:span><text:span text:style-name="T541">already </text:span><text:span text:style-name="T1488">existed</text:span><text:span text:style-name="T449">. </text:span><text:span text:style-name="T453">It's obvious but you have to mention it because there are people who like to deny the obvious.</text:span></text:p>
      <text:h text:style-name="P520"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44">THIS</text:span> creation. Nowhere in Genesis 1 and 2 does this expression appear. The Satan is part of this group and so are the angels. <text:span text:style-name="T544">T</text:span>he book of job indicates so. The bible refers to men as the sons of Adam, not like the sons of Elohim. Thus, the sons of Elohim <text:span text:style-name="T1537">are</text:span> not part of THIS creation.</text:p>
      <text:h text:style-name="P520" text:outline-level="5"><text:bookmark-start text:name="__RefHeading___Toc34759_4173466481"/>The Angels.<text:bookmark-end text:name="__RefHeading___Toc34759_4173466481"/></text:h>
      <text:p text:style-name="Text_20_body">Nowhere in the creation account <text:span text:style-name="T544">of</text:span> Genesis 1 and 2 appears the <text:span text:style-name="T544">h</text:span>ebrew word <text:span text:style-name="T576">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44">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20" text:outline-level="5"><text:bookmark-start text:name="__RefHeading___Toc34761_4173466481"/>The Satan and company.<text:bookmark-end text:name="__RefHeading___Toc34761_4173466481"/></text:h>
      <text:p text:style-name="P500">The "bení-haelohim" who <text:span text:style-name="T544">were</text:span> not <text:span text:style-name="T547">any </text:span><text:span text:style-name="T544">good</text:span> <text:span text:style-name="T547">little </text:span>angel<text:span text:style-name="T544">s</text:span>, all those children of Elohim who opposed YHWH, Jehovah, Elohim, when he created the human being, they are not part of THIS creation either. Among them is <text:span text:style-name="T544">the </text:span>Satan, the ancient serpent, the devil, the first liar and the first murderer, all titles of the person who is only named in the bible by these titles. The same one that initiates the little problem of disobedience <text:span text:style-name="T544">when he </text:span><text:soft-page-break/><text:span text:style-name="T544">deceived E</text:span>ve. <text:span text:style-name="T544">The</text:span> Satan and company are not part of THIS creation because they are a subset of the beni-haelohim who are not part of of THIS creation.</text:p>
      <text:h text:style-name="P520" text:outline-level="5"><text:bookmark-start text:name="__RefHeading___Toc34763_4173466481"/>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44">already </text:span>created. These mighty animals that are ridden by YHWH and that have 6 extremities and 4 possible faces, these <text:span text:style-name="T544">kind</text:span> of biological transformers that are celestial pets, <text:span text:style-name="T544">they </text:span>were already created when Elohim created this heaven and this earth.</text:p>
      <text:h text:style-name="P520"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45">that is</text:span> the light of the moon, governs the night and the "kakobim", <text:span text:style-name="T545">which</text:span> <text:span text:style-name="T545">means</text:span>, the stars. The stars are also not part of what was created in Genesis 1 and 2. This is perfectly consistent with the fact that the "heavens" of the Genesis also have a heaven, which was also created by YHWH, <text:span text:style-name="T545">but </text:span>BEFORE THIS creation.</text:p>
      <text:h text:style-name="P520"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45">were made</text:span>, but before THIS creation there was already a good part of the armies of heaven. The <text:span text:style-name="T576">h</text:span>ebrew word for “armies”, the word <text:span text:style-name="T576">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45">ING</text:span> the “armies” of what is on earth and in the heavens, th<text:span text:style-name="T545">ose that</text:span> have just been created. A good part of the armies of the heavens already existed BEFORE THIS creation.</text:p>
      <text:h text:style-name="P520" text:outline-level="5"><text:bookmark-start text:name="__RefHeading___Toc34769_4173466481"/>Heaven of Heavens.<text:bookmark-end text:name="__RefHeading___Toc34769_4173466481"/></text:h>
      <text:p text:style-name="Text_20_body">The expression heaven of heaven<text:span text:style-name="T546">s</text:span> <text:span text:style-name="T546">appears a few times </text:span>in the bible. <text:span text:style-name="T546">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ext:soft-page-break/>then the combination separated by a vev, the <text:span text:style-name="T546">h</text:span>ebrew letter used to separate phrases. The shamaim is part of THIS creation, the one narrated in Genesis 1 and 2. The <text:span text:style-name="T546">heaven</text:span> of the heavens <text:span text:style-name="T546">is NOT</text:span>. That <text:span text:style-name="T547">heaven </text:span>already was, already existed. In it were the sons of Elohim, Satan and company, the angels and the stars. Well, the Satan and company were not yet the Satan and company, <text:span text:style-name="T547">they were </text:span>still <text:span text:style-name="T547">good little</text:span> angels, they had not <text:span text:style-name="T547">yet opposed the Creator</text:span>. But the idea is clear.</text:p>
      <text:h text:style-name="P517"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48">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48">basis </text:span>allows us to project logically. Because if we compare it with the technical creativity necessary for all the biological machinery that we observe in everyday life: plants, animals and people, it is rationally undeniable that there HAS to be <text:span text:style-name="T548">a Creator </text:span>much <text:span text:style-name="T548">more </text:span>intelligent and creative than the human being. That Elohim of Genesis 1. This is just what seems to be the most literal of all ways <text:span text:style-name="T548">to</text:span> understand a text that ha<text:span text:style-name="T548">d</text:span> to be designed for all ages and all times.</text:p>
      <text:p text:style-name="P22">Technical creativity is the best criterion to distinguish a religion <text:span text:style-name="T549">from</text:span> a science. Yes, Christianity is a Faith. <text:span text:style-name="T549">It</text:span> has never denied it. Yes, <text:span text:style-name="T1539">it </text:span>claims to be the only true faith because it comes from the only <text:span text:style-name="T549">True </text:span>God. But it is much more logical and coherent, with that technical creativity that we observe, tha<text:span text:style-name="T549">n</text:span> the rest of religions, including some pretending to be science<text:span text:style-name="T549">s</text:span>.</text:p>
      <text:p text:style-name="P4">According to the bible, Yeshua is Lord of Lords over EVERYTHING, <text:span text:style-name="T1538">all of it</text:span>, <text:span text:style-name="T1538">the whole thing, TODO, todito, todo,</text:span> including everything prior to THIS creation, because th<text:span text:style-name="T550">o</text:span>se things <text:span text:style-name="T550">were </text:span>ALSO created by Yeshua and were given to him by his Father.</text:p>
      <text:p text:style-name="P4">This way of understanding the bible does not contradict anything that is written on it and seems to be the most literal of all.</text:p>
      <text:h text:style-name="P512" text:outline-level="3"><text:bookmark-start text:name="__RefHeading___Toc34773_4173466481"/><text:soft-page-break/>Savio<text:span text:style-name="T551">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1">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52">did He </text:span>save us <text:span text:style-name="T552">from</text:span>?</text:p>
      <text:p text:style-name="P4">There are only two ways to see existence:</text:p>
      <text:list text:style-name="L4">
        <text:list-item>
          <text:p text:style-name="P528">Physical death is the end. <text:span text:style-name="T552">Period</text:span>. It's all over and it's for forever. Physical death is eternal. Or exclusively</text:p>
        </text:list-item>
        <text:list-item>
          <text:p text:style-name="P528">Physical death is NOT the end. Jesus Christ was physically resurrected, is alive, and physical life is eternal because we are going to see each other again after the PHYSICAL resurrection of the PHYSICAL dead. <text:span text:style-name="T552">A</text:span>nd that physical resurrection is to never die again physically because <text:span text:style-name="T552">it is not possible to</text:span> die physically, that is what Jesus Christ affirms.</text:p>
        </text:list-item>
      </text:list>
      <text:p text:style-name="Text_20_body">Thus, Jesus Christ saves us from death.</text:p>
      <text:p text:style-name="P4">To make the concept clear from the biblical point of view, let us see <text:span text:style-name="T1540">w</text:span>hat the bible tells us.</text:p>
      <text:h text:style-name="P517" text:outline-level="4"><text:bookmark-start text:name="__RefHeading___Toc34775_4173466481"/>Life.<text:bookmark-end text:name="__RefHeading___Toc34775_4173466481"/></text:h>
      <text:p text:style-name="Text_20_body">In various parts of the gospels our Lord Jesus Christ, Yeshua, refers to life:</text:p>
      <text:p text:style-name="P394"><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94"><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94"><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94"><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94"><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text:soft-page-break/>In short, Life, according to the bible in the voice of Jesus Christ, is Himself, Jesus Christ, Yeshua. And as 1st John 2 says:</text:p>
      <text:p text:style-name="P395"><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53">B</text:span></text:span><text:span text:style-name="Bible_5f_text">ut whoever obeys his word, truly in this person the love of God has been perfected. By this we know that we are in him. </text:span><text:span text:style-name="Bible_5f_text"><text:span text:style-name="T553">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54">It is o</text:span>nly interrupted.</text:p>
      <text:p text:style-name="P396"><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55">that</text:span> <text:span text:style-name="T555">is believed</text:span>, <text:span text:style-name="T555">real life starts</text:span>. <text:span text:style-name="T555">People</text:span> begin to live according to what is believed. That physical life continues <text:span text:style-name="T1541">after resurrection </text:span>and that the <text:span text:style-name="T1541">way</text:span> to <text:span text:style-name="T1541">STAY</text:span> alive is to follow Yeshua, YHWH, through his Spirit that lives in us, his Ruakh Hakodesh. To live as Yeshua lives. <text:span text:style-name="T555">L</text:span>oving. Following the Law, the Precepts, the Commandments. <text:span text:style-name="T555">L</text:span>oving them to be able <text:span text:style-name="T1542">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56">NOT</text:span></text:span><text:span text:style-name="Bible_5f_text"> </text:span><text:span text:style-name="Bible_5f_text"><text:span text:style-name="T556">DIE</text:span></text:span><text:span text:style-name="Bible_5f_text">. None of the sins he has committed will be held against him; because of the righteousness he has done, he </text:span><text:span text:style-name="Bible_5f_text"><text:span text:style-name="T556">WILL</text:span></text:span><text:span text:style-name="Bible_5f_text"> </text:span><text:span text:style-name="Bible_5f_text"><text:span text:style-name="T556">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56">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text:soft-page-break/>He who does good lives and he who does evil dies. <text:span text:style-name="T556">To </text:span>follow Christ, to live as Yeshua lives, is to do what is good, is to be alive. Yeshua is the Life. His Spirit gives us Life.</text:p>
      <text:p text:style-name="P76">But it is impossible to live as Yeshua lives if <text:span text:style-name="T556">it is</text:span> believe<text:span text:style-name="T556">d</text:span> that he is dead, that <text:span text:style-name="T556">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57">the</text:span> transformation of the mind has already begun, we are already born again to a spiritual life and all things are made new.</text:p>
      <text:p text:style-name="P413"><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58">will</text:span> only begin to believe in the resurrection of the dead <text:span text:style-name="T558">AFTER</text:span> they <text:span text:style-name="T558">have been</text:span> resurrected. But it's always better to be alive than dead.</text:p>
      <text:h text:style-name="P517"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560">a </text:span>physical life, <text:span text:style-name="T1543">a</text:span><text:span text:style-name="T560">n </text:span>emotional life, <text:span text:style-name="T560">a </text:span>mental life and, for those born in Christ, a spiritual life, an eternal life, likewise we have a respective death for each absence of each <text:span text:style-name="T559">one </text:span>of these <text:span text:style-name="T559">kinds of life</text:span>. A physical death, <text:span text:style-name="T559">an</text:span> emotional death, a mental death and a spiritual death.</text:p>
      <text:p text:style-name="P74">According to the bible, all descendants of Adam are born spiritually dead. We are born without the spirit of Yeshua, who is Life <text:span text:style-name="T560">itself</text:span>. Who gives us that spiritual life. Who gives us a relationship with the <text:span text:style-name="T560">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text:soft-page-break/>According to John 8, Jesus Christ identifies his opponent, <text:span text:style-name="T561">the </text:span>Satan, if we translate into <text:span text:style-name="T562">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97"><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63">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64">It s</text:span>top<text:span text:style-name="T564">s</text:span> using the word Elohim and start<text:span text:style-name="T564">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64">real </text:span>snake speak<text:span text:style-name="T564">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65">he</text:span> lived.</text:p>
      <text:p text:style-name="P79">And, when YHWH speaks to the serpent, he is speaking to the one who manipulated the snake. Similar to when Jesus speaks to the legion of <text:span text:style-name="T566">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66">the </text:span>man as such, <text:span text:style-name="T566">Jesus only</text:span> speaks to him AFTER having expelled the unclean <text:span text:style-name="T566">evil </text:span>spirits.</text:p>
      <text:p text:style-name="P398"><text:soft-page-break/><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67">that </text:span>we are smarter or <text:span text:style-name="T567">more </text:span>evolved than <text:span text:style-name="T567">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It is NOT <text:span text:style-name="T569">AVOIDING</text:span> death that <text:span text:style-name="T568">He </text:span>saves us, because we are born spiritually dead and we are going to die physically anyway<text:span text:style-name="T568">s</text:span>. It is <text:span text:style-name="T568">TAKING US OUT</text:span> <text:span text:style-name="T568">of</text:span> death that <text:span text:style-name="T568">He </text:span>saves us.</text:p>
      <text:p text:style-name="P4">He first saves us from spiritual death by giving us Life through his Holy Spirit. And then he will save us from physical death, when <text:span text:style-name="T568">He</text:span> <text:span text:style-name="T568">will </text:span>resurrect <text:span text:style-name="T568">us ALL</text:span> on the last day.</text:p>
      <text:h text:style-name="P517"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0">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1">It</text:span> is a power from which we cannot escape ourselves. <text:span text:style-name="T571">Everyone</text:span> <text:span text:style-name="T571">r</text:span>ealize<text:span text:style-name="T571">s</text:span> that we are all sinners. We call it, <text:span text:style-name="T571">quote, </text:span><text:s/>“the human condition”. We say, <text:span text:style-name="T571">quote</text:span>: “everyone makes mistakes”.</text:p>
      <text:p text:style-name="P4"><text:soft-page-break/>Paul also explains <text:span text:style-name="T572">it </text:span>in Romans 7 <text:span text:style-name="T572">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73">by ourselves</text:span>, and is therefore forced, into <text:span text:style-name="T573">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01"><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24">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Deuteronomy 23,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399"><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74">ly</text:span> slaves of Jesus Christ to be TRULY FREE.</text:p>
      <text:p text:style-name="P4">It is God who, through Yeshua, frees us from slavery to sin by changing our hearts so that we freely become slaves of Jesus Christ and obey his commandment <text:span text:style-name="T575">of</text:span> lov<text:span text:style-name="T575">ing</text:span> him above all things for our own good.</text:p>
      <text:h text:style-name="P517"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576">W</text:span>ord that it is just a transliteration of the <text:span text:style-name="T576">h</text:span>ebrew word that <text:span text:style-name="T576">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76">The </text:span>Satan was a son of Elohim, the one who created the heavens and the earth. <text:span text:style-name="T576">The </text:span>Satan was a son of the creator. The <text:span text:style-name="T576">h</text:span>ebrew words <text:span text:style-name="T576">coded as </text:span>H1121 and H430 of the Strong's code, the words for “ben”, <text:span text:style-name="T577">meaning </text:span>“son”, and “elohim”, <text:span text:style-name="T577">meaning </text:span>“God”, indicate <text:span text:style-name="T577">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400"><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24">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ext:soft-page-break/>That is, a dialogue similar to the one that Abraham <text:span text:style-name="T578">had</text:span> with YHWH, that is, Jehovah, <text:span text:style-name="T579">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78">keep in mind </text:span>that Satan and company <text:span text:style-name="T578">had </text:span>already done <text:span text:style-name="T579">tricks</text:span> several times.</text:p>
      <text:p text:style-name="P401"><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79">T</text:span>hat <text:span text:style-name="T579">is to say that the </text:span>Satan and other sons of God began to have sons with the daughters of men.</text:p>
      <text:p text:style-name="P401"><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No. <text:span text:style-name="T579">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79">having children with them.</text:span></text:p>
      <text:p text:style-name="P85"><text:span text:style-name="T580">C</text:span>hildren who obviously cannot be called angels because they never really were messengers of God but opponents of God. That's why the bible does not refer to them as malakh, the hebrew word for angels or messengers of YHWH, but as sons of Elohim. <text:span text:style-name="T581">R</text:span>ebellious sons who from the beginning became opposed to the creation of Elohim.</text:p>
      <text:p text:style-name="P402"><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82">H</text:span>e already knew about the <text:span text:style-name="T584">little problem</text:span> since before creating man, <text:span text:style-name="T582">H</text:span>e continued with the plan as it was before creation. And <text:span text:style-name="T582">H</text:span>e gave a hint. He did with Noah something similar to what <text:span text:style-name="T582">H</text:span>e intended to do definitively with Yeshua: a <text:span text:style-name="T583">reboot</text:span>. And <text:span text:style-name="T582">H</text:span>e sent the famous global <text:span text:style-name="T582">flood</text:span>.</text:p>
      <text:p text:style-name="P4">The <text:span text:style-name="T584">little problem</text:span> obviously continued, because the final solution was Yeshua.</text:p>
      <text:p text:style-name="P4"><text:soft-page-break/>A little while after Noah, apparently also many years before Job, the influence and dominance of <text:span text:style-name="T585">the </text:span>Satan and company continued. Of course without offspring on earth, but they kept messing with the sons of Adam. The result was what the bible describes as the Tower of Babel. But <text:span text:style-name="T584">that </text:span>now it is easier to locate as tower of Éridu. <text:span text:style-name="T584">B</text:span>ecause it<text:span text:style-name="T584">s</text:span> remains <text:span text:style-name="T584">are found </text:span>in what is now known as Éridu. Even using the famous search engine and its mapping mechanism <text:span text:style-name="T584">anyone </text:span>can locate the site where <text:span text:style-name="T584">they</text:span> started build<text:span text:style-name="T584">ing</text:span> the <text:span text:style-name="T584">tower</text:span>.</text:p>
      <text:p text:style-name="P4">From that dominion and influence of <text:span text:style-name="T585">the </text:span>Satan and company, from <text:span text:style-name="T585">the </text:span>slavery to sin, of the current world system, ONLY the Spirit of Yeshua <text:span text:style-name="T585">can set us free</text:span>. The one that Yeshua left us after <text:span text:style-name="T585">H</text:span>is resurrection. <text:span text:style-name="T585">W</text:span>e start to <text:span text:style-name="T586">be free</text:span> when we are born again. When we start to believe that He is really alive because <text:span text:style-name="T586">H</text:span>e was resurrected. He gives us the power to fight these principalities and powers that want<text:span text:style-name="T586">ed</text:span> to see us eternally dead. It is a battle that <text:span text:style-name="T586">takes place</text:span> in the heart and mind of every believer.</text:p>
      <text:p text:style-name="P403"><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404"><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405"><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87">I</text:span></text:span><text:span text:style-name="Bible_5f_text"> pray not that you would take them from the world, but that you would keep them from the evil one. </text:span><text:span text:style-name="Bible_5f_text"><text:span text:style-name="T587">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406"><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88">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407"><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89">f</text:span></text:span><text:span text:style-name="Bible_5f_text">ar above all rule, authority, power, dominion, and every name that is named, not only in this age, </text:span><text:soft-page-break/><text:span text:style-name="Bible_5f_text">but also in that which is to come. </text:span><text:span text:style-name="Bible_5f_text"><text:span text:style-name="T589">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07"><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44">body</text:span> <text:span text:style-name="T589">will</text:span> <text:span text:style-name="T1544">be </text:span>happy <text:span text:style-name="T1544">to be under </text:span><text:span text:style-name="T589">some</text:span><text:span text:style-name="T1544">body</text:span> <text:span text:style-name="T589">else’</text:span><text:span text:style-name="T1544">s</text:span><text:span text:style-name="T589"> f</text:span><text:span text:style-name="T1544">ee</text:span><text:span text:style-name="T589">t</text:span>, and <text:span text:style-name="T589">the</text:span> Satan and company, those that the bible calls <text:span text:style-name="T589">c</text:span>elestial principalities and powers, were no exception. They thought that <text:span text:style-name="T589">the idea of </text:span>Adam and offspring was a bad idea and opposed YHWH's plan from the beginning. <text:span text:style-name="T589">And</text:span> <text:span text:style-name="T589">t</text:span>hey sought to damage it and <text:span text:style-name="T589">tare</text:span> it <text:span text:style-name="T590">down</text:span> <text:span text:style-name="T589">by any means</text:span>.</text:p>
      <text:p text:style-name="P408"><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29">In the hearts and minds of believers in Yeshua, <text:span text:style-name="T591">where </text:span>the Holy spirit of Yeshua reigns.</text:p>
        </text:list-item>
        <text:list-item>
          <text:p text:style-name="P529">And in the hearts and minds of those who have not been born again, <text:span text:style-name="T591">where</text:span> reign the spirits of the principalities and powers that are in rebellion against the Creator, spirits that the bible calls evil and impure, or demons.</text:p>
        </text:list-item>
      </text:list>
      <text:p text:style-name="Text_20_body">Yeshua HaMashiakh gives us <text:span text:style-name="T592">H</text:span>is spirit to be able to fight <text:span text:style-name="T592">the heavenly </text:span>principalities and powers.</text:p>
      <text:h text:style-name="P51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593">H</text:span>im, who do not live as <text:span text:style-name="T593">H</text:span>e taught, they are actually dead.</text:p>
      <text:p text:style-name="P409"><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09"><text:soft-page-break/><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594">one </text:span>ha<text:span text:style-name="T594">s</text:span> a physical life, an emotional life, an intellectual or mental life, but <text:span text:style-name="T594">one </text:span>do<text:span text:style-name="T594">es</text:span>n't have a<text:span text:style-name="T593">n</text:span> spiritual life, a transcendental life, an eternal life. It ends with death. That is what <text:span text:style-name="T593">one </text:span>believe<text:span text:style-name="T593">s.</text:span> <text:span text:style-name="T594">A</text:span>nd <text:span text:style-name="T593">one </text:span>live<text:span text:style-name="T593">s</text:span> according to that. <text:span text:style-name="T593">One</text:span> is dead. There is no relationship with the creator.</text:p>
      <text:p text:style-name="P410"><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95">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95">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595">the </text:span>Satan, like some Pharisees of the time of Jesus.</text:p>
      <text:p text:style-name="P88">But, what <text:span text:style-name="T595">is that course </text:span>of this world that those who disobey God <text:span text:style-name="T595">walk accordingly</text:span>?</text:p>
      <text:p text:style-name="P4">In 1 John 2 it says:</text:p>
      <text:p text:style-name="P410"><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95">F</text:span></text:span><text:span text:style-name="Bible_5f_text">or all that is in the world, the lust of the flesh, the lust of the eyes, and the pride of life, isn’t the Father’s, but is the world’s. </text:span><text:span text:style-name="Bible_5f_text"><text:span text:style-name="T595">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595">In other words </text:span><text:span text:style-name="T596">it is either </text:span>the world or YHWH, there <text:span text:style-name="T595">is</text:span> no <text:span text:style-name="T595">midle</text:span>.</text:p>
      <text:p text:style-name="P4">According to John 10 Yeshua affirms that to his sheep, to those who believe in Him:</text:p>
      <text:p text:style-name="P411"><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412"><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text:soft-page-break/>In other words, first the Father gives them to <text:span text:style-name="T597">Him</text:span> and then <text:span text:style-name="T597">nobody takes</text:span> them away nor <text:span text:style-name="T597">He </text:span>throw<text:span text:style-name="T597">s</text:span> them out. <text:span text:style-name="T597">A</text:span>nd the thing continues is at the end, on the <text:span text:style-name="T597">LAST</text:span> day. Not before.</text:p>
      <text:h text:style-name="P517" text:outline-level="4"><text:bookmark-start text:name="__RefHeading___Toc34785_4173466481"/>Sleep<text:span text:style-name="T598">ing</text:span>.<text:bookmark-end text:name="__RefHeading___Toc34785_4173466481"/></text:h>
      <text:p text:style-name="Text_20_body">And <text:span text:style-name="T598">in the </text:span>meanwhile?</text:p>
      <text:p text:style-name="P414"><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14"><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599">becomes</text:span> dust in the grave and the spirit asleep with the one who never sleeps, YHWH, <text:span text:style-name="T599">who </text:span>watches over <text:span text:style-name="T599">it</text:span>.</text:p>
      <text:p text:style-name="P414"><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600">fact that when someone </text:span>sleep<text:span text:style-name="T600">s there is</text:span> no consci<text:span text:style-name="T600">ousness</text:span>, <text:span text:style-name="T600">one</text:span> can’t do anything. The other refers <text:span text:style-name="T600">to the fact that </text:span><text:span text:style-name="T601">the person</text:span><text:span text:style-name="T600"> can be waken</text:span><text:span text:style-name="T602">ed</text:span><text:span text:style-name="T600"> up.</text:span> It is not an irreversible situation. <text:span text:style-name="T600">A</text:span>nd god can wake people up temporarily to go back to sleep late<text:span text:style-name="T600">r</text:span> or <text:span text:style-name="T600">He</text:span> can do it permanently as <text:span text:style-name="T600">in </text:span>not to go<text:span text:style-name="T600">ing</text:span> back to sleep <text:span text:style-name="T601">ever again</text:span>, <text:span text:style-name="T600">just</text:span> as He promises to do it on the <text:span text:style-name="T600">LAST</text:span> day.</text:p>
      <text:p text:style-name="P415"><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16"><text:soft-page-break/><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Colossians 1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17"><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604">out</text:span></text:span><text:span text:style-name="Bible_5f_text"> of the tombs AFTER his resurrection, </text:span><text:span text:style-name="Bible_5f_text"><text:span text:style-name="T604">they</text:span></text:span><text:span text:style-name="Bible_5f_text"> </text:span><text:span text:style-name="Bible_5f_text"><text:span text:style-name="T604">entered</text:span></text:span><text:span text:style-name="Bible_5f_text"> into the holy city and </text:span><text:span text:style-name="Bible_5f_text"><text:span text:style-name="T604">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03">s</text:span> us this passage is that the dead are asleep, unconscious, and <text:span text:style-name="T603">they can </text:span>only COME and APPEAR to the living AFTER they <text:span text:style-name="T603">RAISE from</text:span> the graves, when they cease to be ASLEEP, when they wake up, when they <text:span text:style-name="T604">are </text:span>RISEN, when they resurrect with a physical BODY, be it temporary or definitely. Not before.</text:p>
      <text:p text:style-name="P418"><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05">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17" text:outline-level="4"><text:bookmark-start text:name="__RefHeading___Toc34787_4173466481"/>Everyone.<text:bookmark-end text:name="__RefHeading___Toc34787_4173466481"/></text:h>
      <text:p text:style-name="Text_20_body"><text:span text:style-name="T5">And how am I born to that eternal life? It is not so easy because according to John 6 Jesus Christ affirms: </text:span><text:span text:style-name="Bible_5f_text">”</text:span><text:span text:style-name="Bible_5f_text"><text:span text:style-name="T606">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13"><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text:soft-page-break/>In other words, first the Father gives them to Jesus Christ and then <text:span text:style-name="T606">through</text:span> that way we reach the Father.</text:p>
      <text:p text:style-name="P4">So we are in the hands of YHWH. Of the <text:span text:style-name="T606">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19"><text:span text:style-name="T5">Furthermore, Paul explains in 1 Timothy 2 that God </text:span><text:span text:style-name="Bible_5f_text"><text:span text:style-name="T5">“</text:span></text:span><text:span text:style-name="Bible_5f_text">desires </text:span><text:span text:style-name="Bible_5f_text"><text:span text:style-name="T607">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19"><text:span text:style-name="T5">And in 1 Corinthians 1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07">ALL</text:span></text:span><text:span text:style-name="Bible_5f_text"> die, even so in Christ </text:span><text:span text:style-name="Bible_5f_text"><text:span text:style-name="T607">ALL</text:span></text:span><text:span text:style-name="Bible_5f_text"> shall be made alive</text:span><text:span text:style-name="Bible_5f_text"><text:span text:style-name="T5">" </text:span></text:span><text:span text:style-name="Bible_5f_text"><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19"><text:span text:style-name="T5">Because as explained in Romans 11: </text:span><text:span text:style-name="Bible_5f_text"><text:span text:style-name="T5">“</text:span></text:span><text:span text:style-name="Bible_5f_text">God has committed them </text:span><text:span text:style-name="Bible_5f_text"><text:span text:style-name="T607">ALL</text:span></text:span><text:span text:style-name="Bible_5f_text"> to disobedience, that He might have mercy on </text:span><text:span text:style-name="Bible_5f_text"><text:span text:style-name="T607">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20"><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608">EVERY</text:span></text:span><text:span text:style-name="Bible_5f_text"> creature which is in heaven, and on the earth, and under the earth, and such as are in the sea, and </text:span><text:span text:style-name="Bible_5f_text"><text:span text:style-name="T608">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21"><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09">EVERY</text:span></text:span><text:span text:style-name="Bible_5f_text"> knee shall bow to me, and </text:span><text:span text:style-name="Bible_5f_text"><text:span text:style-name="T609">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text:span text:style-name="T1545">es</text:span>n't end up being a liar.</text:p>
      <text:h text:style-name="P512" text:outline-level="3"><text:bookmark-start text:name="__RefHeading___Toc34789_4173466481"/>Just.<text:bookmark-end text:name="__RefHeading___Toc34789_4173466481"/></text:h>
      <text:p text:style-name="Text_20_body">The justice described in the bible may be one of the most difficult <text:span text:style-name="T1545">concepts </text:span>to understand or one of the easiest to understand.</text:p>
      <text:p text:style-name="P4"><text:soft-page-break/>It all depends on what we believe before reading the text.</text:p>
      <text:p text:style-name="P89">If we believe that physical death IS the end, that there is no physic<text:span text:style-name="T610">al</text:span> resurrection of the dead, <text:span text:style-name="T610">it </text:span>is very difficult to understand. But if we believe that physical death is NOT the end and that there IS a physical resurrection of the dead, of ALL the dead, and we read the text letting the text <text:span text:style-name="T610">itself to </text:span>define the concepts of good, bad, obedience, disobedience, life and death, <text:span text:style-name="T610">it </text:span>is very easy to understand.</text:p>
      <text:h text:style-name="P517"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1">It’</text:span>s easy: He who does good lives. He who does evil dies.</text:p>
      <text:p text:style-name="P422"><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12">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text:soft-page-break/>In other words, the thing works for people as well as for nations. If you do what is good, you live; if you do what is bad, you die.</text:p>
      <text:h text:style-name="P517" text:outline-level="4"><text:bookmark-start text:name="__RefHeading___Toc34793_4173466481"/><text:span text:style-name="T621">The</text:span> good <text:span text:style-name="T621">guy</text:span>.<text:bookmark-end text:name="__RefHeading___Toc34793_4173466481"/></text:h>
      <text:p text:style-name="Text_20_body">The question is who <text:span text:style-name="T621">does</text:span> good?</text:p>
      <text:p text:style-name="P423"><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13">it is </text:span>ALL <text:span text:style-name="T613">of us</text:span>, absolutely everyone since Adam and the consequence is death. Precisely for this reason <text:span text:style-name="T613">we ALL</text:span> need a savior. <text:span text:style-name="T613">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14">ing</text:span> <text:span text:style-name="T614">to </text:span>know good and evil.</text:p>
      <text:p text:style-name="P4">From a strictly logical, strictly rational, point of view, it is <text:span text:style-name="T1546">i</text:span>mpossible to distinguish the good from the bad without knowing the truth. If I <text:span text:style-name="T615">do not </text:span>know the truth, if I don't have access to the truth, how can I distinguish good from bad? Impossible.</text:p>
      <text:p text:style-name="P424"><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16">TRULY</text:span> free. It is possible to choose, to <text:span text:style-name="T616">decide</text:span>, but it is not possible choose CORRECTLY. You are not truly free. <text:span text:style-name="T616">You are </text:span>a slave to a lie. That physical death is the end. <text:span text:style-name="T616">T</text:span>hat there is <text:span text:style-name="T616">no </text:span><text:soft-page-break/>physical resurrection. We are slaves to sin, we can only "err <text:span text:style-name="T617">the </text:span>objective”, we are not TRULY free.</text:p>
      <text:p text:style-name="P425"><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55">And what we believe as true, as certain, as real, determines the way we think, speak and act. <text:span text:style-name="T618">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18">P</text:span>leasure, money and social power are the priorities of those who belong to the world. <text:span text:style-name="T618">Those</text:span> priorities change when <text:span text:style-name="T618">we know </text:span>Jesus Christ, the Truth <text:span text:style-name="T618">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26"><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17" text:outline-level="4"><text:bookmark-start text:name="__RefHeading___Toc34795_4173466481"/><text:span text:style-name="T619">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ext:span><text:soft-page-break/><text:span text:style-name="Bible_5f_text">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20">It looks</text:span> easy. Love God above all things, love your neighbor <text:span text:style-name="T622">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47">Meaning </text:span>that <text:span text:style-name="T622">we </text:span>sin with what <text:span text:style-name="T622">we</text:span> sa<text:span text:style-name="T622">y</text:span>, with <text:span text:style-name="T622">our </text:span>thoughts, with <text:span text:style-name="T622">our</text:span> feelings, with <text:span text:style-name="T622">our</text:span> heart. It's not just what <text:span text:style-name="T622">we</text:span> do. <text:span text:style-name="T622">It is</text:span> <text:span text:style-name="T622">what</text:span> comes <text:span text:style-name="T622">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23">demands</text:span> loving the enemy, turning the other cheek, <text:span text:style-name="T623">giving anything</text:span> they ask <text:span text:style-name="T623">for</text:span>, go the extra mile, be like <text:span text:style-name="T1548">the </text:span>Heavenly Father who is perfect. <text:span text:style-name="T623">To be</text:span> <text:span text:style-name="T1548">H</text:span>oly.</text:p>
      <text:p text:style-name="P4">To be good is to be Holy and Perfect like the Heavenly Father.</text:p>
      <text:p text:style-name="P4"><text:span text:style-name="T624">Now, t</text:span>hose are big words. That is why Yeshua says that he did not come to <text:span text:style-name="T624">cancel</text:span> the law but to complete it. To <text:span text:style-name="T624">make</text:span> it <text:span text:style-name="T624">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17" text:outline-level="4"><text:bookmark-start text:name="__RefHeading___Toc34797_4173466481"/>The bad guys.<text:bookmark-end text:name="__RefHeading___Toc34797_4173466481"/></text:h>
      <text:p text:style-name="Text_20_body">The good is God. <text:span text:style-name="T1549">To do</text:span> good is to love as God loves, to be Holy and Perfect.</text:p>
      <text:p text:style-name="P4">We have all sinned, we all have sin <text:span text:style-name="T1552">with</text:span><text:span text:style-name="T1550">in ourselves</text:span>. All men have done evil.</text:p>
      <text:p text:style-name="P4"><text:soft-page-break/>And according to the bible, what happens to the one who does evil? What <text:span text:style-name="T625">happens to bad people</text:span>? They die. In fact they are already dead. It is precisely <text:span text:style-name="T626">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1">people </text:span>of the last generation descended from Adam, we are ALL going to physically die. Because there is sin in EVERYONE. <text:span text:style-name="T626">It i</text:span>s <text:span text:style-name="T626">with</text:span>in <text:span text:style-name="T626">the flesh</text:span> itself. In genetics itself. <text:span text:style-name="T627">That </text:span>one that comes from Adam. There is a physical <text:span text:style-name="T627">propagation</text:span> of evil, through the flesh, and a spiritual propagation, through the social system, what the bible calls the world. That is why the bible speaks of a creation <text:span text:style-name="T627">in collapse</text:span>, <text:span text:style-name="T627">a fallen creation</text:span>. Spiritual death is nullable when you begin to spiritually know Jesus Christ. And physical death will be nullable AFTER the resurrection of the dead. Jesus Christ saves us from death <text:span text:style-name="T627">by TAKING</text:span> US OUT of death, both physical and spiritual.</text:p>
      <text:p text:style-name="P427"><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28">cal</text:span> suffering of the wicked. Some in tones of revenge and torture. <text:span text:style-name="T629">W</text:span>hich shows us that even psalmists saw themselves as good people, the bad <text:span text:style-name="T629">guys </text:span>are the others, and that, according to the bible, it is valid to ask practically anything to God. Including the suffering of other people or the death of oneself. It is valid as long as God is asked <text:span text:style-name="T629">for it </text:span>and <text:span text:style-name="T629">it is </text:span>not th<text:span text:style-name="T629">ought</text:span> about taking actions <text:span text:style-name="T629">by</text:span> yourself. <text:span text:style-name="T629">L</text:span>eav<text:span text:style-name="T629">ing</text:span> things in <text:span text:style-name="T1553">the </text:span>hands of God's justice.</text:p>
      <text:p text:style-name="P4">There are several <text:span text:style-name="T629">pasages</text:span> in the book of Revelation <text:span text:style-name="T629">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text:span><text:soft-page-break/><text:span text:style-name="Bible_5f_text">bondservants the prophets, their reward, as well as to the saints, and those who fear your name, to the small and the great, and to </text:span><text:span text:style-name="Bible_5f_text"><text:span text:style-name="T630">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1">T</text:span>hat the day will come <text:span text:style-name="T631">when you will look for them </text:span>and <text:span text:style-name="T631">will not</text:span> find them.</text:p>
      <text:h text:style-name="P517" text:outline-level="4"><text:bookmark-start text:name="__RefHeading___Toc34799_4173466481"/>Fire.<text:bookmark-end text:name="__RefHeading___Toc34799_4173466481"/></text:h>
      <text:p text:style-name="Text_20_body">YHWH's, God's, favorite way of ending the bad guys is with fire.</text:p>
      <text:p text:style-name="P428"><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32">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29"><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text:soft-page-break/>And according to Isaiah 9 Jehovah <text:span text:style-name="T633">declares</text:span> that <text:span text:style-name="Bible_5f_text">“for the passion of YHWH </text:span><text:span text:style-name="Bible_5f_text"><text:span text:style-name="T633">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34">Just as saying:</text:span> TREMENDOUS FIRE!</text:p>
      <text:p text:style-name="P430"><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33">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20"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34">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34">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31"><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35">the </text:span>bad <text:span text:style-name="T635">guys</text:span>. And not just any fire but an ETERNAL one. And if <text:span text:style-name="T635">you</text:span> <text:span text:style-name="T635">gaze</text:span> greedily: <text:span text:style-name="T636">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36">FIRE</text:span></text:span><text:span text:style-name="Bible_5f_text"> that will devour you. The peoples will </text:span><text:soft-page-break/><text:span text:style-name="Bible_5f_text">be like the burning of lime, like thorns that are cut down and burned in the </text:span><text:span text:style-name="Bible_5f_text"><text:span text:style-name="T636">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36">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36">guys</text:span>.</text:p>
      <text:p text:style-name="P432"><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36">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37">guys</text:span> <text:span text:style-name="T637">are </text:span>fill<text:span text:style-name="T637">ed with fear</text:span> and tremble to think of it, that Jesus Christ was the one who brought <text:span text:style-name="T637">it </text:span>and <text:span text:style-name="T637">that </text:span>he is going to set the whole earth on fire. One way to end the <text:span text:style-name="T637">bad guys</text:span> is by turning them <text:span text:style-name="T1554">into </text:span>good <text:span text:style-name="T637">guys </text:span>through his Holy Spirit. Starting off of a creature that does evil God makes a new creature that does good, transforming the first into the second through its Holy Spirit.</text:p>
      <text:p text:style-name="P4">It is noteworthy that this fire of the Holy Spirit is one that will never <text:span text:style-name="T638">go out, a fire that </text:span>is eternal.</text:p>
      <text:h text:style-name="P520"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33"><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39">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ext:span><text:soft-page-break/><text:span text:style-name="Bible_5f_text">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39">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0">Elements dissolved</text:span>, works of the earth <text:span text:style-name="T640">burned up</text:span>, molten elements <text:span text:style-name="T640">with heat, </text:span>and then <text:span text:style-name="T640">a </text:span>new <text:span text:style-name="T640">earth with </text:span>a new <text:span text:style-name="T640">heavens</text:span>. <text:span text:style-name="T640">It cannot be said clearer</text:span>. <text:span text:style-name="T640">S</text:span>omething very physical <text:span text:style-name="T640">happens </text:span>that ends everything by fire, not by water, so as not to break the promise that God made to Noah.</text:p>
      <text:p text:style-name="P434"><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his moment would be the moment when all <text:span text:style-name="T641">of Adam’s </text:span>offspring <text:span text:style-name="T641">is</text:span> finished. No more sons of sons of sons of Adam. <text:span text:style-name="T641">T</text:span>his would be the time in which a few will not <text:span text:style-name="T1555">physically </text:span>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56">This moment would correspond to the one described in Revelation 20 when, <text:span text:style-name="T641">s</text:span>peaking of the thousand-year reign of Jesus Christ on earth, <text:span text:style-name="T641">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41">earth</text:span> <text:span text:style-name="T641">with these heavens</text:span> again but a new <text:span text:style-name="T641">earth</text:span> and new <text:span text:style-name="T641">heavens</text:span>. <text:span text:style-name="T641">N</text:span>ew physical heaven<text:span text:style-name="T641">s</text:span> and a new physical earth, because the spiritual ones are already being built with all the born again <text:span text:style-name="T641">b</text:span>elievers. Those who are going to live in that new <text:span text:style-name="T641">earth </text:span>with that new <text:span text:style-name="T641">heavens</text:span>, also physical, when they are physically resurrected.</text:p>
      <text:p text:style-name="P435"><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text:span><text:soft-page-break/><text:span text:style-name="Bible_5f_text">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1">M</text:span>oment that is right before the resurrection of the dead.</text:p>
      <text:p text:style-name="P4">We can conclude that God also likes physical fire to end with the bad guys. Of course, none of the physical fires mention<text:span text:style-name="T641">ed in</text:span> the bible, and that we know <text:span text:style-name="T1556">of, </text:span>are physical. <text:span text:style-name="T1557">N</text:span><text:span text:style-name="T1556">one </text:span>have been eternal. <text:span text:style-name="T641">E</text:span>very <text:span text:style-name="T641">single </text:span>one has finished. They have all turned off.</text:p>
      <text:h text:style-name="P512" text:outline-level="3"><text:bookmark-start text:name="__RefHeading___Toc34805_4173466481"/><text:span text:style-name="T642">All flesh</text:span>.<text:bookmark-end text:name="__RefHeading___Toc34805_4173466481"/></text:h>
      <text:p text:style-name="Text_20_body">By now it should be clear that, to the best of my knowledge, the bible teaches that, after the resurrection of the dead, when ALL dead <text:span text:style-name="T642">are</text:span> resurrected in a new PHYSICAL earth with a new PHYSICAL heaven, on this <text:span text:style-name="T642">very</text:span> planet, ALL, absolutely ALL risen will be able to confess with their mouth that Yeshua is Lord, and believe in their hearts that Yeshua was resurrected, they have <text:span text:style-name="T642">Him</text:span> right in front of them, and <text:span text:style-name="T642">t</text:span>herefore, those who did not start before their physical death, will begin to be new creatures in Jesus Christ and <text:span text:style-name="T642">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43">bible</text:span> is a way of absolute reconciliation. And since it generates so much rejection, and is so emphatically pointed out by some as contrary to scripture, <text:span text:style-name="T643">I think is</text:span> necessary to make an analysis of the reasons why I believe <text:span text:style-name="T643">that it</text:span> is exactly what the <text:span text:style-name="T643">bible</text:span> teaches.</text:p>
      <text:h text:style-name="P517" text:outline-level="4"><text:bookmark-start text:name="__RefHeading___Toc34807_4173466481"/>Hell.<text:bookmark-end text:name="__RefHeading___Toc34807_4173466481"/></text:h>
      <text:p text:style-name="Text_20_body">The word "hell" does not appear anywhere in the olde<text:span text:style-name="T644">st</text:span> manuscripts because these are written in <text:span text:style-name="T644">h</text:span>ebrew and <text:span text:style-name="T644">g</text:span>reek. <text:span text:style-name="T644">A</text:span>nd this word is neither <text:span text:style-name="T644">g</text:span>reek nor <text:span text:style-name="T644">h</text:span>ebrew.</text:p>
      <text:h text:style-name="P520" text:outline-level="5"><text:bookmark-start text:name="__RefHeading___Toc34809_4173466481"/><text:soft-page-break/>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he <text:span text:style-name="T646">Mr</text:span> James Strong.</text:p>
      <text:h text:style-name="P523" text:outline-level="6"><text:bookmark-start text:name="__RefHeading___Toc34811_4173466481"/>Hades. <text:span text:style-name="T655">Code</text:span> G86.<text:bookmark-end text:name="__RefHeading___Toc34811_4173466481"/></text:h>
      <text:p text:style-name="Text_20_body">The word G86 sounds "had<text:span text:style-name="T647">é</text:span>s", although many people pronounce it “h<text:span text:style-name="T647">á</text:span>des”, and refers to the place where the dead go. The translation to the greek of the old testament, of the Tanakh, of the <text:span text:style-name="T645">h</text:span>ebrew scriptures, known as the Septuagint, a translation made by <text:span text:style-name="T645">h</text:span>ebrews between 300 and 200 before Jesus Christ, uses this word, the "had<text:span text:style-name="T647">é</text:span>s", to translate the hebrew word “Sheol” into greek.</text:p>
      <text:p text:style-name="P4">The word "Sheol", the word H7585, means the place where the dead <text:span text:style-name="T1558">people go</text:span>, <text:span text:style-name="T648">that is</text:span> the tomb, the sepulchre, the <text:span text:style-name="T649">grave, or the pit</text:span>.</text:p>
      <text:p text:style-name="P94">"<text:span text:style-name="T649">Grave</text:span>" or "<text:span text:style-name="T649">pit</text:span>" is precisely the most frequent translation into <text:span text:style-name="T650">english</text:span> in the <text:span text:style-name="T650">Geneva. </text:span><text:span text:style-name="T1558">O</text:span>f the <text:span text:style-name="T650">60 ocurrences of the </text:span>word H7585 <text:span text:style-name="T650">in</text:span> the Tanakh, more than <text:span text:style-name="T650">37</text:span> occurrences <text:span text:style-name="T1559">are </text:span>translated in this way. <text:span text:style-name="T651">Well, the actual translation is ‘graue’, with an ‘u’, because </text:span><text:span text:style-name="T1560">it’</text:span><text:span text:style-name="T651">s old english. But you get the idea.</text:span></text:p>
      <text:p text:style-name="P4">Then the most appropriate translation of the greek word "Hades" would be the word: "<text:span text:style-name="T652">grave”</text:span>, unless you mean the pagan idea of the greeks of an underworld where the greek god Hades reigns, in <text:span text:style-name="T653">which</text:span> case, the ideal would be a transliteration of the word<text:span text:style-name="T654">.</text:span></text:p>
      <text:h text:style-name="P523" text:outline-level="6"><text:bookmark-start text:name="__RefHeading___Toc34813_4173466481"/>Ge-Henna. <text:span text:style-name="T655">Code</text:span> G1067.<text:bookmark-end text:name="__RefHeading___Toc34813_4173466481"/></text:h>
      <text:p text:style-name="Text_20_body">The greek word G1067 sounds "Ge-Henna" and is a transliteration of the hebrew “Ge Hinom” to greek. "Ge" means valley and "Hinom" is <text:span text:style-name="T655">a proper </text:span>name. According to 2 Kings 23 and Jeremiah 7, in the time of King Josiah, the <text:span text:style-name="T645">h</text:span>ebrews, the Israelites, came sacrificing their children in the valley of Hinnom passing them through fire to a certain god Moloch, and Josiah, who according to the bible was a good king, he finished the <text:span text:style-name="T655">problem</text:span>.</text:p>
      <text:p text:style-name="P4">Then the most appropriate translation of the greek word "Ge-Henna" would be the phrase: “Valley of Hinnom” <text:span text:style-name="T655">or just a transliteration of the word.</text:span></text:p>
      <text:h text:style-name="P517" text:outline-level="4"><text:bookmark-start text:name="__RefHeading___Toc34815_4173466481"/><text:soft-page-break/>Sheol. <text:span text:style-name="T655">Code</text:span> H7585.<text:bookmark-end text:name="__RefHeading___Toc34815_4173466481"/></text:h>
      <text:p text:style-name="Text_20_body">The first of the two greek words used by Jesus Christ, according to the gospels, and translated as "hell", it is "Hades". since "Hades," in early greek translations, is simply a translation of the word "Sheol", this is the first word that will <text:span text:style-name="T655">be </text:span>analyze<text:span text:style-name="T655">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56">infierno</text:span>".</text:p>
      <text:p text:style-name="P95">The "Sheol" of the old testament, of the hebrew scriptures, has certain characteristics that are deduced from the context in which the word is used.</text:p>
      <text:h text:style-name="P520"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20" text:outline-level="5"><text:bookmark-start text:name="__RefHeading___Toc34819_4173466481"/><text:span text:style-name="T657">Raise</text:span>.<text:bookmark-end text:name="__RefHeading___Toc34819_4173466481"/></text:h>
      <text:p text:style-name="Text_20_body">From 1st Samuel 2, it is understood that YHWH is the one who <text:span text:style-name="T657">takes</text:span> down <text:span text:style-name="T657">to </text:span>"Sheol" and also raises the dead from <text:span text:style-name="T658">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58">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36">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58">people can get out</text:span>. <text:span text:style-name="T658">They</text:span> come out when YHWH takes <text:span text:style-name="T658">them</text:span> out of “Sheol”. When YHWH raises the person from “Sheol”. Jesus Christ went to Sheol when he died and left Sheol when he was resurrected.</text:p>
      <text:h text:style-name="P520" text:outline-level="5"><text:bookmark-start text:name="__RefHeading___Toc34821_4173466481"/><text:soft-page-break/><text:span text:style-name="T659">Nothing</text:span>.<text:bookmark-end text:name="__RefHeading___Toc34821_4173466481"/></text:h>
      <text:p text:style-name="Text_20_body">From 1 Samuel 2, it is understood that there is no life in "Sheol", it seems obvious but <text:span text:style-name="T660">it </text:span><text:span text:style-name="T661">seems</text:span><text:span text:style-name="T660"> </text:span>some <text:span text:style-name="T660">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62">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some <text:span text:style-name="T1561">people seem to </text:span>forget th<text:span text:style-name="T1561">at</text:span>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62">you are</text:span> dead, <text:span text:style-name="T662">that’s it. P</text:span>eriod.</text:p>
      <text:h text:style-name="P520"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63">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Underworld <text:span text:style-name="T664">that</text:span>, by the time of the Septuagint translation, had already adopted the name of the god "Hades" who governed it according to greek mythology. This greek concept is obviously not hebrew. not a concept that Jesus Christ <text:span text:style-name="T664">would</text:span> use <text:span text:style-name="T665">in a hebrew context</text:span>. This concept ends up passing to the Romans in the latin word “inferno” and from these to the current popular concept of "hell".</text:p>
      <text:p text:style-name="P357">The concepts were mixed because, at the time <text:span text:style-name="T1562">of</text:span><text:span text:style-name="T666"> the</text:span> Septuagint translation, the best greek translation <text:span text:style-name="T1563">for</text:span> the hebrew <text:span text:style-name="T666">word </text:span>"Sheol" was "Hades", and the Septuagint translation was the basis for the other translations.</text:p>
      <text:p text:style-name="P97">The word "Hades" is used consistently in the New Testament with the concept of "Sheol" of the old testament, <text:span text:style-name="T1562">with one very famous exception that will be analized later, </text:span>and NOT with the greek concept for “Hades” which of course is NOT hebrew, and would NOT be used by Jesus Christ <text:span text:style-name="T666">to teach about </text:span><text:span text:style-name="T667">scripture</text:span><text:span text:style-name="T666">.</text:span> <text:span text:style-name="T666">He was after all </text:span>the most hebrew of all <text:span text:style-name="T645">h</text:span>ebrews.</text:p>
      <text:p text:style-name="P4">Some of the verses of the new testament that ratify the concept of "Sheol" of the old testament, <text:span text:style-name="T668">have </text:span>already <text:span text:style-name="T668">been </text:span>mentioned in this presentation, and they are in the mouth of Jesus Christ.</text:p>
      <text:p text:style-name="P4"><text:soft-page-break/>In John 11 Jesus affirms that: <text:span text:style-name="Bible_5f_text">“</text:span><text:span text:style-name="Bible_5f_text"><text:span text:style-name="T599">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99">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99">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69">T</text:span>he word in Acts is obviously "Hades" but we know from the context that <text:span text:style-name="T669">he</text:span> is quoting from the old testament the word "Sheol".</text:p>
      <text:p text:style-name="P98">It is noteworthy that some would like to put Jesus Christ preaching the gospel in "Sheol" because of the verse in 1st Peter that says he preach<text:span text:style-name="T670">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0">himself </text:span>when referring to people who are physically ALIVE but DEAD spiritually, because otherwise it would not be a hebrew concept, of the hebrew scriptures. And Jesus Christ came to fulfill the prophecies, to confirm, to fill <text:span text:style-name="T670">them up</text:span>, to complete, to give FULLNESS, to the HEBREW writings. It is <text:span text:style-name="T671">obvious</text:span> that Jesus Christ preached the gospel to the dead because they were all spiritually dead before Jesus Christ.</text:p>
      <text:p text:style-name="P4">The new testament ratifies the old. Jesus Christ was in <text:span text:style-name="T672">the </text:span>grave, dead, doing nothing and now he is alive because he came out of the grave upon resurrection. And, according to Jesus Christ, when <text:span text:style-name="T672">someone</text:span> is resurrected, it is <text:span text:style-name="T672">to</text:span> not die <text:span text:style-name="T672">again </text:span>because you can no longer die.</text:p>
      <text:p text:style-name="P4">The only thing the "Sheol" of the hebrew scriptures has in common with the popular "hell" is that <text:span text:style-name="T673">they </text:span>both have dead <text:span text:style-name="T673">people</text:span>, but they are not even the same dead <text:span text:style-name="T673">people</text:span>.</text:p>
      <text:h text:style-name="P517" text:outline-level="4"><text:bookmark-start text:name="__RefHeading___Toc34825_4173466481"/>Ge-Henna. <text:span text:style-name="T674">Code</text:span> G1067.<text:bookmark-end text:name="__RefHeading___Toc34825_4173466481"/></text:h>
      <text:p text:style-name="Text_20_body">The second and last of the two greek words used by Jesus Christ, according to the gospels, and translated as "hell", <text:span text:style-name="T676">it’s</text:span> the "Ge-Henna".</text:p>
      <text:p text:style-name="P4">The Ge-Henna, that is, the valley of Hinnom described by Jesus Christ in 11 verses from the Gospels of Matthew, Mark, and Luke, and named <text:span text:style-name="T676">one single</text:span> time in the letter of James, the one that ended up being translated as "hell", has a series of characteristics that are deduced by the context in which the word is used.</text:p>
      <text:h text:style-name="P520" text:outline-level="5"><text:bookmark-start text:name="__RefHeading___Toc34827_4173466481"/><text:soft-page-break/>It's <text:span text:style-name="T676">of </text:span>fire.<text:bookmark-end text:name="__RefHeading___Toc34827_4173466481"/></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76">t</text:span>hat <text:span text:style-name="T676">the</text:span> valley is of fire. <text:span text:style-name="T676">Jesus Christ speaks of a</text:span> valley <text:span text:style-name="T676">made of </text:span>fire.</text:p>
      <text:h text:style-name="P520" text:outline-level="5"><text:bookmark-start text:name="__RefHeading___Toc34829_4173466481"/>It does not turn off.<text:bookmark-end text:name="__RefHeading___Toc34829_4173466481"/></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76">the</text:span> fire <text:span text:style-name="T676">of that valley </text:span>does not go out. In this chapter <text:span text:style-name="T676">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20" text:outline-level="5"><text:bookmark-start text:name="__RefHeading___Toc34831_4173466481"/>Life.<text:bookmark-end text:name="__RefHeading___Toc34831_4173466481"/></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76">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76">H</text:span>e is the Life, before Jesus Christ <text:span text:style-name="T676">it</text:span> was <text:span text:style-name="T1564">i</text:span>mpossible to enter Life. Then before Jesus Christ, it was impossible <text:span text:style-name="T676">to </text:span>put someone in this valley.</text:p>
      <text:h text:style-name="P520"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20" text:outline-level="5"><text:bookmark-start text:name="__RefHeading___Toc34835_4173466481"/>Eternal.<text:bookmark-end text:name="__RefHeading___Toc34835_4173466481"/></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20" text:outline-level="5"><text:bookmark-start text:name="__RefHeading___Toc34837_4173466481"/><text:soft-page-break/>Everyone.<text:bookmark-end text:name="__RefHeading___Toc34837_4173466481"/></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20" text:outline-level="5"><text:bookmark-start text:name="__RefHeading___Toc34839_4173466481"/>Judgment.<text:bookmark-end text:name="__RefHeading___Toc34839_4173466481"/></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20" text:outline-level="5"><text:bookmark-start text:name="__RefHeading___Toc34841_4173466481"/>Before.<text:bookmark-end text:name="__RefHeading___Toc34841_4173466481"/></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77">by</text:span> that valley and didn't even know it. <text:span text:style-name="T677">It</text:span> was already acting. <text:span text:style-name="T677">It</text:span> acts from before physical death. And therefore since before the physical resurrection.</text:p>
      <text:h text:style-name="P520" text:outline-level="5"><text:bookmark-start text:name="__RefHeading___Toc34843_4173466481"/><text:span text:style-name="T1565">After</text:span>.<text:bookmark-end text:name="__RefHeading___Toc34843_4173466481"/></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20" text:outline-level="5"><text:bookmark-start text:name="__RefHeading___Toc34845_4173466481"/>The worm does not die.<text:bookmark-end text:name="__RefHeading___Toc34845_4173466481"/></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78">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78">with the</text:span> purity <text:span text:style-name="T678">of the </text:span>Holy Spirit.</text:p>
      <text:p text:style-name="P4">These observations allow us to conclude that the "worm does not die" refers to the <text:span text:style-name="T1566">BODY</text:span> of the person who is in that valley. The valley is NOT <text:span text:style-name="T678">the </text:span>cause of death of the person's body, of physical death.</text:p>
      <text:h text:style-name="P520" text:outline-level="5"><text:bookmark-start text:name="__RefHeading___Toc34847_4173466481"/><text:soft-page-break/>Destroyer.<text:bookmark-end text:name="__RefHeading___Toc34847_4173466481"/></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20"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79">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79">the</text:span> fire does not go out, it is eternal, it executes a judgment, it also acts after the resurrection and <text:span text:style-name="T679">it </text:span>is destructive. But it only acts on physical beings and the destructive effect is reversible.</text:p>
      <text:p text:style-name="P101">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80">salts</text:span>, sprink<text:span text:style-name="T682">les</text:span><text:span text:style-name="T681"> over</text:span>, ALL <text:span text:style-name="T680">people </text:span>physically alive but spiritually dead.</text:p>
      <text:p text:style-name="P99">It is similar but different. This is a spiritual concept with physical effects, such as sin, which is also a<text:span text:style-name="T681">n</text:span> spiritual concept with physical effects.</text:p>
      <text:p text:style-name="P99">This concept is perfectly consistent with what was observed when <text:span text:style-name="T681">we </text:span>spoke of divine justice: with the intentions that Yeshua claims to have in Luke 12 when he states that: <text:span text:style-name="Bible_5f_text">“</text:span><text:span text:style-name="Bible_5f_text"><text:span text:style-name="T633">I</text:span></text:span><text:span text:style-name="Bible_5f_text"> came to throw </text:span><text:span text:style-name="Bible_5f_text"><text:span text:style-name="T633">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1">As said, the pyromaniac </text:span>is Jesus Christ.</text:p>
      <text:p text:style-name="P437"><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oft-page-break/><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38"><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38"><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82">that</text:span> will we see of the sinner, of the one who rebelled against God, of the dead spirit that was sprinkled with this fire of <text:span text:style-name="T682">L</text:span>ife when he heard the good news of the resurrection, the only thing we will see will be the body of that person, of the <text:span text:style-name="T682">dead one</text:span>, and the memories of that person.</text:p>
      <text:p text:style-name="P4">Once that fire does the hot update, without <text:span text:style-name="T682">halting</text:span>, <text:span text:style-name="T682">while running, </text:span>of the operating system, of the person, the only thing that will remain of the old person, from the old operating system, <text:span text:style-name="T682">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38"><text:soft-page-break/><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83">a </text:span>hell for the one who denies Jesus Christ and a heaven for the one who accepts him. <text:span text:style-name="T683">A</text:span>nd <text:span text:style-name="T683">NO</text:span> son of Adam starts out <text:span text:style-name="T684">being </text:span>good, saved, holy <text:span text:style-name="T686">or saint</text:span>.</text:p>
      <text:p text:style-name="P4">Either I am fire or I burn. And no child of Adam starts out <text:span text:style-name="T685">being </text:span>fire.</text:p>
      <text:h text:style-name="P517"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568">zip, </text:span>zero, none, <text:span text:style-name="T1567">NADA</text:span>. <text:span text:style-name="T687">It d</text:span>oes not exist <text:span text:style-name="T687">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87">N</text:span>ot one <text:span text:style-name="T687">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88">wether before</text:span> or <text:span text:style-name="T688">after</text:span> the resurrection of the dead.</text:p>
      <text:p text:style-name="P4">Even <text:span text:style-name="T689">so, </text:span>the only verse in which the phrase "eternal punishment" appears, in some translations of Matthew 25, it is arguable that it means a punishment in the normal sense of the word, but a correction. <text:span text:style-name="T689">A firely one</text:span>.</text:p>
      <text:p text:style-name="P102">In the greek the word translated as "punishment" or "torment" is the word G2851 kolasis. Kolasis means correction according to the <text:span text:style-name="T690">Mr </text:span>Strong’<text:span text:style-name="T690">s code</text:span>. In addition, it comes from the word G2849 kolazó, which some scholars argue that it was used for the word “prune”, as when a tree is pruned. Which reminds me of the burning bush that <text:span text:style-name="T690">never </text:span>consumes that Moses saw. That is to say, the phrase, arguably, should <text:span text:style-name="T690">be </text:span>translate<text:span text:style-name="T690">d</text:span> as "eternal correction”. <text:span text:style-name="T689">A firely one</text:span>.</text:p>
      <text:p text:style-name="P4"><text:soft-page-break/>In any case, the sequence G2851 followed by G166 only appears in one verse. ONE <text:span text:style-name="T691">single </text:span>verse in the entire New Testament. <text:span text:style-name="T691">A</text:span> single verse for the greek phrase that some translate as "punishment eternal".</text:p>
      <text:p text:style-name="P103">The other word used to denote God's punishment is the word G3709, orgé, which translates “<text:span text:style-name="T691">wrath</text:span>”. This word followed by the word for eternity, the G166, does not appear even once in the entire New Testament. <text:span text:style-name="T691">An</text:span> "eternal wrath" in the greek New Testament does not appear, not once, nothing, ZERO. On the contrary, in several parts the bible tells us that the wrath of God lasts only an instant, a moment, and that God is very slow to anger. <text:span text:style-name="T691">A</text:span>nd <text:span text:style-name="T691">in </text:span>various parts of the bible tells us that God's mercy and love is ETERNAL.</text:p>
      <text:p text:style-name="P4">The emphasis in the New Testament is on ETERNAL LIFE and ETERNAL LOVE.</text:p>
      <text:h text:style-name="P517"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Although the biblical punishment for those who do evil, for the wicked, is death, the bible does NOT speak of an "eternal death" or a "eternal punishment” for th<text:span text:style-name="T692">e</text:span> wicked one. "Eternal death" is NOT the phrase used by the bible to refer to what happens to the wicked because Jesus Christ came, died and rose again just to get us out of death, both the spiritual and the physical <text:span text:style-name="T692">death</text:span>. There is death and there is punishment, <text:span text:style-name="T692">it’s </text:span>only <text:span text:style-name="T692">that </text:span>they are not eternal.</text:p>
      <text:p text:style-name="P104">But LET'S ASSUME, LET'S ACCEPT, LET'S BELIEVE, that YES, that when the bible says that the bad ones wither, that they will be destroyed, that they will <text:span text:style-name="T692">be </text:span>search<text:span text:style-name="T692">ed</text:span> <text:span text:style-name="T692">for </text:span>and not <text:span text:style-name="T692">found</text:span>, that their day is coming, that their sword will enter their own heart, that they will perish, that they dissipate like the smoke, that they will be eliminated, that they <text:soft-page-break/>will be exterminated, that they will disappear, <text:span text:style-name="T692">that they will be destroyed, </text:span>it refers to the fact that they die eternally and that is their eternal punishment.</text:p>
      <text:p text:style-name="P104">Let us see how one can understand an eternal destruction, a quot<text:span text:style-name="T694">e and quote</text:span>, “eternal <text:span text:style-name="T692">death</text:span>”, a quot<text:span text:style-name="T693">e and quote</text:span><text:span text:style-name="T692">, </text:span>“eternal punishment”, in the context of what the living God <text:span text:style-name="T692">really </text:span>promises: an ETERNAL LIFE.</text:p>
      <text:p text:style-name="P439"><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2">the wicked</text:span> who live<text:span text:style-name="T692">s</text:span>, but Christ <text:span text:style-name="T692">that </text:span>lives in <text:span text:style-name="T692">him,</text:span> <text:span text:style-name="T692">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695">through</text:span> the eternal fire, and the old me, the evil one, will not like it, but the new <text:span text:style-name="T695">me</text:span>, the good one, will like it more and more. In the end, that wicked man <text:span text:style-name="T695">will</text:span> stop exist<text:span text:style-name="T695">ing</text:span> because <text:span text:style-name="T695">he</text:span> suffers <text:span text:style-name="T695">his </text:span>eternal punishment, <text:span text:style-name="T695">he </text:span>is eternally destroyed, and <text:span text:style-name="T695">the whole </text:span>person, the entire NEW CREATURE is transformed into, the Good, the Holy, the Worthy, the Deserving, Jesus Christ Himself, in that body of the old <text:span text:style-name="T695">me</text:span>.</text:p>
      <text:p text:style-name="P4"><text:span text:style-name="T695">The t</text:span>ransformation is a process where not everything is burned and not everything is <text:span text:style-name="T695">transformed</text:span>. The new creature is born in the old creature and grows until completely transform<text:span text:style-name="T1569">ed</text:span> into the new creature.</text:p>
      <text:p text:style-name="P105">In some believers in Yeshua, the part that will be transformed is precisely the one who believes that <text:span text:style-name="T1570">for </text:span>the Creator of heaven and earth, that changed his heart of stone for one of flesh, so that <text:span text:style-name="T696">it </text:span>wanted to repent of his sins, and seek, and choose, and accept Jesus Christ, and thus be able to love his Creator above all things, that <text:span text:style-name="T1571">for </text:span><text:span text:style-name="T696">THE</text:span> Creator, who also created all other <text:span text:style-name="T696">people</text:span>, <text:span text:style-name="T696">that </text:span><text:span text:style-name="T1571">for</text:span><text:span text:style-name="T696"> </text:span><text:span text:style-name="T1573">said creator</text:span><text:span text:style-name="T696"> </text:span><text:span text:style-name="T1571">it is </text:span><text:span text:style-name="T696">too </text:span><text:span text:style-name="T1571">hard</text:span>, or will be <text:span text:style-name="T696">too </text:span><text:span text:style-name="T1571">hard</text:span>, to transform the hearts of others who have <text:span text:style-name="T1571">ALSO</text:span> refused to accept <text:span text:style-name="T696">Him</text:span>, or choose <text:span text:style-name="T696">Him</text:span>, or <text:soft-page-break/>seek <text:span text:style-name="T696">Him</text:span> at <text:span text:style-name="T696">some </text:span><text:span text:style-name="T1572">other </text:span><text:span text:style-name="T696">given time</text:span>. That part <text:span text:style-name="T696">of that kind of believer </text:span>will suffer the eternal punishment of the fire of the valley of Hinnom that will destroy <text:span text:style-name="T696">it</text:span> forever. That part will suffer, <text:span text:style-name="T696">quote and quote</text:span>, “a<text:span text:style-name="T696">n</text:span> eternal death," when the believer, either before or after his physical resurrection, <text:span text:style-name="T696">realizes</text:span> <text:span text:style-name="T697">that what </text:span><text:span text:style-name="T696">he</text:span><text:span text:style-name="T697"> believed was FALSE</text:span>.</text:p>
      <text:p text:style-name="P4">The evil <text:span text:style-name="T698">one </text:span>that we have inside, that enemy of God that we have inside, is being transformed into a new creature, <text:span text:style-name="T698">listen “</text:span>NEW”, by the spirit of the living God who now lives in every believer, that can believe that ALL of us will be transformed, because he is going to see it with his own eyes: we are going to see each other again and embrace <text:span text:style-name="T698">each other </text:span>as brothers in Jesus Christ. That is the biblical promise of the God who does not lie.</text:p>
      <text:h text:style-name="P517" text:outline-level="4"><text:bookmark-start text:name="__RefHeading___Toc34855_4173466481"/>Lake of fire.<text:bookmark-end text:name="__RefHeading___Toc34855_4173466481"/></text:h>
      <text:p text:style-name="Text_20_body">The lake of fire, mentioned in the last chapters of the book of <text:span text:style-name="T699">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99">since</text:span> before Jesus Christ. And when the new testament <text:span text:style-name="T699">was written </text:span>in greek, this word, the "Hadés", never was the “limné-tou-pyros”, that is, the lake of fire. <text:span text:style-name="T699">The </text:span>Hades was the “Hadés” and the “limné-tou-pyros” was the “limné-tou-pyros”. <text:span text:style-name="T699">There was n</text:span>ever <text:span text:style-name="T699">an </text:span>opportunity for them to <text:span text:style-name="T699">get mixed</text:span>.</text:p>
      <text:p text:style-name="P4">So why did the lake of fire also end up being a popular "hell"?</text:p>
      <text:p text:style-name="P4">According to the book of <text:span text:style-name="T700">R</text:span>evelation, <text:span text:style-name="T700">to the </text:span>lake of fire <text:span text:style-name="T700">are thrown the</text:span> false prophet, the beast or monster, the Satan or dragon or devil or ancient serpent, <text:span text:style-name="T700">also </text:span>death is thrown <text:span text:style-name="T700">to it</text:span>, and Hades is thrown <text:span text:style-name="T700">to it</text:span>, that <text:span text:style-name="T700">one that </text:span>comes from "Sheol", or grave. <text:span text:style-name="T700">A</text:span>nd are also thrown partially, or as the bible says "shall have their part", the cowardly, unbelieving, sinners, abominable, murderers, sexually immoral, sorcerers, idolaters, and all liars.</text:p>
      <text:p text:style-name="P4"><text:span text:style-name="T701">Kind of, but not</text:span>.</text:p>
      <text:p text:style-name="P4">The bible narrates that "Sheol" and death will be thrown into this lake. This fact tells us that it is a spiritual concept, not a physical one.</text:p>
      <text:p text:style-name="P4"><text:soft-page-break/>This lake of fire is the "eternal punishment", <text:span text:style-name="T702">quote and quote</text:span>, for the evil, death <text:span text:style-name="T702">itself </text:span>and the grave. It is the end of the grave. Is the end of death, that is to say that there is no more death, neither spiritual nor physical.</text:p>
      <text:p text:style-name="P106">The lake of fire is the second death for those who were still dead spiritually, those who had died physically but the eternal destruction of <text:span text:style-name="T703">their</text:span> wickedness has not ended. <text:span text:style-name="T703">Even if the process had </text:span>already started.</text:p>
      <text:p text:style-name="P107">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04">A</text:span>nd let's remember <text:span text:style-name="T704">that one</text:span> is resurrected so as to not die <text:span text:style-name="T704">again </text:span>because one can no longer die.</text:p>
      <text:p text:style-name="P108">The first resurrected are a few. 144 thousand saints, men, all Israelites, <text:span text:style-name="T704">genetic </text:span>descendants of Abraham, who reigned with Christ for a thousand years, from Jerusalem in the temple described in the book of Ezekiel. Temple to be built at the beginning of the thousand years, when our Lord <text:span text:style-name="T704">returns</text:span>. They are a FEW because many are called but few <text:span text:style-name="T704">are</text:span> <text:span text:style-name="T704">chosen</text:span> of Abraham's <text:span text:style-name="T704">genetic </text:span>descendants. A few who will not have relations with women during those thousand years, because they are already resurrected and the women who live during those thousand years <text:span text:style-name="T704">have not yet been</text:span> risen. It is a forbidden <text:span text:style-name="T705">mating</text:span> between two different kind of bodies.</text:p>
      <text:p text:style-name="P4">The rest, you and I, who are not <text:span text:style-name="T705">genetic </text:span>descendants of Abraham, after the thousand years and after the resurrection of the dead: <text:span text:style-name="T705">to the lake o fire</text:span>, sooner <text:span text:style-name="T705">or</text:span> later, at least in part. <text:span text:style-name="T706">As</text:span> believer, follower, and disciple of Yeshua, that you believe <text:span text:style-name="T706">you are</text:span>, however <text:span text:style-name="T706">written</text:span> in the book of life <text:span text:style-name="T706">that you think you are</text:span>, <text:span text:style-name="T706">you</text:span> HA<text:span text:style-name="T706">VE</text:span> SIN <text:span text:style-name="T706">my brother</text:span>, <text:span text:style-name="T706">you</text:span> ha<text:span text:style-name="T706">ve</text:span> at least a <text:span text:style-name="T707">little </text:span>lie, and that part of <text:span text:style-name="T706">yours</text:span> goes to the lake of fire in chapter 21, <text:span text:style-name="T706">that is </text:span>if <text:span text:style-name="T706">you were </text:span>not sent complete<text:span text:style-name="T706">ly</text:span> in chapter 20 of the book of Revelation.</text:p>
      <text:p text:style-name="P109">Only until the end will all things be known and that is what the lake of fire is for: to purify all those little lies, purifying them as silver <text:span text:style-name="T707">is </text:span>purifie<text:span text:style-name="T707">d</text:span>: <text:span text:style-name="T707">with</text:span> FIRE. And fire BURNS. It's exactly the same fire of Ge-Henna, of Ge Hinom, of the valley of Hinnom. Either you are fire or you burn. And no one starts out <text:span text:style-name="T707">being</text:span> fire.</text:p>
      <text:p text:style-name="P4">After the resurrection of ALL the dead, when we meet with all those who hurt us and with all those <text:span text:style-name="T708">who </text:span>we <text:span text:style-name="T708">hurt,</text:span> we will have to admit what we did. At that time it will be <text:soft-page-break/>impossible to deny the Truth, to deny Jesus Christ, to deny reality. And <text:span text:style-name="T708">as</text:span> they say: "The <text:span text:style-name="T708">T</text:span>ruth hurts", or in this case BURN<text:span text:style-name="T708">S</text:span>.</text:p>
      <text:p text:style-name="P4">It is the absolute reconciliation <text:span text:style-name="T709">due to</text:span> the impossibility of denying our lie, our spiritual death, our sin. <text:span text:style-name="T709">A</text:span>nd that little fire BURN<text:span text:style-name="T709">S</text:span>, end<text:span text:style-name="T709">s</text:span> evil. <text:span text:style-name="T709">It k</text:span>ill<text:span text:style-name="T709">s</text:span> th<text:span text:style-name="T709">e</text:span> evil <text:span text:style-name="T709">one</text:span>, that spiritual dead that we are, you and I, without the FIRE of the Holy Spirit.</text:p>
      <text:h text:style-name="P517" text:outline-level="4"><text:bookmark-start text:name="__RefHeading___Toc34857_4173466481"/>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711">OUT</text:span> from the presence <text:span text:style-name="T710">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40"><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40"><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12">from</text:span>”, mysteriously in the <text:span text:style-name="T712">popular </text:span>translations of 2<text:span text:style-name="T716">nd</text:span> Thessalonians 1, appear accompanied by words that are not in the original greek. Words like “<text:span text:style-name="T712">shut out</text:span>”, or “separated”, or “<text:span text:style-name="T712">away</text:span>”, or "far <text:span text:style-name="T712">away</text:span>". In the original <text:span text:style-name="T712">text </text:span>there is no word that correspond to <text:span text:style-name="T712">anything</text:span> like <text:span text:style-name="T712">that</text:span>.</text:p>
      <text:p text:style-name="P110">In the more than 650 occurrences, LISTEN WELL more than 650 occurrences, in the greek of the word G575, the word that means “<text:span text:style-name="T712">from</text:span>”, there is NO<text:span text:style-name="T712">T</text:span> another occurrence<text:span text:style-name="T712"> </text:span>that the same thing happens to it: that without any modifying word that accompanies <text:span text:style-name="T714">it gets</text:span> translated as “<text:span text:style-name="T712">shut out</text:span> from”, or “<text:span text:style-name="T712">away</text:span> from”, or “<text:span text:style-name="T1576">separated</text:span> from". <text:span text:style-name="T713">So, according even to biblehub, this would be the ONLY verse in the ENTIRE bible in which the second meaning of the word, “away from”, according to biblehub </text:span><text:span text:style-name="T1578">I repeat</text:span><text:span text:style-name="T713">, </text:span><text:span text:style-name="T1577">could</text:span><text:span text:style-name="T713"> be appied. </text:span><text:span text:style-name="T1577">Could instead be that said meaning NEVER applies? And that biblehub includes </text:span><text:soft-page-break/><text:span text:style-name="T1577">it only to match the prejudices of its editors with respect to this ONLY verse in more that 650 others?</text:span></text:p>
      <text:p text:style-name="P441"><text:span text:style-name="T5">For example in Acts 19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15">s</text:span></text:span><text:span text:style-name="Bible_5f_text"><text:span text:style-name="T5">” </text:span></text:span><text:span text:style-name="Bible_5f_text"><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42"><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43"><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11">And thanks to the fact that YHWH is pouring out <text:span text:style-name="T716">H</text:span>is <text:span text:style-name="T716">S</text:span>pirit on all peoples and nations using the Internet, now anyone can interpret correctly the first <text:span text:style-name="T716">tongue</text:span> <text:span text:style-name="T716">that must be </text:span>interpret<text:span text:style-name="T716">ed correctly</text:span>: the <text:span text:style-name="T716">tongue</text:span> in which our Lord Jesus Christ thought, spoke and prayed, his followers and ALL the authors of what is now known as the New Testament when they wrote it: the same <text:span text:style-name="T716">tongue </text:span>as the Old Testament. The second <text:span text:style-name="T716">tongue</text:span> to learn to interpret <text:span text:style-name="T716">correctly</text:span> is the <text:span text:style-name="T716">tongue</text:span> in which <text:span text:style-name="T716">it was </text:span>finally writ<text:span text:style-name="T716">ten</text:span>. Both are relatively easy to interpret using the Internet and some other open <text:span text:style-name="T716">source </text:span>program<text:span text:style-name="T716">s</text:span>. Both necessary for the Holy Spirit to enable <text:span text:style-name="T716">us</text:span> to understand, discern, interpret, what Paul explains not only in this very important case, but also with respect to other cases that are also very important. <text:span text:style-name="T716">S</text:span>uch as the case of "speaking in tongues". This way we avoid ending up “spinning in longas” or "trampling the tongues", as some do, and believing that what <text:soft-page-break/>they do it's biblical. The problem is not <text:span text:style-name="T717">so much </text:span>in what they do, but in believing that it is biblical.</text:p>
      <text:p text:style-name="P4">Thus, between these translations of the <text:span text:style-name="T718">bible</text:span>, the translation that best reflects the meaning of the verse in greek is that of the <text:span text:style-name="T718">older versions</text:span>: the wicked will be punished with eternal perdition <text:span text:style-name="Bible_5f_text">“</text:span><text:span text:style-name="Bible_5f_text"><text:span text:style-name="T718">FROM</text:span></text:span><text:span text:style-name="Bible_5f_text"> the presence of the Lord, and </text:span><text:span text:style-name="Bible_5f_text"><text:span text:style-name="T718">FROM</text:span></text:span><text:span text:style-name="Bible_5f_text"> the glory of his power” </text:span><text:span text:style-name="Bible_5f_text"><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18">They </text:span>will be punished “<text:span text:style-name="T718">IN</text:span>” the presence, “<text:span text:style-name="T718">IN</text:span>” the glory of God. <text:span text:style-name="T718">T</text:span>hat punishment it comes “FROM” his presence, “FROM” his glory.</text:p>
      <text:p text:style-name="P4">This is completely the OPPOSITE of <text:span text:style-name="T718">to the</text:span> sense <text:span text:style-name="T718">in</text:span> <text:span text:style-name="T718">popular</text:span> translations in most languages. It is precisely IN the presence and IN his glory the punishment is given.</text:p>
      <text:p text:style-name="P4">God shows up and his presence destroys evil. <text:span text:style-name="T718">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19">the </text:span>physical resurrection of the person, but <text:span text:style-name="T718">it </text:span>BURN<text:span text:style-name="T718">S</text:span>.</text:p>
      <text:p text:style-name="P4">Either I am fire or I burn. And no child of Adam starts out <text:span text:style-name="T719">being </text:span>fire.</text:p>
      <text:h text:style-name="P517" text:outline-level="4"><text:bookmark-start text:name="__RefHeading___Toc34859_4173466481"/>The rich and <text:span text:style-name="T1579">the </text:span>poor Lazarus.<text:bookmark-end text:name="__RefHeading___Toc34859_4173466481"/></text:h>
      <text:p text:style-name="Text_20_body">The famous <text:span text:style-name="T1579">PARABLE</text:span>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79">have read</text:span> <text:span text:style-name="T720">it </text:span>or are interested in reading it:</text:p>
      <text:list text:style-name="L6">
        <text:list-item>
          <text:p text:style-name="P530">The parable is addressed to some <text:span text:style-name="T720">p</text:span>harisees, <text:span text:style-name="T720">that judging from </text:span>what <text:span text:style-name="T720">Jesus Christ</text:span> tells them it seems that they liked to repudiate their wives and marry multiple times.</text:p>
        </text:list-item>
        <text:list-item>
          <text:p text:style-name="P530">The authority in the parable is not YHWH, the Heavenly Father, but Abraham. Who those <text:span text:style-name="T720">p</text:span>harisees were proud to be decendents <text:span text:style-name="T720">of</text:span>.</text:p>
        </text:list-item>
        <text:list-item>
          <text:p text:style-name="P530"><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30"><text:soft-page-break/>The parable cannot refer to a time after the resurrection of the dead because the rich man's brothers <text:span text:style-name="T720">are still</text:span> physically alive. And therefore much less <text:span text:style-name="T720">to a time after</text:span> to the final judgment that follows the resurrection of the dead.</text:p>
        </text:list-item>
      </text:list>
      <text:p text:style-name="Text_20_body">That <text:span text:style-name="T721">means</text:span> that the whole parable is <text:span text:style-name="T721">just</text:span> a parallel in which the rich man represents the <text:span text:style-name="T721">p</text:span>harisees, the poor Lazarus the pagans, and the rich man's brothers are the Jewish followers of the <text:span text:style-name="T721">p</text:span>harisees. <text:span text:style-name="T721">It </text:span>is a<text:span text:style-name="T721">n</text:span> announcement of Jesus Christ to the <text:span text:style-name="T721">p</text:span>harisees of what was going to happen to them: that they would not believe in the one who is going to rise from the dead, <text:span text:style-name="T721">which</text:span> is Jesus Christ himself, the one who speaks, and that this will lead to a<text:span text:style-name="T721">n</text:span> abysmal separation with those who did believe in him, most of them pagans, who were despised by those <text:span text:style-name="T721">p</text:span>harisees, those spiritual<text:span text:style-name="T721">y</text:span> poor, <text:span text:style-name="T721">because they did not have the <text:s/>Law of Moses,</text:span> represented <text:span text:style-name="T721">by</text:span> Lazarus.</text:p>
      <text:p text:style-name="P4">A separation like the one experienced <text:span text:style-name="T722">by </text:span>the Jews and the <text:span text:style-name="T722">p</text:span>harisees, who did not <text:s/>believe in their Meshiakh, <text:span text:style-name="T722">with respect to </text:span>the pagans, who did believe in Jesus Christ. The pagan ends up being an Israelite in the bosom of Abraham, just as Paul explains in Romans 11, and the <text:span text:style-name="T722">p</text:span>harisee <text:span text:style-name="T722">ends up </text:span>expelled from God's people living a spiritual equivalent to the greek "hades" for almost 2000 years.</text:p>
      <text:p text:style-name="P113">This is the only passage in the bible where the word G86, hades, is <text:span text:style-name="T722">not </text:span>used in the hebrew sense of "Sheol." The <text:span text:style-name="T722">reason</text:span> is that this parable is an adaptation that Jesus Christ <text:span text:style-name="T722">does</text:span> of a popular greek tale, which <text:span text:style-name="T722">itself</text:span> is an adaptation of a popular <text:span text:style-name="T724">e</text:span>gyptian tale, <text:span text:style-name="T724">in order </text:span>to make a prophecy to some rebellious <text:span text:style-name="T645">h</text:span>ebrews. Prophecy that has been fulfilled in the <text:s/><text:span text:style-name="T722">past </text:span>2000 years <text:span text:style-name="T723">or so</text:span>.</text:p>
      <text:h text:style-name="P517" text:outline-level="4"><text:bookmark-start text:name="__RefHeading___Toc34861_4173466481"/>Free will.<text:bookmark-end text:name="__RefHeading___Toc34861_4173466481"/></text:h>
      <text:p text:style-name="Text_20_body">From a strictly logical, strictly rational point of view, it is <text:span text:style-name="T725">i</text:span>mpossible to distinguish <text:s/>good from bad without knowing <text:span text:style-name="T725">T</text:span>he <text:span text:style-name="T725">T</text:span>ruth. If I <text:span text:style-name="T725">do not </text:span>know the truth, if I don't have access to the truth, how can I distinguish good from <text:span text:style-name="T725">evil</text:span>? Impossible.</text:p>
      <text:p text:style-name="P114">Jesus Christ identifies himself as The Truth. He says in John 14 <text:span text:style-name="Bible_5f_text">“</text:span><text:span text:style-name="Bible_5f_text"><text:span text:style-name="T726">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text:soft-page-break/>If we do not know Jesus Christ, if we do not know The Truth, we are not Truly free. It is possible to choose, to <text:span text:style-name="T725">decide</text:span>, but it is not possible 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27">NOR</text:span></text:span><text:span text:style-name="Bible_5f_text"> of him who RUNS, but of GOD who has mercy. For the Scripture says to Pharaoh, 'For this very </text:span><text:span text:style-name="Bible_5f_text"><text:span text:style-name="T727">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27">POTTER</text:span></text:span><text:span text:style-name="Bible_5f_text"> a right over the </text:span><text:span text:style-name="Bible_5f_text"><text:span text:style-name="T727">CLAY</text:span></text:span><text:span text:style-name="Bible_5f_text">, from the same lump to make one part a vessel for honor, and another for dishonor?”,</text:span></text:p>
      <text:p text:style-name="P4"><text:span text:style-name="T728">In other words,</text:span> the thing depends is on God, not on <text:span text:style-name="T728">me</text:span>. <text:span text:style-name="T728">It’s </text:span>not that <text:span text:style-name="T728">I</text:span> choose God but <text:span text:style-name="T728">that </text:span>he chooses me, and thanks to that, later, I can choose him.</text:p>
      <text:p text:style-name="P444"><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25">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5">In Jeremiah 24, Jehovah promises that: <text:span text:style-name="Bible_5f_text">“I will </text:span><text:span text:style-name="Bible_5f_text"><text:span text:style-name="T1580">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29">I</text:span>n Jeremiah 32, Jehovah promises that: <text:span text:style-name="Bible_5f_text">“I will </text:span><text:soft-page-break/><text:span text:style-name="Bible_5f_text"><text:span text:style-name="T1580">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29">NEW</text:span></text:span><text:span text:style-name="Bible_5f_text"> heart also will I give you, and a </text:span><text:span text:style-name="Bible_5f_text"><text:span text:style-name="T729">NEW</text:span></text:span><text:span text:style-name="Bible_5f_text"> spirit will I put within you: and I </text:span><text:span text:style-name="Bible_5f_text"><text:span text:style-name="T729">will</text:span></text:span><text:span text:style-name="Bible_5f_text"> </text:span><text:span text:style-name="Bible_5f_text"><text:span text:style-name="T729">TAKE</text:span></text:span><text:span text:style-name="Bible_5f_text"> </text:span><text:span text:style-name="Bible_5f_text"><text:span text:style-name="T729">AWAY</text:span></text:span><text:span text:style-name="Bible_5f_text"> the stony heart out of your flesh, and I will </text:span><text:span text:style-name="Bible_5f_text"><text:span text:style-name="T729">GIVE</text:span></text:span><text:span text:style-name="Bible_5f_text"> you an heart of flesh. And I </text:span><text:span text:style-name="Bible_5f_text"><text:span text:style-name="T729">will put</text:span></text:span><text:span text:style-name="Bible_5f_text"> my spirit within you, and </text:span><text:span text:style-name="Bible_5f_text"><text:span text:style-name="T729">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0">causes</text:span> us <text:span text:style-name="T730">to </text:span>obey his laws.</text:p>
      <text:p text:style-name="P112"><text:span text:style-name="T730">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0">POT</text:span></text:span><text:span text:style-name="Bible_5f_text"> among the clay </text:span><text:span text:style-name="Bible_5f_text"><text:span text:style-name="T730">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0">making</text:span> us, <text:span text:style-name="T731">H</text:span>e knows what <text:span text:style-name="T731">H</text:span>e is doing and <text:span text:style-name="T731">H</text:span>e does it in accordance <text:span text:style-name="T730">to HIS </text:span>will. <text:span text:style-name="T730">Meaning as He pleases</text:span>, period. <text:span text:style-name="T730">Shut up</text:span>. Thank <text:span text:style-name="T730">Him</text:span>.</text:p>
      <text:p text:style-name="P445"><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46"><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2">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6"><text:span text:style-name="T732">A</text:span> slave to sin is not free. We were slaves to sin. The born again is born <text:span text:style-name="T732">into a </text:span>slavery <text:span text:style-name="T732">of</text:span> Jesus Christ, into Jesus Christ’<text:span text:style-name="T732">s</text:span> gentle yoke, <text:span text:style-name="T732">he</text:span> becomes a slave <text:span text:style-name="T732">by</text:span> his own free will, after <text:span text:style-name="T732">God</text:span> changed <text:span text:style-name="T732">his</text:span> heart so that he could do it, he becomes a slave of <text:span text:style-name="T732">The</text:span> Truth and th<text:span text:style-name="T732">at </text:span>makes <text:span text:style-name="T732">him</text:span> free, TRULY FREE.</text:p>
      <text:p text:style-name="P447"><text:span text:style-name="T5">Some Jews, according to John 8, tell Jesus Christ that: </text:span><text:span text:style-name="Bible_5f_text"><text:span text:style-name="T5">"We are Abraham’s offspring, and have never been in bondage to anyone. How do you say, ‘You will be made free?' Jesus </text:span></text:span><text:soft-page-break/><text:span text:style-name="Bible_5f_text"><text:span text:style-name="T5">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33">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7">Without Jesus Christ that "free will" is not so "free". <text:span text:style-name="T733">We cannot </text:span>even choose <text:span text:style-name="T733">H</text:span>im without the intervention of the Father, that is why the same Yeshua, according to John 6, assures that <text:span text:style-name="Bible_5f_text">”</text:span><text:span text:style-name="Bible_5f_text"><text:span text:style-name="T381">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2">s</text:span></text:span><text:span text:style-name="Bible_5f_text"> </text:span><text:span text:style-name="Bible_5f_text"><text:span text:style-name="T352">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47"><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8">Jesus Christ tells us, according to John 8, that: <text:span text:style-name="Bible_5f_text"><text:span text:style-name="T734">”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35">T</text:span>he <text:span text:style-name="T735">T</text:span>ruth, of Jesus Christ. The more we know Jesus Christ the more truly free we are. <text:span text:style-name="T735">More</text:span> TRUE will be that “free will”. And no one is born knowing Jesus Christ, you have to be born again to begin know<text:span text:style-name="T735">ing</text:span> him. The<text:span text:style-name="T735">n is when a</text:span> <text:span text:style-name="T735">T</text:span>rue Life begins, the eternal <text:span text:style-name="T735">Life </text:span>in Jesus Christ.</text:p>
      <text:h text:style-name="P517" text:outline-level="4"><text:bookmark-start text:name="__RefHeading___Toc34863_4173466481"/><text:span text:style-name="T736">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20"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text:span></text:span><text:soft-page-break/><text:span text:style-name="Bible_5f_text"><text:span text:style-name="T5">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20"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38">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text:span><text:soft-page-break/><text:span text:style-name="T5">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38">h</text:span>aul <text:span text:style-name="T738">to </text:span>kill <text:span text:style-name="T738">eveything, </text:span>even the cat, literally, of the descendants of Amalek, <text:span text:style-name="T738">which would look like </text:span><text:s/>that <text:span text:style-name="T738">little </text:span>family <text:span text:style-name="T738">or nation </text:span>is not part of that "ALL" <text:span text:style-name="T738">either</text:span>. <text:span text:style-name="T738">Ofcourse the family of Amalek</text:span> <text:span text:style-name="T738">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38">He </text:span>ordain<text:span text:style-name="T738">s to</text:span> destroy them and ERASE them from the face of the EARTH. And if <text:span text:style-name="T739">their</text:span> inhabitants <text:span text:style-name="T739">are </text:span>go<text:span text:style-name="T739">ing</text:span> to suffer a conscious, permanent and eternal torture, for the centuries of the centuries, after the resurrection of the dead, <text:span text:style-name="T739">well, that REALLY </text:span>doesn't sound like a blessing.</text:p>
      <text:p text:style-name="P119">The problem is the same as Adam's, trying to eat from the tree of KNOWLEDGE of good and evil without knowing the TRUTH, without knowing Jesus Christ. And to know Jesus Christ is to live with Him and in Him. But <text:span text:style-name="T740">it all </text:span>begins by believing in Him. Jesus Christ is a descendant of Jacob, of Israel, who is the grandson of Abraham, the one of the promise. And if Jesus Christ rose <text:span text:style-name="T740">from the dead</text:span> <text:span text:style-name="T740">then </text:span>EVERYONE is going to rise on the last day and by <text:span text:style-name="T740">Him</text:span> ALL things <text:span text:style-name="T740">in</text:span> heaven and earth will be reconciled. <text:span text:style-name="Bible_5f_text">“</text:span><text:span text:style-name="Bible_5f_text"><text:span text:style-name="T738">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20"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48"><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20">And Paul explains to us in Romans 11, <text:span text:style-name="Bible_5f_text">“For God has bound </text:span><text:span text:style-name="Bible_5f_text"><text:span text:style-name="T741">ALL</text:span></text:span><text:span text:style-name="Bible_5f_text"> to disobedience, that he might have mercy on </text:span><text:span text:style-name="Bible_5f_text"><text:span text:style-name="T741">ALL</text:span></text:span><text:span text:style-name="Bible_5f_text">. Oh the depth of the riches both of the wisdom and the </text:span><text:soft-page-break/><text:span text:style-name="Bible_5f_text">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1">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1">bound</text:span> EVERYONE in<text:span text:style-name="T741">to</text:span> disobedience. God decides BEFORE things happen.</text:p>
      <text:p text:style-name="P4">Jehovah announces from the beginning what happens at the end, because he already <text:s/>knows <text:span text:style-name="T741">the end</text:span> and decided it from the beginning.</text:p>
      <text:p text:style-name="P4">In Deuteronomy 29 and 30, another of the books written by Moses, YHWH announces that after Israel conquers the promised land and obey, <text:span text:style-name="T742">they</text:span> will become disobedient, and that after <text:span text:style-name="T742">they</text:span> disobey, <text:span text:style-name="T742">H</text:span>e, Yahweh will scatter them, cast them out, and banish them through all the nations of the earth, and that after they repent, being in all these nations and peoples, <text:span text:style-name="T742">H</text:span>e, <text:span text:style-name="T742">YHWH,</text:span> will gather them again even <text:span text:style-name="T742">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21">That is to say, Moses writes what Jehovah commands him to announce: all Israel’<text:span text:style-name="T742">s</text:span> <text:s/>history from Moses to 1948 when Jehovah did exactly that and formed the present nation of Israel in one day. <text:span text:style-name="T742">Some</text:span>thing that was unimaginable, just some 200 years ago, to anyone who did not believe in the <text:span text:style-name="T743">C</text:span>reator of heaven and earth.</text:p>
      <text:p text:style-name="P449"><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2"><text:span text:style-name="Bible_5f_text">“For God has bound </text:span><text:span text:style-name="Bible_5f_text"><text:span text:style-name="T741">ALL</text:span></text:span><text:span text:style-name="Bible_5f_text"> to disobedience, that he might have mercy on </text:span><text:span text:style-name="Bible_5f_text"><text:span text:style-name="T741">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2">In the end everything will be as announced from the beginning. <text:span text:style-name="T744">L</text:span>ike that bush <text:span text:style-name="T744">on </text:span>fire that Moses saw. We will be branches of a bush, of a true vine, burning with the <text:span text:style-name="T744">h</text:span>oly fire of the Holy Spirit, which <text:span text:style-name="T744">does </text:span>not quench, that burns for all eternity, and that sanctifies us to be one in the Son and in the Father.</text:p>
      <text:p text:style-name="P4"><text:soft-page-break/>We did not choose YHWH. <text:span text:style-name="T744">I</text:span>t was HE who chose us from the beginning. He was the one who loved us first, <text:span text:style-name="T745">EVERYONE</text:span>, <text:span text:style-name="T745">everybody</text:span>, all <text:span text:style-name="T745">of us</text:span>.</text:p>
      <text:h text:style-name="P520" text:outline-level="5"><text:bookmark-start text:name="__RefHeading___Toc34871_4173466481"/>Psalmists.<text:bookmark-end text:name="__RefHeading___Toc34871_4173466481"/></text:h>
      <text:p text:style-name="P502">Throughout all the Psalms the biblical teaching <text:span text:style-name="T745">of</text:span> this presentation <text:span text:style-name="T1581">is</text:span><text:span text:style-name="T745"> </text:span><text:span text:style-name="T1581">repeated</text:span>.</text:p>
      <text:p text:style-name="P123"><text:span text:style-name="T746">Let’s remember that Psalm 37 says that the wicked </text:span><text:span text:style-name="T747">wi</text:span><text:span text:style-name="T748">l</text:span><text:span text:style-name="T747">l be </text:span><text:span text:style-name="T746">cut down, </text:span><text:span text:style-name="T747">that they </text:span><text:span text:style-name="T746">wither, that they will be cut off, </text:span><text:span text:style-name="T748">that they will not be, </text:span><text:span text:style-name="T746">that </text:span><text:span text:style-name="T748">you will diligently consider their place and it shall not, that their day is coming, </text:span><text:span text:style-name="T746">that their sword will enter their own hearts, that they will perish, that they </text:span><text:bookmark text:name="en-KJV-144711"/><text:span text:style-name="T746">consume away like smoke, that they will </text:span><text:span text:style-name="T748">pass away</text:span><text:span text:style-name="T746">, </text:span><text:span text:style-name="T748">that you sought them and did not find them, </text:span><text:span text:style-name="T746">that they will be </text:span><text:span text:style-name="T748">destroyed</text:span><text:span text:style-name="T746"> </text:span><text:span text:style-name="T746"><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3"><text:span text:style-name="T746">And remember that Psalm 9 has a similar tone, it speaks of the destruction of the wicked forever and ever. Other psalms call or announce also the destruction of the wicked. Among them are Psalm 10, 12, 18, 21, 28, 52, 58, 59, 63, 73, 92. </text:span><text:span text:style-name="T750">That is,</text:span><text:span text:style-name="T746"> there are several psalms that speak of the destruction of the wicked</text:span>.</text:p>
      <text:p text:style-name="P124">There are others <text:span text:style-name="T746">psalms </text:span><text:span text:style-name="T749">that</text:span> tell us about the mechanism. It is by fire that silver <text:span text:style-name="T750">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0">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51">FIERY</text:span></text:span><text:span text:style-name="Bible_5f_text"> furnace in the time of your anger. Yahweh will swallow them up in his wrath. The </text:span><text:span text:style-name="Bible_5f_text"><text:span text:style-name="T751">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2">And l</text:span>et us remember <text:span text:style-name="T752">that </text:span>we ALL <text:span text:style-name="T752">start as enemies</text:span>, because there is no one <text:span text:style-name="T752">is </text:span>good <text:span text:style-name="T752">but God</text:span>!</text:p>
      <text:p text:style-name="P4">And what is the result of said destruction? Psalm 45 says that: <text:span text:style-name="Bible_5f_text">“I will make your name to be remembered in </text:span><text:span text:style-name="Bible_5f_text"><text:span text:style-name="T753">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oft-page-break/><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54">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54">Are we getting </text:span>clear? Or <text:span text:style-name="T754">do </text:span>we have to read all the psalms?. It's ALL <text:span text:style-name="T754">FLESH</text:span>. That is the promise.</text:p>
      <text:p text:style-name="P125">Obviously this can only be fulfilled after the physical resurrection of ALL the dead. Otherwise it would be <text:span text:style-name="T756">like a </text:span>“few”, or “some”, or the "majority", or "all" of a given moment, <text:span text:style-name="T755">but</text:span> not ALL, <text:span text:style-name="T755">like in EVERYONE, everybody, all of us, like in all of </text:span>those who have lived, are alive and will physically live in this planet. And <text:span text:style-name="T755">EVERYONE, everybody, all of us</text:span> is what the God of <text:span text:style-name="T755">EVERYONE, everybody, all of us, promises</text:span>.</text:p>
      <text:h text:style-name="P520"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57">Refined choice wines</text:span>, first <text:span text:style-name="T757">He refines </text:span>us. <text:span text:style-name="T757">He</text:span> will <text:span text:style-name="T757">destroy </text:span>the <text:span text:style-name="T757">veil</text:span>, the lie, that covers all peoples. <text:span text:style-name="T757">He w</text:span>ill <text:span text:style-name="T757">swallow up</text:span> death forever and then will wipe away tear<text:span text:style-name="T757">s</text:span> from <text:span text:style-name="T757">off </text:span>ALL faces. And then we'll <text:span text:style-name="T757">be glad</text:span> and rejoice in <text:span text:style-name="T757">H</text:span>is Yeshua, in <text:span text:style-name="T757">H</text:span>is <text:span text:style-name="T757">Salvation</text:span>. That is the hebrew word.</text:p>
      <text:p text:style-name="P4"><text:soft-page-break/>In Isaiah 52 <text:span text:style-name="Bible_5f_text">“Yahweh has made his holy arm bare in the eyes of </text:span><text:span text:style-name="Bible_5f_text"><text:span text:style-name="T758">ALL</text:span></text:span><text:span text:style-name="Bible_5f_text"> the nations. </text:span><text:span text:style-name="Bible_5f_text"><text:span text:style-name="T758">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58">salvation”</text:span> is the word Yeshua, the proper name of our <text:span text:style-name="T758">Lord and S</text:span>avior Jesus Christ in hebrew. All the ends of the earth will see Yeshua.</text:p>
      <text:p text:style-name="P4">In Isaiah 40 <text:span text:style-name="Bible_5f_text">“Yahweh’s glory shall be revealed, and </text:span><text:span text:style-name="Bible_5f_text"><text:span text:style-name="T758">ALL</text:span></text:span><text:span text:style-name="Bible_5f_text"> </text:span><text:span text:style-name="Bible_5f_text"><text:span text:style-name="T758">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6">Another way of spiritually saying exactly the same thing <text:span text:style-name="T758">as</text:span> in Isaiah 9, where Jehovah states that <text:span text:style-name="Bible_5f_text">“</text:span><text:span text:style-name="Bible_5f_text"><text:span text:style-name="T759">F</text:span></text:span><text:span text:style-name="Bible_5f_text">or the passion of Jehovah of hosts the land is on fire and the </text:span><text:span text:style-name="Bible_5f_text"><text:span text:style-name="T759">people</text:span></text:span><text:span text:style-name="Bible_5f_text"> are the fuel. </text:span><text:span text:style-name="Bible_5f_text"><text:span text:style-name="T759">F</text:span></text:span><text:span text:style-name="Bible_5f_text">ire </text:span><text:span text:style-name="Bible_5f_text"><text:span text:style-name="T759">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59">FIRE</text:span></text:span><text:span text:style-name="Bible_5f_text">? Who among us can live with </text:span><text:span text:style-name="Bible_5f_text"><text:span text:style-name="T759">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0">ose who dwell in the dust are awaken</text:span>. <text:span text:style-name="T760">After</text:span> the resurrection of the dead. And then, those <text:span text:style-name="T760">a</text:span>wake<text:span text:style-name="T760">n</text:span> <text:span text:style-name="T760">ones</text:span>, <text:span text:style-name="T760">will </text:span>sing and praise their Savior. <text:span text:style-name="T760">B</text:span>ecause Jehovah <text:span text:style-name="T760">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1">That means,</text:span> EVERYONE, every<text:span text:style-name="T761">body</text:span>, <text:span text:style-name="T761">all of us,</text:span> will bend the knee, o<text:span text:style-name="T761">n</text:span> <text:span text:style-name="T761">our</text:span> own free will, <text:span text:style-name="T761">out of </text:span>love <text:span text:style-name="T761">for</text:span> the <text:span text:style-name="T761">one </text:span>that saved <text:span text:style-name="T761">us</text:span>.</text:p>
      <text:h text:style-name="P520"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50">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text:span><text:soft-page-break/><text:span text:style-name="Bible_5f_text">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2">In other words, </text:span>first YHWH gives a heart, <text:span text:style-name="T762">H</text:span>e writes his law on th<text:span text:style-name="T762">at</text:span> heart, <text:span text:style-name="T762">H</text:span>e <text:span text:style-name="T762">also </text:span>gives <text:span text:style-name="T762">one</text:span> way, <text:span text:style-name="T762">H</text:span>e puts <text:span text:style-name="T762">H</text:span>is fear in th<text:span text:style-name="T762">at</text:span> heart, and <text:span text:style-name="T763">AFTER that</text:span>, man can turn, repent, obey, love YHWH, <text:span text:style-name="T762">and NOT depart from Him</text:span>. It is Jehovah who makes <text:span text:style-name="T762">us </text:span>want to do <text:span text:style-name="T762">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63">H</text:span>e cleanses us from ALL the evil with which we sin <text:span text:style-name="T763">against Him </text:span>and THEN He forgives us ALL our sins. And above all <text:span text:style-name="T763">He</text:span> gives us so much peace and <text:span text:style-name="T763">He </text:span>does us so much good that ALL the peoples of the earth will tremble with all the good and all the peace that <text:span text:style-name="T763">He</text:span> will <text:span text:style-name="T763">provide</text:span> us.</text:p>
      <text:p text:style-name="P4">To think that Adam <text:span text:style-name="T764">screwed</text:span> all humanity but Christ only reconciled, or only saved, or could only <text:span text:style-name="T765">draw</text:span> a few <text:span text:style-name="T765">unto Him</text:span>, because the rest did not accepted <text:span text:style-name="T764">Him</text:span>, or did not trust <text:span text:style-name="T765">H</text:span>im, <text:span text:style-name="T766">it’</text:span>s like thinking that a mother who decides <text:span text:style-name="T766">to </text:span>change diapers to her newborn baby, because he pooped, <text:span text:style-name="T766">later</text:span> change<text:span text:style-name="T766">s</text:span> <text:span text:style-name="T766">her</text:span> mind and decide<text:span text:style-name="T766">s</text:span> not to change <text:span text:style-name="T766">him</text:span>, or it's too <text:span text:style-name="T766">hard </text:span>for <text:span text:style-name="T766">her</text:span> to change <text:span text:style-name="T766">him</text:span>, because <text:span text:style-name="T766">h</text:span><text:span text:style-name="T1582">e</text:span><text:span text:style-name="T766">r</text:span> baby started crying, or because <text:span text:style-name="T766">he</text:span> kicked <text:span text:style-name="T766">her</text:span>, or because <text:span text:style-name="T766">he</text:span> piss her <text:span text:style-name="T766">all over</text:span> in the process. It’s <text:span text:style-name="T766">like </text:span>thinking that the will of the baby will <text:span text:style-name="T766">overcome</text:span> the will of the mother. And of course the comparison is an exaggeration because, proportionally, the will of God is incomprehensibly bigger than ours, and a mother's <text:span text:style-name="T766">will is </text:span>just <text:span text:style-name="T766">a little</text:span> bigger than the baby's. And God's love for us is also <text:span text:style-name="T766">much </text:span><text:span text:style-name="T767">grater</text:span> than that of the mother for her baby.</text:p>
      <text:p text:style-name="P127">He is in control, Jehovah is God of everything. He owns the sky and the earth. EVERY knee will bow because he is going to give us a heart that <text:span text:style-name="T768">will</text:span> want to <text:span text:style-name="T768">bend it out of </text:span>love <text:s/>for <text:span text:style-name="T768">H</text:span>im.</text:p>
      <text:h text:style-name="P520"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text:span><text:soft-page-break/><text:span text:style-name="Bible_5f_text">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69">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69">ing</text:span> in <text:span text:style-name="T769">His</text:span> ordinances. He removes the old heart of stone and gives us a new one of <text:span text:style-name="T769">flesh</text:span>. Then <text:span text:style-name="T769">H</text:span>e puts <text:span text:style-name="T769">H</text:span>is spirit on us and it is Jehovah who <text:span text:style-name="T769">CAUSES us</text:span> <text:span text:style-name="T769">to</text:span> walk in <text:span text:style-name="T769">H</text:span>is <text:span text:style-name="T769">statutes</text:span> and <text:span text:style-name="T769">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0">tells us</text:span> <text:span text:style-name="T770">about</text:span>.</text:p>
      <text:h text:style-name="P520" text:outline-level="5"><text:bookmark-start text:name="__RefHeading___Toc34879_4173466481"/>Daniel.<text:bookmark-end text:name="__RefHeading___Toc34879_4173466481"/></text:h>
      <text:p text:style-name="Text_20_body">In the vision of Daniel 7, <text:span text:style-name="T771">to </text:span>a <text:span text:style-name="T771">S</text:span>on of <text:span text:style-name="T771">M</text:span>an <text:span text:style-name="Bible_5f_text">"Dominion was given him, and glory, and a kingdom, that </text:span><text:span text:style-name="Bible_5f_text"><text:span text:style-name="T771">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2">just </text:span>a part, a majority, a selection, but not all. Some believe that Sodom <text:span text:style-name="T772">is not counted there</text:span>, or <text:span text:style-name="T772">not </text:span>even all of Israel, only part <text:span text:style-name="T772">of it</text:span>. And according to this same vision at the end, <text:span text:style-name="Bible_5f_text">"The kingdom and the dominion, and the greatness of the kingdoms under the </text:span><text:span text:style-name="Bible_5f_text"><text:span text:style-name="T773">WHOLE</text:span></text:span><text:span text:style-name="Bible_5f_text"> sky, will be given to the people of the saints of the Most High. His kingdom is an everlasting kingdom, and </text:span><text:span text:style-name="Bible_5f_text"><text:span text:style-name="T773">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73">It’s EVERYONE, everybody, all of us.</text:span></text:p>
      <text:p text:style-name="P128">But some <text:span text:style-name="T780">people </text:span>believe that it is the kingdom of some, that there are domains that will <text:span text:style-name="T774">not serve Him</text:span>, that love does not overcome hate in some cases. that goodness does not defeat evil in some cases. That the will of some is greater than that of the <text:span text:style-name="T774">C</text:span>reator of <text:span text:style-name="T775">H</text:span>eaven and <text:span text:style-name="T776">E</text:span>arth. He did<text:span text:style-name="T774">n’t</text:span> want <text:span text:style-name="T774">to</text:span>. <text:span text:style-name="T774">Too</text:span> bad. <text:span text:style-name="T774">In that case there is nothing </text:span>God can do <text:span text:style-name="T774">about it</text:span>.</text:p>
      <text:p text:style-name="P4"><text:soft-page-break/>It is like thinking that a barely crawling baby, <text:span text:style-name="T776">who is</text:span> heading for a <text:span text:style-name="T776">huge </text:span>fire, and that I, <text:s/><text:span text:style-name="T776">the</text:span> loving father of the baby, <text:span text:style-name="T776">who </text:span>warn<text:span text:style-name="T776">s</text:span> him and point<text:span text:style-name="T776">s</text:span> out the fire, <text:span text:style-name="T776">and</text:span> warn<text:span text:style-name="T776">s</text:span> him of the danger, but the baby is still on his way to the fire and he doesn't understand me, or he doesn't want to understand me, or he doesn't pay attention to me, or he doesn't obey<text:span text:style-name="T777">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text:span text:style-name="T777">He </text:span>resurrects us ALL. And <text:span text:style-name="T777">H</text:span>e gives <text:span text:style-name="T777">us ALL h</text:span>is Spirit. Of course not all at the same time, some who were the first will be the last and others who were last have been first. <text:span text:style-name="T778">S</text:span>ome <text:span text:style-name="T778">after</text:span> the physical resurrection.</text:p>
      <text:h text:style-name="P520" text:outline-level="5"><text:bookmark-start text:name="__RefHeading___Toc34881_4173466481"/><text:span text:style-name="T779">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0">people</text:span> think that this is only for Israel and not for the millions of pagans that end<text:span text:style-name="T780">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0">A</text:span>nd Paul explains in 1 Corinthians 15 that this text refers to the resurrection of the dead and <text:span text:style-name="T780">the </text:span>life in the Holy Spirit. The one that is for EVERYONE. As YHWH himself explains in Joel 2: <text:span text:style-name="Bible_5f_text">“I will pour out my Spirit on ALL </text:span><text:span text:style-name="Bible_5f_text"><text:span text:style-name="T780">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0">FLESH</text:span>.</text:p>
      <text:p text:style-name="P129">And in Obadiah Yahweh <text:span text:style-name="T781">himself </text:span>says <text:span text:style-name="Bible_5f_text">"For the day of Yahweh is near </text:span><text:span text:style-name="Bible_5f_text"><text:span text:style-name="T781">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2">H</text:span>e tells us that when <text:span text:style-name="T782">H</text:span>e <text:span text:style-name="T782">re</text:span>builds the fallen tabernacle of David he does <text:span text:style-name="T782">so </text:span><text:span text:style-name="Bible_5f_text">“that they may possess the remnant of Edom, and </text:span><text:span text:style-name="Bible_5f_text"><text:span text:style-name="T782">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2">I</text:span>n Micah it also says that <text:span text:style-name="Bible_5f_text">“Hear, you peoples, ALL of you. Listen, O earth, and ALL that is therein: </text:span><text:soft-page-break/><text:span text:style-name="Bible_5f_text">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83">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84">people </text:span>think "that's not <text:span text:style-name="T784">for</text:span> me", "that's for others", "I am very good because Christ lives in me”, and “I accepted <text:span text:style-name="T784">Him</text:span>”, and “I decided”, and “I <text:span text:style-name="T784">searched</text:span> for <text:span text:style-name="T784">Him</text:span>”, and they seem to forget that it is not about what they do or not do but what God does in them.</text:p>
      <text:p text:style-name="P130">In Zephaniah 1, Jehovah tells us that <text:span text:style-name="Bible_5f_text">“I will utterly sweep away </text:span><text:span text:style-name="Bible_5f_text"><text:span text:style-name="T78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85">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85">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puri<text:span text:style-name="T785">fies</text:span> <text:span text:style-name="T785">the</text:span> lips. What for? <text:span text:style-name="T785">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86">An what</text:span> will <text:span text:style-name="T786">He </text:span>give? Peace. But no. It just can't be. There must be some mistake. That <text:span text:style-name="T787">is what </text:span>some <text:span text:style-name="T787">people </text:span>think. <text:span text:style-name="T787">F</text:span>inally what? Do we believe the scriptures or not?</text:p>
      <text:p text:style-name="P358"><text:soft-page-break/>In Zechariah 9, speaking of a just and saving King who comes humble riding on a donkey, white <text:span text:style-name="T788">it </text:span>is hen <text:span text:style-name="T1574">lay</text:span><text:span text:style-name="T1363">s</text:span> it, <text:span text:style-name="T1575">guess who Zechariah is talking about, </text:span>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89">it</text:span> doesn't say ALL, but <text:span text:style-name="T789">it</text:span> says <text:span text:style-name="T789">to the ENDS</text:span>.</text:p>
      <text:p text:style-name="P131">And in Malachi <text:span text:style-name="T790">3</text:span>, also speaking of his Meshiakh, <text:span text:style-name="T790">H</text:span>e tells us that: <text:span text:style-name="Bible_5f_text">“But who can endure the day of his coming? And who will stand when he appears? For he is like a refiner’s </text:span><text:span text:style-name="Bible_5f_text"><text:span text:style-name="T790">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0">H</text:span>e reaffirms in Malachi 4 that: <text:span text:style-name="Bible_5f_text">“For, behold, the day comes, it burns as a furnace; and </text:span><text:span text:style-name="Bible_5f_text"><text:span text:style-name="T790">ALL</text:span></text:span><text:span text:style-name="Bible_5f_text"> the proud, and </text:span><text:span text:style-name="Bible_5f_text"><text:span text:style-name="T790">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0">us again and again </text:span>the same idea. <text:span text:style-name="T790">It’s EVERYONE, everybody, alll of us</text:span>.</text:p>
      <text:h text:style-name="P520" text:outline-level="5"><text:bookmark-start text:name="__RefHeading___Toc34883_4173466481"/>Jesus Christ.<text:bookmark-end text:name="__RefHeading___Toc34883_4173466481"/></text:h>
      <text:p text:style-name="Text_20_body">In Matthew 5 and in Luke 6, Jesus Christ tells us not to get angry, not to look with greed, not <text:span text:style-name="T791">to </text:span>divorce, if you say "yes" let it be "yes" and if you say “no” let it be “no”, <text:span text:style-name="T791">to </text:span>not resist the bad guy, <text:span text:style-name="T791">to</text:span> turn the other cheek, <text:span text:style-name="T791">to</text:span> deliver not only the tunic that they want to take but also the <text:span text:style-name="T791">cloak</text:span>, to carry two miles the load that <text:span text:style-name="T791">someone </text:span>forced <text:span text:style-name="T791">us </text:span>to carry one mile, <text:span text:style-name="T791">that </text:span>if <text:span text:style-name="T791">t</text:span>hey ask you give, <text:span text:style-name="T791">to </text:span>not to refuse to lend, to love the enemy, to pray for those who persecute <text:span text:style-name="T791">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1">those</text:span> who hate <text:span text:style-name="T791">us</text:span>, to bless the one who curses <text:span text:style-name="T791">us</text:span>, to pray for the one who mistreats <text:span text:style-name="T791">us</text:span>, not to ask <text:span text:style-name="T791">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1">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1">your</text:span> Father. Not only is it what he asks of us <text:span text:style-name="T791">it’s</text:span> also what <text:span text:style-name="T791">H</text:span>e himself does. God loves his enemies, God turns the other cheek, God goes the extra mile, God gives if ask<text:span text:style-name="T791">ed for</text:span>, God gives more than what they want to take away.</text:p>
      <text:p text:style-name="P4">Why do some <text:span text:style-name="T1583">people </text:span>think that God does not do what <text:span text:style-name="T791">H</text:span>e <text:span text:style-name="T791">demands</text:span> of his creatures? That God does not love his enemies, that which was <text:span text:style-name="T791">EVERY</text:span> believer before being <text:span text:style-name="T1584">a</text:span> believer? Or <text:span text:style-name="T791">is it </text:span>that they were NEVER enemies of God? <text:span text:style-name="T791">B</text:span>ecause NOBODY starts being <text:span text:style-name="T791">God’s</text:span> friend.</text:p>
      <text:p text:style-name="P4"><text:soft-page-break/>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92">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93">LAYS</text:span></text:span><text:span text:style-name="Bible_5f_text"> </text:span><text:span text:style-name="Bible_5f_text"><text:span text:style-name="T793">DOWN</text:span></text:span><text:span text:style-name="Bible_5f_text"> his life for the sheep” </text:span><text:span text:style-name="Bible_5f_text"><text:note text:id="ftn434" text:note-class="footnote"><text:note-citation>434</text:note-citation><text:note-body><text:p text:style-name="P451">John 10:11 WEB</text:p></text:note-body></text:note></text:span>. He affirms us that <text:span text:style-name="T793">H</text:span>e would do just that: look for the lost sheep, th<text:span text:style-name="T793">e one</text:span> lost in PERDITION, until <text:span text:style-name="T793">H</text:span>e finds <text:span text:style-name="T793">it</text:span>. <text:span text:style-name="T793">Listen:</text:span> UNTIL <text:span text:style-name="T793">He</text:span> find<text:span text:style-name="T793">s</text:span> <text:span text:style-name="T793">it</text:span>.</text:p>
      <text:p text:style-name="P4">That is why <text:span text:style-name="T793">H</text:span>e also affirms, in John 12, that: <text:span text:style-name="Bible_5f_text">“And I, if I am lifted up from the earth, will draw </text:span><text:span text:style-name="Bible_5f_text"><text:span text:style-name="T794">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94">ALL, </text:span><text:span text:style-name="T1584">it</text:span> is <text:span text:style-name="T794">ALL, </text:span><text:span text:style-name="T1584">everyone, everybody, all of us, TODOS, toditos , todos.</text:span></text:p>
      <text:p text:style-name="P132">Jesus Christ affirms in Matthew 11 that: <text:span text:style-name="Bible_5f_text">“</text:span><text:span text:style-name="Bible_5f_text"><text:span text:style-name="T795">ALL</text:span></text:span><text:span text:style-name="Bible_5f_text"> </text:span><text:span text:style-name="Bible_5f_text"><text:span text:style-name="T796">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795">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796">ALL THINGS</text:span> was given to <text:span text:style-name="T796">H</text:span>im and the will of the one who sent <text:span text:style-name="T796">Him</text:span> is that <text:span text:style-name="T796">H</text:span>e <text:span text:style-name="T796">does </text:span>not lose <text:span text:style-name="T796">ANYTHING</text:span> of <text:span text:style-name="T796">ALL</text:span> that was <text:span text:style-name="T796">given to Him</text:span>. And <text:span text:style-name="T796">ALL</text:span> the Father gives <text:span text:style-name="T796">H</text:span>im will go <text:span text:style-name="T796">to H</text:span>im and <text:span text:style-name="T796">He </text:span>will <text:span text:style-name="T796">by NO MEANS</text:span> <text:span text:style-name="T796">cast </text:span>out.</text:p>
      <text:p text:style-name="P4">But no, there are some <text:span text:style-name="T797">people </text:span>who <text:span text:style-name="T797">claim to</text:span> believe and love the <text:span text:style-name="T800">H</text:span>eavenly Father, and <text:span text:style-name="T797">to </text:span>have chosen <text:span text:style-name="T797">Him</text:span>, and <text:span text:style-name="T797">elected Him</text:span>, and trusted <text:span text:style-name="T797">Him</text:span>, on their own, but that <text:span text:style-name="T798">little </text:span><text:span text:style-name="T797">thing </text:span><text:span text:style-name="T800">about</text:span> "<text:span text:style-name="T797">ALL</text:span>": that’<text:span text:style-name="T797">s too much</text:span>, that <text:span text:style-name="T797">just </text:span>can’<text:span text:style-name="T797">t</text:span> be. <text:span text:style-name="T797">B</text:span>ecause they think <text:span text:style-name="T799">that </text:span>the will of the CLAY POT will over<text:span text:style-name="T797">come</text:span> the will of the POTTER!</text:p>
      <text:p text:style-name="P4">Fortunately YHWH is not a God of confusion.</text:p>
      <text:h text:style-name="P520" text:outline-level="5"><text:bookmark-start text:name="__RefHeading___Toc34885_4173466481"/>Pa<text:span text:style-name="T1282">ul</text:span>.<text:bookmark-end text:name="__RefHeading___Toc34885_4173466481"/></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1">of </text:span>what is not <text:span text:style-name="T802">He chose</text:span>, to undo what is, and <text:span text:style-name="T801">from </text:span>what is foolish God chose to <text:span text:style-name="T801">confound</text:span> the wise; and <text:span text:style-name="T801">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1">you do</text:span>, or <text:span text:style-name="T802">who did you </text:span>trust, or what <text:span text:style-name="T801">did </text:span>you <text:span text:style-name="T801">repent of</text:span>, or what <text:span text:style-name="T801">did </text:span>you decide, or achieved, or chose, <text:soft-page-break/>or accept, or <text:span text:style-name="T801">search for</text:span>, to deserve that the God, creator of Heaven and Earth, <text:span text:style-name="T801">would </text:span>CHO<text:span text:style-name="T801">O</text:span>SE you to believe in <text:span text:style-name="T801">h</text:span>is Son Jesus Christ and accept <text:span text:style-name="T802">H</text:span>im before <text:span text:style-name="T801">your </text:span>physical death? Don't you think that <text:span text:style-name="T801">t</text:span>he same God who chose from the worst of this world can also choose, when <text:span text:style-name="T801">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text:soft-page-break/>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803">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20"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04">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04">judgment</text:span>, that of Ge-Henna, that which is translated "hell", begins with the believers, <text:span text:style-name="T804">with </text:span>God’<text:span text:style-name="T804">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3">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05">for a resurrected person</text:span>. In that new <text:span text:style-name="T805">earth</text:span> with that new heaven<text:span text:style-name="T805">s</text:span>, we will ALL have a body like that of the angels, that’<text:span text:style-name="T805">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text:soft-page-break/>for them and they <text:span text:style-name="T806">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06">For </text:span></text:span><text:span text:style-name="Bible_5f_text">whoever desires to save his life will lose it, and whoever will lose his life for my sake will find it” </text:span><text:span text:style-name="Bible_5f_text"><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07">e</text:span>s<text:span text:style-name="T807">e</text:span> <text:span text:style-name="T807">heavens</text:span> will pass away. It's in that new <text:span text:style-name="T807">earth</text:span> with th<text:span text:style-name="T807">ose</text:span> <text:span text:style-name="T807">new heavens</text:span> where ALL will be made alive, both physically and spiritually. That is what Peter expects and what should expect every believer in Jesus Christ.</text:p>
      <text:p text:style-name="P4">In 2nd Peter 3 it says that: the Lord <text:span text:style-name="T808">is </text:span><text:span text:style-name="Bible_5f_text">"not wishing that </text:span><text:span text:style-name="Bible_5f_text"><text:span text:style-name="T808">ANYONE</text:span></text:span><text:span text:style-name="Bible_5f_text"> should perish, but that </text:span><text:span text:style-name="Bible_5f_text"><text:span text:style-name="T808">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08">people </text:span>believe that their "want" to remain spiritually dead is greater than the "want" of YHWH? The only explanation is that they are still partially dead, spiritually, to The Truth.</text:p>
      <text:p text:style-name="P134">God does not save by avoiding death. God saves BY <text:span text:style-name="T808">TAKING</text:span> US <text:span text:style-name="T1585">OUT</text:span> of death. Some <text:span text:style-name="T808">are taken </text:span>out of spiritual death first, so that they can be repent, and <text:span text:style-name="T808">later</text:span> <text:span text:style-name="T808">are taken</text:span> out of physical death. And others <text:span text:style-name="T808">are </text:span>take<text:span text:style-name="T808">n</text:span> out first from physical death and then <text:span text:style-name="T808">taken</text:span> out of spiritual death, so that they can repent. But <text:span text:style-name="T808">it’s to</text:span> EVERYONE, every<text:span text:style-name="T808">body</text:span>, <text:span text:style-name="T808">all of us</text:span>, <text:span text:style-name="T808">that </text:span>He <text:span text:style-name="T808">takes</text:span> us out of, both physical and spiritual death.</text:p>
      <text:h text:style-name="P520"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809">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809">EVERY</text:span></text:span><text:span text:style-name="Bible_5f_text"> creature which is in heaven and on the earth and under the earth and such as are in the sea, and </text:span><text:span text:style-name="Bible_5f_text"><text:span text:style-name="T809">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09">people</text:span> imagine <text:span text:style-name="T809">that </text:span>"EVERY creature" does not include the majority of men, because most <text:span text:style-name="T809">of them </text:span>will be somewhere else saying who knows what <text:span text:style-name="T809">to who knows whom</text:span>. <text:span text:style-name="T809">Meaning:</text:span> the stars YES, because "ALL <text:span text:style-name="T809">THINGS</text:span>" include the stars, but the one who didn't want <text:span text:style-name="T809">IMPOSIBLE</text:span>. Because they believe that the will of the CLAY POT will <text:span text:style-name="T809">avercome</text:span> the will of the POTTER!</text:p>
      <text:p text:style-name="P4">Revelation 15 says: <text:span text:style-name="Bible_5f_text">“Who wouldn’t fear you, Lord, and glorify your name? For you only are holy. For </text:span><text:span text:style-name="Bible_5f_text"><text:span text:style-name="T810">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10">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oft-page-break/><text:span text:style-name="T810">THINGS NEW</text:span>. New creatures. Ones that can <text:span text:style-name="T810">do</text:span> the will of the creator. And these words are FAITHFUL and TRUE.</text:p>
      <text:h text:style-name="P517"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2">ALL</text:span></text:span><text:span text:style-name="Bible_5f_text"> </text:span><text:span text:style-name="Bible_5f_text"><text:span text:style-name="T812">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7">So far very few believers in Yeshua, Jesus Christ; would <text:span text:style-name="T1586">dispute</text:span> that <text:span text:style-name="T812">on </text:span>these verses “ALL <text:span text:style-name="T813">THINGS</text:span>” means “ALL <text:span text:style-name="T813">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8">In this text from Colossians 1, some believers would begin to think that “ALL <text:span text:style-name="T813">THINGS</text:span>” mean<text:span text:style-name="T814">s</text:span> “ALL <text:span text:style-name="T813">THINGS</text:span>” and that “<text:span text:style-name="T814">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text:span><text:soft-page-break/><text:span text:style-name="Bible_5f_text">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15">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9">It is written: <text:span text:style-name="Bible_5f_text">“as you gave him authority over </text:span><text:span text:style-name="Bible_5f_text"><text:span text:style-name="T816">ALL</text:span></text:span><text:span text:style-name="Bible_5f_text"> </text:span><text:span text:style-name="Bible_5f_text"><text:span text:style-name="T816">FLESH</text:span></text:span><text:span text:style-name="Bible_5f_text">, so he will give eternal life to </text:span><text:span text:style-name="Bible_5f_text"><text:span text:style-name="T816">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text:soft-page-break/>It is written: God <text:span text:style-name="Bible_5f_text">“desires </text:span><text:span text:style-name="Bible_5f_text"><text:span text:style-name="T816">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17">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17">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18">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40">It is written: <text:span text:style-name="Bible_5f_text">“God also hath highly exalted him, and given him a name which is above </text:span><text:span text:style-name="Bible_5f_text"><text:span text:style-name="T818">EVERY</text:span></text:span><text:span text:style-name="Bible_5f_text"> name: That at the name of Jesus </text:span><text:span text:style-name="Bible_5f_text"><text:span text:style-name="T818">EVERY</text:span></text:span><text:span text:style-name="Bible_5f_text"> knee should bow, of things in heaven, and things in earth, and things under the earth; And that </text:span><text:span text:style-name="Bible_5f_text"><text:span text:style-name="T818">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text:soft-page-break/>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87">people </text:span>think that the victory of Jesus Christ on the Cross is as a victory of a roman caesar? <text:span text:style-name="T819">That</text:span> at the end of time some resurrected will have to bend that knee against their will, <text:span text:style-name="T819">that </text:span>it's going to be like when the older brother bends the younger brother's arm and force him to say something? It's like imagining the risen <text:span text:style-name="T819">person </text:span>forced to bend the knee against his will and Jesus Christ saying: “Who is the king of kings? Who? WHO? Who is the <text:span text:style-name="T819">king</text:span>? AHA ! Now <text:span text:style-name="T819">GO TO</text:span> HELL!”</text:p>
      <text:p text:style-name="P4">That is NOT the victory of Jesus Christ <text:span text:style-name="T819">o</text:span>n ANY of his subjects. <text:span text:style-name="T819">All</text:span> of us who have him as King do it o<text:span text:style-name="T819">n</text:span> our own free will after the Heavenly Father <text:span text:style-name="T819">has </text:span>change<text:span text:style-name="T819">d</text:span> our stone heart for a tender one <text:span text:style-name="T819">so </text:span>that <text:span text:style-name="T819">we</text:span> may love <text:span text:style-name="T819">H</text:span>im above all things for our own good. That was his promise and <text:span text:style-name="T819">H</text:span>e is keeping it.</text:p>
      <text:p text:style-name="P141">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20">EVER</text:span></text:span><text:span text:style-name="Bible_5f_text"> and </text:span><text:span text:style-name="Bible_5f_text"><text:span text:style-name="T820">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0">otherwise there would not be anyone of t</text:span>hose who think that the thing is only for a few <text:span text:style-name="T820">ones</text:span>, among which, of course, are themselves.</text:p>
      <text:p text:style-name="P4">In addition, the promise of physical and spiritual resurrection is for everyone and that has not happened either. <text:span text:style-name="T821">H</text:span>owever that is the promise of the living God, of the Creator of Heaven and earth: EVERYONE, ABSOLUTELY EVERYONE. And God is not a man, that he should lie.</text:p>
      <text:p text:style-name="P4">TH<text:span text:style-name="T821">E</text:span>S<text:span text:style-name="T821">E</text:span> <text:span text:style-name="T821">are</text:span> the good news. The really GOOD NEWS.</text:p>
      <text:h text:style-name="P512" text:outline-level="3"><text:bookmark-start text:name="__RefHeading___Toc34893_4173466481"/>The return.<text:bookmark-end text:name="__RefHeading___Toc34893_4173466481"/></text:h>
      <text:p text:style-name="Text_20_body">According to the bible, Jesus Christ announces that <text:span text:style-name="T822">H</text:span>e is going to return. <text:span text:style-name="T1588">A</text:span>nd <text:span text:style-name="T822">at</text:span> the <text:span text:style-name="T822">time</text:span> when his disciples see <text:span text:style-name="T822">H</text:span>im for the last time, two men, two angels, dressed in white remind them of the same.</text:p>
      <text:p text:style-name="P4">In Acts 1, after the crucifixion and resurrection of Jesus Christ says that:</text:p>
      <text:p text:style-name="P142"><text:soft-page-break/><text:span text:style-name="Bible_5f_text">“Therefore when they had come together, they asked him, 'Lord, are you now restoring the kingdom to Israel?'</text:span></text:p>
      <text:p text:style-name="P142"><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2"><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22">W</text:span>hat sign will there be of your coming? According to Matthew 24 and 25, the answer has several parts. And by the answers that Jesus Christ gives the thing seems quite dramatic and unpleasant.</text:p>
      <text:p text:style-name="P4">This <text:span text:style-name="T822">are</text:span> <text:span text:style-name="T822">the </text:span>good news that do <text:span text:style-name="T822">not</text:span> seem so good. The return of Son of Man is good news for everyone who does NOT love the world. The world, according to the bible, is the current system, the one that is under the dominion of Satan, as far as God allows it. <text:span text:style-name="T822">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2">T</text:span>he way to understand the sequence of events describing the return of the Son of Man has to be coheren<text:span text:style-name="T822">t</text:span> <text:span text:style-name="T822">to</text:span> all of them.</text:p>
      <text:p text:style-name="P4"><text:soft-page-break/>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2">earth</text:span>, promised in the hebrew scriptures?</text:p>
      <text:h text:style-name="P517" text:outline-level="4"><text:bookmark-start text:name="__RefHeading___Toc34895_4173466481"/><text:span text:style-name="T822">Warning</text:span>.<text:bookmark-end text:name="__RefHeading___Toc34895_4173466481"/></text:h>
      <text:p text:style-name="Text_20_body">Until now, your host, that is to say, <text:span text:style-name="T863">me, </text:span>Jose Luis Quiroga, can say that <text:span text:style-name="T823">he</text:span> <text:span text:style-name="T823">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89">your</text:span> host, <text:span text:style-name="T863">me,</text:span> Jose Luis Quiroga, must admit that his confidence is reduced to 70 percent. And in some respects, the minority, say 4 of the 22 chapters of the book of Revelation, there are great doubts as to how <text:span text:style-name="T823">to </text:span>understand them coherently with the rest of the prophetic books and with the whole bible. In these 4 chapters: 12, 13, 17 and 18, trust <text:span text:style-name="T823">does</text:span> not reach 10 percent. The problem is always in the details. <text:span text:style-name="T823">And</text:span> there are details that are simply not clear.</text:p>
      <text:p text:style-name="P4">Having made this warning, let's continue with the parts in which there is a 70 percent confidence.</text:p>
      <text:h text:style-name="P517"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oft-page-break/><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24">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3">When Jesus Christ returns, it will in an instant, <text:span text:style-name="T824">very quickly, </text:span>and people will <text:span text:style-name="T824">be having </text:span>a <text:span text:style-name="T824">normal </text:span>life in which they drink, buy, sell, plant, they build and marry. Maybe that's why we see <text:span text:style-name="T825">happening </text:span>what Peter announced in 2nd Peter 3 <text:span text:style-name="T824">that</text:span> would happen, that some mockers <text:span text:style-name="T824">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17" text:outline-level="4"><text:bookmark-start text:name="__RefHeading___Toc34899_4173466481"/>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26">PEACE</text:span></text:span><text:span text:style-name="Bible_5f_text">. Of the increase of his government and peace there shall be </text:span><text:span text:style-name="Bible_5f_text"><text:span text:style-name="T827">NO</text:span></text:span><text:span text:style-name="Bible_5f_text"> </text:span><text:span text:style-name="Bible_5f_text"><text:span text:style-name="T827">END</text:span></text:span><text:span text:style-name="Bible_5f_text">, upon the throne of David, and upon his kingdom, to order it, and to establish it with judgment and with justice from henceforth even </text:span><text:span text:style-name="Bible_5f_text"><text:span text:style-name="T826">FOR</text:span></text:span><text:span text:style-name="Bible_5f_text"> </text:span><text:span text:style-name="Bible_5f_text"><text:span text:style-name="T826">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27">ALL</text:span></text:span><text:span text:style-name="Bible_5f_text"> </text:span><text:span text:style-name="Bible_5f_text"><text:span text:style-name="T827">THE</text:span></text:span><text:span text:style-name="Bible_5f_text"> </text:span><text:span text:style-name="Bible_5f_text"><text:span text:style-name="T827">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53"><text:soft-page-break/><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52"><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4">This was what the Israelites of the time of Jesus Christ were waiting <text:span text:style-name="T827">from</text:span> the Meshiakh of Israel. That <text:span text:style-name="T827">H</text:span>e <text:span text:style-name="T827">would be</text:span> the king of all nations and that there would be peace. That is the <text:span text:style-name="T827">excuse</text:span> that some Jews, some genetic descendants of Abraham, still <text:span text:style-name="T828">have, and </text:span>insist on, to deny Yeshua as <text:span text:style-name="T828">their</text:span> Meshiakh.</text:p>
      <text:p text:style-name="P4">In Zechariah 14 Jehovah also says that: BEFORE <text:span text:style-name="T829">H</text:span>e reigns, <text:span text:style-name="Bible_5f_text">"For I will gather </text:span><text:span text:style-name="Bible_5f_text"><text:span text:style-name="T829">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29">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29">worship</text:span> the King <text:span text:style-name="T829">during the</text:span> Sukkot festival, the festival of Tabernacles, <text:span text:style-name="T829">will be in trouble, because it will not have</text:span> rains.</text:p>
      <text:p text:style-name="P4">When Jesus Christ, Yeshua, the Meshiakh of Israel returns there will be PEACE and <text:span text:style-name="T829">He </text:span>will be the King of ALL the nations, <text:span text:style-name="T829">reigning</text:span> from Israel, th<text:span text:style-name="T829">at Israel that</text:span> is already here, that which is already a nation since 1948.</text:p>
      <text:h text:style-name="P517" text:outline-level="4"><text:bookmark-start text:name="__RefHeading___Toc34901_4173466481"/>Temple.<text:bookmark-end text:name="__RefHeading___Toc34901_4173466481"/></text:h>
      <text:p text:style-name="Text_20_body">In Ezekiel, 8 chapters are dedicated to describing <text:span text:style-name="T830">how </text:span><text:span text:style-name="T831">is </text:span>the temple <text:span text:style-name="T830">that </text:span>will be built when the Meshiakh of Israel reigns over all nations. One of the most interesting features of the temple described in Ezekiel is that it has no walls indicating separation between <text:span text:style-name="T831">kinds</text:span> of people as <text:span text:style-name="T831">indid had </text:span>the temple <text:span text:style-name="T832">at</text:span> <text:span text:style-name="T832">the times of </text:span>Jesus Christ. Said temple, the one from the times of Jesus Christ, separated the genetic descendants of Abraham from the rest of the people: the pagans. <text:span text:style-name="T1590">Another characteristic of t</text:span>he temple described in Ezekiel <text:span text:style-name="T1590">is that it</text:span> does <text:span text:style-name="T1590">NOT</text:span><text:span text:style-name="T832"> ha</text:span><text:span text:style-name="T1590">ve</text:span><text:span text:style-name="T832"> </text:span>a veil that separates to the Holy of Holies as a place to which only the <text:span text:style-name="T1591">high</text:span> priest <text:span text:style-name="T832">can enter</text:span>. In this future temple EVERYONE will have access to the <text:span text:style-name="T832">H</text:span>oly of the <text:span text:style-name="T832">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text:soft-page-break/>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32">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2">a</text:span>s it moves away from the temple, the flow increases until it becomes a river that reaches the dead sea. River that, because it is fresh water, makes the dead sea <text:span text:style-name="T1592">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33">it </text:span>has never been seen on this planet.</text:p>
      <text:h text:style-name="P517"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33">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33">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34">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text:soft-page-break/>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34">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34">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34">despite </text:span>some <text:span text:style-name="T834">people </text:span>not accept<text:span text:style-name="T834">ing</text:span> it, is that when it says "a thousand years" it is just that: <text:span text:style-name="Bible_5f_text">“</text:span><text:span text:style-name="Bible_5f_text"><text:span text:style-name="T834">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5">These thousand years are a time of PEACE, in which according to Isaiah 65 a person who dies at the age of 100 is considered a child and people will live like the days of <text:span text:style-name="T835">a </text:span>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35">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36">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36">because he’s</text:span> chained.</text:p>
      <text:p text:style-name="P145">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36">God’s</text:span> <text:span text:style-name="T836">be</text:span>loved city, but fire will fall from heaven and <text:span text:style-name="T836">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6">Said physical fire that falls from the heaven destroys those who were deceive<text:span text:style-name="T837">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7">At that time, <text:span text:style-name="T837">that </text:span>fire will also consume th<text:span text:style-name="T837">is</text:span> entire planet, th<text:span text:style-name="T837">e</text:span>s<text:span text:style-name="T837">e</text:span> physical <text:span text:style-name="T837">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text:span><text:soft-page-break/><text:span text:style-name="Bible_5f_text">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8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8">This is the <text:span text:style-name="T838">time</text:span> when Adam's offspring ends. No more children of children of children of Adam. <text:span text:style-name="T838">Finale</text:span>, end, no more.</text:p>
      <text:p text:style-name="P149">From this moment on, the new earth with the new heaven<text:span text:style-name="T839">s</text:span>, that Kingdom of Heaven, that Kingdom of God, which Jehovah began to build spiritually since Jesus Christ began to announce the Kingdom of Heavens, it <text:span text:style-name="T839">starts</text:span> to be a new PHYSICAL earth and a new PHYSICAL <text:span text:style-name="T839">heavens</text:span> too. A Kingdom of Heaven also PHYSICAL here on this planet. <text:span text:style-name="T839">A</text:span> kingdom of God in whom the Lord will dwell among men forever and 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359">It is at the end of those thousand years that <text:span text:style-name="T840">happens </text:span>the physical resurrection of the dead, of ALL dead <text:span text:style-name="T1593">people</text:span>, with the exception of 144,000 who were already resurrected. It is after those thousand years when <text:span text:style-name="T840">they ALL will be resurrected, </text:span>even the ones that have just been destroyed by the physical fire that destroy<text:span text:style-name="T840">ed</text:span> the previous physical heaven<text:span text:style-name="T840">s</text:span> and earth. That's what it says Revelation 20: <text:span text:style-name="Bible_5f_text">“WHEN THE THOUSAND YEARS </text:span><text:span text:style-name="Bible_5f_text"><text:span text:style-name="T840">HAVE</text:span></text:span><text:span text:style-name="Bible_5f_text"> </text:span><text:span text:style-name="Bible_5f_text"><text:span text:style-name="T840">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0">A</text:span>nd John describes <text:span text:style-name="T840">it </text:span>in Revelation 20 saying: <text:span text:style-name="Bible_5f_text">“The sea gave up the </text:span><text:soft-page-break/><text:span text:style-name="Bible_5f_text">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17" text:outline-level="4"><text:bookmark-start text:name="__RefHeading___Toc34905_4173466481"/>144,000<text:bookmark-end text:name="__RefHeading___Toc34905_4173466481"/></text:h>
      <text:p text:style-name="Text_20_body">The firstfruits in Christ are first in the Spirit and then also physically <text:span text:style-name="T842">when they are </text:span>resurrect<text:span text:style-name="T842">ed</text:span>. All born again, all born in the Spirit, <text:span text:style-name="T841">are </text:span>spiritual firstfruits in Christ, but <text:span text:style-name="T841">they </text:span>ha<text:span text:style-name="T841">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43">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44">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44">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44">tense</text:span>, and prophetically towards the future, <text:span text:style-name="T844">it</text:span> says that they will not have relations with women and will never lie.</text:p>
      <text:p text:style-name="P150">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45">A</text:span>nd <text:span text:style-name="T845">judging by </text:span>the archaeological evidence in Jerusalem, it can be believed that the <text:span text:style-name="T845">David’s </text:span>tomb is empty. So <text:span text:style-name="T845">it’s </text:span>possibly <text:span text:style-name="T845">that </text:span>David <text:span text:style-name="T845">was one of</text:span> those who <text:span text:style-name="T845">people </text:span>saw walking through Jerusalem after the resurrection of Jesus Christ, according to Matthew 27. Only that when our Lord returns, <text:span text:style-name="T845">the resurrected David </text:span>will <text:span text:style-name="T845">have</text:span> zero sex. Virgin. Zero wives.</text:p>
      <text:p text:style-name="P4">The apostles are also among the 144,000. According to Matthew 28 <text:span text:style-name="Bible_5f_text">“Jesus said unto them, Verily I say unto you, That ye which have followed me, in the regeneration when </text:span><text:soft-page-break/><text:span text:style-name="Bible_5f_text">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46">these </text:span>heaven<text:span text:style-name="T846">s</text:span>. Th<text:span text:style-name="T846">ose</text:span> one<text:span text:style-name="T846">s</text:span> that ha<text:span text:style-name="T846">ve</text:span> clouds, <text:span text:style-name="T846">that can be seen,</text:span> and in Adam's time had waters below and waters above.</text:p>
      <text:p text:style-name="P151">Thus, many of these 144,000 are already resurrected and reigning with Jesus Christ from <text:span text:style-name="T847">today’s h</text:span>eaven<text:span text:style-name="T847">s</text:span>, and right now <text:span text:style-name="T847">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47">have </text:span>not <text:span text:style-name="T847">yet </text:span>been sealed because they are not yet complete. And as some forget what the scriptures say, you have to remind them that only the alive, those who have a body and a mouth to speak, can cry out, can think, <text:span text:style-name="T847">or</text:span> praise. And to be in <text:span text:style-name="T847">today’s h</text:span>eaven<text:span text:style-name="T847">s</text:span> and be able to claim <text:span text:style-name="T847">one</text:span> needs to be resurrected, in body and Spirit. The rest <text:span text:style-name="T847">are </text:span>with <text:span text:style-name="T847">their</text:span> body <text:span text:style-name="T847">made</text:span> dust and <text:span text:style-name="T847">with their</text:span> spirit <text:span text:style-name="T847">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48">BEGIN</text:span> the thousand years, according to Revelation 7, are a countless crowd, <text:span text:style-name="T848">a multitude</text:span>. <text:span text:style-name="T849">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2">But only those 144,000 are resurrected, the rest are not. <text:span text:style-name="T849">T</text:span>he rest will die physically <text:span text:style-name="T849">as everyone does</text:span>. And this rest of those who <text:span text:style-name="T849">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49">started</text:span>, from which, according to Revelation 7, <text:span text:style-name="T849">they </text:span>"come <text:span text:style-name="T849">out</text:span>". Only <text:span text:style-name="T850">that </text:span>after finishing that great tribulation <text:span text:style-name="T850">they </text:span>will live <text:span text:style-name="T850">a little </text:span>longer than those who died before, <text:span text:style-name="T850">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text:soft-page-break/>All 144,000 are sealed, appointed, chosen, BEFORE the trumpets <text:span text:style-name="T851">of</text:span> the book of Revelation. <text:span text:style-name="T851">At this time, </text:span>ALL <text:span text:style-name="T851">of the </text:span>physically resurrected are part of the 144,000. But NOT ALL 144,000 have died physically when the trumpets begin. That is to say that when <text:span text:style-name="T851">the </text:span>trumpets begin, NOT ALL of the 144,000 will have risen, most <text:span text:style-name="T851">of them, </text:span>but not all. Some are killed and resurrected DURING the <text:span text:style-name="T1594">first 6 </text:span>trumpets.</text:p>
      <text:p text:style-name="P153">This is why Revelation 20 describes some of the 144,000 as those <text:span text:style-name="T852">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53">ALL 144,00</text:span> <text:span text:style-name="T853">are</text:span> finally physically resurrected at the END of the sixth trumpet but BEFORE the <text:span text:style-name="T853">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54">talks </text:span>about. In Revelation 7 they are marked, sealed and in Revelation 14 they are <text:span text:style-name="T854">ALL</text:span> resurrected. These are the Saints mentioned in Revelation 13 when it says that <text:span text:style-name="T854">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4">And let's remember that those 144,00<text:span text:style-name="T855">0</text:span> do not include women. There are no women resurrected in the thousand years that Jesus Christ reigns along with those 144,000, those FEW. The ones <text:span text:style-name="T856">who are there,</text:span> <text:span text:style-name="T856">they </text:span>are all among the great <text:span text:style-name="T856">multitude</text:span> that is <text:span text:style-name="T856">normaly </text:span>dying. There are no virgin women resurrected and therefore no woman, virgin or not, who has died, can PRAY for <text:span text:style-name="T857">us mortals</text:span>. Every woman who has physically died has her body made dust and h<text:span text:style-name="T857">er</text:span> spirit well ASLEEP. Only until the thousand <text:span text:style-name="T858">years have EXPIRED, they </text:span>will be resurrected with the rest of humanity.</text:p>
      <text:p text:style-name="P155">Asking a woman who has physically died to PRAY for someone <text:span text:style-name="T858">to</text:span> the heavenly Father or <text:span text:style-name="T858">to</text:span> his Son Jesus Christ is simply <text:span text:style-name="T858">invoking</text:span> the dead. There are <text:span text:style-name="T859">NO</text:span> women resurrected until the resurrection of ALL dead occurs, after the thousand years. <text:span text:style-name="T859">If</text:span> someone asks a woman who has died to please “<text:span text:style-name="T859">PRAY</text:span> for us sinners now, and at the hour of death”, <text:span text:style-name="T859">he</text:span> is <text:span text:style-name="T859">just</text:span> invoking a DEAD <text:span text:style-name="T860">person </text:span>and, according to the old testament, it is a sin punishable by physical death.</text:p>
      <text:p text:style-name="P156">Many <text:span text:style-name="T860">people </text:span>believe that just by following Jesus Christ, or being born again in the Spirit, or <text:span text:style-name="T860">by</text:span> d<text:span text:style-name="T1595">y</text:span><text:span text:style-name="T860">ing</text:span> for Jesus Christ, <text:span text:style-name="T860">that they </text:span>are on <text:span text:style-name="T860">the</text:span> list of those who will reign with Jesus Christ for a thousand years. It <text:span text:style-name="T860">may </text:span>be because they like to reign. But first you have to reign over Satan, sin and the world. First <text:span text:style-name="T860">you have to put </text:span>Satan at <text:span text:style-name="T860">your</text:span> feet. And that <text:span text:style-name="T860">it’s</text:span> only do<text:span text:style-name="T860">ne by</text:span> the Holy Spirit. And it’s a process. First you have to go through the ETERNAL FIRE. <text:span text:style-name="T861">To</text:span> those believers I recommend reading again the characteristics of <text:span text:style-name="T861">those </text:span>who are on the list that will reign with Jesus Christ.</text:p>
      <text:h text:style-name="P517" text:outline-level="4"><text:bookmark-start text:name="__RefHeading___Toc34907_4173466481"/><text:soft-page-break/>God's <text:span text:style-name="T862">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63">to </text:span>your host, <text:span text:style-name="T863">me,</text:span> Jose Luis Quiroga, <text:span text:style-name="T863">it </text:span>WAS the heavenly Father, the Holy Spirit and Life itself, <text:span text:style-name="T863">who</text:span> have <text:span text:style-name="T863">him </text:span>led to understand what the bible says as it’<text:span text:style-name="T863">s</text:span> <text:span text:style-name="T863">written</text:span>, <text:span text:style-name="T863">for as </text:span>hard as it may be to believe <text:span text:style-name="T863">it</text:span>. So this is not the exception: the processes described in the “seals”, the “trumpets” and the “cups”, as dramatic and catastrophic as they may seem, are <text:span text:style-name="T863">just </text:span>as they <text:span text:style-name="T863">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63">what it</text:span> means is exactly that: that a third <text:span text:style-name="T863">part </text:span>of trees was burned and that ALL green grass was also burned.</text:p>
      <text:p text:style-name="P4">When <text:span text:style-name="T863">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64">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65">it</text:span> says that: <text:span text:style-name="T865">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65">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65">The </text:span>interpretation is direct. There is nothing to interpret.</text:p>
      <text:p text:style-name="P4">And that's just on the trumpets. Then come the <text:span text:style-name="T865">bowls</text:span>.</text:p>
      <text:p text:style-name="P157">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66">evil</text:span> spirits <text:span text:style-name="T866">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67">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67">EVERY</text:span></text:span><text:span text:style-name="Bible_5f_text"> island fled away, and the mountains were not </text:span><text:soft-page-break/><text:span text:style-name="Bible_5f_text">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8">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68">in this case</text:span> the interpretation may be somewhat different because the greek word is “talantiaios” that translates talent, and in John's time there were several <text:span text:style-name="T868">kinds of </text:span>talent. It is possible that it refers to different value<text:span text:style-name="T868">s b</text:span>etween 32 kilo<text:span text:style-name="T868">grams</text:span> or 59 kilo<text:span text:style-name="T868">grams</text:span>. But let's say more than 32 kilo<text:span text:style-name="T868">grams</text:span>. <text:span text:style-name="T869">A</text:span> hail like bowling balls, which also have different value<text:span text:style-name="T869">s o</text:span>f weight.</text:p>
      <text:p text:style-name="P158">Revelation 16 also says that those who <text:span text:style-name="T869">survived the h</text:span>ailstorm, which won't be many, because if a bowling ball falls on <text:span text:style-name="T869">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69">all of </text:span>those <text:span text:style-name="T869">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8">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69">s</text:span>”. The bible also teaches us that the 7 trumpets, that is, the first 6 trumpets and all the “bowl<text:span text:style-name="T869">s</text:span>” correspond to a process called "God's wrath”. The wrath of God corresponds to the “trumpets” and <text:span text:style-name="T869">the “</text:span>bowls”.</text:p>
      <text:p text:style-name="P159">Of those who begin to receive the wrath, in the end, after the wrath, after the “trumpets” and the “bowls”, <text:span text:style-name="T869">NO ONE,</text:span> none, <text:span text:style-name="T869">are </text:span>left physically alive. EVERYONE dies physically, one way or another. <text:span text:style-name="T870">A</text:span>nd I insist in <text:span text:style-name="T870">a</text:span> physical <text:span text:style-name="T870">death</text:span>, because <text:span text:style-name="T870">let’s remember that </text:span>before the <text:span text:style-name="T870">wrath</text:span> started they were already spiritually dead. Some <text:span text:style-name="T871">people</text:span>, after <text:span text:style-name="T871">the beginning of </text:span>the <text:span text:style-name="T871">wrath</text:span>, are born spiritually, but they are physically killed, just for being born in the spirit. They kill them before starting the "<text:span text:style-name="T871">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1">blessed</text:span> ones who die during the first 6 trumpets <text:span text:style-name="T871">by cause </text:span>of following Jesus Christ, <text:span text:style-name="T871">even more blessed </text:span>are those <text:span text:style-name="T871">jewish men </text:span>who die with their throats cut, because they are part of the 144,000 who were already chosen since The Wrath of God began.</text:p>
      <text:p text:style-name="P4">Perhaps because of this great suffering and death, just before <text:span text:style-name="T872">the </text:span>begin<text:span text:style-name="T872">ning of</text:span> the seventh seal, that is, before all the trumpets and all the bowls, says Revelation 6 that: <text:soft-page-break/><text:span text:style-name="Bible_5f_text">“the kings of the earth, and the great men, and the rich men, and the chief captains, and the mighty men, and every bondman, and every free man” </text:span><text:span text:style-name="Bible_5f_text"><text:span text:style-name="T872">and </text:span></text:span><text:span text:style-name="Bible_5f_text">“said to the mountains and rocks, Fall on us, and hide us from the face of him that sitteth on the throne, and from the </text:span><text:span text:style-name="Bible_5f_text"><text:span text:style-name="T1595">WRATH</text:span></text:span><text:span text:style-name="Bible_5f_text">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2">The wrath of the Lamb. </text:span>The trumpets and <text:span text:style-name="T872">the </text:span>bowls are that wrath of God.</text:p>
      <text:p text:style-name="P4">And for this host it is logically inconsistent, incoherent, incongruous to believe that while <text:span text:style-name="T874">all </text:span>these <text:span text:style-name="T874">dramatic </text:span>things are happening people <text:span text:style-name="T873">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74">He </text:span>come<text:span text:style-name="T874">s</text:span> back. Or that people, <text:span text:style-name="T874">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60">When there is no water <text:span text:style-name="T874">to </text:span>drink, <text:span text:style-name="T874">when </text:span>everything in the sea is dead, <text:span text:style-name="T874">and </text:span>there is no good light neither in the day nor in the night, and there is another world war, people will not be thinking of getting married or planting or building or drinking. People will be thinking about how to survive, and according to what <text:span text:style-name="T875">t</text:span>he same book <text:span text:style-name="T875">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5">Oh, and </text:span>with except<text:span text:style-name="T875">ion</text:span> <text:span text:style-name="T875">of</text:span> the few <text:span text:style-name="T875">people </text:span>who die believing in Jesus Christ during the first 6 trumpets, ALL <text:span text:style-name="T876">those </text:span>who are left alive after each plague, physically <text:span text:style-name="T876">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76">when He </text:span>return<text:span text:style-name="T876">s,</text:span> according to Matthew 24. Those “trumpets” and those “bowls” <text:span text:style-name="T876">take</text:span> <text:span text:style-name="T876">quite some</text:span> <text:span text:style-name="T876">time</text:span>. <text:span text:style-name="T876">S</text:span>omething has already <text:span text:style-name="T876">happened</text:span> before the <text:span text:style-name="T876">W</text:span>rath of God.</text:p>
      <text:h text:style-name="P517" text:outline-level="4"><text:bookmark-start text:name="__RefHeading___Toc34909_4173466481"/><text:span text:style-name="T878">Caught up</text:span>.<text:bookmark-end text:name="__RefHeading___Toc34909_4173466481"/></text:h>
      <text:p text:style-name="P503"><text:span text:style-name="T5">Paul says in 1 Thessalonians 4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77">TO</text:span></text:span><text:span text:style-name="Bible_5f_text"> </text:span><text:span text:style-name="Bible_5f_text"><text:span text:style-name="T877">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61"><text:soft-page-break/>Paul also says in Romans 5 <text:span text:style-name="T879">about </text:span><text:span text:style-name="T880">us</text:span> believers in Jesus Christ that <text:span text:style-name="Bible_5f_text">"now justified by his blood, we shall be saved from </text:span><text:span text:style-name="Bible_5f_text"><text:span text:style-name="T880">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81">NOT</text:span></text:span><text:span text:style-name="Bible_5f_text"> appointed us to </text:span><text:span text:style-name="Bible_5f_text"><text:span text:style-name="T881">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82">it</text:span> <text:span text:style-name="T882">says:</text:span> <text:span text:style-name="Bible_5f_text">“And to wait for his Son from heaven, whom he raised from the dead, even Jesus, which delivered us from the </text:span><text:span text:style-name="Bible_5f_text"><text:span text:style-name="T883">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2">WRATH</text:span> that is to come. When? Well, just when <text:span text:style-name="T883">Jesus</text:span> comes back, that's why he talks about waiting for his Son. That is why in Romans 2 it tells us about <text:span text:style-name="Bible_5f_text">"the day of </text:span><text:span text:style-name="Bible_5f_text"><text:span text:style-name="T883">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83">D</text:span>ay that doesn't last long <text:span text:style-name="Bible_5f_text">“For his </text:span><text:span text:style-name="Bible_5f_text"><text:span text:style-name="T883">ANGER</text:span></text:span><text:span text:style-name="Bible_5f_text"> is but for a </text:span><text:span text:style-name="Bible_5f_text"><text:span text:style-name="T883">MOMENT</text:span></text:span><text:span text:style-name="Bible_5f_text">. His favor is for a </text:span><text:span text:style-name="Bible_5f_text"><text:span text:style-name="T883">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83">wrath</text:span>. <text:span text:style-name="T883">S</text:span>ay about 4 to 6 years of <text:span text:style-name="T883">wrath</text:span>. While his favor lasts for a lifetime, and let us remember that life in Christ Jesus is ETERNAL.</text:p>
      <text:p text:style-name="P162">Thus, while those who have been <text:span text:style-name="T884">c</text:span><text:span text:style-name="T878">aught up</text:span> are receiving Jesus Christ the rest are under the wrath of God. Receiving trumpets and bowls.</text:p>
      <text:p text:style-name="P455"><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55"><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3">The taken or raptured, together with the 144,000, will be the first to physically begin to fulfill the biblical promises that the righteous will inherit the earth.</text:p>
      <text:p text:style-name="P456"><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text:span></text:span><text:soft-page-break/><text:span text:style-name="Bible_5f_text"><text:span text:style-name="T5">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85">it will be fulfilled </text:span>the first part of the physical manifestation of the Kingdom of Heaven on <text:span text:style-name="T886">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86">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4"><text:span text:style-name="T886">The ones </text:span>who enter the wedding are those taken or raptured to RECEIVE Jesus Christ and then RETURN <text:span text:style-name="T886">later with h</text:span>im. The rest <text:span text:style-name="T886">are left </text:span>out of <text:span text:style-name="T886">the </text:span>wedding. And in Matthew 22 an additional detail <text:span text:style-name="T886">is given to us </text:span>when in another parable of <text:span text:style-name="T886">a </text:span>wedding <text:span text:style-name="T886">he </text:span>tells us that: <text:span text:style-name="Bible_5f_text">"when the king came in to see the guests, he saw there a man who didn't have on </text:span><text:span text:style-name="Bible_5f_text"><text:span text:style-name="T889">WEDDING</text:span></text:span><text:span text:style-name="Bible_5f_text"> clothing, and he said to him, Friend, how did you come in here not wearing </text:span><text:span text:style-name="Bible_5f_text"><text:span text:style-name="T889">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86">the king </text:span>can return <text:span text:style-name="T886">someone</text:span> if <text:span text:style-name="T886">he</text:span> is not in wedding <text:span text:style-name="T886">clothing</text:span>. If you haven't washed your clothes and <text:span text:style-name="T886">have</text:span> made them white with the blood of the Lamb, according to Revelation 7. They are a minority because of all those who were at the wedding, of that great crowd, only <text:span text:style-name="T887">one was </text:span>returned <text:span text:style-name="T887">back</text:span>, but <text:span text:style-name="T887">it can happen</text:span>.</text:p>
      <text:p text:style-name="P164">Th<text:span text:style-name="T889">i</text:span>s wedding <text:span text:style-name="T889">is</text:span> the same one that Revelation 19 tells us about when <text:span text:style-name="T888">it</text:span> says: <text:span text:style-name="Bible_5f_text">“Let's rejoice and be exceedingly glad, and let's give the glory to him. For the </text:span><text:span text:style-name="Bible_5f_text"><text:span text:style-name="T889">WEDDING</text:span></text:span><text:span text:style-name="Bible_5f_text"> of </text:span><text:soft-page-break/><text:span text:style-name="Bible_5f_text">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89">WEDDING</text:span></text:span><text:span text:style-name="Bible_5f_text"> supper of the Lamb. He said to me, These are true words of God” </text:span><text:span text:style-name="Bible_5f_text"><text:note text:id="ftn600" text:note-class="footnote"><text:note-citation>600</text:note-citation><text:note-body><text:p text:style-name="P454">Revelation 19:7-9 <text:a xlink:type="simple" xlink:href="https://www.biblegateway.com/passage/?search=Revelation+19%3A7-9&amp;version=WEB" text:style-name="Internet_20_link" text:visited-style-name="Visited_20_Internet_20_Link">WEB</text:a></text:p></text:note-body></text:note></text:span>.</text:p>
      <text:h text:style-name="P517"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5">And in particular for the moment when he is <text:span text:style-name="T890">about</text:span> to return, <text:span text:style-name="T891">in </text:span>Matthew 24, <text:span text:style-name="T891">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1">Jesus Christ </text:span>tells us <text:span text:style-name="T891">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1">has NOT been since </text:span>creation and will <text:span text:style-name="T891">NEVER be </text:span>later.</text:p>
      <text:p text:style-name="P165">And <text:span text:style-name="T891">Jesus</text:span> <text:span text:style-name="T891">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1">the ones taken, or caught up, </text:span>because for the rest <text:span text:style-name="T891">they are not shortened</text:span>. The rest <text:span text:style-name="T891">will </text:span>all suffer the <text:span text:style-name="T891">W</text:span>rath of God and die physically because <text:span text:style-name="T891">let’s</text:span> remember that spiritually they were ALREADY dead. They will <text:span text:style-name="T891">NOT</text:span> physically live again until the moment of the resurrection of the dead, a thousand years later.</text:p>
      <text:p text:style-name="P4"><text:soft-page-break/>The chosen start the great tribulation but do not suffer the most dramatic <text:span text:style-name="T892">part</text:span>, the one in which no one survives, the so-called <text:span text:style-name="T893">W</text:span>rath of God. The chosen only live the tribulation, that is, the beginning of the great tribulation.</text:p>
      <text:p text:style-name="P4">The tribulation only includes the first 6 “seals”, and these are suffered by the <text:span text:style-name="T894">whole </text:span>planet. The great tribulation also includes the 7th seal. 7th seal that, let us remember, corresponds to the trumpets and bowls, the <text:span text:style-name="T894">W</text:span>rath of God.</text:p>
      <text:p text:style-name="P457"><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57"><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895">In other words: </text:span>nothing that hasn't been seen since Jesus Christ was resurrected, just <text:span text:style-name="T895">that </text:span>more often. Just <text:span text:style-name="T895">as</text:span> with labor pains, these pains get more <text:span text:style-name="T895">frequent</text:span> as the moment of his coming <text:span text:style-name="T896">gets closer</text:span>.</text:p>
      <text:p text:style-name="P4">According to Revelation 6, when the Lamb opened the <text:span text:style-name="T897">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58"><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98">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58"><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text:span><text:soft-page-break/><text:span text:style-name="T230">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899">cought up,</text:span> or taken, and others are not. The moment that no one knows <text:span text:style-name="T899">the </text:span>day or <text:span text:style-name="T899">the </text:span>hour, <text:span text:style-name="T899">but </text:span>only the heavenly Father. <text:span text:style-name="T899">Careful,</text:span> neither the day nor the hour. <text:span text:style-name="T899">This</text:span> moment comes as in the time of Noah, or as in the time of Lot: in a<text:span text:style-name="T899">n</text:span> INSTANT. And although neither the day nor the hour is known, the year has to be very close.</text:p>
      <text:p text:style-name="P504"><text:span text:style-name="T5">The good news for those who ARE raptured, according to Jesus Christ in Luke 17,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166">The bad news for those who are NOT raptured is that, by the time the <text:span text:style-name="T900">G</text:span>reat <text:span text:style-name="T900">T</text:span>ribulation end<text:span text:style-name="T900">s,</text:span> everyone dies. Not a single one left alive. And <text:span text:style-name="T900">since</text:span> those are precisely <text:span text:style-name="T900">the ones</text:span> who did NOT believe in the resurrection of Jesus Christ, but <text:span text:style-name="T900">that </text:span>death is the end, <text:span text:style-name="T900">well </text:span>for them, they are very bad news. It's bad news because they think it's the end. <text:span text:style-name="T900">The truth </text:span>is that they have to wait until the resurrection of the dead to realize that what they believed was false. <text:span text:style-name="T901">W</text:span>hich in reality are good news if they could believe <text:span text:style-name="T900">them</text:span>. Bad news for those who <text:span text:style-name="T900">are NOT raptured</text:span>.</text:p>
      <text:h text:style-name="P517" text:outline-level="4"><text:bookmark-start text:name="__RefHeading___Toc34913_4173466481"/><text:soft-page-break/>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2">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59"><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03">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20" text:outline-level="5"><text:bookmark-start text:name="__RefHeading___Toc34915_4173466481"/>The final moment.<text:bookmark-end text:name="__RefHeading___Toc34915_4173466481"/></text:h>
      <text:p text:style-name="Text_20_body">The <text:span text:style-name="T912">1st</text:span> to understand of the 3 mentions in the Tanakh of the sequence “Abomination of Desolation” is the one in Daniel 12. This allows us to see, understand, discern and recognize what time it is. <text:span text:style-name="T903">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596">ABOMINATION </text:span></text:span><text:span text:style-name="Bible_5f_text">that makes </text:span><text:span text:style-name="Bible_5f_text"><text:span text:style-name="T1596">DESOLATE</text:span></text:span><text:span text:style-name="Bible_5f_text">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03">i</text:span>t is the time of fulfillment.</text:p>
      <text:p text:style-name="P4"><text:soft-page-break/>It is completely undeniable that if the principle of prophetic interpretation called "a year for every day", the prophecies in Daniel 9 corresponds perfectly with Jesus Christ as the Meshiakh of Israel and the temple of Jehovah in Jerusalem. <text:span text:style-name="T904">It </text:span>predict<text:span text:style-name="T904">s</text:span> the moment of beginning of the reconstruction of the temple, the moment of the beginning of the ministry of Jesus Christ, the time of the death of Jesus Christ, and the time of the destruction of the temple by the Romans. <text:span text:style-name="T904">S</text:span>o it's not preposterous to think that it is at least possible to apply the principle with other prophecies in Daniel. Which is precisely what makes it possible to discern Daniel 12 in regards to the "Abomination of Desolation".</text:p>
      <text:p text:style-name="P460"><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7">Understanding in this way the "<text:span text:style-name="T905">TAKEN AWAY</text:span>" when Daniel 12 tells us that: <text:span text:style-name="Bible_5f_text">“</text:span><text:span text:style-name="Bible_5f_text"><text:span text:style-name="T905">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06">there are </text:span>only two reasonable possibilities, from Daniel's point of view, in <text:span text:style-name="T906">which</text:span> the continual sacrifice was taken away:</text:p>
      <text:list text:style-name="L7">
        <text:list-item>
          <text:p text:style-name="P531"><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31"><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text:soft-page-break/>If each day is a year in Daniel 12, the "Abomination of Desolation" corresponds to what happened 1290 years later in the place of the <text:span text:style-name="T907">Holy</text:span> of <text:span text:style-name="T907">Holies</text:span>.</text:p>
      <text:p text:style-name="P4">Regarding the first option, the completion of the golden <text:span text:style-name="T907">D</text:span>ome of the R<text:span text:style-name="T907">o</text:span>c<text:span text:style-name="T907">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907">the system goes </text:span>to 1 after Jesus Christ.</text:p>
      <text:p text:style-name="P168">The "Abomination of Desolation" is the temple<text:span text:style-name="T908">s</text:span> complex of Muhammad above the <text:span text:style-name="T908">H</text:span>oly place. The<text:span text:style-name="T908">se</text:span> are the objects that represent the most false prophet in the entire history of mankind, Muhammad, above the <text:span text:style-name="T908">Holy </text:span>place, of the <text:span text:style-name="T908">H</text:span>oly mount, of mount Moriah, of the one <text:span text:style-name="T908">T</text:span>rue God, of the <text:span text:style-name="T909">C</text:span>reator of heaven and earth.</text:p>
      <text:p text:style-name="P169">And if you had not seen it that way, you have already begun to see it and the words of Jesus Christ <text:span text:style-name="T910">have </text:span>began to be fulfilled: “when <text:span text:style-name="T909">you</text:span> see” and “<text:span text:style-name="T903">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1">H</text:span>oly place. <text:span text:style-name="T911">F</text:span>or the first option that year is between 2026 and 2027 and for the second option it is between 2037 and 2038.</text:p>
      <text:p text:style-name="P170">This host, Jose Luis Quiroga, believes any of the great pending events regarding the return of Jesus Christ will happen <text:span text:style-name="T911">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20" text:outline-level="5"><text:bookmark-start text:name="__RefHeading___Toc34917_4173466481"/><text:soft-page-break/>70 Weeks.<text:bookmark-end text:name="__RefHeading___Toc34917_4173466481"/></text:h>
      <text:p text:style-name="Text_20_body">The <text:span text:style-name="T912">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13">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16">that may also indicate a temporal continuation</text:span>. <text:span text:style-name="T914">A</text:span>nd th<text:span text:style-name="T915">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62"><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17">s</text:span> up the vision and prophecy<text:span text:style-name="T5">”, thus completing </text:span><text:span text:style-name="T240">the </text:span><text:span text:style-name="T5">70 weeks. Sealing the 70 weeks.</text:span></text:p>
      <text:p text:style-name="P4">There are no weeks floating around in <text:span text:style-name="T918">the</text:span> vacuum as some <text:span text:style-name="T918">people </text:span>believe. <text:span text:style-name="T1597">That</text:span><text:span text:style-name="T919">’s n</text:span>ot th<text:span text:style-name="T1597">e</text:span> way bible prophecy works. Either it is fulfilled or it is not fulfilled. This <text:span text:style-name="T919">was</text:span> fulfilled perfectly. The hebrew is a bit obscure, but <text:span text:style-name="T919">you</text:span> don't need to speak perfect hebrew to interpret it correctly. <text:span text:style-name="T919">You </text:span>only need to use the internet.</text:p>
      <text:p text:style-name="P4">Understanding that the 70 weeks are complete, Daniel 9 is consistent with Daniel 12 in identifying the "Abomination of Desolation" with the Muhammad's temple<text:span text:style-name="T920">s</text:span> complex above the Holy Place in Jerusalem.</text:p>
      <text:h text:style-name="P520"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71">Daniel 11 anticipates how control over Jerusalem and the territory of Solomon's Israel alternate between northern forces and southern forces, represented in history by different <text:span text:style-name="T921">n</text:span>ames.</text:p>
      <text:p text:style-name="P171"><text:soft-page-break/>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1">n</text:span>orth and forces <text:span text:style-name="T921">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1">Some characters</text:span> can be identified <text:span text:style-name="T921">such </text:span>as Alexander the Great, some Antiochus, some Ptolemies, some Caesar and some periods such as the Byzantine, the first Muslim, the Crusades and the second Muslim <text:span text:style-name="T921">period</text:span>.</text:p>
      <text:p text:style-name="P171">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21">H</text:span>oly pact between God and his <text:span text:style-name="T921">people</text:span>. This allows us to identify that in the narrative Jesus Christ is represented by the phrase "the Prince of the Covenant" or "<text:span text:style-name="T921">the Leader</text:span> of the Covenant". <text:span text:style-name="T921">And</text:span> this allows establishing a central point <text:span text:style-name="T921">in </text:span>time to the narration and thus be<text:span text:style-name="T921">ing</text:span> able to map <text:span text:style-name="T921">the </text:span>history of the territory of the current Israel with the narration.</text:p>
      <text:p text:style-name="P172">Understanding that the <text:span text:style-name="T922">time of </text:span>"<text:span text:style-name="T922">the </text:span>Prince of the Covenant" in Daniel 11 corresponds to the time of Jesus Christ, then the moment in which Daniel 11 mentions the "Abomination of Desolation" <text:span text:style-name="T922">can be mapped</text:span> to <text:span text:style-name="T922">the time of </text:span>control <text:span text:style-name="T922">by</text:span> the early Muslim period over Jerusalem, and with the time when the Muslim temple<text:span text:style-name="T922">s</text:span> complex was built on <text:span text:style-name="T922">the Holy </text:span>Mount in Jerusalem.</text:p>
      <text:p text:style-name="P4">The three mentions in the Tanakh of the "Abomination of Desolation" are consistent in identifying it with Muhammad's temple<text:span text:style-name="T923">s</text:span> complex above of the Holy Place in Jerusalem.</text:p>
      <text:h text:style-name="P517"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34">the last </text:span>100 years.</text:p>
      <text:p text:style-name="P463"><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ext:span></text:span><text:soft-page-break/><text:span text:style-name="Bible_5f_text"><text:span text:style-name="T5">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text:span text:style-name="T1598">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24">the year </text:span>1000 before Jesus Christ and 930 <text:span text:style-name="T924">before Jesus Christ</text:span>, and then they would be cursed <text:span text:style-name="T924">for</text:span> break<text:span text:style-name="T924">ing</text:span> the pact and worship<text:span text:style-name="T924">ing</text:span> other Gods. <text:span text:style-name="T924">A</text:span>nd Nebuchadnezzar would be in charge to execute one of the most important moments of such curses <text:span text:style-name="T924">when he </text:span>invade<text:span text:style-name="T924">s</text:span> the only thing left to invade, Jerusalem, in the year 587 or 586 before Jesus Christ, at which time the temple built by Solomon almost 400 years before was completely destroyed. <text:span text:style-name="T924">M</text:span>oment from which, the descendants of Jacob, the Israelites, could never again buy and sell land, to be owners of that land, until the year 1948, more than 2500 years later, when God beg<text:span text:style-name="T924">an</text:span> to fulfill his promise to bring them back to their land.</text:p>
      <text:p text:style-name="P4">The <text:span text:style-name="T925">birth</text:span> of the current country <text:span text:style-name="T925">of </text:span>Israel was announced almost 3500 years <text:span text:style-name="T925">before</text:span> by the <text:span text:style-name="T925">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26">He</text:span> gives various details of what is only happening <text:span text:style-name="T926">until now</text:span>.</text:p>
      <text:p text:style-name="P4"><text:soft-page-break/><text:span text:style-name="T927">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29">T</text:span>hose seventy years range from when Daniel is taken into exile <text:span text:style-name="T929">to</text:span> Babylon in 607 before Jesus Christ until some of the exiles return to Jerusalem <text:span text:style-name="T929">from</text:span> Babylon in 537 <text:span text:style-name="T929">before Jesus Christ</text:span> with the permission of Cyrus.</text:p>
      <text:p text:style-name="P4">But <text:span text:style-name="T927">then </text:span><text:span text:style-name="T928">it</text:span> also tells us about another time when <text:span text:style-name="T929">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61"><text:span text:style-name="T5">Jeremiah </text:span>30:20 <text:a xlink:type="simple" xlink:href="https://www.biblegateway.com/passage/?search=Jeremiah+30%3A20&amp;version=WEB" text:style-name="Internet_20_link" text:visited-style-name="Visited_20_Internet_20_Link"><text:span text:style-name="T930">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1">would </text:span>deliver what was left of Judah and Jerusalem to Nebuchadnezzar, king of Babylon, and that this <text:span text:style-name="T931">king</text:span> would not spare them or have compassion or mercy. That Jerusalem would be burned and given up and that he who <text:span text:style-name="T931">would turn</text:span> to the Chaldeans, to those who had <text:span text:style-name="T931">Jerusalem</text:span> besieged, he would live. And that Zedekiah, the king of Judah, would be taken prisoner to Babylon. And in Jeremiah 26 tells us that Jeremiah is threatened with death <text:soft-page-break/><text:span text:style-name="T931">for</text:span> prophesy<text:span text:style-name="T931">ing</text:span> against Jerusalem. He also prophesies, according to Jeremiah 29, that the captivity in Babylon w<text:span text:style-name="T931">ould</text:span> be long and that they <text:span text:style-name="T931">should </text:span>build and cultivate and eat the fruit of the crop, marry and have children, and seek peace and pray for the peace of the Babylonians because the peace of Babylon it is the peace of <text:span text:style-name="T931">the </text:span>captives.</text:p>
      <text:p text:style-name="P173">All these prophecies that no one wanted to hear, <text:span text:style-name="T932">made</text:span> <text:span text:style-name="T932">him</text:span> end up imprisoned in the courtyard <text:span text:style-name="T932">of </text:span>the house of Zedekiah, the king of Judah. <text:span text:style-name="T932">A</text:span>nd <text:span text:style-name="T932">while </text:span>being prisoner, according to Jeremiah 32, Jehovah commands him to buy a piece of land from a his cousin named Hanameel as a sign that one day <text:span text:style-name="Bible_5f_text">“</text:span><text:span text:style-name="Bible_5f_text"><text:span text:style-name="T932">H</text:span></text:span><text:span text:style-name="Bible_5f_text">ouses and fields and vineyards shall be </text:span><text:span text:style-name="Bible_5f_text"><text:span text:style-name="T933">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2">the land of Israel</text:span>.</text:p>
      <text:p text:style-name="P464"><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34">did</text:span> return to <text:span text:style-name="T934">POSSESS</text:span> <text:span text:style-name="T934">land </text:span>in what <text:span text:style-name="T934">is </text:span>now Israel.</text:p>
      <text:p text:style-name="P465"><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35">H</text:span>e had scattered them, in<text:span text:style-name="T935">to</text:span> the <text:span text:style-name="T935">land that</text:span> is now Israel, just as <text:span text:style-name="T935">He</text:span> had announced thousands of years before, is already starting to come true.</text:p>
      <text:p text:style-name="P466"><text:span text:style-name="T5">Isaiah also prophesies in Isaiah 11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text:soft-page-break/>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599">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36">that</text:span><text:span text:style-name="T451">’s</text:span> not all.</text:p>
      <text:p text:style-name="P174">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4">Israel is here to stay. Promise of the <text:span text:style-name="T937">C</text:span>reator God of Heaven and <text:span text:style-name="T937">Earth</text:span>.</text:p>
      <text:h text:style-name="P517" text:outline-level="4"><text:bookmark-start text:name="__RefHeading___Toc34923_4173466481"/><text:soft-page-break/>Details.<text:bookmark-end text:name="__RefHeading___Toc34923_4173466481"/></text:h>
      <text:p text:style-name="Text_20_body">As for the chapters about which there are doubts, <text:span text:style-name="T938">due to</text:span> the details, it is worth mentioning the following issues:</text:p>
      <text:h text:style-name="P520"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39">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39">ing</text:span> to think that they influence our personality, which would be occultism or witchcraft, some <text:span text:style-name="T939">c</text:span>hristians accept that God gives us signs using the stars to identify milestones of prophecies <text:span text:style-name="T939">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39">we have </text:span>that it corresponded with the end of a very important annual biblical feast: the feast of Trumpets.</text:p>
      <text:p text:style-name="P175">The Revelation 12 configuration has 12 stars above the head of the woman: the 9 stars of Leo and 3 more: Mercury, Mars and Venus. <text:span text:style-name="T939">It</text:span> has the moving star Jupiter, which traditionally represents the King, emerging from the center of the woman, has the Sun "<text:span text:style-name="T939">clothing</text:span>" the woman and has the moon at the woman's feet. Other candidates like August 29 <text:span text:style-name="T940">of</text:span> 439, or September 11 <text:span text:style-name="T940">of</text:span> 3 <text:span text:style-name="T940">before Jesus Christ</text:span>, or <text:span text:style-name="T940">the one in </text:span>August 16 <text:span text:style-name="T940">of</text:span> 3 <text:span text:style-name="T940">before Jesus Christ</text:span> simply do not meet all the features.</text:p>
      <text:p text:style-name="P4">The woman would be Israel and <text:span text:style-name="T941">it </text:span>would <text:span text:style-name="T941">mean </text:span>the beginning of the spiritual birth of Abraham's descendants as a nation, the time when the inhabitants of Israel begin to be born into the kingdom of heaven by accepting <text:span text:style-name="T941">their</text:span> Meshiakh: Yeshua HaMashiakh, better known as Jesus Christ.</text:p>
      <text:p text:style-name="P4">This spiritual birth of the Israelites, according to the statistics of the first and only organization in the Israel of 2021 that has a bible school run by people born in Israel and <text:soft-page-break/>believers in Yeshua, the organization “One for Israel”, has already started. Growth of <text:span text:style-name="T942">people</text:span> born in Israel who are new believers in Yeshua seems to be exponential, according to this organization.</text:p>
      <text:p text:style-name="P176">If Michael's <text:span text:style-name="T942">synchronism</text:span> is correct, another great <text:span text:style-name="T942">synchronism</text:span> in the book of Revelation <text:span text:style-name="T943">can be established</text:span>:</text:p>
      <text:list text:style-name="L8">
        <text:list-item>
          <text:p text:style-name="P532">The time of the first 6 trumpets,</text:p>
        </text:list-item>
        <text:list-item>
          <text:p text:style-name="P532">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32">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32">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45">Delivery</text:span> that occurs at the end of the first 6 seals of the book of Revelation and before the rapture that occurs between the sixth and seventh seals.</text:p>
      <text:h text:style-name="P520" text:outline-level="5"><text:bookmark-start text:name="__RefHeading___Toc34927_4173466481"/>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46">and “marvellous” </text:span>configuration in the sky after 2017, and quite strange in general, <text:span text:style-name="T946">that can fit the description, </text:span>is the one that will occur on September 8 <text:span text:style-name="T946">of</text:span> 2040, corresponding to the Feast of Trumpets of that year, when <text:span text:style-name="T946">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47">of</text:span> 710. Very rare <text:span text:style-name="T947">indid</text:span>.</text:p>
      <text:p text:style-name="P4">This heavenly configuration could be the announcement, the sign, that marks the moment in which the 7 angels of Revelation 15 begin their activity of pour<text:span text:style-name="T947">ing</text:span> <text:span text:style-name="T947">over</text:span> the <text:soft-page-break/>final 7 bowls of God's <text:span text:style-name="T947">W</text:span>rath. This signal would mark the beginning of <text:span text:style-name="T947">the </text:span>bowls, that is, the beginning of the last trumpet of the Book of Revelation.</text:p>
      <text:h text:style-name="P520"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48">will</text:span> die without having accepted <text:span text:style-name="T948">Jesus </text:span>Christ during the trumpets or bowls. It would be all the people who stay in the earth, in Babylon, and die physically, during the trumpets or the bowls, without having accepted Christ. The rapture would correspond to <text:span text:style-name="T1600">the </text:span>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49">are</text:span> the 7 “trumpets” and the last “trumpet” are the 7 “bowls”. <text:span text:style-name="T949">After that</text:span> begins the reign of Jesus Christ from Israel for a thousand years.</text:p>
      <text:h text:style-name="P517" text:outline-level="4"><text:bookmark-start text:name="__RefHeading___Toc34931_4173466481"/>Reign.<text:bookmark-end text:name="__RefHeading___Toc34931_4173466481"/></text:h>
      <text:p text:style-name="Text_20_body">After the destruction of the great Babylon, the wrath of God, the <text:span text:style-name="T949">bowls</text:span>, the reign begins. Jesus Christ comes down from heaven with the countless multitude clothed in white linen, <text:span text:style-name="T949">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49">the people that</text:span> were caught up to heaven. Crowd <text:span text:style-name="T949">that will </text:span>be ruled by Jesus Christ and 144,000 resurrected <text:span text:style-name="T949">men </text:span>for a thousand years.</text:p>
      <text:p text:style-name="P467"><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7">It is the SPIRITUAL beginning WITH the PHYSICAL presence of the <text:span text:style-name="T950">K</text:span>ing of <text:span text:style-name="T950">K</text:span>ings, of the Meshiakh of YHWH, of that new earth with a new <text:span text:style-name="T950">heavens</text:span> that Isaiah announces in <text:span text:style-name="T950">his</text:span> last two chapters. The SPIRITUAL beginning WITHOUT the PHYSIC<text:span text:style-name="T950">AL</text:span> presence <text:soft-page-break/>of Jesus Christ began from his resurrection. These beginnings are only SPIRITUAL because the offspring of Adam <text:span text:style-name="T950">have not yet been destroyed.</text:span></text:p>
      <text:p text:style-name="P4">The PHYSICAL beginning of that NEW earth with a NEW heaven<text:span text:style-name="T951">s</text:span>, according to Revelation 21, happens AFTER the resurrection of ALL the dead. <text:span text:style-name="T951">And</text:span> this only happens until after the thousand years of the reign of Jesus Christ from Israel, the <text:span text:style-name="T951">Israel</text:span> that is already here.</text:p>
      <text:p text:style-name="P4">Jesus Christ does not come to reign over anyone who has not accepted him as king prior to that time. He <text:span text:style-name="T952">is not coming </text:span>to reign over Babylon.</text:p>
      <text:p text:style-name="P4">This is GOOD news for those who already have Jesus Christ as King, but they don’t <text:span text:style-name="T953">SEEM so</text:span> good to those who don’t have him as King.</text:p>
      <text:p text:style-name="P4"/>
      <text:p text:style-name="P335"/>
      <text:p text:style-name="P4"/>
      <text:p text:style-name="P4"/>
      <text:p text:style-name="P4"/>
      <text:p text:style-name="P4"/>
      <text:p text:style-name="P4"/>
      <text:p text:style-name="P4"/>
      <text:h text:style-name="P509" text:outline-level="1"><text:bookmark-start text:name="__RefHeading___Toc34933_4173466481"/>PART 3. PERIPHERY.<text:bookmark-end text:name="__RefHeading___Toc34933_4173466481"/></text:h>
      <text:p text:style-name="Text_20_body"/>
      <text:p text:style-name="P495"/>
      <text:h text:style-name="P511" text:outline-level="2"><text:bookmark-start text:name="__RefHeading___Toc34935_4173466481"/><text:span text:style-name="T954">B</text:span>eliefs.<text:bookmark-end text:name="__RefHeading___Toc34935_4173466481"/></text:h>
      <text:p text:style-name="P497">At this point <text:span text:style-name="T1494">of the</text:span> presentation it can already be said that the main objective <text:span text:style-name="T955">of</text:span> giv<text:span text:style-name="T955">ing</text:span> you some GOOD news and others that don't SEEM good, it's already been fulfilled. However, not the entire set of questions that were posed <text:span text:style-name="T956">at</text:span> the beginning of the presentation have been answer<text:span text:style-name="T956">ed</text:span> and that was a third objective: kill all the birds with one stone.</text:p>
      <text:p text:style-name="P4">The <text:span text:style-name="T957">goal</text:span> of this section is to present a whole series of topics that are related to the Truth, to what the bible affirms, and to the word "science". And in this way kill the <text:span text:style-name="T957">pending </text:span>birds.</text:p>
      <text:p text:style-name="P178">Some of these topics, very few, can be related to the <text:span text:style-name="T957">concept of </text:span>technical creativity, that criterion that this presentation considers necessary to <text:span text:style-name="T957">truly </text:span>discern what is a<text:span text:style-name="T957">n objective, verifiable knowledge and in which no faith is needed, that which we like to call scientific</text:span>. <text:span text:style-name="T957">That is why </text:span>this whole section is under the heading of simply “beliefs”.</text:p>
      <text:p text:style-name="P178">In some cases what most people believe is not the same <text:span text:style-name="T957">thing that </text:span>your host believes. For beliefs that your host considers false, mostly popular, generally only the reasons against <text:span text:style-name="T957">the belief </text:span>are presented, and for <text:span text:style-name="T957">those </text:span>which <text:span text:style-name="T957">your</text:span> host considers true, mostly unpopular, generally only the reasons in favor <text:span text:style-name="T957">of the belief </text:span>are presented. This does <text:span text:style-name="T957">allows the</text:span> presentations <text:span text:style-name="T957">to be </text:span>simpler and more dynamic.</text:p>
      <text:p text:style-name="P4"><text:span text:style-name="T958">Most of</text:span> the beliefs presented <text:span text:style-name="T958">here </text:span>have to do with the bible. If th<text:span text:style-name="T958">ose</text:span> beliefs presented here as false are not false, or those presented <text:span text:style-name="T958">here </text:span>as true are not true, the bible does not seem to be inspired by the God who does not lie.</text:p>
      <text:h text:style-name="P517"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59">So,</text:span> if Jesus Christ is alive because he was <text:soft-page-break/>resurrected, we may not understand all the details of why the whole bible has to be true but <text:span text:style-name="T1601">it </text:span>has to be.</text:p>
      <text:p text:style-name="P4">Thus, the two fundamental principles, which must be taken into account in any <text:span text:style-name="T1603">point </text:span><text:span text:style-name="T1602">analy</text:span><text:span text:style-name="T1603">zed</text:span> from here on, are the ones already analyzed at the beginning of this presentation:</text:p>
      <text:list text:style-name="L9">
        <text:list-item>
          <text:p text:style-name="P533">There is a Creator, designer and intelligent, of all plants, animals and <text:span text:style-name="T960">people</text:span> on this planet.</text:p>
        </text:list-item>
        <text:list-item>
          <text:p text:style-name="P533">Jesus Christ is alive because, after dying on the cross, the Creator raised him on the third day.</text:p>
        </text:list-item>
      </text:list>
      <text:p text:style-name="P505">If these two fundamental points are denied, ignored, or not taken taken into account in the next <text:span text:style-name="T961">presentations</text:span>, it is rationally much more <text:span text:style-name="T961">d</text:span>ifficult to accept these <text:span text:style-name="T961">presentations</text:span>. On the other hand, if these two principles are understood as true it is much easier to accept these <text:span text:style-name="T961">presentations</text:span>. So: if you don't understand them as true, assume them as hypothetically true, as an intellectual exercise, when <text:span text:style-name="T1604">you reason about </text:span>the <text:span text:style-name="T1604">following </text:span><text:span text:style-name="T961">presentations</text:span>.</text:p>
      <text:h text:style-name="P517" text:outline-level="4"><text:bookmark-start text:name="__RefHeading___Toc34939_4173466481"/>Evidence.<text:bookmark-end text:name="__RefHeading___Toc34939_4173466481"/></text:h>
      <text:p text:style-name="Text_20_body">Another important point <text:span text:style-name="T1605">to note beforehand</text:span><text:span text:style-name="T962"> </text:span>is that: in the support of each belief the word “evidence” is used in the context of the person who has studied the subject of <text:span text:style-name="T962">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text:span text:style-name="T962">more time</text:span> than me, and <text:span text:style-name="T962">probably more time</text:span> than you too, <text:span text:style-name="T962">to the</text:span> study of the particular subject, those people, ALSO consider it as evidence.</text:p>
      <text:h text:style-name="P512" text:outline-level="3"><text:bookmark-start text:name="__RefHeading___Toc34941_4173466481"/><text:soft-page-break/>The <text:span text:style-name="T963">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64">the goal of Life itself is to </text:span>know The Truth. The truth is not only information. <text:span text:style-name="T965">It</text:span> is a person, <text:span text:style-name="T965">it</text:span> is Jesus Christ himself.</text:p>
      <text:h text:style-name="P517"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66">ing</text:span> mental models that are consistent with the perceptions <text:span text:style-name="T966">that </text:span>said body receives.</text:p>
      <text:p text:style-name="P4">It is not very different from the social process of searching for The Truth.</text:p>
      <text:p text:style-name="P4">The human being has developed language<text:span text:style-name="T967">s to</text:span> express models that are consistent with the observations of <text:span text:style-name="T968">his</text:span> environment and thus be able to predict outcomes and modify <text:span text:style-name="T968">his</text:span> environment by building objects that fulfill the expected functionality.</text:p>
      <text:p text:style-name="P4">These language<text:span text:style-name="T968">s c</text:span>an be named with the word "mathematics", these models can be named with the word "theories", and these objects can be named with the word “technologies”. <text:span text:style-name="T969">We could a</text:span>lso <text:span text:style-name="T969">use </text:span>more biblical <text:span text:style-name="T969">terms </text:span>and therefore closer to the <text:span text:style-name="T969">Truth</text:span>. <text:span text:style-name="T969">We could use terms</text:span> such as “logic<text:span text:style-name="T969">s</text:span>”, <text:span text:style-name="T969">due to its </text:span>origin in the word “logos”, the <text:span text:style-name="T969">term </text:span>“names”, and the <text:span text:style-name="T969">term</text:span> “creations”.</text:p>
      <text:p text:style-name="P179">The problem lies in believing that knowing our environment, knowing the Creation, is the same as knowing the Creator. <text:span text:style-name="T970">It’</text:span>s not the same. <text:span text:style-name="T970">K</text:span>nowing the creator is the reason for our existence, the cause and <text:span text:style-name="T970">destiny</text:span>, <text:span text:style-name="T970">the goal, </text:span>the beginning and end, the only thing that can satisfy the human being.</text:p>
      <text:p text:style-name="P4"><text:soft-page-break/>Knowing the creation is not enough to know the Creator. Jesus Christ warn<text:span text:style-name="T970">ed</text:span> us “I am the way, the truth and the life”. <text:span text:style-name="T970">T</text:span>here is no other <text:span text:style-name="T970">way</text:span>. He is the way. There is no other. That's why <text:span text:style-name="T970">at the end</text:span> <text:span text:style-name="T970">H</text:span>e is The TRU<text:span text:style-name="T970">TH</text:span>. That which we seek where it is not: in Creation.</text:p>
      <text:p text:style-name="P4">The only mental model that can satisfy the knowledge of <text:span text:style-name="T971">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512"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80">This means that “miracle<text:span text:style-name="T972">s</text:span>” does not mean anything different from "sign<text:span text:style-name="T972">s</text:span>" or "<text:span text:style-name="T972">w</text:span>onder<text:span text:style-name="T972">s</text:span>". This means that no matter how <text:span text:style-name="T1606">amazed at a </text:span>WONDER<text:span text:style-name="T1606">FUL event</text:span> someone <text:span text:style-name="T972">gets </text:span>with a miracle, <text:span text:style-name="T972">it</text:span> doesn’t mean that <text:span text:style-name="T972">the “WONDERFUL” event</text:span> doesn’t have a RATIONAL explanation. And that <text:span text:style-name="T972">it </text:span>is precisely because it is <text:span text:style-name="T972">so </text:span>difficult to rationally explain <text:span text:style-name="T972">it, </text:span>that <text:span text:style-name="T972">it is </text:span>also consider a SIGN that the Creator is intervening in the WONDERFUL event.</text:p>
      <text:p text:style-name="P4">This position is directly related to the word “supernatural”, which does not really exist in the hebrew. <text:span text:style-name="T972">It </text:span>has an origin from latin. The latin word "natura" is so contrary to the bible <text:span text:style-name="T972">that it</text:span> doesn’t appear <text:span text:style-name="T972">even </text:span>once in the old testament of the Vulgate. <text:span text:style-name="T972">It o</text:span>nly appears deformed 2 times as “naturae” and 1 time as “naturam” in the Vulgate Old Testament. The reason is that the word itself means "born" and implies, in its widespread use, that there is no creator. Things are <text:span text:style-name="T972">just </text:span>“born”, ALONE, <text:span text:style-name="T972">by them selves,</text:span> somehow.</text:p>
      <text:p text:style-name="P4">Thus, for <text:span text:style-name="T972">your host, “</text:span>supernatural” simply means above what is “natural”, from what is simply “born”, that is to say, that <text:span text:style-name="T972">it </text:span>HAS a creator. If something has a creator it is “supernatural”. So anything created by man is as "supernatural" as <text:span text:style-name="T972">that</text:span> created by our CREATOR.</text:p>
      <text:p text:style-name="P180">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81"><text:soft-page-break/>The so-called "nature" is already in itself something SUPERNATURAL, because <text:span text:style-name="T973">it </text:span>was created. It seems to some that plants, animals, and <text:span text:style-name="T973">p</text:span>eople were simply “born”, in quotes, ALONE, <text:span text:style-name="T973">by them selves</text:span>. But if the process <text:span text:style-name="T973">is </text:span>analyze<text:span text:style-name="T973">d</text:span>, the need for a CREATOR <text:span text:style-name="T973">becomes evident</text:span>. That is why your host prefers to use the word CREATION instead of the word "nature".</text:p>
      <text:p text:style-name="P4"><text:span text:style-name="T974">Just</text:span> as the word miracle, the word supernatural does not ha<text:span text:style-name="T974">ve</text:span>, for <text:span text:style-name="T974">this</text:span> host, a connotation of the inexplicable or <text:span text:style-name="T974">the </text:span>irrational. The fact that we do not know the explanation of something does not mean that <text:span text:style-name="T974">it </text:span>do<text:span text:style-name="T974">es</text:span>n't have it. When we <text:span text:style-name="T974">get to </text:span>know our <text:span text:style-name="T975">C</text:span>reator better we will know <text:span text:style-name="T974">and understand better the</text:span> <text:span text:style-name="T1607">so-called “</text:span>SUPERNATURAL” processes.</text:p>
      <text:h text:style-name="P512"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76">it’</text:span>s scientifically proven”, “it’s not that we believe it, it’s that we know it”, “I know <text:span text:style-name="T976">that</text:span> very well”, “that is a known fact” are used to denote "certainty", to denote veracity in what is being said. The use of these words is related to the concept of Truth.</text:p>
      <text:p text:style-name="P182">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3">The problem with any scientific or non-scientific method is the same problem presented by any <text:span text:style-name="T977">system wether </text:span>social, political, economic, religious, educational, judicial, military, technological, scientific, etc. The problem is the heart of man. The problem is with the system<text:span text:style-name="T977">’s</text:span> user <text:span text:style-name="T978">or with </text:span>the system’<text:span text:style-name="T978">s</text:span> fundamental parts. Th<text:span text:style-name="T977">ose</text:span> user<text:span text:style-name="T977">s</text:span> or parts of the system have a DECEPTIVE heart. There isn't a good one. <text:span text:style-name="T977">Not even one.</text:span></text:p>
      <text:p text:style-name="P4"><text:soft-page-break/>The human being can change, restructure, redesign <text:span text:style-name="T977">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78">than the popular one for</text:span> determining whether a model or theory is scientific or not, will also fail.</text:p>
      <text:p text:style-name="P183">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78">quote and quote, </text:span><text:s/>“knowledge” <text:span text:style-name="T978">that is objetive, verifiable and that does not requiere a faith. It </text:span>qualifies as <text:span text:style-name="T979">a</text:span> “science”.</text:p>
      <text:p text:style-name="P184">Technical creativity excludes any discipline that does not build its object of study or something with its objects of study. <text:span text:style-name="T304">It s</text:span>tud<text:span text:style-name="T304">ies</text:span> the stars but does not build them and does not build anything with them?. <text:span text:style-name="T304">It does</text:span> not qualif<text:span text:style-name="T304">y</text:span>. <text:span text:style-name="T304">It</text:span> studies elementary particles but doesn't build them and doesn't build anything with them? <text:span text:style-name="T304">It does</text:span> not qualif<text:span text:style-name="T304">y</text:span>. <text:span text:style-name="T304">It</text:span> studies time but doesn't build <text:span text:style-name="T304">it</text:span> and doesn't build anything with it?. <text:span text:style-name="T304">It does</text:span> not qualif<text:span text:style-name="T304">y</text:span>. <text:span text:style-name="T304">It </text:span>stud<text:span text:style-name="T304">ies</text:span> gravity but does not build it and does not build anything with it?. <text:span text:style-name="T304">It</text:span> does <text:span text:style-name="T304">not</text:span> qualify. <text:span text:style-name="T304">It</text:span> studies genes but <text:span text:style-name="T304">it </text:span>does build them and <text:span text:style-name="T304">does </text:span>not build anything with th<text:span text:style-name="T304">em</text:span>?. Guess what?: <text:span text:style-name="T304">IT </text:span>DOES NOT QUALIFY.</text:p>
      <text:p text:style-name="P185">That means that the scientific theories that speak of this <text:span text:style-name="T304">kind</text:span> of things are not so “scientific”. They are not really that objective, verifiable knowledge and in which no faith is needed. They are a field of study, <text:span text:style-name="T355">they </text:span>are a set of hypotheses that have not been validated <text:span text:style-name="T304">with</text:span> a TECHNICAL CREATIVITY.</text:p>
      <text:p text:style-name="P185">In the criterion of technical creativity what is repeated is not a observation but a usable object.</text:p>
      <text:p text:style-name="P185"><text:span text:style-name="T980">When it is rationally impossible to say: "I don't think we will travel to the stars”, when it is rationally impossible to say: “I do not believe in </text:span><text:span text:style-name="T306">time</text:span><text:span text:style-name="T980"> travel”, for the common person, in the same way in that it is now rationally impossible to say: "I do not believe in </text:span><text:soft-page-break/><text:span text:style-name="T980">airplanes", </text:span><text:span text:style-name="T306">f</text:span><text:span text:style-name="T980">or an ordinary person, </text:span><text:span text:style-name="T306">THEN </text:span><text:span text:style-name="T980">we can say technical creativity </text:span><text:span text:style-name="T306">has</text:span><text:span text:style-name="T980"> already confirmed the "scientific" theories that explain space and time that level.</text:span></text:p>
      <text:p text:style-name="P186">It seems more difficult for the technical creativity criterion to fail but <text:span text:style-name="T981">it </text:span>can fail. The problem is in the user. <text:span text:style-name="T981">It’s </text:span>in the heart and mind of the criterion’<text:span text:style-name="T981">s</text:span> user.</text:p>
      <text:p text:style-name="P4">It will always be possible to argue and debate that a theory was completely necessary to build this or that object and try to validate something that the one who first built it never thought of. We <text:span text:style-name="T982">have already talked about </text:span>the case <text:span text:style-name="T982">with</text:span> the transistor. Or, <text:span text:style-name="T982">it </text:span>will always be possible to build <text:span text:style-name="T982">an object</text:span> from a partially understood phenomenon and then deny that such knowledge <text:span text:style-name="T982">was</text:span> necessary in the construction of <text:span text:style-name="T982">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83">it </text:span>cannot reach it.</text:p>
      <text:h text:style-name="P512" text:outline-level="3"><text:bookmark-start text:name="__RefHeading___Toc34949_4173466481"/>Distances.<text:bookmark-end text:name="__RefHeading___Toc34949_4173466481"/></text:h>
      <text:p text:style-name="Text_20_body"><text:span text:style-name="T984">We see l</text:span>ights in the sky. We perceive different frequencies <text:span text:style-name="T984">emited by them</text:span>. How far away are they? The simplest answer is: <text:span text:style-name="T984">We do NOT</text:span> know. But the human being instead of admitting his ignorance, he supposes, assumes things it cannot confirm, and draws conclusions based on th<text:span text:style-name="T984">ose</text:span> assumptions.</text:p>
      <text:p text:style-name="P187">Draw a dot on a sheet of paper. Put the sheet at a distance of your arm, put a pencil between the sheet and your eyes. <text:span text:style-name="T985">C</text:span>lose your left eye and open the right <text:span text:style-name="T985">eye</text:span>. Put the dot on the sheet behind the tip of the pencil, that is: line up your right eye, the tip of pencil and <text:span text:style-name="T985">the </text:span>point on the sheet. Without moving <text:span text:style-name="T985">your </text:span>head, <text:span text:style-name="T985">the </text:span>pencil, or <text:span text:style-name="T985">the sheet of paper</text:span>, now close the right eye and open the left <text:span text:style-name="T985">eye</text:span>. The pencil APPEARS to have <text:span text:style-name="T985">moved</text:span> <text:span text:style-name="T985">with respect to </text:span>the point on the sheet. With how many configurations, <text:span text:style-name="T986">that is,</text:span> distances of sheet, pencil and eyes can <text:span text:style-name="T986">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8">If this angle is to be calculated by measuring the angle of APPARENT displacement of an object with respect to a background, one of two must be fulfilled: <text:span text:style-name="T987">either</text:span> the distance <text:soft-page-break/>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88">each</text:span> point of observation, in this case <text:span text:style-name="T988">each of </text:span><text:span text:style-name="T987">your</text:span> eye<text:span text:style-name="T988">s</text:span>, <text:span text:style-name="T987">to</text:span> the <text:span text:style-name="T988">point of reference in the</text:span> BACKGROUND, <text:span text:style-name="T988">in this case the point in the sheet of paper, </text:span>that which must be several orders of magnitude farther than the distance to be calculated, they are PARALLEL. <text:span text:style-name="T989">They </text:span>are ASSUMED <text:span text:style-name="T989">p</text:span>arallel in order to <text:span text:style-name="T989">be able to APPROXIMATE </text:span>the angle measured <text:span text:style-name="T989">to the angle between the lines of vision of each eye, or points of observation, to the OBJECT.</text:span> <text:span text:style-name="T989">The angle actually measured is </text:span>the angle between the line of sight of <text:span text:style-name="T989">the second point of observation, in this case the left eye, </text:span>to the <text:span text:style-name="T989">point of reference in the </text:span>BACKGROUND, and the line of sight from th<text:span text:style-name="T989">is</text:span> SAME <text:span text:style-name="T989">second point of observation </text:span>to the OBJECT. <text:span text:style-name="T989">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0">of</text:span> the distance from the moon to the earth. The stars were the background and these were ASSUMED several orders of magnitude more distant than the moon. A reasonable assumption for the case of the moon.</text:p>
      <text:p text:style-name="P4">Measur<text:span text:style-name="T991">ing</text:span> the apparent angle of displacement of an object <text:span text:style-name="T991">with respect </text:span>to a background which CANNOT <text:span text:style-name="T991">be </text:span>assume<text:span text:style-name="T991">d</text:span> <text:span text:style-name="T991">to be</text:span> SEVERAL orders of magnitude more <text:span text:style-name="T991">distant</text:span> tha<text:span text:style-name="T991">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89">Imagine putting the pencil 8 kilometers or 5 miles away from your eyes and placing it between you and a star. The dot on the <text:span text:style-name="T992">sheet of paper is</text:span> now the star. AND THEN TRY TO MEASURE THE ANGLE THAT THE PENCIL LOOKS LIKE <text:span text:style-name="T992">to </text:span>hav<text:span text:style-name="T992">e </text:span>moved with respect to the star when observing it from the second eye, or when observing it with the best technology that <text:span text:style-name="T992">you </text:span>can imagine but separating each observation only by 6 centimeters. And with that measurement then calculate the distance from the pencil to your eyes using a trigonometric calculation. Something like this would be what it is to CALCULATE <text:span text:style-name="T992">the APPROXIMATION </text:span>for the <text:span text:style-name="T992">d</text:span>istance to the star believed to be <text:span text:style-name="T992">the </text:span>closest to Earth, Alpha Centaur<text:span text:style-name="T993">i</text:span>. SOMETHING like this, because in this example the <text:soft-page-break/>distance from the eye to the star is actually larger, by several orders of magnitude, than the distance from the eye to the pencil and the approximation of the measured angle to the desired angle is still valid. Thing we don't know in the case of stars <text:span text:style-name="T992">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994">BACKGROUND</text:span> is several orders of magnitude more <text:span text:style-name="T994">distant</text:span> than the distance to be measured. In the case of stars <text:span text:style-name="T994">what is actually </text:span>rational <text:span text:style-name="T994">and</text:span> logical to ASSUME is that the star for which you want calculate the distance is much closer to the other stars than <text:span text:style-name="T994">it is</text:span> to this planet, that is to say that in reality the star is part of the BACKGROUND !</text:p>
      <text:p text:style-name="P190">In the case of the stars there is no method of public knowledge, that m<text:span text:style-name="T995">e</text:span>n is using, to make the measurement of the angle between the lines of sight of two points <text:span text:style-name="T995">of </text:span>observation to a particular star. Maybe we just don't have the technology <text:span text:style-name="T995">to </text:span>do it <text:span text:style-name="T995">yet</text:span>.</text:p>
      <text:p text:style-name="P4">Another alarm on the use of the Parallax method to approximate the distance of a star should be the value <text:span text:style-name="T996">of</text:span> such <text:span text:style-name="T996">measured </text:span>angles. <text:span text:style-name="T996">They </text:span>are too <text:span text:style-name="T996">small</text:span>. And in these attempts <text:span text:style-name="T997">they even try </text:span>separating the points of observation as much as possible by making the observations at <text:span text:style-name="T997">two opposite </text:span>ends of the earth’<text:span text:style-name="T1000">s cycle</text:span> around the sun.</text:p>
      <text:p text:style-name="P4">When the pencil is very far away the angle is very small. And when the sheet is very close to the pencil, that is when the pencil begins to be very close to the supposed <text:span text:style-name="T998">background</text:span>, it seems to move almost nothing. <text:span text:style-name="T998">T</text:span>he background <text:span text:style-name="T998">is NOT as background as </text:span>we thought <text:span text:style-name="T998">it was</text:span>.</text:p>
      <text:p text:style-name="P4">The <text:span text:style-name="T999">very small</text:span> angles measured in the case of stars, see definition of <text:a xlink:type="simple" xlink:href="https://en.wikipedia.org/wiki/Minute_and_second_of_arc" text:style-name="Internet_20_link" text:visited-style-name="Visited_20_Internet_20_Link">arcsec<text:span text:style-name="T1608">ond</text:span></text:a>, of APPARENT angular displacement with respect to a SUPPOSED <text:span text:style-name="T999">background</text:span> of unknown distance, they should be more an indicative that the star, for which I want to calculate the distance, is part of the <text:span text:style-name="T999">BACKGROUND</text:span>, and that therefore I cannot approximate the measured angle to the angle between the two lines of sight to the star. ASSUM<text:span text:style-name="T999">ING</text:span> that, <text:span text:style-name="T999">it’</text:span>s <text:span text:style-name="T999">assuming</text:span> too much.</text:p>
      <text:p text:style-name="P4">Those angles are actually EVIDENCE against the <text:span text:style-name="T1000">approximation</text:span> and hence <text:span text:style-name="T1000">against </text:span>the use of the method. Those angles are easily within of the margin of error of the measurement of an angle between two stars, when these measurements are made one in spring and one in autumn, <text:span text:style-name="T1000">that</text:span> is <text:span text:style-name="T1000">to </text:span>say at two opposite ends of the earth's cycle around the sun.</text:p>
      <text:p text:style-name="P191"><text:soft-page-break/>This Parallax method that assumes too much and is used to make a<text:span text:style-name="T1001">n</text:span> APPROXIMAT<text:span text:style-name="T1002">E </text:span>and INDIRECT CALCULATION of the distance of a star is what astronomy, cosmology, and the so-called sciences that study stars, they call <text:span text:style-name="T1001">it </text:span>DIRECT MEASUREMENT of stellar distances. <text:span text:style-name="T1001">Do </text:span>me the favour !. That's the DIRECT one! To make an APPROXIMATE and INDIRECT CALCULATION we call it DIRECT MEASUREMENT! It's the best we have. Now imagine the INDIRECT measurements.</text:p>
      <text:p text:style-name="P192">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03">they</text:span> begin to build what is known as the “cosmic distance ladder”. Which is nothing more than a ladder <text:span text:style-name="T1007">of </text:span>more ASSUMPTIONS with which the cosmic distances are intended to be established <text:span text:style-name="T1004">for those </text:span><text:span text:style-name="T1007">other </text:span>lights that we observe in the sky. <text:span text:style-name="T1004">A</text:span>ssumptions <text:span text:style-name="T1005">over</text:span> assumptions <text:span text:style-name="T1005">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06">has</text:span>.</text:p>
      <text:p text:style-name="P4">The truth is that we do not know.</text:p>
      <text:p text:style-name="P4">We cannot reach The Truth of the very far, without having contact with <text:span text:style-name="T1006">it</text:span>.</text:p>
      <text:h text:style-name="P512"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08">that is </text:span>close<text:span text:style-name="T1008">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08">verifiable</text:span> assumptions we do a whole series of calculations to arrive at conclusions that we accept as true.</text:p>
      <text:p text:style-name="P4">But for the sake of argument let us ASSUME, BELIEVE, ACCEPT that ALL, absolutely ALL, those ASSUMPTIONS are true.</text:p>
      <text:p text:style-name="P360"><text:soft-page-break/>In the last millennium it was concluded that the universe is expanding because one of those assumptions tells us that: <text:span text:style-name="T1609">a</text:span> higher redshift <text:span text:style-name="T1609">measurement for an object or a group of objects </text:span>implies a greater distance <text:span text:style-name="T1609">from earth of those objects</text:span>.</text:p>
      <text:p text:style-name="P4">But what happens when <text:span text:style-name="T1009">we find </text:span>luminously CONNECTED objects <text:span text:style-name="T1009">that have </text:span>DIFFERENT redshifts? What about NGC-7603 or NGC-4319 in which several objects are luminously CONNECTED but have DIFFERENT redshifts? Simple. <text:span text:style-name="T1009">We </text:span>ignore <text:span text:style-name="T1009">them</text:span> because <text:span text:style-name="T1009">it</text:span> impl<text:span text:style-name="T1009">ies</text:span> that the assumptions contradict each other. And that implies that the conclusions are <text:span text:style-name="T1610">BASELESS</text:span>.</text:p>
      <text:p text:style-name="P361">What happens when you plot "apparent brightness" against "redshifts" of the Quasars we observe and it is found that the points in the diagram are SPREAD <text:span text:style-name="T1611">all over</text:span> the entire diagram and do not show a statistical correlation? Simple. <text:span text:style-name="T1010">It</text:span><text:span text:style-name="T452"> is</text:span> ignored. Because <text:span text:style-name="T1010">it</text:span> impl<text:span text:style-name="T1010">ies</text:span> that the assumptions contradict each other. And that implies that the conclusions are <text:span text:style-name="T1610">BASELESS</text:span>.</text:p>
      <text:p text:style-name="P193">If the assumption that the "redshift" tells us "distance", is FALSE, <text:span text:style-name="T1610">then</text:span> the MAIN argument for a<text:span text:style-name="T1010">n expanding </text:span>universe is <text:span text:style-name="T1610">just a FALLACY</text:span>.</text:p>
      <text:p text:style-name="P194">An expanding universe is the main argument for the famous Big-Bang, that explosion of absolutely NOTHING <text:span text:style-name="T1011">caused by absolutely NOTHING</text:span>, because before the explosion there was NOTHING <text:span text:style-name="T1011">and NOTHING could have caused it</text:span>, and from which EVERYTHING supposedly came out. An logical absurdity that even today some accept without any problem because it was what they <text:span text:style-name="T1011">were </text:span>taught <text:span text:style-name="T1011">at</text:span> school: that EVERYTHING came out of an explosion of NOTHING <text:span text:style-name="T1011">caused by NOTHING</text:span>.</text:p>
      <text:p text:style-name="P195">The evidence shown by Quasars that the "redshift" does NOT indicate "distance" is evidence that destroys the main argument to conclude that the universe is expanding. <text:span text:style-name="T1012">W</text:span>hich in turn is the main argument to conclude that it all started with a<text:span text:style-name="T1611">n</text:span> <text:span text:style-name="T1012">explosion</text:span>. Wh<text:span text:style-name="T1012">ich</text:span> in turn is the main basis for calculating its time of existence. Wh<text:span text:style-name="T1012">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text:span text:style-name="T1611">it</text:span>.</text:p>
      <text:h text:style-name="P512"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34">Assuming <text:span text:style-name="T1013">the </text:span>initial conditions are known.</text:p>
        </text:list-item>
        <text:list-item>
          <text:p text:style-name="P534">Assuming that there are no external effects that alter the conditions of the chemical elements measured.</text:p>
        </text:list-item>
        <text:list-item>
          <text:p text:style-name="P534">Assuming that the rate of change, of radioactivity, of the measured chemical elements has been maintained.</text:p>
        </text:list-item>
      </text:list>
      <text:p text:style-name="Text_20_body"><text:span text:style-name="T1013">Then</text:span>:</text:p>
      <text:p text:style-name="P4">I can calculate when these rocks or objects containing these radioactive elements <text:span text:style-name="T1013">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6">The rate of decay in these radioactive elements is approximate<text:span text:style-name="T1014">d</text:span> by measuring how often the radioactive element decreases to half <text:span text:style-name="T1014">of it</text:span>. This data is called the half-life of the radioactive element.</text:p>
      <text:p text:style-name="P196">It is ASSUMED that the radioactive element is always decaying at the same rate. The half-life of the radioactive element is assumed to be <text:span text:style-name="T1014">NOT </text:span>chang<text:span text:style-name="T1014">ing</text:span>. That it has been the same throughout history and during the supposed billions of years that some rocks <text:span text:style-name="T1014">have been out </text:span>there.</text:p>
      <text:p text:style-name="P197">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text:span text:style-name="T1015">we </text:span>obtain results <text:span text:style-name="T1015">in which one is a </text:span>multiple, MULTIPLE, <text:span text:style-name="T1015">listen</text:span> MULTIPLE, of <text:span text:style-name="T1015">the </text:span>other? We ignore <text:span text:style-name="T1015">them</text:span>, because this would mean that our assumptions are false. And that NONE of the dates are reliable.</text:p>
      <text:p text:style-name="P198">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16">ed</text:span> to find absolutely <text:span text:style-name="T1016">ANY</text:span>THING of Carbon 14 because everything w<text:span text:style-name="T1016">ould have </text:span>decayed into Nitrogen 14.</text:p>
      <text:p text:style-name="P4">But, what happens when an animal, THAT HAS JUST DIED, is Carbon 14 test<text:span text:style-name="T1016">ed</text:span> and it turns out that <text:span text:style-name="T1016">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16">W</text:span>e ignore <text:span text:style-name="T1016">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16">listen:</text:span> ALIVE, <text:span text:style-name="T1016">gets </text:span>Carbon 14 test<text:span text:style-name="T1016">ed</text:span> and it turns out that <text:span text:style-name="T1016">it</text:span> supposedly lived thousands of years <text:span text:style-name="T1016">ago</text:span>? We ignore it, because it would mean that our assumptions are false and that the method does not work.</text:p>
      <text:p text:style-name="P198">Or, what happens when <text:span text:style-name="T1016">the</text:span> SAME piece of animal is Carbon 14 <text:span text:style-name="T1016">tested </text:span>in different laboratories and one age turns out to be less <text:span text:style-name="T1016">than </text:span>20,000 years old and the other older than 28,000 years? We ignore it, because <text:span text:style-name="T1016">it </text:span>would mean that our assumptions are false and that the method does not work.</text:p>
      <text:p text:style-name="P4">Radiometric dating DOES NOT WORK.</text:p>
      <text:p text:style-name="P4"><text:soft-page-break/>But for the sake of argument let us ASSUME, BELIEVE, ACCEPT that it works. LET'S ASSUME it works like a charm.</text:p>
      <text:p text:style-name="P4">What happens when every time a Carbon 14 test is performed on some piece of carbon on the planet we find that <text:span text:style-name="T1017">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9">Or what happens when every time a Carbon 14 test is performed on any piece of diamond we find that <text:span text:style-name="T1017">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17">w</text:span>hat we were taught in school.</text:p>
      <text:p text:style-name="P200">Or what happens when every time a Carbon 14 test is performed on dinosaur fossils we find that <text:span text:style-name="T1018">they </text:span>have Carbon 14? We ignore it because it would mean that, according to the assumptions of radiometric dating, those dinosaur fossils CANNOT be more than 60 thousand years <text:span text:style-name="T1018">old</text:span>. And we don't like it because, if we don't believe the bible, we want to believe <text:span text:style-name="T1018">w</text:span>hat we were taught in school.</text:p>
      <text:p text:style-name="P4">We cannot reach The Truth of the ancient past when we assume something which cannot be verified <text:span text:style-name="T1018">today</text:span>.</text:p>
      <text:h text:style-name="P512"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62">If we find helium-filled balloons on the ceiling of a room where there <text:span text:style-name="T1019">was</text:span> a children's party, <text:span text:style-name="T1612">and</text:span><text:span text:style-name="T1019"> </text:span>we ask <text:span text:style-name="T1612">at </text:span>what time was the party, and <text:span text:style-name="T1019">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19">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0">hold for </text:span>these bits of zircon, and LET'S ASSUME that the Helium in those bits of zircon <text:span text:style-name="T1020">gets</text:span> generated when the Uranium that was in the zircon decays into Lead.</text:p>
      <text:p text:style-name="P4">What happens when we find Helium in those pieces of zircon that have been dated to billions of years and were found <text:span text:style-name="T1020">at </text:span>temperatures between 100 and 270 degrees Celsius <text:span text:style-name="T1020">and</text:span> between 1000 and 4000 meters deep in the earth's crust?</text:p>
      <text:p text:style-name="P362">What happens is that we have evidence that indicates that this granite cannot have been formed before a few thousand years ago. If they had <text:span text:style-name="T1612">been there the </text:span><text:span text:style-name="T1020">past</text:span> hundred thousand years, there would be nothing, absolutely NO Helium in those zircon bits, <text:span text:style-name="T1612">zero, zip, nothing, NADA, nadita, nada</text:span>. That is to say that with that Helium in that Zircon we have evidence that the earth's crust, that <text:span text:style-name="T1020">which</text:span> is made of granite that contains <text:span text:style-name="T1020">said</text:span> zircon, <text:span text:style-name="T1020">it’s only </text:span>a few thousand years <text:span text:style-name="T1020">old, </text:span>and not <text:span text:style-name="T1613">hundred of thousands, and much less </text:span>billions of years <text:span text:style-name="T1496">old </text:span>as we <text:span text:style-name="T1496">were</text:span> taught at school.</text:p>
      <text:p text:style-name="P201">Either the assumptions on which the Uranium datings are based are not fulfilled., or there should be absolutely NO Helium in those <text:span text:style-name="T1020">bits</text:span> of Zircon.</text:p>
      <text:p text:style-name="P4">The Truth of the ancient past is unattainable when we assume things that cannot be verified at present.</text:p>
      <text:h text:style-name="P512"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1">It</text:span> can verify quantity and quality in the income of each of the inputs used through specialized gates for each input. It has machines that can construct and deconstruct path<text:span text:style-name="T1021">ways</text:span> for <text:span text:style-name="T1021">transportation of the </text:span>machines <text:span text:style-name="T1021">that it</text:span> need<text:span text:style-name="T1021">s</text:span> to operate. This factory has machines that operating together, they can build each of the machines that <text:span text:style-name="T1021">the factory</text:span> needs to operate, including <text:span text:style-name="T1021">the machines </text:span>themselves. The cars that produces <text:soft-page-break/>are verified by machines and corrections can be made <text:span text:style-name="T1021">to the m</text:span>inor detail after fabrication. <text:span text:style-name="T1021">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1">It</text:span> can start building all <text:span text:style-name="T1021">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21">It d</text:span>oes not need <text:span text:style-name="T1021">to </text:span>communicate with the outside to perform the duplication task. <text:span text:style-name="T1021">It o</text:span>nly needs the same inputs that it receives to manufacture automobiles <text:span text:style-name="T1021">to be</text:span> able to duplicate itself.</text:p>
      <text:p text:style-name="P4">Now imagine that this factory cannot be seen with the naked eye because it is too small, a microscope is needed. <text:span text:style-name="T1022">It </text:span>has only a few thousand cubic micrometers in volume. And the cars that <text:span text:style-name="T1022">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2">work </text:span>efficiency with respect to the amount of energy used for its operation.</text:p>
      <text:p text:style-name="P4">Now let us take a car in common use by human beings and <text:span text:style-name="T1022">l</text:span>et's take it apart: piece by piece, nut by nut, bolt by bolt, circuit by circuit.</text:p>
      <text:p text:style-name="P202">Suppose each part is carefully numbered, each circuit carefully specified and numbered, suppose we have a fully illustrated instruction manual, <text:span text:style-name="T1023">that</text:span> we have videos illustrating how to assemble each of its parts, and <text:span text:style-name="T1023">t</text:span>hat we have all the necessary tools to assemble each part and the tools needed to put it back together. Do you think that you would need additional help to put it together? Could you put it together <text:span text:style-name="T1023">by yourself</text:span>? <text:span text:style-name="T1023">How long would it take you to do it</text:span>?</text:p>
      <text:p text:style-name="P4"><text:soft-page-break/>What would happen if you do not have the numbering of the pieces and the circuits but <text:span text:style-name="T1023">you</text:span> have everything else? Could you still put it together? And <text:span text:style-name="T1023">if you</text:span> didn't have the instructions? And without the videos? <text:span text:style-name="T1024">C</text:span>ould <text:span text:style-name="T1024">you</text:span> still <text:span text:style-name="T1024">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24">get</text:span> old? What if the only thing you can do to make a decision <text:span text:style-name="T1024">for </text:span>building a piece is tossing a coin to see if it comes out heads or tails? What if you, the one who puts it together, have no intelligence, no will, <text:span text:style-name="T1024">no</text:span> creativity, <text:span text:style-name="T1024">neither the</text:span> ability to make decisions? COULD YOU <text:span text:style-name="T1024">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25">which </text:span>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26">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26">A</text:span> machine <text:span text:style-name="T1026">so </text:span>complex that we do not even understand how to build the most elementary of its parts: the cell.</text:p>
      <text:p text:style-name="P203">In the story that they <text:span text:style-name="T1027">tell</text:span> us <text:span text:style-name="T1027">at</text:span> school, not only that common use car was put together with a lot of time and pure <text:span text:style-name="T1027">luck</text:span>, but also the one that created that car was put together the same way.</text:p>
      <text:p text:style-name="P4">The field of study called abiogenesis is now <text:span text:style-name="T1027">the one </text:span>in charge of giving a <text:span text:style-name="T1027">so called </text:span>scientific touch to that tale.</text:p>
      <text:h text:style-name="P512" text:outline-level="3"><text:bookmark-start text:name="__RefHeading___Toc34959_4173466481"/>Monomers.<text:bookmark-end text:name="__RefHeading___Toc34959_4173466481"/></text:h>
      <text:p text:style-name="Text_20_body">Monomers are the letters and pieces of biological systems.</text:p>
      <text:p text:style-name="P204"><text:soft-page-break/>The person who intends to explain the process by which life can arise from matter, without the existence of a creator, has to explain how to form organic compounds from the periodic table. It is the minimum.</text:p>
      <text:p text:style-name="P205">If an intelligent, designer and creative being as <text:span text:style-name="T1028">the human being likes to</text:span> call himself cannot chemically synthesize an organic compound from the periodic table, <text:span text:style-name="T1028">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6">One of the goals of abiogenesis is to explain the process, BEFORE the existence of biochemistry, BEFORE the existence of organic compounds, through which said organic compounds were formed, <text:span text:style-name="T1029">starting </text:span>from the elements of the periodic table.</text:p>
      <text:p text:style-name="P4">Another of the objectives of abiogenesis is to explain how to build, how synthesize, how to <text:span text:style-name="T1029">put together</text:span>, how to assemble, a cell.</text:p>
      <text:h text:style-name="P517" text:outline-level="4"><text:bookmark-start text:name="__RefHeading___Toc34961_4173466481"/>The letters.<text:bookmark-end text:name="__RefHeading___Toc34961_4173466481"/></text:h>
      <text:p text:style-name="P506">The simplest organic compounds, necessary and present in all biological systems, those that are absolutely necessary <text:span text:style-name="T1030">to</text:span> start building a living cell, are 4 types of <text:span text:style-name="T1614">fundamental </text:span>monomers:</text:p>
      <text:list text:style-name="L11">
        <text:list-item>
          <text:p text:style-name="P535">monosaccharides,</text:p>
        </text:list-item>
        <text:list-item>
          <text:p text:style-name="P535">amino acids,</text:p>
        </text:list-item>
        <text:list-item>
          <text:p text:style-name="P535">the nucleotides and</text:p>
        </text:list-item>
        <text:list-item>
          <text:p text:style-name="P535">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36">Carbohydrates,</text:p>
        </text:list-item>
        <text:list-item>
          <text:p text:style-name="P536"><text:soft-page-break/>Peptides,</text:p>
        </text:list-item>
        <text:list-item>
          <text:p text:style-name="P536">Nucleic acids, and</text:p>
        </text:list-item>
        <text:list-item>
          <text:p text:style-name="P536">Lipids.</text:p>
        </text:list-item>
      </text:list>
      <text:p text:style-name="Text_20_body">Each of these polymers are assembled from monomers. “<text:span text:style-name="T1031">Poly”</text:span> means many. “<text:span text:style-name="T1031">Mono”</text:span> means one. A “<text:span text:style-name="T1031">Poly” </text:span>is <text:span text:style-name="T1031">built</text:span> <text:span text:style-name="T1031">of</text:span> several “<text:span text:style-name="T1031">Monos”</text:span>. A “many” is made up of several “ones”. Easy right?</text:p>
      <text:list text:style-name="L13">
        <text:list-item>
          <text:p text:style-name="P537">Carbohydrates are made of monosaccharides.</text:p>
        </text:list-item>
        <text:list-item>
          <text:p text:style-name="P537">Peptides or proteins are made from amino acids.</text:p>
        </text:list-item>
        <text:list-item>
          <text:p text:style-name="P537">Nucleic acids are made up of nucleotides.</text:p>
        </text:list-item>
        <text:list-item>
          <text:p text:style-name="P537">Lipids are made from glycerol.</text:p>
        </text:list-item>
      </text:list>
      <text:h text:style-name="P517" text:outline-level="4"><text:bookmark-start text:name="__RefHeading___Toc34963_4173466481"/>Gloves.<text:bookmark-end text:name="__RefHeading___Toc34963_4173466481"/></text:h>
      <text:p text:style-name="Text_20_body">You cannot put a left hand glove on your right hand. <text:span text:style-name="T1032">T</text:span>his is because the mirror image of your left hand cannot be superimposed on <text:span text:style-name="T1032">your</text:span> right hand. When <text:span text:style-name="T1032">the structure of </text:span>a chemical compound presents this characteristic is said to be CHIRAL. And when in one sample of a chemical compound there is only one type of chirality, <text:span text:style-name="T1032">that is </text:span>all are gloves for the right hand or <text:span text:style-name="T1032">all </text:span>are gloves for the left, the sample is said to be HOMOCHIRAL. When there are gloves for <text:span text:style-name="T1033">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33">to be</text:span> HOMOCHIRAL <text:span text:style-name="T1033">in biological machinery</text:span>. They are all gloves for the same hand. The letters and the pieces with <text:span text:style-name="T1033">which </text:span>the <text:span text:style-name="T1033">cell </text:span>machines and programs are assembled are <text:span text:style-name="T1033">all </text:span>homochiral.</text:p>
      <text:h text:style-name="P517"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34">actually happen</text:span>.</text:p>
      <text:p text:style-name="P4"><text:soft-page-break/>Some reactions require the presence of specific compounds that facilitate them although they do not participate in the reaction. <text:span text:style-name="T1034">T</text:span>hey need facilitators.</text:p>
      <text:p text:style-name="P4">Some reactions need to be stopped because if they continue <text:span text:style-name="T1034">you</text:span> will not get the expected result. They need a change in conditions to stop the reaction. They need a brake at the right time.</text:p>
      <text:p text:style-name="P4">Some reactions result in a mixture of several compounds where only one of them is <text:span text:style-name="T1034">the </text:span>desired <text:span text:style-name="T1034">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34">all the undesired ones</text:span>, from the trash. Garbage is not wanted.</text:p>
      <text:p text:style-name="P4">Some reactions do not work in reverse. They only work one <text:span text:style-name="T1035">way</text:span>.</text:p>
      <text:p text:style-name="P4">Some reactions require certain parts of the reactant to be protected, so that the reaction occurs only in the <text:span text:style-name="T1035">p</text:span><text:span text:style-name="T1615">o</text:span><text:span text:style-name="T1035">ints, </text:span><text:span text:style-name="T1616">at the right places,</text:span><text:span text:style-name="T1035">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36">S</text:span>ometimes it <text:span text:style-name="T1036">requires</text:span> protection.</text:p>
      <text:p text:style-name="P4">Once you have a reaction, you need to show that <text:span text:style-name="T1036">you actually </text:span>got what <text:span text:style-name="T1036">you</text:span> wanted and in what quantities. This process is called characterization. And many times it is even more complex than the reaction <text:span text:style-name="T1037">itself</text:span>.</text:p>
      <text:h text:style-name="P517" text:outline-level="4"><text:bookmark-start text:name="__RefHeading___Toc34967_4173466481"/>Easy.<text:bookmark-end text:name="__RefHeading___Toc34967_4173466481"/></text:h>
      <text:p text:style-name="Text_20_body">What happens then when, in the field of abiogenesis, it is intended <text:span text:style-name="T1617">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38">for it to have</text:span> the necessary purity, suitably protected for the following reaction to occur, conveniently separated from other compounds, with the conditions of temperature, pressure, acidity, etc. <text:span text:style-name="T1038">And</text:span> the ongoing reaction has not stopped, my desired compound is being mixed with 4 other garbage compounds and in a proportion less than 1% of the amount I need, which I have no idea how to separate from the garbage compounds, which is <text:span text:style-name="T1038">being </text:span><text:soft-page-break/><text:span text:style-name="T1038">formed </text:span>in racemic form and not homochiral as I need it, that my reaction has no reverse and even though I am in my modern laboratory with all the technology that the intelligence, design and creativity of the human being has been able to <text:span text:style-name="T1038">produce</text:span>, I have no idea how to make that compound that I can extract from <text:span text:style-name="T1038">already existing </text:span>biological systems by destructive procedures that we have managed to develop?</text:p>
      <text:p text:style-name="P20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39">cheating</text:span>, and the deceit, of those articles on abiogenesis.</text:p>
      <text:h text:style-name="P512"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38">Carbohydrates are made of monosaccharides.</text:p>
        </text:list-item>
        <text:list-item>
          <text:p text:style-name="P538">Peptides or proteins are made from amino acids.</text:p>
        </text:list-item>
        <text:list-item>
          <text:p text:style-name="P538">Nucleic acids are made up of nucleotides.</text:p>
        </text:list-item>
        <text:list-item>
          <text:p text:style-name="P538">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39">he </text:span>pretend<text:span text:style-name="T1039">s to</text:span> show how they were formed.</text:p>
      <text:p text:style-name="P208">But LET'S SUPPOSE, LET'S ACCEPT, LET'S BELIEVE that yes, that man can already build monomers without using compounds extracted from biological systems. Which <text:soft-page-break/>can synthesize monosaccharides, amino acids, nucleotides and glycerol. That is the least of the problems.</text:p>
      <text:p text:style-name="P4">If <text:span text:style-name="T1040">men</text:span> intend to deny the creator, the human being would have to at least, using all <text:span text:style-name="T1040">his</text:span> intelligence, design and creativity, using all <text:span text:style-name="T1040">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0">them</text:span>, <text:span text:style-name="T1040">those </text:span>with which a cell is built: carbohydrates, peptides, nucleic acids and lipids. Of the <text:span text:style-name="T1040">simplest </text:span>cell, the easiest of <text:span text:style-name="T1040">them </text:span>all, the one <text:span text:style-name="T1040">he</text:span> want<text:span text:style-name="T1040">s</text:span>, the one <text:span text:style-name="T1040">he </text:span>choose<text:span text:style-name="T1040">s</text:span>.</text:p>
      <text:p text:style-name="P4"><text:span text:style-name="T1040">Men c</text:span>an not.</text:p>
      <text:p text:style-name="P4"><text:span text:style-name="T1041">He has </text:span>to cheat. <text:span text:style-name="T1041">He has</text:span> to extract the machines and programs from the existing biological systems for use in the synthesis of said polymers. Those <text:span text:style-name="T1041">that he </text:span>supposedly want to prove appeared in a DEAD and BRUTE planet millions of years ago, <text:span text:style-name="T1041">just with </text:span>time, <text:span text:style-name="T1041">luck</text:span> and chemical reactions that supposedly occur SPONTANEOUSLY but man can not even do <text:span text:style-name="T1042">using his</text:span> latest technology and using all his creativity, intelligence and design.</text:p>
      <text:p text:style-name="P4">With those letters and pieces that are monosaccharides, amino acids, nucleotides and glycerol <text:span text:style-name="T1042">he </text:span>should be able to assemble at least the carbohydrates, peptides, nucleic acids, and lipids of the <text:span text:style-name="T1042">simplest </text:span>cell <text:span text:style-name="T1042">imaginable</text:span>.</text:p>
      <text:p text:style-name="P209"><text:span text:style-name="T1042">Men</text:span> should be able to synthesize them. <text:span text:style-name="T1042">He</text:span> should be able to polymerize them. <text:span text:style-name="T1042">He c</text:span>an not. <text:span text:style-name="T1042">He has</text:span> to cheat. And yet the popular explanation, the one we read in the encyclopedia, is that they arose SPONTANEOUSLY. Puff, <text:span text:style-name="T1042">by them selves</text:span> .</text:p>
      <text:p text:style-name="P209">The machines that man can create to join letters of a, <text:span text:style-name="T1042">quote and quote,</text:span> “biological program” are the size of a REFRIGERATOR and can only join a maximum of 15 to 20 letters before they start having the same problems, in their chemical reactions, that the human being has to synthesize the monomers <text:span text:style-name="T1042">in any other modern lab</text:span>.</text:p>
      <text:p text:style-name="P209">The longest program that man can synthesize with his machines goes up to about 20 letters. If you want longer chains, you have to use the machines <text:span text:style-name="T1042">extracted from</text:span> biological systems. You have to use carbohydrates, peptides, nucleic acids destructively extracted from biological systems.</text:p>
      <text:p text:style-name="P209"><text:soft-page-break/>In fact, <text:span text:style-name="T1042">he has </text:span>to cheat <text:span text:style-name="T1042">even </text:span>more, because let's remember that we're accepting the <text:span text:style-name="T1042">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42">t even close to</text:span> being able to synthesize the polymers needed to build a cell. We can not even accepting as if we could <text:span text:style-name="T1042">w</text:span>hat we can't do: Synthesize the monomers.</text:p>
      <text:p text:style-name="P209">We cannot even knowing the information that describes the structure of these polymers. But supposedly a DEAD and BRUTE planet could. Supposedly it all happened SPONTANEOUSLY millions of years ago. That is what they teach <text:span text:style-name="T1042">at</text:span> school and they repeat it <text:span text:style-name="T1042">at</text:span> <text:span text:style-name="T1042">college</text:span>. <text:span text:style-name="T1042">P</text:span>oof. <text:span text:style-name="T1042">By themselves</text:span>.</text:p>
      <text:h text:style-name="P512"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43">he </text:span>aims to show how they were formed magically, sorry, spontaneous<text:span text:style-name="T1043">ly in a DEAD and BRUTE planet.</text:span></text:p>
      <text:p text:style-name="P210">But LET'S SUPPOSE, LET'S ACCEPT, LET'S BELIEVE that yes, that man can already build, synthesize, polymers resembling those essential for build<text:span text:style-name="T1044">ing</text:span> a cell, without using compounds extracted from biological systems. LET'S SUPPOSE that <text:span text:style-name="T1044">he</text:span> can synthesize carbohydrates, peptides, nucleic acids and lipids.</text:p>
      <text:p text:style-name="P4">That is just the second challenge. That's just the power to write.</text:p>
      <text:p text:style-name="P4">The most important question of all is: <text:span text:style-name="T1044">W</text:span>hat <text:span text:style-name="T1044">is</text:span> <text:span text:style-name="T1044">he</text:span> going to write?</text:p>
      <text:p text:style-name="P211">Programs are not written by themselves. And much less randomly, <text:span text:style-name="T1044">by chance, by luck</text:span>. Some <text:span text:style-name="T1044">people </text:span>think <text:span text:style-name="T1044">otherwise</text:span> and try to prove <text:span text:style-name="T1044">so</text:span> <text:span text:style-name="T1044">by </text:span>writing programs. Programs that didn't write themselves either. Absurd, right? Programs that seek to be random using a MACHINE. Using something completely deterministic like a computer. <text:span text:style-name="T1045">Even more</text:span> absurd, right? Using functions that pretend to be random, pseudo-random functions, “almost” but “NOT” random.</text:p>
      <text:p text:style-name="P4"><text:soft-page-break/>The mathematical question of whether there is a fair <text:span text:style-name="T1046">coin</text:span>, one that is not <text:span text:style-name="T1047">preferential</text:span>, a truly random function, one that is no longer pseudo, that which is no longer quasi-random but <text:span text:style-name="T1047">that it </text:span>IS random, <text:span text:style-name="T1047">it’</text:span>s considered a<text:span text:style-name="T1047">n</text:span> open problem. It is considered a problem that has not been resolved. Neither for YES, nor for NO. It shouldn't be, because it's equivalent to <text:span text:style-name="T1047">problemes </text:span>that <text:span text:style-name="T1047">HAVE</text:span> been resolved. <text:span text:style-name="T1047">It d</text:span>oesn’t exist. Don't look for it. There is a Creator.</text:p>
      <text:p text:style-name="P4">But <text:span text:style-name="T1048">LET’S </text:span>SUPPOSE, ACCEPT, BELIEVE, <text:span text:style-name="T1048">for</text:span> the <text:span text:style-name="T1048">sake</text:span> of argument<text:span text:style-name="T1048">ing</text:span>, that the human being uses any tool he wants, not necessarily organic polymers, to write the program <text:span text:style-name="T1048">that he</text:span> want<text:span text:style-name="T1048">s</text:span> and how <text:span text:style-name="T1048">ever he </text:span>want<text:span text:style-name="T1048">s it</text:span>.</text:p>
      <text:p text:style-name="P212">The program that the human being should be able to write, using all his intellectual capacity, creativity and design, that which does not have the supposed DEAD and BRUTE planet in which supposedly everything happened SPONTANEOUSLY, it would <text:span text:style-name="T1049">have </text:span>be one who can at least do what he himself, <text:span text:style-name="T1618">the human being, </text:span>does. I<text:span text:style-name="T1049">t</text:span> should be able to simulate, mimic, what a human brain does. The famous artificial intelligence. One who passes the <text:span text:style-name="T1050">famous </text:span>Turing test. One who learns to learn. One that processes information <text:span text:style-name="T1050">in a way</text:span> indistinguishable <text:span text:style-name="T1052">from the way </text:span>a human does <text:span text:style-name="T1050">it</text:span>.</text:p>
      <text:p text:style-name="P4">We <text:span text:style-name="T1051">have </text:span>not <text:span text:style-name="T1051">been able</text:span>.</text:p>
      <text:p text:style-name="P4">But LET’S SUPPOSE, LET'S ACCEPT, LET'S BELIEVE, that yes, that the human being has already achieved <text:span text:style-name="T1052">the </text:span>creat<text:span text:style-name="T1052">ion of</text:span> a program that processes information in a manner indistinguishable from like a human does <text:span text:style-name="T1052">it</text:span>.</text:p>
      <text:p text:style-name="P213">In that hypothetical case, in which you need to BELIEVE and SUPPOSE more than <text:s/><text:span text:style-name="T1052">w</text:span>hat is needed to BELIEVE that Jesus Christ is alive because he was resurrected, <text:span text:style-name="T1053">t</text:span>he ONLY thing that will have been shown is that to create a REAL intelligence, ANOTHER <text:span text:style-name="T1053">one is</text:span> need<text:span text:style-name="T1053">ed</text:span>.</text:p>
      <text:p text:style-name="P4">The ONLY thing you w<text:span text:style-name="T1054">ould</text:span> have <text:span text:style-name="T1054">shown</text:span> is the need for a programmer, the NEED of a CREATOR.</text:p>
      <text:p text:style-name="P4">That Creator didn't just design the DNA program. DNA is just <text:span text:style-name="T1055">the p</text:span>rogram. The machine on which it is going to be executed is <text:span text:style-name="T1055">also </text:span>needed. <text:span text:style-name="T1055">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text:soft-page-break/>But no, some people come to believe, because that is what <text:span text:style-name="T1056">they were</text:span> taught as children in school, that a DEAD and BRUTE planet turned out <text:span text:style-name="T1056">to be </text:span>more alive and intelligent than us. Absurd, right? But that's <text:span text:style-name="T1056">where</text:span> we are.</text:p>
      <text:p text:style-name="P468"><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57">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512" text:outline-level="3"><text:bookmark-start text:name="__RefHeading___Toc34973_4173466481"/>The <text:span text:style-name="T1058">tale</text:span> of the frog.<text:bookmark-end text:name="__RefHeading___Toc34973_4173466481"/></text:h>
      <text:p text:style-name="Text_20_body">One of the most famous tales is that of the <text:span text:style-name="T1058">frog</text:span> that becomes the prince. It is a <text:span text:style-name="T1058">tale</text:span> for children.</text:p>
      <text:p text:style-name="P4"><text:span text:style-name="T1060">A</text:span> <text:span text:style-name="T1060">similar</text:span> <text:span text:style-name="T1059">tale,</text:span> but adding millions of years, is that of evolution. Man evolved from a reptile in millions of years.</text:p>
      <text:p text:style-name="P214">Any method recognized as scientific must start from observable evidence.</text:p>
      <text:p text:style-name="P4">There is NO, ZERO, <text:span text:style-name="T1618">nothing</text:span>, <text:span text:style-name="T1618">zip, NADA, nadita, nada,</text:span> <text:span text:style-name="T1618">ni poquito, of </text:span>OBSERVABLE evidence that a<text:span text:style-name="T1061">n</text:span> animal <text:span text:style-name="T1061">kind</text:span>, a feline, a canine, an equine, transform<text:span text:style-name="T1061">s</text:span>, evolve<text:span text:style-name="T1061">s</text:span>, change<text:span text:style-name="T1061">s</text:span> over time in<text:span text:style-name="T1619">to</text:span> another <text:span text:style-name="T1061">kind</text:span>.</text:p>
      <text:p text:style-name="P4">In the examples of change that those who believe the <text:span text:style-name="T1062">tale</text:span>, the animal NEVER changes <text:span text:style-name="T1062">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63">it’</text:span>s simply the same animal without a member, with the member impaired, or with a member in the wrong place. And the similarities that are alleged in the genetic code <text:span text:style-name="T1231">between chimps and humans </text:span>are only in the COMPARABLE sections and in the most similar cases of those COMPARABLE parts, the similarities never exceed 85%, <text:span text:style-name="T1231">according to the proponets themselves</text:span>. Something like arguing that if the leg of a monkey resembles, in COMPARABLE parts, that of a man in 85%, it is evidence that both have a common ancestor. <text:span text:style-name="T1234">Your</text:span><text:span text:style-name="T1233"> host believes</text:span><text:span text:style-name="T1231"> that </text:span><text:span text:style-name="T1233">the </text:span><text:span text:style-name="T1235">accepted </text:span><text:span text:style-name="T1236">maximum of </text:span><text:span text:style-name="T1231">85% is not even </text:span><text:span text:style-name="T1235">6</text:span><text:span text:style-name="T1231">0% </text:span><text:span text:style-name="T1236">in </text:span><text:soft-page-break/><text:span text:style-name="T1236">reality</text:span><text:span text:style-name="T1231">. The explanation is that they are DIFFERENT kinds of creatures. </text:span><text:span text:style-name="T1232">They are different desi</text:span><text:span text:style-name="T1234">g</text:span><text:span text:style-name="T1232">ns with some common functionality.</text:span></text:p>
      <text:p text:style-name="P215"><text:span text:style-name="T1064">It </text:span><text:span text:style-name="T1065">is</text:span><text:span text:style-name="T1064"> portraied as evidence s</text:span>ome fossils of bones, that supposedly <text:span text:style-name="T1064">have been</text:span> there millions of years, but <text:span text:style-name="T1065">that </text:span>let’s <text:span text:style-name="T1065">remember</text:span><text:span text:style-name="T1064"> </text:span>they have Carbon 14, that Carbon 14 that supposedly can't be there if something died more than 60 thousand years ago, and with those stones they put together a story of the imagination that lasts millions of years.</text:p>
      <text:p text:style-name="P218">It is impossible to OBSERVE <text:span text:style-name="T1066">the </text:span><text:span text:style-name="T1072">CHANGE</text:span>, that which <text:span text:style-name="T1066">is </text:span>require<text:span text:style-name="T1066">d by</text:span> any method that is <text:span text:style-name="T1066">c</text:span>onsider<text:span text:style-name="T1066">ed as </text:span>scienti<text:span text:style-name="T1066">fic</text:span>. It is impossible to observe because supposedly it happened millions of years ago and it is not possible <text:span text:style-name="T1620">to </text:span>reproduce it in ANY laboratory because the <text:span text:style-name="T1072">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67">in the life span of a human </text:span>being. But no one argues that a short person is <text:span text:style-name="T1067">of</text:span> different <text:span text:style-name="T1067">kind</text:span> t<text:span text:style-name="T1067">han</text:span> a <text:span text:style-name="T1067">tall </text:span>person. <text:span text:style-name="T1067">O</text:span>nly <text:span text:style-name="T1067">a</text:span> person who believe<text:span text:style-name="T1067">s</text:span> the tale of the <text:span text:style-name="T1067">frog</text:span> <text:span text:style-name="T1067">would</text:span> consider that a person with black skin is of a different kind than a white-skinned one.</text:p>
      <text:p text:style-name="P4">The modern classification according <text:span text:style-name="T1068">to</text:span> species is completely arbitrary, there are more than ten different definitions of the word, and the only thing that <text:span text:style-name="T1068">it </text:span>achieves is to differentiate the ramifications of the ADAPTATION that has had the same kind of animal.</text:p>
      <text:p text:style-name="P216">Canines are still canines, equines are still equines, and felines are still felines.</text:p>
      <text:p text:style-name="P4">The supposed evolution of the species, the one that changes <text:span text:style-name="T1069">kind</text:span>, the one that they call macro-evolution, the one that supposedly was the original, <text:span text:style-name="T1069">it can NOT be</text:span> OBSERVE<text:span text:style-name="T1069">D</text:span> anywhere. It is an imaginary tale. There is not OBSERVABLE evidence of <text:span text:style-name="T1069">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0">t</text:span>hey are able to cross <text:span text:style-name="T1070">among them</text:span>.</text:p>
      <text:p text:style-name="P217">The large amount of genetic information that differs between two different <text:span text:style-name="T1071">kinds</text:span> of animals was <text:span text:style-name="T1071">never understood,</text:span> during the last century, as descriptive <text:span text:style-name="T1071">information </text:span>of the <text:soft-page-break/>kind of animal, and only <text:span text:style-name="T1071">until </text:span>recently it has been observed <text:span text:style-name="T1071">that</text:span> it intervenes in the process of gestation of the animal. <text:span text:style-name="T1071">It</text:span> was considered <text:span text:style-name="T1071">j</text:span>unk DNA, once used during those supposed millions of years for one kind of animal to evolve into another. Evolution <text:span text:style-name="T1071">for</text:span> which <text:span text:style-name="T1071">there </text:span>is NO OBSERVABLE evidence, because it supposedly happens in millions of years and supposedly it happened millions of years ago, and <text:span text:style-name="T1071">that ofcourse </text:span>cannot <text:span text:style-name="T1071">be</text:span> OBSERVE<text:span text:style-name="T1071">D</text:span> today. A tale of man's imagination.</text:p>
      <text:p text:style-name="P219">We were also taught in school that some organs, of which we did not know their function, that are found in current biological systems, were completely unnecessary and were there to remind us of those millions of years of evolution. We were taught that <text:span text:style-name="T1073">of the </text:span>appendix, only to come to discover , a few years later, that it is part of <text:span text:style-name="T1073">the </text:span>immune system. We were taught that about the coccyx, only to come to discover, a few years later, its function as termination and support of a multitude of ligaments and muscles. We were taught that <text:span text:style-name="T1073">w</text:span>hales and other aquatic animals have small bones that are vestiges of what once were a pelvis and legs, only to come and discover, the important role they play in the mating of these animals.</text:p>
      <text:p text:style-name="P220">Perhaps, who knows, <text:span text:style-name="T1074">maybe</text:span>, <text:span text:style-name="T1074">possibly</text:span>, the people who believe the tale of the frog should begin to consider the possibility that simply the story NEVER HAPPENED. That the reason there is NO OBSERVABLE EVIDENCE of transformation, of evolution, of <text:span text:style-name="T1074">CHANGE from one kind to another</text:span>, it’s not only that it <text:span text:style-name="T1074">tries to </text:span>know the <text:span text:style-name="T1074">whole movie,</text:span> of supposedly billions of years, <text:span text:style-name="T1074">just by </text:span>looking at the last <text:span text:style-name="T1074">picture,</text:span> but <text:span text:style-name="T1074">that </text:span>said transformation NEVER HAPPENED. There was NEVER <text:span text:style-name="T1074">an </text:span>evolution. They were NOT thousands of millions of years. <text:span text:style-name="T1075">T</text:span>he movie <text:span text:style-name="T1075">lasts only a few</text:span> thousands years. <text:span text:style-name="T1075">And</text:span> it began when the Creator decided so. And all kinds of animals were physically created at the same time.</text:p>
      <text:p text:style-name="P4">But no. <text:span text:style-name="T1076">They</text:span> continue with tales to <text:span text:style-name="T1076">support</text:span> a tale of a <text:span text:style-name="T1076">frog</text:span> who became prince. Only <text:span text:style-name="T1076">that it happens </text:span>in millions of millions of years to make it look believable.</text:p>
      <text:p text:style-name="P4">Dead in the deception of denying the Creator.</text:p>
      <text:h text:style-name="P512"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21"><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77">even </text:span>by accident is it considered that the evidence is perfectly consistent with a planetary flood event.</text:p>
      <text:p text:style-name="P4">But what happens when not all tree fossils are in <text:span text:style-name="T1078">a head up </text:span>position?, when some are <text:span text:style-name="T1078">in a </text:span>root up <text:span text:style-name="T1078">position</text:span>?. What if the famous Carbon 14 <text:span text:style-name="T1078">is </text:span>found in these fossils? That Carbon 14 that supposedly can't be there if a tree died and started to fossilize more than 60 thousand years ago?, what happens when this <text:span text:style-name="T1078">occurs</text:span> in strata that <text:span text:style-name="T1078">was</text:span> already classified as being millions of years old?</text:p>
      <text:p text:style-name="P4">Nothing <text:span text:style-name="T1078">happens</text:span>, the <text:span text:style-name="T1078">evidence gets</text:span> ignore<text:span text:style-name="T1078">d</text:span>. The evidence is simply as if it did not exist. It is too contradictory even with the same assumptions of what is called evidence.</text:p>
      <text:p text:style-name="P4">The story of the <text:span text:style-name="T1078">frog</text:span> that becomes a prince is still held, because it’s the only alternative to admitting the existence of a Creator.</text:p>
      <text:p text:style-name="P4">Dead in the deception of denying the Creator.</text:p>
      <text:h text:style-name="P512"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79">by the</text:span> burial, <text:span text:style-name="T1079">they caused a </text:span>loss of water, methane and carbon dioxide. <text:span text:style-name="T1079">A</text:span>nd this loss increased the proportion of carbon, and voila. Easy, <text:span text:style-name="T1079">right</text:span>?</text:p>
      <text:p text:style-name="P222">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0">were</text:span> kept? Why <text:span text:style-name="T1080">did </text:span>not the bands <text:span text:style-name="T1080">get</text:span> diluted in fluxes of clay or other impurities before thicken<text:span text:style-name="T1080">ing</text:span>? What happens when Carbon 14 is found inside that carbon?, that Carbon 14 that supposedly cannot be there if something is more than 60 thousand years old? What happens when <text:span text:style-name="T1080">oval radiation </text:span><text:soft-page-break/><text:span text:style-name="T1080">rings </text:span>are found within the coal indicating <text:span text:style-name="T1080">a </text:span>rapid and simultaneous formation with the coal because these <text:span text:style-name="T1080">rings would have</text:span> dissipated, faded or cracked if the coal formation had taken million years or it <text:span text:style-name="T1080">had</text:span> not been simultaneous with the <text:span text:style-name="T1080">rings</text:span>? What happen<text:span text:style-name="T1080">s</text:span> when carbon is formed from wood in the presence of water, absence of air, at 160 degrees centigrade, high pressures, and with only two weeks <text:span text:style-name="T1080">or so </text:span>of waiting?</text:p>
      <text:p text:style-name="P4"><text:span text:style-name="T1081">Nothing</text:span>. <text:span text:style-name="T1081">Absolutely nothing happens</text:span>. The topic is ignored. The evidence is just like if <text:span text:style-name="T1081">it</text:span> d<text:span text:style-name="T1082">id</text:span> not exist. It is too contradictory even with the same assumptions of what is called evidence.</text:p>
      <text:p text:style-name="P4">The story of the <text:span text:style-name="T1082">frog</text:span> that becomes a prince is still held, because it is the only alternative to admitting the existence of a Creator.</text:p>
      <text:p text:style-name="P4">Dead in the deception of denying the Creator.</text:p>
      <text:h text:style-name="P512"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3">In the last century, seeking to explain what we observe and using too much imagination the theory of tectonic plates <text:span text:style-name="T1083">was proposed</text:span>. A theory that proposes a series of mechanisms such as the expansion of the marine <text:span text:style-name="T1084">floor</text:span>, subduction, mountain building, mantle circulation, hot<text:span text:style-name="T1086">spots</text:span>, transform faults, inversion of magnetic poles of the planet, in short, a whole series of mechanisms that NEVER, <text:span text:style-name="T1086">listen:</text:span> NEVER, <text:span text:style-name="T1086">t</text:span>hey have NEVER been observed.</text:p>
      <text:p text:style-name="P224">NONE of these supposed processes have EVER been measured. <text:span text:style-name="T1087">There is </text:span>no OBSERVABLE evidence that these processes happen.</text:p>
      <text:p text:style-name="P4">The <text:span text:style-name="T1087">excuse</text:span> is the same as the one in the <text:span text:style-name="T1087">tale</text:span> of the frog, the one in the <text:span text:style-name="T1087">tale</text:span> of the macroevolution: is that they happen in <text:span text:style-name="T1092">hundreds of </text:span><text:span text:style-name="T1087">m</text:span>illions of years.</text:p>
      <text:p text:style-name="P225"><text:span text:style-name="T1621">T</text:span>ectonic plate theory assumes too much, <text:span text:style-name="T1088">it </text:span>imagine<text:span text:style-name="T1088">s</text:span> too much. <text:span text:style-name="T1088">It happens to it t</text:span>he same thing as to all the other theories that <text:span text:style-name="T1088">use</text:span> the present to imagine, his followers call <text:span text:style-name="T1088">it</text:span> "deduce", quote <text:span text:style-name="T1088">and quote</text:span>, the past.</text:p>
      <text:p text:style-name="P225"><text:soft-page-break/>With a <text:span text:style-name="T1088">picture, </text:span><text:span text:style-name="T1622">one frame,</text:span> of the present, a movie of the past billions <text:span text:style-name="T1088">of years </text:span>is imagined.</text:p>
      <text:p text:style-name="P4">There is NO OBSERVABLE evidence of the highly imaginative mechanisms <text:span text:style-name="T1088">of billions of years </text:span>that <text:s/>supposedly explain what we do observe <text:span text:style-name="T1088">in today’s present</text:span>. The <text:span text:style-name="T1088">picture</text:span> of the present. These mechanisms are supposedly deduced from the vivid imagination of those who <text:span text:style-name="T1088">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89">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89">m</text:span>ainly <text:span text:style-name="T1089">of </text:span>granite and sediments.</text:p>
      <text:p text:style-name="P4">Not all of the Earth's mantle is covered by the granite crust, <text:span text:style-name="T1090">the</text:span> continental crust. In the oceans, parts of the mantle are only covered by sediment and water. This layer is known as the layer 1 of the oceanic crust <text:span text:style-name="T1090">and</text:span> it actually includes in its layers 2 and 3 part of the earth's mantle.</text:p>
      <text:p text:style-name="P4">The mantle is <text:span text:style-name="T1090">an</text:span> <text:span text:style-name="T1090">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6">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1">Make</text:span> your tectonic plate <text:span text:style-name="T1091">game</text:span>. That is, the thickness of the supposed plates is formed by an arbitrary mixture of <text:span text:style-name="T1091">the observed earth’s </text:span>layers, clearly distinguished in their chemical composition, which <text:span text:style-name="T1091">we DO </text:span>observe.</text:p>
      <text:p text:style-name="P226"><text:soft-page-break/>The Earth's mantle is <text:span text:style-name="T1623">a </text:span><text:span text:style-name="T1091">layer of </text:span>about 2900 kilometers thick of silicate <text:span text:style-name="T1091">rock formations </text:span><text:s/>and each imagin<text:span text:style-name="T1091">ed tectonic</text:span> plate supposedly has in its innermost part about 85 km from the top of the mantle.</text:p>
      <text:p text:style-name="P4">These plates do NOT correspond to the dry land that we observe above sea level but with an arbitrary division that changes <text:span text:style-name="T1091">as much as </text:span>the division into continents change. Some admit more plates others <text:span text:style-name="T1091">admit f</text:span>ewer plates.</text:p>
      <text:p text:style-name="P226">In addition, the supposed plates penetrate the ocean much more than the granite crust that <text:span text:style-name="T1091">we CAN</text:span> observe until we reach the "oceanic ridges”, which we can also observe, and that is where they imagine that such tectonic plates are formed. That is, other completely arbitrary <text:span text:style-name="T1091">borders</text:span>, this time in the area covered by the supposed tectonic plates.</text:p>
      <text:p text:style-name="P4">Plate tectonics cannot be OBSERVED because the <text:span text:style-name="T1092">imagined</text:span> processes that would allow us to identify its <text:span text:style-name="T1092">borders</text:span>, its edges, they supposedly happen in hundreds of millions of years and we haven't been that long in the planet.</text:p>
      <text:p text:style-name="P4">With a <text:span text:style-name="T1092">picture</text:span> of the present they imagine a movie of billions <text:span text:style-name="T1092">of</text:span> years of the past.</text:p>
      <text:h text:style-name="P519" text:outline-level="4"><text:bookmark-start text:name="__RefHeading___Toc34981_4173466481"/><text:span text:style-name="T1093">T</text:span>renches.<text:bookmark-end text:name="__RefHeading___Toc34981_4173466481"/></text:h>
      <text:p text:style-name="Text_20_body">The vast majority of <text:span text:style-name="T1093">earth’s </text:span>ocean<text:span text:style-name="T1093">ic</text:span> trenches are found in the <text:span text:style-name="T1093">P</text:span>acific <text:span text:style-name="T1093">o</text:span>cean. The imagination of man has <text:span text:style-name="T1624">proposed</text:span> that these trenches formed when one plate was pushed under another in a process that has called subduction. Subduction is the <text:span text:style-name="T1093">supposed</text:span> mechanism that explains the formation of the oceanic trenches of the Pacific.</text:p>
      <text:p text:style-name="P227">Today's seismic tomography should show clear images in 3 dimensions of gigantic plates that supposedly have a<text:span text:style-name="T1094">n</text:span> average thickness of 14 times the height of <text:span text:style-name="T1094">mount </text:span>Everest, about 125 kilometers <text:span text:style-name="T1095">in </text:span>thickness, penetrating one below the other in each zone, <text:span text:style-name="T1096">listen:</text:span> IN EACH ZONE, NOT in a single one that has been manipulated, where there is an oceanic trench <text:span text:style-name="T1096">at</text:span> the <text:span text:style-name="T1096">P</text:span>acific. The<text:span text:style-name="T1096">y</text:span> are not <text:span text:style-name="T1096">there</text:span>. <text:span text:style-name="T1101">We</text:span> imagine them.</text:p>
      <text:p text:style-name="P228">A single zone, explainable by a global flood event, with images that are by no means conclusive, they <text:span text:style-name="T1100">get </text:span>manipulate<text:span text:style-name="T1100">d</text:span> to make <text:span text:style-name="T1097">it appear</text:span> that the conditions <text:span text:style-name="T1097">are met</text:span>, and <text:span text:style-name="T1100">we</text:span> generalize that the same thing happens in ALL other <text:span text:style-name="T1098">zones</text:span> where there SHOULD be clear three-dimensional seismic tomography images of the supposed subductions that of course <text:span text:style-name="T1099">we </text:span>do not have.</text:p>
      <text:p text:style-name="P4"><text:soft-page-break/>If we <text:span text:style-name="T1102">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2">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2">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2">in</text:span> thick<text:span text:style-name="T1102">ness</text:span>, which does not correspond to observable characteristics but <text:span text:style-name="T1102">to </text:span>imagined <text:span text:style-name="T1102">ones</text:span>, which penetrates under another of a similar thickness, in addition presents other serious logical problems in explaining, as claimed, the oceanic trenches of the Pacific that we DO observe.</text:p>
      <text:p text:style-name="P232">What is the mechanism that makes the plates move? Which is the driving force? Why is <text:span text:style-name="T1102">there </text:span>NO movement or flow observed at all <text:span text:style-name="T1102">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2">s</text:span> zone? How to explain that this supposed subduction occurs in an arc <text:span text:style-name="T1103">shape</text:span>? If the plates are supposedly being generated at the mid-ocean<text:span text:style-name="T1103">ic</text:span> ridges that are supposedly rising, and the oceanic trenches are supposedly generated by supposed penetrations of <text:span text:style-name="T1103">one</text:span> plate below another, how is it possible that there are intersections of <text:span text:style-name="T1103">trenches</text:span> with <text:span text:style-name="T1103">ridges</text:span>? How is it possible that material is rising and falling at the same <text:span text:style-name="T1104">time</text:span>? What forces break plates supposedly between 50 and 200 km in thickness so they <text:span text:style-name="T1105">get</text:span> separated? What forces make one penetrate under another? What forces make it possible to overcome the enormous pressures that would be generated in opposition to the supposed plate that <text:span text:style-name="T1105">is trying to</text:span> penetrate? If one plate is penetrating under another and there is a strong friction when doing it, how to explain that the layers of sedimentation in the <text:span text:style-name="T1105">trenc</text:span><text:span text:style-name="T1625">h</text:span><text:span text:style-name="T1105">es</text:span> are not disturbed? If ocean trenches are produced by plate subduction, a process that would increase the mass below the upper plate, how to explain the mass deficiencies below the <text:span text:style-name="T1105">trenches</text:span>?</text:p>
      <text:p text:style-name="P4">The story has several logical problems.</text:p>
      <text:p text:style-name="P233"><text:soft-page-break/>But what happens <text:span text:style-name="T1106">with</text:span> all the evidence to the contrary and the lack of it <text:span text:style-name="T1106">in</text:span> favour? And what happens <text:span text:style-name="T1106">with</text:span> all the failed logic of assumptions mechanisms? Nothing. Nothing happens. The topic is ignored. The evidence and failed logic is as if they did not exist.</text:p>
      <text:p text:style-name="P4">Dead in the deception of denying the Creator.</text:p>
      <text:h text:style-name="P512" text:outline-level="3"><text:bookmark-start text:name="__RefHeading___Toc34983_4173466481"/><text:span text:style-name="T1107">Ridges</text:span>.<text:bookmark-end text:name="__RefHeading___Toc34983_4173466481"/></text:h>
      <text:p text:style-name="Text_20_body"><text:span text:style-name="T1107">O</text:span>n the planet's oceans <text:span text:style-name="T1107">floor</text:span>, a formation known as mid-oceanic ridge is observed. <text:span text:style-name="T1107">It is </text:span>the longest rock formation on the planet. It is a huge and long scar that surrounds the entire planet similar to how seams surround a <text:span text:style-name="T1107">b</text:span>aseball.</text:p>
      <text:p text:style-name="P229">This rock formation is credited with the formation of the tectonic plates. The problem is the same as always: there is NO OBSERVABLE evidence. Everything happens sporadically in processes that supposedly last hundreds of millions of years. <text:span text:style-name="T1107">S</text:span>poradic volcanic eruptions for hundreds of millions of years. Supposedly for this reason we do not observe <text:span text:style-name="T1107">h</text:span>ow tectonic plates <text:span text:style-name="T1107">are </text:span>form<text:span text:style-name="T1107">ed</text:span>.</text:p>
      <text:p text:style-name="P234">What we DO observe is that in various parts of the formation there <text:span text:style-name="T1626">are</text:span> cracks in perpendicular directions. These cracks indicate <text:span text:style-name="T1108">tension</text:span> fracture, separation fracture, <text:span text:style-name="T1108">getting away</text:span> fracture. <text:span text:style-name="T1108">This cracks are observed </text:span>in two perpendicular directions. Some perpendicular to the line of the ridge and others parallel to the line of the <text:span text:style-name="T1109">ridge</text:span>. The <text:span text:style-name="T1109">ones </text:span>parallel to <text:span text:style-name="T1110">line</text:span> NEVER cross the <text:span text:style-name="T1109">ones </text:span>perpendicular <text:span text:style-name="T1109">to the </text:span><text:span text:style-name="T1110">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1">Nothing</text:span>. <text:span text:style-name="T1111">It</text:span> ignore<text:span text:style-name="T1111">s it</text:span>. Maybe because <text:span text:style-name="T1111">it</text:span> can't explain <text:span text:style-name="T1111">it</text:span>. <text:span text:style-name="T1111">It</text:span> is not even mentioned in famous Internet encyclopedias. But YES it can be seen with the naked eye on any ocean relief map.</text:p>
      <text:p text:style-name="P235">Below India, east of Africa, on an ocean relief map, a characteristic of the planetary ridge is observed: There is a gigantic "<text:span text:style-name="T1112">Y</text:span>" inverted, forming a meeting in the form of <text:span text:style-name="T1112">a capital </text:span>"<text:span text:style-name="T1112">T</text:span>" letter. If the ridge is supposedly generating the formation of tectonic plates, why don't we see accumulation of ocean floor, <text:span text:style-name="T1112">as in a way of</text:span> mountain formations by compression, in the areas of the "<text:span text:style-name="T1112">T</text:span>" where there would be <text:span text:style-name="T1113">generation</text:span> from two <text:soft-page-break/>perpendicular directions? Other little problem of simple logic for the "theory", quote <text:span text:style-name="T1112">and quote</text:span>, of plate tectonics.</text:p>
      <text:p text:style-name="P4">Dead in the deception of denying the Creator.</text:p>
      <text:h text:style-name="P512" text:outline-level="3"><text:bookmark-start text:name="__RefHeading___Toc34985_4173466481"/>Hydroplates.<text:bookmark-end text:name="__RefHeading___Toc34985_4173466481"/></text:h>
      <text:p text:style-name="Text_20_body">The alternative to the whole story of plate tectonic<text:span text:style-name="T1114">s</text:span> and their millions of years is of course another story in which imagination <text:span text:style-name="T1114">is also used </text:span>because we cannot know the past with certainty. No one can travel to the past and confirm that it <text:span text:style-name="T1114">really </text:span>happened.</text:p>
      <text:h text:style-name="P517"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15">matches</text:span> better with logic, with the evidence, and with the testimony of the 6th chapter of the book of genesis about an event that marked the history of humanity: a <text:span text:style-name="T1115">global </text:span>planetary flood.</text:p>
      <text:p text:style-name="P4">Just look at a photo of the planet from space and see that <text:span text:style-name="T1115">it </text:span>seems flooded with water to recognize that, just there, this story already <text:span text:style-name="T1115">matches</text:span> better with logic, evidence, and the bible.</text:p>
      <text:p text:style-name="P4">But it's still just another story. There is no technical creativity. <text:span text:style-name="T1116">I</text:span>t is <text:span text:style-name="T1116">not </text:span>something that the human being can <text:span text:style-name="T1117">rebuild</text:span>.</text:p>
      <text:p text:style-name="P469"><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6">Your host, that is, me, Jose Luis Quiroga, does not share the theory of hydroplates in <text:span text:style-name="T1118">its</text:span> entirety, not even in all the biblical foundation. But, in everything related to planetary geology, it seems to him <text:span text:style-name="T1118">that</text:span> is simply the most logical and coherent explanation, with all the evidence, including the bible, that exists so far for what we see today on the planet.</text:p>
      <text:h text:style-name="P517" text:outline-level="4"><text:bookmark-start text:name="__RefHeading___Toc34989_4173466481"/><text:soft-page-break/><text:span text:style-name="T1119">Conditions</text:span>.<text:bookmark-end text:name="__RefHeading___Toc34989_4173466481"/></text:h>
      <text:p text:style-name="Text_20_body">The hydroplate theory starts from only 2 initial conditions for explain<text:span text:style-name="T1120">ing</text:span> more than 15 geological and planetary features that <text:span text:style-name="T1120">we</text:span> observe today, and that, in the light, pardon <text:span text:style-name="T1120">me, </text:span>the darkness, of the most popular explanations seem contradictory.</text:p>
      <text:p text:style-name="P4">The two initial conditions are:</text:p>
      <text:list text:style-name="L15">
        <text:list-item>
          <text:p text:style-name="P539"><text:span text:style-name="T1121">Subterranean </text:span>water.</text:p>
        </text:list-item>
        <text:list-item>
          <text:p text:style-name="P539">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2">flooded</text:span> in water. The surface water was a few hundred meters deep and the highest parts of the mainland were also a few hundred meters <text:span text:style-name="T1123">high</text:span>. <text:span text:style-name="T1123">T</text:span>he granite shell was a few tens of kilometers thick. The height of the underground chambers that contained the water between the granite shell and the center of the planet was only a couple of kilometers.</text:p>
      <text:h text:style-name="P517"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24">it </text:span>super-critical water increasing in pressure every time the earth rotated on its axis, it broke and tore, due to the pressure of that super-critical water, just above the formation that today we call <text:span text:style-name="T1124">mid-</text:span>oceanic ridge and that divides the planet into two large parts as do the seams of a baseball. All the continents we see today are the torn and shrunken pieces of what <text:span text:style-name="T1124">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24">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24">rupture </text:span>phase lasted for hours, then the flooding lasted for months, then the <text:span text:style-name="T1124">drift</text:span> phase lasted days and finally the recovery phase is not over yet.</text:p>
      <text:h text:style-name="P517" text:outline-level="4"><text:bookmark-start text:name="__RefHeading___Toc34993_4173466481"/><text:soft-page-break/>In two.<text:bookmark-end text:name="__RefHeading___Toc34993_4173466481"/></text:h>
      <text:p text:style-name="Text_20_body">The mid-ocean ridge splits the planet in two.</text:p>
      <text:list text:style-name="L16">
        <text:list-item>
          <text:p text:style-name="P540">A part includes half of what we now know as North pol<text:span text:style-name="T1125">e</text:span>, all the current Americas, all the current South Pole and the southern part of the Indian <text:span text:style-name="T1126">O</text:span>cean to the tip of the inverted "<text:span text:style-name="T1125">Y</text:span>" of the ridge that is <text:span text:style-name="T1125">south of</text:span> present-day India.</text:p>
        </text:list-item>
        <text:list-item>
          <text:p text:style-name="P540">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27">i</text:span>t will be called the Pacific hydroplate.</text:p>
      <text:p text:style-name="P237">The Pacific hydroplate covered almost 3 quarters of the planet while the Atlantic hydroplate only 1 quarter of the planet. The two large hydroplates into which the <text:span text:style-name="T1128">granite </text:span>shell that covered the planet was divided were lubricated by <text:span text:style-name="T1128">the </text:span>underground water. Hence the name of the theory. <text:span text:style-name="T1128">H</text:span>ydroplate theory.</text:p>
      <text:h text:style-name="P517"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29">apple peel</text:span>, and between the ball and the cloth there is a lubricant. The ball is the planet, the cloth is the granite shell, and the lubricant is the muddy water in super-critical state.</text:p>
      <text:p text:style-name="P238">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0">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ext:soft-page-break/>The escaping lubricant ends up largely o<text:span text:style-name="T1130">ver</text:span> the cloth that cover<text:span text:style-name="T1130">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30">zone limited by the trenches</text:span>, are difficult to perceive with the naked eye in the ball of the size of an apple because they only have a maximum height of one tenth of the thickness of the cloth that covered the ball and <text:span text:style-name="T1627">which</text:span> would be the thickness of the apple peel.</text:p>
      <text:p text:style-name="P238">This comparison only gives us an idea of <text:span text:style-name="T1130">wh</text:span>at happened to the cloth and with the lubricant, that is to say with the granite shell and with the super-critical water that was <text:span text:style-name="T1130">in the </text:span>underground chambers, the two initial conditions of the hydroplate theory.</text:p>
      <text:p text:style-name="P4">Let's see a little more in detail how the whole process <text:span text:style-name="T1130">works</text:span>.</text:p>
      <text:h text:style-name="P517" text:outline-level="4"><text:bookmark-start text:name="__RefHeading___Toc34997_4173466481"/><text:span text:style-name="T1121">Rupture</text:span> Phase.<text:bookmark-end text:name="__RefHeading___Toc34997_4173466481"/></text:h>
      <text:h text:style-name="P520"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1">S</text:span>tate in which the matter is neither gas nor liquid but super-fluid, also called supercritical.</text:p>
      <text:p text:style-name="P230">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31">the </text:span>super-critical water and this weaken<text:span text:style-name="T1131">ed</text:span> the granite shell.</text:p>
      <text:p text:style-name="P4">The pressure reached such a point that a crack opened on the surface of the granite shell that grew horizontally and vertically, <text:span text:style-name="T1131">it also </text:span>deep<text:span text:style-name="T1131">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132">to</text:span> the atmosphere. The majority of that water is what we now observe <text:span text:style-name="T1132">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32">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39">In the same way that the tip of a metal cutting torch focuses, the gas released in a directed jet of gas, the jet of super-critical water released was focused vertically into <text:span text:style-name="T1132">outer </text:span>space by the crack in the granite shell that formed just above what is now known as the mid-ocean ridge.</text:p>
      <text:p text:style-name="P240">The ridge was the floor of the underground chamber below the crack and it simply marks the point where the granite shell gave way <text:span text:style-name="T1133">due to the high </text:span>pressure and the crack opened. At this time <text:span text:style-name="T1133">the floor had </text:span>no<text:span text:style-name="T1133">t</text:span> raised <text:span text:style-name="T1133">yet and ridge</text:span> did not exist <text:span text:style-name="T1133">yet</text:span>.</text:p>
      <text:h text:style-name="P520"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17" text:outline-level="4"><text:bookmark-start text:name="__RefHeading___Toc35003_4173466481"/>Flood Phase.<text:bookmark-end text:name="__RefHeading___Toc35003_4173466481"/></text:h>
      <text:p text:style-name="P507">Another part of the super-critical water that shot out did not come out of the atmosphere but produced rains as abundant as the planet had <text:span text:style-name="T1134">never experienced</text:span> until then and ha<text:span text:style-name="T1134">s</text:span> <text:soft-page-break/>never <text:span text:style-name="T1134">experienced </text:span>since. <text:span text:style-name="T1134">P</text:span>art of that super-critical water froze <text:span text:style-name="T1134">due to</text:span> the lower temperatures of the <text:span text:style-name="T1135">higher</text:span> layers <text:span text:style-name="T1134">of</text:span> the atmosphere and produced abundant hail <text:span text:style-name="T1134">rain</text:span>.</text:p>
      <text:h text:style-name="P520" text:outline-level="5"><text:bookmark-start text:name="__RefHeading___Toc35005_4173466481"/>Hail.<text:bookmark-end text:name="__RefHeading___Toc35005_4173466481"/></text:h>
      <text:p text:style-name="Text_20_body">All the material that had been diluted <text:span text:style-name="T1136">from </text:span>the ceiling of the <text:span text:style-name="T1136">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37">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20" text:outline-level="5"><text:bookmark-start text:name="__RefHeading___Toc35007_4173466481"/><text:span text:style-name="T1140">D</text:span>ischarge<text:span text:style-name="T1140">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42">As the super-critical water escape<text:span text:style-name="T1138">d the</text:span> opening widened a<text:span text:style-name="T1138">nd to the granite shell a</text:span> similar effect, only much slower, to what happens with the tongue when saying “BRRRRRRRRR” <text:span text:style-name="T1138">was produced</text:span>: the tongue vibrates or flaps. This flutter effect, <text:span text:style-name="T1138">or</text:span> <text:span text:style-name="T1142">waves</text:span> <text:span text:style-name="T1139">of the hydroplates</text:span>, of vertical <text:span text:style-name="T1138">pulsation</text:span>, made the jet of water that came out through what was just a crack, already turned into an opening, <text:span text:style-name="T1138">to </text:span>also <text:span text:style-name="T1138">pulsate</text:span>.</text:p>
      <text:p text:style-name="P241">This undulation in the Atlantic and Pacific hydroplates produced a piezo-electric effect inside the hydroplates that generated large <text:span text:style-name="T1140">d</text:span>ischarge<text:span text:style-name="T1140">s</text:span> of energy. <text:span text:style-name="T1140">D</text:span>ischarge<text:span text:style-name="T1140">s</text:span> similar to that happen<text:span text:style-name="T1140">s</text:span> when we see <text:span text:style-name="T1140">a </text:span>lightning fall from the sky. These lightning<text:span text:style-name="T1140">s</text:span> or discharges of electrical energy occurred between the surface and the bottom of the gigantic granite hydroplates. The z-pinch effect that happened in these internal discharges of what we now call continental crust, <text:span text:style-name="T1141">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520" text:outline-level="5"><text:bookmark-start text:name="__RefHeading___Toc35009_4173466481"/>Strata.<text:bookmark-end text:name="__RefHeading___Toc35009_4173466481"/></text:h>
      <text:p text:style-name="Text_20_body">The muddy water <text:span text:style-name="T1142">began to </text:span>sat on top of the granite shell by the action of slow <text:span text:style-name="T1142">waves</text:span> <text:span text:style-name="T1143">of </text:span>about 60 meters high, both from the water above these, as of the <text:span text:style-name="T1143">granite </text:span>shell <text:span text:style-name="T1143">itself </text:span>on which they were <text:span text:style-name="T1143">starting to </text:span>si<text:span text:style-name="T1143">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44">time</text:span>.</text:p>
      <text:p text:style-name="P243">The torrential rains lasted 40 days and the water continued to pour out of underground chambers for another 110 days. During all this time these layers were produced. These layers of sediment that came <text:span text:style-name="T1145">from</text:span> the roof of the underground chambers that stored <text:span text:style-name="T1145">the </text:span>super-critical water, <text:span text:style-name="T1145">that which was</text:span> the bottom of the granite shell, is what we now know as geological strata.</text:p>
      <text:p text:style-name="P244">The water transported the material of the walls of the groundwater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146">later </text:span>converted into an opening. By the process known as liquefaction, these materials together with the biological remains of what died on the surface, they settled down, <text:span text:style-name="T1146">they sedimented, </text:span>forming what is now known as geological strata.</text:p>
      <text:p text:style-name="P245">Not all geological strata were formed at this time, but <text:span text:style-name="T1147">m</text:span>ost of the non-biological material comes from the ceiling of these underground chambers. All that we call sedimentary rock.</text:p>
      <text:h text:style-name="P517" text:outline-level="4"><text:bookmark-start text:name="__RefHeading___Toc35011_4173466481"/><text:span text:style-name="T1121">Drift</text:span> Phase.<text:bookmark-end text:name="__RefHeading___Toc35011_4173466481"/></text:h>
      <text:h text:style-name="P520" text:outline-level="5"><text:bookmark-start text:name="__RefHeading___Toc35013_4173466481"/><text:span text:style-name="T1148">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149">This</text:span> lifting produced cracks in the floor perpendicular to the lines of the lifts. First <text:span text:style-name="T1149">floor </text:span>cracks perpendicular to the <text:span text:style-name="T1149">granite </text:span>crack and then <text:span text:style-name="T1149">floor </text:span>cracks parallel to the <text:span text:style-name="T1149">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50">mid-</text:span>oceanic ridge.</text:p>
      <text:h text:style-name="P520" text:outline-level="5"><text:bookmark-start text:name="__RefHeading___Toc35015_4173466481"/>Magnetic.<text:bookmark-end text:name="__RefHeading___Toc35015_4173466481"/></text:h>
      <text:p text:style-name="Text_20_body">The <text:span text:style-name="T1151">floor </text:span>cracks parallel to the mid-ocean ridge make the subterranean temperature of the ridge below said cracks smaller than <text:span text:style-name="T1151">those </text:span>in the areas where there is no crack. Since the magnetic capacity of chemical elements depend<text:span text:style-name="T1151">s</text:span> on the temperature, the intensity of the magnetism is greater where the temperature is lower. That's why the magnetism is greate<text:span text:style-name="T1151">r</text:span> just above where the cracks are.</text:p>
      <text:p text:style-name="P231">This curve of intensity of magnetism that corresponds perfectly with the underground temperature is the one that has been misunderstood in the popular tale <text:span text:style-name="T1151">by</text:span> saying that in the past there were polarity reversals at the magnetic poles of the planet. They never happened. <text:span text:style-name="T1151">We j</text:span>ust have to accurately interpret the evidence.</text:p>
      <text:h text:style-name="P520" text:outline-level="5"><text:bookmark-start text:name="__RefHeading___Toc35017_4173466481"/>Separated.<text:bookmark-end text:name="__RefHeading___Toc35017_4173466481"/></text:h>
      <text:p text:style-name="Text_20_body"><text:span text:style-name="T1152">Since</text:span> the hydroplates <text:span text:style-name="T1152">in which </text:span>the granite shell split <text:span text:style-name="T1152">apart </text:span>were lubricated by <text:span text:style-name="T1152">the under</text:span>ground water, and due to the strong flow of super-critical water, the two gigantic hydroplates were at the drift. <text:span text:style-name="T1152">They </text:span>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517" text:outline-level="4"><text:bookmark-start text:name="__RefHeading___Toc35019_4173466481"/><text:soft-page-break/>Recovery Phase.<text:bookmark-end text:name="__RefHeading___Toc35019_4173466481"/></text:h>
      <text:h text:style-name="P520" text:outline-level="5"><text:bookmark-start text:name="__RefHeading___Toc35021_4173466481"/>Magma.<text:bookmark-end text:name="__RefHeading___Toc35021_4173466481"/></text:h>
      <text:p text:style-name="Text_20_body">The imbalance in the pressures <text:span text:style-name="T1153">on</text:span> the <text:span text:style-name="T1153">earth’s</text:span> mantle product of the uplifts in the mid-ocean ridge and the displacement of the hydroplates generate<text:span text:style-name="T1153">d</text:span> small vertical cuts, internal<text:span text:style-name="T1153">y</text:span> <text:span text:style-name="T1153">in</text:span> the planet's mantle, <text:span text:style-name="T1153">and their walls </text:span>rubbed <text:span text:style-name="T1153">each other </text:span>as a result of that vertical displacement of the <text:span text:style-name="T1153">planet’s </text:span>surface and of the <text:span text:style-name="T1153">mantle</text:span> below <text:span text:style-name="T1153">them</text:span>.</text:p>
      <text:p text:style-name="P246">These vertical cuts increased in quantity to the sides and to the inside the planet as the ridge formed, <text:span text:style-name="T1153">as </text:span>it lift<text:span text:style-name="T1153">ed </text:span><text:span text:style-name="T1154">up</text:span>, and as the area around the ridge also went lifting up. That friction produced heat and that heat made the material <text:span text:style-name="T1155">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56">earth’s</text:span> mantle, below the <text:span text:style-name="T1156">ridge</text:span>, separated by thin cracks lubricated with magma. These columns go almost from <text:span text:style-name="T1157">the depth that</text:span> the underground chambers were to the <text:span text:style-name="T1157">depth of </text:span>liquid zone of the planet's core.</text:p>
      <text:h text:style-name="P520" text:outline-level="5"><text:bookmark-start text:name="__RefHeading___Toc35023_4173466481"/>Earthquakes.<text:bookmark-end text:name="__RefHeading___Toc35023_4173466481"/></text:h>
      <text:p text:style-name="Text_20_body"><text:span text:style-name="T1159">M</text:span>agma is much more compressible than the mantle, and below the cross<text:span text:style-name="T1160">over</text:span> depth, where the pressure is high enough, that is about 350 kilometers, the magma was compressed, became denser and sank toward the core of the planet.</text:p>
      <text:p text:style-name="P4">Above the crossover depth the magma expanded and came out to the <text:span text:style-name="T1161">surface</text:span>.</text:p>
      <text:p text:style-name="P4">This type of movement of the magma is the cause of what even today we observe and call seismic movements.</text:p>
      <text:p text:style-name="P4">Currently <text:span text:style-name="T1162">at depths</text:span> near the crossover depth there is almost no magma movements. This is the reason why the<text:span text:style-name="T1162">re</text:span> are hardly <text:span text:style-name="T1162">any </text:span>perceived seismic movements whose epicenter is close to the depth of the 350 kilometers. <text:span text:style-name="T1162">At this depth</text:span> there are almost no magma displacements. The vast majority of magma displacements occur near the surface. <text:span text:style-name="T1162">A</text:span>nd a minority occur near the liquid zone of the planetary core.</text:p>
      <text:p text:style-name="P248">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63">and the surface </text:span>of the planet continues today and is the cause of the seismic movements of the planet.</text:p>
      <text:h text:style-name="P520" text:outline-level="5"><text:bookmark-start text:name="__RefHeading___Toc35025_4173466481"/><text:span text:style-name="T1165">Field</text:span>.<text:bookmark-end text:name="__RefHeading___Toc35025_4173466481"/></text:h>
      <text:p text:style-name="Text_20_body">The <text:span text:style-name="T1164">increase</text:span> of compressed magma in the liquid zone of the planet's core caused the magnetic material in the displaced liquid crystals to be re<text:span text:style-name="T1166">aligned</text:span> with the <text:span text:style-name="T1167">planets’s </text:span>magnetic field and this is the reason why the magnetic field of this planet is much stronger than that of the rest of the solid planets in the solar system.</text:p>
      <text:p text:style-name="P249">This alignment of magnetic elements that moved towards the nucleus with the pre-existing field increased <text:span text:style-name="T1167">the field</text:span>.</text:p>
      <text:p text:style-name="P249">The crystallization of these magnetic elements, mainly iron and nickel, generated a solid center on the planet. The solid zone of the planet’<text:span text:style-name="T1167">s</text:span> core .</text:p>
      <text:h text:style-name="P520"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68">in </text:span>what we now know as the Atlantic <text:span text:style-name="T1168">o</text:span>cean and the part that sank is <text:span text:style-name="T1168">in </text:span>the area inside what we now know <text:span text:style-name="T1168">as</text:span> the <text:span text:style-name="T1168">P</text:span>acific ocean ring of fire. The magma that came out <text:span text:style-name="T1168">to the </text:span>surface formed the more than 40 thousand oceanic volcanoes that can be seen in the Pacific.</text:p>
      <text:p text:style-name="P250">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69">mid-oceanic </text:span>ridge of the <text:span text:style-name="T1169">Pacific</text:span>.</text:p>
      <text:h text:style-name="P520" text:outline-level="5"><text:bookmark-start text:name="__RefHeading___Toc35029_4173466481"/><text:span text:style-name="T1170">Trenches</text:span>.<text:bookmark-end text:name="__RefHeading___Toc35029_4173466481"/></text:h>
      <text:p text:style-name="Text_20_body">When the <text:span text:style-name="T1171">surface in the Pacific</text:span> sank, a part of the gigantic hydroplate of the Pacific also sank, <text:span text:style-name="T1172">it </text:span>sank with the surface of the planet, in the western part of the gigantic "u" of the <text:soft-page-break/>Pacific <text:span text:style-name="T1172">o</text:span>cean that today <text:span text:style-name="T1172">we </text:span>known as "the ring of fire", bordering the coasts of Asia and Oceania.</text:p>
      <text:p text:style-name="P251">And, when <text:span text:style-name="T1172">it</text:span> sank, a part of the gigantic hydroplate of the Atlantic sank, <text:span text:style-name="T1172">it </text:span>sank with the surface of the planet, in the east part of said "ring of fire", bordering the coasts of the Americas.</text:p>
      <text:p text:style-name="P4">These sinking is what we observe as oceanic trenches in said <text:span text:style-name="T1172">ring of </text:span>fire.</text:p>
      <text:h text:style-name="P520"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20" text:outline-level="5"><text:bookmark-start text:name="__RefHeading___Toc35033_4173466481"/><text:span text:style-name="T1173">Unconformit</text:span><text:span text:style-name="T1174">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74">since they did </text:span>not <text:span text:style-name="T1174">find</text:span> support on the granite hydroplate.</text:p>
      <text:p text:style-name="P363">Due to the difference in densities between layer and layer, the biologic remains of plants and animals slid uphill where the pressure was lower, and they reorganized into new horizontal layers above <text:span text:style-name="T1174">the </text:span><text:span text:style-name="T1628">previous </text:span><text:span text:style-name="T1629">layers</text:span> <text:span text:style-name="T1629">of strata </text:span><text:span text:style-name="T1628">that had already settled, forming the breaking zone </text:span><text:span text:style-name="T1629">in the geological strata </text:span><text:span text:style-name="T1174">that </text:span><text:span text:style-name="T1628">is</text:span> now known as geological unconformities.</text:p>
      <text:h text:style-name="P520"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75">it</text:span> reach<text:span text:style-name="T1175">ed</text:span> high temperatures. Depending on the amount of water, the pressure reached, and the temperature reached, <text:span text:style-name="T1175">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76">uch a</text:span> long time, they find a completely feasible explanation under a process <text:soft-page-break/>that lasted only a few months and that can be reproduced today, in its chemical aspect, in the laboratory.</text:p>
      <text:h text:style-name="P520" text:outline-level="5"><text:bookmark-start text:name="__RefHeading___Toc35037_4173466481"/>Canyons.<text:bookmark-end text:name="__RefHeading___Toc35037_4173466481"/></text:h>
      <text:p text:style-name="Text_20_body">The formation of mountains caused <text:span text:style-name="T1177">that </text:span>part of the water that was above the hydroplates <text:span text:style-name="T1177">to</text:span> be trapped in some parts thus forming gigantic lakes above the hydroplates. <text:span text:style-name="T1177">S</text:span>eismic movements produced by the movement of magma on the planet both towards the surface and towards the core of the planet caused some lakes <text:span text:style-name="T1177">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78">out </text:span>it took with it some of the land around it and scratched, carved, in the ground the kind of patterns that are observed in th<text:span text:style-name="T1178">ose</text:span> canyons.</text:p>
      <text:h text:style-name="P520" text:outline-level="5"><text:bookmark-start text:name="__RefHeading___Toc35039_4173466481"/>Plateaus.<text:bookmark-end text:name="__RefHeading___Toc35039_4173466481"/></text:h>
      <text:p text:style-name="Text_20_body">The friction between the ceiling and the floor of the underground chambers, <text:span text:style-name="T1179">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0">which is to say</text:span> <text:span text:style-name="T1180">where </text:span>the mountains <text:span text:style-name="T1180">formed</text:span>, began to sink <text:span text:style-name="T1180">due to the weight</text:span>, the magma moved to the underground parts of the chambers where there was less weight above, less pressure, that is to say where there were no mountains above.</text:p>
      <text:p text:style-name="P252">As magma accumulates under these flat areas, the <text:span text:style-name="T1180">u</text:span>pward pressure <text:span text:style-name="T1180">made by </text:span>the magma fractured the granite hydroplate and the <text:span text:style-name="T1180">cracks of those </text:span>fracture<text:span text:style-name="T1180">s</text:span> filled with magma allowing the <text:span text:style-name="T1180">m</text:span>agma <text:span text:style-name="T1180">to</text:span> escape from the chambers to the surface of the hydroplates.</text:p>
      <text:p text:style-name="P253">This magma lubrication allowed hydroplate blocks to rise as <text:span text:style-name="T1181">a piston </text:span>rises. <text:span text:style-name="T1183">The rise of this hydroplate blocks due to t</text:span>he pressure <text:span text:style-name="T1182">made by </text:span>the magma that was <text:span text:style-name="T1182">escaping from below the hydroplate blocks trough</text:span> <text:span text:style-name="T1182">their</text:span> perimeter<text:span text:style-name="T1182">s</text:span>, lubricating the rise of these blocks <text:soft-page-break/><text:span text:style-name="T1182">as a piston,</text:span> generated the plateaus that are observed <text:span text:style-name="T1183">beside</text:span> some large and heavy mountain areas.</text:p>
      <text:h text:style-name="P520" text:outline-level="5"><text:bookmark-start text:name="__RefHeading___Toc35041_4173466481"/>Butte.<text:bookmark-end text:name="__RefHeading___Toc35041_4173466481"/></text:h>
      <text:p text:style-name="Text_20_body">The same uplift that generated the plateaus is also part of what that generated the overflow of lakes that had formed when the water was surrounded by mountains and that generated canyons such as the <text:span text:style-name="T1184">one in </text:span>Colorado Arizona. And in cases where <text:span text:style-name="T1185">afterwards,</text:span> the water that overflowed from a lake, flowed around the solidified magma in volcanic rock <text:span text:style-name="T1185">of these plateaus</text:span>, <text:span text:style-name="T1186">eroding</text:span><text:span text:style-name="T1185"> the sediments around the volcanic rock, it </text:span>formed the so-called Butte. <text:span text:style-name="T1185">M</text:span>ountain formations of <text:span text:style-name="T1185">the </text:span>plateau type having solid magma or volcanic rock on top as <text:span text:style-name="T1185">in the case of the </text:span>Red Butte in the United States.</text:p>
      <text:h text:style-name="P520"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87">the </text:span>polarization <text:span text:style-name="T1187">of</text:span> the magma magnetic material that <text:span text:style-name="T1187">was</text:span> solidifying <text:span text:style-name="T1187">as the</text:span> magma cooled <text:span text:style-name="T1187">when</text:span> the planet rotated, thus leaving a record of said rotation.</text:p>
      <text:h text:style-name="P520"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88">espherical</text:span> but is more bulky in the equator, as the planet rotated in latitude, the area that reached to the equator was <text:span text:style-name="T1188">stretched </text:span>with the tension generated by the daily turn of the planet, and in the same way that a round rubber <text:span text:style-name="T1188">breaks</text:span> <text:span text:style-name="T1188">in</text:span> a single point <text:span text:style-name="T1188">when stretched enogh</text:span>, the surface of the planet was always tearing by the same point and as the magma generated in the crack was coming out it was solidifying on the surface, thus generating said mountainous formation in what is now the <text:span text:style-name="T1189">I</text:span>ndi<text:span text:style-name="T1190">an</text:span> ocean. That's the reason why it's almost a straight line. It simply indicates the direction in which the planet rotated. And the length of the formation tells us how much the planet rotated, the angle that the planet rotated.</text:p>
      <text:h text:style-name="P520" text:outline-level="5"><text:bookmark-start text:name="__RefHeading___Toc35047_4173466481"/><text:soft-page-break/><text:span text:style-name="T1191">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2">o</text:span>ther earthquakes are the product of displacement of magma towards the surface also producing the volcanic activity that we observe today. The slight bulge <text:span text:style-name="T1192">at</text:span> the Atlantic and slight sinking <text:span text:style-name="T1192">at</text:span> the <text:span text:style-name="T1192">Pacific</text:span> in the central zone of the ring of fire continues today and <text:span text:style-name="T1192">that is why</text:span> <text:span text:style-name="T1192">a</text:span> small displacement <text:span text:style-name="T1192">is</text:span> observed in the continental crusts <text:span text:style-name="T1192">that </text:span>is directed towards that area of <text:span text:style-name="T1192">t</text:span>he Pacific. And <text:span text:style-name="T1192">the </text:span><text:span text:style-name="T1193">oce</text:span><text:span text:style-name="T1194">ans</text:span> and frozen poles of the planet <text:span text:style-name="T1192">are </text:span>planetary flood effects <text:span text:style-name="T1192">that we still see today</text:span>.</text:p>
      <text:h text:style-name="P517"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194">that</text:span> Walt Brown does in his book “In the Beginning” and with Brian Nickel’<text:span text:style-name="T1194">s Internet videos</text:span>, a contributor to the Center for Scientific Creation, <text:span text:style-name="T1194">the </text:span>organization that maintains creationscience.com.</text:p>
      <text:p text:style-name="P254">One big difference is in what Genesis 1 and 2 include<text:span text:style-name="T1194">s</text:span> as part of THIS creation. This should be obvious to anyone who has not skipped the section of this presentation dedicated to creation, and <text:span text:style-name="T1194">that has </text:span>read <text:span text:style-name="T1194">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70"><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195">one </text:span>I like best to fit the two main assumptions of my story, however logical and consistent with current evidence, is theologically untenable.</text:p>
      <text:p text:style-name="P470"><text:soft-page-break/><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5">But no, only when God decided to call the expansion "heavens", which this theory wants to understand <text:span text:style-name="T1196">as</text:span> the granite shell, is that it does not mean what it always means, because obviously the heavens <text:span text:style-name="T1196">cannot</text:span> be a granite shell.</text:p>
      <text:p text:style-name="P256"><text:span text:style-name="T1197">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197">land </text:span>is the granite shell. <text:span text:style-name="T1197">T</text:span>hat dry <text:span text:style-name="T1197">land </text:span>came out of the waters that were UNDER the expanse. That dry <text:span text:style-name="T1197">land </text:span>was <text:span text:style-name="T1197">formed </text:span>UNDER of the <text:span text:style-name="T1197">heaven</text:span><text:span text:style-name="T1198">s</text:span>. That dry <text:span text:style-name="T1197">land</text:span>, which is the granite shell, is UNDER the heaven<text:span text:style-name="T1198">s</text:span>. That dry <text:span text:style-name="T1197">land </text:span>is NOT the heavens.</text:p>
      <text:p text:style-name="P257">It is perfectly possible that it is precisely this verse that gives support to the two initial conditions of the hydroplate theory. <text:span text:style-name="T1199">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199">When</text:span> the dry <text:span text:style-name="T1199">land appeared</text:span>, <text:span text:style-name="T1199">from</text:span> the waters that were UNDER the heavens, said waters that were gathered in ONE place, as the book like<text:span text:style-name="T1199">s to</text:span> emphasize, they also formed the seas, plural, some in the underground chambers, others on the surface. <text:span text:style-name="T1201">The “gathering”, quote and quote, is BEFORE the appearing of the land. And t</text:span><text:span text:style-name="T1200">he word H6960 behind that “gathering” </text:span><text:span text:style-name="T1203">is different to</text:span><text:span text:style-name="T1200"> the word H4723 of what was named “seas”. </text:span><text:span text:style-name="T1201">The “gathering” is NOT what is named “seas”. </text:span><text:span text:style-name="T1203">This</text:span><text:span text:style-name="T1201"> allow</text:span><text:span text:style-name="T1203">s</text:span><text:span text:style-name="T1201"> the interpretation that </text:span><text:span text:style-name="T1204">when </text:span><text:span text:style-name="T1201">the “appearing” </text:span><text:span text:style-name="T1205">of the dry land </text:span><text:span text:style-name="T1204">happened what was </text:span><text:span text:style-name="T1201">“gather</text:span><text:span text:style-name="T1204">ed</text:span><text:span text:style-name="T1201">” </text:span><text:span text:style-name="T1204">in ONE place got divided </text:span><text:span text:style-name="T1202">into a plural: </text:span><text:span text:style-name="T1206">the </text:span><text:span text:style-name="T1202">“seas”</text:span><text:span text:style-name="T1201">.</text:span></text:p>
      <text:p text:style-name="P4">And the fact that the proponents of the hydroplate theory do not <text:span text:style-name="T1207">find feasible</text:span> the famous canopy, that water that the bible tells us that was ABOVE the heavens, because <text:span text:style-name="T1207">of </text:span>the pressure, <text:span text:style-name="T1207">and</text:span> because <text:span text:style-name="T1207">of </text:span>the temperature, <text:span text:style-name="T1207">and</text:span> because the greenhouse effect, <text:span text:style-name="T1207">and</text:span> because... to me <text:span text:style-name="T1207">they </text:span>sound like the same kind of <text:span text:style-name="T1207">excuses that</text:span> many so-called scientists have with this story in particular, with the theory of hydroplates: <text:span text:style-name="T1207">that there is too</text:span> much heat, <text:span text:style-name="T1207">and</text:span> <text:span text:style-name="T1207">too </text:span>much cold, <text:span text:style-name="T1207">and </text:span>that the transfer of heat..., <text:span text:style-name="T1207">and </text:span>that a lot of energy...</text:p>
      <text:p text:style-name="P4">If Jesus Christ really was resurrected, we may not understand all the details of why there were waters above the heavens, <text:span text:style-name="T1207">or </text:span>why the bible is completely true. But that doesn't <text:soft-page-break/>mean it can't be as the bible affirms, or that I start to adapt it so that it fits with my prejudices.</text:p>
      <text:p text:style-name="P258">To <text:span text:style-name="T1208">imagine</text:span> tales of a past that fit the biblical description, <text:span text:style-name="T1208">and </text:span>what is observed today, that <text:span text:style-name="T1208">are</text:span> coherent enough to call <text:span text:style-name="T1208">them</text:span> scientific, according to the most popular <text:span text:style-name="T1208">criteria</text:span>, NOT the one in this presentation, <text:span text:style-name="T1208">you </text:span>just <text:span text:style-name="T1208">need exactly that: </text:span>imagination.</text:p>
      <text:p text:style-name="P4">Also to explain all the mass that exists in asteroids, meteorites, comets and trans-<text:span text:style-name="T1209">n</text:span>eptunian objects that supposedly came out of this planet, according to this story, it is much easier with that little water that the bible says it was there, instead of <text:span text:style-name="T1209">multiplying</text:span> six times the width of the granite shell so that the data reported by the pagan NASA <text:span text:style-name="T1209">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210">we </text:span>only <text:span text:style-name="T1210">need</text:span> imagination. Not as much as <text:span text:style-name="T1210">it’s </text:span>needed <text:span text:style-name="T1210">for the </text:span>tectonic plate<text:span text:style-name="T1211">s</text:span> <text:span text:style-name="T1211">tale</text:span>, but imagination after all.</text:p>
      <text:h text:style-name="P512"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59">Many so-called bible believers tend to read Genesis as if it was poetry. Or as if they were the parables of Jesus Christ. But <text:span text:style-name="T1212">the </text:span>hebrew used in Genesis tells us that it is a historical narrative. That what Genesis narrates is exactly as it happened.</text:p>
      <text:p text:style-name="P4">Many people find it hard to believe that ALL of humanity is offspring of a single <text:span text:style-name="T1212">couple</text:span>. The reason is the <text:span text:style-name="T1212">tale</text:span> with which <text:span text:style-name="T1212">t</text:span>hey <text:span text:style-name="T1212">have polluted</text:span> our brains since we were little: the <text:span text:style-name="T1212">tale</text:span> of evolution.</text:p>
      <text:p text:style-name="P4">A first observation is that mathematically it is much more probable <text:span text:style-name="T1212">for a </text:span>population growth, consistent with today's observations, <text:span text:style-name="T1212">to </text:span>have a recent beginning, than one from hundreds of thousands of years ago.</text:p>
      <text:p text:style-name="P259">On the other hand, genetics, th<text:span text:style-name="T1212">at</text:span> one <text:span text:style-name="T1212">of which we do not have </text:span>technical creativity <text:span text:style-name="T1212">yet</text:span>, that which has no idea how to create a lung, or a kidney, from a drop of my blood, has recently begun to talk about a genetic Adam and a genetic Eve.</text:p>
      <text:p text:style-name="P4"><text:soft-page-break/>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13">program</text:span>, or our own biological machines, o<text:span text:style-name="T1213">therwise</text:span> make me my liver from my drop of blood, and we pretend to be able to explain, through what we do not understand, how was the process, at the genetic level, with our ancestors. <text:span text:style-name="T1214">A</text:span>nd without believing in the existence of a creator. Absurd, right? But that's <text:span text:style-name="T1213">where</text:span> we are.</text:p>
      <text:h text:style-name="P517"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15">couple</text:span> has as offspring two other couples.</text:p>
      <text:p text:style-name="P4">And just as complete systems can come out of a single cell, completely different <text:span text:style-name="T1215">systems </text:span>as the respiratory, the digestive, the nervous, circulatory, with specialized elements to carry out a<text:span text:style-name="T1215">n specific</text:span> function, similarly, in a population that <text:span text:style-name="T1215">starts with</text:span> a single human couple, all the variety that we observe today in the human population, <text:span text:style-name="T1215">can come from it</text:span>.</text:p>
      <text:h text:style-name="P517" text:outline-level="4"><text:bookmark-start text:name="__RefHeading___Toc35055_4173466481"/>No cheating.<text:bookmark-end text:name="__RefHeading___Toc35055_4173466481"/></text:h>
      <text:p text:style-name="Text_20_body">However, <text:span text:style-name="T1216">with</text:span> arguments that presume to understand the genetic process of human reproduction <text:span text:style-name="T1216">they try</text:span> to deny this possibility. First BUILD <text:span text:style-name="T1216">me </text:span>my lung, and only my LUNG, from <text:span text:style-name="T1216">a </text:span>drop of my blood, to believe that <text:span text:style-name="T1216">you</text:span> really understand, at the GENETIC level, <text:span text:style-name="T1216">w</text:span>hat happens during the process of human reproduction.</text:p>
      <text:p text:style-name="P4">Because if they want me to believe that they understand how the program <text:span text:style-name="T1217">works</text:span>, it is not enough for me <text:span text:style-name="T1217">for they </text:span>to execute <text:span text:style-name="T1217">the whole program </text:span>and then <text:span text:style-name="T1217">SLICE</text:span> the <text:span text:style-name="T1217">result</text:span>.</text:p>
      <text:p text:style-name="P4"><text:soft-page-break/>One thing is to click on the icon and another thing to <text:span text:style-name="T1218">write</text:span> the program <text:span text:style-name="T1218">executed when you click the </text:span>icon.</text:p>
      <text:p text:style-name="P260">When we make <text:span text:style-name="T1219">LITTLE </text:span>CLONS, either in the way that our Creator <text:span text:style-name="T1218">intended</text:span>, man with woman, or <text:span text:style-name="T1218">with </text:span>other less pleasant <text:span text:style-name="T1218">methods</text:span>, the only thing that we are doing is 'clicking' the icon without having any idea how the program works.</text:p>
      <text:p text:style-name="P4">To believe them that they <text:span text:style-name="T1220">really </text:span>understand human reproduction, at the genetic level, first make me my <text:span text:style-name="T1220">KIDNEY</text:span> from a drop of my blood. But without <text:span text:style-name="T1220">cheating</text:span>, JUST my <text:span text:style-name="T1220">kidney</text:span>.</text:p>
      <text:h text:style-name="P512" text:outline-level="3"><text:bookmark-start text:name="__RefHeading___Toc35057_4173466481"/>Dinosaurs.<text:bookmark-end text:name="__RefHeading___Toc35057_4173466481"/></text:h>
      <text:p text:style-name="Text_20_body">One of the main facts that must be taken into account whenever <text:span text:style-name="T1221">we </text:span>think about dinosaurs is that: every time a Carbon 14 test has been <text:span text:style-name="T1221">done</text:span> <text:span text:style-name="T1221">o</text:span>n dinosaur fossils, <text:span text:style-name="T1221">it </text:span>has been found Carbon 14 <text:span text:style-name="T1221">on them</text:span>. This means that, according to the assumptions of the radiometric dating, those dinosaur fossils can NOT <text:span text:style-name="T1221">be</text:span> more than 60 thousand years <text:span text:style-name="T1221">old</text:span>.</text:p>
      <text:p text:style-name="P4">No person who believes the tale of evolution likes this <text:span text:style-name="T1221">fact</text:span>. Because the only alternative to the existence of the Creator of <text:span text:style-name="T1221">Heavens</text:span> and <text:span text:style-name="T1221">E</text:span>arth is th<text:span text:style-name="T1221">e</text:span> <text:span text:style-name="T1221">tale</text:span> of evolution. And if we don't want recognize the existence of the Creator, we decide to believe the <text:span text:style-name="T1221">lies </text:span>that we were taught in school. The tale of the <text:span text:style-name="T1221">frog</text:span>.</text:p>
      <text:p text:style-name="P4">However, there is clear evidence that the dinosaurs became extinct recently, <text:span text:style-name="T1222">that is </text:span>if they <text:span text:style-name="T1222">really</text:span> <text:span text:style-name="T1630">are </text:span>extinct. <text:span text:style-name="T1222">A</text:span>nd there is clear evidence that man always lived with these animals, <text:span text:style-name="T1222">that is </text:span>if <text:span text:style-name="T1222">we are not</text:span> <text:span text:style-name="T1222">still </text:span>living with the few that remain.</text:p>
      <text:p text:style-name="P4">Nowadays, thanks to the Internet, it is easy to verify that:</text:p>
      <text:list text:style-name="L17">
        <text:list-item>
          <text:p text:style-name="P541">Different cultures around the planet, <text:span text:style-name="T1224">dur</text:span>in<text:span text:style-name="T1224">g</text:span> different periods <text:span text:style-name="T1223">of h</text:span>istor<text:span text:style-name="T1223">y,</text:span> have drawn figures, sculpted and elaborated objects, <text:span text:style-name="T1223">with </text:span>different materials, <text:span text:style-name="T1223">of animals</text:span> whose shape matches <text:span text:style-name="T1223">those of </text:span>what we now call dinosaurs.</text:p>
        </text:list-item>
        <text:list-item>
          <text:p text:style-name="P541">Historical records, in different time periods, have narrated events in which animals are described that coincide with what we now call dinosaurs.</text:p>
        </text:list-item>
        <text:list-item>
          <text:p text:style-name="P541">In different parts of the world there are fossilized human <text:span text:style-name="T1224">footstep traces</text:span> next to those of animals that we now call dinosaurs.</text:p>
        </text:list-item>
        <text:list-item>
          <text:p text:style-name="P541">The vast majority of dinosaur fossils are found in groups of animals that indicate rapid and simultaneous death.</text:p>
        </text:list-item>
        <text:list-item>
          <text:p text:style-name="P541"><text:soft-page-break/>Bones of these animals have been found that are preserved and WITHOUT fossilizing.</text:p>
        </text:list-item>
        <text:list-item>
          <text:p text:style-name="P542">Soft tissue of these animals has been found in some <text:span text:style-name="T5">dinosaur</text:span><text:span text:style-name="T1224"> fossils</text:span>.</text:p>
        </text:list-item>
        <text:list-item>
          <text:p text:style-name="P543">Residues of blood cells from these animals have been found in some <text:span text:style-name="T5">dinosaur </text:span><text:span text:style-name="T1224">fossils</text:span>.</text:p>
        </text:list-item>
        <text:list-item>
          <text:p text:style-name="P543">Residues of blood vessels from these animals have been found in some <text:span text:style-name="T5">dinosaur </text:span><text:span text:style-name="T1224">fossils</text:span>.</text:p>
        </text:list-item>
        <text:list-item>
          <text:p text:style-name="P543">Connective tissue has been found from these animals in some <text:span text:style-name="T5">dinosaur </text:span><text:span text:style-name="T1224">fossils</text:span>.</text:p>
        </text:list-item>
        <text:list-item>
          <text:p text:style-name="P541">It has been found in the stomach of these fossilized<text:span text:style-name="T1224"> </text:span>animals residues of flowers, tree leaves, ferns, shrubs, algae and vegetation in general.</text:p>
        </text:list-item>
        <text:list-item>
          <text:p text:style-name="P541">There are recent testimonies, in different parts of the planet, that claim to have seen animals that match what we now call dinosaurs.</text:p>
        </text:list-item>
        <text:list-item>
          <text:p text:style-name="P541">Until the 19th century the word “dragon” was found in some dictionaries as a word that refers to animals <text:span text:style-name="T1225">that</text:span> we now call dinosaurs. <text:span text:style-name="T1225">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26">tale</text:span> of the <text:span text:style-name="T1226">frog</text:span>.</text:p>
      <text:p text:style-name="P364">There are several reptilian animals that have the appearance of what we now call dinosaurs. In fact the word "dinosaur" means "terrible lizard". Several of these animals never stop growing.</text:p>
      <text:p text:style-name="P4">Now most don't live long but it's quite possible they lived hundreds of years before the planetary flood.</text:p>
      <text:p text:style-name="P261">There are fossils animals, such as winged insects, which due to their size they couldn't fly in today's atmosphere. These fossils suggest that before the radioactive fallout of the planetary flood, these animals grew much more. Now imagine an 800 year <text:span text:style-name="T1227">old iguana </text:span><text:s/>that never stopped growing. That would be a terrible iguana.</text:p>
      <text:h text:style-name="P517" text:outline-level="4"><text:bookmark-start text:name="__RefHeading___Toc35059_4173466481"/><text:soft-page-break/>Biblical.<text:bookmark-end text:name="__RefHeading___Toc35059_4173466481"/></text:h>
      <text:p text:style-name="Text_20_body">Additionally, the bible describes some animals that resemble <text:span text:style-name="T1228">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71"><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ext:span></text:span><text:soft-page-break/><text:span text:style-name="Bible_5f_text"><text:span text:style-name="T5">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29">L</text:span>eviathan could easily be some kind tyrannosaurs.</text:p>
      <text:p text:style-name="P4">The bible also contains evidence that these animals always lived with humans.</text:p>
      <text:h text:style-name="P512"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0">with</text:span> the tale of the <text:span text:style-name="T1230">frog</text:span>. The classification criteria are those of a genetic evolution that NEVER happened.</text:p>
      <text:h text:style-name="P517"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ext:span text:style-name="T1631">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44">quadrupeds,</text:p>
        </text:list-item>
        <text:list-item>
          <text:p text:style-name="P544">birds,</text:p>
        </text:list-item>
        <text:list-item>
          <text:p text:style-name="P544">amphibians,</text:p>
        </text:list-item>
        <text:list-item>
          <text:p text:style-name="P544">fish,</text:p>
        </text:list-item>
        <text:list-item>
          <text:p text:style-name="P544">insects and</text:p>
        </text:list-item>
        <text:list-item>
          <text:p text:style-name="P544">worms.</text:p>
        </text:list-item>
      </text:list>
      <text:p text:style-name="Text_20_body">Of course it is just a name because among the quadrupeds w<text:span text:style-name="T1237">ere</text:span> m<text:span text:style-name="T1237">e</text:span>n and ape<text:span text:style-name="T1237">s</text:span>.</text:p>
      <text:p text:style-name="P262">In their first versions, the quadrupeds had 33 kinds of animals, birds had 47 <text:span text:style-name="T1237">kinds</text:span>, amphibians 4 <text:span text:style-name="T1237">kinds</text:span>, fish 41 <text:span text:style-name="T1237">kinds</text:span>, insects 47 <text:span text:style-name="T1237">kinds</text:span> and worms 19 <text:span text:style-name="T1237">kinds</text:span>.</text:p>
      <text:p text:style-name="P4">He called these kinds of animals “genera” or “genus” in <text:span text:style-name="T1237">english</text:span>. Over time, the classification acquired more levels, but in its first versions <text:span text:style-name="T1237">it </text:span>didn’t <text:span text:style-name="T1237">have</text:span> neither families nor classes <text:span text:style-name="T1237">for example</text:span>.</text:p>
      <text:p text:style-name="P4"><text:soft-page-break/>In these first classifications of animals by "genera" can be distinguish names such as “equus”, “elephas”, “tigris”, “canis”, “felis”, “camelus”, “simia”, “<text:span text:style-name="T1237">pavo</text:span>”, “<text:span text:style-name="T1237">gallina</text:span>”, “falco”, which logically correspond to names such as "equine", "elephant", "tiger", "canine", “feline”, “camel”, “ape”, “turkey”, “hen”, “falco”.</text:p>
      <text:p text:style-name="P4">Each one would be a class or <text:span text:style-name="T1238">kind</text:span> of animal that resembles each other. Thus, among the "equus" we find the zebra and the horse. It was one logical classification, simple. It was not biblical but it was evident.</text:p>
      <text:h text:style-name="P517"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39">ofcourse</text:span> among the animals <text:span text:style-name="T1240">it’</text:span>s not the human being, but there are dragons, that is to say the dinosaurs, those that were already rare in the 18th century.</text:p>
      <text:p text:style-name="P263">A first classification is <text:span text:style-name="T1240">flesh</text:span>. And <text:span text:style-name="T1240">flesh</text:span> in the bible has BLOOD. And the blood in the bible is RED. There is no blue blood in the bible, no<text:span text:style-name="T1240">r</text:span> yellow, no<text:span text:style-name="T1240">r</text:span> green, no<text:span text:style-name="T1240">r</text:span> purple, there is only red blood. Thus, one first classification of animals is given by those that have <text:span text:style-name="T1240">r</text:span>ed blood.</text:p>
      <text:p text:style-name="P4">A second classification is whether they live in water, on land, or fly. Amphibians are among those that live in water.</text:p>
      <text:p text:style-name="P4">Those <text:span text:style-name="T1241">that both </text:span>liv<text:span text:style-name="T1241">e</text:span> on <text:span text:style-name="T1241">land</text:span> and hav<text:span text:style-name="T1241">e</text:span> <text:span text:style-name="T1241">flesh</text:span>, the bible divide<text:span text:style-name="T1241">s them</text:span> in two groups: those that crawl and those that don't.</text:p>
      <text:p text:style-name="P264">It is a classification that roughly corresponds to the one they <text:span text:style-name="T1241">teach</text:span> at school. Two large groups: vertebrates <text:span text:style-name="T1632">and</text:span> invertebrates. In other words, “<text:span text:style-name="T1241">flesh”</text:span> and “no <text:span text:style-name="T1241">flesh”</text:span>, because almost all of the vertebrates are red blooded, so the comparison is approximate.</text:p>
      <text:p text:style-name="P4">Vertebrates are divided into fish, amphibians, mammals, reptiles and birds. That is water, land and fly. Where the land <text:span text:style-name="T1242">ones are </text:span>divided into mammals and reptiles. And the water ones would be the fish and amphibians because the bible does not differentiate them.</text:p>
      <text:p text:style-name="P4">It is a simple, logical and obvious classification. Much more than those of <text:span text:style-name="T1242">the </text:span>21st century.</text:p>
      <text:h text:style-name="P517" text:outline-level="4"><text:bookmark-start text:name="__RefHeading___Toc35067_4173466481"/>Few.<text:bookmark-end text:name="__RefHeading___Toc35067_4173466481"/></text:h>
      <text:p text:style-name="Text_20_body">And why all this explanation?</text:p>
      <text:p text:style-name="P4"><text:soft-page-break/>Well, because if we take into account the classification by "genera" of the father, <text:span text:style-name="T1633">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43">cannot even be </text:span>seen with the naked eye, like viruses or BACTERIA.</text:p>
      <text:h text:style-name="P517" text:outline-level="4"><text:bookmark-start text:name="__RefHeading___Toc35069_4173466481"/>Adaptation.<text:bookmark-end text:name="__RefHeading___Toc35069_4173466481"/></text:h>
      <text:p text:style-name="Text_20_body">The diversification of the animals that came out of Noah's ark, in what <text:span text:style-name="T1244">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45">little </text:span>FELIN<text:span text:style-name="T1245">E</text:span> or a <text:span text:style-name="T1245">little </text:span>EQUIN<text:span text:style-name="T1245">E</text:span>. The same goes for all “elephas”, “tigris”, “equus”, “felis”, “camelus”, “simia”, “pavo”, “<text:span text:style-name="T1239">gallina</text:span>”, “falco” from the father of MODERN taxonomy.</text:p>
      <text:p text:style-name="P4">Among the evidence supporting this claim is that:</text:p>
      <text:list text:style-name="L19">
        <text:list-item>
          <text:p text:style-name="P545">There is the case of animals of the same gen<text:span text:style-name="T1634">us</text:span> <text:span text:style-name="T1635">but</text:span> of different species, which supposedly cannot be interbreed, if they coexist enough time under the same conditions, they begin to be able to interbree.</text:p>
        </text:list-item>
        <text:list-item>
          <text:p text:style-name="P545">There is the case of animals of the same genus and of different species, <text:span text:style-name="T1635">and </text:span>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512" text:outline-level="3"><text:bookmark-start text:name="__RefHeading___Toc35071_4173466481"/><text:soft-page-break/>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46">global </text:span>flood water <text:span text:style-name="T1246">level </text:span>began to go down.</text:p>
      <text:h text:style-name="P517" text:outline-level="4"><text:bookmark-start text:name="__RefHeading___Toc35073_4173466481"/>1948.<text:bookmark-end text:name="__RefHeading___Toc35073_4173466481"/></text:h>
      <text:p text:style-name="Text_20_body">In the year 1948 a series of earthquakes and rains brought out what <text:span text:style-name="T1247">is </text:span>now known as the Durupinar Archaeological Site at Uzengili Turkey. It was discovered by a shepherd in the area and later in 1959 identified on an aerial photo by an experienced cartographer named Durupinar and that’s why <text:span text:style-name="T1247">it’</text:span>s now known by that name.</text:p>
      <text:p text:style-name="P4">The reason Durupinar was struck by such a place is because <text:span text:style-name="T1248">of it’s shape</text:span>. From the air it looks like the deck of a ship. A huge ship.</text:p>
      <text:p text:style-name="P265">After blowing up part of what looked like a ship’<text:span text:style-name="T124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49">BLOWING</text:span> <text:span text:style-name="T1249">UP</text:span> a place, that the government of Turkey now recognizes as archaeological, it’s a<text:span text:style-name="T1248">n</text:span> efficient way to excavate a site of archaeological interest.</text:p>
      <text:h text:style-name="P517" text:outline-level="4"><text:bookmark-start text:name="__RefHeading___Toc35075_4173466481"/>2014.<text:bookmark-end text:name="__RefHeading___Toc35075_4173466481"/></text:h>
      <text:p text:style-name="Text_20_body">Several people have continued to push the investigation of the place <text:span text:style-name="T1250">on their own</text:span>. Without the <text:span text:style-name="T1250">finantial </text:span>help of any government <text:span text:style-name="T1250">but </text:span>with their own money.</text:p>
      <text:p text:style-name="P4">As recently as 2014 a team from New Zealand led by a geophysicist named John Larsen obtained permission from Turkey to scan the resistivity of the ground in the area.</text:p>
      <text:p text:style-name="P266">The result is simply undeniable: underneath what <text:span text:style-name="T1250">has the shape of a</text:span> gigantic <text:span text:style-name="T1250">boat</text:span> deck, there is material of the same resistivity that has the shape of the hull of a <text:span text:style-name="T1250">boat</text:span> that <text:span text:style-name="T1250">would </text:span>correspond to said deck. It is rationally impossible to think that it is not a <text:span text:style-name="T1250">boat</text:span>.</text:p>
      <text:h text:style-name="P517" text:outline-level="4"><text:bookmark-start text:name="__RefHeading___Toc35077_4173466481"/>The facts.<text:bookmark-end text:name="__RefHeading___Toc35077_4173466481"/></text:h>
      <text:p text:style-name="Text_20_body">The facts of what has a <text:span text:style-name="T1250">boat</text:span> structure are several:</text:p>
      <text:list text:style-name="L20">
        <text:list-item>
          <text:p text:style-name="P546"><text:soft-page-break/>It has the dimensions in royal Egyptian cubits given in the bible: 300 cubits by 50 cubits by 30 cubits.</text:p>
        </text:list-item>
        <text:list-item>
          <text:p text:style-name="P546">It is in the ancient mountains of Ararat.</text:p>
        </text:list-item>
        <text:list-item>
          <text:p text:style-name="P546">The translation of the local name of the mountain would be “the mountain of the judgment".</text:p>
        </text:list-item>
        <text:list-item>
          <text:p text:style-name="P546">It is close to a town that the locals know as “the town of the 8”.</text:p>
        </text:list-item>
        <text:list-item>
          <text:p text:style-name="P546">Near the spot there are stone anchors of the appropriate size for a <text:span text:style-name="T1250">boat of </text:span>that size.</text:p>
        </text:list-item>
        <text:list-item>
          <text:p text:style-name="P546">It is almost 1800 meters above sea level in a place where there is no water nearby.</text:p>
        </text:list-item>
        <text:list-item>
          <text:p text:style-name="P546">There are old maps that identified the place as the rest place of the biblical ark.</text:p>
        </text:list-item>
        <text:list-item>
          <text:p text:style-name="P546">The place was visited by pilgrims in ancient times.</text:p>
        </text:list-item>
        <text:list-item>
          <text:p text:style-name="P546">The boat shape incorporates high math principles and advanced knowledge of hydrodynamics.</text:p>
        </text:list-item>
        <text:list-item>
          <text:p text:style-name="P546">His story is consistent with the histories of Sumeria, Akkad, Babylon as well as the Torah, the Old Testament and <text:span text:style-name="T1636">all </text:span><text:span text:style-name="T1519">q</text:span><text:span text:style-name="T1251">u</text:span>rans.</text:p>
        </text:list-item>
        <text:list-item>
          <text:p text:style-name="P546"><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2">i</text:span>t happens with Internet searches. Statistically, and <text:span text:style-name="T1252">careful,</text:span> I emphasize in the term "statistically" for reasons that will become <text:span text:style-name="T1253">clear</text:span> later, it is reasonably impossible to deny that it is the <text:span text:style-name="T1252">boat</text:span> described in the bible.</text:p>
      <text:h text:style-name="P517" text:outline-level="4"><text:bookmark-start text:name="__RefHeading___Toc35079_4173466481"/>Logistics.<text:bookmark-end text:name="__RefHeading___Toc35079_4173466481"/></text:h>
      <text:p text:style-name="P497">However, if we ignore the two fundamental principles of this section of the presentation, it is rationally unattainable to believe the story of Noah.</text:p>
      <text:p text:style-name="P4"><text:soft-page-break/>Even in the 21st century, assuming current technology availability, and assuming abundant resources, it is difficult to imagine the possibility of <text:span text:style-name="T1254">such an enterprise</text:span>.</text:p>
      <text:p text:style-name="P4">How to build a wooden ark of that size? How to choose and transport the animals to the ark? How to accommodate them in the ark? <text:span text:style-name="T1255">How to</text:span> maintain all those animals, food, <text:span text:style-name="T1255">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56">material </text:span>stronger than steel, that they didn't have to go after the animals, that God explained everything to Noah, that Noah took more than fifty years to make the ark, that the animals before the flood were vegetarians including the T-rex, <text:span text:style-name="T1256">that it</text:span> was a flood and not a gigantic storm, that the waves in the area o<text:span text:style-name="T1256">f t</text:span>he ark were passive, that they were located in the area <text:span text:style-name="T1256">of the </text:span>planet least affected by the great rotation, <text:span text:style-name="T1256">that</text:span> before the flood biological systems including humans grew much larger and were much stronger than after the flood, that they only carried baby animals and not adult animals, <text:span text:style-name="T1256">that</text:span> before the flood <text:span text:style-name="T1256">it </text:span>had never rained on the planet, that everything can come out of a single couple in a similar way to how every sexual animal <text:span text:style-name="T1256">comes from</text:span> single cell during its gestation, <text:span text:style-name="T1256">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56">t</text:span> areas were interconnected, that specialization in feeding and environment as well as infertility among animals of the same <text:span text:style-name="T1256">kind</text:span> associated with such localized adaptation occurred after the flood, <text:span text:style-name="T1256">that that’s</text:span> why the fossils of already specialized animals are subsequent to said specialization and location, <text:span text:style-name="T1256">that</text:span> in just a few tens of years <text:span text:style-name="T1256">there </text:span>can <text:span text:style-name="T1256">be </text:span>achieve<text:span text:style-name="T1256">d</text:span> great diversity in appearance <text:span text:style-name="T1256">for</text:span> the same <text:span text:style-name="T1256">kind</text:span> of animal, <text:span text:style-name="T1256">that </text:span>this and that <text:span text:style-name="T1257">and the other</text:span>.</text:p>
      <text:h text:style-name="P517" text:outline-level="4"><text:bookmark-start text:name="__RefHeading___Toc35081_4173466481"/>First thing's first.<text:bookmark-end text:name="__RefHeading___Toc35081_4173466481"/></text:h>
      <text:p text:style-name="Text_20_body">It doesn't really matter how much evidence or arguments <text:span text:style-name="T1258">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58">s</text:span> man, with today's technology, can hardly imagine.</text:p>
      <text:p text:style-name="P4"><text:soft-page-break/>And in order to accept that <text:span text:style-name="T1259">the story</text:span> really <text:span text:style-name="T1259">happened</text:span>, and that the biblical narrative is historical, it is almost rationally impossible to accept it without first believ<text:span text:style-name="T1259">ing</text:span> that Jesus Christ is alive because after dying on the cross <text:span text:style-name="T1259">he was </text:span>resurrected.</text:p>
      <text:p text:style-name="P267">The testimony about Jesus Christ is that he spoke of Noah as an histor<text:span text:style-name="T1259">ical</text:span> event, then if the testimony that Jesus Christ was resurrected is true, <text:span text:style-name="T1259">then</text:span> the biblical narrative <text:span text:style-name="T1259">about Noah </text:span>must be authentic.</text:p>
      <text:p text:style-name="P345">That is why when this part of the presentation began, emphasis was placed on these two biblical principles:</text:p>
      <text:list text:style-name="L21">
        <text:list-item>
          <text:p text:style-name="P547">There is a Creator, designer and intelligent, of all plants, animals and person on this planet.</text:p>
        </text:list-item>
        <text:list-item>
          <text:p text:style-name="P547">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0">one that</text:span> made sure that everything happened as it is written in the bible. <text:span text:style-name="T1260">He has </text:span>always been and will be in control. Nothing absolutely nothing takes <text:span text:style-name="T1260">Him</text:span> by surprise. That is the God of the bible.</text:p>
      <text:p text:style-name="P4">If you don't believe in that God, only <text:span text:style-name="T1260">H</text:span>e can make you believe <text:span text:style-name="T1260">in him </text:span>and drag you to his <text:span text:style-name="T1260">S</text:span>on Jesus Christ. The promise is that, someday, <text:span text:style-name="T1260">before</text:span> or <text:span text:style-name="T1260">after</text:span> the resurrection of the dead, <text:span text:style-name="T1260">He </text:span>will do it, <text:span text:style-name="T1260">w</text:span>ith you and with EVERYONE, absolutely EVERYONE who has lived since Adam, is alive, and will <text:span text:style-name="T1260">be a</text:span>live.</text:p>
      <text:h text:style-name="P512"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1">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1">just a</text:span> few years ago, video was something that could only be recorded with very expensive equipment. In <text:soft-page-break/>addition, the human being only had access to video technology until the 20th century. And photography was only achieved until the 19th century. That is why the history before the 19th century is <text:span text:style-name="T1261">sought</text:span> to <text:span text:style-name="T1261">be </text:span>know<text:span text:style-name="T1261">n</text:span> <text:span text:style-name="T1261">with</text:span> two <text:span text:style-name="T1261">main </text:span>types of evidence: written and physical objects.</text:p>
      <text:p text:style-name="P4"><text:span text:style-name="T1261">O</text:span>nly until the 15th century, with the construction of the first movable type printing press, was that the written medium began <text:span text:style-name="T1261">to get to the masses</text:span>. Before the printing press, every book had to be copied <text:span text:style-name="T1261">by</text:span> hand and therefore <text:span text:style-name="T1261">they were </text:span>quite expensive for the average person. The printing press taught the common person to read because it allowed <text:span text:style-name="T1261">him to</text:span> have access to the written medium.</text:p>
      <text:p text:style-name="P268">The historian, according to <text:span text:style-name="T1261">popular</text:span> criteria, must be a scholar, <text:span text:style-name="T1262">that </text:span>is, a person with sufficient training for the task. The ideal is that said person has the sole motivation to communicate the facts, the truth, no matter how difficult it is to accept. <text:span text:style-name="T1262">He must have </text:span>no political interest, <text:span text:style-name="T1262">or </text:span>economic or religious. <text:span text:style-name="T1262">He m</text:span>ust have the ability to summarize without omitting, and to write in a coherent and interesting way.</text:p>
      <text:p text:style-name="P4">In written sources, the ideal is that said source is the closest to the events, <text:span text:style-name="T1263">that it</text:span> has been written by a person with the characteristics mentioned, that the origin of said source is known, and that in case <text:span text:style-name="T1263">when </text:span>a long time has passed, the copies of said source <text:span text:style-name="T1637">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63">for a given source, </text:span>of different instants in time, in order to compare <text:span text:style-name="T1263">them and see </text:span>if the narration has been modified, thus <text:span text:style-name="T1263">losing</text:span> credibility. It is desirable that the names of people and places be completely consistent with the rest of the sources, including the archaeological.</text:p>
      <text:p text:style-name="P269">The irony is that when <text:span text:style-name="T1263">a</text:span> person or a group of people searches, really research, compare, analyze, collect sources and compare them, and over time he concludes that, by comparison, in each of the <text:span text:style-name="T1264">points</text:span> mentioned above, the best compilation of histor<text:span text:style-name="T1265">ical</text:span> written sources that exists is precisely the bible, that person, <text:span text:style-name="T1265">all</text:span> of <text:span text:style-name="T1265">the </text:span>sudden becomes, in the eyes of those who haven't done their homework, PRE-judgmental.</text:p>
      <text:p text:style-name="P269">The one who was judicious in doing the task is the "prejudicial" <text:span text:style-name="T1265">one </text:span>in the eyes of those who have not done their homework, of those who form a judgment before doing <text:span text:style-name="T1265">their</text:span> homework, <text:span text:style-name="T1265">in the eyes </text:span>of the PRE-judicious. <text:span text:style-name="T1265">H</text:span>e is accused of being "brain washed”, as if it were a bad thing, by those who still have <text:span text:style-name="T1265">a</text:span> sick, DIRTY and DEAD mind. Because <text:soft-page-break/>it’s <text:span text:style-name="T1265">preciselly </text:span>Jesus Christ who washes us, cleanses <text:span text:style-name="T1265">us</text:span>, takes away our sin, <text:span text:style-name="T1266">heals us, </text:span>and gives us LIFE, with his <text:span text:style-name="T1265">H</text:span>oly <text:span text:style-name="T1265">S</text:span>pirit, not only to our brain, but to our mind and body.</text:p>
      <text:p text:style-name="P36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67">MORE</text:span> accurate than many of the Egyptian, Mesopotamian, or Greek histories”, close quots. <text:span text:style-name="T1268">That is what this</text:span> institute of propaganda of the lie of the evolution, of the story of the <text:span text:style-name="T1268">frog, has to say about the bible</text:span>. And of course <text:span text:style-name="T1268">it</text:span> does not consider Genesis as <text:span text:style-name="T1638">included in </text:span><text:span text:style-name="T1268">its</text:span> comment.</text:p>
      <text:p text:style-name="P270">The Book of Genesis, or Bereshit in hebrew, has always been considered by its readers as a historical book with the exception of the two last centuries. The literary style of Genesis tells us that it is a historical narration and was considered <text:span text:style-name="T1269">so</text:span> by its readers throughout <text:span text:style-name="T1269">history</text:span>. Only until the 19th century, when the lie of evolution <text:span text:style-name="T1269">got popularized</text:span>, was that <text:span text:style-name="T1269">people, </text:span>even among believers in Jesus Christ, began to see <text:span text:style-name="T1269">it </text:span>differently.</text:p>
      <text:p text:style-name="P4">But it is not the only case in which the veracity of the bible <text:span text:style-name="T1269">has been doubted</text:span>. <text:span text:style-name="T1269">It</text:span> has happened with people like Nimrod, David, Balthazar, Pilate, Darius, with cities or empires like Akkad, Ur, the Hittites, and Nineveh, <text:span text:style-name="T1269">that </text:span>before being RE-discovered or identified, they were used to discredit the veracity of the bible, only <text:span text:style-name="T1269">to get </text:span>later, after being RE-found or identified, being ignored or despised as evidence of Biblical truthfulness by those PRE-judicious.</text:p>
      <text:p text:style-name="P4">The bible is first used to discredit its historicity, and when confirm<text:span text:style-name="T1270">ed</text:span> <text:span text:style-name="T1270">it</text:span> <text:span text:style-name="T1270">gets</text:span> ignored. Many of the historians who initially doubt the veracity of the bible, once they finish the task, <text:span text:style-name="T1270">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1">h</text:span>e didn't make a single mistake. <text:span text:style-name="T1272">Now he is disregarded as just a </text:span><text:span text:style-name="T1273">N</text:span><text:span text:style-name="T1272">ew </text:span><text:span text:style-name="T1273">T</text:span><text:span text:style-name="T1272">estament scholar as if he was always so.</text:span></text:p>
      <text:p text:style-name="P271"><text:soft-page-break/>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75">just</text:span> the last century, one of the arguments, or rather <text:span text:style-name="T1274">excuses</text:span>, against the historical reliability of the old testament was that the oldest copy, the oldest manuscript, was <text:span text:style-name="T1274">from </text:span>900 <text:span text:style-name="T1274">years </text:span>after Jesus Christ. Once they found <text:span text:style-name="T1274">the </text:span>scrolls from Qumram, near the Dead Sea, in Israel, dat<text:span text:style-name="T1274">ed</text:span> from about <text:span text:style-name="T1274">a </text:span>thousand years before, and compared <text:span text:style-name="T1274">them </text:span>with th<text:span text:style-name="T1274">e ones </text:span>we <text:span text:style-name="T1274">had</text:span>, the conclusion of the preservation of the old testament became undeniable.</text:p>
      <text:p text:style-name="P4"><text:span text:style-name="T1274">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74">He </text:span>will preserve, but in the heart of man, that which also guarantees us <text:span text:style-name="T1274">that He</text:span> will circumcise in due time.</text:p>
      <text:p text:style-name="P4">We were made to worship our Creator, for our own good.</text:p>
      <text:p text:style-name="P4">The bible is historically reliable.</text:p>
      <text:h text:style-name="P515" text:outline-level="3"><text:bookmark-start text:name="__RefHeading___Toc35085_4173466481"/>The <text:span text:style-name="T1367">Column</text:span>.<text:bookmark-end text:name="__RefHeading___Toc35085_4173466481"/></text:h>
      <text:p text:style-name="Text_20_body">In the bible there are a series of verses that give us a column of events. A series of verses that if placed temporally make <text:span text:style-name="T1639">it </text:span>impossible to deny what the bible says about the history of humanity.</text:p>
      <text:p text:style-name="P4">The date King Solomon began <text:span text:style-name="T1276">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ext:span><text:soft-page-break/><text:span text:style-name="Bible_5f_text">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77">ere</text:span> in Beersheba.</text:p>
      <text:p text:style-name="P272">And with the generations given in Genesis 5 and 11, the age that Abraham fathered Isaac, and Isaac fathered Jacob, the age at which Jacob died, and the time that Jacob lived in Egypt, data that we find <text:span text:style-name="T1278">it </text:span>all in Genesis, <text:span text:style-name="T1278">it c</text:span>an <text:span text:style-name="T1278">be</text:span> calculate<text:span text:style-name="T1278">d</text:span> the dates of birth and death of each of the people <text:span text:style-name="T1278">in</text:span> those genealogies back to Adam.</text:p>
      <text:p text:style-name="P273">This mathematical operation gives us a date on which the events narrated in Genesis 1 and 2 occurred <text:span text:style-name="T1279">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48">In 966 before Jesus Christ Solomon began the construction of the temple.</text:p>
        </text:list-item>
        <text:list-item>
          <text:p text:style-name="P548">In 1446 before Jesus Christ the exodus began.</text:p>
        </text:list-item>
        <text:list-item>
          <text:p text:style-name="P548">In 1876 before Jesus Christ Jacob entered Egypt.</text:p>
        </text:list-item>
      </text:list>
      <text:h text:style-name="P512" text:outline-level="3"><text:bookmark-start text:name="__RefHeading___Toc35087_4173466481"/>Genealogies.<text:bookmark-end text:name="__RefHeading___Toc35087_4173466481"/></text:h>
      <text:p text:style-name="P472">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49">Manuscripts derived from the Septuagint and</text:p>
        </text:list-item>
        <text:list-item>
          <text:p text:style-name="P549">Manuscripts derived from the Masoretic.</text:p>
        </text:list-item>
      </text:list>
      <text:p text:style-name="Text_20_body"><text:soft-page-break/>The genealogies of the Septuagint always add up to more than a thousand years higher than the sum of those of the Masoretic. Both cannot be <text:span text:style-name="T1284">r</text:span>ight.</text:p>
      <text:p text:style-name="P4">Under the principles of this section only one of the two is true.</text:p>
      <text:p text:style-name="P4">This means that <text:span text:style-name="T1285">either</text:span>:</text:p>
      <text:list text:style-name="L24">
        <text:list-item>
          <text:p text:style-name="P550">The Masoretic is true and the Septuagint lengthened the ages <text:span text:style-name="T1285">at which</text:span> the parents had their children in the Masoretic EXTENDING thus the complete chronology, or exclusively:</text:p>
        </text:list-item>
        <text:list-item>
          <text:p text:style-name="P551">The Septuagint is true and the Masoretic shortened the ages <text:span text:style-name="T1285">at which</text:span> <text:span text:style-name="T1285">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52">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86">the </text:span>Masoretic are dated to the 10th and 11th century. This may change, for the text in question, with the manuscripts in hebrew found in Qumram and that have not been published yet.</text:p>
        </text:list-item>
        <text:list-item>
          <text:p text:style-name="P553">The reason that can be argued to EXTEND an alleged original Masoretic chronology is that it was desired to make consistent the chronology of Genesis with the <text:span text:style-name="T1287">existant </text:span>Egyptian chronologies before the Septuagint, in particular that of Manetho in the <text:span text:style-name="T1287">3th</text:span> century before Jesus Christ. If in the middle of the 3rd century before Jesus Christ, when the hebrew scriptures were translated into greek and <text:span text:style-name="T1288">it was </text:span>produced the Septuagint, the motive was to make the hebrew <text:span text:style-name="T1288">holy </text:span>scriptures consistent chronologies with <text:span text:style-name="T1288">existant </text:span>Egyptian chronologies, this objective was not achieved. The Septuagint chronology is not consistent with <text:span text:style-name="T1640">any</text:span>one of the Egyptian chronologies of that time, in particular th<text:span text:style-name="T1288">at</text:span> of Manetho that does not take into account any of the co-reigns and parallel kingdoms that have been deduced in modern chronologies of Egypt. Much less the elongated Egyptian chronologies of that moment that lengthened the chronology of Egypt even to be 7 <text:soft-page-break/>and 8 millennia of existence. To be consistent with any of these chronologies, the Septuagint would have to have a much larger chronology. <text:span text:style-name="T1288">L</text:span>onger than the one <text:span text:style-name="T1288">it</text:span> ha<text:span text:style-name="T1288">s</text:span> in any case. The alleged reason to EXTEND an original chronology was NOT fulfilled.</text:p>
        </text:list-item>
        <text:list-item>
          <text:p text:style-name="P554">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89">greater than those of the Masoretic</text:span>. The use of the Septuagint by the Jewish population declines markedly in <text:span text:style-name="T1289">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55">The most important event in all of human history is the resurrection of Jesus Christ. Seems like a much more important reason <text:span text:style-name="T1290">to</text:span> try to hide or prevent the Jewish population from learning <text:span text:style-name="T1290">about</text:span> all the evidence that the new testament shows in favor of Jesus Christ <text:span text:style-name="T1290">being</text:span> the Jewish Meshiakh, <text:span text:style-name="T1290">than</text:span> <text:span text:style-name="T1290">to </text:span>try to <text:span text:style-name="T1290">match</text:span> the chronology of the tanakh, the sacred text of the Jews, and therefore of supreme importance to the Jewish translators who produced the Septuagint, with chronologies of <text:span text:style-name="T1290">some</text:span> uncircumcised <text:span text:style-name="T1290">and pagan people </text:span>like the greeks or the Egyptians. The <text:span text:style-name="T1290">motive</text:span> for SHORTENING the chronology is much stronger than the <text:span text:style-name="T1290">motive</text:span> to EXTEND the chronology.</text:p>
        </text:list-item>
        <text:list-item>
          <text:p text:style-name="P552">There is no witness between the time of the alleged <text:span text:style-name="T1291">EXTENSION</text:span> of the chronologies <text:span text:style-name="T1291">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91">l</text:span>ate very late.</text:p>
        </text:list-item>
        <text:list-item>
          <text:p text:style-name="P552">There are several witnesses of the first centuries after the alleged SHORTENING of the chronologies in the Masoretics that accuse the rabbis of altering the chronologies of Genesis 5 and 11. Among them, Eusebius in 310 after Jesus Christ, Julián <text:span text:style-name="T1292">of</text:span> Toledo <text:span text:style-name="T1292">in the</text:span> mid-600<text:span text:style-name="T1292">s</text:span> after Jesus Christ, and James of Edessa also <text:span text:style-name="T1292">in the</text:span> mid 600<text:span text:style-name="T1292">s</text:span> after Jesus Christ. Thus, several witnesses denounce a <text:soft-page-break/>shortening of the chronology shortly after the alleged shortening. The Masoretics are accused of SHORTENING the chronology soon very soon.</text:p>
        </text:list-item>
        <text:list-item>
          <text:p text:style-name="P552">The only external witness, prior to the destruction of the second temple in Jerusalem, which partially ratifies the short chronology of <text:span text:style-name="T1293">the </text:span>Masoretic is the Book of Jubilees. This book has been dated from the 2nd century <text:span text:style-name="T1293">before Jesus Christ</text:span> and considered as pseudo-epigraphy by almost all of Christianity from its inception, with the rare exception of the Ethiopians, and <text:span text:style-name="T1293">it’</text:span>s not even considered canonical by the Jews <text:span text:style-name="T1293">themselves</text:span>, with the exception of the Ethiopian Jews. Pseudo-epigraphy means FALSE<text:span text:style-name="T1293">LY</text:span> titled, in this case someone writes it in the 2nd century before Jesus Christ, and tries to simulate that <text:span text:style-name="T1293">i</text:span>t was written <text:span text:style-name="T1293">at</text:span> the time of Moses. The only external witness in favor of the Masoretic chronology is a pseudo-epigraphy.</text:p>
        </text:list-item>
        <text:list-item>
          <text:p text:style-name="P556"><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52">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294">in</text:span> very important <text:span text:style-name="T1294">manner</text:span>, The Book of Biblical Antiquities of the 1st century because internal and external evidence indicates that it was written in hebrew, by <text:span text:style-name="T645">h</text:span>ebrews, in hebrew land, and therefore could not be based on the Septuagint. Outside witnesses show that <text:span text:style-name="T1294">until</text:span> the destruction of the second temple, the genealogies in both traditions were those of the Septuagint.</text:p>
        </text:list-item>
        <text:list-item>
          <text:p text:style-name="P557">Also in a special way, as an external witness, is the disputed case of the prestigious Jewish historian Josephus, in the 1st century after Jesus Christ. The case is disputed because there is evidence of intentional corruption in the copy of <text:soft-page-break/>its originals. Josephus affirms that he worked directly from the hebrew, which rules out that his chronology was based on the Septuagint. His translation of Biblical names into greek does not correspond to that of the Septuagint, but it is a <text:span text:style-name="T1295">personal</text:span> transliteration of Josephus, which confirms <text:span text:style-name="T1295">his</text:span> <text:span text:style-name="T1295">claim</text:span> and <text:span text:style-name="T1295">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296">it</text:span> only adds up to a total <text:span text:style-name="T1296">length equal to </text:span>the Masoretic. Thus, although the chronology as such that survives today in the manuscripts that <text:span text:style-name="T1297">wer</text:span><text:span text:style-name="T1641">e</text:span><text:span text:style-name="T1297"> </text:span>copied <text:span text:style-name="T1297">from </text:span>the originals of Josephus corresponds mostly to the Masoretic chronology, Josephus himself asserts elsewhere a <text:span text:style-name="T1297">total</text:span> sum for his chronology that corresponds <text:span text:style-name="T1298">with</text:span> <text:span text:style-name="T1297">that </text:span><text:span text:style-name="T1298">of</text:span> the Septuagint. <text:span text:style-name="T1297">H</text:span>ard to believe that <text:span text:style-name="T1297">the </text:span>man did not <text:span text:style-name="T1297">even </text:span>know how to add. At least until <text:span text:style-name="T1299">the </text:span>destruction of the second temple, the genealogies in both traditions were those of the Septuagint.</text:p>
        </text:list-item>
        <text:list-item>
          <text:p text:style-name="P552">The flood begins in the year 600 of Noah according to Genesis 7. It is eas<text:span text:style-name="T1300">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0">g</text:span>entlemen, as <text:span text:style-name="T1301">it </text:span>was done with the rest, because they would have survived the flood along with Noah. In a context that lengthens the chronology this problem would not have existed. It is easier to explain the chronology <text:span text:style-name="T1301">in the </text:span>Masoretic from the Septuagint than the opposite.</text:p>
        </text:list-item>
        <text:list-item>
          <text:p text:style-name="P558">It is easier to explain the difference of only 50 years in the age <text:span text:style-name="T1302">at</text:span> <text:span text:style-name="T1302">which</text:span> Nahor ha<text:span text:style-name="T1302">d</text:span> his son in a context that shortens the chronology than in a context that lengthens the chronology. In a context that shorten the chronology you cannot shorten by a hundred the age at which Nahor's son is born, as <text:span text:style-name="T1302">it </text:span>was done with the rest, because he would have had <text:span text:style-name="T1302">him </text:span>before his own birth. In a context that lengthens the chronology this problem would not have existed. It's easier to explain the Masoretic chronology from the Septuagint that <text:span text:style-name="T1303">the </text:span>contrary.</text:p>
        </text:list-item>
        <text:list-item>
          <text:p text:style-name="P559">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04">accused</text:span> had the means, the opportunity, and the motive, to commit a crime. It is clear that the evidence and logic indicates that these aspects are met much more easily for a shortening of the chronology <text:soft-page-break/>by the rabbis tha<text:span text:style-name="T1305">n</text:span> for a lengthening of the chronology <text:span text:style-name="T1305">at the time of</text:span> production of the Septuagint. <text:span text:style-name="T1305">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12"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642">by</text:span> the death of a certain Nimrod, who was the one who directed the matter, and the construction of the city and the tower stop. The scatter and settle <text:span text:style-name="T1643">of people</text:span> in separate places does what it always does and each group forms its own cultural identity including its own language, and retaining something of the grandiose idea o<text:span text:style-name="T1306">f </text:span>building pyramids and that is why we observe them in all ancient cultures. <text:span text:style-name="T1306">T</text:span>he city <text:span text:style-name="T1306">where</text:span> the rebellion began is commemorated with a name that alludes to the <text:span text:style-name="T1306">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60">It is <text:span text:style-name="T1308">at</text:span> the right place and construction began at the <text:span text:style-name="T1308">right </text:span>time: ancient Mesopotamia, cradle of the first civilizations or cities. It makes no sense to look for Babel in the 6th century before Jesus Christ. Or any other time when <text:span text:style-name="T1308">we observe</text:span> various written languages <text:span text:style-name="T1307">o</text:span>n the planet. <text:span text:style-name="T1308">O</text:span>r <text:span text:style-name="T1308">at</text:span> any <text:span text:style-name="T1308">other </text:span>moment that contradicts the biblical chronology. It can't be in the 2000 before Jesus Christ, the time of Abraham, or in the 1500 before Jesus Christ, times of Moses. Or in the area o<text:span text:style-name="T1309">f S</text:span>outh America or in the Chinese area. Additionally, ancient Mesopotamia is close to the mountains of Ararat, the landing place of Noah.</text:p>
        </text:list-item>
        <text:list-item>
          <text:p text:style-name="P561"><text:soft-page-break/>There was a massive migration that left the area and was recorded in the traces of artifacts and architectures, in the archaeological evidence. This migration is known as <text:span text:style-name="T1310">the </text:span>Uruk expansion. Expansion so scattered, prolonged, and distant that it could have easily been called the Eridu expansion because the two cities are so nearby that is archaeologically indistinguishable from which of the two <text:span text:style-name="T1310">the </text:span>expansion began.</text:p>
        </text:list-item>
        <text:list-item>
          <text:p text:style-name="P560">It has the appropriate name because Eridu is synonymous with Babel in the ancient Mesopotamia. Even the Babel or Babylon of Abraham’<text:span text:style-name="T1311">s times</text:span> was also known as Eridu.</text:p>
        </text:list-item>
        <text:list-item>
          <text:p text:style-name="P562">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1">t was</text:span> never buil<text:span text:style-name="T1311">t anything</text:span> consistent with its area on top <text:span text:style-name="T1311">of it</text:span>. The area of <text:span text:style-name="T1311">said </text:span>platform is larger than the sum of the areas of the main complexes of the later Egypt’<text:span text:style-name="T1311">s </text:span>pyramids. The approximate area of the <text:span text:style-name="T1311">E</text:span>ridu platform, using the famous Internet portal of satellite maps, is <text:span text:style-name="T1311">about </text:span>358 thousand square meters, while the area o<text:span text:style-name="T1311">f t</text:span>he great pyramid of Giza is a little less than 53 thousand square meters. It is almost 300 thousand square meters larger than the area of the pyramids, and almost 7 times the area o<text:span text:style-name="T1311">f t</text:span>he pyramids. The Eridu platform is gigantic.</text:p>
        </text:list-item>
        <text:list-item>
          <text:p text:style-name="P563">The other candidate cities do not meet all the conditions. E<text:span text:style-name="T1312">ither</text:span> they are not at the right time, or they are not in a place where an archaeologically recorded mass migration <text:span text:style-name="T1312">starts</text:span>, or they <text:span text:style-name="T1312">don’t </text:span>have a TEMPLE <text:span text:style-name="T1313">of </text:span>the size that Eridu had. <text:span text:style-name="T1312">A</text:span>nd no<text:span text:style-name="T1312">ne of them have</text:span> a PLATFORM of the size like the one started in <text:span text:style-name="T1312">E</text:span>ridu. It was simply gigantic.</text:p>
        </text:list-item>
        <text:list-item>
          <text:p text:style-name="P560">The Sumerian witness of ancient Mesopotamia “Enmerkar and the Lord of Aratta” confirms the story point by point. <text:span text:style-name="T1314">T</text:span>here was only one language, they wanted to build a huge ziggurat in Eridu, the god of Eridu stopped <text:span text:style-name="T1314">the </text:span>construction, there was a scattering, and the god of Eridu confused the languages.</text:p>
        </text:list-item>
        <text:list-item>
          <text:p text:style-name="P560">Some versions of the Sumerian king list name the king of Eridu as the first, which is consistent with biblical data of Nimrod.</text:p>
        </text:list-item>
        <text:list-item>
          <text:p text:style-name="P564">The deities of Eridu are related to a <text:span text:style-name="T1315">global</text:span> flood.</text:p>
        </text:list-item>
      </text:list>
      <text:p text:style-name="Text_20_body">The bible allows us to think that some 400 years after the time of Nimrod, that is to say from the time of Babel or Eridu, in the time of Peleg, the granite shell that was torn <text:soft-page-break/>during the planetary flood, settled <text:span text:style-name="T1316">or sunk </text:span>more quickly than it had been doing, let's say in a period of about two hundred years with an average of 10 centimeters per month, and the water ended up covering and separating the points that allowed human<text:span text:style-name="T1316">s</text:span> <text:span text:style-name="T1644">to </text:span><text:span text:style-name="T1316">travel across and </text:span>expand throughout the planet during those 400 years.</text:p>
      <text:p text:style-name="P4">All the evidence indicates that the story of Babel is the story of Eridu.</text:p>
      <text:h text:style-name="P512" text:outline-level="3"><text:bookmark-start text:name="__RefHeading___Toc35091_4173466481"/>Monumental Egypt.<text:bookmark-end text:name="__RefHeading___Toc35091_4173466481"/></text:h>
      <text:p text:style-name="P473">The year 525 after Jesus Christ was the first year after Jesus Christ, when a monk calculated that Jesus Christ must have been born 525 years ago. From that moment on, the <text:span text:style-name="T131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18">Lords</text:span>, <text:span text:style-name="T1318">of </text:span>the owner of the planet, the way to identify a date was dependent on the little king reign. Each event was identified by the year of the reign under which it happened. That is to say: the same <text:span text:style-name="T1320">way</text:span> as now, only <text:span text:style-name="T1319">that it was for</text:span> each little king, because the king of kings had not arrived <text:span text:style-name="T1319">yet</text:span>.</text:p>
      <text:p text:style-name="P274">This is why the most reliable method to determine <text:span text:style-name="T1320">the date of</text:span> <text:span text:style-name="T1645">an </text:span>event <text:span text:style-name="T1320">prior to </text:span>Jesus Christ has to take into account each little king reign, the number of years that he reigned, <text:span text:style-name="T1320">if</text:span> another little king was reigning at the SAME time, the different names by which the SAME little king <text:span text:style-name="T1320">was known</text:span>, the different ways of counting a reign, <text:span text:style-name="T1320">if it was </text:span>either from the first full <text:span text:style-name="T1320">ruled </text:span>year, from the first moment in which he began to govern, <text:span text:style-name="T1320">or any other method, </text:span>in which solar or lunar month the <text:span text:style-name="T1320">calendar </text:span>year began for the culture of the little king, if the reign was counted from when he began to rule or from <text:span text:style-name="T1320">the time </text:span>the father king was dying, or any other way of counting that the culture of the day <text:span text:style-name="T1320">had</text:span>. Every chronology of every little king <text:span text:style-name="T1320">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text:soft-page-break/>In addition to these regional dates and synchronisms, <text:span text:style-name="T1321">you </text:span>must also cross this information with that obtained in the sequences established by the layers or levels of ARCHAEOLOGICAL artifacts in the urban settlements of each kingdom, of each culture that suggest a sequence of events.</text:p>
      <text:p text:style-name="P275">Details, details, details, that added together can double or triple the total time of a chronology if they are not taken into account or <text:span text:style-name="T1321">the</text:span> wrong relations, <text:span text:style-name="T1321">the</text:span> wrong synchronisms, <text:span text:style-name="T1321">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276">The French champion who became famous for decoding hieroglyphs in the famous stone, also formulated the most IMPORTANT historical synchron<text:span text:style-name="T1322">ism</text:span> <text:span text:style-name="T1322">for</text:span> the popular Egyptian chronology: That the little king, or better said <text:span text:style-name="T1324">the </text:span>little pharaoh, because he is from Egypt, named in the bible, <text:span text:style-name="T1324">listen:</text:span> IN THE bible, <text:span text:style-name="T1646">as</text:span>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24">It seemed t</text:span>o the champion <text:span text:style-name="T1324">that </text:span>they sound<text:span text:style-name="T1324">ed</text:span> alike and therefore <text:span text:style-name="T1324">they had to</text:span> be the same person. Shishak is Sheshonk.</text:p>
      <text:p text:style-name="P474"><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77">And once the champion said it, that's how it <text:span text:style-name="T1325">happend</text:span>. The reason <text:span text:style-name="T1325">for</text:span> trust<text:span text:style-name="T1325">ing</text:span> <text:span text:style-name="T1325">the b</text:span>iblical date for Shishak, NOT Sheshonk, is that the historical sources, including archaeological information, and <text:span text:style-name="T1325">in </text:span>exceptional <text:span text:style-name="T1325">manner the</text:span> astronomical records of the Neo-Babylonian reigns, and the neo-Assyrian lunar system of years, have allowed to confirm, verify, ratify, in multiple ways, the biblical <text:span text:style-name="T1325">chronological </text:span>information subsequent to Solomon, corresponding to the time of kings and prophets in Israel. Everything post-Solomon has been confirmed in multiple ways. For <text:span text:style-name="T1325">the</text:span> champion it was easy to trust the date of 925 <text:soft-page-break/><text:span text:style-name="T1325">before Jesus Christ</text:span> for the moment when the bible says that Shishak, NOT Sheshonk, plundered Jerusalem.</text:p>
      <text:p text:style-name="P278">Based on the champion's <text:span text:style-name="T1325">synchronism</text:span>, that Shishak is Sheshonk, <text:span text:style-name="T1326">it’s</text:span> <text:span text:style-name="T1326">based</text:span> ALL Egyptian chronology prior to 750 before Jesus Christ. AND ALL the chronologies, of the ancient cultures of the Mediterranean, are based on the Egyptian chronology to <text:span text:style-name="T1326">set</text:span> absolute dates prior to 750 before Jesus Christ. <text:span text:style-name="T1326">I</text:span>n particular the Assyrian and the greek, are based on the Egyptian chronology. It's a <text:span text:style-name="T1326">little </text:span>snowball.</text:p>
      <text:p text:style-name="P279">Before the Egyptologists arrived, the Mycenaean period, from the greek culture, <text:span text:style-name="T1326">listen Mycenaean, NOT </text:span>messianic, that of the famous Troy of Agamemnon, the one in the <text:span text:style-name="T1327">movie</text:span>, was dated between <text:span text:style-name="T1327">the year </text:span>1000 before Jesus Christ and the 750 before Jesus Christ, because all the archaeological and written evidence indicate <text:span text:style-name="T1327">so</text:span>, as well as the synchroni<text:span text:style-name="T1323">sms</text:span> with the Assyrian culture. But when archaeological artifacts from <text:span text:style-name="T1327">the </text:span>Mycenaean culture <text:span text:style-name="T1327">were found </text:span>in the middle of Egypt’<text:span text:style-name="T1327">s</text:span> 18th dynasty, the champion's Egyptian chronology won and “<text:span text:style-name="T1328">TAKE IT”</text:span> that the Mycenaeans were no longer among 1000 and 750 before Jesus Christ but they <text:span text:style-name="T1329">now were</text:span> between the <text:span text:style-name="T1329">year </text:span>1700 and 1000 before Jesus Christ. The entire Mycenaean greek period lengthened and <text:span text:style-name="T1329">was taken back</text:span> about 500 years on average. <text:span text:style-name="T1329">T</text:span>he egyptian evidence was monumental, literally, and the champion had to be absolutely right. The validity of the champion’<text:span text:style-name="T1329">s</text:span> Egyptian chronology with all the errors of Manetho in chronological sums of SIMULTANEOUS reigns was never questioned. And since the greeks exchanged their pottery with the cultures of almost the entire Mediterranean, <text:span text:style-name="T1340">“</text:span><text:span text:style-name="T1329">TAKE IT”</text:span> that these cultures also went back about 500 years on average.</text:p>
      <text:p text:style-name="P280">The same thing happened to the Hittites. Archaeological evidence was found that Ramses 2nd of the Egyptian 19th dynasty fought those guys and “<text:span text:style-name="T1330">TAKE IT”</text:span> that the Hittites also went back another 500 years and lengthened <text:span text:style-name="T1331">other</text:span> much. The Egyptian chronology had to be correct. <text:span text:style-name="T1331">A</text:span>nd despite <text:span text:style-name="T1331">that </text:span>the enormous local evidence in the archaeological layer sequences indicates that the culture that inhabited between 1000 before Jesus Christ and 750 <text:span text:style-name="T1331">before Jesus Christ</text:span>, in what is now south-eastern Turkey and northern Syria, is exactly the same of these Hittite <text:span text:style-name="T1331">guys</text:span>, the current interpretation that we read in the online encyclopedia is that such Hittites lived about 500 years before.</text:p>
      <text:p text:style-name="P281">These little errors generated what is known as the DARK AGES of the greeks and <text:span text:style-name="T1332">the</text:span> Assyrians. Those periods in which <text:span text:style-name="T1332">there is </text:span>supposedly MISSING evidence that they even EXISTED! <text:span text:style-name="T1332">It’s n</text:span>ot that two immediate, <text:span text:style-name="T1332">side by side</text:span>, contiguous layers <text:span text:style-name="T1332">in </text:span><text:soft-page-break/>archaeological sites <text:span text:style-name="T1332">of</text:span> urban settlement<text:span text:style-name="T1332">s</text:span> of these cultures indicate two immediate periods, one prior to the other. Noooooo, that would indicate that the <text:span text:style-name="T1332">champion’s</text:span> Egyptian chronology is wrong. What happens is that, between those two immediate, <text:span text:style-name="T1332">side by side</text:span>, contiguous layers, THE EVIDENCE IS MISSING, <text:span text:style-name="T1332">of some </text:span>500 <text:span text:style-name="T1333">little </text:span>years, that <text:span text:style-name="T1332">MUST</text:span> have happened, because <text:span text:style-name="T1333">it is so according to</text:span> the chronology on which we base all our dates. Absurd, right? But that's <text:span text:style-name="T1332">where</text:span> we are. Says the encyclopedia.</text:p>
      <text:p text:style-name="P282">Based on the champion's synchronism and Manetho's cheerful accounts, the exodus would have happened a few dynasties <text:span text:style-name="T1334">before</text:span> the 22nd, in the 19th, during the reign of Ramses 2nd, who obviously did not drown in the Red Sea, as the bible affirms that <text:span text:style-name="T1334">it</text:span> happened to the pharaoh of the exodus, because we have <text:span text:style-name="T1334">his</text:span> MUMMY. Just as we have the mummy of ALL pharaohs of the 18th and 19th dynasties. Is it then concluded that the the champion's synchroni<text:span text:style-name="T1323">sm</text:span> is <text:span text:style-name="T1337">wrong</text:span>?, that no little pharaoh of the 18th and 19th dynasties, in Manetho's accounts, may be the pharaoh of the Exodus? and that therefore the Egyptian chronology is <text:span text:style-name="T1335">shifted </text:span>500 years? Noooooo, what most of the academy concludes is that the bible was wrong in that little detail, or that the interpretation of the verses that tells us that the little pharaoh of the exodus drowned in the sea Red doesn't go that far, <text:span text:style-name="T1336">that </text:span>the guy didn't even get wet, and that's why we have the mummy.</text:p>
      <text:p text:style-name="P283">On the other hand, based on <text:span text:style-name="T1336">the </text:span>champion’<text:span text:style-name="T1336">s</text:span> <text:span text:style-name="T1325">synchronism</text:span> and Manetho’<text:span text:style-name="T1336">s </text:span>joyous accounts, Jericho should have archaeological evidence of having been destroyed during one of the archaeological layers corresponding to one of the pharaohs of the 18th or 19th dynasties. And <text:span text:style-name="T1336">since</text:span> there is no<text:span text:style-name="T1336">ne</text:span>, <text:span text:style-name="T1336">since </text:span>Jericho was NOT destroyed during ANY dynasty after <text:span text:style-name="T1336">the </text:span>15<text:span text:style-name="T1336">th</text:span>, because the archaeological evidence indicates so, is it conclude<text:span text:style-name="T1336">d</text:span> that the champion's <text:span text:style-name="T1325">synchronism</text:span> is <text:span text:style-name="T1337">wrong</text:span>? and that <text:span text:style-name="T1338">there </text:span>for, the Egyptian chronology <text:span text:style-name="T1338">is shifted </text:span>500 years? <text:span text:style-name="T1338">N</text:span>oooo, i<text:span text:style-name="T1338">t is</text:span> conclude<text:span text:style-name="T1338">d</text:span> that Jericho was NOT destroyed when the bible says <text:span text:style-name="T1338">it happend</text:span>, but much before and that when Joshua arrived there was nothing to conquer, and everything was <text:span text:style-name="T1338">already </text:span>destroyed.</text:p>
      <text:p text:style-name="P284">That is to say that the biblical date in which Shishak sacked Jerusalem, <text:span text:style-name="T1339">it</text:span> is used to <text:span text:style-name="T1339">claim</text:span> wh<text:span text:style-name="T1339">en</text:span> was the date that <text:span text:style-name="T1339">the guy</text:span> Sheshonk supposedly sacked Jerusalem, which he never did because the guy went north. <text:span text:style-name="T1339">T</text:span>o then <text:span text:style-name="T1339">claim</text:span> that the exodus of the bible never happened because in the calculated dynasty from that date <text:span text:style-name="T1339">there is </text:span>NO archeology evidence found of <text:span text:style-name="T1339">any</text:span> exodus. Typical example of circular argumentation, but it is not questioned that th<text:span text:style-name="T1339">e</text:span> <text:span text:style-name="T1339">guy </text:span>Sheshonk was NEVER the Shishak of the bible. Noooooo, the champion was not wrong. The one that was wrong was the bible and only when it serves <text:soft-page-break/>to discredit it. The exodus never happened according to the champion's bible. Absurd, right? But that's how we are. Says the encyclopedia.</text:p>
      <text:p text:style-name="P4">The monumental error of biblical interpretation has served to deny the biblical truth.</text:p>
      <text:h text:style-name="P512" text:outline-level="3"><text:bookmark-start text:name="__RefHeading___Toc35093_4173466481"/><text:span text:style-name="T1085">U</text:span>r.<text:bookmark-end text:name="__RefHeading___Toc35093_4173466481"/></text:h>
      <text:p text:style-name="Text_20_body">The Mesopotamian Neo-Sumerian urban settlement known as Ur has a number of features, consistent with the Ur of the Chaldeans Biblical city, <text:span text:style-name="T1647">indicating that they are ONE and the SAME. T</text:span>he city from which Abram's father left, because he had not <text:span text:style-name="T1341">been named</text:span> Abraham, with part of his family, because Nacor stayed:</text:p>
      <text:list text:style-name="L27">
        <text:list-item>
          <text:p text:style-name="P565">It is in Mesopotamia, the land watered by what Noah thought were the Tigris and Euphrates rivers <text:span text:style-name="T1342">of </text:span>before the flood,</text:p>
        </text:list-item>
        <text:list-item>
          <text:p text:style-name="P565">It is close to Eridu, Nimrod's babel.</text:p>
        </text:list-item>
        <text:list-item>
          <text:p text:style-name="P565">It is in the land of Shinar, ancient Sumeria.</text:p>
        </text:list-item>
        <text:list-item>
          <text:p text:style-name="P565">It was the land of the Chaldeans.</text:p>
        </text:list-item>
        <text:list-item>
          <text:p text:style-name="P566">It has the SAME name !</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43">Ur’s</text:span> 3rd dynasty. The artifact is a wooden box <text:span text:style-name="T1648">that has </text:span>drawings <text:span text:style-name="T1648">showing </text:span>something of the culture of Ur. In it you can see animals pulling wooden cars in which up to two people are mounted.</text:p>
      <text:p text:style-name="P285">If Noah's story is true, these animals would be those of which a <text:span text:style-name="T1344">big</text:span> part of the equines adapted.</text:p>
      <text:p text:style-name="P286">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45">that </text:span>he <text:span text:style-name="T1345">would</text:span> FORGET to <text:span text:style-name="T1345">put</text:span> <text:span text:style-name="T1345">his</text:span> things, and <text:span text:style-name="T1345">his</text:span> people, in <text:span text:style-name="T1345">those </text:span>cars that we know <text:span text:style-name="T1345">Ur’s </text:span>people had.</text:p>
      <text:p text:style-name="P4"><text:soft-page-break/>However, the online encyclopedia and the vast majority of Egyptologists would have us <text:span text:style-name="T1649">to</text:span> believe that the Egyptians did not know about the use of <text:span text:style-name="T1346">cars</text:span> for warfare or for transportation until the descendants of Abraham had already left Egypt about 500 years after Abraham had visited Egypt in his <text:span text:style-name="T1346">cars</text:span> brought from Ur.</text:p>
      <text:p text:style-name="P287">No. That Ur is not Ur. Since they don't find cars around <text:span text:style-name="T1348">those</text:span> little drawings among the tombs and mummies, which they interpret <text:span text:style-name="T1347">to be </text:span>after the 15th dynasty, they knew nothing about <text:span text:style-name="T1347">cars</text:span>. And that glyph <text:span text:style-name="T1348">that look like a wheel that </text:span>is observed from the earliest dynasties <text:span text:style-name="T1348">means nothing to them</text:span>. NO, they have to see the whole car drawn, otherwise it <text:span text:style-name="T1348">cannot be a car</text:span>. <text:span text:style-name="T1349">T</text:span>hat the exodus pharaoh cannot be earlier than the 15th dynasty because only up to that moment they found out that cars existed. <text:span text:style-name="T1349">That because they do not</text:span> find archaeological artifacts of all the cars made by <text:span text:style-name="T1349">people </text:span>of Sumeria, of Akkad, and all the other Mesopotamian cultures that followed <text:span text:style-name="T1349">Ur.</text:span> <text:span text:style-name="T1349">T</text:span>h<text:span text:style-name="T1349">at</text:span> NO Egyptian who lived before the 15th <text:span text:style-name="T1349">dynasty </text:span>saw <text:span text:style-name="T1349">cars</text:span> made <text:span text:style-name="T1349">by </text:span>all those cultures. Could it <text:span text:style-name="T1349">really </text:span>be that all those cultures NEVER <text:span text:style-name="T1650">made</text:span> all the cars <text:span text:style-name="T1349">that</text:span> they <text:span text:style-name="T1650">made</text:span>?</text:p>
      <text:p text:style-name="P288"><text:span text:style-name="T1650">Ofcourse </text:span>they <text:span text:style-name="T1650">won’t </text:span>find <text:span text:style-name="T1350">ANYTHING</text:span>! <text:span text:style-name="T1650">T</text:span>he vast majority of all those cars were 100 percent BIODEGRADABLE! Can't <text:span text:style-name="T1351">they</text:span> see th<text:span text:style-name="T1351">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1">NO </text:span>contact with the people who lived in Ur, whether or not they were from Abram, nor with the cultures that followed <text:span text:style-name="T1351">Ur</text:span> in ancient Mesopotamia. Noooooo, they were completely isolated, alone, and they never knew about the horse-drawn car<text:span text:style-name="T1651">s</text:span>. <text:span text:style-name="T1351">That n</text:span>o, <text:s/><text:span text:style-name="T1351">that</text:span> <text:span text:style-name="T1351">it’s </text:span>a wagon, <text:span text:style-name="T1351">that th</text:span><text:span text:style-name="T1353">ose</text:span> are not horses, anything but <text:span text:style-name="T1351">cars</text:span>. <text:span text:style-name="T1351">That it was </text:span><text:span text:style-name="T1651">the </text:span>Hyksos <text:span text:style-name="T1351">guys </text:span>who finally brought the <text:span text:style-name="T1351">car</text:span> to Egypt in the <text:span text:style-name="T1352">15th</text:span> <text:span text:style-name="T1351">dynasty</text:span>. That's what <text:span text:style-name="T1651">we </text:span>read <text:span text:style-name="T1351">i</text:span>n the online encyclopedia.</text:p>
      <text:p text:style-name="P289">And Abraham? Or rather Abram. <text:span text:style-name="T1353">He didn’t drive </text:span>a car? And <text:span text:style-name="T1651">U</text:span>r? <text:span text:style-name="T1353">It</text:span> was not Ur? It really doesn't matter, because the ARCHAEOLOGICAL EVIDENCE, that <text:span text:style-name="T1353">which</text:span> must be interpreted in any case, the one with which they give so much mallet, indicates the opposite. That since the time of Abram, the Egyptians already HAD to know about the car.</text:p>
      <text:p text:style-name="P289"><text:span text:style-name="T1353">Ofcourse</text:span> it <text:span text:style-name="T1353">was not</text:span> a <text:span text:style-name="T1353">f</text:span>ormula One, but a formula Ur, those made of wood, of <text:span text:style-name="T1353">whole wheels</text:span>, biodegradable, <text:span text:style-name="T1353">those </text:span>of which we see little drawings in <text:span text:style-name="T1353">The Standard</text:span> of Ur, and <text:soft-page-break/><text:span text:style-name="T1353">that </text:span><text:span text:style-name="T1652">in order </text:span>to <text:span text:style-name="T1652">NOT</text:span> call it <text:span text:style-name="T1353">car</text:span>, <text:span text:style-name="T1353">the </text:span>experts <text:span text:style-name="T1353">in </text:span>Sumerian <text:span text:style-name="T1353">culture</text:span>, they call it wagon, or cart, or anything but car.</text:p>
      <text:p text:style-name="P4">So no <text:span text:style-name="T1354">wagon</text:span>, <text:span text:style-name="T1354">since</text:span> Ur, <text:span text:style-name="T1354">the</text:span> CAR was already used for war and for transportation, a thousand years before the descendants of Abraham <text:span text:style-name="T1354">got </text:span>out of Egypt, the same Abram who traveled from Ur to Egypt, in <text:span text:style-name="T1354">CARS made in</text:span> Ur, <text:span text:style-name="T1355">since </text:span>before the 3rd dynasty.</text:p>
      <text:h text:style-name="P512" text:outline-level="3"><text:bookmark-start text:name="__RefHeading___Toc35095_4173466481"/>Sodoma and Gomorra.<text:bookmark-end text:name="__RefHeading___Toc35095_4173466481"/></text:h>
      <text:p text:style-name="P476">Sodom and Gomorrah are just the first two cities on the Jordan plain that the bible affirms <text:span text:style-name="T1356">got</text:span> burned into ashes by God with burning sulfur rain.</text:p>
      <text:p text:style-name="P291">Lot left Sodom for Zoar at the time of Sodom's destruction, but God takes him out of the cities he is going to destroy and finally ends <text:span text:style-name="T1356">up </text:span>where God had told him to go <text:span text:style-name="T1356">in the </text:span>first <text:span text:style-name="T1356">place</text:span>: on the mountain. <text:span text:style-name="T1356">Since</text:span> the cities of the plain had been destroyed by rain of burning sulfur and turned <text:span text:style-name="T1356">in</text:span>to ashes, Lot's daughters believe that there <text:span text:style-name="T1356">are</text:span> no <text:span text:style-name="T1356">more</text:span> m<text:span text:style-name="T1356">e</text:span>n on earth and decide to have children with Lot.</text:p>
      <text:p text:style-name="P291">Along the western shore of the Dead Sea in Israel are at least 4 large unique areas on the planet due to their chemical composition and other physical characteristics that make them distinguishable, <text:span text:style-name="T1356">at plain sight,</text:span> <text:span text:style-name="T1356">from</text:span> <text:span text:style-name="T1357">other</text:span> geological formations around <text:span text:style-name="T1357">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58">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67">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68"><text:soft-page-break/>The graves present evidence consistent with an area that was quite fertile at the time. <text:span text:style-name="T1359">Remains</text:span> consistent with many kinds of food <text:span text:style-name="T1359">are </text:span>found in these tombs. This evidence is consistent with the biblical narrative.</text:p>
        </text:list-item>
        <text:list-item>
          <text:p text:style-name="P568">They are in a place consistent with the biblical narrative: in what is called the Jordan plains.</text:p>
        </text:list-item>
        <text:list-item>
          <text:p text:style-name="P569">The chemical reaction product of the interaction of <text:span text:style-name="T5">calcium carbonate</text:span>, sulfur dioxide, and oxygen, is the formation of calcium sulfate and carbon dioxide. The chemical composition of <text:span text:style-name="T1360">the </text:span>structures is perfectly consistent with such a chemical reaction that describes what would happen to buildings built with LIMESTONE that are burned with a rain of burning <text:span text:style-name="T1360">compressed </text:span>sulfur capsules, <text:span text:style-name="T1360">which is</text:span> the <text:span text:style-name="T1360">way</text:span> <text:span text:style-name="T1360">it is </text:span>described in <text:span text:style-name="T1653">the </text:span>biblical narrative.</text:p>
        </text:list-item>
        <text:list-item>
          <text:p text:style-name="P569">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67">The sulfur purity of these capsules is 98% on average. Unique on the planet. The sulfur found in geothermal areas does not exceeds 45%.</text:p>
        </text:list-item>
        <text:list-item>
          <text:p text:style-name="P570">The biblical description of the cities being turned to ashes is perfectly consistent with the observed structures. The thin layers surfaces <text:span text:style-name="T1361">that</text:span> make up the structures of the area dissolve when touched.</text:p>
        </text:list-item>
        <text:list-item>
          <text:p text:style-name="P567">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67">The geometric shapes of the structures are consistent with what would be the remains of walls, doors, windows, ziggurats, sphinxes and buildings originally made of limestone.</text:p>
        </text:list-item>
        <text:list-item>
          <text:p text:style-name="P567">There is evidence indicating that throughout history th<text:span text:style-name="T1362">ose structures</text:span> have been identified <text:span text:style-name="T1362">with </text:span>the <text:span text:style-name="T1362">cities</text:span> <text:span text:style-name="T1362">in</text:span> the biblical narrative. The historian Josephus claims to have visited the cities and even to have seen the ashes of what would be Lot's wife. <text:span text:style-name="T1362">A</text:span>nd there is evidence of a church once built in the area.</text:p>
        </text:list-item>
      </text:list>
      <text:p text:style-name="Text_20_body"><text:soft-page-break/><text:span text:style-name="T1363">W</text:span>hite <text:span text:style-name="T1363">it </text:span>is, <text:span text:style-name="T1363">hen</text:span> <text:span text:style-name="T1574">lay</text:span><text:span text:style-name="T1363">s</text:span> it, fried and with bread <text:span text:style-name="T1363">we eat it</text:span>. <text:span text:style-name="T1363">These a</text:span>re too many coincidences, those that have an exponential effect when accumulate. And if you want to dismiss all the evidence by saying that the Biblical narration is assembled based on pre-existing structures, <text:span text:style-name="T1363">you </text:span>would still have to explain the number of tombs found in the area and its content.</text:p>
      <text:p text:style-name="P292">Seeing the evidence today is as easy as entering the famous <text:span text:style-name="T1364">web </text:span>page <text:span text:style-name="T1364">for</text:span> maps of the popular search portal and enter the coordinates 31 18 30.03N, 35 22 20.69E and drag the yellow <text:span text:style-name="T1365">man</text:span> tool to put the green dot o<text:span text:style-name="T1365">ver</text:span> the blue circles and see high-quality, 360-degree panorama, <text:span text:style-name="T1364">pictures </text:span>of what was once Gomorrah.</text:p>
      <text:h text:style-name="P512" text:outline-level="3"><text:bookmark-start text:name="__RefHeading___Toc35097_4173466481"/>Imhotep.<text:bookmark-end text:name="__RefHeading___Toc35097_4173466481"/></text:h>
      <text:p text:style-name="P477">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66">That’s the</text:span> way the global chronological ladder of what happened in the past <text:span text:style-name="T1366">gets built</text:span>.</text:p>
      <text:p text:style-name="P290">Due to the great problems with Manetho's <text:span text:style-name="T1366">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67">of turn</text:span> who proposes <text:span text:style-name="T1367">his </text:span>own synchronisms.</text:p>
      <text:p text:style-name="P478"><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67">WHOL</text:span></text:span><text:span text:style-name="Bible_5f_text"><text:span text:style-name="T1654">E</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67">Below</text:span>, the <text:span text:style-name="T1367">following </text:span>synchronism is sustained: <text:span text:style-name="T1367">T</text:span>he Imhotep, of what it is known as the 3rd Egyptian dynasty, <text:span text:style-name="T1367">he</text:span> is the same Joseph of the book <text:span text:style-name="T1367">of </text:span>Genesis <text:span text:style-name="T1367">in the bible</text:span>, the son of Jacob.</text:p>
      <text:p text:style-name="P290"><text:span text:style-name="T1367">To do </text:span>this, the champion's little mistake, Manetho’<text:span text:style-name="T1368">s</text:span> <text:span text:style-name="T1367">cheerful </text:span>accounts, and the <text:span text:style-name="T1367">biblical </text:span>chronolog<text:span text:style-name="T1367">y</text:span> <text:span text:style-name="T1367">column</text:span>, presented <text:span text:style-name="T1367">before</text:span>, <text:span text:style-name="T1367">are</text:span> taken into account.</text:p>
      <text:list text:style-name="L29">
        <text:list-item>
          <text:p text:style-name="P571">Imhotep appears suddenly in the reign of Pharaoh Djoser, <text:span text:style-name="T1368">just like</text:span> the Joseph of the bible.</text:p>
        </text:list-item>
        <text:list-item>
          <text:p text:style-name="P572"><text:soft-page-break/>Imhotep was <text:span text:style-name="T1369">the </text:span>first <text:span text:style-name="T1369">power in Egypt </text:span>after the pharaoh, <text:span text:style-name="T1368">just like</text:span> the Joseph of the bible.</text:p>
        </text:list-item>
        <text:list-item>
          <text:p text:style-name="P572">Imhotep interprets a dream of the pharaoh regarding a future famine of 7 years, <text:span text:style-name="T1368">just like</text:span> the Joseph of the bible.</text:p>
        </text:list-item>
        <text:list-item>
          <text:p text:style-name="P572">Imhotep was not of royal blood, <text:span text:style-name="T1368">just like</text:span> the Joseph of the bible.</text:p>
        </text:list-item>
        <text:list-item>
          <text:p text:style-name="P572">Imhotep saves Egypt from the 7-year famine by building grain stores, <text:span text:style-name="T1368">just like</text:span> the Joseph of the bible.</text:p>
        </text:list-item>
        <text:list-item>
          <text:p text:style-name="P573">Imhotep was recognized as someone close to God, <text:span text:style-name="T1368">just like</text:span> the Joseph <text:span text:style-name="T1369">of</text:span> the bible.</text:p>
        </text:list-item>
        <text:list-item>
          <text:p text:style-name="P572">Imhotep imposed a tax on the inhabitants of Egypt, <text:span text:style-name="T1368">just like</text:span> the Joseph of the bible.</text:p>
        </text:list-item>
        <text:list-item>
          <text:p text:style-name="P572">The post-famine pharaoh of Imhotep became very powerful, <text:span text:style-name="T1368">just like</text:span> the pharaoh of Joseph in the bible.</text:p>
        </text:list-item>
        <text:list-item>
          <text:p text:style-name="P572">The corpse of Imhotep is not in his tomb in Egypt, <text:span text:style-name="T1368">just like</text:span> the corpse of Joseph from the bible.</text:p>
        </text:list-item>
        <text:list-item>
          <text:p text:style-name="P572">The story of Imhotep became famous to the point that <text:span text:style-name="T1369">it</text:span> became mythical, <text:span text:style-name="T1368">just like</text:span> the story of Joseph in the bible.</text:p>
        </text:list-item>
        <text:list-item>
          <text:p text:style-name="P572">Imhotep is famous for refusing to use magic in <text:span text:style-name="T1369">medical </text:span>treatments, <text:span text:style-name="T1368">just like </text:span><text:span text:style-name="T1369">it</text:span> <text:s/>would be expected <text:span text:style-name="T1368">from</text:span> the Joseph of the bible.</text:p>
        </text:list-item>
        <text:list-item>
          <text:p text:style-name="P571">The fact that Imhotep was the first to build a pyramid similar to a ziggurat is consistent with the biblical narrative. In the bible, Abraham and Jacob would have knowledge about the ziggurats in Mesopotamia.</text:p>
        </text:list-item>
        <text:list-item>
          <text:p text:style-name="P573">The fact that the pharaohs after the famine of Imhotep become so powerful is consistent with the biblical story. In the bible the inhabitants end up selling themselves as pharaoh’<text:span text:style-name="T1369">s</text:span> slaves to be able to eat.</text:p>
        </text:list-item>
      </text:list>
      <text:p text:style-name="P475">The main argument for not accepting <text:span text:style-name="T1323">the </text:span>synchroni<text:span text:style-name="T1323">sm</text:span>, that Imhotep is the biblical Joseph, has been that the date for Imhotep in the Egyptian chronology, based on the little mistake that Shishak is Sheshonk, <text:span text:style-name="T1369">can</text:span>not correspond to the Biblical date for Joseph. If Shishak is not Sheshonk and the champion was wrong, said argument is without support.</text:p>
      <text:p text:style-name="P4"><text:soft-page-break/>Since this synchronism, that Imhotep is Joseph, is not new, they have raised arguments <text:span text:style-name="T1369">against it</text:span> based on the myth of Imhotep: that he had unattainable knowledge for Jose<text:span text:style-name="T1369">ph</text:span>, <text:span text:style-name="T1369">that he</text:span> was the representative of Egyptian gods, and <text:span text:style-name="T1369">this would</text:span> <text:span text:style-name="T1655">be </text:span>incompatible with a hebrew believer in the God of Abraham, that Imhotep was a god not a man, that he accomplished things that one would not expect from Jose<text:span text:style-name="T1369">ph</text:span>.</text:p>
      <text:p text:style-name="P4">The truth is that if the Egyptians themselves <text:span text:style-name="T1655">made a myth out of</text:span> Imhotep <text:span text:style-name="T1655">up</text:span> the point of making him a demi-god, all the supposed Egyptian data of Imhotep that <text:span text:style-name="T1370">is</text:span> not supported by different sources <text:span text:style-name="T1370">is</text:span> also not very reliable.</text:p>
      <text:p text:style-name="P293">The coincidences mentioned between Imhotep and the biblical narrative are of widespread acceptance in academia, <text:span text:style-name="T1371">that</text:span> is why the argument against <text:span text:style-name="T1371">the </text:span>synchronism was the temporal discrepancy. If <text:span text:style-name="T1371">the</text:span> <text:span text:style-name="T1371">s</text:span>ynchronism is temporarily feasible, it is very difficult to deny that Imhotep is Jose<text:span text:style-name="T1371">ph</text:span>.</text:p>
      <text:h text:style-name="P512" text:outline-level="3"><text:bookmark-start text:name="__RefHeading___Toc35099_4173466481"/>Nuweiba.<text:bookmark-end text:name="__RefHeading___Toc35099_4173466481"/></text:h>
      <text:p text:style-name="P480">Unless you want to explain the biblical phrase from Exodus 14 that tells us that <text:span text:style-name="Bible_5f_text">“</text:span><text:span text:style-name="Bible_5f_text"><text:span text:style-name="T1372">T</text:span></text:span><text:span text:style-name="Bible_5f_text">he children of Israel went into the middle of the sea on the </text:span><text:span text:style-name="Bible_5f_text"><text:span text:style-name="T1372">DRY</text:span></text:span><text:span text:style-name="Bible_5f_text"> ground; and the waters were a </text:span><text:span text:style-name="Bible_5f_text"><text:span text:style-name="T1372">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2">listen, a WALL of </text:span>waters to the right and <text:span text:style-name="T1372">a WALL of waters to the </text:span>left of those who cross, <text:span text:style-name="T1372">unless you want to explain that, </text:span>the SAME way that some <text:span text:style-name="T1372">people </text:span>want to explain the biological systems that we observe in plants, animals and people, that is, wanting to explain those WALLS by MAGICAL processes, sorry SPONTANEOUS, which <text:span text:style-name="T1373">is </text:span>basically is the same, and out of <text:span text:style-name="T1373">pure</text:span> <text:span text:style-name="T1373">LUCK</text:span>, without acknowledging, without accepting, <text:span text:style-name="T275">therefore </text:span>DENYING, the hand of the <text:span text:style-name="T1373">C</text:span>reator of heaven and earth and of ALL biological systems o<text:span text:style-name="T1373">n</text:span> the planet, <text:span text:style-name="T1373">taking action </text:span>to separate these waters into WALLS, it is relatively easy <text:span text:style-name="T1374">to </text:span>accept <text:span text:style-name="T1374">which</text:span> has to be the <text:span text:style-name="T1374">sinchronism</text:span> of the biblical place, <text:span text:style-name="T1374">or toponym,</text:span> where <text:span text:style-name="T1374">t</text:span>he crossing of the <text:span text:style-name="T1374">badly</text:span>-called Red Sea happened.</text:p>
      <text:p text:style-name="P4">The crossing of the Red Sea happened almost in the middle of the Gulf of Aqaba in what is now known as Nuweiba.</text:p>
      <text:p text:style-name="P4">The logical reasons and evidence that allow this host <text:span text:style-name="T1375">to </text:span>assert <text:span text:style-name="T1323">the </text:span>synchron<text:span text:style-name="T1323">ism</text:span> are:</text:p>
      <text:list text:style-name="L30">
        <text:list-item>
          <text:p text:style-name="P575">Nuweiba is OUTSIDE of what was Egypt, although in a militarily controlled area by <text:span text:style-name="T1376">the</text:span> Egyptians, and the bible tells us that the Israelites had LEFT Egypt BEFORE crossing the Red Sea.</text:p>
        </text:list-item>
        <text:list-item>
          <text:p text:style-name="P574"><text:soft-page-break/>To the north of the peninsula where Nuweiba is, there is a desert and the bible tells us that <text:span text:style-name="T1376">p</text:span>haraoh <text:span text:style-name="T1376">thought</text:span> they were <text:span text:style-name="T1376">blocked by</text:span> the desert and decided to go after them.</text:p>
        </text:list-item>
        <text:list-item>
          <text:p text:style-name="P574">The desert to the north of the peninsula was the land of the Philistines and the bible tells us that God did not take them through the land of the Philistines. <text:span text:style-name="T1377">I</text:span>nstead, he directed them to a place called Pi-Hahirot.</text:p>
        </text:list-item>
        <text:list-item>
          <text:p text:style-name="P574">Pi-Hahirot can be translated as "mouth of the can<text:span text:style-name="T1378">yon</text:span>" and Nuweiba is in front of a mountainous canyon mouth.</text:p>
        </text:list-item>
        <text:list-item>
          <text:p text:style-name="P576">The bible says that Pi-Hahirot is between Migdol and another place. Migdol can be translated as “fortified tower”, and north of Nuweiba there is evidence that a<text:span text:style-name="T1379">n</text:span> Egyptian military tower once stood there.</text:p>
        </text:list-item>
        <text:list-item>
          <text:p text:style-name="P576">Until the last century, there was on both sides of the crossing point in Nuweiba, two large stone pillars with evidence indicating that <text:span text:style-name="T1379">t</text:span>hey were from Solomon’<text:span text:style-name="T1379">s</text:span> time.</text:p>
        </text:list-item>
        <text:list-item>
          <text:p text:style-name="P576">There are eyewitnesses and photographs of the pillar on the eastern side, in Saudi Arabia, with evidence, in several language<text:span text:style-name="T1379">s, </text:span><text:span text:style-name="T1380">of</text:span><text:span text:style-name="T1379"> words s</text:span>uch as: “Pharaoh”, “Egypt”, “Moses”, “Death”, “Water”, “YHWH”, “Solomon” and “Edom”.</text:p>
        </text:list-item>
        <text:list-item>
          <text:p text:style-name="P574">The pillar on the western side can still be seen today in the year 2021.</text:p>
        </text:list-item>
        <text:list-item>
          <text:p text:style-name="P574">Nuweiba's full name was Nuweiba-al-Muzayyinah which can be translate<text:span text:style-name="T1380">d</text:span> as “the waters of Moses <text:span text:style-name="T1380">opened</text:span>”.</text:p>
        </text:list-item>
        <text:list-item>
          <text:p text:style-name="P577">This synchronism is consistent with the synchronism that <text:span text:style-name="T1381">the biblical m</text:span>ount Sinai is the place known today as Jabal-Maqla in Saudi Arabia. That is to say that the coincidences of both synchronisms reinforce each other.</text:p>
        </text:list-item>
      </text:list>
      <text:h text:style-name="P512" text:outline-level="3"><text:bookmark-start text:name="__RefHeading___Toc35101_4173466481"/>Jabal-Maqla.<text:bookmark-end text:name="__RefHeading___Toc35101_4173466481"/></text:h>
      <text:p text:style-name="P479">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83">ALL</text:span></text:span><text:span text:style-name="Bible_5f_text"> the people that was in the camp trembled. And Moses brought forth the people out of the camp to meet with God; and they stood at the </text:span><text:soft-page-break/><text:span text:style-name="Bible_5f_text">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82">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83">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94">Unless you want to explain this description of what happened <text:span text:style-name="T1383">at</text:span> Mount Sinai through a volcano, without recognizing, without accepting, <text:span text:style-name="T1383">therefore </text:span>DENYING, the VOICE that enunciated the commandments, and that the story says that <text:span text:style-name="T1383">ALL</text:span> people of Israel listened, and therefore DENYING the direc intervention from the <text:span text:style-name="T1383">C</text:span>reator, <text:span text:style-name="T1383">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84">biblical </text:span>name Horeb.</text:p>
      <text:p text:style-name="P295">Biblical <text:span text:style-name="T1384">m</text:span>ount Sinai or Horeb is the mountain in Saudi Arabia known such as Jabal-al-Lawz or Jabal-Maqla.</text:p>
      <text:p text:style-name="P4">The logical reasons and evidence that allow this host <text:span text:style-name="T1656">to </text:span>assert <text:span text:style-name="T1323">the </text:span>synchroni<text:span text:style-name="T1323">sm</text:span> are:</text:p>
      <text:list text:style-name="L31">
        <text:list-item>
          <text:p text:style-name="P579">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85">where</text:span> <text:span text:style-name="T1385">he </text:span>later brings all the people of Israel.</text:p>
        </text:list-item>
        <text:list-item>
          <text:p text:style-name="P578">The area has two mountain peaks that can be seen with the naked eye almost black in color consistent with the biblical narrative that Horeb's peak was burned by fire when YHWH dictated the commandments with a voice of thunder.</text:p>
        </text:list-item>
        <text:list-item>
          <text:p text:style-name="P578">The name Jabal-Maqla can be translated as “burnt mountain”, consistent with the biblical narrative.</text:p>
        </text:list-item>
        <text:list-item>
          <text:p text:style-name="P579"><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79">In the Jabal-Maqla area there are remains of what looks like an altar built with uncut stones. This is consistent with the <text:span text:style-name="T1385">b</text:span>iblical narrative that tells us that Moses built an altar with <text:span text:style-name="T1385">un</text:span>cut stones.</text:p>
        </text:list-item>
        <text:list-item>
          <text:p text:style-name="P578">In the Jabal-Maqla area there are several places with inscriptions that are not typical of the area, including typically hebrew drawings like bulls and menorahs.</text:p>
        </text:list-item>
        <text:list-item>
          <text:p text:style-name="P578">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79">The access area to <text:span text:style-name="T1385">mount </text:span>Jabal-Maqla is fenced and with restricted passage by the government of Saudi Arabia and <text:span text:style-name="T1385">it’</text:span>s considered a<text:span text:style-name="T1385">n</text:span> archaeological <text:span text:style-name="T1385">site</text:span>.</text:p>
        </text:list-item>
        <text:list-item>
          <text:p text:style-name="P579">The arrangement of large rocks with bulldrawings, <text:span text:style-name="T1385">at</text:span> Jabal-Maqla’<text:span text:style-name="T1385">s base,</text:span> and in the middle of the plain, <text:span text:style-name="T1385">it’</text:span>s also fenced, with passage restricted by the government of Saudi Arabia, and <text:span text:style-name="T1385">i</text:span>t’s <text:span text:style-name="T1385">also </text:span>considered an archaeological site.</text:p>
        </text:list-item>
        <text:list-item>
          <text:p text:style-name="P578">To the north-west of Jabal-Maqla there is a large rock split in two in what appear<text:span text:style-name="T1385">s</text:span> to be the remains of a water source that flowed from the stone. This is consistent with the biblical narrative that God used Moses to draw water from a rock at Horeb.</text:p>
        </text:list-item>
        <text:list-item>
          <text:p text:style-name="P578">Halfway up Jabal-Maqla’<text:span text:style-name="T1385">s top</text:span> there is a cave. This is consistent with the biblical narrative that tells us that, many years after Moses, the prophet Elijah was on Mount Horeb in a cave.</text:p>
        </text:list-item>
        <text:list-item>
          <text:p text:style-name="P579">Halfway up Jabal-Maqla’<text:span text:style-name="T1385">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80">Nearby, to what would be the altar that Moses built <text:span text:style-name="T1386">with uncut stones </text:span>at the base of Horeb, there are remains of marble columns forming a circle. This is consistent with the witnesses that Solomon also built a small memorial dome on Mount Horeb.</text:p>
        </text:list-item>
        <text:list-item>
          <text:p text:style-name="P578"><text:soft-page-break/>The local Bedouins identify the mountain as Jabal-Musa which can be translated as the "mountain of Moses".</text:p>
        </text:list-item>
        <text:list-item>
          <text:p text:style-name="P578">Ceramic utensils have been found in the area, possibly hebrew. This is consistent with the Israelites passing through the zone.</text:p>
        </text:list-item>
        <text:list-item>
          <text:p text:style-name="P578">This synchronism is consistent with the synchronism that the crossing of the Red Sea was at Nuweiba. That is to say that both synchronisms reinforce each other.</text:p>
        </text:list-item>
        <text:list-item>
          <text:p text:style-name="P578">On a possible route from Nuweiba to Jabal-Maqla there is a place with palm trees and 12 wells. This evidence is consistent with the Biblical description of Elim. The coordinates of said place are 28 34 09.90N, 34 49 58.97E.</text:p>
        </text:list-item>
      </text:list>
      <text:h text:style-name="P512" text:outline-level="3"><text:bookmark-start text:name="__RefHeading___Toc35103_4173466481"/>Synchronizing Egypt.<text:bookmark-end text:name="__RefHeading___Toc35103_4173466481"/></text:h>
      <text:p text:style-name="P481">When we analyze<text:span text:style-name="T1387">d</text:span> in this presentation the 500 years <text:span text:style-name="T1387">shift</text:span> that generated the champion’<text:span text:style-name="T1387">s</text:span> synchronism, <text:span text:style-name="T1387">that Shishak is Sheshonk,</text:span> with the rest of the historical evidence of the Mediterranean and <text:span text:style-name="T1387">the </text:span>Middle East, including <text:span text:style-name="T1387">b</text:span>iblical and archaeological evidence, no alternative synchronism was proposed.</text:p>
      <text:p text:style-name="P296">Actually the monumental mistake <text:span text:style-name="T1389">demands</text:span> establish<text:span text:style-name="T1388">ing a new</text:span> chronological mapping that DO <text:span text:style-name="T1388">match </text:span>Egyptian evidence <text:span text:style-name="T1388">with </text:span>all other historical evidence, including the <text:span text:style-name="T1388">b</text:span>iblical and archaeological evidence.</text:p>
      <text:p text:style-name="P297">Today a growing number of Egyptologists accept that the Egyptian chronology <text:span text:style-name="T1393">needs </text:span>a, <text:span text:style-name="T1389">quote and quote,</text:span> “revision”, although not all <text:span text:style-name="T1389">of them </text:span>accept <text:span text:style-name="T1393">it’s</text:span> 500 years, <text:span text:style-name="T1393">quote and quote, “revision”</text:span>.</text:p>
      <text:p text:style-name="P4">This is why more than 6 different proposals have been presented on how such <text:span text:style-name="T1390">revision</text:span> should be done. Now it seems that every Egyptologist revisionist has his own idea of ​​how such a revision should be done.</text:p>
      <text:p text:style-name="P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1">the</text:span> follow<text:span text:style-name="T1391">ing</text:span>:</text:p>
      <text:list text:style-name="L32">
        <text:list-item>
          <text:p text:style-name="P581">The 18th dynasty corresponds to the times of David, Solomon and Rehoboam.</text:p>
        </text:list-item>
        <text:list-item>
          <text:p text:style-name="P581">The 13th dynasty corresponds to the times of the exodus.</text:p>
        </text:list-item>
        <text:list-item>
          <text:p text:style-name="P582"><text:soft-page-break/>The 3rd dynasty corresponds to the times of Joseph, Isaac’<text:span text:style-name="T1392">s son</text:span>.</text:p>
        </text:list-item>
        <text:list-item>
          <text:p text:style-name="P581">The 1st dynasty corresponds to the times of Abraham.</text:p>
        </text:list-item>
      </text:list>
      <text:p text:style-name="P2">And more specifically:</text:p>
      <text:list text:style-name="L33">
        <text:list-item>
          <text:p text:style-name="P583">Thutmosis 1st corresponds to the times of David.</text:p>
        </text:list-item>
        <text:list-item>
          <text:p text:style-name="P583">Hatshepsut corresponds to the times of Solomon.</text:p>
        </text:list-item>
        <text:list-item>
          <text:p text:style-name="P583">Thutmose 3rd corresponds to the times of Rehoboam.</text:p>
        </text:list-item>
        <text:list-item>
          <text:p text:style-name="P583">Neferhotep 1st corresponds to the times of the exodus.</text:p>
        </text:list-item>
        <text:list-item>
          <text:p text:style-name="P584">Djoser corresponds to the times of Joseph, Isaac’<text:span text:style-name="T1392">s son</text:span>.</text:p>
        </text:list-item>
        <text:list-item>
          <text:p text:style-name="P583">Menes corresponds to the times <text:span text:style-name="T1392">of </text:span>Abraham.</text:p>
        </text:list-item>
      </text:list>
      <text:p text:style-name="P2">The logical reasons and evidence supporting these correspondences are the following:</text:p>
      <text:list text:style-name="L34">
        <text:list-item>
          <text:p text:style-name="P585">If the author of the Song of Songs is Solomon, then the poetic literature and hymns from the time of Hatshepsut, from the dynasty 18, <text:span text:style-name="T1394">they</text:span> ha<text:span text:style-name="T1394">ve</text:span> to be simultaneous or later because the similarity is too much. The Hatshepsut of the 18 must be simultaneous or after Solomon.</text:p>
        </text:list-item>
        <text:list-item>
          <text:p text:style-name="P586">If the author of Psalm 104 is David, then the hymn of the times of 18th dynasty pharaoh Akhenaten has to be simultaneous or later because the similarity is too much. The Akhenaten of the 18<text:span text:style-name="T1394">th</text:span> must be simultaneous or later than David.</text:p>
        </text:list-item>
        <text:list-item>
          <text:p text:style-name="P585">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85">If Jerusalem only acquired that name until the time of David, then the Amarna letters, from the 18th dynasty <text:span text:style-name="T1394">times</text:span>, have to be simultaneous or subsequent to David because they use that name. The Amarna of the 18<text:span text:style-name="T1394">th</text:span> must be simultaneous or subsequent to David.</text:p>
        </text:list-item>
        <text:list-item>
          <text:p text:style-name="P585">If the city of Shechem was actually built by Jeroboam, then the Amarna letters, from the 18th dynasty, have to be simultaneous or after Jeroboam because they <text:soft-page-break/>refer to that city. The Amarna of the 18th must be concurrent with or subsequent to Jeroboam.</text:p>
        </text:list-item>
        <text:list-item>
          <text:p text:style-name="P586">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85">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87">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395">the year </text:span>1000 and 750 before Jesus Christ. The Mycenaean greeks and the 18<text:span text:style-name="T1395">th</text:span> must be between <text:span text:style-name="T1395">the </text:span>1000 and 750 before Jesus Christ.</text:p>
        </text:list-item>
        <text:list-item>
          <text:p text:style-name="P587">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395">t</text:span>emporal continuity in Late Bronze <text:span text:style-name="T1396">ages </text:span>2 and 3 strata corresponding to the Mycenaean culture. The 18<text:span text:style-name="T1395">th</text:span> must be between the 1000 and 750 before Jesus Christ.</text:p>
        </text:list-item>
        <text:list-item>
          <text:p text:style-name="P588">All the archaeological evidence of the greeks agrees with the archaeological evidence of the Assyrians. Both coincide with biblical evidence. All place the <text:span text:style-name="T1396">L</text:span>ate <text:span text:style-name="T1396">B</text:span>ronze age<text:span text:style-name="T1396">s</text:span> 2 and 3 between <text:span text:style-name="T1396">the year </text:span>1000 and 750 before Jesus Christ. 3 different systems <text:span text:style-name="T1396">with </text:span>consistent chronological data <text:span text:style-name="T1396">between each other </text:span>place the Egyptian 18th dynasty between 1000 and 750 before Jesus Christ. The 18<text:span text:style-name="T1397">th</text:span> must be <text:span text:style-name="T1396">between</text:span> the 1000 and 750 before Jesus Christ.</text:p>
        </text:list-item>
        <text:list-item>
          <text:p text:style-name="P589">In particular, the ceramics of the immediate archaeological strata 7b and 8 in Troy indicate a temporal continuity between both strata. The pottery from layer 8 at Troy is of the same type as the one found in Amarna from the 18th dynasty. House <text:soft-page-break/>number 814 of the <text:span text:style-name="T1398">s</text:span>tratum 7b is from the Late Bronze Age. The 18<text:span text:style-name="T1397">th</text:span> must be between the 1000 and 750 before Jesus Christ.</text:p>
        </text:list-item>
        <text:list-item>
          <text:p text:style-name="P588">In particular, the Hittite cavalry depicted in the tomb of Horemheb of the 18th dynasty, and by Seti 1st of the 19th dynasty in his space in Karnak, presents the same type of characteristics <text:span text:style-name="T1398">as</text:span> the Assyria<text:span text:style-name="T1398">n</text:span> cavalry from the years between 1000 and 750 before Jesus Christ. <text:span text:style-name="T1398">Which is e</text:span>vidence suggesting that these two neighbors never knew about mutual advances in cavalry, or what is much more feasible: the 18th and the beginning of the 19th are between 1000 and 750 before Jesus Christ.</text:p>
        </text:list-item>
        <text:list-item>
          <text:p text:style-name="P585">The palace found in layer 8 at Megiddo that places it in the Late Bronze Ages 2 and 3 is evidence indicating that said palace was that of Solomon because said palace corresponds to the <text:span text:style-name="T1398">b</text:span>iblical description of Solomon's palace. Solomon must have lived in Late Bronze Ages 2 and 3.</text:p>
        </text:list-item>
        <text:list-item>
          <text:p text:style-name="P585">The ivory artifacts found in the stratum 8 palace <text:span text:style-name="T1398">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85">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88">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398">th</text:span> must be Shishak.</text:p>
        </text:list-item>
        <text:list-item>
          <text:p text:style-name="P585">One of the biblical ways of referring to the queen of Shaba is also queen of the south. Evidence in favor of synchronism that Hatshepsut is the queen of Shaba. The Hatshepsut of the 18<text:span text:style-name="T1398">th</text:span> must be the queen of shaba</text:p>
        </text:list-item>
        <text:list-item>
          <text:p text:style-name="P588">A possible pronunciation of Thebes, the Egyptian city from which Hatshepsut reigned over Egypt, it’s Shebas. Word of local origin that means “wild cat”, which is consistent with sphinxes with <text:span text:style-name="T1398">a </text:span>"wild cat" body shape. The Hatshepsut of the 18<text:span text:style-name="T1398">th</text:span> must to be the queen of Shaba.</text:p>
        </text:list-item>
        <text:list-item>
          <text:p text:style-name="P588"><text:soft-page-break/>The queen of Shaba, according to biblical evidence, must refer to an important reign, not a secondary ruler. The Hatshepsut of the 18<text:span text:style-name="T1398">th</text:span> must be the queen of Shaba.</text:p>
        </text:list-item>
        <text:list-item>
          <text:p text:style-name="P588">The historian Josephus identified the queen of Shaba as “The queen of Egypt and Ethiopia", where Ethiopia in the context of Josephus refers to the area of ​​Nubia, not to present-day Ethiopia. The Hatshepsut of the 18<text:span text:style-name="T1398">th</text:span> must be the queen of Shaba.</text:p>
        </text:list-item>
        <text:list-item>
          <text:p text:style-name="P590">The names of the characters in the story of the queen of Shaba, according to Abyssinian tradition, they have great textual similarities with the Egyptian names of Hatshepsut and Thutmose 3rd. <text:span text:style-name="T1399">T</text:span>he Hatshepsut's throne name was Makeda and the Abyssinian tradition identified <text:span text:style-name="T1399">the queen </text:span>as Makeda. In Phoenician both letters are quite similar. In this tradition Solomon is the father of the Shaba queen’<text:span text:style-name="T1400">s son</text:span>, who then plunders Solomon's temple, <text:span text:style-name="T1400">just like </text:span>Thutmose 3<text:span text:style-name="T1400">rd</text:span> <text:span text:style-name="T1400">did</text:span>. The Hatshepsut of the 18<text:span text:style-name="T1398">th</text:span> must be the queen of Shaba.</text:p>
        </text:list-item>
        <text:list-item>
          <text:p text:style-name="P591">The fact that during the reign of David and Solomon <text:span text:style-name="T1401">there were not any</text:span> wars with Egypt corresponds to what we know <text:span text:style-name="T1401">about</text:span> the times <text:span text:style-name="T1401">of </text:span>Tuthmosis 1st, <text:s/>Hatshepsut’<text:span text:style-name="T1401">s father</text:span>. Tuthmosis 1st of the 18<text:span text:style-name="T1402">th</text:span> must be David’<text:span text:style-name="T1403">s time pharaoh</text:span>.</text:p>
        </text:list-item>
        <text:list-item>
          <text:p text:style-name="P591">The journey to Punt in Hatshepsut's temple is represented with great detail right in front of h<text:span text:style-name="T1404">er</text:span> birth. This indicates that Punt was an important kingdom and not a secondary one. The Punt of the 18<text:span text:style-name="T1398">th</text:span> must be an important kingdom.</text:p>
        </text:list-item>
        <text:list-item>
          <text:p text:style-name="P588">Thutmose 3rd conquered Punt during his 1st campaign. <text:span text:style-name="T1405">E</text:span>vidence that indicates that Punt was in the same area as all the cities and territories visited in said campaign and discard any place far <text:span text:style-name="T1405">away </text:span>from these territories. The Punt of the 18<text:span text:style-name="T1398">th</text:span> <text:span text:style-name="T1405">must</text:span> be Israel.</text:p>
        </text:list-item>
        <text:list-item>
          <text:p text:style-name="P592">All the evidence from the first campaign of Thutmose 3rd indicates that the conquered territory corresponds to the southern part of current Israel. Evidence indicating that Hatshepsut's journey was to said territory. Hatshepsut's journey was to Israel.</text:p>
        </text:list-item>
        <text:list-item>
          <text:p text:style-name="P585">Evidence at Hatshepsut's temple indicates that Punt was identified as “Ta-Netjer” or “Land of God”. “Ta-Netjer” in the Egyptian culture, through multiple inscriptions, <text:span text:style-name="T1406">it’s</text:span> directly related to Osiris and the city Byblos in the current Lebanon. Evidence indicating that Punt was sacred territory for the Egyptians and that therefore the journey to Punt was of utmost importance <text:span text:style-name="T1406">and </text:span>that Hatshepsut's <text:soft-page-break/>presence <text:span text:style-name="T1406">was </text:span>required for her political interests. Hatshepsut's journey was to Israel.</text:p>
        </text:list-item>
        <text:list-item>
          <text:p text:style-name="P585">Egyptian records indicate that they considered <text:span text:style-name="T1406">they</text:span> <text:span text:style-name="T1406">came</text:span> <text:span text:style-name="T1406">from</text:span> Punt and archaeological evidence indicates that the Egyptians <text:span text:style-name="T1406">are</text:span> of Phoenician origin. Evidence that is consistent with locating Punt in the Israel of Solomon. Hatshepsut's journey was to Israel.</text:p>
        </text:list-item>
        <text:list-item>
          <text:p text:style-name="P593">The Phoenicians considered that the Egyptians had their origin in Phoenician land. Evidence that is consistent with placing Punt in the Israel of Solomon. Hatshepsut's journey was to Israel.</text:p>
        </text:list-item>
        <text:list-item>
          <text:p text:style-name="P594">Archaeologically, during the 18th dynasty great development is observed in the area of <text:span text:style-name="T1407">I</text:span>srael, and on the contrary, only primitives cultures in the other places presented as candidates to be Punt by Egyptologists. Evidence in favor of the toponym that Punt <text:span text:style-name="T1407">is</text:span> the Israel of Solomon. Hatshepsut's journey was to Israel.</text:p>
        </text:list-item>
        <text:list-item>
          <text:p text:style-name="P585">Numerous Egyptian inscriptions relate Punt to the city Byblos, and the Egyptian goddess Hathor with Byblos, also called "Lady of Byblos" and "Lady of Punt". Evidence in favor of <text:span text:style-name="T1407">the </text:span>toponym that Punt <text:span text:style-name="T1407">is</text:span> Solomon's Israel. <text:span text:style-name="T1407">T</text:span>he journey of Hatshepsut <text:span text:style-name="T1407">was</text:span> to Israel.</text:p>
        </text:list-item>
        <text:list-item>
          <text:p text:style-name="P585">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408">was</text:span> to Israel.</text:p>
        </text:list-item>
        <text:list-item>
          <text:p text:style-name="P585">The coincidence in material, number and class of artifacts between, the Biblical record of looting in Solomon's temple by Shishak, and the record in the section of Thutmose 3rd in the Karnak complex, is evidence in favor of <text:span text:style-name="T1409">the </text:span>synchronism that Thutmose 3rd is the <text:span text:style-name="T1409">b</text:span>iblical <text:span text:style-name="T1657">S</text:span>hishak. Thutmosis 3rd of <text:span text:style-name="T1410">the </text:span>18<text:span text:style-name="T1409">th</text:span> must be Shishak.</text:p>
        </text:list-item>
        <text:list-item>
          <text:p text:style-name="P595">The name Kadesh means Holy in hebrew. Even <text:span text:style-name="T1410">now</text:span> Jerusalem is known as the Holy City. This coincidence is evidence in favor of <text:span text:style-name="T1410">the </text:span>toponym that Kadesh is Jerusalem in the Thutmose 3rd campaign of conquest to the Solomon’<text:span text:style-name="T1410">s Israel </text:span>southern territory. Thutmosis 3rd of <text:span text:style-name="T1410">the </text:span>18<text:span text:style-name="T1410">th</text:span> must be Shishak.</text:p>
        </text:list-item>
        <text:list-item>
          <text:p text:style-name="P585">Read<text:span text:style-name="T1411">ing</text:span> the narration of the Ipuur papyrus about the fall of the 13th dynasty <text:span text:style-name="T1411">i</text:span>t's like reading the biblical exodus. The similarities are <text:span text:style-name="T1411">all over</text:span>: the plagues, the Egyptian magicians, the deaths, the lamentations, the fall of Egypt. It is basically <text:soft-page-break/>the Egyptian record of the exodus. This is evidence that the exodus happen<text:span text:style-name="T1411">ed</text:span> at the time of the 13th dynasty. <text:span text:style-name="T1411">The </text:span>exodus must have happened on the 13th.</text:p>
        </text:list-item>
        <text:list-item>
          <text:p text:style-name="P596">All the support already presented for the synchronism that Jose is Imhotep reinforces the correspondence that the biblical Joseph lived in Djoser’<text:span text:style-name="T1411">s </text:span>times, <text:span text:style-name="T1411">Egyptian </text:span>pharaoh of the 3rd dynasty, and is consistent with the <text:span text:style-name="T1411">other</text:span> <text:span text:style-name="T1411">synchronisms</text:span> presented <text:span text:style-name="T1411">here</text:span>.</text:p>
        </text:list-item>
      </text:list>
      <text:p text:style-name="P2">Thus, the correspondences of that:</text:p>
      <text:list text:style-name="L35">
        <text:list-item>
          <text:p text:style-name="P597">The 18th dynasty corresponds to the times of David, Solomon and Rehoboam.</text:p>
        </text:list-item>
        <text:list-item>
          <text:p text:style-name="P597">The 13th dynasty corresponds to the times of the exodus.</text:p>
        </text:list-item>
        <text:list-item>
          <text:p text:style-name="P597">The 3rd dynasty corresponds to the times of Joseph, Isaac’<text:span text:style-name="T1412">s son</text:span>.</text:p>
        </text:list-item>
        <text:list-item>
          <text:p text:style-name="P597">The 1st dynasty corresponds to the times of Abraham.</text:p>
        </text:list-item>
      </text:list>
      <text:p text:style-name="P2">And more specifically that:</text:p>
      <text:list text:style-name="L36">
        <text:list-item>
          <text:p text:style-name="P598">Tutmosis 1st corresponds to the times of David</text:p>
        </text:list-item>
        <text:list-item>
          <text:p text:style-name="P598">Hatshepsut corresponds to the times of Solomon.</text:p>
        </text:list-item>
        <text:list-item>
          <text:p text:style-name="P598">Thutmose 3rd corresponds to the times of Rehoboam.</text:p>
        </text:list-item>
        <text:list-item>
          <text:p text:style-name="P598">Neferhotep 1st corresponds to the times of the exodus.</text:p>
        </text:list-item>
        <text:list-item>
          <text:p text:style-name="P599">Djoser corresponds to the times of Joseph, Isaac’<text:span text:style-name="T1412">s son</text:span>.</text:p>
        </text:list-item>
        <text:list-item>
          <text:p text:style-name="P598">Menes corresponds to the times Abraham.</text:p>
        </text:list-item>
      </text:list>
      <text:p text:style-name="Text_20_body">The<text:span text:style-name="T1413">se</text:span> are the correspondences that allow establishing an Egyptian chronology that does not generate archaeological <text:span text:style-name="T1413">gaps</text:span> of 400 and 500 years in other cultures, and a logical coherence between the chronology of Egypt and the other three chronologies that are already consistent with each other: the Assyrian, the <text:span text:style-name="T1413">G</text:span>reek and the <text:span text:style-name="T1413">B</text:span>iblical.</text:p>
      <text:h text:style-name="P512" text:outline-level="3"><text:bookmark-start text:name="__RefHeading___Toc35105_4173466481"/><text:soft-page-break/>Probability.<text:bookmark-end text:name="__RefHeading___Toc35105_4173466481"/></text:h>
      <text:h text:style-name="P517"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298">Question 2 is known as the “Ludwig Von Mises’ water and <text:span text:style-name="T1414">wine</text:span> paradox”. <text:span text:style-name="T1414">Ludwig was </text:span>a Jew born in the territory of present-day Ukraine that had to run to the United States.</text:p>
      <text:p text:style-name="P4">These two questions are not really paradoxical at all, <text:span text:style-name="T1415">they </text:span>just point out the impossibility of generically applying what is known in fundamental probability as “the principle of indifference”.</text:p>
      <text:p text:style-name="P299">To the first question formulated in 1889 they have tried to find solutions, that is, they have tried to <text:span text:style-name="T1416">shake</text:span> it <text:span text:style-name="T1416">off</text:span>, in various ways. To the second question they simply have not been able to give answer, that is to say that they have not been able to <text:span text:style-name="T1416">shake</text:span> it <text:span text:style-name="T1416">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16">coins</text:span> <text:span text:style-name="T1416">are</text:span> loaded to one side and every coin that can be described with a<text:span text:style-name="T1416">n</text:span> ALGORITHM is pseudo-random.</text:p>
      <text:p text:style-name="P299">In the case of fundamental probabilities, those that are based on the principle of indifference, these probabilities depend, <text:span text:style-name="T1416">listen</text:span> “DEPEND”, <text:span text:style-name="T1416">on</text:span> the way to choose that which supposedly has a random distribution in a, <text:span text:style-name="T1416">quote and quote,</text:span> “indifferent” way.</text:p>
      <text:p text:style-name="P4"><text:soft-page-break/>To really try to describe a behavior with probabilities <text:span text:style-name="T1417">i</text:span>t’s necessary to determine, define, establish the function of selection, the one they call random, the one that will never be really random but pseudo-random, <text:span text:style-name="T1417">meaning</text:span> <text:span text:style-name="T1417">almost </text:span>random, because such a "fair <text:span text:style-name="T1417">coin</text:span>" does not exist.</text:p>
      <text:p text:style-name="P300">In the case of fundamental probability, to be able to say that it describes the functioning of a system, we must define the <text:span text:style-name="T1418">CHANCE </text:span>function, the random function. It is necessary to know the operation of the selection function. Thus, said, quote <text:span text:style-name="T1418">and quote,</text:span> “indifference”, of the supposed "principle of indifference", of all fundamental probability theory, only exists in cases where such a function is known. <text:span text:style-name="T1418">I</text:span>t can<text:span text:style-name="T1418">not</text:span> be assumed that <text:span text:style-name="T1418">it’s</text:span> know<text:span text:style-name="T1418">n</text:span>, it must be effectively defined or know<text:span text:style-name="T1418">n in order to </text:span><text:span text:style-name="T1419">FULLY</text:span><text:span text:style-name="T1418"> describe the system</text:span>.</text:p>
      <text:h text:style-name="P517"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301">In statistical probability, probability is understood as what it really is: a relative frequency. I take my real <text:span text:style-name="T1420">coin</text:span>, the<text:span text:style-name="T1420">n</text:span> I toss <text:span text:style-name="T1420">it </text:span>a million times and count how many times it came up heads, how many times <text:span text:style-name="T1420">it</text:span> came out <text:span text:style-name="T1420">odds</text:span>, and how many times it came out standing on the edge. Then with those counts I calculate the frequency of each possibility, and thus determine the probability that my next toss will come up with each possibility.</text:p>
      <text:p text:style-name="P302">Thus, such "relative" of any frequency is always determined by prior knowledge <text:span text:style-name="T1421">about</text:span> the problem. This knowledge is used to establish functional RELATIONSHIPS between the variables of the problem to study. That prior knowledge is defined in terms of math functions.</text:p>
      <text:p text:style-name="P303">In statistics the partial knowledge that we have <text:span text:style-name="T1422">about</text:span> the operation of <text:span text:style-name="T1422">a</text:span> system <text:span text:style-name="T1422">is used </text:span>to try to predict a future event. I<text:span text:style-name="T1422">t</text:span> assumes, or <text:span text:style-name="T1422">it pretends</text:span>, or <text:span text:style-name="T1422">it </text:span>effectively <text:span text:style-name="T1422">ignores</text:span>, the complete operation <text:span text:style-name="T1422">of the </text:span>system.</text:p>
      <text:p text:style-name="P4">These types of theories are used in all types of systems where <text:span text:style-name="T1422">you </text:span>only <text:span text:style-name="T1422">have</text:span> a PARTIAL knowledge of the global system, of <text:span text:style-name="T1422">one</text:span> which includes subsystems that I do know, and can control, and others that I don't.</text:p>
      <text:p text:style-name="P304"><text:soft-page-break/>When my creation, that part of the system that I can describe deterministically, that part that I can control, has to interact with what I do not know, I seek to try, <text:span text:style-name="T1423">listen:</text:span> TRY, to predict how that interaction will be, in a probabilistic way. That's why in this type of creations, which interact with external systems whose operation is unknown, such interaction sometimes <text:span text:style-name="T1423">it </text:span>works <text:span text:style-name="T1423">and </text:span>sometimes <text:span text:style-name="T1423">it does</text:span>n’t.</text:p>
      <text:h text:style-name="P517" text:outline-level="4"><text:bookmark-start text:name="__RefHeading___Toc35111_4173466481"/>Creations.<text:bookmark-end text:name="__RefHeading___Toc35111_4173466481"/></text:h>
      <text:p text:style-name="P482">It serves no<text:span text:style-name="T1424">body</text:span> to have a probability <text:span text:style-name="T1424">of</text:span> <text:span text:style-name="T1424">whether</text:span> the parts of <text:span text:style-name="T1424">a</text:span> creation <text:span text:style-name="T1424">are</text:span> or <text:span text:style-name="T1424">are </text:span>not in the place where they <text:span text:style-name="T1424">are supposed to </text:span>be, and it is no use for anyone to have a probability that the parts of <text:span text:style-name="T1424">a</text:span> creation will or will not have the speed they must have for the creation to work.</text:p>
      <text:p text:style-name="P305">It is no use to anyone that the parts of their machinery m<text:span text:style-name="T1424">ight or might not</text:span> be where they should be and m<text:span text:style-name="T1424">ight or might not</text:span> do what they should do. <text:span text:style-name="T1424">You</text:span> cannot build MACHINES in terms of know<text:span text:style-name="T1424">ing</text:span> <text:span text:style-name="T1424">only </text:span>probabilit<text:span text:style-name="T1424">ies</text:span> <text:span text:style-name="T1659">about, </text:span><text:span text:style-name="T1658">where </text:span>its parts ARE <text:span text:style-name="T1424">located</text:span>, and <text:span text:style-name="T1424">MOVE</text:span>, <text:span text:style-name="T1424">and DO, and </text:span>the speed, <text:span text:style-name="T1424">and </text:span>the momentum, <text:span text:style-name="T1661">that </text:span><text:span text:style-name="T1659">they </text:span><text:span text:style-name="T1661">MAY </text:span><text:span text:style-name="T1659">have </text:span>or NOT. <text:span text:style-name="T1662">A</text:span><text:span text:style-name="T1661">ll of them which </text:span>they <text:span text:style-name="T1659">MUST</text:span> have <text:span text:style-name="T1424">in order for the MACHINE to work.</text:span></text:p>
      <text:p text:style-name="P305">Probability theories are completely useless to create <text:span text:style-name="T1662">a MACHINE</text:span> because they are not deterministic systems. They only serve to <text:span text:style-name="T1660">TRY</text:span> <text:span text:style-name="T1660">to describe</text:span> a CREATION, once created, as if it had no CREATOR, <text:span text:style-name="T1424">that </text:span>is, pretending NOT to know the deterministic model that describes said creation. They serve only to analyze a creation pretending, or <text:span text:style-name="T1424">a</text:span>ssuming that its <text:span text:style-name="T1424">complete </text:span>operation is unknown. Pretend<text:span text:style-name="T1424">ing</text:span> to use a probability theory to explain the fundamental functioning of a creation is simply to deny its CREATOR.</text:p>
      <text:h text:style-name="P517" text:outline-level="4"><text:bookmark-start text:name="__RefHeading___Toc35113_4173466481"/>Quantum.<text:bookmark-end text:name="__RefHeading___Toc35113_4173466481"/></text:h>
      <text:p text:style-name="P483">Every quantum ideology is, in its mathematical aspect, a probability theory. They seek to calculate the probability that one, misnamed, “elementary particle” has a <text:span text:style-name="T1425">given </text:span>position, velocity, or momentum.</text:p>
      <text:p text:style-name="P306">In the case of fundamental quantum ideologies, the same problem <text:span text:style-name="T1425">of</text:span> fundamental probability theories appl<text:span text:style-name="T1425">ies</text:span>. That supposed "principle of indifference" is false. The "fair <text:span text:style-name="T1425">coin</text:span>" <text:span text:style-name="T1425">does not</text:span> exist. We must define the random function in each case. It can not <text:span text:style-name="T1425">be </text:span>appl<text:span text:style-name="T1425">ied</text:span> to try to explain the fundamental functioning of matter. Assuming the supposed, <text:span text:style-name="T1425">quote and quote,</text:span> "principle of indifference" <text:span text:style-name="T1425">i</text:span>t’s a fundamental error from <text:span text:style-name="T1425">a </text:span>strictly mathematical point of view.</text:p>
      <text:p text:style-name="P306"><text:soft-page-break/>And in the case of quantum ideologies that use statistical probability, the problem, at least from technical creativity criterion point of view, <text:span text:style-name="T1425">it’</text:span>s that they are not useful. <text:span text:style-name="T1425">They </text:span>do not qualify as science because they are not deterministic, they are use<text:span text:style-name="T1425">less</text:span> to build an object <text:span text:style-name="T1425">based on </text:span>what they study: supposed elementary particles.</text:p>
      <text:p text:style-name="P4">Statistics is used to analyze events of created objects, not to create the objects. For this, deterministic models are needed. <text:span text:style-name="T1425">I need to be able to</text:span> predict what the pieces of my creation are going to do at each moment <text:span text:style-name="T1425">so that </text:span>my creation do<text:span text:style-name="T1425">es</text:span> what it's supposed to do.</text:p>
      <text:h text:style-name="P517"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26">al</text:span> systems, or even worse probability systems based on the supposed “principle of indifference”, to try to explain, <text:span text:style-name="T1426">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07">Perhaps they should begin to consider that the supposed elementary particles, neither are they “particles”, nor are they “elementa<text:span text:style-name="T1426">ry”</text:span>. <text:span text:style-name="T1426">T</text:span>hey really are stationary electromagnetic waves traveling in a medium which has been denied its existence since the end of the 19th century, when two of the most popular ideologies today appear: quantum <text:span text:style-name="T1426">ideology </text:span>in terms of probability and gravity in terms of curvature.</text:p>
      <text:p text:style-name="P308">In the 19th century <text:span text:style-name="T1427">to </text:span>a, <text:span text:style-name="T1427">quote and quote,</text:span> "genius", the Satan, the enemy, he put, in first person <text:span text:style-name="T1427">manner</text:span>, the <text:span text:style-name="T1427">quote and quote,</text:span> "great idea" to ASSUME that the speed of light is always the same in empty space, which is yet to be found, and postulate it as an AXIOM, <text:span text:style-name="T1663">meaning </text:span>that <text:span text:style-name="T1663">it </text:span>is <text:span text:style-name="T1427">something</text:span> ASSUMED and <text:span text:style-name="T1427">that </text:span><text:span text:style-name="T1663">it </text:span>must be EVIDENT for <text:span text:style-name="T1663">any</text:span>one, of <text:span text:style-name="T1427">his</text:span> ideology, wrong<text:span text:style-name="T1427">ly</text:span> called theory of gravity. Not realizing that the supposed axiom, not obvious to ANYONE, makes it mathematically reducible to <text:span text:style-name="T1428">the </text:span>ABSURD.</text:p>
      <text:p text:style-name="P4">However, the MEDIUM in which electromagnetic waves travel has always been there with the name of "electromagnetic field", <text:span text:style-name="T1429">even if they do not</text:span> want to call it MEDIUM, as they did in the 19th century before the absurd ideology of gravity appeared thanks to <text:soft-page-break/>its, <text:span text:style-name="T1429">quote and quote,</text:span> “obvious”, <text:span text:style-name="T1429">quote and quote,</text:span> “AXIOM”, which ASSUMES that the speed of the light is always the same in empty space that <text:span text:style-name="T1429">it’s</text:span> still <text:span text:style-name="T1429">to be found</text:span>.</text:p>
      <text:p text:style-name="P366">Some even claim that the <text:span text:style-name="T1664">famous</text:span> ideologue of the absurd ideology thought that said <text:span text:style-name="T1429">MEDIUM</text:span> had to exist because otherwise the second version of its ABSURD ideology, based on the same AXIOM, would make it ABSURD. Apparently the, <text:span text:style-name="T1429">quote and quote, </text:span>"genius" never realized that its AXIOM already made it mathematically reducible to the ABSURD.</text:p>
      <text:p text:style-name="P308">Sad, right? But here we are, two quite popular ideologies, one scientifically absurd, the other not only that but also mathematically absurd, and both supposedly<text:span text:style-name="T1429"> </text:span>SCIENTIFICALLY proven theories, the encyclopedia says so and the majority believes it.</text:p>
      <text:h text:style-name="P512" text:outline-level="3"><text:bookmark-start text:name="__RefHeading___Toc35117_4173466481"/><text:span text:style-name="T1427">G</text:span>ravely absurd.<text:bookmark-end text:name="__RefHeading___Toc35117_4173466481"/></text:h>
      <text:p text:style-name="P484">At the end of the 19th century, outer space was believed to be empty. <text:span text:style-name="T1430">In</text:span> late 19th century, planetary motion was explained in terms of a mathematical model that only depended on an attractive force. A predictive model but obviously without creative force. <text:span text:style-name="T1430">N</text:span>ot even now can we make planets, and if the bible is true we will not be able to, at least not before the resurrection of the dead.</text:p>
      <text:p text:style-name="P4">At the end of the 19th century there were no satellites in orbit, there w<text:span text:style-name="T1430">as</text:span> no television, there were no airplanes, there were no orbiting telescopes, there were no computers, there w<text:span text:style-name="T1430">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0">a</text:span>ll cases.</text:p>
      <text:p text:style-name="P309">In that context, a german Jew who liked to stick out his tongue <text:span text:style-name="T1431">had the idea </text:span>that the entire universe could be described in terms of a<text:span text:style-name="T1431">n</text:span> attractive force, and ONLY attractive, that is to say that it can only attract, known as gravity. In <text:span text:style-name="T1431">his</text:span> THOUGHT experiments, since <text:span text:style-name="T1431">he</text:span> could not do <text:span text:style-name="T1431">them </text:span>in practice, <text:span text:style-name="T1431">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32">at the time</text:span> such as tensor theory, an algebraic model that allows to work vectors and scalars in virtually any form the user likes.</text:p>
      <text:p text:style-name="P4"><text:soft-page-break/>He stuck out his tongue and thought: "We have a three-dimensional space, that is to say vector<text:span text:style-name="T1433">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10">As the first theory did not come out so general, then he <text:span text:style-name="T1665">thought of a</text:span> general one. They also had the attraction that since they were described with NO<text:span text:style-name="T1665">N</text:span> linear equations, NOBODY at that time could solve them for the general case. Let's remember that math had to be done by HAND.</text:p>
      <text:p text:style-name="P311">The equations also had another attraction: factors could be inserted and removed <text:span text:style-name="T1433">at</text:span> taste. In the beginning he decided that it would be nice to have a stable universe and he put his factor, that little sum or multiplication that <text:span text:style-name="T1433">you</text:span> inserted <text:span text:style-name="T1433">at</text:span> school when the equations didn't add up. <text:span text:style-name="T1433">T</text:span>hat <text:span text:style-name="T1433">which</text:span> some <text:span text:style-name="T1433">people </text:span>call <text:span text:style-name="T1665">CHEATING</text:span>. <text:span text:style-name="T1434">L</text:span>ater it occurred to <text:span text:style-name="T1434">this</text:span> guy that the famous red shift, which we already talked about in this presentation, meant an expanding universe, <text:span text:style-name="T1434">and </text:span>decided <text:span text:style-name="T1434">he</text:span> had <text:span text:style-name="T1434">made</text:span> a mistake and <text:span text:style-name="T1434">changed his equations</text:span>. They were adaptable. Very practical to describe a universe of 4 dimensions where one <text:span text:style-name="T1434">of them </text:span>is time. Gravity is just <text:span text:style-name="T1666">a </text:span>curvature of that imaginary space that exists only in the mind of those who study this, <text:span text:style-name="T1667">quote and quote,</text:span> “genius”’ <text:span text:style-name="T1435">idelology</text:span>.</text:p>
      <text:p text:style-name="P312">They also had some pretty interesting consequences. According to <text:span text:style-name="T1435">the ideology</text:span>, if we put a clock on earth and another on a spaceship, let's remember that the genius could only do experiments on the mind, and the ship leaves traveling through space and then back to earth, the <text:span text:style-name="T1435">ship’s </text:span>clock will mark a shorter time for the trip than what the earth’<text:span text:style-name="T1435">s</text:span> clock <text:span text:style-name="T1435">marks</text:span>. Interesting, right?. Only <text:span text:style-name="T1435">that </text:span>it also has other consequences. According to the <text:span text:style-name="T1435">ideology</text:span>, the ship can ALSO <text:span text:style-name="T1435">say</text:span> that it is the earth th<text:span text:style-name="T1435">e one</text:span> making the trip and from the ship’<text:span text:style-name="T1435">s</text:span> point of view it is the earth’<text:span text:style-name="T1435">s</text:span> clock which will mark a shorter time for the <text:span text:style-name="T1435">trip</text:span> than what the ship’<text:span text:style-name="T1435">s</text:span> clock mark<text:span text:style-name="T1435">s</text:span>. Which allows us to conclude that, according to the <text:span text:style-name="T1435">ideology</text:span>, a clock can be faster and slower for the same event than another <text:span text:style-name="T1435">clock</text:span>. Little mathematical contradictions that make it even more interesting. ABSURD but interesting. The world loved it and it still does.</text:p>
      <text:p text:style-name="P4">When the EXCLUSIVELY attractive force on which <text:span text:style-name="T1436">his</text:span> description of the universe, that of the late 19th century, was not enough to explain the characteristics of what began to be observed in the 20th century, the solution <text:span text:style-name="T1668">was to add</text:span> more factors. <text:span text:style-name="T1436">P</text:span>urely mathematical factors. Factors that do not correspond to any observable physical reality.</text:p>
      <text:p text:style-name="P4"><text:soft-page-break/>Why don't galaxies dissolve? Why do they have structure? <text:span text:style-name="T1437">Why do they</text:span> move as we observe they move? How could they get to form? Easy, put a factor in that pod. Dark matter. <text:span text:style-name="T1437">D</text:span>ark because we can't see it. But <text:span text:style-name="T1437">I</text:span> have to say yes because if <text:span text:style-name="T1437">I</text:span> don't, I <text:span text:style-name="T1437">am </text:span>finished, <text:span text:style-name="T1437">and</text:span> my little work in <text:span text:style-name="T1437">the </text:span>theory. That it <text:span text:style-name="T1437">has to be</text:span> more than 80% of the total matter to make it fit?. <text:span text:style-name="T1437">IT </text:span>DOESN’T MATTER. Put <text:span text:style-name="T1437">i</text:span><text:span text:style-name="T1669">n</text:span><text:span text:style-name="T1437"> </text:span>that <text:span text:style-name="T1437">factor</text:span>. <text:span text:style-name="T1437">That little addition of </text:span>more than 80% of something that, BY DEFINITION, is not observed <text:span text:style-name="T1437">any</text:span>where.</text:p>
      <text:p text:style-name="P367">Then more questions appeared and <text:span text:style-name="T1438">they had </text:span>to <text:span text:style-name="T1438">be </text:span>answer<text:span text:style-name="T1438">ed</text:span> <text:span text:style-name="T1438">with</text:span> more factors. Factors that even the <text:span text:style-name="T1670">famous Internet </text:span>encyclopedia recognizes as MORE HYPOTHETICAL. <text:span text:style-name="T1438">Listen</text:span>, MORE! Listen well: MORE!. <text:span text:style-name="T1670">But maybe by the time you read this they will have removed the “more” </text:span><text:span text:style-name="T1672">just </text:span><text:span text:style-name="T1670">as they have fixed the page about the Shroud of Turing to make </text:span><text:span text:style-name="T1671">us believe that since the 13th century people already made negatives of photographies</text:span><text:span text:style-name="T1670">. </text:span></text:p>
      <text:p text:style-name="P367">Dark energy appeared, black holes appeared, and others. <text:span text:style-name="T1438">There i</text:span>sn't enough power to explain my universe of only attractive forces as I want it to be? Put <text:span text:style-name="T1438">a little factor for </text:span>dark energy in it. I can not explain with my model, of only attractive forces, the distribution of energy in galaxies? <text:span text:style-name="T1438">P</text:span>ut black holes in it. ALL black and dark because, BY DEFINITION, they cannot be <text:span text:style-name="T1438">observed</text:span> <text:span text:style-name="T1438">any</text:span>where. They only exist in <text:span text:style-name="T1438">the </text:span>mathematics so that <text:span text:style-name="T1438">they </text:span>fit, that is, in the imagination of those who earn money for studying that which cannot be observed, but it must be said that yes, that indirectly, that with great care, that the evidence is there, that only, <text:span text:style-name="T1438">they, the</text:span> experts in the theory understand it, which blah, blah, blah, blah, blah.</text:p>
      <text:p text:style-name="P313">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39">those </text:span>we had assumed as maximum for electromagnetic waves? Simply DENY it <text:span text:style-name="T1673">AS HARD AS YOU CAN </text:span>and keep your false axiomatic postulate, which was not evident to anyone, because it is an axiom of the theory and that little part was not adaptable.</text:p>
      <text:p text:style-name="P314">Amazing, right? But that's how we are. The encyclopedia calls it science and the majority believe<text:span text:style-name="T1439">s it</text:span>.</text:p>
      <text:h text:style-name="P512" text:outline-level="3"><text:bookmark-start text:name="__RefHeading___Toc35119_4173466481"/><text:soft-page-break/>Fields.<text:bookmark-end text:name="__RefHeading___Toc35119_4173466481"/></text:h>
      <text:p text:style-name="Text_20_body">Man has developed many fields of study.</text:p>
      <text:p text:style-name="P315">Everything begins with the observation of a phenomenon, whatever <text:span text:style-name="T1440">calls the attention</text:span> of human consciousness, then <text:span text:style-name="T1440">it </text:span>seeks to measure, analyze, study the phenomenon, and in most cases, reproduce, repeat <text:span text:style-name="T1440">t</text:span>he phenomenon. Then a series of hypotheses, a model, a<text:span text:style-name="T1440">n</text:span> operation scheme of the observed phenomenon <text:span text:style-name="T1440">is formulated</text:span>. Based on said model, experiments are made with the phenomenon, to try to verify if the things that <text:span text:style-name="T1440">the</text:span> model predicts will actually happen. In the extent to which the predictions are successful the model actually works and explains the observed phenomenon. <text:span text:style-name="T1440">T</text:span>his cycle and its variants are known as scientific methods.</text:p>
      <text:p text:style-name="P315">The criterion normally used to determine whether a model or theory is really scientific or not, is that the hypotheses, in which the model <text:span text:style-name="T1440">or theory</text:span> <text:span text:style-name="T1440">is </text:span>based on, are falsifiable. <text:span text:style-name="T1440">F</text:span>alsifiable means that experiments that test <text:span text:style-name="T1440">those </text:span>hypotheses can <text:span text:style-name="T1440">have</text:span> negative <text:span text:style-name="T1440">results </text:span>or contrary to what <text:span text:style-name="T1440">it was</text:span> expected to happen.</text:p>
      <text:p text:style-name="P316">The criterion raised in this presentation requires one more step. <text:span text:style-name="T1441">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42">f</text:span>or something. Was the model needed to create something useful? <text:span text:style-name="T1442">I</text:span>f the answer is affirmative, the model begins to be validated according to the criteria of the technical creativity, the criterion of this presentation.</text:p>
      <text:p text:style-name="P317">This condition implies that the object product of the knowledge of a phenomenon is reproducible, repeatable. That the object of study can be recreate<text:span text:style-name="T1443">d</text:span>. Do you study electric fields? This step involves being able to recreate them <text:span text:style-name="T1443">at</text:span> taste. Do you study magnetic fields? This step involves being able to reproduce them. Do you study the behavior of stars? Fields of gravity? Galaxies? <text:span text:style-name="T1443">E</text:span>lementary particles? <text:span text:style-name="T1443">B</text:span>iological cells? <text:span text:style-name="T1443">This</text:span> step implies being able to recreate them, reproduce them, repeat them <text:span text:style-name="T1443">at</text:span> taste starting from the generative or constitutive elements that explain the model or theory to verify.</text:p>
      <text:p text:style-name="P317"><text:soft-page-break/>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remote human messages? Qualify. Do you study elementary particles but not build them or build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No field of study in biology, botany, ecology, in medicine, in zoology, in genetics, n<text:span text:style-name="T1444">either</text:span> in astronomy, geology, oceanography, and <text:span text:style-name="T1444">many</text:span> of physics, such as nuclear, quantum science, and cosmology, do not qualify by this criterion either. <text:span text:style-name="T1444">They a</text:span>re fields of study, but they do not qualify as true knowledge, as true science, according to the criterion of technical creativity.</text:p>
      <text:p text:style-name="P318">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44">of </text:span>study. For example, optics were necessary to build the first microscope. Qualify.</text:p>
      <text:p text:style-name="P318">Neither do purely abstract theories qualify, no purely mathematical theory qualifies, because despite being necessary for explain<text:span text:style-name="T1674">ing</text:span> virtually any modern model or theory that qualify, the objects created by such models or theories are not concrete, they are not physical, they are not perceivable through senses.</text:p>
      <text:h text:style-name="P516" text:outline-level="3"><text:bookmark-start text:name="__RefHeading___Toc35121_4173466481"/>E<text:span text:style-name="T1283">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ext:soft-page-break/>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45">f l</text:span>ife forms external to this planet seems to start in the 2nd century after Jesus Christ in the fictional book entitled "<text:span text:style-name="T1446">A </text:span>True <text:span text:style-name="T1446">Story</text:span>” by Luciano, where the Sun and the Moon seem to be the only astronomical objects capable of hosting life forms.</text:p>
      <text:p text:style-name="P319">However, there is the issue of Unidentified Flying Objects, also known as UFOs for their acronym.</text:p>
      <text:p text:style-name="P319">The first "flying saucers" are observed in the 1940s. A little later, in 1947, the acronym UFO began to be used. And a few years later the word “alien” appears in dictionaries <text:span text:style-name="T1446">due to</text:span> the use given to it in novels, now known as science fiction <text:span text:style-name="T1446">novels</text:span>.</text:p>
      <text:p text:style-name="P319">In the year 2014, facing the Dead Sea with the sun almost at its zenith, without a cloud in sight, with a completely blue sky, on a trip <text:span text:style-name="T1446">that a</text:span> group made with <text:span text:style-name="T1446">a Bogotá Colombia p</text:span>arish <text:span text:style-name="T1446">called</text:span> “San <text:span text:style-name="T1446">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47">the </text:span>horizon, and then the line of light disappeared. Kind of like the effect they do in the movie <text:span text:style-name="T1447">Star Trek</text:span> with the spaceship, but a single point of light that stretches until it forms a line of light that then disappears.</text:p>
      <text:p text:style-name="P4">I don't think it was a star, I don't think it was an optical effect, no<text:span text:style-name="T1447">r</text:span> I think it was something astronomical. I think it was an object built by the human being with technology that has been hidden since <text:span text:style-name="T1447">it</text:span> was <text:span text:style-name="T1447">i</text:span>nvented during World War II.</text:p>
      <text:p text:style-name="P320">For me it was nothing more than a confirmation of my personal research in the issue of unidentified flying objects, more specifically on “flying saucers”, which <text:span text:style-name="T1448">I</text:span> had made early in the <text:span text:style-name="T1448">decade of the </text:span>2000<text:span text:style-name="T1448">s</text:span>, thanks to the Internet network.</text:p>
      <text:p text:style-name="P321"><text:soft-page-break/>My interest in the subject of unidentified flying objects begins after reading several of the books that purport to explain the resurrection of Jesus Christ as an event directed or organized by <text:span text:style-name="T1449">aliens</text:span>. <text:span text:style-name="T1449">E</text:span>xtraterrestrials that are not biblical. <text:span text:style-name="T1450">They</text:span> <text:span text:style-name="T1675">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51">good </text:span>old and well-known "electromagnetic theory" of Maxwell and Heaviside, the same one behind most of the technologies <text:span text:style-name="T1676">of the </text:span>20th and 21st century. Nothing unusual.</text:p>
      <text:p text:style-name="P322">Since 1911 Nikola Tesla, the inventor of various types of motor and of the mechanisms of transmission of electrical energy in the form of alternate current<text:span text:style-name="T1452">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2">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53">s</text:span>, but applied to similarly relat<text:span text:style-name="T1453">ing</text:span> gravity and electricity.</text:p>
      <text:p text:style-name="P323">It is really not so difficult to imagine the mechanism of electropropulsion used in early models of a wingless flying machine or propellers, <text:span text:style-name="T1454">a flying saucer, </text:span>if one takes into account that the potential difference between the atmosphere and the earth is about 400 thousand volts. I<text:span text:style-name="T1455">t’s</text:span> only need<text:span text:style-name="T1455">ed</text:span> to charge a capacitor with voltages higher than that difference and be able to alter said <text:span text:style-name="T1455">charge</text:span> <text:span text:style-name="T1455">at</text:span> taste. This capacitor will move between the earth and the atmosphere depending on the amount of charge it has stored. The <text:soft-page-break/>movement is controlled by changing the distribution of the charge on the capacitor, similarly to as a particle, <text:span text:style-name="T1455">which</text:span> electric charge is changing, it is displaced within a<text:span text:style-name="T1455">n</text:span> electric field. Where in this case, the electric field is given by that potential difference between the earth and the atmosphere of 400 thousand volts.</text:p>
      <text:p text:style-name="P323">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677">T</text:span>o the charge the capacitor, and to quickly discharge it, the asymmetry in the voltage pulses <text:span text:style-name="T1455">is reversed</text:span>. Asymmetry in high voltage pulses <text:span text:style-name="T1678">with</text:span> high frequency allow to charge and discharge the capacitor. There <text:span text:style-name="T1679">are</text:span> several patents from the last century, from the 20th century, that describe this propulsion mechanism used since the second world war.</text:p>
      <text:p text:style-name="P324">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56">is f</text:span>inanced by the billions of dollars diverted from innocuous large public projects like the particle accelerators and so-called research projects in nuclear fusion reactors around the planet. <text:span text:style-name="T1457">To achieve this </text:span>they need <text:span text:style-name="T1457">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57">by now </text:span>they are almost “vox-populi”.</text:p>
      <text:p text:style-name="P325">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ext:soft-page-break/>they think <text:span text:style-name="T1458">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58">that </text:span>do<text:span text:style-name="T1458">es</text:span>n't need star ships <text:span text:style-name="T1458">to go</text:span> to the stars, at that time, Satan and company will use these greedy <text:span text:style-name="T1458">people </text:span>to make those who stayed believe that the aliens took the chosen ones in a mass abduction.</text:p>
      <text:p text:style-name="P4">The aliens took them. A half truth if we have in<text:span text:style-name="T1459">to account</text:span> that neither our heavenly Father, nor Jesus Christ, nor the Holy Spirit Saint, nor the angels originate <text:span text:style-name="T1459">from</text:span> this planet and are therefore <text:span text:style-name="T1459">are extraterrestrials. </text:span>Only th<text:span text:style-name="T1459">at</text:span> <text:span text:style-name="T1459">the</text:span> <text:span text:style-name="T1459">supposed </text:span>good guys will be these greedy <text:span text:style-name="T1459">people </text:span>and they will make the pantomime of descending like heroes, with their <text:span text:style-name="T1459">fleet</text:span> of ships, to defend the human race from the evil ones who took <text:span text:style-name="T1459">away </text:span>a part of mankind, causing the world wars announced in the book of the revelation.</text:p>
      <text:p text:style-name="P4">You already know the outcome of the movie if you paid attention to this presentation when <text:span text:style-name="T1459">it presented </text:span>the book of Revelation and the Return of the Son of the Man, of our Lord Jesus Christ.</text:p>
      <text:h text:style-name="P512"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0">object</text:span>.</text:p>
      <text:p text:style-name="P4">In the creative processes of the human being there is always a list of variables that have to be kept within limits for the creation <text:span text:style-name="T1460">to actually </text:span>work. <text:span text:style-name="T1460">T</text:span>emperature, pressure, speed, force, area, volume, time, voltage etc. are some of the variables that limit the working of a creation. A commercial cell phone does not work <text:span text:style-name="T1680">at </text:span>5000 degrees centigrade or without <text:span text:style-name="T1460">a</text:span> battery. <text:span text:style-name="T1460">T</text:span>emperature and voltage limit <text:span text:style-name="T1460">said </text:span>determinism, <text:span text:style-name="T1460">the </text:span>behavior determined by the logic of <text:span text:style-name="T1460">the </text:span>creation, in this case a commercial cell phone.</text:p>
      <text:p text:style-name="P4">Determinism, that ability to determine the functioning, the operation, of <text:span text:style-name="T1460">any</text:span> creation is limited by the capacity of the PERSON who exercises it. Determinism is something that is exercised by a PERSON in the context of a creation, of something created.</text:p>
      <text:p text:style-name="P4"><text:soft-page-break/>In the case of heaven and earth, it is our <text:span text:style-name="T1461">C</text:span>reator, the <text:span text:style-name="T1461">C</text:span>reator of the heaven and earth, who establishes and knows said determinism, and very limitedly the human being as a user of said creation. So what to the human being it may seem completely indeterminate, as for example the future, for our creator <text:span text:style-name="T1461">it’s </text:span>no<text:span text:style-name="T1461">t</text:span>.</text:p>
      <text:p text:style-name="P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461">n</text:span> a generative process, much less o<text:span text:style-name="T1461">n</text:span> statistics, but of the people who have the capacity to determine something. It is dependent on the PERSON that interacts with a CREATION. <text:span text:style-name="T1461">If</text:span> there is no creation there is no determinism. If there is no person there is no determinism.</text:p>
      <text:p text:style-name="P326">In the case of the human being, a creature with the ability to create, <text:span text:style-name="T1462">happens </text:span>the case of the acquisition of such determinism. <text:span text:style-name="T1462">T</text:span>he human being can learn to reproduce, create, alter, manipulate, predict something <text:span text:style-name="T1680">about</text:span> what someone else has created. The person can acquire determinism about a CREATION. The person can acquire a TRUTH about a creation. That <text:span text:style-name="T1462">change</text:span> in the human being’<text:span text:style-name="T1462">s</text:span> capacity to alter, manipulate, predict a behavior of something created, either by the man or by our creator, alters the determinism of said being human.</text:p>
      <text:p text:style-name="P327">An example is a month-old baby and his mother. A baby can determine, within his abilities, where he moves his little arm but cannot determine the room in which <text:span text:style-name="T1463">he</text:span> will sleep tonight. <text:span text:style-name="T1463">The m</text:span>other can determine, within <text:span text:style-name="T1463">her</text:span> capabilities, in which room <text:span text:style-name="T1463">her</text:span> baby will sleep tonight. And God can determine, within his capabilities, whether or not the baby is going to sleep in a room, <text:span text:style-name="T1681">any room at all,</text:span> tonight.</text:p>
      <text:p text:style-name="P4">Determinism is limited by the capabilities of each PERSON <text:span text:style-name="T1464">r</text:span>egarding a CREATION, it is a function of the PERSON and of the CREATED <text:span text:style-name="T1464">thing</text:span>.</text:p>
      <text:p text:style-name="P338">Thus, for the Creator of Heaven and Earth, the future of Heaven and Earth are completely determined, established, planned <text:span text:style-name="T1465">f</text:span>rom the beginning. All men, women, old people and children, even <text:span text:style-name="T1465">the </text:span>breastfed, that have died or are going to die, are perfectly determined to die the moment they did or will <text:span text:style-name="T1465">die</text:span>. <text:span text:style-name="T1465">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text:soft-page-break/>humanity and the death of Jesus Christ on the Cross for the sins of you, me and the whole humanity, as well as his resurrection on the 3rd day. It's exactly why that God is God and left everything written before. <text:span text:style-name="T1466">H</text:span>e knows the end <text:span text:style-name="T1465">f</text:span>rom the beginning.</text:p>
      <text:p text:style-name="P338"/>
      <text:p text:style-name="P339"/>
      <text:p text:style-name="P338"/>
      <text:p text:style-name="P338"/>
      <text:p text:style-name="P338"/>
      <text:p text:style-name="P338"/>
      <text:p text:style-name="P338"/>
      <text:p text:style-name="P338"/>
      <text:h text:style-name="P509" text:outline-level="1"><text:bookmark-start text:name="__RefHeading___Toc35125_4173466481"/>PART 4. TESTIMONY.<text:bookmark-end text:name="__RefHeading___Toc35125_4173466481"/></text:h>
      <text:p text:style-name="Text_20_body"/>
      <text:p text:style-name="P495"/>
      <text:h text:style-name="P511"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600">Conclude that there must be a superior being.</text:p>
        </text:list-item>
        <text:list-item>
          <text:p text:style-name="P600">Believe that Jesus Christ was physically resurrected.</text:p>
        </text:list-item>
        <text:list-item>
          <text:p text:style-name="P600">Believe that the entire bible must be true.</text:p>
        </text:list-item>
        <text:list-item>
          <text:p text:style-name="P600">Begin to follow Jesus Christ.</text:p>
        </text:list-item>
      </text:list>
      <text:p text:style-name="P497">The first three stages were a purely intellectual process. From study of the bible, of the evidence in favor, of the logic that unites them. This presentation is the summary of the topics that God put me to study <text:span text:style-name="T1682">in order </text:span>to believe what I believe <text:span text:style-name="T1682">now</text:span>.</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29">I graduated as a computer and systems engineer in 1993. Since year 1998, I dedicate my professional knowledge to <text:span text:style-name="T1467">re</text:span>search, <text:span text:style-name="T1467">as</text:span> a<text:span text:style-name="T1467">n</text:span> independent, a practical solution to the mathematical problem known <text:span text:style-name="T1467">as</text:span> the SAT problem, the satisfiability problem. In 2010, I come to the conclusion that the last strategy, which I had taken more than a year and a half to implement, it is equivalent to all those that had failed during <text:span text:style-name="T1467">those </text:span>more than 10 years of innocuous efforts. During those more of 10 years of innocuous efforts the economic sustenance for that routine, that I have in a room where I sleep and work, comes <text:span text:style-name="T1467">m</text:span>ainly from my parents. The same day that I discover <text:span text:style-name="T1467">said</text:span> equivalence, and thus the fundamental reason for my latest failure, while my parents are away on a weekend trip, <text:span text:style-name="T1467">I</text:span> cry in my room on <text:span text:style-name="T1467">f</text:span>riday night and ask that Jesus Christ, that <text:span text:style-name="T1467">in who </text:span>I already believe <text:span text:style-name="T1467">in</text:span>, for help, but <text:span text:style-name="T1467">who I didn’t think was</text:span> a fundamental part of m<text:span text:style-name="T1467">y</text:span> existence. The next day, Saturday morning, I start to think in what would be the ideal conditions that <text:soft-page-break/>would allow a<text:span text:style-name="T1467">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67">s</text:span> portal "github.com" since 2014, the year I traveled to Israel, financed largely <text:span text:style-name="T1467">by</text:span> my mother. When I finish, in 2016, I prepare a document that I send to the annual international conference of people who work on the SAT problem, <text:span text:style-name="T1467">w</text:span>hich that year was in Bordeaux, France. The document is rejected due to <text:span text:style-name="T1467">non </text:span><text:span text:style-name="T1468">content</text:span> <text:span text:style-name="T1468">related </text:span><text:span text:style-name="T1683">issues</text:span>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69">El</text:span> Santa Fe", having paid for the permit to “know”, in the same way that the bible refers to that word when <text:span text:style-name="T1469">it</text:span> says that “Adam <text:span text:style-name="T1470">knew</text:span> Eve”, a woman.</text:p>
      <text:p text:style-name="P4">That "someone" would have to follow me carefully since I left, in sweat<text:span text:style-name="T1471">pants</text:span>, black boots that I never took off, with a blue jacket raincoat, and very clean shaven, to take a Transmilenio bus, because it was not much time that <text:span text:style-name="T1471">I</text:span> spent in the streets of the neighborhood, or in the public areas of <text:span text:style-name="T1472">the </text:span>establishments in that neighborhood. <text:span text:style-name="T1473">T</text:span>he time <text:span text:style-name="T1473">was spent </text:span>in the transport, in a dialogue of no more than two minutes, and in the "know<text:span text:style-name="T1473">ing</text:span>". This despite the fact that to reach the first two minutes of dialogue, with a woman in particular, who for her could be the first <text:span text:style-name="T1473">time</text:span> <text:span text:style-name="T1473">she</text:span> saw me, it could take <text:span text:style-name="T1473">from a few</text:span> seconds to <text:span text:style-name="T1473">even </text:span>years of waiting for <text:span text:style-name="T1473">my</text:span> experience <text:span text:style-name="T1473">to </text:span>tell me <text:span text:style-name="T1473">the she</text:span> was ready. <text:span text:style-name="T1473">E</text:span>xperience showed me that, in that context, trying to <text:span text:style-name="T1473">make her ready</text:span> was ineffective and a waste of time. It was very important not to fail at that first opportunity.</text:p>
      <text:p text:style-name="P330"><text:span text:style-name="T1473">I</text:span> usually did the activity with women <text:span text:style-name="T1473">I</text:span> had already met <text:span text:style-name="T1473">before</text:span>, with <text:span text:style-name="T1473">women that I </text:span>knew <text:span text:style-name="T1473">I</text:span> would get the desired result. Experience has shown me that if the necessary trust <text:span text:style-name="T1474">was not acieved </text:span>in the first chance, the statistical probability of getting it later was almost nil. The time in dialogue prior to the first interaction was not an important factor. It wasn't about knowing her intellectually. On the contrary, if <text:span text:style-name="T1474">in </text:span>the first 3 or 4 interaction<text:span text:style-name="T1474">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74">And</text:span> obviously alcohol, violence, the wrong word, and any hurtful reaction, acted against the proper functioning of the system. It was always preferable to lick one's wounds at home and not properly praying with Jesus Christ.</text:p>
      <text:p text:style-name="P4"><text:span text:style-name="T1475">I</text:span> was obviously never satisfied and <text:span text:style-name="T1475">I </text:span>always wished and sought to meet a new one, one whose forms were the ones <text:span text:style-name="T1475">I</text:span> idolized. Even on many occasions, I asked God to give me another one, whose shapes were round, firm, large, whose temperament was the appropriate, and that she was really ready to get the <text:span text:style-name="T1475">desired </text:span>result. Even on several occasions, just after checking the desired result, <text:span text:style-name="T1475">I </text:span>yell<text:span text:style-name="T1475">ed</text:span> “THANK YOU GOD”. Every move was coldly calculated and tested by experience with the aim <text:span text:style-name="T1475">to</text:span> maximize the quality and quantity of the desired result.</text:p>
      <text:p text:style-name="P485"><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76">swallowed</text:span>, I tasted, I swig<text:span text:style-name="T1476">ed</text:span>, I savored, at least one of <text:span text:style-name="T1476">the </text:span>three. That was my proof, my evidence, my guarantee of acceptance and of satisfaction. That was my addiction. That was my most prominent sin, my idolatry, my pride, my obsession, my slavery. <text:span text:style-name="T1476">T</text:span>hat was my doom, my death, my most prominent deception. Only Jesus Christ fills us with its acceptance, <text:span text:style-name="T1476">He</text:span> satisfies us and makes us truly free.</text:p>
      <text:p text:style-name="P331">That sin ends up fulfilling what the deuterocanonical book Ecclesiasticus 19 says: "the worms will eat him." I thought <text:span text:style-name="T1477">it</text:span> meant to what happens to every person after physical death, and therefore I was not worried, but my experience is much more literal: a bacterium I had <text:span text:style-name="T1477">caused me </text:span>diarrhea every 15, 20, 30 days. I did different treatments and obviously none of them worked because none of them fixed the cause of the problem: my addiction, my sin, my idolatry. I also had a series of spiritual problems, <text:span text:style-name="T1477">ones like</text:span> the man of Gerasa or the Magdalene, that at the time I couldn't even identify.</text:p>
      <text:p text:style-name="P331"><text:soft-page-break/>Thus, what I called, quote <text:span text:style-name="T1477">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77">and quote</text:span>, "my life" doesn't seem to interest anyone, not even <text:span text:style-name="T1477">the </text:span>people <text:span text:style-name="T1477">that</text:span> I live with.</text:p>
      <text:p text:style-name="P331">In that year, I plan my suicide, I plan to take away what I called, quote <text:span text:style-name="T1477">and quote</text:span>, "my life". Deceived by my idolatry, by Satan and by the world, I did not realize that in reality I was already more dead than alive. My relationship with <text:span text:style-name="T1477">The </text:span>Life, with Jesus Christ, was something auxiliary, it was something almost inexistent.</text:p>
      <text:p text:style-name="P4">Thank God his plans for me are different.</text:p>
      <text:p text:style-name="P331">In January 2017 after once again asking Jesus Christ for help, this time a little more desperate, my process to follow Jesus Christ begins. Until then, Jesus Christ and the bible were <text:span text:style-name="T1477">subjects</text:span> of study. Jesus Christ was almost outside, it was something almost external, it was not <text:span text:style-name="T1477">a </text:span>fundamental part of what I called "my life", it was an accessory, a very interesting subject of study, some<text:span text:style-name="T1477">thing</text:span> intellectual. <text:span text:style-name="T1477">S</text:span>omething like this presentation <text:span text:style-name="T1477">presentation </text:span>for someone who has not started following Jesus Christ but who already believes in <text:span text:style-name="T1477">him</text:span>, or who is only interested in <text:span text:style-name="T1477">him</text:span>: a <text:span text:style-name="T1477">subject</text:span> of study.</text:p>
      <text:p text:style-name="P486"><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332">Another notable difference is <text:span text:style-name="T1684">what</text:span> not only this congregation has, but many other so-called charismatic <text:span text:style-name="T1479">ones </text:span>also have, t<text:span text:style-name="T1684">he</text:span> belie<text:span text:style-name="T1684">f</text:span> that according to the bible "to speak in tongues" means to utter INCOHERENT groans that each time they are repeated they mean something different. <text:span text:style-name="T1479">As</text:span> if our Creator were a God of confusion.</text:p>
      <text:p text:style-name="P508">What the Holy Spirit DID teach me, through the sessions of prayer in <text:span text:style-name="T1686">this </text:span>congregation and daily bible study, <text:span text:style-name="T1685">i</text:span>t was something completely new to what I already <text:span text:style-name="T1685">have explained </text:span>in this presentation.</text:p>
      <text:p text:style-name="P508"><text:soft-page-break/>In January 2017 I begin to <text:span text:style-name="T1687">assist</text:span> every Saturday <text:span text:style-name="T1687">to</text:span> what <text:span text:style-name="T1686">the </text:span>congregation calls “connection groups”, to attend prayer every Tuesday and Thursday at 6am in the main auditorium, to attend preach<text:span text:style-name="T1479">ing</text:span> on Saturdays or Sundays, to read the bible every day, <text:span text:style-name="T1479">n</text:span>ot every time I felt like <text:span text:style-name="T1479">it, to </text:span>giv<text:span text:style-name="T1479">e</text:span> up my sin <text:span text:style-name="T1479">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79">maybe </text:span>not even the main leader <text:span text:style-name="T1479">would </text:span>consider me a true "Christian" acceptable in <text:span text:style-name="T1479">his</text:span> congregation. In 2019, once <text:span text:style-name="T1479">I finished </text:span>the training process, I begin to serve as a volunteer in the area of "Protection and care."</text:p>
      <text:p text:style-name="P4">All these activities are just the habits, the customs, that since January 2017, the Holy Spirit begins to use, to teach me <text:span text:style-name="T1479">t</text:span>hat <text:span text:style-name="T1479">it </text:span>is HE who must reign in my life to be able to identify my enemy and show me who I am, what my true identity <text:span text:style-name="T1479">really </text:span>is. <text:span text:style-name="T1479">He </text:span>begin<text:span text:style-name="T1479">s</text:span> to reign in me and <text:span text:style-name="T1479">he </text:span>start<text:span text:style-name="T1479">s</text:span> to transform my mind to really defeat my enemy and live my true identity, the biblical identity of those who believe in Jesus Christ.</text:p>
      <text:p text:style-name="P332">It begins to reign in me and teaches me the way in which the flesh, sin, impure spirits, evil spirits, the enemy, Satan, very subtly operates on my mind. Without the Holy Spirit reigning in me, <text:span text:style-name="T1479">i</text:span>t was impossible for me to identify it because it works with my own voice. Before <text:span text:style-name="T1479">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79">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79">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479">his</text:span> heart. He is subtly enslaved. The Holy Spirit was <text:soft-page-break/>already in me, it already lived in me, but aside, it was something accessory, I hadn't crowned <text:span text:style-name="T1479">him </text:span>King of my life, <text:span text:style-name="T1479">He </text:span>did not reign in me. Jesus Christ was THE King but not M<text:span text:style-name="T1688">Y</text:span> King.</text:p>
      <text:p text:style-name="P333">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80">I </text:span>could know again, in Jesus Christ, all the women I <text:span text:style-name="T1480">desired</text:span> and kn<text:span text:style-name="T1480">e</text:span>w in sin.</text:p>
      <text:p text:style-name="P4">However, there are notable victories. The fire no longer burns as before. The external symptoms of my lust are almost nil and very sporadic. That arm that was <text:span text:style-name="T1481">killing me</text:span> has already been amputated, although it still hasn't finished scar.</text:p>
      <text:p text:style-name="P4">The Holy Spirit of the one who defeated my enemy on the cross, of the one who placed <text:span text:style-name="T1482">my enemy</text:span> under my feet, and that now reigns in me, that Holy Spirit, can now bind, chain, expel any other impure spirit or evil that he manages to identify. If it is a spirit of the flesh, <text:span text:style-name="T1482">he</text:span> can nail to the cross and if it is not of the flesh <text:span text:style-name="T1482">he</text:span> can throw it into <text:span text:style-name="T1688">the </text:span>eternal fire and into the abyss. It is something spiritual. It is thanks to that identity in Christ Jesus, who now reigns in me <text:span text:style-name="T1482">most of the time, </text:span>that I can defeat my enemy. <text:span text:style-name="T1482">T</text:span>hose heavenly principalities and powers <text:span text:style-name="T1482">that</text:span> Paul speaks <text:span text:style-name="T1482">about</text:span>.</text:p>
      <text:p text:style-name="P4">Now I can identify my enemy and defeat <text:span text:style-name="T1482">him</text:span>.</text:p>
      <text:p text:style-name="P334">The bible says that I am a son of God, because the son of God lives in me. It says that I am accepted, because the accepted of God lives in me. He says that I am loved by God, because the beloved of God lives in me. <text:span text:style-name="T1483">T</text:span>hat I am worthy, because the worthy lives in me. That I am joint heir of the kingdom of heaven, because the heir lives in me. He says that I am more than victorious, because <text:span text:style-name="T1483">the </text:span>victorious <text:span text:style-name="T1483">over</text:span> the world lives in me. He says I'm good, because the good <text:span text:style-name="T1483">one </text:span>lives <text:span text:style-name="T1483">i</text:span>n <text:span text:style-name="T1483">me</text:span>. He says that I am forgiven because the good one died for my sins. <text:span text:style-name="T1483">He</text:span> says that in me there is no longer guilt or condemnation because Jesus Christ died for me, he rose again, and God declares me free from guilt. He says that I am no longer slave <text:span text:style-name="T1483">of</text:span> fear because love casts out fear. He says that Jesus Christ will be with me every day until the end of the world. He says that I am free because the Son of Man has truly made me free. He says that I am a Saint because the Saint lives in me. He says I'm <text:span text:style-name="T1483">Just</text:span> because the Just lives in me. He says that I am an ambassador <text:span text:style-name="T1483">of</text:span> the kingdom of heavens here on earth. He says that I am protected and protect<text:span text:style-name="T1483">or</text:span> because the protector lives in me. He says that I am comforted and comforte<text:span text:style-name="T1483">r</text:span> <text:soft-page-break/>because the comforte<text:span text:style-name="T1483">r</text:span> lives in me. He says that I can love because his love overflows in me. <text:span text:style-name="T1483">He</text:span> says that I can forgive because I was forgiven. <text:span text:style-name="T1483">He</text:span> says that now I have a peace that surpasses all understanding because Jesus Christ <text:span text:style-name="T1483">gave that peace</text:span> to me. He says that now I have a joy that no one can take away from me because Jesus Christ <text:span text:style-name="T1483">was </text:span>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text:span text:style-name="T1483">have </text:span>all <text:span text:style-name="T1483">been </text:span>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text:span text:style-name="T1483">O</text:span> I AM. THAT IS MY IDENTITY. I have already started living it. <text:span text:style-name="T1483">I </text:span>AM NEW CREATURE, the old things have passed away behold ALL <text:span text:style-name="T1483">things </text:span>are <text:span text:style-name="T1483">made</text:span> new.</text:p>
      <text:p text:style-name="P4">So I'm just a bab<text:span text:style-name="T1689">y</text:span> in Christ Jesus, I'm just beginning to really know him, I'm just starting to follow him, but I'm already crawling on the right direction.</text:p>
      <text:h text:style-name="P512" text:outline-level="3"><text:bookmark-start text:name="__RefHeading___Toc35129_4173466481"/>And you?<text:bookmark-end text:name="__RefHeading___Toc35129_4173466481"/></text:h>
      <text:p text:style-name="P487">Obviously assuming <text:span text:style-name="T1484">the </text:span>identity in Jesus Christ is impossible if you don't believe that:</text:p>
      <text:list text:style-name="L38">
        <text:list-item>
          <text:p text:style-name="P601">There is a Creator, designer and intelligent, of all plants, animals and <text:span text:style-name="T1484">people</text:span> on this planet.</text:p>
        </text:list-item>
        <text:list-item>
          <text:p text:style-name="P601">Jesus Christ is alive because, after dying on the cross, the Creator raised him on the third day.</text:p>
        </text:list-item>
      </text:list>
      <text:p text:style-name="P328">You can try to convince yourself, but Jesus Christ warns that: <text:span text:style-name="Bible_5f_text">”</text:span><text:span text:style-name="Bible_5f_text"><text:span text:style-name="T381">N</text:span></text:span><text:span text:style-name="Bible_5f_text">o one can come to me unless the Father who sent me” </text:span><text:span text:style-name="Bible_5f_text"><text:note text:id="ftn713"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2">s</text:span></text:span><text:span text:style-name="Bible_5f_text"> </text:span><text:span text:style-name="Bible_5f_text"><text:span text:style-name="T352">him </text:span></text:span><text:span text:style-name="Bible_5f_text">first” </text:span><text:span text:style-name="Bible_5f_text"><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text:soft-page-break/>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text:span text:style-name="T1691">he </text:span>was resurrected on the third day, according to the scriptures that promised that it would happen.</text:p>
      <text:p text:style-name="P4">Once you do this, you should know that you could do it because <text:span text:style-name="T1485">YHWH</text:span> is being faithful and fulfilling his promise to give <text:span text:style-name="T1485">you</text:span> a new heart, one circumcised, so that you only have the will to love him above all things, for <text:span text:style-name="T1485">your</text:span> own good, because he does not want the sinner to die but <text:span text:style-name="T1485">to </text:span>repent and live forever.</text:p>
      <text:p text:style-name="P4"><text:span text:style-name="T1485">You</text:span> already did it, but: <text:span text:style-name="T1485">There is no</text:span> victory? <text:span text:style-name="T1485">You</text:span> can't identify <text:span text:style-name="T1485">your</text:span> enemy? <text:span text:style-name="T1485">You c</text:span>an't <text:span text:style-name="T1485">defeat</text:span> your enemy? <text:span text:style-name="T1485">Are you still</text:span> dying?</text:p>
      <text:p text:style-name="P4">Tell Jesus Christ that you want him to be the King of your life and crown him as the King of <text:span text:style-name="T1485">your</text:span> life. Make Jesus Christ the King of <text:span text:style-name="T1485">your</text:span> life and he will begin to defeat <text:span text:style-name="T1485">your</text:span> enemy, the one who ha<text:span text:style-name="T1485">ve</text:span> <text:span text:style-name="T1485">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86">He </text:span>gave us, the one <text:span text:style-name="T1486">who</text:span> really leads us to think all the good that we think, say all the good things <text:span text:style-name="T1486">that </text:span>we say, and do all the good things we do, including <text:span text:style-name="T1486">remaining</text:span> with him and thanking him for mak<text:span text:style-name="T1690">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30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12T11:52:44.033074688</dc:date>
    <meta:editing-duration>P3DT21H37M43S</meta:editing-duration>
    <meta:editing-cycles>1687</meta:editing-cycles>
    <meta:generator>LibreOffice/7.4.0.3$Linux_X86_64 LibreOffice_project/40$Build-3</meta:generator>
    <dc:creator>Jose Luis Quiroga</dc:creator>
    <meta:document-statistic meta:table-count="0" meta:image-count="0" meta:object-count="0" meta:page-count="300" meta:paragraph-count="3218" meta:word-count="114237" meta:character-count="635806" meta:non-whitespace-character-count="524977"/>
  </office:meta>
</office:document-meta>
</file>